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1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aron</text:p>
          </table:table-cell>
          <table:table-cell/>
          <table:table-cell table:formula="of:=IF([.C1]=&quot;&quot;; [.B1]; [.C1])" office:value-type="string" office:string-value="aaron" calcext:value-type="string">
            <text:p>aaron</text:p>
          </table:table-cell>
          <table:table-cell office:value-type="string" calcext:value-type="string">
            <text:p>aaron</text:p>
          </table:table-cell>
          <table:table-cell/>
          <table:table-cell table:formula="of:=CONCATENATE([.B1]; REPT(&quot; &quot;; 4); [.D1])" office:value-type="string" office:string-value="aaron    aaron" calcext:value-type="string">
            <text:p>aaron <text:s text:c="3"/>aar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b</text:p>
          </table:table-cell>
          <table:table-cell/>
          <table:table-cell table:formula="of:=IF([.C2]=&quot;&quot;; [.B2]; [.C2])" office:value-type="string" office:string-value="ab" calcext:value-type="string">
            <text:p>ab</text:p>
          </table:table-cell>
          <table:table-cell office:value-type="string" calcext:value-type="string">
            <text:p>ab</text:p>
          </table:table-cell>
          <table:table-cell/>
          <table:table-cell table:formula="of:=CONCATENATE([.B2]; REPT(&quot; &quot;; 4); [.D2])" office:value-type="string" office:string-value="ab    ab" calcext:value-type="string">
            <text:p>ab <text:s text:c="3"/>ab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bbas</text:p>
          </table:table-cell>
          <table:table-cell/>
          <table:table-cell table:formula="of:=IF([.C3]=&quot;&quot;; [.B3]; [.C3])" office:value-type="string" office:string-value="abbas" calcext:value-type="string">
            <text:p>abbas</text:p>
          </table:table-cell>
          <table:table-cell office:value-type="string" calcext:value-type="string">
            <text:p>abbas</text:p>
          </table:table-cell>
          <table:table-cell/>
          <table:table-cell table:formula="of:=CONCATENATE([.B3]; REPT(&quot; &quot;; 4); [.D3])" office:value-type="string" office:string-value="abbas    abbas" calcext:value-type="string">
            <text:p>abbas <text:s text:c="3"/>abba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bbott</text:p>
          </table:table-cell>
          <table:table-cell/>
          <table:table-cell table:formula="of:=IF([.C4]=&quot;&quot;; [.B4]; [.C4])" office:value-type="string" office:string-value="abbott" calcext:value-type="string">
            <text:p>abbott</text:p>
          </table:table-cell>
          <table:table-cell office:value-type="string" calcext:value-type="string">
            <text:p>abbott</text:p>
          </table:table-cell>
          <table:table-cell/>
          <table:table-cell table:formula="of:=CONCATENATE([.B4]; REPT(&quot; &quot;; 4); [.D4])" office:value-type="string" office:string-value="abbott    abbott" calcext:value-type="string">
            <text:p>abbott <text:s text:c="3"/>abbot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bc</text:p>
          </table:table-cell>
          <table:table-cell/>
          <table:table-cell table:formula="of:=IF([.C5]=&quot;&quot;; [.B5]; [.C5])" office:value-type="string" office:string-value="abc" calcext:value-type="string">
            <text:p>abc</text:p>
          </table:table-cell>
          <table:table-cell office:value-type="string" calcext:value-type="string">
            <text:p>abc</text:p>
          </table:table-cell>
          <table:table-cell/>
          <table:table-cell table:formula="of:=CONCATENATE([.B5]; REPT(&quot; &quot;; 4); [.D5])" office:value-type="string" office:string-value="abc    abc" calcext:value-type="string">
            <text:p>abc <text:s text:c="3"/>ab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bs</text:p>
          </table:table-cell>
          <table:table-cell/>
          <table:table-cell table:formula="of:=IF([.C6]=&quot;&quot;; [.B6]; [.C6])" office:value-type="string" office:string-value="abs" calcext:value-type="string">
            <text:p>abs</text:p>
          </table:table-cell>
          <table:table-cell office:value-type="string" calcext:value-type="string">
            <text:p>abs</text:p>
          </table:table-cell>
          <table:table-cell/>
          <table:table-cell table:formula="of:=CONCATENATE([.B6]; REPT(&quot; &quot;; 4); [.D6])" office:value-type="string" office:string-value="abs    abs" calcext:value-type="string">
            <text:p>abs <text:s text:c="3"/>ab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ccess</text:p>
          </table:table-cell>
          <table:table-cell/>
          <table:table-cell table:formula="of:=IF([.C7]=&quot;&quot;; [.B7]; [.C7])" office:value-type="string" office:string-value="access" calcext:value-type="string">
            <text:p>access</text:p>
          </table:table-cell>
          <table:table-cell office:value-type="string" calcext:value-type="string">
            <text:p>access</text:p>
          </table:table-cell>
          <table:table-cell/>
          <table:table-cell table:formula="of:=CONCATENATE([.B7]; REPT(&quot; &quot;; 4); [.D7])" office:value-type="string" office:string-value="access    access" calcext:value-type="string">
            <text:p>access <text:s text:c="3"/>acces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ccount</text:p>
          </table:table-cell>
          <table:table-cell/>
          <table:table-cell table:formula="of:=IF([.C8]=&quot;&quot;; [.B8]; [.C8])" office:value-type="string" office:string-value="account" calcext:value-type="string">
            <text:p>account</text:p>
          </table:table-cell>
          <table:table-cell office:value-type="string" calcext:value-type="string">
            <text:p>account</text:p>
          </table:table-cell>
          <table:table-cell/>
          <table:table-cell table:formula="of:=CONCATENATE([.B8]; REPT(&quot; &quot;; 4); [.D8])" office:value-type="string" office:string-value="account    account" calcext:value-type="string">
            <text:p>account <text:s text:c="3"/>accoun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ce</text:p>
          </table:table-cell>
          <table:table-cell/>
          <table:table-cell table:formula="of:=IF([.C9]=&quot;&quot;; [.B9]; [.C9])" office:value-type="string" office:string-value="ace" calcext:value-type="string">
            <text:p>ace</text:p>
          </table:table-cell>
          <table:table-cell office:value-type="string" calcext:value-type="string">
            <text:p>ace</text:p>
          </table:table-cell>
          <table:table-cell/>
          <table:table-cell table:formula="of:=CONCATENATE([.B9]; REPT(&quot; &quot;; 4); [.D9])" office:value-type="string" office:string-value="ace    ace" calcext:value-type="string">
            <text:p>ace <text:s text:c="3"/>ac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Acer</text:p>
          </table:table-cell>
          <table:table-cell table:formula="of:=IF([.C10]=&quot;&quot;; [.B10]; [.C10])" office:value-type="string" office:string-value="Acer" calcext:value-type="string">
            <text:p>Acer</text:p>
          </table:table-cell>
          <table:table-cell office:value-type="string" calcext:value-type="string">
            <text:p>Acer</text:p>
          </table:table-cell>
          <table:table-cell/>
          <table:table-cell table:formula="of:=CONCATENATE([.B10]; REPT(&quot; &quot;; 4); [.D10])" office:value-type="string" office:string-value="acer    Acer" calcext:value-type="string">
            <text:p>acer <text:s text:c="3"/>Ac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table:formula="of:=IF([.C11]=&quot;&quot;; [.B11]; [.C11])" office:value-type="string" office:string-value="Acid" calcext:value-type="string">
            <text:p>Acid</text:p>
          </table:table-cell>
          <table:table-cell office:value-type="string" calcext:value-type="string">
            <text:p>Acid</text:p>
          </table:table-cell>
          <table:table-cell/>
          <table:table-cell table:formula="of:=CONCATENATE([.B11]; REPT(&quot; &quot;; 4); [.D11])" office:value-type="string" office:string-value="acid    Acid" calcext:value-type="string">
            <text:p>acid <text:s text:c="3"/>Aci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coustic</text:p>
          </table:table-cell>
          <table:table-cell office:value-type="string" calcext:value-type="string">
            <text:p>Acoustic</text:p>
          </table:table-cell>
          <table:table-cell table:formula="of:=IF([.C12]=&quot;&quot;; [.B12]; [.C12])" office:value-type="string" office:string-value="Acoustic" calcext:value-type="string">
            <text:p>Acoustic</text:p>
          </table:table-cell>
          <table:table-cell office:value-type="string" calcext:value-type="string">
            <text:p>Acoustic</text:p>
          </table:table-cell>
          <table:table-cell/>
          <table:table-cell table:formula="of:=CONCATENATE([.B12]; REPT(&quot; &quot;; 4); [.D12])" office:value-type="string" office:string-value="acoustic    Acoustic" calcext:value-type="string">
            <text:p>acoustic <text:s text:c="3"/>Acousti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ction</text:p>
          </table:table-cell>
          <table:table-cell/>
          <table:table-cell table:formula="of:=IF([.C13]=&quot;&quot;; [.B13]; [.C13])" office:value-type="string" office:string-value="action" calcext:value-type="string">
            <text:p>action</text:p>
          </table:table-cell>
          <table:table-cell office:value-type="string" calcext:value-type="string">
            <text:p>action</text:p>
          </table:table-cell>
          <table:table-cell/>
          <table:table-cell table:formula="of:=CONCATENATE([.B13]; REPT(&quot; &quot;; 4); [.D13])" office:value-type="string" office:string-value="action    action" calcext:value-type="string">
            <text:p>action <text:s text:c="3"/>acti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ctive</text:p>
          </table:table-cell>
          <table:table-cell/>
          <table:table-cell table:formula="of:=IF([.C14]=&quot;&quot;; [.B14]; [.C14])" office:value-type="string" office:string-value="active" calcext:value-type="string">
            <text:p>active</text:p>
          </table:table-cell>
          <table:table-cell office:value-type="string" calcext:value-type="string">
            <text:p>active</text:p>
          </table:table-cell>
          <table:table-cell/>
          <table:table-cell table:formula="of:=CONCATENATE([.B14]; REPT(&quot; &quot;; 4); [.D14])" office:value-type="string" office:string-value="active    active" calcext:value-type="string">
            <text:p>active <text:s text:c="3"/>activ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table:formula="of:=IF([.C15]=&quot;&quot;; [.B15]; [.C15])" office:value-type="string" office:string-value="Ad" calcext:value-type="string">
            <text:p>Ad</text:p>
          </table:table-cell>
          <table:table-cell office:value-type="string" calcext:value-type="string">
            <text:p>Ad</text:p>
          </table:table-cell>
          <table:table-cell/>
          <table:table-cell table:formula="of:=CONCATENATE([.B15]; REPT(&quot; &quot;; 4); [.D15])" office:value-type="string" office:string-value="ad    Ad" calcext:value-type="string">
            <text:p>ad <text:s text:c="3"/>A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</text:p>
          </table:table-cell>
          <table:table-cell table:formula="of:=IF([.C16]=&quot;&quot;; [.B16]; [.C16])" office:value-type="string" office:string-value="Adam" calcext:value-type="string">
            <text:p>Adam</text:p>
          </table:table-cell>
          <table:table-cell office:value-type="string" calcext:value-type="string">
            <text:p>Adam</text:p>
          </table:table-cell>
          <table:table-cell/>
          <table:table-cell table:formula="of:=CONCATENATE([.B16]; REPT(&quot; &quot;; 4); [.D16])" office:value-type="string" office:string-value="adam    Adam" calcext:value-type="string">
            <text:p>adam <text:s text:c="3"/>Ada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dams</text:p>
          </table:table-cell>
          <table:table-cell/>
          <table:table-cell table:formula="of:=IF([.C17]=&quot;&quot;; [.B17]; [.C17])" office:value-type="string" office:string-value="adams" calcext:value-type="string">
            <text:p>adams</text:p>
          </table:table-cell>
          <table:table-cell office:value-type="string" calcext:value-type="string">
            <text:p>adams</text:p>
          </table:table-cell>
          <table:table-cell/>
          <table:table-cell table:formula="of:=CONCATENATE([.B17]; REPT(&quot; &quot;; 4); [.D17])" office:value-type="string" office:string-value="adams    adams" calcext:value-type="string">
            <text:p>adams <text:s text:c="3"/>adam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dapter</text:p>
          </table:table-cell>
          <table:table-cell/>
          <table:table-cell table:formula="of:=IF([.C18]=&quot;&quot;; [.B18]; [.C18])" office:value-type="string" office:string-value="adapter" calcext:value-type="string">
            <text:p>adapter</text:p>
          </table:table-cell>
          <table:table-cell office:value-type="string" calcext:value-type="string">
            <text:p>adapter</text:p>
          </table:table-cell>
          <table:table-cell/>
          <table:table-cell table:formula="of:=CONCATENATE([.B18]; REPT(&quot; &quot;; 4); [.D18])" office:value-type="string" office:string-value="adapter    adapter" calcext:value-type="string">
            <text:p>adapter <text:s text:c="3"/>adapt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dd</text:p>
          </table:table-cell>
          <table:table-cell/>
          <table:table-cell table:formula="of:=IF([.C19]=&quot;&quot;; [.B19]; [.C19])" office:value-type="string" office:string-value="add" calcext:value-type="string">
            <text:p>add</text:p>
          </table:table-cell>
          <table:table-cell office:value-type="string" calcext:value-type="string">
            <text:p>add</text:p>
          </table:table-cell>
          <table:table-cell/>
          <table:table-cell table:formula="of:=CONCATENATE([.B19]; REPT(&quot; &quot;; 4); [.D19])" office:value-type="string" office:string-value="add    add" calcext:value-type="string">
            <text:p>add <text:s text:c="3"/>ad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d</text:p>
          </table:table-cell>
          <table:table-cell/>
          <table:table-cell table:formula="of:=IF([.C20]=&quot;&quot;; [.B20]; [.C20])" office:value-type="string" office:string-value="ad" calcext:value-type="string">
            <text:p>ad</text:p>
          </table:table-cell>
          <table:table-cell office:value-type="string" calcext:value-type="string">
            <text:p>ad</text:p>
          </table:table-cell>
          <table:table-cell/>
          <table:table-cell table:formula="of:=CONCATENATE([.B20]; REPT(&quot; &quot;; 4); [.D20])" office:value-type="string" office:string-value="ad    ad" calcext:value-type="string">
            <text:p>ad <text:s text:c="3"/>a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dele</text:p>
          </table:table-cell>
          <table:table-cell/>
          <table:table-cell table:formula="of:=IF([.C21]=&quot;&quot;; [.B21]; [.C21])" office:value-type="string" office:string-value="adele" calcext:value-type="string">
            <text:p>adele</text:p>
          </table:table-cell>
          <table:table-cell office:value-type="string" calcext:value-type="string">
            <text:p>adele</text:p>
          </table:table-cell>
          <table:table-cell/>
          <table:table-cell table:formula="of:=CONCATENATE([.B21]; REPT(&quot; &quot;; 4); [.D21])" office:value-type="string" office:string-value="adele    adele" calcext:value-type="string">
            <text:p>adele <text:s text:c="3"/>ade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didas</text:p>
          </table:table-cell>
          <table:table-cell/>
          <table:table-cell table:formula="of:=IF([.C22]=&quot;&quot;; [.B22]; [.C22])" office:value-type="string" office:string-value="adidas" calcext:value-type="string">
            <text:p>adidas</text:p>
          </table:table-cell>
          <table:table-cell office:value-type="string" calcext:value-type="string">
            <text:p>adidas</text:p>
          </table:table-cell>
          <table:table-cell/>
          <table:table-cell table:formula="of:=CONCATENATE([.B22]; REPT(&quot; &quot;; 4); [.D22])" office:value-type="string" office:string-value="adidas    adidas" calcext:value-type="string">
            <text:p>adidas <text:s text:c="3"/>adida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table:formula="of:=IF([.C23]=&quot;&quot;; [.B23]; [.C23])" office:value-type="string" office:string-value="Admin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  <table:table-cell table:formula="of:=CONCATENATE([.B23]; REPT(&quot; &quot;; 4); [.D23])" office:value-type="string" office:string-value="admin    Admin" calcext:value-type="string">
            <text:p>admin <text:s text:c="3"/>Adm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dobe</text:p>
          </table:table-cell>
          <table:table-cell office:value-type="string" calcext:value-type="string">
            <text:p>Adobe</text:p>
          </table:table-cell>
          <table:table-cell table:formula="of:=IF([.C24]=&quot;&quot;; [.B24]; [.C24])" office:value-type="string" office:string-value="Adobe" calcext:value-type="string">
            <text:p>Adobe</text:p>
          </table:table-cell>
          <table:table-cell office:value-type="string" calcext:value-type="string">
            <text:p>Adobe</text:p>
          </table:table-cell>
          <table:table-cell/>
          <table:table-cell table:formula="of:=CONCATENATE([.B24]; REPT(&quot; &quot;; 4); [.D24])" office:value-type="string" office:string-value="adobe    Adobe" calcext:value-type="string">
            <text:p>adobe <text:s text:c="3"/>Adob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dvanced</text:p>
          </table:table-cell>
          <table:table-cell/>
          <table:table-cell table:formula="of:=IF([.C25]=&quot;&quot;; [.B25]; [.C25])" office:value-type="string" office:string-value="advanced" calcext:value-type="string">
            <text:p>advanced</text:p>
          </table:table-cell>
          <table:table-cell office:value-type="string" calcext:value-type="string">
            <text:p>advanced</text:p>
          </table:table-cell>
          <table:table-cell/>
          <table:table-cell table:formula="of:=CONCATENATE([.B25]; REPT(&quot; &quot;; 4); [.D25])" office:value-type="string" office:string-value="advanced    advanced" calcext:value-type="string">
            <text:p>advanced <text:s text:c="3"/>advance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hnistan</text:p>
          </table:table-cell>
          <table:table-cell table:formula="of:=IF([.C26]=&quot;&quot;; [.B26]; [.C26])" office:value-type="string" office:string-value="Afghnistan" calcext:value-type="string">
            <text:p>Afghnistan</text:p>
          </table:table-cell>
          <table:table-cell office:value-type="string" calcext:value-type="string">
            <text:p>Afghnistan</text:p>
          </table:table-cell>
          <table:table-cell/>
          <table:table-cell table:formula="of:=CONCATENATE([.B26]; REPT(&quot; &quot;; 4); [.D26])" office:value-type="string" office:string-value="afghanistan    Afghnistan" calcext:value-type="string">
            <text:p>afghanistan <text:s text:c="3"/>Afghnist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gribank</text:p>
          </table:table-cell>
          <table:table-cell office:value-type="string" calcext:value-type="string">
            <text:p>Agribank</text:p>
          </table:table-cell>
          <table:table-cell table:formula="of:=IF([.C27]=&quot;&quot;; [.B27]; [.C27])" office:value-type="string" office:string-value="Agribank" calcext:value-type="string">
            <text:p>Agribank</text:p>
          </table:table-cell>
          <table:table-cell office:value-type="string" calcext:value-type="string">
            <text:p>Agribank</text:p>
          </table:table-cell>
          <table:table-cell/>
          <table:table-cell table:formula="of:=CONCATENATE([.B27]; REPT(&quot; &quot;; 4); [.D27])" office:value-type="string" office:string-value="agribank    Agribank" calcext:value-type="string">
            <text:p>agribank <text:s text:c="3"/>Agriban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guero</text:p>
          </table:table-cell>
          <table:table-cell/>
          <table:table-cell table:formula="of:=IF([.C28]=&quot;&quot;; [.B28]; [.C28])" office:value-type="string" office:string-value="aguero" calcext:value-type="string">
            <text:p>aguero</text:p>
          </table:table-cell>
          <table:table-cell office:value-type="string" calcext:value-type="string">
            <text:p>aguero</text:p>
          </table:table-cell>
          <table:table-cell/>
          <table:table-cell table:formula="of:=CONCATENATE([.B28]; REPT(&quot; &quot;; 4); [.D28])" office:value-type="string" office:string-value="aguero    aguero" calcext:value-type="string">
            <text:p>aguero <text:s text:c="3"/>aguer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h</text:p>
          </table:table-cell>
          <table:table-cell/>
          <table:table-cell table:formula="of:=IF([.C29]=&quot;&quot;; [.B29]; [.C29])" office:value-type="string" office:string-value="ah" calcext:value-type="string">
            <text:p>ah</text:p>
          </table:table-cell>
          <table:table-cell office:value-type="string" calcext:value-type="string">
            <text:p>ah</text:p>
          </table:table-cell>
          <table:table-cell/>
          <table:table-cell table:formula="of:=CONCATENATE([.B29]; REPT(&quot; &quot;; 4); [.D29])" office:value-type="string" office:string-value="ah    ah" calcext:value-type="string">
            <text:p>ah <text:s text:c="3"/>a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ids</text:p>
          </table:table-cell>
          <table:table-cell office:value-type="string" calcext:value-type="string">
            <text:p>AIDS</text:p>
          </table:table-cell>
          <table:table-cell table:formula="of:=IF([.C30]=&quot;&quot;; [.B30]; [.C30])" office:value-type="string" office:string-value="AIDS" calcext:value-type="string">
            <text:p>AIDS</text:p>
          </table:table-cell>
          <table:table-cell office:value-type="string" calcext:value-type="string">
            <text:p>AIDS</text:p>
          </table:table-cell>
          <table:table-cell/>
          <table:table-cell table:formula="of:=CONCATENATE([.B30]; REPT(&quot; &quot;; 4); [.D30])" office:value-type="string" office:string-value="aids    AIDS" calcext:value-type="string">
            <text:p>aids <text:s text:c="3"/>AID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ir</text:p>
          </table:table-cell>
          <table:table-cell/>
          <table:table-cell table:formula="of:=IF([.C31]=&quot;&quot;; [.B31]; [.C31])" office:value-type="string" office:string-value="air" calcext:value-type="string">
            <text:p>air</text:p>
          </table:table-cell>
          <table:table-cell office:value-type="string" calcext:value-type="string">
            <text:p>air</text:p>
          </table:table-cell>
          <table:table-cell/>
          <table:table-cell table:formula="of:=CONCATENATE([.B31]; REPT(&quot; &quot;; 4); [.D31])" office:value-type="string" office:string-value="air    air" calcext:value-type="string">
            <text:p>air <text:s text:c="3"/>ai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irlines</text:p>
          </table:table-cell>
          <table:table-cell/>
          <table:table-cell table:formula="of:=IF([.C32]=&quot;&quot;; [.B32]; [.C32])" office:value-type="string" office:string-value="airlines" calcext:value-type="string">
            <text:p>airlines</text:p>
          </table:table-cell>
          <table:table-cell office:value-type="string" calcext:value-type="string">
            <text:p>airlines</text:p>
          </table:table-cell>
          <table:table-cell/>
          <table:table-cell table:formula="of:=CONCATENATE([.B32]; REPT(&quot; &quot;; 4); [.D32])" office:value-type="string" office:string-value="airlines    airlines" calcext:value-type="string">
            <text:p>airlines <text:s text:c="3"/>airlin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Ajax</text:p>
          </table:table-cell>
          <table:table-cell table:formula="of:=IF([.C33]=&quot;&quot;; [.B33]; [.C33])" office:value-type="string" office:string-value="Ajax" calcext:value-type="string">
            <text:p>Ajax</text:p>
          </table:table-cell>
          <table:table-cell office:value-type="string" calcext:value-type="string">
            <text:p>Ajax</text:p>
          </table:table-cell>
          <table:table-cell/>
          <table:table-cell table:formula="of:=CONCATENATE([.B33]; REPT(&quot; &quot;; 4); [.D33])" office:value-type="string" office:string-value="ajax    Ajax" calcext:value-type="string">
            <text:p>ajax <text:s text:c="3"/>Ajax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</text:p>
          </table:table-cell>
          <table:table-cell/>
          <table:table-cell table:formula="of:=IF([.C34]=&quot;&quot;; [.B34]; [.C34])" office:value-type="string" office:string-value="al" calcext:value-type="string">
            <text:p>al</text:p>
          </table:table-cell>
          <table:table-cell office:value-type="string" calcext:value-type="string">
            <text:p>al</text:p>
          </table:table-cell>
          <table:table-cell/>
          <table:table-cell table:formula="of:=CONCATENATE([.B34]; REPT(&quot; &quot;; 4); [.D34])" office:value-type="string" office:string-value="al    al" calcext:value-type="string">
            <text:p>al <text:s text:c="3"/>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an</text:p>
          </table:table-cell>
          <table:table-cell/>
          <table:table-cell table:formula="of:=IF([.C35]=&quot;&quot;; [.B35]; [.C35])" office:value-type="string" office:string-value="alan" calcext:value-type="string">
            <text:p>alan</text:p>
          </table:table-cell>
          <table:table-cell office:value-type="string" calcext:value-type="string">
            <text:p>alan</text:p>
          </table:table-cell>
          <table:table-cell/>
          <table:table-cell table:formula="of:=CONCATENATE([.B35]; REPT(&quot; &quot;; 4); [.D35])" office:value-type="string" office:string-value="alan    alan" calcext:value-type="string">
            <text:p>alan <text:s text:c="3"/>al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laska</text:p>
          </table:table-cell>
          <table:table-cell table:formula="of:=IF([.C36]=&quot;&quot;; [.B36]; [.C36])" office:value-type="string" office:string-value="Alaska" calcext:value-type="string">
            <text:p>Alaska</text:p>
          </table:table-cell>
          <table:table-cell office:value-type="string" calcext:value-type="string">
            <text:p>Alaska</text:p>
          </table:table-cell>
          <table:table-cell/>
          <table:table-cell table:formula="of:=CONCATENATE([.B36]; REPT(&quot; &quot;; 4); [.D36])" office:value-type="string" office:string-value="alaska    Alaska" calcext:value-type="string">
            <text:p>alaska <text:s text:c="3"/>Alask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ba</text:p>
          </table:table-cell>
          <table:table-cell/>
          <table:table-cell table:formula="of:=IF([.C37]=&quot;&quot;; [.B37]; [.C37])" office:value-type="string" office:string-value="alba" calcext:value-type="string">
            <text:p>alba</text:p>
          </table:table-cell>
          <table:table-cell office:value-type="string" calcext:value-type="string">
            <text:p>alba</text:p>
          </table:table-cell>
          <table:table-cell/>
          <table:table-cell table:formula="of:=CONCATENATE([.B37]; REPT(&quot; &quot;; 4); [.D37])" office:value-type="string" office:string-value="alba    alba" calcext:value-type="string">
            <text:p>alba <text:s text:c="3"/>alb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Albert</text:p>
          </table:table-cell>
          <table:table-cell table:formula="of:=IF([.C38]=&quot;&quot;; [.B38]; [.C38])" office:value-type="string" office:string-value="Albert" calcext:value-type="string">
            <text:p>Albert</text:p>
          </table:table-cell>
          <table:table-cell office:value-type="string" calcext:value-type="string">
            <text:p>Albert</text:p>
          </table:table-cell>
          <table:table-cell/>
          <table:table-cell table:formula="of:=CONCATENATE([.B38]; REPT(&quot; &quot;; 4); [.D38])" office:value-type="string" office:string-value="albert    Albert" calcext:value-type="string">
            <text:p>albert <text:s text:c="3"/>Alber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bum</text:p>
          </table:table-cell>
          <table:table-cell/>
          <table:table-cell table:formula="of:=IF([.C39]=&quot;&quot;; [.B39]; [.C39])" office:value-type="string" office:string-value="album" calcext:value-type="string">
            <text:p>album</text:p>
          </table:table-cell>
          <table:table-cell office:value-type="string" calcext:value-type="string">
            <text:p>album</text:p>
          </table:table-cell>
          <table:table-cell/>
          <table:table-cell table:formula="of:=CONCATENATE([.B39]; REPT(&quot; &quot;; 4); [.D39])" office:value-type="string" office:string-value="album    album" calcext:value-type="string">
            <text:p>album <text:s text:c="3"/>albu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lex</text:p>
          </table:table-cell>
          <table:table-cell table:formula="of:=IF([.C40]=&quot;&quot;; [.B40]; [.C40])" office:value-type="string" office:string-value="Alex" calcext:value-type="string">
            <text:p>Alex</text:p>
          </table:table-cell>
          <table:table-cell office:value-type="string" calcext:value-type="string">
            <text:p>Alex</text:p>
          </table:table-cell>
          <table:table-cell/>
          <table:table-cell table:formula="of:=CONCATENATE([.B40]; REPT(&quot; &quot;; 4); [.D40])" office:value-type="string" office:string-value="alex    Alex" calcext:value-type="string">
            <text:p>alex <text:s text:c="3"/>Alex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Alexander</text:p>
          </table:table-cell>
          <table:table-cell table:formula="of:=IF([.C41]=&quot;&quot;; [.B41]; [.C41])" office:value-type="string" office:string-value="Alexander" calcext:value-type="string">
            <text:p>Alexander</text:p>
          </table:table-cell>
          <table:table-cell office:value-type="string" calcext:value-type="string">
            <text:p>Alexander</text:p>
          </table:table-cell>
          <table:table-cell/>
          <table:table-cell table:formula="of:=CONCATENATE([.B41]; REPT(&quot; &quot;; 4); [.D41])" office:value-type="string" office:string-value="alexander    Alexander" calcext:value-type="string">
            <text:p>alexander <text:s text:c="3"/>Alexand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Alexandra</text:p>
          </table:table-cell>
          <table:table-cell table:formula="of:=IF([.C42]=&quot;&quot;; [.B42]; [.C42])" office:value-type="string" office:string-value="Alexandra" calcext:value-type="string">
            <text:p>Alexandra</text:p>
          </table:table-cell>
          <table:table-cell office:value-type="string" calcext:value-type="string">
            <text:p>Alexandra</text:p>
          </table:table-cell>
          <table:table-cell/>
          <table:table-cell table:formula="of:=CONCATENATE([.B42]; REPT(&quot; &quot;; 4); [.D42])" office:value-type="string" office:string-value="alexandra    Alexandra" calcext:value-type="string">
            <text:p>alexandra <text:s text:c="3"/>Alexandr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lexis</text:p>
          </table:table-cell>
          <table:table-cell table:formula="of:=IF([.C43]=&quot;&quot;; [.B43]; [.C43])" office:value-type="string" office:string-value="Alexis" calcext:value-type="string">
            <text:p>Alexis</text:p>
          </table:table-cell>
          <table:table-cell office:value-type="string" calcext:value-type="string">
            <text:p>Alexis</text:p>
          </table:table-cell>
          <table:table-cell/>
          <table:table-cell table:formula="of:=CONCATENATE([.B43]; REPT(&quot; &quot;; 4); [.D43])" office:value-type="string" office:string-value="alexis    Alexis" calcext:value-type="string">
            <text:p>alexis <text:s text:c="3"/>Alexi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Alfred</text:p>
          </table:table-cell>
          <table:table-cell table:formula="of:=IF([.C44]=&quot;&quot;; [.B44]; [.C44])" office:value-type="string" office:string-value="Alfred" calcext:value-type="string">
            <text:p>Alfred</text:p>
          </table:table-cell>
          <table:table-cell office:value-type="string" calcext:value-type="string">
            <text:p>Alfred</text:p>
          </table:table-cell>
          <table:table-cell/>
          <table:table-cell table:formula="of:=CONCATENATE([.B44]; REPT(&quot; &quot;; 4); [.D44])" office:value-type="string" office:string-value="alfred    Alfred" calcext:value-type="string">
            <text:p>alfred <text:s text:c="3"/>Alfre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lgeria</text:p>
          </table:table-cell>
          <table:table-cell table:formula="of:=IF([.C45]=&quot;&quot;; [.B45]; [.C45])" office:value-type="string" office:string-value="Algeria" calcext:value-type="string">
            <text:p>Algeria</text:p>
          </table:table-cell>
          <table:table-cell office:value-type="string" calcext:value-type="string">
            <text:p>Algeria</text:p>
          </table:table-cell>
          <table:table-cell/>
          <table:table-cell table:formula="of:=CONCATENATE([.B45]; REPT(&quot; &quot;; 4); [.D45])" office:value-type="string" office:string-value="algeria    Algeria" calcext:value-type="string">
            <text:p>algeria <text:s text:c="3"/>Alger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Ali</text:p>
          </table:table-cell>
          <table:table-cell table:formula="of:=IF([.C46]=&quot;&quot;; [.B46]; [.C46])" office:value-type="string" office:string-value="Ali" calcext:value-type="string">
            <text:p>Ali</text:p>
          </table:table-cell>
          <table:table-cell office:value-type="string" calcext:value-type="string">
            <text:p>Ali</text:p>
          </table:table-cell>
          <table:table-cell/>
          <table:table-cell table:formula="of:=CONCATENATE([.B46]; REPT(&quot; &quot;; 4); [.D46])" office:value-type="string" office:string-value="ali    Ali" calcext:value-type="string">
            <text:p>ali <text:s text:c="3"/>Al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Alice</text:p>
          </table:table-cell>
          <table:table-cell table:formula="of:=IF([.C47]=&quot;&quot;; [.B47]; [.C47])" office:value-type="string" office:string-value="Alice" calcext:value-type="string">
            <text:p>Alice</text:p>
          </table:table-cell>
          <table:table-cell office:value-type="string" calcext:value-type="string">
            <text:p>Alice</text:p>
          </table:table-cell>
          <table:table-cell/>
          <table:table-cell table:formula="of:=CONCATENATE([.B47]; REPT(&quot; &quot;; 4); [.D47])" office:value-type="string" office:string-value="alice    Alice" calcext:value-type="string">
            <text:p>alice <text:s text:c="3"/>Alic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l</text:p>
          </table:table-cell>
          <table:table-cell/>
          <table:table-cell table:formula="of:=IF([.C48]=&quot;&quot;; [.B48]; [.C48])" office:value-type="string" office:string-value="all" calcext:value-type="string">
            <text:p>all</text:p>
          </table:table-cell>
          <table:table-cell office:value-type="string" calcext:value-type="string">
            <text:p>all</text:p>
          </table:table-cell>
          <table:table-cell/>
          <table:table-cell table:formula="of:=CONCATENATE([.B48]; REPT(&quot; &quot;; 4); [.D48])" office:value-type="string" office:string-value="all    all" calcext:value-type="string">
            <text:p>all <text:s text:c="3"/>al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len</text:p>
          </table:table-cell>
          <table:table-cell/>
          <table:table-cell table:formula="of:=IF([.C49]=&quot;&quot;; [.B49]; [.C49])" office:value-type="string" office:string-value="allen" calcext:value-type="string">
            <text:p>allen</text:p>
          </table:table-cell>
          <table:table-cell office:value-type="string" calcext:value-type="string">
            <text:p>allen</text:p>
          </table:table-cell>
          <table:table-cell/>
          <table:table-cell table:formula="of:=CONCATENATE([.B49]; REPT(&quot; &quot;; 4); [.D49])" office:value-type="string" office:string-value="allen    allen" calcext:value-type="string">
            <text:p>allen <text:s text:c="3"/>all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l</text:p>
          </table:table-cell>
          <table:table-cell/>
          <table:table-cell table:formula="of:=IF([.C50]=&quot;&quot;; [.B50]; [.C50])" office:value-type="string" office:string-value="all" calcext:value-type="string">
            <text:p>all</text:p>
          </table:table-cell>
          <table:table-cell office:value-type="string" calcext:value-type="string">
            <text:p>all</text:p>
          </table:table-cell>
          <table:table-cell/>
          <table:table-cell table:formula="of:=CONCATENATE([.B50]; REPT(&quot; &quot;; 4); [.D50])" office:value-type="string" office:string-value="all    all" calcext:value-type="string">
            <text:p>all <text:s text:c="3"/>al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Alonso</text:p>
          </table:table-cell>
          <table:table-cell table:formula="of:=IF([.C51]=&quot;&quot;; [.B51]; [.C51])" office:value-type="string" office:string-value="Alonso" calcext:value-type="string">
            <text:p>Alonso</text:p>
          </table:table-cell>
          <table:table-cell office:value-type="string" calcext:value-type="string">
            <text:p>Alonso</text:p>
          </table:table-cell>
          <table:table-cell/>
          <table:table-cell table:formula="of:=CONCATENATE([.B51]; REPT(&quot; &quot;; 4); [.D51])" office:value-type="string" office:string-value="alonso    Alonso" calcext:value-type="string">
            <text:p>alonso <text:s text:c="3"/>Alons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lpha</text:p>
          </table:table-cell>
          <table:table-cell table:formula="of:=IF([.C52]=&quot;&quot;; [.B52]; [.C52])" office:value-type="string" office:string-value="Alpha" calcext:value-type="string">
            <text:p>Alpha</text:p>
          </table:table-cell>
          <table:table-cell office:value-type="string" calcext:value-type="string">
            <text:p>Alpha</text:p>
          </table:table-cell>
          <table:table-cell/>
          <table:table-cell table:formula="of:=CONCATENATE([.B52]; REPT(&quot; &quot;; 4); [.D52])" office:value-type="string" office:string-value="alpha    Alpha" calcext:value-type="string">
            <text:p>alpha <text:s text:c="3"/>Alph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t</text:p>
          </table:table-cell>
          <table:table-cell/>
          <table:table-cell table:formula="of:=IF([.C53]=&quot;&quot;; [.B53]; [.C53])" office:value-type="string" office:string-value="alt" calcext:value-type="string">
            <text:p>alt</text:p>
          </table:table-cell>
          <table:table-cell office:value-type="string" calcext:value-type="string">
            <text:p>alt</text:p>
          </table:table-cell>
          <table:table-cell/>
          <table:table-cell table:formula="of:=CONCATENATE([.B53]; REPT(&quot; &quot;; 4); [.D53])" office:value-type="string" office:string-value="alt    alt" calcext:value-type="string">
            <text:p>alt <text:s text:c="3"/>al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ves</text:p>
          </table:table-cell>
          <table:table-cell office:value-type="string" calcext:value-type="string">
            <text:p>Alves</text:p>
          </table:table-cell>
          <table:table-cell table:formula="of:=IF([.C54]=&quot;&quot;; [.B54]; [.C54])" office:value-type="string" office:string-value="Alves" calcext:value-type="string">
            <text:p>Alves</text:p>
          </table:table-cell>
          <table:table-cell office:value-type="string" calcext:value-type="string">
            <text:p>Alves</text:p>
          </table:table-cell>
          <table:table-cell/>
          <table:table-cell table:formula="of:=CONCATENATE([.B54]; REPT(&quot; &quot;; 4); [.D54])" office:value-type="string" office:string-value="alves    Alves" calcext:value-type="string">
            <text:p>alves <text:s text:c="3"/>Alv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lzheimer</text:p>
          </table:table-cell>
          <table:table-cell office:value-type="string" calcext:value-type="string">
            <text:p>Alzheimer</text:p>
          </table:table-cell>
          <table:table-cell table:formula="of:=IF([.C55]=&quot;&quot;; [.B55]; [.C55])" office:value-type="string" office:string-value="Alzheimer" calcext:value-type="string">
            <text:p>Alzheimer</text:p>
          </table:table-cell>
          <table:table-cell office:value-type="string" calcext:value-type="string">
            <text:p>Alzheimer</text:p>
          </table:table-cell>
          <table:table-cell/>
          <table:table-cell table:formula="of:=CONCATENATE([.B55]; REPT(&quot; &quot;; 4); [.D55])" office:value-type="string" office:string-value="alzheimer    Alzheimer" calcext:value-type="string">
            <text:p>alzheimer <text:s text:c="3"/>Alzheim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Amazon</text:p>
          </table:table-cell>
          <table:table-cell table:formula="of:=IF([.C56]=&quot;&quot;; [.B56]; [.C56])" office:value-type="string" office:string-value="Amazon" calcext:value-type="string">
            <text:p>Amazon</text:p>
          </table:table-cell>
          <table:table-cell office:value-type="string" calcext:value-type="string">
            <text:p>Amazon</text:p>
          </table:table-cell>
          <table:table-cell/>
          <table:table-cell table:formula="of:=CONCATENATE([.B56]; REPT(&quot; &quot;; 4); [.D56])" office:value-type="string" office:string-value="amazon    Amazon" calcext:value-type="string">
            <text:p>amazon <text:s text:c="3"/>Amaz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</text:p>
          </table:table-cell>
          <table:table-cell table:formula="of:=IF([.C57]=&quot;&quot;; [.B57]; [.C57])" office:value-type="string" office:string-value="AMD" calcext:value-type="string">
            <text:p>AMD</text:p>
          </table:table-cell>
          <table:table-cell office:value-type="string" calcext:value-type="string">
            <text:p>AMD</text:p>
          </table:table-cell>
          <table:table-cell/>
          <table:table-cell table:formula="of:=CONCATENATE([.B57]; REPT(&quot; &quot;; 4); [.D57])" office:value-type="string" office:string-value="amd    AMD" calcext:value-type="string">
            <text:p>amd <text:s text:c="3"/>AM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America</text:p>
          </table:table-cell>
          <table:table-cell table:formula="of:=IF([.C58]=&quot;&quot;; [.B58]; [.C58])" office:value-type="string" office:string-value="America" calcext:value-type="string">
            <text:p>America</text:p>
          </table:table-cell>
          <table:table-cell office:value-type="string" calcext:value-type="string">
            <text:p>America</text:p>
          </table:table-cell>
          <table:table-cell/>
          <table:table-cell table:formula="of:=CONCATENATE([.B58]; REPT(&quot; &quot;; 4); [.D58])" office:value-type="string" office:string-value="america    America" calcext:value-type="string">
            <text:p>america <text:s text:c="3"/>Americ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American</text:p>
          </table:table-cell>
          <table:table-cell table:formula="of:=IF([.C59]=&quot;&quot;; [.B59]; [.C59])" office:value-type="string" office:string-value="American" calcext:value-type="string">
            <text:p>American</text:p>
          </table:table-cell>
          <table:table-cell office:value-type="string" calcext:value-type="string">
            <text:p>American</text:p>
          </table:table-cell>
          <table:table-cell/>
          <table:table-cell table:formula="of:=CONCATENATE([.B59]; REPT(&quot; &quot;; 4); [.D59])" office:value-type="string" office:string-value="american    American" calcext:value-type="string">
            <text:p>american <text:s text:c="3"/>Americ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America</text:p>
          </table:table-cell>
          <table:table-cell table:formula="of:=IF([.C60]=&quot;&quot;; [.B60]; [.C60])" office:value-type="string" office:string-value="America" calcext:value-type="string">
            <text:p>America</text:p>
          </table:table-cell>
          <table:table-cell office:value-type="string" calcext:value-type="string">
            <text:p>America</text:p>
          </table:table-cell>
          <table:table-cell/>
          <table:table-cell table:formula="of:=CONCATENATE([.B60]; REPT(&quot; &quot;; 4); [.D60])" office:value-type="string" office:string-value="america    America" calcext:value-type="string">
            <text:p>america <text:s text:c="3"/>Americ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min</text:p>
          </table:table-cell>
          <table:table-cell office:value-type="string" calcext:value-type="string">
            <text:p>Amin</text:p>
          </table:table-cell>
          <table:table-cell table:formula="of:=IF([.C61]=&quot;&quot;; [.B61]; [.C61])" office:value-type="string" office:string-value="Amin" calcext:value-type="string">
            <text:p>Amin</text:p>
          </table:table-cell>
          <table:table-cell office:value-type="string" calcext:value-type="string">
            <text:p>Amin</text:p>
          </table:table-cell>
          <table:table-cell/>
          <table:table-cell table:formula="of:=CONCATENATE([.B61]; REPT(&quot; &quot;; 4); [.D61])" office:value-type="string" office:string-value="amin    Amin" calcext:value-type="string">
            <text:p>amin <text:s text:c="3"/>Am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MP</text:p>
          </table:table-cell>
          <table:table-cell table:formula="of:=IF([.C62]=&quot;&quot;; [.B62]; [.C62])" office:value-type="string" office:string-value="AMP" calcext:value-type="string">
            <text:p>AMP</text:p>
          </table:table-cell>
          <table:table-cell office:value-type="string" calcext:value-type="string">
            <text:p>AMP</text:p>
          </table:table-cell>
          <table:table-cell/>
          <table:table-cell table:formula="of:=CONCATENATE([.B62]; REPT(&quot; &quot;; 4); [.D62])" office:value-type="string" office:string-value="amp    AMP" calcext:value-type="string">
            <text:p>amp <text:s text:c="3"/>AM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mpli</text:p>
          </table:table-cell>
          <table:table-cell/>
          <table:table-cell table:formula="of:=IF([.C63]=&quot;&quot;; [.B63]; [.C63])" office:value-type="string" office:string-value="ampli" calcext:value-type="string">
            <text:p>ampli</text:p>
          </table:table-cell>
          <table:table-cell office:value-type="string" calcext:value-type="string">
            <text:p>ampli</text:p>
          </table:table-cell>
          <table:table-cell/>
          <table:table-cell table:formula="of:=CONCATENATE([.B63]; REPT(&quot; &quot;; 4); [.D63])" office:value-type="string" office:string-value="ampli    ampli" calcext:value-type="string">
            <text:p>ampli <text:s text:c="3"/>ampl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Amsterdam</text:p>
          </table:table-cell>
          <table:table-cell table:formula="of:=IF([.C64]=&quot;&quot;; [.B64]; [.C64])" office:value-type="string" office:string-value="Amsterdam" calcext:value-type="string">
            <text:p>Amsterdam</text:p>
          </table:table-cell>
          <table:table-cell office:value-type="string" calcext:value-type="string">
            <text:p>Amsterdam</text:p>
          </table:table-cell>
          <table:table-cell/>
          <table:table-cell table:formula="of:=CONCATENATE([.B64]; REPT(&quot; &quot;; 4); [.D64])" office:value-type="string" office:string-value="amsterdam    Amsterdam" calcext:value-type="string">
            <text:p>amsterdam <text:s text:c="3"/>Amsterda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my</text:p>
          </table:table-cell>
          <table:table-cell/>
          <table:table-cell table:formula="of:=IF([.C65]=&quot;&quot;; [.B65]; [.C65])" office:value-type="string" office:string-value="amy" calcext:value-type="string">
            <text:p>amy</text:p>
          </table:table-cell>
          <table:table-cell office:value-type="string" calcext:value-type="string">
            <text:p>amy</text:p>
          </table:table-cell>
          <table:table-cell/>
          <table:table-cell table:formula="of:=CONCATENATE([.B65]; REPT(&quot; &quot;; 4); [.D65])" office:value-type="string" office:string-value="amy    amy" calcext:value-type="string">
            <text:p>amy <text:s text:c="3"/>am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nd</text:p>
          </table:table-cell>
          <table:table-cell/>
          <table:table-cell table:formula="of:=IF([.C66]=&quot;&quot;; [.B66]; [.C66])" office:value-type="string" office:string-value="and" calcext:value-type="string">
            <text:p>and</text:p>
          </table:table-cell>
          <table:table-cell office:value-type="string" calcext:value-type="string">
            <text:p>and</text:p>
          </table:table-cell>
          <table:table-cell/>
          <table:table-cell table:formula="of:=CONCATENATE([.B66]; REPT(&quot; &quot;; 4); [.D66])" office:value-type="string" office:string-value="and    and" calcext:value-type="string">
            <text:p>and <text:s text:c="3"/>a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nderson</text:p>
          </table:table-cell>
          <table:table-cell table:formula="of:=IF([.C67]=&quot;&quot;; [.B67]; [.C67])" office:value-type="string" office:string-value="Anderson" calcext:value-type="string">
            <text:p>Anderson</text:p>
          </table:table-cell>
          <table:table-cell office:value-type="string" calcext:value-type="string">
            <text:p>Anderson</text:p>
          </table:table-cell>
          <table:table-cell/>
          <table:table-cell table:formula="of:=CONCATENATE([.B67]; REPT(&quot; &quot;; 4); [.D67])" office:value-type="string" office:string-value="anderson    Anderson" calcext:value-type="string">
            <text:p>anderson <text:s text:c="3"/>Anders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Andrea</text:p>
          </table:table-cell>
          <table:table-cell table:formula="of:=IF([.C68]=&quot;&quot;; [.B68]; [.C68])" office:value-type="string" office:string-value="Andrea" calcext:value-type="string">
            <text:p>Andrea</text:p>
          </table:table-cell>
          <table:table-cell office:value-type="string" calcext:value-type="string">
            <text:p>Andrea</text:p>
          </table:table-cell>
          <table:table-cell/>
          <table:table-cell table:formula="of:=CONCATENATE([.B68]; REPT(&quot; &quot;; 4); [.D68])" office:value-type="string" office:string-value="andrea    Andrea" calcext:value-type="string">
            <text:p>andrea <text:s text:c="3"/>Andre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Andrew</text:p>
          </table:table-cell>
          <table:table-cell table:formula="of:=IF([.C69]=&quot;&quot;; [.B69]; [.C69])" office:value-type="string" office:string-value="Andrew" calcext:value-type="string">
            <text:p>Andrew</text:p>
          </table:table-cell>
          <table:table-cell office:value-type="string" calcext:value-type="string">
            <text:p>Andrew</text:p>
          </table:table-cell>
          <table:table-cell/>
          <table:table-cell table:formula="of:=CONCATENATE([.B69]; REPT(&quot; &quot;; 4); [.D69])" office:value-type="string" office:string-value="andrew    Andrew" calcext:value-type="string">
            <text:p>andrew <text:s text:c="3"/>Andrew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ndroid</text:p>
          </table:table-cell>
          <table:table-cell table:formula="of:=IF([.C70]=&quot;&quot;; [.B70]; [.C70])" office:value-type="string" office:string-value="Android" calcext:value-type="string">
            <text:p>Android</text:p>
          </table:table-cell>
          <table:table-cell office:value-type="string" calcext:value-type="string">
            <text:p>Android</text:p>
          </table:table-cell>
          <table:table-cell/>
          <table:table-cell table:formula="of:=CONCATENATE([.B70]; REPT(&quot; &quot;; 4); [.D70])" office:value-type="string" office:string-value="android    Android" calcext:value-type="string">
            <text:p>android <text:s text:c="3"/>Androi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ndi</text:p>
          </table:table-cell>
          <table:table-cell table:formula="of:=IF([.C71]=&quot;&quot;; [.B71]; [.C71])" office:value-type="string" office:string-value="Andi" calcext:value-type="string">
            <text:p>Andi</text:p>
          </table:table-cell>
          <table:table-cell office:value-type="string" calcext:value-type="string">
            <text:p>Andi</text:p>
          </table:table-cell>
          <table:table-cell/>
          <table:table-cell table:formula="of:=CONCATENATE([.B71]; REPT(&quot; &quot;; 4); [.D71])" office:value-type="string" office:string-value="andy    Andi" calcext:value-type="string">
            <text:p>andy <text:s text:c="3"/>And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Angela</text:p>
          </table:table-cell>
          <table:table-cell table:formula="of:=IF([.C72]=&quot;&quot;; [.B72]; [.C72])" office:value-type="string" office:string-value="Angela" calcext:value-type="string">
            <text:p>Angela</text:p>
          </table:table-cell>
          <table:table-cell office:value-type="string" calcext:value-type="string">
            <text:p>Angela</text:p>
          </table:table-cell>
          <table:table-cell/>
          <table:table-cell table:formula="of:=CONCATENATE([.B72]; REPT(&quot; &quot;; 4); [.D72])" office:value-type="string" office:string-value="angela    Angela" calcext:value-type="string">
            <text:p>angela <text:s text:c="3"/>Angel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ngel</text:p>
          </table:table-cell>
          <table:table-cell/>
          <table:table-cell table:formula="of:=IF([.C73]=&quot;&quot;; [.B73]; [.C73])" office:value-type="string" office:string-value="angel" calcext:value-type="string">
            <text:p>angel</text:p>
          </table:table-cell>
          <table:table-cell office:value-type="string" calcext:value-type="string">
            <text:p>angel</text:p>
          </table:table-cell>
          <table:table-cell/>
          <table:table-cell table:formula="of:=CONCATENATE([.B73]; REPT(&quot; &quot;; 4); [.D73])" office:value-type="string" office:string-value="angel    angel" calcext:value-type="string">
            <text:p>angel <text:s text:c="3"/>ang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ngeles</text:p>
          </table:table-cell>
          <table:table-cell office:value-type="string" calcext:value-type="string">
            <text:p>Angeles</text:p>
          </table:table-cell>
          <table:table-cell table:formula="of:=IF([.C74]=&quot;&quot;; [.B74]; [.C74])" office:value-type="string" office:string-value="Angeles" calcext:value-type="string">
            <text:p>Angeles</text:p>
          </table:table-cell>
          <table:table-cell office:value-type="string" calcext:value-type="string">
            <text:p>Angeles</text:p>
          </table:table-cell>
          <table:table-cell/>
          <table:table-cell table:formula="of:=CONCATENATE([.B74]; REPT(&quot; &quot;; 4); [.D74])" office:value-type="string" office:string-value="angeles    Angeles" calcext:value-type="string">
            <text:p>angeles <text:s text:c="3"/>Angel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ngel</text:p>
          </table:table-cell>
          <table:table-cell/>
          <table:table-cell table:formula="of:=IF([.C75]=&quot;&quot;; [.B75]; [.C75])" office:value-type="string" office:string-value="angel" calcext:value-type="string">
            <text:p>angel</text:p>
          </table:table-cell>
          <table:table-cell office:value-type="string" calcext:value-type="string">
            <text:p>angel</text:p>
          </table:table-cell>
          <table:table-cell/>
          <table:table-cell table:formula="of:=CONCATENATE([.B75]; REPT(&quot; &quot;; 4); [.D75])" office:value-type="string" office:string-value="angel    angel" calcext:value-type="string">
            <text:p>angel <text:s text:c="3"/>ang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ngelina</text:p>
          </table:table-cell>
          <table:table-cell/>
          <table:table-cell table:formula="of:=IF([.C76]=&quot;&quot;; [.B76]; [.C76])" office:value-type="string" office:string-value="angelina" calcext:value-type="string">
            <text:p>angelina</text:p>
          </table:table-cell>
          <table:table-cell office:value-type="string" calcext:value-type="string">
            <text:p>angelina</text:p>
          </table:table-cell>
          <table:table-cell/>
          <table:table-cell table:formula="of:=CONCATENATE([.B76]; REPT(&quot; &quot;; 4); [.D76])" office:value-type="string" office:string-value="angelina    angelina" calcext:value-type="string">
            <text:p>angelina <text:s text:c="3"/>angeli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Ann</text:p>
          </table:table-cell>
          <table:table-cell table:formula="of:=IF([.C77]=&quot;&quot;; [.B77]; [.C77])" office:value-type="string" office:string-value="Ann" calcext:value-type="string">
            <text:p>Ann</text:p>
          </table:table-cell>
          <table:table-cell office:value-type="string" calcext:value-type="string">
            <text:p>Ann</text:p>
          </table:table-cell>
          <table:table-cell/>
          <table:table-cell table:formula="of:=CONCATENATE([.B77]; REPT(&quot; &quot;; 4); [.D77])" office:value-type="string" office:string-value="ann    Ann" calcext:value-type="string">
            <text:p>ann <text:s text:c="3"/>An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na</text:p>
          </table:table-cell>
          <table:table-cell table:formula="of:=IF([.C78]=&quot;&quot;; [.B78]; [.C78])" office:value-type="string" office:string-value="Anna" calcext:value-type="string">
            <text:p>Anna</text:p>
          </table:table-cell>
          <table:table-cell office:value-type="string" calcext:value-type="string">
            <text:p>Anna</text:p>
          </table:table-cell>
          <table:table-cell/>
          <table:table-cell table:formula="of:=CONCATENATE([.B78]; REPT(&quot; &quot;; 4); [.D78])" office:value-type="string" office:string-value="anna    Anna" calcext:value-type="string">
            <text:p>anna <text:s text:c="3"/>An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nne</text:p>
          </table:table-cell>
          <table:table-cell/>
          <table:table-cell table:formula="of:=IF([.C79]=&quot;&quot;; [.B79]; [.C79])" office:value-type="string" office:string-value="anne" calcext:value-type="string">
            <text:p>anne</text:p>
          </table:table-cell>
          <table:table-cell office:value-type="string" calcext:value-type="string">
            <text:p>anne</text:p>
          </table:table-cell>
          <table:table-cell/>
          <table:table-cell table:formula="of:=CONCATENATE([.B79]; REPT(&quot; &quot;; 4); [.D79])" office:value-type="string" office:string-value="anne    anne" calcext:value-type="string">
            <text:p>anne <text:s text:c="3"/>an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nnie</text:p>
          </table:table-cell>
          <table:table-cell/>
          <table:table-cell table:formula="of:=IF([.C80]=&quot;&quot;; [.B80]; [.C80])" office:value-type="string" office:string-value="annie" calcext:value-type="string">
            <text:p>annie</text:p>
          </table:table-cell>
          <table:table-cell office:value-type="string" calcext:value-type="string">
            <text:p>annie</text:p>
          </table:table-cell>
          <table:table-cell/>
          <table:table-cell table:formula="of:=CONCATENATE([.B80]; REPT(&quot; &quot;; 4); [.D80])" office:value-type="string" office:string-value="annie    annie" calcext:value-type="string">
            <text:p>annie <text:s text:c="3"/>anni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Anthony</text:p>
          </table:table-cell>
          <table:table-cell table:formula="of:=IF([.C81]=&quot;&quot;; [.B81]; [.C81])" office:value-type="string" office:string-value="Anthony" calcext:value-type="string">
            <text:p>Anthony</text:p>
          </table:table-cell>
          <table:table-cell office:value-type="string" calcext:value-type="string">
            <text:p>Anthony</text:p>
          </table:table-cell>
          <table:table-cell/>
          <table:table-cell table:formula="of:=CONCATENATE([.B81]; REPT(&quot; &quot;; 4); [.D81])" office:value-type="string" office:string-value="anthony    Anthony" calcext:value-type="string">
            <text:p>anthony <text:s text:c="3"/>Anthon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nti</text:p>
          </table:table-cell>
          <table:table-cell/>
          <table:table-cell table:formula="of:=IF([.C82]=&quot;&quot;; [.B82]; [.C82])" office:value-type="string" office:string-value="anti" calcext:value-type="string">
            <text:p>anti</text:p>
          </table:table-cell>
          <table:table-cell office:value-type="string" calcext:value-type="string">
            <text:p>anti</text:p>
          </table:table-cell>
          <table:table-cell/>
          <table:table-cell table:formula="of:=CONCATENATE([.B82]; REPT(&quot; &quot;; 4); [.D82])" office:value-type="string" office:string-value="anti    anti" calcext:value-type="string">
            <text:p>anti <text:s text:c="3"/>ant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Antonio</text:p>
          </table:table-cell>
          <table:table-cell table:formula="of:=IF([.C83]=&quot;&quot;; [.B83]; [.C83])" office:value-type="string" office:string-value="Antonio" calcext:value-type="string">
            <text:p>Antonio</text:p>
          </table:table-cell>
          <table:table-cell office:value-type="string" calcext:value-type="string">
            <text:p>Antonio</text:p>
          </table:table-cell>
          <table:table-cell/>
          <table:table-cell table:formula="of:=CONCATENATE([.B83]; REPT(&quot; &quot;; 4); [.D83])" office:value-type="string" office:string-value="antonio    Antonio" calcext:value-type="string">
            <text:p>antonio <text:s text:c="3"/>Antoni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pec</text:p>
          </table:table-cell>
          <table:table-cell office:value-type="string" calcext:value-type="string">
            <text:p>APEC</text:p>
          </table:table-cell>
          <table:table-cell table:formula="of:=IF([.C84]=&quot;&quot;; [.B84]; [.C84])" office:value-type="string" office:string-value="APEC" calcext:value-type="string">
            <text:p>APEC</text:p>
          </table:table-cell>
          <table:table-cell office:value-type="string" calcext:value-type="string">
            <text:p>APEC</text:p>
          </table:table-cell>
          <table:table-cell/>
          <table:table-cell table:formula="of:=CONCATENATE([.B84]; REPT(&quot; &quot;; 4); [.D84])" office:value-type="string" office:string-value="apec    APEC" calcext:value-type="string">
            <text:p>apec <text:s text:c="3"/>APE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</text:p>
          </table:table-cell>
          <table:table-cell table:formula="of:=IF([.C85]=&quot;&quot;; [.B85]; [.C85])" office:value-type="string" office:string-value="App" calcext:value-type="string">
            <text:p>App</text:p>
          </table:table-cell>
          <table:table-cell office:value-type="string" calcext:value-type="string">
            <text:p>App</text:p>
          </table:table-cell>
          <table:table-cell/>
          <table:table-cell table:formula="of:=CONCATENATE([.B85]; REPT(&quot; &quot;; 4); [.D85])" office:value-type="string" office:string-value="app    App" calcext:value-type="string">
            <text:p>app <text:s text:c="3"/>Ap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pple</text:p>
          </table:table-cell>
          <table:table-cell table:formula="of:=IF([.C86]=&quot;&quot;; [.B86]; [.C86])" office:value-type="string" office:string-value="Apple" calcext:value-type="string">
            <text:p>Apple</text:p>
          </table:table-cell>
          <table:table-cell office:value-type="string" calcext:value-type="string">
            <text:p>Apple</text:p>
          </table:table-cell>
          <table:table-cell/>
          <table:table-cell table:formula="of:=CONCATENATE([.B86]; REPT(&quot; &quot;; 4); [.D86])" office:value-type="string" office:string-value="apple    Apple" calcext:value-type="string">
            <text:p>apple <text:s text:c="3"/>App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pply</text:p>
          </table:table-cell>
          <table:table-cell/>
          <table:table-cell table:formula="of:=IF([.C87]=&quot;&quot;; [.B87]; [.C87])" office:value-type="string" office:string-value="apply" calcext:value-type="string">
            <text:p>apply</text:p>
          </table:table-cell>
          <table:table-cell office:value-type="string" calcext:value-type="string">
            <text:p>apply</text:p>
          </table:table-cell>
          <table:table-cell/>
          <table:table-cell table:formula="of:=CONCATENATE([.B87]; REPT(&quot; &quot;; 4); [.D87])" office:value-type="string" office:string-value="apply    apply" calcext:value-type="string">
            <text:p>apply <text:s text:c="3"/>appl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Apps</text:p>
          </table:table-cell>
          <table:table-cell table:formula="of:=IF([.C88]=&quot;&quot;; [.B88]; [.C88])" office:value-type="string" office:string-value="Apps" calcext:value-type="string">
            <text:p>Apps</text:p>
          </table:table-cell>
          <table:table-cell office:value-type="string" calcext:value-type="string">
            <text:p>Apps</text:p>
          </table:table-cell>
          <table:table-cell/>
          <table:table-cell table:formula="of:=CONCATENATE([.B88]; REPT(&quot; &quot;; 4); [.D88])" office:value-type="string" office:string-value="apps    Apps" calcext:value-type="string">
            <text:p>apps <text:s text:c="3"/>App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quino</text:p>
          </table:table-cell>
          <table:table-cell office:value-type="string" calcext:value-type="string">
            <text:p>Aquino</text:p>
          </table:table-cell>
          <table:table-cell table:formula="of:=IF([.C89]=&quot;&quot;; [.B89]; [.C89])" office:value-type="string" office:string-value="Aquino" calcext:value-type="string">
            <text:p>Aquino</text:p>
          </table:table-cell>
          <table:table-cell office:value-type="string" calcext:value-type="string">
            <text:p>Aquino</text:p>
          </table:table-cell>
          <table:table-cell/>
          <table:table-cell table:formula="of:=CONCATENATE([.B89]; REPT(&quot; &quot;; 4); [.D89])" office:value-type="string" office:string-value="aquino    Aquino" calcext:value-type="string">
            <text:p>aquino <text:s text:c="3"/>Aquin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Arab</text:p>
          </table:table-cell>
          <table:table-cell table:formula="of:=IF([.C90]=&quot;&quot;; [.B90]; [.C90])" office:value-type="string" office:string-value="Arab" calcext:value-type="string">
            <text:p>Arab</text:p>
          </table:table-cell>
          <table:table-cell office:value-type="string" calcext:value-type="string">
            <text:p>Arab</text:p>
          </table:table-cell>
          <table:table-cell/>
          <table:table-cell table:formula="of:=CONCATENATE([.B90]; REPT(&quot; &quot;; 4); [.D90])" office:value-type="string" office:string-value="arab    Arab" calcext:value-type="string">
            <text:p>arab <text:s text:c="3"/>Arab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Arabia</text:p>
          </table:table-cell>
          <table:table-cell table:formula="of:=IF([.C91]=&quot;&quot;; [.B91]; [.C91])" office:value-type="string" office:string-value="Arabia" calcext:value-type="string">
            <text:p>Arabia</text:p>
          </table:table-cell>
          <table:table-cell office:value-type="string" calcext:value-type="string">
            <text:p>Arabia</text:p>
          </table:table-cell>
          <table:table-cell/>
          <table:table-cell table:formula="of:=CONCATENATE([.B91]; REPT(&quot; &quot;; 4); [.D91])" office:value-type="string" office:string-value="arabia    Arabia" calcext:value-type="string">
            <text:p>arabia <text:s text:c="3"/>Arab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rafat</text:p>
          </table:table-cell>
          <table:table-cell/>
          <table:table-cell table:formula="of:=IF([.C92]=&quot;&quot;; [.B92]; [.C92])" office:value-type="string" office:string-value="arafat" calcext:value-type="string">
            <text:p>arafat</text:p>
          </table:table-cell>
          <table:table-cell office:value-type="string" calcext:value-type="string">
            <text:p>arafat</text:p>
          </table:table-cell>
          <table:table-cell/>
          <table:table-cell table:formula="of:=CONCATENATE([.B92]; REPT(&quot; &quot;; 4); [.D92])" office:value-type="string" office:string-value="arafat    arafat" calcext:value-type="string">
            <text:p>arafat <text:s text:c="3"/>arafa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rc</text:p>
          </table:table-cell>
          <table:table-cell/>
          <table:table-cell table:formula="of:=IF([.C93]=&quot;&quot;; [.B93]; [.C93])" office:value-type="string" office:string-value="arc" calcext:value-type="string">
            <text:p>arc</text:p>
          </table:table-cell>
          <table:table-cell office:value-type="string" calcext:value-type="string">
            <text:p>arc</text:p>
          </table:table-cell>
          <table:table-cell/>
          <table:table-cell table:formula="of:=CONCATENATE([.B93]; REPT(&quot; &quot;; 4); [.D93])" office:value-type="string" office:string-value="arc    arc" calcext:value-type="string">
            <text:p>arc <text:s text:c="3"/>ar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Arena</text:p>
          </table:table-cell>
          <table:table-cell table:formula="of:=IF([.C94]=&quot;&quot;; [.B94]; [.C94])" office:value-type="string" office:string-value="Arena" calcext:value-type="string">
            <text:p>Arena</text:p>
          </table:table-cell>
          <table:table-cell office:value-type="string" calcext:value-type="string">
            <text:p>Arena</text:p>
          </table:table-cell>
          <table:table-cell/>
          <table:table-cell table:formula="of:=CONCATENATE([.B94]; REPT(&quot; &quot;; 4); [.D94])" office:value-type="string" office:string-value="arena    Arena" calcext:value-type="string">
            <text:p>arena <text:s text:c="3"/>Are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entina</text:p>
          </table:table-cell>
          <table:table-cell table:formula="of:=IF([.C95]=&quot;&quot;; [.B95]; [.C95])" office:value-type="string" office:string-value="Argentina" calcext:value-type="string">
            <text:p>Argentina</text:p>
          </table:table-cell>
          <table:table-cell office:value-type="string" calcext:value-type="string">
            <text:p>Argentina</text:p>
          </table:table-cell>
          <table:table-cell/>
          <table:table-cell table:formula="of:=CONCATENATE([.B95]; REPT(&quot; &quot;; 4); [.D95])" office:value-type="string" office:string-value="argentina    Argentina" calcext:value-type="string">
            <text:p>argentina <text:s text:c="3"/>Argenti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Arizona</text:p>
          </table:table-cell>
          <table:table-cell table:formula="of:=IF([.C96]=&quot;&quot;; [.B96]; [.C96])" office:value-type="string" office:string-value="Arizona" calcext:value-type="string">
            <text:p>Arizona</text:p>
          </table:table-cell>
          <table:table-cell office:value-type="string" calcext:value-type="string">
            <text:p>Arizona</text:p>
          </table:table-cell>
          <table:table-cell/>
          <table:table-cell table:formula="of:=CONCATENATE([.B96]; REPT(&quot; &quot;; 4); [.D96])" office:value-type="string" office:string-value="arizona    Arizona" calcext:value-type="string">
            <text:p>arizona <text:s text:c="3"/>Arizo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Arsenal</text:p>
          </table:table-cell>
          <table:table-cell table:formula="of:=IF([.C97]=&quot;&quot;; [.B97]; [.C97])" office:value-type="string" office:string-value="Arsenal" calcext:value-type="string">
            <text:p>Arsenal</text:p>
          </table:table-cell>
          <table:table-cell office:value-type="string" calcext:value-type="string">
            <text:p>Arsenal</text:p>
          </table:table-cell>
          <table:table-cell/>
          <table:table-cell table:formula="of:=CONCATENATE([.B97]; REPT(&quot; &quot;; 4); [.D97])" office:value-type="string" office:string-value="arsenal    Arsenal" calcext:value-type="string">
            <text:p>arsenal <text:s text:c="3"/>Arsen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rt</text:p>
          </table:table-cell>
          <table:table-cell/>
          <table:table-cell table:formula="of:=IF([.C98]=&quot;&quot;; [.B98]; [.C98])" office:value-type="string" office:string-value="art" calcext:value-type="string">
            <text:p>art</text:p>
          </table:table-cell>
          <table:table-cell office:value-type="string" calcext:value-type="string">
            <text:p>art</text:p>
          </table:table-cell>
          <table:table-cell/>
          <table:table-cell table:formula="of:=CONCATENATE([.B98]; REPT(&quot; &quot;; 4); [.D98])" office:value-type="string" office:string-value="art    art" calcext:value-type="string">
            <text:p>art <text:s text:c="3"/>ar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Arthur</text:p>
          </table:table-cell>
          <table:table-cell table:formula="of:=IF([.C99]=&quot;&quot;; [.B99]; [.C99])" office:value-type="string" office:string-value="Arthur" calcext:value-type="string">
            <text:p>Arthur</text:p>
          </table:table-cell>
          <table:table-cell office:value-type="string" calcext:value-type="string">
            <text:p>Arthur</text:p>
          </table:table-cell>
          <table:table-cell/>
          <table:table-cell table:formula="of:=CONCATENATE([.B99]; REPT(&quot; &quot;; 4); [.D99])" office:value-type="string" office:string-value="arthur    Arthur" calcext:value-type="string">
            <text:p>arthur <text:s text:c="3"/>Arthu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s</text:p>
          </table:table-cell>
          <table:table-cell/>
          <table:table-cell table:formula="of:=IF([.C100]=&quot;&quot;; [.B100]; [.C100])" office:value-type="string" office:string-value="as" calcext:value-type="string">
            <text:p>as</text:p>
          </table:table-cell>
          <table:table-cell office:value-type="string" calcext:value-type="string">
            <text:p>as</text:p>
          </table:table-cell>
          <table:table-cell/>
          <table:table-cell table:formula="of:=CONCATENATE([.B100]; REPT(&quot; &quot;; 4); [.D100])" office:value-type="string" office:string-value="as    as" calcext:value-type="string">
            <text:p>as <text:s text:c="3"/>a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sean</text:p>
          </table:table-cell>
          <table:table-cell office:value-type="string" calcext:value-type="string">
            <text:p>ASEAN</text:p>
          </table:table-cell>
          <table:table-cell table:formula="of:=IF([.C101]=&quot;&quot;; [.B101]; [.C101])" office:value-type="string" office:string-value="ASEAN" calcext:value-type="string">
            <text:p>ASEAN</text:p>
          </table:table-cell>
          <table:table-cell office:value-type="string" calcext:value-type="string">
            <text:p>ASEAN</text:p>
          </table:table-cell>
          <table:table-cell/>
          <table:table-cell table:formula="of:=CONCATENATE([.B101]; REPT(&quot; &quot;; 4); [.D101])" office:value-type="string" office:string-value="asean    ASEAN" calcext:value-type="string">
            <text:p>asean <text:s text:c="3"/>ASE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Ashley</text:p>
          </table:table-cell>
          <table:table-cell table:formula="of:=IF([.C102]=&quot;&quot;; [.B102]; [.C102])" office:value-type="string" office:string-value="Ashley" calcext:value-type="string">
            <text:p>Ashley</text:p>
          </table:table-cell>
          <table:table-cell office:value-type="string" calcext:value-type="string">
            <text:p>Ashley</text:p>
          </table:table-cell>
          <table:table-cell/>
          <table:table-cell table:formula="of:=CONCATENATE([.B102]; REPT(&quot; &quot;; 4); [.D102])" office:value-type="string" office:string-value="ashley    Ashley" calcext:value-type="string">
            <text:p>ashley <text:s text:c="3"/>Ashle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shton</text:p>
          </table:table-cell>
          <table:table-cell/>
          <table:table-cell table:formula="of:=IF([.C103]=&quot;&quot;; [.B103]; [.C103])" office:value-type="string" office:string-value="ashton" calcext:value-type="string">
            <text:p>ashton</text:p>
          </table:table-cell>
          <table:table-cell office:value-type="string" calcext:value-type="string">
            <text:p>ashton</text:p>
          </table:table-cell>
          <table:table-cell/>
          <table:table-cell table:formula="of:=CONCATENATE([.B103]; REPT(&quot; &quot;; 4); [.D103])" office:value-type="string" office:string-value="ashton    ashton" calcext:value-type="string">
            <text:p>ashton <text:s text:c="3"/>asht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SIA</text:p>
          </table:table-cell>
          <table:table-cell table:formula="of:=IF([.C104]=&quot;&quot;; [.B104]; [.C104])" office:value-type="string" office:string-value="ASIA" calcext:value-type="string">
            <text:p>ASIA</text:p>
          </table:table-cell>
          <table:table-cell office:value-type="string" calcext:value-type="string">
            <text:p>ASIA</text:p>
          </table:table-cell>
          <table:table-cell/>
          <table:table-cell table:formula="of:=CONCATENATE([.B104]; REPT(&quot; &quot;; 4); [.D104])" office:value-type="string" office:string-value="asia    ASIA" calcext:value-type="string">
            <text:p>asia <text:s text:c="3"/>AS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ASIAN</text:p>
          </table:table-cell>
          <table:table-cell table:formula="of:=IF([.C105]=&quot;&quot;; [.B105]; [.C105])" office:value-type="string" office:string-value="ASIAN" calcext:value-type="string">
            <text:p>ASIAN</text:p>
          </table:table-cell>
          <table:table-cell office:value-type="string" calcext:value-type="string">
            <text:p>ASIAN</text:p>
          </table:table-cell>
          <table:table-cell/>
          <table:table-cell table:formula="of:=CONCATENATE([.B105]; REPT(&quot; &quot;; 4); [.D105])" office:value-type="string" office:string-value="asian    ASIAN" calcext:value-type="string">
            <text:p>asian <text:s text:c="3"/>ASI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SIA</text:p>
          </table:table-cell>
          <table:table-cell table:formula="of:=IF([.C106]=&quot;&quot;; [.B106]; [.C106])" office:value-type="string" office:string-value="ASIA" calcext:value-type="string">
            <text:p>ASIA</text:p>
          </table:table-cell>
          <table:table-cell office:value-type="string" calcext:value-type="string">
            <text:p>ASIA</text:p>
          </table:table-cell>
          <table:table-cell/>
          <table:table-cell table:formula="of:=CONCATENATE([.B106]; REPT(&quot; &quot;; 4); [.D106])" office:value-type="string" office:string-value="asia    ASIA" calcext:value-type="string">
            <text:p>asia <text:s text:c="3"/>AS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spirin</text:p>
          </table:table-cell>
          <table:table-cell office:value-type="string" calcext:value-type="string">
            <text:p>Aspirin</text:p>
          </table:table-cell>
          <table:table-cell table:formula="of:=IF([.C107]=&quot;&quot;; [.B107]; [.C107])" office:value-type="string" office:string-value="Aspirin" calcext:value-type="string">
            <text:p>Aspirin</text:p>
          </table:table-cell>
          <table:table-cell office:value-type="string" calcext:value-type="string">
            <text:p>Aspirin</text:p>
          </table:table-cell>
          <table:table-cell/>
          <table:table-cell table:formula="of:=CONCATENATE([.B107]; REPT(&quot; &quot;; 4); [.D107])" office:value-type="string" office:string-value="aspirin    Aspirin" calcext:value-type="string">
            <text:p>aspirin <text:s text:c="3"/>Aspir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ssad</text:p>
          </table:table-cell>
          <table:table-cell/>
          <table:table-cell table:formula="of:=IF([.C108]=&quot;&quot;; [.B108]; [.C108])" office:value-type="string" office:string-value="assad" calcext:value-type="string">
            <text:p>assad</text:p>
          </table:table-cell>
          <table:table-cell office:value-type="string" calcext:value-type="string">
            <text:p>assad</text:p>
          </table:table-cell>
          <table:table-cell/>
          <table:table-cell table:formula="of:=CONCATENATE([.B108]; REPT(&quot; &quot;; 4); [.D108])" office:value-type="string" office:string-value="assad    assad" calcext:value-type="string">
            <text:p>assad <text:s text:c="3"/>assa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ston</text:p>
          </table:table-cell>
          <table:table-cell/>
          <table:table-cell table:formula="of:=IF([.C109]=&quot;&quot;; [.B109]; [.C109])" office:value-type="string" office:string-value="aston" calcext:value-type="string">
            <text:p>aston</text:p>
          </table:table-cell>
          <table:table-cell office:value-type="string" calcext:value-type="string">
            <text:p>aston</text:p>
          </table:table-cell>
          <table:table-cell/>
          <table:table-cell table:formula="of:=CONCATENATE([.B109]; REPT(&quot; &quot;; 4); [.D109])" office:value-type="string" office:string-value="aston    aston" calcext:value-type="string">
            <text:p>aston <text:s text:c="3"/>ast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Asus</text:p>
          </table:table-cell>
          <table:table-cell table:formula="of:=IF([.C110]=&quot;&quot;; [.B110]; [.C110])" office:value-type="string" office:string-value="Asus" calcext:value-type="string">
            <text:p>Asus</text:p>
          </table:table-cell>
          <table:table-cell office:value-type="string" calcext:value-type="string">
            <text:p>Asus</text:p>
          </table:table-cell>
          <table:table-cell/>
          <table:table-cell table:formula="of:=CONCATENATE([.B110]; REPT(&quot; &quot;; 4); [.D110])" office:value-type="string" office:string-value="asus    Asus" calcext:value-type="string">
            <text:p>asus <text:s text:c="3"/>Asu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Athens</text:p>
          </table:table-cell>
          <table:table-cell table:formula="of:=IF([.C111]=&quot;&quot;; [.B111]; [.C111])" office:value-type="string" office:string-value="Athens" calcext:value-type="string">
            <text:p>Athens</text:p>
          </table:table-cell>
          <table:table-cell office:value-type="string" calcext:value-type="string">
            <text:p>Athens</text:p>
          </table:table-cell>
          <table:table-cell/>
          <table:table-cell table:formula="of:=CONCATENATE([.B111]; REPT(&quot; &quot;; 4); [.D111])" office:value-type="string" office:string-value="athens    Athens" calcext:value-type="string">
            <text:p>athens <text:s text:c="3"/>Athen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Atlanta</text:p>
          </table:table-cell>
          <table:table-cell table:formula="of:=IF([.C112]=&quot;&quot;; [.B112]; [.C112])" office:value-type="string" office:string-value="Atlanta" calcext:value-type="string">
            <text:p>Atlanta</text:p>
          </table:table-cell>
          <table:table-cell office:value-type="string" calcext:value-type="string">
            <text:p>Atlanta</text:p>
          </table:table-cell>
          <table:table-cell/>
          <table:table-cell table:formula="of:=CONCATENATE([.B112]; REPT(&quot; &quot;; 4); [.D112])" office:value-type="string" office:string-value="atlanta    Atlanta" calcext:value-type="string">
            <text:p>atlanta <text:s text:c="3"/>Atlant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ATM</text:p>
          </table:table-cell>
          <table:table-cell table:formula="of:=IF([.C113]=&quot;&quot;; [.B113]; [.C113])" office:value-type="string" office:string-value="ATM" calcext:value-type="string">
            <text:p>ATM</text:p>
          </table:table-cell>
          <table:table-cell office:value-type="string" calcext:value-type="string">
            <text:p>ATM</text:p>
          </table:table-cell>
          <table:table-cell/>
          <table:table-cell table:formula="of:=CONCATENATE([.B113]; REPT(&quot; &quot;; 4); [.D113])" office:value-type="string" office:string-value="atm    ATM" calcext:value-type="string">
            <text:p>atm <text:s text:c="3"/>AT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udi</text:p>
          </table:table-cell>
          <table:table-cell table:formula="of:=IF([.C114]=&quot;&quot;; [.B114]; [.C114])" office:value-type="string" office:string-value="Audi" calcext:value-type="string">
            <text:p>Audi</text:p>
          </table:table-cell>
          <table:table-cell office:value-type="string" calcext:value-type="string">
            <text:p>Audi</text:p>
          </table:table-cell>
          <table:table-cell/>
          <table:table-cell table:formula="of:=CONCATENATE([.B114]; REPT(&quot; &quot;; 4); [.D114])" office:value-type="string" office:string-value="audi    Audi" calcext:value-type="string">
            <text:p>audi <text:s text:c="3"/>Aud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udio</text:p>
          </table:table-cell>
          <table:table-cell/>
          <table:table-cell table:formula="of:=IF([.C115]=&quot;&quot;; [.B115]; [.C115])" office:value-type="string" office:string-value="audio" calcext:value-type="string">
            <text:p>audio</text:p>
          </table:table-cell>
          <table:table-cell office:value-type="string" calcext:value-type="string">
            <text:p>audio</text:p>
          </table:table-cell>
          <table:table-cell/>
          <table:table-cell table:formula="of:=CONCATENATE([.B115]; REPT(&quot; &quot;; 4); [.D115])" office:value-type="string" office:string-value="audio    audio" calcext:value-type="string">
            <text:p>audio <text:s text:c="3"/>audi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</text:p>
          </table:table-cell>
          <table:table-cell table:formula="of:=IF([.C116]=&quot;&quot;; [.B116]; [.C116])" office:value-type="string" office:string-value="Australia" calcext:value-type="string">
            <text:p>Australia</text:p>
          </table:table-cell>
          <table:table-cell office:value-type="string" calcext:value-type="string">
            <text:p>Australia</text:p>
          </table:table-cell>
          <table:table-cell/>
          <table:table-cell table:formula="of:=CONCATENATE([.B116]; REPT(&quot; &quot;; 4); [.D116])" office:value-type="string" office:string-value="australia    Australia" calcext:value-type="string">
            <text:p>australia <text:s text:c="3"/>Austral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uto</text:p>
          </table:table-cell>
          <table:table-cell/>
          <table:table-cell table:formula="of:=IF([.C117]=&quot;&quot;; [.B117]; [.C117])" office:value-type="string" office:string-value="auto" calcext:value-type="string">
            <text:p>auto</text:p>
          </table:table-cell>
          <table:table-cell office:value-type="string" calcext:value-type="string">
            <text:p>auto</text:p>
          </table:table-cell>
          <table:table-cell/>
          <table:table-cell table:formula="of:=CONCATENATE([.B117]; REPT(&quot; &quot;; 4); [.D117])" office:value-type="string" office:string-value="auto    auto" calcext:value-type="string">
            <text:p>auto <text:s text:c="3"/>aut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vatar</text:p>
          </table:table-cell>
          <table:table-cell office:value-type="string" calcext:value-type="string">
            <text:p>Avatar</text:p>
          </table:table-cell>
          <table:table-cell table:formula="of:=IF([.C118]=&quot;&quot;; [.B118]; [.C118])" office:value-type="string" office:string-value="Avatar" calcext:value-type="string">
            <text:p>Avatar</text:p>
          </table:table-cell>
          <table:table-cell office:value-type="string" calcext:value-type="string">
            <text:p>Avatar</text:p>
          </table:table-cell>
          <table:table-cell/>
          <table:table-cell table:formula="of:=CONCATENATE([.B118]; REPT(&quot; &quot;; 4); [.D118])" office:value-type="string" office:string-value="avatar    Avatar" calcext:value-type="string">
            <text:p>avatar <text:s text:c="3"/>Avata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wards</text:p>
          </table:table-cell>
          <table:table-cell/>
          <table:table-cell table:formula="of:=IF([.C119]=&quot;&quot;; [.B119]; [.C119])" office:value-type="string" office:string-value="awards" calcext:value-type="string">
            <text:p>awards</text:p>
          </table:table-cell>
          <table:table-cell office:value-type="string" calcext:value-type="string">
            <text:p>awards</text:p>
          </table:table-cell>
          <table:table-cell/>
          <table:table-cell table:formula="of:=CONCATENATE([.B119]; REPT(&quot; &quot;; 4); [.D119])" office:value-type="string" office:string-value="awards    awards" calcext:value-type="string">
            <text:p>awards <text:s text:c="3"/>award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axit</text:p>
          </table:table-cell>
          <table:table-cell office:value-type="string" calcext:value-type="string">
            <text:p>Axit</text:p>
          </table:table-cell>
          <table:table-cell table:formula="of:=IF([.C120]=&quot;&quot;; [.B120]; [.C120])" office:value-type="string" office:string-value="Axit" calcext:value-type="string">
            <text:p>Axit</text:p>
          </table:table-cell>
          <table:table-cell office:value-type="string" calcext:value-type="string">
            <text:p>Axit</text:p>
          </table:table-cell>
          <table:table-cell/>
          <table:table-cell table:formula="of:=CONCATENATE([.B120]; REPT(&quot; &quot;; 4); [.D120])" office:value-type="string" office:string-value="axit    Axit" calcext:value-type="string">
            <text:p>axit <text:s text:c="3"/>Axi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by</text:p>
          </table:table-cell>
          <table:table-cell/>
          <table:table-cell table:formula="of:=IF([.C121]=&quot;&quot;; [.B121]; [.C121])" office:value-type="string" office:string-value="baby" calcext:value-type="string">
            <text:p>baby</text:p>
          </table:table-cell>
          <table:table-cell office:value-type="string" calcext:value-type="string">
            <text:p>baby</text:p>
          </table:table-cell>
          <table:table-cell/>
          <table:table-cell table:formula="of:=CONCATENATE([.B121]; REPT(&quot; &quot;; 4); [.D121])" office:value-type="string" office:string-value="baby    baby" calcext:value-type="string">
            <text:p>baby <text:s text:c="3"/>bab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ck</text:p>
          </table:table-cell>
          <table:table-cell/>
          <table:table-cell table:formula="of:=IF([.C122]=&quot;&quot;; [.B122]; [.C122])" office:value-type="string" office:string-value="back" calcext:value-type="string">
            <text:p>back</text:p>
          </table:table-cell>
          <table:table-cell office:value-type="string" calcext:value-type="string">
            <text:p>back</text:p>
          </table:table-cell>
          <table:table-cell/>
          <table:table-cell table:formula="of:=CONCATENATE([.B122]; REPT(&quot; &quot;; 4); [.D122])" office:value-type="string" office:string-value="back    back" calcext:value-type="string">
            <text:p>back <text:s text:c="3"/>ba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ckground</text:p>
          </table:table-cell>
          <table:table-cell/>
          <table:table-cell table:formula="of:=IF([.C123]=&quot;&quot;; [.B123]; [.C123])" office:value-type="string" office:string-value="background" calcext:value-type="string">
            <text:p>background</text:p>
          </table:table-cell>
          <table:table-cell office:value-type="string" calcext:value-type="string">
            <text:p>background</text:p>
          </table:table-cell>
          <table:table-cell/>
          <table:table-cell table:formula="of:=CONCATENATE([.B123]; REPT(&quot; &quot;; 4); [.D123])" office:value-type="string" office:string-value="background    background" calcext:value-type="string">
            <text:p>background <text:s text:c="3"/>backgrou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ckup</text:p>
          </table:table-cell>
          <table:table-cell/>
          <table:table-cell table:formula="of:=IF([.C124]=&quot;&quot;; [.B124]; [.C124])" office:value-type="string" office:string-value="backup" calcext:value-type="string">
            <text:p>backup</text:p>
          </table:table-cell>
          <table:table-cell office:value-type="string" calcext:value-type="string">
            <text:p>backup</text:p>
          </table:table-cell>
          <table:table-cell/>
          <table:table-cell table:formula="of:=CONCATENATE([.B124]; REPT(&quot; &quot;; 4); [.D124])" office:value-type="string" office:string-value="backup    backup" calcext:value-type="string">
            <text:p>backup <text:s text:c="3"/>backu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d</text:p>
          </table:table-cell>
          <table:table-cell/>
          <table:table-cell table:formula="of:=IF([.C125]=&quot;&quot;; [.B125]; [.C125])" office:value-type="string" office:string-value="bad" calcext:value-type="string">
            <text:p>bad</text:p>
          </table:table-cell>
          <table:table-cell office:value-type="string" calcext:value-type="string">
            <text:p>bad</text:p>
          </table:table-cell>
          <table:table-cell/>
          <table:table-cell table:formula="of:=CONCATENATE([.B125]; REPT(&quot; &quot;; 4); [.D125])" office:value-type="string" office:string-value="bad    bad" calcext:value-type="string">
            <text:p>bad <text:s text:c="3"/>ba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ggio</text:p>
          </table:table-cell>
          <table:table-cell/>
          <table:table-cell table:formula="of:=IF([.C126]=&quot;&quot;; [.B126]; [.C126])" office:value-type="string" office:string-value="baggio" calcext:value-type="string">
            <text:p>baggio</text:p>
          </table:table-cell>
          <table:table-cell office:value-type="string" calcext:value-type="string">
            <text:p>baggio</text:p>
          </table:table-cell>
          <table:table-cell/>
          <table:table-cell table:formula="of:=CONCATENATE([.B126]; REPT(&quot; &quot;; 4); [.D126])" office:value-type="string" office:string-value="baggio    baggio" calcext:value-type="string">
            <text:p>baggio <text:s text:c="3"/>baggi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ghdad</text:p>
          </table:table-cell>
          <table:table-cell office:value-type="string" calcext:value-type="string">
            <text:p>Baghdad</text:p>
          </table:table-cell>
          <table:table-cell table:formula="of:=IF([.C127]=&quot;&quot;; [.B127]; [.C127])" office:value-type="string" office:string-value="Baghdad" calcext:value-type="string">
            <text:p>Baghdad</text:p>
          </table:table-cell>
          <table:table-cell office:value-type="string" calcext:value-type="string">
            <text:p>Baghdad</text:p>
          </table:table-cell>
          <table:table-cell/>
          <table:table-cell table:formula="of:=CONCATENATE([.B127]; REPT(&quot; &quot;; 4); [.D127])" office:value-type="string" office:string-value="baghdad    Baghdad" calcext:value-type="string">
            <text:p>baghdad <text:s text:c="3"/>Baghda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king</text:p>
          </table:table-cell>
          <table:table-cell/>
          <table:table-cell table:formula="of:=IF([.C128]=&quot;&quot;; [.B128]; [.C128])" office:value-type="string" office:string-value="baking" calcext:value-type="string">
            <text:p>baking</text:p>
          </table:table-cell>
          <table:table-cell office:value-type="string" calcext:value-type="string">
            <text:p>baking</text:p>
          </table:table-cell>
          <table:table-cell/>
          <table:table-cell table:formula="of:=CONCATENATE([.B128]; REPT(&quot; &quot;; 4); [.D128])" office:value-type="string" office:string-value="baking    baking" calcext:value-type="string">
            <text:p>baking <text:s text:c="3"/>bakin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le</text:p>
          </table:table-cell>
          <table:table-cell office:value-type="string" calcext:value-type="string">
            <text:p>Bale</text:p>
          </table:table-cell>
          <table:table-cell table:formula="of:=IF([.C129]=&quot;&quot;; [.B129]; [.C129])" office:value-type="string" office:string-value="Bale" calcext:value-type="string">
            <text:p>Bale</text:p>
          </table:table-cell>
          <table:table-cell office:value-type="string" calcext:value-type="string">
            <text:p>Bale</text:p>
          </table:table-cell>
          <table:table-cell/>
          <table:table-cell table:formula="of:=CONCATENATE([.B129]; REPT(&quot; &quot;; 4); [.D129])" office:value-type="string" office:string-value="bale    Bale" calcext:value-type="string">
            <text:p>bale <text:s text:c="3"/>Ba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Bali</text:p>
          </table:table-cell>
          <table:table-cell table:formula="of:=IF([.C130]=&quot;&quot;; [.B130]; [.C130])" office:value-type="string" office:string-value="Bali" calcext:value-type="string">
            <text:p>Bali</text:p>
          </table:table-cell>
          <table:table-cell office:value-type="string" calcext:value-type="string">
            <text:p>Bali</text:p>
          </table:table-cell>
          <table:table-cell/>
          <table:table-cell table:formula="of:=CONCATENATE([.B130]; REPT(&quot; &quot;; 4); [.D130])" office:value-type="string" office:string-value="bali    Bali" calcext:value-type="string">
            <text:p>bali <text:s text:c="3"/>Bal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llad</text:p>
          </table:table-cell>
          <table:table-cell/>
          <table:table-cell table:formula="of:=IF([.C131]=&quot;&quot;; [.B131]; [.C131])" office:value-type="string" office:string-value="ballad" calcext:value-type="string">
            <text:p>ballad</text:p>
          </table:table-cell>
          <table:table-cell office:value-type="string" calcext:value-type="string">
            <text:p>ballad</text:p>
          </table:table-cell>
          <table:table-cell/>
          <table:table-cell table:formula="of:=CONCATENATE([.B131]; REPT(&quot; &quot;; 4); [.D131])" office:value-type="string" office:string-value="ballad    ballad" calcext:value-type="string">
            <text:p>ballad <text:s text:c="3"/>balla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llet</text:p>
          </table:table-cell>
          <table:table-cell/>
          <table:table-cell table:formula="of:=IF([.C132]=&quot;&quot;; [.B132]; [.C132])" office:value-type="string" office:string-value="ballet" calcext:value-type="string">
            <text:p>ballet</text:p>
          </table:table-cell>
          <table:table-cell office:value-type="string" calcext:value-type="string">
            <text:p>ballet</text:p>
          </table:table-cell>
          <table:table-cell/>
          <table:table-cell table:formula="of:=CONCATENATE([.B132]; REPT(&quot; &quot;; 4); [.D132])" office:value-type="string" office:string-value="ballet    ballet" calcext:value-type="string">
            <text:p>ballet <text:s text:c="3"/>balle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ltic</text:p>
          </table:table-cell>
          <table:table-cell office:value-type="string" calcext:value-type="string">
            <text:p>Baltic</text:p>
          </table:table-cell>
          <table:table-cell table:formula="of:=IF([.C133]=&quot;&quot;; [.B133]; [.C133])" office:value-type="string" office:string-value="Baltic" calcext:value-type="string">
            <text:p>Baltic</text:p>
          </table:table-cell>
          <table:table-cell office:value-type="string" calcext:value-type="string">
            <text:p>Baltic</text:p>
          </table:table-cell>
          <table:table-cell/>
          <table:table-cell table:formula="of:=CONCATENATE([.B133]; REPT(&quot; &quot;; 4); [.D133])" office:value-type="string" office:string-value="baltic    Baltic" calcext:value-type="string">
            <text:p>baltic <text:s text:c="3"/>Balti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nd</text:p>
          </table:table-cell>
          <table:table-cell/>
          <table:table-cell table:formula="of:=IF([.C134]=&quot;&quot;; [.B134]; [.C134])" office:value-type="string" office:string-value="band" calcext:value-type="string">
            <text:p>band</text:p>
          </table:table-cell>
          <table:table-cell office:value-type="string" calcext:value-type="string">
            <text:p>band</text:p>
          </table:table-cell>
          <table:table-cell/>
          <table:table-cell table:formula="of:=CONCATENATE([.B134]; REPT(&quot; &quot;; 4); [.D134])" office:value-type="string" office:string-value="band    band" calcext:value-type="string">
            <text:p>band <text:s text:c="3"/>ba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Bangkok</text:p>
          </table:table-cell>
          <table:table-cell table:formula="of:=IF([.C135]=&quot;&quot;; [.B135]; [.C135])" office:value-type="string" office:string-value="Bangkok" calcext:value-type="string">
            <text:p>Bangkok</text:p>
          </table:table-cell>
          <table:table-cell office:value-type="string" calcext:value-type="string">
            <text:p>Bangkok</text:p>
          </table:table-cell>
          <table:table-cell/>
          <table:table-cell table:formula="of:=CONCATENATE([.B135]; REPT(&quot; &quot;; 4); [.D135])" office:value-type="string" office:string-value="bangkok    Bangkok" calcext:value-type="string">
            <text:p>bangkok <text:s text:c="3"/>Bangko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formula="of:=IF([.C136]=&quot;&quot;; [.B136]; [.C136])" office:value-type="string" office:string-value="Bangladesh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/>
          <table:table-cell table:formula="of:=CONCATENATE([.B136]; REPT(&quot; &quot;; 4); [.D136])" office:value-type="string" office:string-value="bangladesh    Bangladesh" calcext:value-type="string">
            <text:p>bangladesh <text:s text:c="3"/>Banglades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nk</text:p>
          </table:table-cell>
          <table:table-cell/>
          <table:table-cell table:formula="of:=IF([.C137]=&quot;&quot;; [.B137]; [.C137])" office:value-type="string" office:string-value="bank" calcext:value-type="string">
            <text:p>bank</text:p>
          </table:table-cell>
          <table:table-cell office:value-type="string" calcext:value-type="string">
            <text:p>bank</text:p>
          </table:table-cell>
          <table:table-cell/>
          <table:table-cell table:formula="of:=CONCATENATE([.B137]; REPT(&quot; &quot;; 4); [.D137])" office:value-type="string" office:string-value="bank    bank" calcext:value-type="string">
            <text:p>bank <text:s text:c="3"/>ban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nking</text:p>
          </table:table-cell>
          <table:table-cell/>
          <table:table-cell table:formula="of:=IF([.C138]=&quot;&quot;; [.B138]; [.C138])" office:value-type="string" office:string-value="banking" calcext:value-type="string">
            <text:p>banking</text:p>
          </table:table-cell>
          <table:table-cell office:value-type="string" calcext:value-type="string">
            <text:p>banking</text:p>
          </table:table-cell>
          <table:table-cell/>
          <table:table-cell table:formula="of:=CONCATENATE([.B138]; REPT(&quot; &quot;; 4); [.D138])" office:value-type="string" office:string-value="banking    banking" calcext:value-type="string">
            <text:p>banking <text:s text:c="3"/>bankin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nner</text:p>
          </table:table-cell>
          <table:table-cell/>
          <table:table-cell table:formula="of:=IF([.C139]=&quot;&quot;; [.B139]; [.C139])" office:value-type="string" office:string-value="banner" calcext:value-type="string">
            <text:p>banner</text:p>
          </table:table-cell>
          <table:table-cell office:value-type="string" calcext:value-type="string">
            <text:p>banner</text:p>
          </table:table-cell>
          <table:table-cell/>
          <table:table-cell table:formula="of:=CONCATENATE([.B139]; REPT(&quot; &quot;; 4); [.D139])" office:value-type="string" office:string-value="banner    banner" calcext:value-type="string">
            <text:p>banner <text:s text:c="3"/>bann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rack</text:p>
          </table:table-cell>
          <table:table-cell office:value-type="string" calcext:value-type="string">
            <text:p>Barack</text:p>
          </table:table-cell>
          <table:table-cell table:formula="of:=IF([.C140]=&quot;&quot;; [.B140]; [.C140])" office:value-type="string" office:string-value="Barack" calcext:value-type="string">
            <text:p>Barack</text:p>
          </table:table-cell>
          <table:table-cell office:value-type="string" calcext:value-type="string">
            <text:p>Barack</text:p>
          </table:table-cell>
          <table:table-cell/>
          <table:table-cell table:formula="of:=CONCATENATE([.B140]; REPT(&quot; &quot;; 4); [.D140])" office:value-type="string" office:string-value="barack    Barack" calcext:value-type="string">
            <text:p>barack <text:s text:c="3"/>Bara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r</text:p>
          </table:table-cell>
          <table:table-cell/>
          <table:table-cell table:formula="of:=IF([.C141]=&quot;&quot;; [.B141]; [.C141])" office:value-type="string" office:string-value="bar" calcext:value-type="string">
            <text:p>bar</text:p>
          </table:table-cell>
          <table:table-cell office:value-type="string" calcext:value-type="string">
            <text:p>bar</text:p>
          </table:table-cell>
          <table:table-cell/>
          <table:table-cell table:formula="of:=CONCATENATE([.B141]; REPT(&quot; &quot;; 4); [.D141])" office:value-type="string" office:string-value="bar    bar" calcext:value-type="string">
            <text:p>bar <text:s text:c="3"/>ba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rca</text:p>
          </table:table-cell>
          <table:table-cell office:value-type="string" calcext:value-type="string">
            <text:p>Barca</text:p>
          </table:table-cell>
          <table:table-cell table:formula="of:=IF([.C142]=&quot;&quot;; [.B142]; [.C142])" office:value-type="string" office:string-value="Barca" calcext:value-type="string">
            <text:p>Barca</text:p>
          </table:table-cell>
          <table:table-cell office:value-type="string" calcext:value-type="string">
            <text:p>Barca</text:p>
          </table:table-cell>
          <table:table-cell/>
          <table:table-cell table:formula="of:=CONCATENATE([.B142]; REPT(&quot; &quot;; 4); [.D142])" office:value-type="string" office:string-value="barca    Barca" calcext:value-type="string">
            <text:p>barca <text:s text:c="3"/>Barc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arcelona</text:p>
          </table:table-cell>
          <table:table-cell table:formula="of:=IF([.C143]=&quot;&quot;; [.B143]; [.C143])" office:value-type="string" office:string-value="Barcelona" calcext:value-type="string">
            <text:p>Barcelona</text:p>
          </table:table-cell>
          <table:table-cell office:value-type="string" calcext:value-type="string">
            <text:p>Barcelona</text:p>
          </table:table-cell>
          <table:table-cell/>
          <table:table-cell table:formula="of:=CONCATENATE([.B143]; REPT(&quot; &quot;; 4); [.D143])" office:value-type="string" office:string-value="barcelona    Barcelona" calcext:value-type="string">
            <text:p>barcelona <text:s text:c="3"/>Barcelo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sa</text:p>
          </table:table-cell>
          <table:table-cell office:value-type="string" calcext:value-type="string">
            <text:p>Basa</text:p>
          </table:table-cell>
          <table:table-cell table:formula="of:=IF([.C144]=&quot;&quot;; [.B144]; [.C144])" office:value-type="string" office:string-value="Basa" calcext:value-type="string">
            <text:p>Basa</text:p>
          </table:table-cell>
          <table:table-cell office:value-type="string" calcext:value-type="string">
            <text:p>Basa</text:p>
          </table:table-cell>
          <table:table-cell/>
          <table:table-cell table:formula="of:=CONCATENATE([.B144]; REPT(&quot; &quot;; 4); [.D144])" office:value-type="string" office:string-value="basa    Basa" calcext:value-type="string">
            <text:p>basa <text:s text:c="3"/>Bas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ass</text:p>
          </table:table-cell>
          <table:table-cell/>
          <table:table-cell table:formula="of:=IF([.C145]=&quot;&quot;; [.B145]; [.C145])" office:value-type="string" office:string-value="bass" calcext:value-type="string">
            <text:p>bass</text:p>
          </table:table-cell>
          <table:table-cell office:value-type="string" calcext:value-type="string">
            <text:p>bass</text:p>
          </table:table-cell>
          <table:table-cell/>
          <table:table-cell table:formula="of:=CONCATENATE([.B145]; REPT(&quot; &quot;; 4); [.D145])" office:value-type="string" office:string-value="bass    bass" calcext:value-type="string">
            <text:p>bass <text:s text:c="3"/>bas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bc</text:p>
          </table:table-cell>
          <table:table-cell office:value-type="string" calcext:value-type="string">
            <text:p>BBC</text:p>
          </table:table-cell>
          <table:table-cell table:formula="of:=IF([.C146]=&quot;&quot;; [.B146]; [.C146])" office:value-type="string" office:string-value="BBC" calcext:value-type="string">
            <text:p>BBC</text:p>
          </table:table-cell>
          <table:table-cell office:value-type="string" calcext:value-type="string">
            <text:p>BBC</text:p>
          </table:table-cell>
          <table:table-cell/>
          <table:table-cell table:formula="of:=CONCATENATE([.B146]; REPT(&quot; &quot;; 4); [.D146])" office:value-type="string" office:string-value="bbc    BBC" calcext:value-type="string">
            <text:p>bbc <text:s text:c="3"/>BB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each</text:p>
          </table:table-cell>
          <table:table-cell/>
          <table:table-cell table:formula="of:=IF([.C147]=&quot;&quot;; [.B147]; [.C147])" office:value-type="string" office:string-value="beach" calcext:value-type="string">
            <text:p>beach</text:p>
          </table:table-cell>
          <table:table-cell office:value-type="string" calcext:value-type="string">
            <text:p>beach</text:p>
          </table:table-cell>
          <table:table-cell/>
          <table:table-cell table:formula="of:=CONCATENATE([.B147]; REPT(&quot; &quot;; 4); [.D147])" office:value-type="string" office:string-value="beach    beach" calcext:value-type="string">
            <text:p>beach <text:s text:c="3"/>beac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ean</text:p>
          </table:table-cell>
          <table:table-cell/>
          <table:table-cell table:formula="of:=IF([.C148]=&quot;&quot;; [.B148]; [.C148])" office:value-type="string" office:string-value="bean" calcext:value-type="string">
            <text:p>bean</text:p>
          </table:table-cell>
          <table:table-cell office:value-type="string" calcext:value-type="string">
            <text:p>bean</text:p>
          </table:table-cell>
          <table:table-cell/>
          <table:table-cell table:formula="of:=CONCATENATE([.B148]; REPT(&quot; &quot;; 4); [.D148])" office:value-type="string" office:string-value="bean    bean" calcext:value-type="string">
            <text:p>bean <text:s text:c="3"/>be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eat</text:p>
          </table:table-cell>
          <table:table-cell/>
          <table:table-cell table:formula="of:=IF([.C149]=&quot;&quot;; [.B149]; [.C149])" office:value-type="string" office:string-value="beat" calcext:value-type="string">
            <text:p>beat</text:p>
          </table:table-cell>
          <table:table-cell office:value-type="string" calcext:value-type="string">
            <text:p>beat</text:p>
          </table:table-cell>
          <table:table-cell/>
          <table:table-cell table:formula="of:=CONCATENATE([.B149]; REPT(&quot; &quot;; 4); [.D149])" office:value-type="string" office:string-value="beat    beat" calcext:value-type="string">
            <text:p>beat <text:s text:c="3"/>bea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eats</text:p>
          </table:table-cell>
          <table:table-cell/>
          <table:table-cell table:formula="of:=IF([.C150]=&quot;&quot;; [.B150]; [.C150])" office:value-type="string" office:string-value="beats" calcext:value-type="string">
            <text:p>beats</text:p>
          </table:table-cell>
          <table:table-cell office:value-type="string" calcext:value-type="string">
            <text:p>beats</text:p>
          </table:table-cell>
          <table:table-cell/>
          <table:table-cell table:formula="of:=CONCATENATE([.B150]; REPT(&quot; &quot;; 4); [.D150])" office:value-type="string" office:string-value="beats    beats" calcext:value-type="string">
            <text:p>beats <text:s text:c="3"/>beat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eauty</text:p>
          </table:table-cell>
          <table:table-cell/>
          <table:table-cell table:formula="of:=IF([.C151]=&quot;&quot;; [.B151]; [.C151])" office:value-type="string" office:string-value="beauty" calcext:value-type="string">
            <text:p>beauty</text:p>
          </table:table-cell>
          <table:table-cell office:value-type="string" calcext:value-type="string">
            <text:p>beauty</text:p>
          </table:table-cell>
          <table:table-cell/>
          <table:table-cell table:formula="of:=CONCATENATE([.B151]; REPT(&quot; &quot;; 4); [.D151])" office:value-type="string" office:string-value="beauty    beauty" calcext:value-type="string">
            <text:p>beauty <text:s text:c="3"/>beaut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eckham</text:p>
          </table:table-cell>
          <table:table-cell office:value-type="string" calcext:value-type="string">
            <text:p>Beckham</text:p>
          </table:table-cell>
          <table:table-cell table:formula="of:=IF([.C152]=&quot;&quot;; [.B152]; [.C152])" office:value-type="string" office:string-value="Beckham" calcext:value-type="string">
            <text:p>Beckham</text:p>
          </table:table-cell>
          <table:table-cell office:value-type="string" calcext:value-type="string">
            <text:p>Beckham</text:p>
          </table:table-cell>
          <table:table-cell/>
          <table:table-cell table:formula="of:=CONCATENATE([.B152]; REPT(&quot; &quot;; 4); [.D152])" office:value-type="string" office:string-value="beckham    Beckham" calcext:value-type="string">
            <text:p>beckham <text:s text:c="3"/>Beckha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ecks</text:p>
          </table:table-cell>
          <table:table-cell/>
          <table:table-cell table:formula="of:=IF([.C153]=&quot;&quot;; [.B153]; [.C153])" office:value-type="string" office:string-value="becks" calcext:value-type="string">
            <text:p>becks</text:p>
          </table:table-cell>
          <table:table-cell office:value-type="string" calcext:value-type="string">
            <text:p>becks</text:p>
          </table:table-cell>
          <table:table-cell/>
          <table:table-cell table:formula="of:=CONCATENATE([.B153]; REPT(&quot; &quot;; 4); [.D153])" office:value-type="string" office:string-value="becks    becks" calcext:value-type="string">
            <text:p>becks <text:s text:c="3"/>beck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elarus</text:p>
          </table:table-cell>
          <table:table-cell table:formula="of:=IF([.C154]=&quot;&quot;; [.B154]; [.C154])" office:value-type="string" office:string-value="Belarus" calcext:value-type="string">
            <text:p>Belarus</text:p>
          </table:table-cell>
          <table:table-cell office:value-type="string" calcext:value-type="string">
            <text:p>Belarus</text:p>
          </table:table-cell>
          <table:table-cell/>
          <table:table-cell table:formula="of:=CONCATENATE([.B154]; REPT(&quot; &quot;; 4); [.D154])" office:value-type="string" office:string-value="belarus    Belarus" calcext:value-type="string">
            <text:p>belarus <text:s text:c="3"/>Belaru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Bella</text:p>
          </table:table-cell>
          <table:table-cell table:formula="of:=IF([.C155]=&quot;&quot;; [.B155]; [.C155])" office:value-type="string" office:string-value="Bella" calcext:value-type="string">
            <text:p>Bella</text:p>
          </table:table-cell>
          <table:table-cell office:value-type="string" calcext:value-type="string">
            <text:p>Bella</text:p>
          </table:table-cell>
          <table:table-cell/>
          <table:table-cell table:formula="of:=CONCATENATE([.B155]; REPT(&quot; &quot;; 4); [.D155])" office:value-type="string" office:string-value="bella    Bella" calcext:value-type="string">
            <text:p>bella <text:s text:c="3"/>Bell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enitez</text:p>
          </table:table-cell>
          <table:table-cell office:value-type="string" calcext:value-type="string">
            <text:p>Benitez</text:p>
          </table:table-cell>
          <table:table-cell table:formula="of:=IF([.C156]=&quot;&quot;; [.B156]; [.C156])" office:value-type="string" office:string-value="Benitez" calcext:value-type="string">
            <text:p>Benitez</text:p>
          </table:table-cell>
          <table:table-cell office:value-type="string" calcext:value-type="string">
            <text:p>Benitez</text:p>
          </table:table-cell>
          <table:table-cell/>
          <table:table-cell table:formula="of:=CONCATENATE([.B156]; REPT(&quot; &quot;; 4); [.D156])" office:value-type="string" office:string-value="benitez    Benitez" calcext:value-type="string">
            <text:p>benitez <text:s text:c="3"/>Benitez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enjamin</text:p>
          </table:table-cell>
          <table:table-cell table:formula="of:=IF([.C157]=&quot;&quot;; [.B157]; [.C157])" office:value-type="string" office:string-value="Benjamin" calcext:value-type="string">
            <text:p>Benjamin</text:p>
          </table:table-cell>
          <table:table-cell office:value-type="string" calcext:value-type="string">
            <text:p>Benjamin</text:p>
          </table:table-cell>
          <table:table-cell/>
          <table:table-cell table:formula="of:=CONCATENATE([.B157]; REPT(&quot; &quot;; 4); [.D157])" office:value-type="string" office:string-value="benjamin    Benjamin" calcext:value-type="string">
            <text:p>benjamin <text:s text:c="3"/>Benjam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entley</text:p>
          </table:table-cell>
          <table:table-cell/>
          <table:table-cell table:formula="of:=IF([.C158]=&quot;&quot;; [.B158]; [.C158])" office:value-type="string" office:string-value="bentley" calcext:value-type="string">
            <text:p>bentley</text:p>
          </table:table-cell>
          <table:table-cell office:value-type="string" calcext:value-type="string">
            <text:p>bentley</text:p>
          </table:table-cell>
          <table:table-cell/>
          <table:table-cell table:formula="of:=CONCATENATE([.B158]; REPT(&quot; &quot;; 4); [.D158])" office:value-type="string" office:string-value="bentley    bentley" calcext:value-type="string">
            <text:p>bentley <text:s text:c="3"/>bentle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erlin</text:p>
          </table:table-cell>
          <table:table-cell table:formula="of:=IF([.C159]=&quot;&quot;; [.B159]; [.C159])" office:value-type="string" office:string-value="Berlin" calcext:value-type="string">
            <text:p>Berlin</text:p>
          </table:table-cell>
          <table:table-cell office:value-type="string" calcext:value-type="string">
            <text:p>Berlin</text:p>
          </table:table-cell>
          <table:table-cell/>
          <table:table-cell table:formula="of:=CONCATENATE([.B159]; REPT(&quot; &quot;; 4); [.D159])" office:value-type="string" office:string-value="berlin    Berlin" calcext:value-type="string">
            <text:p>berlin <text:s text:c="3"/>Berl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erlusconi</text:p>
          </table:table-cell>
          <table:table-cell/>
          <table:table-cell table:formula="of:=IF([.C160]=&quot;&quot;; [.B160]; [.C160])" office:value-type="string" office:string-value="berlusconi" calcext:value-type="string">
            <text:p>berlusconi</text:p>
          </table:table-cell>
          <table:table-cell office:value-type="string" calcext:value-type="string">
            <text:p>berlusconi</text:p>
          </table:table-cell>
          <table:table-cell/>
          <table:table-cell table:formula="of:=CONCATENATE([.B160]; REPT(&quot; &quot;; 4); [.D160])" office:value-type="string" office:string-value="berlusconi    berlusconi" calcext:value-type="string">
            <text:p>berlusconi <text:s text:c="3"/>berluscon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erry</text:p>
          </table:table-cell>
          <table:table-cell/>
          <table:table-cell table:formula="of:=IF([.C161]=&quot;&quot;; [.B161]; [.C161])" office:value-type="string" office:string-value="berry" calcext:value-type="string">
            <text:p>berry</text:p>
          </table:table-cell>
          <table:table-cell office:value-type="string" calcext:value-type="string">
            <text:p>berry</text:p>
          </table:table-cell>
          <table:table-cell/>
          <table:table-cell table:formula="of:=CONCATENATE([.B161]; REPT(&quot; &quot;; 4); [.D161])" office:value-type="string" office:string-value="berry    berry" calcext:value-type="string">
            <text:p>berry <text:s text:c="3"/>ber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est</text:p>
          </table:table-cell>
          <table:table-cell/>
          <table:table-cell table:formula="of:=IF([.C162]=&quot;&quot;; [.B162]; [.C162])" office:value-type="string" office:string-value="best" calcext:value-type="string">
            <text:p>best</text:p>
          </table:table-cell>
          <table:table-cell office:value-type="string" calcext:value-type="string">
            <text:p>best</text:p>
          </table:table-cell>
          <table:table-cell/>
          <table:table-cell table:formula="of:=CONCATENATE([.B162]; REPT(&quot; &quot;; 4); [.D162])" office:value-type="string" office:string-value="best    best" calcext:value-type="string">
            <text:p>best <text:s text:c="3"/>bes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eta</text:p>
          </table:table-cell>
          <table:table-cell/>
          <table:table-cell table:formula="of:=IF([.C163]=&quot;&quot;; [.B163]; [.C163])" office:value-type="string" office:string-value="beta" calcext:value-type="string">
            <text:p>beta</text:p>
          </table:table-cell>
          <table:table-cell office:value-type="string" calcext:value-type="string">
            <text:p>beta</text:p>
          </table:table-cell>
          <table:table-cell/>
          <table:table-cell table:formula="of:=CONCATENATE([.B163]; REPT(&quot; &quot;; 4); [.D163])" office:value-type="string" office:string-value="beta    beta" calcext:value-type="string">
            <text:p>beta <text:s text:c="3"/>bet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eyonce</text:p>
          </table:table-cell>
          <table:table-cell/>
          <table:table-cell table:formula="of:=IF([.C164]=&quot;&quot;; [.B164]; [.C164])" office:value-type="string" office:string-value="beyonce" calcext:value-type="string">
            <text:p>beyonce</text:p>
          </table:table-cell>
          <table:table-cell office:value-type="string" calcext:value-type="string">
            <text:p>beyonce</text:p>
          </table:table-cell>
          <table:table-cell/>
          <table:table-cell table:formula="of:=CONCATENATE([.B164]; REPT(&quot; &quot;; 4); [.D164])" office:value-type="string" office:string-value="beyonce    beyonce" calcext:value-type="string">
            <text:p>beyonce <text:s text:c="3"/>beyonc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g</text:p>
          </table:table-cell>
          <table:table-cell/>
          <table:table-cell table:formula="of:=IF([.C165]=&quot;&quot;; [.B165]; [.C165])" office:value-type="string" office:string-value="bg" calcext:value-type="string">
            <text:p>bg</text:p>
          </table:table-cell>
          <table:table-cell office:value-type="string" calcext:value-type="string">
            <text:p>bg</text:p>
          </table:table-cell>
          <table:table-cell/>
          <table:table-cell table:formula="of:=CONCATENATE([.B165]; REPT(&quot; &quot;; 4); [.D165])" office:value-type="string" office:string-value="bg    bg" calcext:value-type="string">
            <text:p>bg <text:s text:c="3"/>b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iden</text:p>
          </table:table-cell>
          <table:table-cell/>
          <table:table-cell table:formula="of:=IF([.C166]=&quot;&quot;; [.B166]; [.C166])" office:value-type="string" office:string-value="biden" calcext:value-type="string">
            <text:p>biden</text:p>
          </table:table-cell>
          <table:table-cell office:value-type="string" calcext:value-type="string">
            <text:p>biden</text:p>
          </table:table-cell>
          <table:table-cell/>
          <table:table-cell table:formula="of:=CONCATENATE([.B166]; REPT(&quot; &quot;; 4); [.D166])" office:value-type="string" office:string-value="biden    biden" calcext:value-type="string">
            <text:p>biden <text:s text:c="3"/>bid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ieber</text:p>
          </table:table-cell>
          <table:table-cell/>
          <table:table-cell table:formula="of:=IF([.C167]=&quot;&quot;; [.B167]; [.C167])" office:value-type="string" office:string-value="bieber" calcext:value-type="string">
            <text:p>bieber</text:p>
          </table:table-cell>
          <table:table-cell office:value-type="string" calcext:value-type="string">
            <text:p>bieber</text:p>
          </table:table-cell>
          <table:table-cell/>
          <table:table-cell table:formula="of:=CONCATENATE([.B167]; REPT(&quot; &quot;; 4); [.D167])" office:value-type="string" office:string-value="bieber    bieber" calcext:value-type="string">
            <text:p>bieber <text:s text:c="3"/>bieb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ig</text:p>
          </table:table-cell>
          <table:table-cell/>
          <table:table-cell table:formula="of:=IF([.C168]=&quot;&quot;; [.B168]; [.C168])" office:value-type="string" office:string-value="big" calcext:value-type="string">
            <text:p>big</text:p>
          </table:table-cell>
          <table:table-cell office:value-type="string" calcext:value-type="string">
            <text:p>big</text:p>
          </table:table-cell>
          <table:table-cell/>
          <table:table-cell table:formula="of:=CONCATENATE([.B168]; REPT(&quot; &quot;; 4); [.D168])" office:value-type="string" office:string-value="big    big" calcext:value-type="string">
            <text:p>big <text:s text:c="3"/>bi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ikini</text:p>
          </table:table-cell>
          <table:table-cell/>
          <table:table-cell table:formula="of:=IF([.C169]=&quot;&quot;; [.B169]; [.C169])" office:value-type="string" office:string-value="bikini" calcext:value-type="string">
            <text:p>bikini</text:p>
          </table:table-cell>
          <table:table-cell office:value-type="string" calcext:value-type="string">
            <text:p>bikini</text:p>
          </table:table-cell>
          <table:table-cell/>
          <table:table-cell table:formula="of:=CONCATENATE([.B169]; REPT(&quot; &quot;; 4); [.D169])" office:value-type="string" office:string-value="bikini    bikini" calcext:value-type="string">
            <text:p>bikini <text:s text:c="3"/>bikin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ill</text:p>
          </table:table-cell>
          <table:table-cell/>
          <table:table-cell table:formula="of:=IF([.C170]=&quot;&quot;; [.B170]; [.C170])" office:value-type="string" office:string-value="bill" calcext:value-type="string">
            <text:p>bill</text:p>
          </table:table-cell>
          <table:table-cell office:value-type="string" calcext:value-type="string">
            <text:p>bill</text:p>
          </table:table-cell>
          <table:table-cell/>
          <table:table-cell table:formula="of:=CONCATENATE([.B170]; REPT(&quot; &quot;; 4); [.D170])" office:value-type="string" office:string-value="bill    bill" calcext:value-type="string">
            <text:p>bill <text:s text:c="3"/>bil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illy</text:p>
          </table:table-cell>
          <table:table-cell/>
          <table:table-cell table:formula="of:=IF([.C171]=&quot;&quot;; [.B171]; [.C171])" office:value-type="string" office:string-value="billy" calcext:value-type="string">
            <text:p>billy</text:p>
          </table:table-cell>
          <table:table-cell office:value-type="string" calcext:value-type="string">
            <text:p>billy</text:p>
          </table:table-cell>
          <table:table-cell/>
          <table:table-cell table:formula="of:=CONCATENATE([.B171]; REPT(&quot; &quot;; 4); [.D171])" office:value-type="string" office:string-value="billy    billy" calcext:value-type="string">
            <text:p>billy <text:s text:c="3"/>bill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ios</text:p>
          </table:table-cell>
          <table:table-cell/>
          <table:table-cell table:formula="of:=IF([.C172]=&quot;&quot;; [.B172]; [.C172])" office:value-type="string" office:string-value="bios" calcext:value-type="string">
            <text:p>bios</text:p>
          </table:table-cell>
          <table:table-cell office:value-type="string" calcext:value-type="string">
            <text:p>bios</text:p>
          </table:table-cell>
          <table:table-cell/>
          <table:table-cell table:formula="of:=CONCATENATE([.B172]; REPT(&quot; &quot;; 4); [.D172])" office:value-type="string" office:string-value="bios    bios" calcext:value-type="string">
            <text:p>bios <text:s text:c="3"/>bio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Birmingham</text:p>
          </table:table-cell>
          <table:table-cell table:formula="of:=IF([.C173]=&quot;&quot;; [.B173]; [.C173])" office:value-type="string" office:string-value="Birmingham" calcext:value-type="string">
            <text:p>Birmingham</text:p>
          </table:table-cell>
          <table:table-cell office:value-type="string" calcext:value-type="string">
            <text:p>Birmingham</text:p>
          </table:table-cell>
          <table:table-cell/>
          <table:table-cell table:formula="of:=CONCATENATE([.B173]; REPT(&quot; &quot;; 4); [.D173])" office:value-type="string" office:string-value="birmingham    Birmingham" calcext:value-type="string">
            <text:p>birmingham <text:s text:c="3"/>Birmingha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is</text:p>
          </table:table-cell>
          <table:table-cell/>
          <table:table-cell table:formula="of:=IF([.C174]=&quot;&quot;; [.B174]; [.C174])" office:value-type="string" office:string-value="bis" calcext:value-type="string">
            <text:p>bis</text:p>
          </table:table-cell>
          <table:table-cell office:value-type="string" calcext:value-type="string">
            <text:p>bis</text:p>
          </table:table-cell>
          <table:table-cell/>
          <table:table-cell table:formula="of:=CONCATENATE([.B174]; REPT(&quot; &quot;; 4); [.D174])" office:value-type="string" office:string-value="bis    bis" calcext:value-type="string">
            <text:p>bis <text:s text:c="3"/>bi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Blackberry</text:p>
          </table:table-cell>
          <table:table-cell table:formula="of:=IF([.C175]=&quot;&quot;; [.B175]; [.C175])" office:value-type="string" office:string-value="Blackberry" calcext:value-type="string">
            <text:p>Blackberry</text:p>
          </table:table-cell>
          <table:table-cell office:value-type="string" calcext:value-type="string">
            <text:p>Blackberry</text:p>
          </table:table-cell>
          <table:table-cell/>
          <table:table-cell table:formula="of:=CONCATENATE([.B175]; REPT(&quot; &quot;; 4); [.D175])" office:value-type="string" office:string-value="blackberry    Blackberry" calcext:value-type="string">
            <text:p>blackberry <text:s text:c="3"/>Blackber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lack</text:p>
          </table:table-cell>
          <table:table-cell/>
          <table:table-cell table:formula="of:=IF([.C176]=&quot;&quot;; [.B176]; [.C176])" office:value-type="string" office:string-value="black" calcext:value-type="string">
            <text:p>black</text:p>
          </table:table-cell>
          <table:table-cell office:value-type="string" calcext:value-type="string">
            <text:p>black</text:p>
          </table:table-cell>
          <table:table-cell/>
          <table:table-cell table:formula="of:=CONCATENATE([.B176]; REPT(&quot; &quot;; 4); [.D176])" office:value-type="string" office:string-value="black    black" calcext:value-type="string">
            <text:p>black <text:s text:c="3"/>bla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lackburn</text:p>
          </table:table-cell>
          <table:table-cell office:value-type="string" calcext:value-type="string">
            <text:p>Blackburn</text:p>
          </table:table-cell>
          <table:table-cell table:formula="of:=IF([.C177]=&quot;&quot;; [.B177]; [.C177])" office:value-type="string" office:string-value="Blackburn" calcext:value-type="string">
            <text:p>Blackburn</text:p>
          </table:table-cell>
          <table:table-cell office:value-type="string" calcext:value-type="string">
            <text:p>Blackburn</text:p>
          </table:table-cell>
          <table:table-cell/>
          <table:table-cell table:formula="of:=CONCATENATE([.B177]; REPT(&quot; &quot;; 4); [.D177])" office:value-type="string" office:string-value="blackburn    Blackburn" calcext:value-type="string">
            <text:p>blackburn <text:s text:c="3"/>Blackbur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Blade</text:p>
          </table:table-cell>
          <table:table-cell table:formula="of:=IF([.C178]=&quot;&quot;; [.B178]; [.C178])" office:value-type="string" office:string-value="Blade" calcext:value-type="string">
            <text:p>Blade</text:p>
          </table:table-cell>
          <table:table-cell office:value-type="string" calcext:value-type="string">
            <text:p>Blade</text:p>
          </table:table-cell>
          <table:table-cell/>
          <table:table-cell table:formula="of:=CONCATENATE([.B178]; REPT(&quot; &quot;; 4); [.D178])" office:value-type="string" office:string-value="blade    Blade" calcext:value-type="string">
            <text:p>blade <text:s text:c="3"/>Blad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lair</text:p>
          </table:table-cell>
          <table:table-cell/>
          <table:table-cell table:formula="of:=IF([.C179]=&quot;&quot;; [.B179]; [.C179])" office:value-type="string" office:string-value="blair" calcext:value-type="string">
            <text:p>blair</text:p>
          </table:table-cell>
          <table:table-cell office:value-type="string" calcext:value-type="string">
            <text:p>blair</text:p>
          </table:table-cell>
          <table:table-cell/>
          <table:table-cell table:formula="of:=CONCATENATE([.B179]; REPT(&quot; &quot;; 4); [.D179])" office:value-type="string" office:string-value="blair    blair" calcext:value-type="string">
            <text:p>blair <text:s text:c="3"/>blai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lake</text:p>
          </table:table-cell>
          <table:table-cell/>
          <table:table-cell table:formula="of:=IF([.C180]=&quot;&quot;; [.B180]; [.C180])" office:value-type="string" office:string-value="blake" calcext:value-type="string">
            <text:p>blake</text:p>
          </table:table-cell>
          <table:table-cell office:value-type="string" calcext:value-type="string">
            <text:p>blake</text:p>
          </table:table-cell>
          <table:table-cell/>
          <table:table-cell table:formula="of:=CONCATENATE([.B180]; REPT(&quot; &quot;; 4); [.D180])" office:value-type="string" office:string-value="blake    blake" calcext:value-type="string">
            <text:p>blake <text:s text:c="3"/>blak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lanc</text:p>
          </table:table-cell>
          <table:table-cell/>
          <table:table-cell table:formula="of:=IF([.C181]=&quot;&quot;; [.B181]; [.C181])" office:value-type="string" office:string-value="blanc" calcext:value-type="string">
            <text:p>blanc</text:p>
          </table:table-cell>
          <table:table-cell office:value-type="string" calcext:value-type="string">
            <text:p>blanc</text:p>
          </table:table-cell>
          <table:table-cell/>
          <table:table-cell table:formula="of:=CONCATENATE([.B181]; REPT(&quot; &quot;; 4); [.D181])" office:value-type="string" office:string-value="blanc    blanc" calcext:value-type="string">
            <text:p>blanc <text:s text:c="3"/>blan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lazer</text:p>
          </table:table-cell>
          <table:table-cell/>
          <table:table-cell table:formula="of:=IF([.C182]=&quot;&quot;; [.B182]; [.C182])" office:value-type="string" office:string-value="blazer" calcext:value-type="string">
            <text:p>blazer</text:p>
          </table:table-cell>
          <table:table-cell office:value-type="string" calcext:value-type="string">
            <text:p>blazer</text:p>
          </table:table-cell>
          <table:table-cell/>
          <table:table-cell table:formula="of:=CONCATENATE([.B182]; REPT(&quot; &quot;; 4); [.D182])" office:value-type="string" office:string-value="blazer    blazer" calcext:value-type="string">
            <text:p>blazer <text:s text:c="3"/>blaz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lock</text:p>
          </table:table-cell>
          <table:table-cell/>
          <table:table-cell table:formula="of:=IF([.C183]=&quot;&quot;; [.B183]; [.C183])" office:value-type="string" office:string-value="block" calcext:value-type="string">
            <text:p>block</text:p>
          </table:table-cell>
          <table:table-cell office:value-type="string" calcext:value-type="string">
            <text:p>block</text:p>
          </table:table-cell>
          <table:table-cell/>
          <table:table-cell table:formula="of:=CONCATENATE([.B183]; REPT(&quot; &quot;; 4); [.D183])" office:value-type="string" office:string-value="block    block" calcext:value-type="string">
            <text:p>block <text:s text:c="3"/>blo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log</text:p>
          </table:table-cell>
          <table:table-cell/>
          <table:table-cell table:formula="of:=IF([.C184]=&quot;&quot;; [.B184]; [.C184])" office:value-type="string" office:string-value="blog" calcext:value-type="string">
            <text:p>blog</text:p>
          </table:table-cell>
          <table:table-cell office:value-type="string" calcext:value-type="string">
            <text:p>blog</text:p>
          </table:table-cell>
          <table:table-cell/>
          <table:table-cell table:formula="of:=CONCATENATE([.B184]; REPT(&quot; &quot;; 4); [.D184])" office:value-type="string" office:string-value="blog    blog" calcext:value-type="string">
            <text:p>blog <text:s text:c="3"/>blo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logger</text:p>
          </table:table-cell>
          <table:table-cell/>
          <table:table-cell table:formula="of:=IF([.C185]=&quot;&quot;; [.B185]; [.C185])" office:value-type="string" office:string-value="blogger" calcext:value-type="string">
            <text:p>blogger</text:p>
          </table:table-cell>
          <table:table-cell office:value-type="string" calcext:value-type="string">
            <text:p>blogger</text:p>
          </table:table-cell>
          <table:table-cell/>
          <table:table-cell table:formula="of:=CONCATENATE([.B185]; REPT(&quot; &quot;; 4); [.D185])" office:value-type="string" office:string-value="blogger    blogger" calcext:value-type="string">
            <text:p>blogger <text:s text:c="3"/>blogg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log</text:p>
          </table:table-cell>
          <table:table-cell/>
          <table:table-cell table:formula="of:=IF([.C186]=&quot;&quot;; [.B186]; [.C186])" office:value-type="string" office:string-value="blog" calcext:value-type="string">
            <text:p>blog</text:p>
          </table:table-cell>
          <table:table-cell office:value-type="string" calcext:value-type="string">
            <text:p>blog</text:p>
          </table:table-cell>
          <table:table-cell/>
          <table:table-cell table:formula="of:=CONCATENATE([.B186]; REPT(&quot; &quot;; 4); [.D186])" office:value-type="string" office:string-value="blog    blog" calcext:value-type="string">
            <text:p>blog <text:s text:c="3"/>blo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lood</text:p>
          </table:table-cell>
          <table:table-cell/>
          <table:table-cell table:formula="of:=IF([.C187]=&quot;&quot;; [.B187]; [.C187])" office:value-type="string" office:string-value="blood" calcext:value-type="string">
            <text:p>blood</text:p>
          </table:table-cell>
          <table:table-cell office:value-type="string" calcext:value-type="string">
            <text:p>blood</text:p>
          </table:table-cell>
          <table:table-cell/>
          <table:table-cell table:formula="of:=CONCATENATE([.B187]; REPT(&quot; &quot;; 4); [.D187])" office:value-type="string" office:string-value="blood    blood" calcext:value-type="string">
            <text:p>blood <text:s text:c="3"/>bloo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loomberg</text:p>
          </table:table-cell>
          <table:table-cell office:value-type="string" calcext:value-type="string">
            <text:p>Bloomberg</text:p>
          </table:table-cell>
          <table:table-cell table:formula="of:=IF([.C188]=&quot;&quot;; [.B188]; [.C188])" office:value-type="string" office:string-value="Bloomberg" calcext:value-type="string">
            <text:p>Bloomberg</text:p>
          </table:table-cell>
          <table:table-cell office:value-type="string" calcext:value-type="string">
            <text:p>Bloomberg</text:p>
          </table:table-cell>
          <table:table-cell/>
          <table:table-cell table:formula="of:=CONCATENATE([.B188]; REPT(&quot; &quot;; 4); [.D188])" office:value-type="string" office:string-value="bloomberg    Bloomberg" calcext:value-type="string">
            <text:p>bloomberg <text:s text:c="3"/>Bloomber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lue</text:p>
          </table:table-cell>
          <table:table-cell/>
          <table:table-cell table:formula="of:=IF([.C189]=&quot;&quot;; [.B189]; [.C189])" office:value-type="string" office:string-value="blue" calcext:value-type="string">
            <text:p>blue</text:p>
          </table:table-cell>
          <table:table-cell office:value-type="string" calcext:value-type="string">
            <text:p>blue</text:p>
          </table:table-cell>
          <table:table-cell/>
          <table:table-cell table:formula="of:=CONCATENATE([.B189]; REPT(&quot; &quot;; 4); [.D189])" office:value-type="string" office:string-value="blue    blue" calcext:value-type="string">
            <text:p>blue <text:s text:c="3"/>blu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lues</text:p>
          </table:table-cell>
          <table:table-cell/>
          <table:table-cell table:formula="of:=IF([.C190]=&quot;&quot;; [.B190]; [.C190])" office:value-type="string" office:string-value="blues" calcext:value-type="string">
            <text:p>blues</text:p>
          </table:table-cell>
          <table:table-cell office:value-type="string" calcext:value-type="string">
            <text:p>blues</text:p>
          </table:table-cell>
          <table:table-cell/>
          <table:table-cell table:formula="of:=CONCATENATE([.B190]; REPT(&quot; &quot;; 4); [.D190])" office:value-type="string" office:string-value="blues    blues" calcext:value-type="string">
            <text:p>blues <text:s text:c="3"/>blu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luetooth</text:p>
          </table:table-cell>
          <table:table-cell/>
          <table:table-cell table:formula="of:=IF([.C191]=&quot;&quot;; [.B191]; [.C191])" office:value-type="string" office:string-value="bluetooth" calcext:value-type="string">
            <text:p>bluetooth</text:p>
          </table:table-cell>
          <table:table-cell office:value-type="string" calcext:value-type="string">
            <text:p>bluetooth</text:p>
          </table:table-cell>
          <table:table-cell/>
          <table:table-cell table:formula="of:=CONCATENATE([.B191]; REPT(&quot; &quot;; 4); [.D191])" office:value-type="string" office:string-value="bluetooth    bluetooth" calcext:value-type="string">
            <text:p>bluetooth <text:s text:c="3"/>bluetoot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BMW</text:p>
          </table:table-cell>
          <table:table-cell table:formula="of:=IF([.C192]=&quot;&quot;; [.B192]; [.C192])" office:value-type="string" office:string-value="BMW" calcext:value-type="string">
            <text:p>BMW</text:p>
          </table:table-cell>
          <table:table-cell office:value-type="string" calcext:value-type="string">
            <text:p>BMW</text:p>
          </table:table-cell>
          <table:table-cell/>
          <table:table-cell table:formula="of:=CONCATENATE([.B192]; REPT(&quot; &quot;; 4); [.D192])" office:value-type="string" office:string-value="bmw    BMW" calcext:value-type="string">
            <text:p>bmw <text:s text:c="3"/>BMW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ob</text:p>
          </table:table-cell>
          <table:table-cell table:formula="of:=IF([.C193]=&quot;&quot;; [.B193]; [.C193])" office:value-type="string" office:string-value="Bob" calcext:value-type="string">
            <text:p>Bob</text:p>
          </table:table-cell>
          <table:table-cell office:value-type="string" calcext:value-type="string">
            <text:p>Bob</text:p>
          </table:table-cell>
          <table:table-cell/>
          <table:table-cell table:formula="of:=CONCATENATE([.B193]; REPT(&quot; &quot;; 4); [.D193])" office:value-type="string" office:string-value="bob    Bob" calcext:value-type="string">
            <text:p>bob <text:s text:c="3"/>Bob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obby</text:p>
          </table:table-cell>
          <table:table-cell/>
          <table:table-cell table:formula="of:=IF([.C194]=&quot;&quot;; [.B194]; [.C194])" office:value-type="string" office:string-value="bobby" calcext:value-type="string">
            <text:p>bobby</text:p>
          </table:table-cell>
          <table:table-cell office:value-type="string" calcext:value-type="string">
            <text:p>bobby</text:p>
          </table:table-cell>
          <table:table-cell/>
          <table:table-cell table:formula="of:=CONCATENATE([.B194]; REPT(&quot; &quot;; 4); [.D194])" office:value-type="string" office:string-value="bobby    bobby" calcext:value-type="string">
            <text:p>bobby <text:s text:c="3"/>bobb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ody</text:p>
          </table:table-cell>
          <table:table-cell/>
          <table:table-cell table:formula="of:=IF([.C195]=&quot;&quot;; [.B195]; [.C195])" office:value-type="string" office:string-value="body" calcext:value-type="string">
            <text:p>body</text:p>
          </table:table-cell>
          <table:table-cell office:value-type="string" calcext:value-type="string">
            <text:p>body</text:p>
          </table:table-cell>
          <table:table-cell/>
          <table:table-cell table:formula="of:=CONCATENATE([.B195]; REPT(&quot; &quot;; 4); [.D195])" office:value-type="string" office:string-value="body    body" calcext:value-type="string">
            <text:p>body <text:s text:c="3"/>bod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oeing</text:p>
          </table:table-cell>
          <table:table-cell office:value-type="string" calcext:value-type="string">
            <text:p>Boeing</text:p>
          </table:table-cell>
          <table:table-cell table:formula="of:=IF([.C196]=&quot;&quot;; [.B196]; [.C196])" office:value-type="string" office:string-value="Boeing" calcext:value-type="string">
            <text:p>Boeing</text:p>
          </table:table-cell>
          <table:table-cell office:value-type="string" calcext:value-type="string">
            <text:p>Boeing</text:p>
          </table:table-cell>
          <table:table-cell/>
          <table:table-cell table:formula="of:=CONCATENATE([.B196]; REPT(&quot; &quot;; 4); [.D196])" office:value-type="string" office:string-value="boeing    Boeing" calcext:value-type="string">
            <text:p>boeing <text:s text:c="3"/>Boein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old</text:p>
          </table:table-cell>
          <table:table-cell/>
          <table:table-cell table:formula="of:=IF([.C197]=&quot;&quot;; [.B197]; [.C197])" office:value-type="string" office:string-value="bold" calcext:value-type="string">
            <text:p>bold</text:p>
          </table:table-cell>
          <table:table-cell office:value-type="string" calcext:value-type="string">
            <text:p>bold</text:p>
          </table:table-cell>
          <table:table-cell/>
          <table:table-cell table:formula="of:=CONCATENATE([.B197]; REPT(&quot; &quot;; 4); [.D197])" office:value-type="string" office:string-value="bold    bold" calcext:value-type="string">
            <text:p>bold <text:s text:c="3"/>bol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Bolton</text:p>
          </table:table-cell>
          <table:table-cell table:formula="of:=IF([.C198]=&quot;&quot;; [.B198]; [.C198])" office:value-type="string" office:string-value="Bolton" calcext:value-type="string">
            <text:p>Bolton</text:p>
          </table:table-cell>
          <table:table-cell office:value-type="string" calcext:value-type="string">
            <text:p>Bolton</text:p>
          </table:table-cell>
          <table:table-cell/>
          <table:table-cell table:formula="of:=CONCATENATE([.B198]; REPT(&quot; &quot;; 4); [.D198])" office:value-type="string" office:string-value="bolton    Bolton" calcext:value-type="string">
            <text:p>bolton <text:s text:c="3"/>Bolt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ond</text:p>
          </table:table-cell>
          <table:table-cell/>
          <table:table-cell table:formula="of:=IF([.C199]=&quot;&quot;; [.B199]; [.C199])" office:value-type="string" office:string-value="bond" calcext:value-type="string">
            <text:p>bond</text:p>
          </table:table-cell>
          <table:table-cell office:value-type="string" calcext:value-type="string">
            <text:p>bond</text:p>
          </table:table-cell>
          <table:table-cell/>
          <table:table-cell table:formula="of:=CONCATENATE([.B199]; REPT(&quot; &quot;; 4); [.D199])" office:value-type="string" office:string-value="bond    bond" calcext:value-type="string">
            <text:p>bond <text:s text:c="3"/>bo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ook</text:p>
          </table:table-cell>
          <table:table-cell/>
          <table:table-cell table:formula="of:=IF([.C200]=&quot;&quot;; [.B200]; [.C200])" office:value-type="string" office:string-value="book" calcext:value-type="string">
            <text:p>book</text:p>
          </table:table-cell>
          <table:table-cell office:value-type="string" calcext:value-type="string">
            <text:p>book</text:p>
          </table:table-cell>
          <table:table-cell/>
          <table:table-cell table:formula="of:=CONCATENATE([.B200]; REPT(&quot; &quot;; 4); [.D200])" office:value-type="string" office:string-value="book    book" calcext:value-type="string">
            <text:p>book <text:s text:c="3"/>boo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oots</text:p>
          </table:table-cell>
          <table:table-cell/>
          <table:table-cell table:formula="of:=IF([.C201]=&quot;&quot;; [.B201]; [.C201])" office:value-type="string" office:string-value="boots" calcext:value-type="string">
            <text:p>boots</text:p>
          </table:table-cell>
          <table:table-cell office:value-type="string" calcext:value-type="string">
            <text:p>boots</text:p>
          </table:table-cell>
          <table:table-cell/>
          <table:table-cell table:formula="of:=CONCATENATE([.B201]; REPT(&quot; &quot;; 4); [.D201])" office:value-type="string" office:string-value="boots    boots" calcext:value-type="string">
            <text:p>boots <text:s text:c="3"/>boot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oss</text:p>
          </table:table-cell>
          <table:table-cell/>
          <table:table-cell table:formula="of:=IF([.C202]=&quot;&quot;; [.B202]; [.C202])" office:value-type="string" office:string-value="boss" calcext:value-type="string">
            <text:p>boss</text:p>
          </table:table-cell>
          <table:table-cell office:value-type="string" calcext:value-type="string">
            <text:p>boss</text:p>
          </table:table-cell>
          <table:table-cell/>
          <table:table-cell table:formula="of:=CONCATENATE([.B202]; REPT(&quot; &quot;; 4); [.D202])" office:value-type="string" office:string-value="boss    boss" calcext:value-type="string">
            <text:p>boss <text:s text:c="3"/>bos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oston</text:p>
          </table:table-cell>
          <table:table-cell table:formula="of:=IF([.C203]=&quot;&quot;; [.B203]; [.C203])" office:value-type="string" office:string-value="Boston" calcext:value-type="string">
            <text:p>Boston</text:p>
          </table:table-cell>
          <table:table-cell office:value-type="string" calcext:value-type="string">
            <text:p>Boston</text:p>
          </table:table-cell>
          <table:table-cell/>
          <table:table-cell table:formula="of:=CONCATENATE([.B203]; REPT(&quot; &quot;; 4); [.D203])" office:value-type="string" office:string-value="boston    Boston" calcext:value-type="string">
            <text:p>boston <text:s text:c="3"/>Bost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otox</text:p>
          </table:table-cell>
          <table:table-cell/>
          <table:table-cell table:formula="of:=IF([.C204]=&quot;&quot;; [.B204]; [.C204])" office:value-type="string" office:string-value="botox" calcext:value-type="string">
            <text:p>botox</text:p>
          </table:table-cell>
          <table:table-cell office:value-type="string" calcext:value-type="string">
            <text:p>botox</text:p>
          </table:table-cell>
          <table:table-cell/>
          <table:table-cell table:formula="of:=CONCATENATE([.B204]; REPT(&quot; &quot;; 4); [.D204])" office:value-type="string" office:string-value="botox    botox" calcext:value-type="string">
            <text:p>botox <text:s text:c="3"/>botox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oy</text:p>
          </table:table-cell>
          <table:table-cell/>
          <table:table-cell table:formula="of:=IF([.C205]=&quot;&quot;; [.B205]; [.C205])" office:value-type="string" office:string-value="boy" calcext:value-type="string">
            <text:p>boy</text:p>
          </table:table-cell>
          <table:table-cell office:value-type="string" calcext:value-type="string">
            <text:p>boy</text:p>
          </table:table-cell>
          <table:table-cell/>
          <table:table-cell table:formula="of:=CONCATENATE([.B205]; REPT(&quot; &quot;; 4); [.D205])" office:value-type="string" office:string-value="boy    boy" calcext:value-type="string">
            <text:p>boy <text:s text:c="3"/>bo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phone</text:p>
          </table:table-cell>
          <table:table-cell office:value-type="string" calcext:value-type="string">
            <text:p>Bphone</text:p>
          </table:table-cell>
          <table:table-cell table:formula="of:=IF([.C206]=&quot;&quot;; [.B206]; [.C206])" office:value-type="string" office:string-value="Bphone" calcext:value-type="string">
            <text:p>Bphone</text:p>
          </table:table-cell>
          <table:table-cell office:value-type="string" calcext:value-type="string">
            <text:p>Bphone</text:p>
          </table:table-cell>
          <table:table-cell/>
          <table:table-cell table:formula="of:=CONCATENATE([.B206]; REPT(&quot; &quot;; 4); [.D206])" office:value-type="string" office:string-value="bphone    Bphone" calcext:value-type="string">
            <text:p>bphone <text:s text:c="3"/>Bpho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rad</text:p>
          </table:table-cell>
          <table:table-cell/>
          <table:table-cell table:formula="of:=IF([.C207]=&quot;&quot;; [.B207]; [.C207])" office:value-type="string" office:string-value="brad" calcext:value-type="string">
            <text:p>brad</text:p>
          </table:table-cell>
          <table:table-cell office:value-type="string" calcext:value-type="string">
            <text:p>brad</text:p>
          </table:table-cell>
          <table:table-cell/>
          <table:table-cell table:formula="of:=CONCATENATE([.B207]; REPT(&quot; &quot;; 4); [.D207])" office:value-type="string" office:string-value="brad    brad" calcext:value-type="string">
            <text:p>brad <text:s text:c="3"/>bra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</text:p>
          </table:table-cell>
          <table:table-cell table:formula="of:=IF([.C208]=&quot;&quot;; [.B208]; [.C208])" office:value-type="string" office:string-value="Brazil" calcext:value-type="string">
            <text:p>Brazil</text:p>
          </table:table-cell>
          <table:table-cell office:value-type="string" calcext:value-type="string">
            <text:p>Brazil</text:p>
          </table:table-cell>
          <table:table-cell/>
          <table:table-cell table:formula="of:=CONCATENATE([.B208]; REPT(&quot; &quot;; 4); [.D208])" office:value-type="string" office:string-value="brazil    Brazil" calcext:value-type="string">
            <text:p>brazil <text:s text:c="3"/>Brazi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reak</text:p>
          </table:table-cell>
          <table:table-cell/>
          <table:table-cell table:formula="of:=IF([.C209]=&quot;&quot;; [.B209]; [.C209])" office:value-type="string" office:string-value="break" calcext:value-type="string">
            <text:p>break</text:p>
          </table:table-cell>
          <table:table-cell office:value-type="string" calcext:value-type="string">
            <text:p>break</text:p>
          </table:table-cell>
          <table:table-cell/>
          <table:table-cell table:formula="of:=CONCATENATE([.B209]; REPT(&quot; &quot;; 4); [.D209])" office:value-type="string" office:string-value="break    break" calcext:value-type="string">
            <text:p>break <text:s text:c="3"/>brea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rendan</text:p>
          </table:table-cell>
          <table:table-cell/>
          <table:table-cell table:formula="of:=IF([.C210]=&quot;&quot;; [.B210]; [.C210])" office:value-type="string" office:string-value="brendan" calcext:value-type="string">
            <text:p>brendan</text:p>
          </table:table-cell>
          <table:table-cell office:value-type="string" calcext:value-type="string">
            <text:p>brendan</text:p>
          </table:table-cell>
          <table:table-cell/>
          <table:table-cell table:formula="of:=CONCATENATE([.B210]; REPT(&quot; &quot;; 4); [.D210])" office:value-type="string" office:string-value="brendan    brendan" calcext:value-type="string">
            <text:p>brendan <text:s text:c="3"/>brend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Brian</text:p>
          </table:table-cell>
          <table:table-cell table:formula="of:=IF([.C211]=&quot;&quot;; [.B211]; [.C211])" office:value-type="string" office:string-value="Brian" calcext:value-type="string">
            <text:p>Brian</text:p>
          </table:table-cell>
          <table:table-cell office:value-type="string" calcext:value-type="string">
            <text:p>Brian</text:p>
          </table:table-cell>
          <table:table-cell/>
          <table:table-cell table:formula="of:=CONCATENATE([.B211]; REPT(&quot; &quot;; 4); [.D211])" office:value-type="string" office:string-value="brian    Brian" calcext:value-type="string">
            <text:p>brian <text:s text:c="3"/>Bri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ridge</text:p>
          </table:table-cell>
          <table:table-cell/>
          <table:table-cell table:formula="of:=IF([.C212]=&quot;&quot;; [.B212]; [.C212])" office:value-type="string" office:string-value="bridge" calcext:value-type="string">
            <text:p>bridge</text:p>
          </table:table-cell>
          <table:table-cell office:value-type="string" calcext:value-type="string">
            <text:p>bridge</text:p>
          </table:table-cell>
          <table:table-cell/>
          <table:table-cell table:formula="of:=CONCATENATE([.B212]; REPT(&quot; &quot;; 4); [.D212])" office:value-type="string" office:string-value="bridge    bridge" calcext:value-type="string">
            <text:p>bridge <text:s text:c="3"/>bridg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ritney</text:p>
          </table:table-cell>
          <table:table-cell office:value-type="string" calcext:value-type="string">
            <text:p>Britney</text:p>
          </table:table-cell>
          <table:table-cell table:formula="of:=IF([.C213]=&quot;&quot;; [.B213]; [.C213])" office:value-type="string" office:string-value="Britney" calcext:value-type="string">
            <text:p>Britney</text:p>
          </table:table-cell>
          <table:table-cell office:value-type="string" calcext:value-type="string">
            <text:p>Britney</text:p>
          </table:table-cell>
          <table:table-cell/>
          <table:table-cell table:formula="of:=CONCATENATE([.B213]; REPT(&quot; &quot;; 4); [.D213])" office:value-type="string" office:string-value="britney    Britney" calcext:value-type="string">
            <text:p>britney <text:s text:c="3"/>Britne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ro</text:p>
          </table:table-cell>
          <table:table-cell/>
          <table:table-cell table:formula="of:=IF([.C214]=&quot;&quot;; [.B214]; [.C214])" office:value-type="string" office:string-value="bro" calcext:value-type="string">
            <text:p>bro</text:p>
          </table:table-cell>
          <table:table-cell office:value-type="string" calcext:value-type="string">
            <text:p>bro</text:p>
          </table:table-cell>
          <table:table-cell/>
          <table:table-cell table:formula="of:=CONCATENATE([.B214]; REPT(&quot; &quot;; 4); [.D214])" office:value-type="string" office:string-value="bro    bro" calcext:value-type="string">
            <text:p>bro <text:s text:c="3"/>br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rom</text:p>
          </table:table-cell>
          <table:table-cell office:value-type="string" calcext:value-type="string">
            <text:p>Brom</text:p>
          </table:table-cell>
          <table:table-cell table:formula="of:=IF([.C215]=&quot;&quot;; [.B215]; [.C215])" office:value-type="string" office:string-value="Brom" calcext:value-type="string">
            <text:p>Brom</text:p>
          </table:table-cell>
          <table:table-cell office:value-type="string" calcext:value-type="string">
            <text:p>Brom</text:p>
          </table:table-cell>
          <table:table-cell/>
          <table:table-cell table:formula="of:=CONCATENATE([.B215]; REPT(&quot; &quot;; 4); [.D215])" office:value-type="string" office:string-value="brom    Brom" calcext:value-type="string">
            <text:p>brom <text:s text:c="3"/>Bro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rooklyn</text:p>
          </table:table-cell>
          <table:table-cell table:formula="of:=IF([.C216]=&quot;&quot;; [.B216]; [.C216])" office:value-type="string" office:string-value="Brooklyn" calcext:value-type="string">
            <text:p>Brooklyn</text:p>
          </table:table-cell>
          <table:table-cell office:value-type="string" calcext:value-type="string">
            <text:p>Brooklyn</text:p>
          </table:table-cell>
          <table:table-cell/>
          <table:table-cell table:formula="of:=CONCATENATE([.B216]; REPT(&quot; &quot;; 4); [.D216])" office:value-type="string" office:string-value="brooklyn    Brooklyn" calcext:value-type="string">
            <text:p>brooklyn <text:s text:c="3"/>Brookly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rown</text:p>
          </table:table-cell>
          <table:table-cell/>
          <table:table-cell table:formula="of:=IF([.C217]=&quot;&quot;; [.B217]; [.C217])" office:value-type="string" office:string-value="brown" calcext:value-type="string">
            <text:p>brown</text:p>
          </table:table-cell>
          <table:table-cell office:value-type="string" calcext:value-type="string">
            <text:p>brown</text:p>
          </table:table-cell>
          <table:table-cell/>
          <table:table-cell table:formula="of:=CONCATENATE([.B217]; REPT(&quot; &quot;; 4); [.D217])" office:value-type="string" office:string-value="brown    brown" calcext:value-type="string">
            <text:p>brown <text:s text:c="3"/>brow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rowser</text:p>
          </table:table-cell>
          <table:table-cell/>
          <table:table-cell table:formula="of:=IF([.C218]=&quot;&quot;; [.B218]; [.C218])" office:value-type="string" office:string-value="browser" calcext:value-type="string">
            <text:p>browser</text:p>
          </table:table-cell>
          <table:table-cell office:value-type="string" calcext:value-type="string">
            <text:p>browser</text:p>
          </table:table-cell>
          <table:table-cell/>
          <table:table-cell table:formula="of:=CONCATENATE([.B218]; REPT(&quot; &quot;; 4); [.D218])" office:value-type="string" office:string-value="browser    browser" calcext:value-type="string">
            <text:p>browser <text:s text:c="3"/>brows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Bruce</text:p>
          </table:table-cell>
          <table:table-cell table:formula="of:=IF([.C219]=&quot;&quot;; [.B219]; [.C219])" office:value-type="string" office:string-value="Bruce" calcext:value-type="string">
            <text:p>Bruce</text:p>
          </table:table-cell>
          <table:table-cell office:value-type="string" calcext:value-type="string">
            <text:p>Bruce</text:p>
          </table:table-cell>
          <table:table-cell/>
          <table:table-cell table:formula="of:=CONCATENATE([.B219]; REPT(&quot; &quot;; 4); [.D219])" office:value-type="string" office:string-value="bruce    Bruce" calcext:value-type="string">
            <text:p>bruce <text:s text:c="3"/>Bruc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Brunei</text:p>
          </table:table-cell>
          <table:table-cell table:formula="of:=IF([.C220]=&quot;&quot;; [.B220]; [.C220])" office:value-type="string" office:string-value="Brunei" calcext:value-type="string">
            <text:p>Brunei</text:p>
          </table:table-cell>
          <table:table-cell office:value-type="string" calcext:value-type="string">
            <text:p>Brunei</text:p>
          </table:table-cell>
          <table:table-cell/>
          <table:table-cell table:formula="of:=CONCATENATE([.B220]; REPT(&quot; &quot;; 4); [.D220])" office:value-type="string" office:string-value="brunei    Brunei" calcext:value-type="string">
            <text:p>brunei <text:s text:c="3"/>Brune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Bruno</text:p>
          </table:table-cell>
          <table:table-cell table:formula="of:=IF([.C221]=&quot;&quot;; [.B221]; [.C221])" office:value-type="string" office:string-value="Bruno" calcext:value-type="string">
            <text:p>Bruno</text:p>
          </table:table-cell>
          <table:table-cell office:value-type="string" calcext:value-type="string">
            <text:p>Bruno</text:p>
          </table:table-cell>
          <table:table-cell/>
          <table:table-cell table:formula="of:=CONCATENATE([.B221]; REPT(&quot; &quot;; 4); [.D221])" office:value-type="string" office:string-value="bruno    Bruno" calcext:value-type="string">
            <text:p>bruno <text:s text:c="3"/>Brun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Brussels</text:p>
          </table:table-cell>
          <table:table-cell table:formula="of:=IF([.C222]=&quot;&quot;; [.B222]; [.C222])" office:value-type="string" office:string-value="Brussels" calcext:value-type="string">
            <text:p>Brussels</text:p>
          </table:table-cell>
          <table:table-cell office:value-type="string" calcext:value-type="string">
            <text:p>Brussels</text:p>
          </table:table-cell>
          <table:table-cell/>
          <table:table-cell table:formula="of:=CONCATENATE([.B222]; REPT(&quot; &quot;; 4); [.D222])" office:value-type="string" office:string-value="brussels    Brussels" calcext:value-type="string">
            <text:p>brussels <text:s text:c="3"/>Brussel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ryan</text:p>
          </table:table-cell>
          <table:table-cell/>
          <table:table-cell table:formula="of:=IF([.C223]=&quot;&quot;; [.B223]; [.C223])" office:value-type="string" office:string-value="bryan" calcext:value-type="string">
            <text:p>bryan</text:p>
          </table:table-cell>
          <table:table-cell office:value-type="string" calcext:value-type="string">
            <text:p>bryan</text:p>
          </table:table-cell>
          <table:table-cell/>
          <table:table-cell table:formula="of:=CONCATENATE([.B223]; REPT(&quot; &quot;; 4); [.D223])" office:value-type="string" office:string-value="bryan    bryan" calcext:value-type="string">
            <text:p>bryan <text:s text:c="3"/>bry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t</text:p>
          </table:table-cell>
          <table:table-cell/>
          <table:table-cell table:formula="of:=IF([.C224]=&quot;&quot;; [.B224]; [.C224])" office:value-type="string" office:string-value="bt" calcext:value-type="string">
            <text:p>bt</text:p>
          </table:table-cell>
          <table:table-cell office:value-type="string" calcext:value-type="string">
            <text:p>bt</text:p>
          </table:table-cell>
          <table:table-cell/>
          <table:table-cell table:formula="of:=CONCATENATE([.B224]; REPT(&quot; &quot;; 4); [.D224])" office:value-type="string" office:string-value="bt    bt" calcext:value-type="string">
            <text:p>bt <text:s text:c="3"/>b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tc</text:p>
          </table:table-cell>
          <table:table-cell/>
          <table:table-cell table:formula="of:=IF([.C225]=&quot;&quot;; [.B225]; [.C225])" office:value-type="string" office:string-value="btc" calcext:value-type="string">
            <text:p>btc</text:p>
          </table:table-cell>
          <table:table-cell office:value-type="string" calcext:value-type="string">
            <text:p>btc</text:p>
          </table:table-cell>
          <table:table-cell/>
          <table:table-cell table:formula="of:=CONCATENATE([.B225]; REPT(&quot; &quot;; 4); [.D225])" office:value-type="string" office:string-value="btc    btc" calcext:value-type="string">
            <text:p>btc <text:s text:c="3"/>bt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uffet</text:p>
          </table:table-cell>
          <table:table-cell/>
          <table:table-cell table:formula="of:=IF([.C226]=&quot;&quot;; [.B226]; [.C226])" office:value-type="string" office:string-value="buffet" calcext:value-type="string">
            <text:p>buffet</text:p>
          </table:table-cell>
          <table:table-cell office:value-type="string" calcext:value-type="string">
            <text:p>buffet</text:p>
          </table:table-cell>
          <table:table-cell/>
          <table:table-cell table:formula="of:=CONCATENATE([.B226]; REPT(&quot; &quot;; 4); [.D226])" office:value-type="string" office:string-value="buffet    buffet" calcext:value-type="string">
            <text:p>buffet <text:s text:c="3"/>buffe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uffett</text:p>
          </table:table-cell>
          <table:table-cell/>
          <table:table-cell table:formula="of:=IF([.C227]=&quot;&quot;; [.B227]; [.C227])" office:value-type="string" office:string-value="buffett" calcext:value-type="string">
            <text:p>buffett</text:p>
          </table:table-cell>
          <table:table-cell office:value-type="string" calcext:value-type="string">
            <text:p>buffett</text:p>
          </table:table-cell>
          <table:table-cell/>
          <table:table-cell table:formula="of:=CONCATENATE([.B227]; REPT(&quot; &quot;; 4); [.D227])" office:value-type="string" office:string-value="buffett    buffett" calcext:value-type="string">
            <text:p>buffett <text:s text:c="3"/>buffet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ugi</text:p>
          </table:table-cell>
          <table:table-cell/>
          <table:table-cell table:formula="of:=IF([.C228]=&quot;&quot;; [.B228]; [.C228])" office:value-type="string" office:string-value="bugi" calcext:value-type="string">
            <text:p>bugi</text:p>
          </table:table-cell>
          <table:table-cell office:value-type="string" calcext:value-type="string">
            <text:p>bugi</text:p>
          </table:table-cell>
          <table:table-cell/>
          <table:table-cell table:formula="of:=CONCATENATE([.B228]; REPT(&quot; &quot;; 4); [.D228])" office:value-type="string" office:string-value="bugi    bugi" calcext:value-type="string">
            <text:p>bugi <text:s text:c="3"/>bug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uild</text:p>
          </table:table-cell>
          <table:table-cell/>
          <table:table-cell table:formula="of:=IF([.C229]=&quot;&quot;; [.B229]; [.C229])" office:value-type="string" office:string-value="build" calcext:value-type="string">
            <text:p>build</text:p>
          </table:table-cell>
          <table:table-cell office:value-type="string" calcext:value-type="string">
            <text:p>build</text:p>
          </table:table-cell>
          <table:table-cell/>
          <table:table-cell table:formula="of:=CONCATENATE([.B229]; REPT(&quot; &quot;; 4); [.D229])" office:value-type="string" office:string-value="build    build" calcext:value-type="string">
            <text:p>build <text:s text:c="3"/>buil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ulgaria</text:p>
          </table:table-cell>
          <table:table-cell table:formula="of:=IF([.C230]=&quot;&quot;; [.B230]; [.C230])" office:value-type="string" office:string-value="Bulgaria" calcext:value-type="string">
            <text:p>Bulgaria</text:p>
          </table:table-cell>
          <table:table-cell office:value-type="string" calcext:value-type="string">
            <text:p>Bulgaria</text:p>
          </table:table-cell>
          <table:table-cell/>
          <table:table-cell table:formula="of:=CONCATENATE([.B230]; REPT(&quot; &quot;; 4); [.D230])" office:value-type="string" office:string-value="bulgaria    Bulgaria" calcext:value-type="string">
            <text:p>bulgaria <text:s text:c="3"/>Bulgar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ull</text:p>
          </table:table-cell>
          <table:table-cell/>
          <table:table-cell table:formula="of:=IF([.C231]=&quot;&quot;; [.B231]; [.C231])" office:value-type="string" office:string-value="bull" calcext:value-type="string">
            <text:p>bull</text:p>
          </table:table-cell>
          <table:table-cell office:value-type="string" calcext:value-type="string">
            <text:p>bull</text:p>
          </table:table-cell>
          <table:table-cell/>
          <table:table-cell table:formula="of:=CONCATENATE([.B231]; REPT(&quot; &quot;; 4); [.D231])" office:value-type="string" office:string-value="bull    bull" calcext:value-type="string">
            <text:p>bull <text:s text:c="3"/>bul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us</text:p>
          </table:table-cell>
          <table:table-cell/>
          <table:table-cell table:formula="of:=IF([.C232]=&quot;&quot;; [.B232]; [.C232])" office:value-type="string" office:string-value="bus" calcext:value-type="string">
            <text:p>bus</text:p>
          </table:table-cell>
          <table:table-cell office:value-type="string" calcext:value-type="string">
            <text:p>bus</text:p>
          </table:table-cell>
          <table:table-cell/>
          <table:table-cell table:formula="of:=CONCATENATE([.B232]; REPT(&quot; &quot;; 4); [.D232])" office:value-type="string" office:string-value="bus    bus" calcext:value-type="string">
            <text:p>bus <text:s text:c="3"/>bu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ush</text:p>
          </table:table-cell>
          <table:table-cell/>
          <table:table-cell table:formula="of:=IF([.C233]=&quot;&quot;; [.B233]; [.C233])" office:value-type="string" office:string-value="bush" calcext:value-type="string">
            <text:p>bush</text:p>
          </table:table-cell>
          <table:table-cell office:value-type="string" calcext:value-type="string">
            <text:p>bush</text:p>
          </table:table-cell>
          <table:table-cell/>
          <table:table-cell table:formula="of:=CONCATENATE([.B233]; REPT(&quot; &quot;; 4); [.D233])" office:value-type="string" office:string-value="bush    bush" calcext:value-type="string">
            <text:p>bush <text:s text:c="3"/>bus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usiness</text:p>
          </table:table-cell>
          <table:table-cell/>
          <table:table-cell table:formula="of:=IF([.C234]=&quot;&quot;; [.B234]; [.C234])" office:value-type="string" office:string-value="business" calcext:value-type="string">
            <text:p>business</text:p>
          </table:table-cell>
          <table:table-cell office:value-type="string" calcext:value-type="string">
            <text:p>business</text:p>
          </table:table-cell>
          <table:table-cell/>
          <table:table-cell table:formula="of:=CONCATENATE([.B234]; REPT(&quot; &quot;; 4); [.D234])" office:value-type="string" office:string-value="business    business" calcext:value-type="string">
            <text:p>business <text:s text:c="3"/>busines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utton</text:p>
          </table:table-cell>
          <table:table-cell/>
          <table:table-cell table:formula="of:=IF([.C235]=&quot;&quot;; [.B235]; [.C235])" office:value-type="string" office:string-value="button" calcext:value-type="string">
            <text:p>button</text:p>
          </table:table-cell>
          <table:table-cell office:value-type="string" calcext:value-type="string">
            <text:p>button</text:p>
          </table:table-cell>
          <table:table-cell/>
          <table:table-cell table:formula="of:=CONCATENATE([.B235]; REPT(&quot; &quot;; 4); [.D235])" office:value-type="string" office:string-value="button    button" calcext:value-type="string">
            <text:p>button <text:s text:c="3"/>butt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bye</text:p>
          </table:table-cell>
          <table:table-cell/>
          <table:table-cell table:formula="of:=IF([.C236]=&quot;&quot;; [.B236]; [.C236])" office:value-type="string" office:string-value="bye" calcext:value-type="string">
            <text:p>bye</text:p>
          </table:table-cell>
          <table:table-cell office:value-type="string" calcext:value-type="string">
            <text:p>bye</text:p>
          </table:table-cell>
          <table:table-cell/>
          <table:table-cell table:formula="of:=CONCATENATE([.B236]; REPT(&quot; &quot;; 4); [.D236])" office:value-type="string" office:string-value="bye    bye" calcext:value-type="string">
            <text:p>bye <text:s text:c="3"/>by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bin</text:p>
          </table:table-cell>
          <table:table-cell/>
          <table:table-cell table:formula="of:=IF([.C237]=&quot;&quot;; [.B237]; [.C237])" office:value-type="string" office:string-value="cabin" calcext:value-type="string">
            <text:p>cabin</text:p>
          </table:table-cell>
          <table:table-cell office:value-type="string" calcext:value-type="string">
            <text:p>cabin</text:p>
          </table:table-cell>
          <table:table-cell/>
          <table:table-cell table:formula="of:=CONCATENATE([.B237]; REPT(&quot; &quot;; 4); [.D237])" office:value-type="string" office:string-value="cabin    cabin" calcext:value-type="string">
            <text:p>cabin <text:s text:c="3"/>cab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ble</text:p>
          </table:table-cell>
          <table:table-cell/>
          <table:table-cell table:formula="of:=IF([.C238]=&quot;&quot;; [.B238]; [.C238])" office:value-type="string" office:string-value="cable" calcext:value-type="string">
            <text:p>cable</text:p>
          </table:table-cell>
          <table:table-cell office:value-type="string" calcext:value-type="string">
            <text:p>cable</text:p>
          </table:table-cell>
          <table:table-cell/>
          <table:table-cell table:formula="of:=CONCATENATE([.B238]; REPT(&quot; &quot;; 4); [.D238])" office:value-type="string" office:string-value="cable    cable" calcext:value-type="string">
            <text:p>cable <text:s text:c="3"/>cab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che</text:p>
          </table:table-cell>
          <table:table-cell/>
          <table:table-cell table:formula="of:=IF([.C239]=&quot;&quot;; [.B239]; [.C239])" office:value-type="string" office:string-value="cache" calcext:value-type="string">
            <text:p>cache</text:p>
          </table:table-cell>
          <table:table-cell office:value-type="string" calcext:value-type="string">
            <text:p>cache</text:p>
          </table:table-cell>
          <table:table-cell/>
          <table:table-cell table:formula="of:=CONCATENATE([.B239]; REPT(&quot; &quot;; 4); [.D239])" office:value-type="string" office:string-value="cache    cache" calcext:value-type="string">
            <text:p>cache <text:s text:c="3"/>cach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Caesar</text:p>
          </table:table-cell>
          <table:table-cell table:formula="of:=IF([.C240]=&quot;&quot;; [.B240]; [.C240])" office:value-type="string" office:string-value="Caesar" calcext:value-type="string">
            <text:p>Caesar</text:p>
          </table:table-cell>
          <table:table-cell office:value-type="string" calcext:value-type="string">
            <text:p>Caesar</text:p>
          </table:table-cell>
          <table:table-cell/>
          <table:table-cell table:formula="of:=CONCATENATE([.B240]; REPT(&quot; &quot;; 4); [.D240])" office:value-type="string" office:string-value="caesar    Caesar" calcext:value-type="string">
            <text:p>caesar <text:s text:c="3"/>Caesa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fe</text:p>
          </table:table-cell>
          <table:table-cell/>
          <table:table-cell table:formula="of:=IF([.C241]=&quot;&quot;; [.B241]; [.C241])" office:value-type="string" office:string-value="cafe" calcext:value-type="string">
            <text:p>cafe</text:p>
          </table:table-cell>
          <table:table-cell office:value-type="string" calcext:value-type="string">
            <text:p>cafe</text:p>
          </table:table-cell>
          <table:table-cell/>
          <table:table-cell table:formula="of:=CONCATENATE([.B241]; REPT(&quot; &quot;; 4); [.D241])" office:value-type="string" office:string-value="cafe    cafe" calcext:value-type="string">
            <text:p>cafe <text:s text:c="3"/>caf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fé</text:p>
          </table:table-cell>
          <table:table-cell/>
          <table:table-cell table:formula="of:=IF([.C242]=&quot;&quot;; [.B242]; [.C242])" office:value-type="string" office:string-value="café" calcext:value-type="string">
            <text:p>café</text:p>
          </table:table-cell>
          <table:table-cell office:value-type="string" calcext:value-type="string">
            <text:p>café</text:p>
          </table:table-cell>
          <table:table-cell/>
          <table:table-cell table:formula="of:=CONCATENATE([.B242]; REPT(&quot; &quot;; 4); [.D242])" office:value-type="string" office:string-value="café    café" calcext:value-type="string">
            <text:p>café <text:s text:c="3"/>café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fe</text:p>
          </table:table-cell>
          <table:table-cell/>
          <table:table-cell table:formula="of:=IF([.C243]=&quot;&quot;; [.B243]; [.C243])" office:value-type="string" office:string-value="cafe" calcext:value-type="string">
            <text:p>cafe</text:p>
          </table:table-cell>
          <table:table-cell office:value-type="string" calcext:value-type="string">
            <text:p>cafe</text:p>
          </table:table-cell>
          <table:table-cell/>
          <table:table-cell table:formula="of:=CONCATENATE([.B243]; REPT(&quot; &quot;; 4); [.D243])" office:value-type="string" office:string-value="cafe    cafe" calcext:value-type="string">
            <text:p>cafe <text:s text:c="3"/>caf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fé</text:p>
          </table:table-cell>
          <table:table-cell/>
          <table:table-cell table:formula="of:=IF([.C244]=&quot;&quot;; [.B244]; [.C244])" office:value-type="string" office:string-value="café" calcext:value-type="string">
            <text:p>café</text:p>
          </table:table-cell>
          <table:table-cell office:value-type="string" calcext:value-type="string">
            <text:p>café</text:p>
          </table:table-cell>
          <table:table-cell/>
          <table:table-cell table:formula="of:=CONCATENATE([.B244]; REPT(&quot; &quot;; 4); [.D244])" office:value-type="string" office:string-value="café    café" calcext:value-type="string">
            <text:p>café <text:s text:c="3"/>café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ffeine</text:p>
          </table:table-cell>
          <table:table-cell/>
          <table:table-cell table:formula="of:=IF([.C245]=&quot;&quot;; [.B245]; [.C245])" office:value-type="string" office:string-value="caffeine" calcext:value-type="string">
            <text:p>caffeine</text:p>
          </table:table-cell>
          <table:table-cell office:value-type="string" calcext:value-type="string">
            <text:p>caffeine</text:p>
          </table:table-cell>
          <table:table-cell/>
          <table:table-cell table:formula="of:=CONCATENATE([.B245]; REPT(&quot; &quot;; 4); [.D245])" office:value-type="string" office:string-value="caffeine    caffeine" calcext:value-type="string">
            <text:p>caffeine <text:s text:c="3"/>caffei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lifornia</text:p>
          </table:table-cell>
          <table:table-cell table:formula="of:=IF([.C246]=&quot;&quot;; [.B246]; [.C246])" office:value-type="string" office:string-value="California" calcext:value-type="string">
            <text:p>California</text:p>
          </table:table-cell>
          <table:table-cell office:value-type="string" calcext:value-type="string">
            <text:p>California</text:p>
          </table:table-cell>
          <table:table-cell/>
          <table:table-cell table:formula="of:=CONCATENATE([.B246]; REPT(&quot; &quot;; 4); [.D246])" office:value-type="string" office:string-value="california    California" calcext:value-type="string">
            <text:p>california <text:s text:c="3"/>Californ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li</text:p>
          </table:table-cell>
          <table:table-cell/>
          <table:table-cell table:formula="of:=IF([.C247]=&quot;&quot;; [.B247]; [.C247])" office:value-type="string" office:string-value="cali" calcext:value-type="string">
            <text:p>cali</text:p>
          </table:table-cell>
          <table:table-cell office:value-type="string" calcext:value-type="string">
            <text:p>cali</text:p>
          </table:table-cell>
          <table:table-cell/>
          <table:table-cell table:formula="of:=CONCATENATE([.B247]; REPT(&quot; &quot;; 4); [.D247])" office:value-type="string" office:string-value="cali    cali" calcext:value-type="string">
            <text:p>cali <text:s text:c="3"/>cal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ll</text:p>
          </table:table-cell>
          <table:table-cell/>
          <table:table-cell table:formula="of:=IF([.C248]=&quot;&quot;; [.B248]; [.C248])" office:value-type="string" office:string-value="call" calcext:value-type="string">
            <text:p>call</text:p>
          </table:table-cell>
          <table:table-cell office:value-type="string" calcext:value-type="string">
            <text:p>call</text:p>
          </table:table-cell>
          <table:table-cell/>
          <table:table-cell table:formula="of:=CONCATENATE([.B248]; REPT(&quot; &quot;; 4); [.D248])" office:value-type="string" office:string-value="call    call" calcext:value-type="string">
            <text:p>call <text:s text:c="3"/>cal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lo</text:p>
          </table:table-cell>
          <table:table-cell/>
          <table:table-cell table:formula="of:=IF([.C249]=&quot;&quot;; [.B249]; [.C249])" office:value-type="string" office:string-value="calo" calcext:value-type="string">
            <text:p>calo</text:p>
          </table:table-cell>
          <table:table-cell office:value-type="string" calcext:value-type="string">
            <text:p>calo</text:p>
          </table:table-cell>
          <table:table-cell/>
          <table:table-cell table:formula="of:=CONCATENATE([.B249]; REPT(&quot; &quot;; 4); [.D249])" office:value-type="string" office:string-value="calo    calo" calcext:value-type="string">
            <text:p>calo <text:s text:c="3"/>cal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Cambridge</text:p>
          </table:table-cell>
          <table:table-cell table:formula="of:=IF([.C250]=&quot;&quot;; [.B250]; [.C250])" office:value-type="string" office:string-value="Cambridge" calcext:value-type="string">
            <text:p>Cambridge</text:p>
          </table:table-cell>
          <table:table-cell office:value-type="string" calcext:value-type="string">
            <text:p>Cambridge</text:p>
          </table:table-cell>
          <table:table-cell/>
          <table:table-cell table:formula="of:=CONCATENATE([.B250]; REPT(&quot; &quot;; 4); [.D250])" office:value-type="string" office:string-value="cambridge    Cambridge" calcext:value-type="string">
            <text:p>cambridge <text:s text:c="3"/>Cambridg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mera</text:p>
          </table:table-cell>
          <table:table-cell/>
          <table:table-cell table:formula="of:=IF([.C251]=&quot;&quot;; [.B251]; [.C251])" office:value-type="string" office:string-value="camera" calcext:value-type="string">
            <text:p>camera</text:p>
          </table:table-cell>
          <table:table-cell office:value-type="string" calcext:value-type="string">
            <text:p>camera</text:p>
          </table:table-cell>
          <table:table-cell/>
          <table:table-cell table:formula="of:=CONCATENATE([.B251]; REPT(&quot; &quot;; 4); [.D251])" office:value-type="string" office:string-value="camera    camera" calcext:value-type="string">
            <text:p>camera <text:s text:c="3"/>camer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meron</text:p>
          </table:table-cell>
          <table:table-cell/>
          <table:table-cell table:formula="of:=IF([.C252]=&quot;&quot;; [.B252]; [.C252])" office:value-type="string" office:string-value="cameron" calcext:value-type="string">
            <text:p>cameron</text:p>
          </table:table-cell>
          <table:table-cell office:value-type="string" calcext:value-type="string">
            <text:p>cameron</text:p>
          </table:table-cell>
          <table:table-cell/>
          <table:table-cell table:formula="of:=CONCATENATE([.B252]; REPT(&quot; &quot;; 4); [.D252])" office:value-type="string" office:string-value="cameron    cameron" calcext:value-type="string">
            <text:p>cameron <text:s text:c="3"/>camer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ameroon</text:p>
          </table:table-cell>
          <table:table-cell table:formula="of:=IF([.C253]=&quot;&quot;; [.B253]; [.C253])" office:value-type="string" office:string-value="Cameroon" calcext:value-type="string">
            <text:p>Cameroon</text:p>
          </table:table-cell>
          <table:table-cell office:value-type="string" calcext:value-type="string">
            <text:p>Cameroon</text:p>
          </table:table-cell>
          <table:table-cell/>
          <table:table-cell table:formula="of:=CONCATENATE([.B253]; REPT(&quot; &quot;; 4); [.D253])" office:value-type="string" office:string-value="cameroon    Cameroon" calcext:value-type="string">
            <text:p>cameroon <text:s text:c="3"/>Camero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Campbell</text:p>
          </table:table-cell>
          <table:table-cell table:formula="of:=IF([.C254]=&quot;&quot;; [.B254]; [.C254])" office:value-type="string" office:string-value="Campbell" calcext:value-type="string">
            <text:p>Campbell</text:p>
          </table:table-cell>
          <table:table-cell office:value-type="string" calcext:value-type="string">
            <text:p>Campbell</text:p>
          </table:table-cell>
          <table:table-cell/>
          <table:table-cell table:formula="of:=CONCATENATE([.B254]; REPT(&quot; &quot;; 4); [.D254])" office:value-type="string" office:string-value="campbell    Campbell" calcext:value-type="string">
            <text:p>campbell <text:s text:c="3"/>Campbel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mpuchia</text:p>
          </table:table-cell>
          <table:table-cell office:value-type="string" calcext:value-type="string">
            <text:p>Campuchia</text:p>
          </table:table-cell>
          <table:table-cell table:formula="of:=IF([.C255]=&quot;&quot;; [.B255]; [.C255])" office:value-type="string" office:string-value="Campuchia" calcext:value-type="string">
            <text:p>Campuchia</text:p>
          </table:table-cell>
          <table:table-cell office:value-type="string" calcext:value-type="string">
            <text:p>Campuchia</text:p>
          </table:table-cell>
          <table:table-cell/>
          <table:table-cell table:formula="of:=CONCATENATE([.B255]; REPT(&quot; &quot;; 4); [.D255])" office:value-type="string" office:string-value="campuchia    Campuchia" calcext:value-type="string">
            <text:p>campuchia <text:s text:c="3"/>Campuch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mry</text:p>
          </table:table-cell>
          <table:table-cell office:value-type="string" calcext:value-type="string">
            <text:p>Camry</text:p>
          </table:table-cell>
          <table:table-cell table:formula="of:=IF([.C256]=&quot;&quot;; [.B256]; [.C256])" office:value-type="string" office:string-value="Camry" calcext:value-type="string">
            <text:p>Camry</text:p>
          </table:table-cell>
          <table:table-cell office:value-type="string" calcext:value-type="string">
            <text:p>Camry</text:p>
          </table:table-cell>
          <table:table-cell/>
          <table:table-cell table:formula="of:=CONCATENATE([.B256]; REPT(&quot; &quot;; 4); [.D256])" office:value-type="string" office:string-value="camry    Camry" calcext:value-type="string">
            <text:p>camry <text:s text:c="3"/>Cam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formula="of:=IF([.C257]=&quot;&quot;; [.B257]; [.C257])" office:value-type="string" office:string-value="Canada" calcext:value-type="string">
            <text:p>Canada</text:p>
          </table:table-cell>
          <table:table-cell office:value-type="string" calcext:value-type="string">
            <text:p>Canada</text:p>
          </table:table-cell>
          <table:table-cell/>
          <table:table-cell table:formula="of:=CONCATENATE([.B257]; REPT(&quot; &quot;; 4); [.D257])" office:value-type="string" office:string-value="canada    Canada" calcext:value-type="string">
            <text:p>canada <text:s text:c="3"/>Canad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ndy</text:p>
          </table:table-cell>
          <table:table-cell/>
          <table:table-cell table:formula="of:=IF([.C258]=&quot;&quot;; [.B258]; [.C258])" office:value-type="string" office:string-value="candy" calcext:value-type="string">
            <text:p>candy</text:p>
          </table:table-cell>
          <table:table-cell office:value-type="string" calcext:value-type="string">
            <text:p>candy</text:p>
          </table:table-cell>
          <table:table-cell/>
          <table:table-cell table:formula="of:=CONCATENATE([.B258]; REPT(&quot; &quot;; 4); [.D258])" office:value-type="string" office:string-value="candy    candy" calcext:value-type="string">
            <text:p>candy <text:s text:c="3"/>cand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nnes</text:p>
          </table:table-cell>
          <table:table-cell/>
          <table:table-cell table:formula="of:=IF([.C259]=&quot;&quot;; [.B259]; [.C259])" office:value-type="string" office:string-value="cannes" calcext:value-type="string">
            <text:p>cannes</text:p>
          </table:table-cell>
          <table:table-cell office:value-type="string" calcext:value-type="string">
            <text:p>cannes</text:p>
          </table:table-cell>
          <table:table-cell/>
          <table:table-cell table:formula="of:=CONCATENATE([.B259]; REPT(&quot; &quot;; 4); [.D259])" office:value-type="string" office:string-value="cannes    cannes" calcext:value-type="string">
            <text:p>cannes <text:s text:c="3"/>cann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Canon</text:p>
          </table:table-cell>
          <table:table-cell table:formula="of:=IF([.C260]=&quot;&quot;; [.B260]; [.C260])" office:value-type="string" office:string-value="Canon" calcext:value-type="string">
            <text:p>Canon</text:p>
          </table:table-cell>
          <table:table-cell office:value-type="string" calcext:value-type="string">
            <text:p>Canon</text:p>
          </table:table-cell>
          <table:table-cell/>
          <table:table-cell table:formula="of:=CONCATENATE([.B260]; REPT(&quot; &quot;; 4); [.D260])" office:value-type="string" office:string-value="canon    Canon" calcext:value-type="string">
            <text:p>canon <text:s text:c="3"/>Can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nxi</text:p>
          </table:table-cell>
          <table:table-cell/>
          <table:table-cell table:formula="of:=IF([.C261]=&quot;&quot;; [.B261]; [.C261])" office:value-type="string" office:string-value="canxi" calcext:value-type="string">
            <text:p>canxi</text:p>
          </table:table-cell>
          <table:table-cell office:value-type="string" calcext:value-type="string">
            <text:p>canxi</text:p>
          </table:table-cell>
          <table:table-cell/>
          <table:table-cell table:formula="of:=CONCATENATE([.B261]; REPT(&quot; &quot;; 4); [.D261])" office:value-type="string" office:string-value="canxi    canxi" calcext:value-type="string">
            <text:p>canxi <text:s text:c="3"/>canx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pello</text:p>
          </table:table-cell>
          <table:table-cell/>
          <table:table-cell table:formula="of:=IF([.C262]=&quot;&quot;; [.B262]; [.C262])" office:value-type="string" office:string-value="capello" calcext:value-type="string">
            <text:p>capello</text:p>
          </table:table-cell>
          <table:table-cell office:value-type="string" calcext:value-type="string">
            <text:p>capello</text:p>
          </table:table-cell>
          <table:table-cell/>
          <table:table-cell table:formula="of:=CONCATENATE([.B262]; REPT(&quot; &quot;; 4); [.D262])" office:value-type="string" office:string-value="capello    capello" calcext:value-type="string">
            <text:p>capello <text:s text:c="3"/>capell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pital</text:p>
          </table:table-cell>
          <table:table-cell/>
          <table:table-cell table:formula="of:=IF([.C263]=&quot;&quot;; [.B263]; [.C263])" office:value-type="string" office:string-value="capital" calcext:value-type="string">
            <text:p>capital</text:p>
          </table:table-cell>
          <table:table-cell office:value-type="string" calcext:value-type="string">
            <text:p>capital</text:p>
          </table:table-cell>
          <table:table-cell/>
          <table:table-cell table:formula="of:=CONCATENATE([.B263]; REPT(&quot; &quot;; 4); [.D263])" office:value-type="string" office:string-value="capital    capital" calcext:value-type="string">
            <text:p>capital <text:s text:c="3"/>capit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rbohydrate</text:p>
          </table:table-cell>
          <table:table-cell office:value-type="string" calcext:value-type="string">
            <text:p>Carbohydrate</text:p>
          </table:table-cell>
          <table:table-cell table:formula="of:=IF([.C264]=&quot;&quot;; [.B264]; [.C264])" office:value-type="string" office:string-value="Carbohydrate" calcext:value-type="string">
            <text:p>Carbohydrate</text:p>
          </table:table-cell>
          <table:table-cell office:value-type="string" calcext:value-type="string">
            <text:p>Carbohydrate</text:p>
          </table:table-cell>
          <table:table-cell/>
          <table:table-cell table:formula="of:=CONCATENATE([.B264]; REPT(&quot; &quot;; 4); [.D264])" office:value-type="string" office:string-value="carbohydrate    Carbohydrate" calcext:value-type="string">
            <text:p>carbohydrate <text:s text:c="3"/>Carbohydrat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Carbon</text:p>
          </table:table-cell>
          <table:table-cell table:formula="of:=IF([.C265]=&quot;&quot;; [.B265]; [.C265])" office:value-type="string" office:string-value="Carbon" calcext:value-type="string">
            <text:p>Carbon</text:p>
          </table:table-cell>
          <table:table-cell office:value-type="string" calcext:value-type="string">
            <text:p>Carbon</text:p>
          </table:table-cell>
          <table:table-cell/>
          <table:table-cell table:formula="of:=CONCATENATE([.B265]; REPT(&quot; &quot;; 4); [.D265])" office:value-type="string" office:string-value="carbon    Carbon" calcext:value-type="string">
            <text:p>carbon <text:s text:c="3"/>Carb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Cardiff</text:p>
          </table:table-cell>
          <table:table-cell table:formula="of:=IF([.C266]=&quot;&quot;; [.B266]; [.C266])" office:value-type="string" office:string-value="Cardiff" calcext:value-type="string">
            <text:p>Cardiff</text:p>
          </table:table-cell>
          <table:table-cell office:value-type="string" calcext:value-type="string">
            <text:p>Cardiff</text:p>
          </table:table-cell>
          <table:table-cell/>
          <table:table-cell table:formula="of:=CONCATENATE([.B266]; REPT(&quot; &quot;; 4); [.D266])" office:value-type="string" office:string-value="cardiff    Cardiff" calcext:value-type="string">
            <text:p>cardiff <text:s text:c="3"/>Cardiff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rd</text:p>
          </table:table-cell>
          <table:table-cell/>
          <table:table-cell table:formula="of:=IF([.C267]=&quot;&quot;; [.B267]; [.C267])" office:value-type="string" office:string-value="card" calcext:value-type="string">
            <text:p>card</text:p>
          </table:table-cell>
          <table:table-cell office:value-type="string" calcext:value-type="string">
            <text:p>card</text:p>
          </table:table-cell>
          <table:table-cell/>
          <table:table-cell table:formula="of:=CONCATENATE([.B267]; REPT(&quot; &quot;; 4); [.D267])" office:value-type="string" office:string-value="card    card" calcext:value-type="string">
            <text:p>card <text:s text:c="3"/>car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re</text:p>
          </table:table-cell>
          <table:table-cell/>
          <table:table-cell table:formula="of:=IF([.C268]=&quot;&quot;; [.B268]; [.C268])" office:value-type="string" office:string-value="care" calcext:value-type="string">
            <text:p>care</text:p>
          </table:table-cell>
          <table:table-cell office:value-type="string" calcext:value-type="string">
            <text:p>care</text:p>
          </table:table-cell>
          <table:table-cell/>
          <table:table-cell table:formula="of:=CONCATENATE([.B268]; REPT(&quot; &quot;; 4); [.D268])" office:value-type="string" office:string-value="care    care" calcext:value-type="string">
            <text:p>care <text:s text:c="3"/>car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rey</text:p>
          </table:table-cell>
          <table:table-cell/>
          <table:table-cell table:formula="of:=IF([.C269]=&quot;&quot;; [.B269]; [.C269])" office:value-type="string" office:string-value="carey" calcext:value-type="string">
            <text:p>carey</text:p>
          </table:table-cell>
          <table:table-cell office:value-type="string" calcext:value-type="string">
            <text:p>carey</text:p>
          </table:table-cell>
          <table:table-cell/>
          <table:table-cell table:formula="of:=CONCATENATE([.B269]; REPT(&quot; &quot;; 4); [.D269])" office:value-type="string" office:string-value="carey    carey" calcext:value-type="string">
            <text:p>carey <text:s text:c="3"/>care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rl</text:p>
          </table:table-cell>
          <table:table-cell/>
          <table:table-cell table:formula="of:=IF([.C270]=&quot;&quot;; [.B270]; [.C270])" office:value-type="string" office:string-value="carl" calcext:value-type="string">
            <text:p>carl</text:p>
          </table:table-cell>
          <table:table-cell office:value-type="string" calcext:value-type="string">
            <text:p>carl</text:p>
          </table:table-cell>
          <table:table-cell/>
          <table:table-cell table:formula="of:=CONCATENATE([.B270]; REPT(&quot; &quot;; 4); [.D270])" office:value-type="string" office:string-value="carl    carl" calcext:value-type="string">
            <text:p>carl <text:s text:c="3"/>car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arlo</text:p>
          </table:table-cell>
          <table:table-cell table:formula="of:=IF([.C271]=&quot;&quot;; [.B271]; [.C271])" office:value-type="string" office:string-value="Carlo" calcext:value-type="string">
            <text:p>Carlo</text:p>
          </table:table-cell>
          <table:table-cell office:value-type="string" calcext:value-type="string">
            <text:p>Carlo</text:p>
          </table:table-cell>
          <table:table-cell/>
          <table:table-cell table:formula="of:=CONCATENATE([.B271]; REPT(&quot; &quot;; 4); [.D271])" office:value-type="string" office:string-value="carlo    Carlo" calcext:value-type="string">
            <text:p>carlo <text:s text:c="3"/>Carl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arlos</text:p>
          </table:table-cell>
          <table:table-cell table:formula="of:=IF([.C272]=&quot;&quot;; [.B272]; [.C272])" office:value-type="string" office:string-value="Carlos" calcext:value-type="string">
            <text:p>Carlos</text:p>
          </table:table-cell>
          <table:table-cell office:value-type="string" calcext:value-type="string">
            <text:p>Carlos</text:p>
          </table:table-cell>
          <table:table-cell/>
          <table:table-cell table:formula="of:=CONCATENATE([.B272]; REPT(&quot; &quot;; 4); [.D272])" office:value-type="string" office:string-value="carlos    Carlos" calcext:value-type="string">
            <text:p>carlos <text:s text:c="3"/>Carlo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ro</text:p>
          </table:table-cell>
          <table:table-cell/>
          <table:table-cell table:formula="of:=IF([.C273]=&quot;&quot;; [.B273]; [.C273])" office:value-type="string" office:string-value="caro" calcext:value-type="string">
            <text:p>caro</text:p>
          </table:table-cell>
          <table:table-cell office:value-type="string" calcext:value-type="string">
            <text:p>caro</text:p>
          </table:table-cell>
          <table:table-cell/>
          <table:table-cell table:formula="of:=CONCATENATE([.B273]; REPT(&quot; &quot;; 4); [.D273])" office:value-type="string" office:string-value="caro    caro" calcext:value-type="string">
            <text:p>caro <text:s text:c="3"/>car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rolina</text:p>
          </table:table-cell>
          <table:table-cell/>
          <table:table-cell table:formula="of:=IF([.C274]=&quot;&quot;; [.B274]; [.C274])" office:value-type="string" office:string-value="carolina" calcext:value-type="string">
            <text:p>carolina</text:p>
          </table:table-cell>
          <table:table-cell office:value-type="string" calcext:value-type="string">
            <text:p>carolina</text:p>
          </table:table-cell>
          <table:table-cell/>
          <table:table-cell table:formula="of:=CONCATENATE([.B274]; REPT(&quot; &quot;; 4); [.D274])" office:value-type="string" office:string-value="carolina    carolina" calcext:value-type="string">
            <text:p>carolina <text:s text:c="3"/>caroli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roline</text:p>
          </table:table-cell>
          <table:table-cell/>
          <table:table-cell table:formula="of:=IF([.C275]=&quot;&quot;; [.B275]; [.C275])" office:value-type="string" office:string-value="caroline" calcext:value-type="string">
            <text:p>caroline</text:p>
          </table:table-cell>
          <table:table-cell office:value-type="string" calcext:value-type="string">
            <text:p>caroline</text:p>
          </table:table-cell>
          <table:table-cell/>
          <table:table-cell table:formula="of:=CONCATENATE([.B275]; REPT(&quot; &quot;; 4); [.D275])" office:value-type="string" office:string-value="caroline    caroline" calcext:value-type="string">
            <text:p>caroline <text:s text:c="3"/>caroli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Carol</text:p>
          </table:table-cell>
          <table:table-cell table:formula="of:=IF([.C276]=&quot;&quot;; [.B276]; [.C276])" office:value-type="string" office:string-value="Carol" calcext:value-type="string">
            <text:p>Carol</text:p>
          </table:table-cell>
          <table:table-cell office:value-type="string" calcext:value-type="string">
            <text:p>Carol</text:p>
          </table:table-cell>
          <table:table-cell/>
          <table:table-cell table:formula="of:=CONCATENATE([.B276]; REPT(&quot; &quot;; 4); [.D276])" office:value-type="string" office:string-value="carol    Carol" calcext:value-type="string">
            <text:p>carol <text:s text:c="3"/>Caro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rrick</text:p>
          </table:table-cell>
          <table:table-cell office:value-type="string" calcext:value-type="string">
            <text:p>Carick</text:p>
          </table:table-cell>
          <table:table-cell table:formula="of:=IF([.C277]=&quot;&quot;; [.B277]; [.C277])" office:value-type="string" office:string-value="Carick" calcext:value-type="string">
            <text:p>Carick</text:p>
          </table:table-cell>
          <table:table-cell office:value-type="string" calcext:value-type="string">
            <text:p>Carick</text:p>
          </table:table-cell>
          <table:table-cell/>
          <table:table-cell table:formula="of:=CONCATENATE([.B277]; REPT(&quot; &quot;; 4); [.D277])" office:value-type="string" office:string-value="carrick    Carick" calcext:value-type="string">
            <text:p>carrick <text:s text:c="3"/>Cari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rrie</text:p>
          </table:table-cell>
          <table:table-cell/>
          <table:table-cell table:formula="of:=IF([.C278]=&quot;&quot;; [.B278]; [.C278])" office:value-type="string" office:string-value="carrie" calcext:value-type="string">
            <text:p>carrie</text:p>
          </table:table-cell>
          <table:table-cell office:value-type="string" calcext:value-type="string">
            <text:p>carrie</text:p>
          </table:table-cell>
          <table:table-cell/>
          <table:table-cell table:formula="of:=CONCATENATE([.B278]; REPT(&quot; &quot;; 4); [.D278])" office:value-type="string" office:string-value="carrie    carrie" calcext:value-type="string">
            <text:p>carrie <text:s text:c="3"/>carri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rter</text:p>
          </table:table-cell>
          <table:table-cell/>
          <table:table-cell table:formula="of:=IF([.C279]=&quot;&quot;; [.B279]; [.C279])" office:value-type="string" office:string-value="carter" calcext:value-type="string">
            <text:p>carter</text:p>
          </table:table-cell>
          <table:table-cell office:value-type="string" calcext:value-type="string">
            <text:p>carter</text:p>
          </table:table-cell>
          <table:table-cell/>
          <table:table-cell table:formula="of:=CONCATENATE([.B279]; REPT(&quot; &quot;; 4); [.D279])" office:value-type="string" office:string-value="carter    carter" calcext:value-type="string">
            <text:p>carter <text:s text:c="3"/>cart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se</text:p>
          </table:table-cell>
          <table:table-cell/>
          <table:table-cell table:formula="of:=IF([.C280]=&quot;&quot;; [.B280]; [.C280])" office:value-type="string" office:string-value="case" calcext:value-type="string">
            <text:p>case</text:p>
          </table:table-cell>
          <table:table-cell office:value-type="string" calcext:value-type="string">
            <text:p>case</text:p>
          </table:table-cell>
          <table:table-cell/>
          <table:table-cell table:formula="of:=CONCATENATE([.B280]; REPT(&quot; &quot;; 4); [.D280])" office:value-type="string" office:string-value="case    case" calcext:value-type="string">
            <text:p>case <text:s text:c="3"/>cas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sillas</text:p>
          </table:table-cell>
          <table:table-cell office:value-type="string" calcext:value-type="string">
            <text:p>Casillas</text:p>
          </table:table-cell>
          <table:table-cell table:formula="of:=IF([.C281]=&quot;&quot;; [.B281]; [.C281])" office:value-type="string" office:string-value="Casillas" calcext:value-type="string">
            <text:p>Casillas</text:p>
          </table:table-cell>
          <table:table-cell office:value-type="string" calcext:value-type="string">
            <text:p>Casillas</text:p>
          </table:table-cell>
          <table:table-cell/>
          <table:table-cell table:formula="of:=CONCATENATE([.B281]; REPT(&quot; &quot;; 4); [.D281])" office:value-type="string" office:string-value="casillas    Casillas" calcext:value-type="string">
            <text:p>casillas <text:s text:c="3"/>Casilla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sino</text:p>
          </table:table-cell>
          <table:table-cell/>
          <table:table-cell table:formula="of:=IF([.C282]=&quot;&quot;; [.B282]; [.C282])" office:value-type="string" office:string-value="casino" calcext:value-type="string">
            <text:p>casino</text:p>
          </table:table-cell>
          <table:table-cell office:value-type="string" calcext:value-type="string">
            <text:p>casino</text:p>
          </table:table-cell>
          <table:table-cell/>
          <table:table-cell table:formula="of:=CONCATENATE([.B282]; REPT(&quot; &quot;; 4); [.D282])" office:value-type="string" office:string-value="casino    casino" calcext:value-type="string">
            <text:p>casino <text:s text:c="3"/>casin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ssette</text:p>
          </table:table-cell>
          <table:table-cell/>
          <table:table-cell table:formula="of:=IF([.C283]=&quot;&quot;; [.B283]; [.C283])" office:value-type="string" office:string-value="cassette" calcext:value-type="string">
            <text:p>cassette</text:p>
          </table:table-cell>
          <table:table-cell office:value-type="string" calcext:value-type="string">
            <text:p>cassette</text:p>
          </table:table-cell>
          <table:table-cell/>
          <table:table-cell table:formula="of:=CONCATENATE([.B283]; REPT(&quot; &quot;; 4); [.D283])" office:value-type="string" office:string-value="cassette    cassette" calcext:value-type="string">
            <text:p>cassette <text:s text:c="3"/>cassett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sting</text:p>
          </table:table-cell>
          <table:table-cell/>
          <table:table-cell table:formula="of:=IF([.C284]=&quot;&quot;; [.B284]; [.C284])" office:value-type="string" office:string-value="casting" calcext:value-type="string">
            <text:p>casting</text:p>
          </table:table-cell>
          <table:table-cell office:value-type="string" calcext:value-type="string">
            <text:p>casting</text:p>
          </table:table-cell>
          <table:table-cell/>
          <table:table-cell table:formula="of:=CONCATENATE([.B284]; REPT(&quot; &quot;; 4); [.D284])" office:value-type="string" office:string-value="casting    casting" calcext:value-type="string">
            <text:p>casting <text:s text:c="3"/>castin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stro</text:p>
          </table:table-cell>
          <table:table-cell/>
          <table:table-cell table:formula="of:=IF([.C285]=&quot;&quot;; [.B285]; [.C285])" office:value-type="string" office:string-value="castro" calcext:value-type="string">
            <text:p>castro</text:p>
          </table:table-cell>
          <table:table-cell office:value-type="string" calcext:value-type="string">
            <text:p>castro</text:p>
          </table:table-cell>
          <table:table-cell/>
          <table:table-cell table:formula="of:=CONCATENATE([.B285]; REPT(&quot; &quot;; 4); [.D285])" office:value-type="string" office:string-value="castro    castro" calcext:value-type="string">
            <text:p>castro <text:s text:c="3"/>castr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Catalan</text:p>
          </table:table-cell>
          <table:table-cell table:formula="of:=IF([.C286]=&quot;&quot;; [.B286]; [.C286])" office:value-type="string" office:string-value="Catalan" calcext:value-type="string">
            <text:p>Catalan</text:p>
          </table:table-cell>
          <table:table-cell office:value-type="string" calcext:value-type="string">
            <text:p>Catalan</text:p>
          </table:table-cell>
          <table:table-cell/>
          <table:table-cell table:formula="of:=CONCATENATE([.B286]; REPT(&quot; &quot;; 4); [.D286])" office:value-type="string" office:string-value="catalan    Catalan" calcext:value-type="string">
            <text:p>catalan <text:s text:c="3"/>Catal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therine</text:p>
          </table:table-cell>
          <table:table-cell/>
          <table:table-cell table:formula="of:=IF([.C287]=&quot;&quot;; [.B287]; [.C287])" office:value-type="string" office:string-value="catherine" calcext:value-type="string">
            <text:p>catherine</text:p>
          </table:table-cell>
          <table:table-cell office:value-type="string" calcext:value-type="string">
            <text:p>catherine</text:p>
          </table:table-cell>
          <table:table-cell/>
          <table:table-cell table:formula="of:=CONCATENATE([.B287]; REPT(&quot; &quot;; 4); [.D287])" office:value-type="string" office:string-value="catherine    catherine" calcext:value-type="string">
            <text:p>catherine <text:s text:c="3"/>catheri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twalk</text:p>
          </table:table-cell>
          <table:table-cell/>
          <table:table-cell table:formula="of:=IF([.C288]=&quot;&quot;; [.B288]; [.C288])" office:value-type="string" office:string-value="catwalk" calcext:value-type="string">
            <text:p>catwalk</text:p>
          </table:table-cell>
          <table:table-cell office:value-type="string" calcext:value-type="string">
            <text:p>catwalk</text:p>
          </table:table-cell>
          <table:table-cell/>
          <table:table-cell table:formula="of:=CONCATENATE([.B288]; REPT(&quot; &quot;; 4); [.D288])" office:value-type="string" office:string-value="catwalk    catwalk" calcext:value-type="string">
            <text:p>catwalk <text:s text:c="3"/>catwal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ave</text:p>
          </table:table-cell>
          <table:table-cell/>
          <table:table-cell table:formula="of:=IF([.C289]=&quot;&quot;; [.B289]; [.C289])" office:value-type="string" office:string-value="cave" calcext:value-type="string">
            <text:p>cave</text:p>
          </table:table-cell>
          <table:table-cell office:value-type="string" calcext:value-type="string">
            <text:p>cave</text:p>
          </table:table-cell>
          <table:table-cell/>
          <table:table-cell table:formula="of:=CONCATENATE([.B289]; REPT(&quot; &quot;; 4); [.D289])" office:value-type="string" office:string-value="cave    cave" calcext:value-type="string">
            <text:p>cave <text:s text:c="3"/>cav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c</text:p>
          </table:table-cell>
          <table:table-cell/>
          <table:table-cell table:formula="of:=IF([.C290]=&quot;&quot;; [.B290]; [.C290])" office:value-type="string" office:string-value="cc" calcext:value-type="string">
            <text:p>cc</text:p>
          </table:table-cell>
          <table:table-cell office:value-type="string" calcext:value-type="string">
            <text:p>cc</text:p>
          </table:table-cell>
          <table:table-cell/>
          <table:table-cell table:formula="of:=CONCATENATE([.B290]; REPT(&quot; &quot;; 4); [.D290])" office:value-type="string" office:string-value="cc    cc" calcext:value-type="string">
            <text:p>cc <text:s text:c="3"/>c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d</text:p>
          </table:table-cell>
          <table:table-cell/>
          <table:table-cell table:formula="of:=IF([.C291]=&quot;&quot;; [.B291]; [.C291])" office:value-type="string" office:string-value="cd" calcext:value-type="string">
            <text:p>cd</text:p>
          </table:table-cell>
          <table:table-cell office:value-type="string" calcext:value-type="string">
            <text:p>cd</text:p>
          </table:table-cell>
          <table:table-cell/>
          <table:table-cell table:formula="of:=CONCATENATE([.B291]; REPT(&quot; &quot;; 4); [.D291])" office:value-type="string" office:string-value="cd    cd" calcext:value-type="string">
            <text:p>cd <text:s text:c="3"/>c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ell</text:p>
          </table:table-cell>
          <table:table-cell/>
          <table:table-cell table:formula="of:=IF([.C292]=&quot;&quot;; [.B292]; [.C292])" office:value-type="string" office:string-value="cell" calcext:value-type="string">
            <text:p>cell</text:p>
          </table:table-cell>
          <table:table-cell office:value-type="string" calcext:value-type="string">
            <text:p>cell</text:p>
          </table:table-cell>
          <table:table-cell/>
          <table:table-cell table:formula="of:=CONCATENATE([.B292]; REPT(&quot; &quot;; 4); [.D292])" office:value-type="string" office:string-value="cell    cell" calcext:value-type="string">
            <text:p>cell <text:s text:c="3"/>cel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enter</text:p>
          </table:table-cell>
          <table:table-cell/>
          <table:table-cell table:formula="of:=IF([.C293]=&quot;&quot;; [.B293]; [.C293])" office:value-type="string" office:string-value="center" calcext:value-type="string">
            <text:p>center</text:p>
          </table:table-cell>
          <table:table-cell office:value-type="string" calcext:value-type="string">
            <text:p>center</text:p>
          </table:table-cell>
          <table:table-cell/>
          <table:table-cell table:formula="of:=CONCATENATE([.B293]; REPT(&quot; &quot;; 4); [.D293])" office:value-type="string" office:string-value="center    center" calcext:value-type="string">
            <text:p>center <text:s text:c="3"/>cent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ampagne</text:p>
          </table:table-cell>
          <table:table-cell/>
          <table:table-cell table:formula="of:=IF([.C294]=&quot;&quot;; [.B294]; [.C294])" office:value-type="string" office:string-value="champagne" calcext:value-type="string">
            <text:p>champagne</text:p>
          </table:table-cell>
          <table:table-cell office:value-type="string" calcext:value-type="string">
            <text:p>champagne</text:p>
          </table:table-cell>
          <table:table-cell/>
          <table:table-cell table:formula="of:=CONCATENATE([.B294]; REPT(&quot; &quot;; 4); [.D294])" office:value-type="string" office:string-value="champagne    champagne" calcext:value-type="string">
            <text:p>champagne <text:s text:c="3"/>champag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ampions</text:p>
          </table:table-cell>
          <table:table-cell/>
          <table:table-cell table:formula="of:=IF([.C295]=&quot;&quot;; [.B295]; [.C295])" office:value-type="string" office:string-value="champions" calcext:value-type="string">
            <text:p>champions</text:p>
          </table:table-cell>
          <table:table-cell office:value-type="string" calcext:value-type="string">
            <text:p>champions</text:p>
          </table:table-cell>
          <table:table-cell/>
          <table:table-cell table:formula="of:=CONCATENATE([.B295]; REPT(&quot; &quot;; 4); [.D295])" office:value-type="string" office:string-value="champions    champions" calcext:value-type="string">
            <text:p>champions <text:s text:c="3"/>champion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anel</text:p>
          </table:table-cell>
          <table:table-cell/>
          <table:table-cell table:formula="of:=IF([.C296]=&quot;&quot;; [.B296]; [.C296])" office:value-type="string" office:string-value="chanel" calcext:value-type="string">
            <text:p>chanel</text:p>
          </table:table-cell>
          <table:table-cell office:value-type="string" calcext:value-type="string">
            <text:p>chanel</text:p>
          </table:table-cell>
          <table:table-cell/>
          <table:table-cell table:formula="of:=CONCATENATE([.B296]; REPT(&quot; &quot;; 4); [.D296])" office:value-type="string" office:string-value="chanel    chanel" calcext:value-type="string">
            <text:p>chanel <text:s text:c="3"/>chan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ange</text:p>
          </table:table-cell>
          <table:table-cell/>
          <table:table-cell table:formula="of:=IF([.C297]=&quot;&quot;; [.B297]; [.C297])" office:value-type="string" office:string-value="change" calcext:value-type="string">
            <text:p>change</text:p>
          </table:table-cell>
          <table:table-cell office:value-type="string" calcext:value-type="string">
            <text:p>change</text:p>
          </table:table-cell>
          <table:table-cell/>
          <table:table-cell table:formula="of:=CONCATENATE([.B297]; REPT(&quot; &quot;; 4); [.D297])" office:value-type="string" office:string-value="change    change" calcext:value-type="string">
            <text:p>change <text:s text:c="3"/>chang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arles</text:p>
          </table:table-cell>
          <table:table-cell/>
          <table:table-cell table:formula="of:=IF([.C298]=&quot;&quot;; [.B298]; [.C298])" office:value-type="string" office:string-value="charles" calcext:value-type="string">
            <text:p>charles</text:p>
          </table:table-cell>
          <table:table-cell office:value-type="string" calcext:value-type="string">
            <text:p>charles</text:p>
          </table:table-cell>
          <table:table-cell/>
          <table:table-cell table:formula="of:=CONCATENATE([.B298]; REPT(&quot; &quot;; 4); [.D298])" office:value-type="string" office:string-value="charles    charles" calcext:value-type="string">
            <text:p>charles <text:s text:c="3"/>charl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Charlie</text:p>
          </table:table-cell>
          <table:table-cell table:formula="of:=IF([.C299]=&quot;&quot;; [.B299]; [.C299])" office:value-type="string" office:string-value="Charlie" calcext:value-type="string">
            <text:p>Charlie</text:p>
          </table:table-cell>
          <table:table-cell office:value-type="string" calcext:value-type="string">
            <text:p>Charlie</text:p>
          </table:table-cell>
          <table:table-cell/>
          <table:table-cell table:formula="of:=CONCATENATE([.B299]; REPT(&quot; &quot;; 4); [.D299])" office:value-type="string" office:string-value="charlie    Charlie" calcext:value-type="string">
            <text:p>charlie <text:s text:c="3"/>Charli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harlotte</text:p>
          </table:table-cell>
          <table:table-cell table:formula="of:=IF([.C300]=&quot;&quot;; [.B300]; [.C300])" office:value-type="string" office:string-value="Charlotte" calcext:value-type="string">
            <text:p>Charlotte</text:p>
          </table:table-cell>
          <table:table-cell office:value-type="string" calcext:value-type="string">
            <text:p>Charlotte</text:p>
          </table:table-cell>
          <table:table-cell/>
          <table:table-cell table:formula="of:=CONCATENATE([.B300]; REPT(&quot; &quot;; 4); [.D300])" office:value-type="string" office:string-value="charlotte    Charlotte" calcext:value-type="string">
            <text:p>charlotte <text:s text:c="3"/>Charlott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Chavez</text:p>
          </table:table-cell>
          <table:table-cell table:formula="of:=IF([.C301]=&quot;&quot;; [.B301]; [.C301])" office:value-type="string" office:string-value="Chavez" calcext:value-type="string">
            <text:p>Chavez</text:p>
          </table:table-cell>
          <table:table-cell office:value-type="string" calcext:value-type="string">
            <text:p>Chavez</text:p>
          </table:table-cell>
          <table:table-cell/>
          <table:table-cell table:formula="of:=CONCATENATE([.B301]; REPT(&quot; &quot;; 4); [.D301])" office:value-type="string" office:string-value="chavez    Chavez" calcext:value-type="string">
            <text:p>chavez <text:s text:c="3"/>Chavez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echnya</text:p>
          </table:table-cell>
          <table:table-cell/>
          <table:table-cell table:formula="of:=IF([.C302]=&quot;&quot;; [.B302]; [.C302])" office:value-type="string" office:string-value="chechnya" calcext:value-type="string">
            <text:p>chechnya</text:p>
          </table:table-cell>
          <table:table-cell office:value-type="string" calcext:value-type="string">
            <text:p>chechnya</text:p>
          </table:table-cell>
          <table:table-cell/>
          <table:table-cell table:formula="of:=CONCATENATE([.B302]; REPT(&quot; &quot;; 4); [.D302])" office:value-type="string" office:string-value="chechnya    chechnya" calcext:value-type="string">
            <text:p>chechnya <text:s text:c="3"/>chechny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eck</text:p>
          </table:table-cell>
          <table:table-cell/>
          <table:table-cell table:formula="of:=IF([.C303]=&quot;&quot;; [.B303]; [.C303])" office:value-type="string" office:string-value="check" calcext:value-type="string">
            <text:p>check</text:p>
          </table:table-cell>
          <table:table-cell office:value-type="string" calcext:value-type="string">
            <text:p>check</text:p>
          </table:table-cell>
          <table:table-cell/>
          <table:table-cell table:formula="of:=CONCATENATE([.B303]; REPT(&quot; &quot;; 4); [.D303])" office:value-type="string" office:string-value="check    check" calcext:value-type="string">
            <text:p>check <text:s text:c="3"/>che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helsea</text:p>
          </table:table-cell>
          <table:table-cell table:formula="of:=IF([.C304]=&quot;&quot;; [.B304]; [.C304])" office:value-type="string" office:string-value="Chelsea" calcext:value-type="string">
            <text:p>Chelsea</text:p>
          </table:table-cell>
          <table:table-cell office:value-type="string" calcext:value-type="string">
            <text:p>Chelsea</text:p>
          </table:table-cell>
          <table:table-cell/>
          <table:table-cell table:formula="of:=CONCATENATE([.B304]; REPT(&quot; &quot;; 4); [.D304])" office:value-type="string" office:string-value="chelsea    Chelsea" calcext:value-type="string">
            <text:p>chelsea <text:s text:c="3"/>Chelse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erry</text:p>
          </table:table-cell>
          <table:table-cell/>
          <table:table-cell table:formula="of:=IF([.C305]=&quot;&quot;; [.B305]; [.C305])" office:value-type="string" office:string-value="cherry" calcext:value-type="string">
            <text:p>cherry</text:p>
          </table:table-cell>
          <table:table-cell office:value-type="string" calcext:value-type="string">
            <text:p>cherry</text:p>
          </table:table-cell>
          <table:table-cell/>
          <table:table-cell table:formula="of:=CONCATENATE([.B305]; REPT(&quot; &quot;; 4); [.D305])" office:value-type="string" office:string-value="cherry    cherry" calcext:value-type="string">
            <text:p>cherry <text:s text:c="3"/>cher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eryl</text:p>
          </table:table-cell>
          <table:table-cell/>
          <table:table-cell table:formula="of:=IF([.C306]=&quot;&quot;; [.B306]; [.C306])" office:value-type="string" office:string-value="cheryl" calcext:value-type="string">
            <text:p>cheryl</text:p>
          </table:table-cell>
          <table:table-cell office:value-type="string" calcext:value-type="string">
            <text:p>cheryl</text:p>
          </table:table-cell>
          <table:table-cell/>
          <table:table-cell table:formula="of:=CONCATENATE([.B306]; REPT(&quot; &quot;; 4); [.D306])" office:value-type="string" office:string-value="cheryl    cheryl" calcext:value-type="string">
            <text:p>cheryl <text:s text:c="3"/>chery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hevrolet</text:p>
          </table:table-cell>
          <table:table-cell table:formula="of:=IF([.C307]=&quot;&quot;; [.B307]; [.C307])" office:value-type="string" office:string-value="Chevrolet" calcext:value-type="string">
            <text:p>Chevrolet</text:p>
          </table:table-cell>
          <table:table-cell office:value-type="string" calcext:value-type="string">
            <text:p>Chevrolet</text:p>
          </table:table-cell>
          <table:table-cell/>
          <table:table-cell table:formula="of:=CONCATENATE([.B307]; REPT(&quot; &quot;; 4); [.D307])" office:value-type="string" office:string-value="chevrolet    Chevrolet" calcext:value-type="string">
            <text:p>chevrolet <text:s text:c="3"/>Chevrole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Chicago</text:p>
          </table:table-cell>
          <table:table-cell table:formula="of:=IF([.C308]=&quot;&quot;; [.B308]; [.C308])" office:value-type="string" office:string-value="Chicago" calcext:value-type="string">
            <text:p>Chicago</text:p>
          </table:table-cell>
          <table:table-cell office:value-type="string" calcext:value-type="string">
            <text:p>Chicago</text:p>
          </table:table-cell>
          <table:table-cell/>
          <table:table-cell table:formula="of:=CONCATENATE([.B308]; REPT(&quot; &quot;; 4); [.D308])" office:value-type="string" office:string-value="chicago    Chicago" calcext:value-type="string">
            <text:p>chicago <text:s text:c="3"/>Chicag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ile</text:p>
          </table:table-cell>
          <table:table-cell table:formula="of:=IF([.C309]=&quot;&quot;; [.B309]; [.C309])" office:value-type="string" office:string-value="Chile" calcext:value-type="string">
            <text:p>Chile</text:p>
          </table:table-cell>
          <table:table-cell office:value-type="string" calcext:value-type="string">
            <text:p>Chile</text:p>
          </table:table-cell>
          <table:table-cell/>
          <table:table-cell table:formula="of:=CONCATENATE([.B309]; REPT(&quot; &quot;; 4); [.D309])" office:value-type="string" office:string-value="chile    Chile" calcext:value-type="string">
            <text:p>chile <text:s text:c="3"/>Chi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na</text:p>
          </table:table-cell>
          <table:table-cell table:formula="of:=IF([.C310]=&quot;&quot;; [.B310]; [.C310])" office:value-type="string" office:string-value="China" calcext:value-type="string">
            <text:p>China</text:p>
          </table:table-cell>
          <table:table-cell office:value-type="string" calcext:value-type="string">
            <text:p>China</text:p>
          </table:table-cell>
          <table:table-cell/>
          <table:table-cell table:formula="of:=CONCATENATE([.B310]; REPT(&quot; &quot;; 4); [.D310])" office:value-type="string" office:string-value="china    China" calcext:value-type="string">
            <text:p>china <text:s text:c="3"/>Chi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ocolate</text:p>
          </table:table-cell>
          <table:table-cell/>
          <table:table-cell table:formula="of:=IF([.C311]=&quot;&quot;; [.B311]; [.C311])" office:value-type="string" office:string-value="chocolate" calcext:value-type="string">
            <text:p>chocolate</text:p>
          </table:table-cell>
          <table:table-cell office:value-type="string" calcext:value-type="string">
            <text:p>chocolate</text:p>
          </table:table-cell>
          <table:table-cell/>
          <table:table-cell table:formula="of:=CONCATENATE([.B311]; REPT(&quot; &quot;; 4); [.D311])" office:value-type="string" office:string-value="chocolate    chocolate" calcext:value-type="string">
            <text:p>chocolate <text:s text:c="3"/>chocolat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Cholesterol</text:p>
          </table:table-cell>
          <table:table-cell table:formula="of:=IF([.C312]=&quot;&quot;; [.B312]; [.C312])" office:value-type="string" office:string-value="Cholesterol" calcext:value-type="string">
            <text:p>Cholesterol</text:p>
          </table:table-cell>
          <table:table-cell office:value-type="string" calcext:value-type="string">
            <text:p>Cholesterol</text:p>
          </table:table-cell>
          <table:table-cell/>
          <table:table-cell table:formula="of:=CONCATENATE([.B312]; REPT(&quot; &quot;; 4); [.D312])" office:value-type="string" office:string-value="cholesterol    Cholesterol" calcext:value-type="string">
            <text:p>cholesterol <text:s text:c="3"/>Cholestero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hris</text:p>
          </table:table-cell>
          <table:table-cell table:formula="of:=IF([.C313]=&quot;&quot;; [.B313]; [.C313])" office:value-type="string" office:string-value="Chris" calcext:value-type="string">
            <text:p>Chris</text:p>
          </table:table-cell>
          <table:table-cell office:value-type="string" calcext:value-type="string">
            <text:p>Chris</text:p>
          </table:table-cell>
          <table:table-cell/>
          <table:table-cell table:formula="of:=CONCATENATE([.B313]; REPT(&quot; &quot;; 4); [.D313])" office:value-type="string" office:string-value="chris    Chris" calcext:value-type="string">
            <text:p>chris <text:s text:c="3"/>Chri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hristian</text:p>
          </table:table-cell>
          <table:table-cell table:formula="of:=IF([.C314]=&quot;&quot;; [.B314]; [.C314])" office:value-type="string" office:string-value="Christian" calcext:value-type="string">
            <text:p>Christian</text:p>
          </table:table-cell>
          <table:table-cell office:value-type="string" calcext:value-type="string">
            <text:p>Christian</text:p>
          </table:table-cell>
          <table:table-cell/>
          <table:table-cell table:formula="of:=CONCATENATE([.B314]; REPT(&quot; &quot;; 4); [.D314])" office:value-type="string" office:string-value="christian    Christian" calcext:value-type="string">
            <text:p>christian <text:s text:c="3"/>Christi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Christina</text:p>
          </table:table-cell>
          <table:table-cell table:formula="of:=IF([.C315]=&quot;&quot;; [.B315]; [.C315])" office:value-type="string" office:string-value="Christina" calcext:value-type="string">
            <text:p>Christina</text:p>
          </table:table-cell>
          <table:table-cell office:value-type="string" calcext:value-type="string">
            <text:p>Christina</text:p>
          </table:table-cell>
          <table:table-cell/>
          <table:table-cell table:formula="of:=CONCATENATE([.B315]; REPT(&quot; &quot;; 4); [.D315])" office:value-type="string" office:string-value="christina    Christina" calcext:value-type="string">
            <text:p>christina <text:s text:c="3"/>Christi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Christine</text:p>
          </table:table-cell>
          <table:table-cell table:formula="of:=IF([.C316]=&quot;&quot;; [.B316]; [.C316])" office:value-type="string" office:string-value="Christine" calcext:value-type="string">
            <text:p>Christine</text:p>
          </table:table-cell>
          <table:table-cell office:value-type="string" calcext:value-type="string">
            <text:p>Christine</text:p>
          </table:table-cell>
          <table:table-cell/>
          <table:table-cell table:formula="of:=CONCATENATE([.B316]; REPT(&quot; &quot;; 4); [.D316])" office:value-type="string" office:string-value="christine    Christine" calcext:value-type="string">
            <text:p>christine <text:s text:c="3"/>Christi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Christopher</text:p>
          </table:table-cell>
          <table:table-cell table:formula="of:=IF([.C317]=&quot;&quot;; [.B317]; [.C317])" office:value-type="string" office:string-value="Christopher" calcext:value-type="string">
            <text:p>Christopher</text:p>
          </table:table-cell>
          <table:table-cell office:value-type="string" calcext:value-type="string">
            <text:p>Christopher</text:p>
          </table:table-cell>
          <table:table-cell/>
          <table:table-cell table:formula="of:=CONCATENATE([.B317]; REPT(&quot; &quot;; 4); [.D317])" office:value-type="string" office:string-value="christopher    Christopher" calcext:value-type="string">
            <text:p>christopher <text:s text:c="3"/>Christoph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Chrome</text:p>
          </table:table-cell>
          <table:table-cell table:formula="of:=IF([.C318]=&quot;&quot;; [.B318]; [.C318])" office:value-type="string" office:string-value="Chrome" calcext:value-type="string">
            <text:p>Chrome</text:p>
          </table:table-cell>
          <table:table-cell office:value-type="string" calcext:value-type="string">
            <text:p>Chrome</text:p>
          </table:table-cell>
          <table:table-cell/>
          <table:table-cell table:formula="of:=CONCATENATE([.B318]; REPT(&quot; &quot;; 4); [.D318])" office:value-type="string" office:string-value="chrome    Chrome" calcext:value-type="string">
            <text:p>chrome <text:s text:c="3"/>Chrom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huck</text:p>
          </table:table-cell>
          <table:table-cell/>
          <table:table-cell table:formula="of:=IF([.C319]=&quot;&quot;; [.B319]; [.C319])" office:value-type="string" office:string-value="chuck" calcext:value-type="string">
            <text:p>chuck</text:p>
          </table:table-cell>
          <table:table-cell office:value-type="string" calcext:value-type="string">
            <text:p>chuck</text:p>
          </table:table-cell>
          <table:table-cell/>
          <table:table-cell table:formula="of:=CONCATENATE([.B319]; REPT(&quot; &quot;; 4); [.D319])" office:value-type="string" office:string-value="chuck    chuck" calcext:value-type="string">
            <text:p>chuck <text:s text:c="3"/>chu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indy</text:p>
          </table:table-cell>
          <table:table-cell/>
          <table:table-cell table:formula="of:=IF([.C320]=&quot;&quot;; [.B320]; [.C320])" office:value-type="string" office:string-value="cindy" calcext:value-type="string">
            <text:p>cindy</text:p>
          </table:table-cell>
          <table:table-cell office:value-type="string" calcext:value-type="string">
            <text:p>cindy</text:p>
          </table:table-cell>
          <table:table-cell/>
          <table:table-cell table:formula="of:=CONCATENATE([.B320]; REPT(&quot; &quot;; 4); [.D320])" office:value-type="string" office:string-value="cindy    cindy" calcext:value-type="string">
            <text:p>cindy <text:s text:c="3"/>cind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Cisco</text:p>
          </table:table-cell>
          <table:table-cell table:formula="of:=IF([.C321]=&quot;&quot;; [.B321]; [.C321])" office:value-type="string" office:string-value="Cisco" calcext:value-type="string">
            <text:p>Cisco</text:p>
          </table:table-cell>
          <table:table-cell office:value-type="string" calcext:value-type="string">
            <text:p>Cisco</text:p>
          </table:table-cell>
          <table:table-cell/>
          <table:table-cell table:formula="of:=CONCATENATE([.B321]; REPT(&quot; &quot;; 4); [.D321])" office:value-type="string" office:string-value="cisco    Cisco" calcext:value-type="string">
            <text:p>cisco <text:s text:c="3"/>Cisc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ity</text:p>
          </table:table-cell>
          <table:table-cell/>
          <table:table-cell table:formula="of:=IF([.C322]=&quot;&quot;; [.B322]; [.C322])" office:value-type="string" office:string-value="city" calcext:value-type="string">
            <text:p>city</text:p>
          </table:table-cell>
          <table:table-cell office:value-type="string" calcext:value-type="string">
            <text:p>city</text:p>
          </table:table-cell>
          <table:table-cell/>
          <table:table-cell table:formula="of:=CONCATENATE([.B322]; REPT(&quot; &quot;; 4); [.D322])" office:value-type="string" office:string-value="city    city" calcext:value-type="string">
            <text:p>city <text:s text:c="3"/>cit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ivic</text:p>
          </table:table-cell>
          <table:table-cell/>
          <table:table-cell table:formula="of:=IF([.C323]=&quot;&quot;; [.B323]; [.C323])" office:value-type="string" office:string-value="civic" calcext:value-type="string">
            <text:p>civic</text:p>
          </table:table-cell>
          <table:table-cell office:value-type="string" calcext:value-type="string">
            <text:p>civic</text:p>
          </table:table-cell>
          <table:table-cell/>
          <table:table-cell table:formula="of:=CONCATENATE([.B323]; REPT(&quot; &quot;; 4); [.D323])" office:value-type="string" office:string-value="civic    civic" calcext:value-type="string">
            <text:p>civic <text:s text:c="3"/>civi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lara</text:p>
          </table:table-cell>
          <table:table-cell/>
          <table:table-cell table:formula="of:=IF([.C324]=&quot;&quot;; [.B324]; [.C324])" office:value-type="string" office:string-value="clara" calcext:value-type="string">
            <text:p>clara</text:p>
          </table:table-cell>
          <table:table-cell office:value-type="string" calcext:value-type="string">
            <text:p>clara</text:p>
          </table:table-cell>
          <table:table-cell/>
          <table:table-cell table:formula="of:=CONCATENATE([.B324]; REPT(&quot; &quot;; 4); [.D324])" office:value-type="string" office:string-value="clara    clara" calcext:value-type="string">
            <text:p>clara <text:s text:c="3"/>clar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lark</text:p>
          </table:table-cell>
          <table:table-cell/>
          <table:table-cell table:formula="of:=IF([.C325]=&quot;&quot;; [.B325]; [.C325])" office:value-type="string" office:string-value="clark" calcext:value-type="string">
            <text:p>clark</text:p>
          </table:table-cell>
          <table:table-cell office:value-type="string" calcext:value-type="string">
            <text:p>clark</text:p>
          </table:table-cell>
          <table:table-cell/>
          <table:table-cell table:formula="of:=CONCATENATE([.B325]; REPT(&quot; &quot;; 4); [.D325])" office:value-type="string" office:string-value="clark    clark" calcext:value-type="string">
            <text:p>clark <text:s text:c="3"/>clar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lassic</text:p>
          </table:table-cell>
          <table:table-cell/>
          <table:table-cell table:formula="of:=IF([.C326]=&quot;&quot;; [.B326]; [.C326])" office:value-type="string" office:string-value="classic" calcext:value-type="string">
            <text:p>classic</text:p>
          </table:table-cell>
          <table:table-cell office:value-type="string" calcext:value-type="string">
            <text:p>classic</text:p>
          </table:table-cell>
          <table:table-cell/>
          <table:table-cell table:formula="of:=CONCATENATE([.B326]; REPT(&quot; &quot;; 4); [.D326])" office:value-type="string" office:string-value="classic    classic" calcext:value-type="string">
            <text:p>classic <text:s text:c="3"/>classi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lass</text:p>
          </table:table-cell>
          <table:table-cell/>
          <table:table-cell table:formula="of:=IF([.C327]=&quot;&quot;; [.B327]; [.C327])" office:value-type="string" office:string-value="class" calcext:value-type="string">
            <text:p>class</text:p>
          </table:table-cell>
          <table:table-cell office:value-type="string" calcext:value-type="string">
            <text:p>class</text:p>
          </table:table-cell>
          <table:table-cell/>
          <table:table-cell table:formula="of:=CONCATENATE([.B327]; REPT(&quot; &quot;; 4); [.D327])" office:value-type="string" office:string-value="class    class" calcext:value-type="string">
            <text:p>class <text:s text:c="3"/>clas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lear</text:p>
          </table:table-cell>
          <table:table-cell/>
          <table:table-cell table:formula="of:=IF([.C328]=&quot;&quot;; [.B328]; [.C328])" office:value-type="string" office:string-value="clear" calcext:value-type="string">
            <text:p>clear</text:p>
          </table:table-cell>
          <table:table-cell office:value-type="string" calcext:value-type="string">
            <text:p>clear</text:p>
          </table:table-cell>
          <table:table-cell/>
          <table:table-cell table:formula="of:=CONCATENATE([.B328]; REPT(&quot; &quot;; 4); [.D328])" office:value-type="string" office:string-value="clear    clear" calcext:value-type="string">
            <text:p>clear <text:s text:c="3"/>clea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lick</text:p>
          </table:table-cell>
          <table:table-cell/>
          <table:table-cell table:formula="of:=IF([.C329]=&quot;&quot;; [.B329]; [.C329])" office:value-type="string" office:string-value="click" calcext:value-type="string">
            <text:p>click</text:p>
          </table:table-cell>
          <table:table-cell office:value-type="string" calcext:value-type="string">
            <text:p>click</text:p>
          </table:table-cell>
          <table:table-cell/>
          <table:table-cell table:formula="of:=CONCATENATE([.B329]; REPT(&quot; &quot;; 4); [.D329])" office:value-type="string" office:string-value="click    click" calcext:value-type="string">
            <text:p>click <text:s text:c="3"/>cli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lient</text:p>
          </table:table-cell>
          <table:table-cell/>
          <table:table-cell table:formula="of:=IF([.C330]=&quot;&quot;; [.B330]; [.C330])" office:value-type="string" office:string-value="client" calcext:value-type="string">
            <text:p>client</text:p>
          </table:table-cell>
          <table:table-cell office:value-type="string" calcext:value-type="string">
            <text:p>client</text:p>
          </table:table-cell>
          <table:table-cell/>
          <table:table-cell table:formula="of:=CONCATENATE([.B330]; REPT(&quot; &quot;; 4); [.D330])" office:value-type="string" office:string-value="client    client" calcext:value-type="string">
            <text:p>client <text:s text:c="3"/>clien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Clinton</text:p>
          </table:table-cell>
          <table:table-cell table:formula="of:=IF([.C331]=&quot;&quot;; [.B331]; [.C331])" office:value-type="string" office:string-value="Clinton" calcext:value-type="string">
            <text:p>Clinton</text:p>
          </table:table-cell>
          <table:table-cell office:value-type="string" calcext:value-type="string">
            <text:p>Clinton</text:p>
          </table:table-cell>
          <table:table-cell/>
          <table:table-cell table:formula="of:=CONCATENATE([.B331]; REPT(&quot; &quot;; 4); [.D331])" office:value-type="string" office:string-value="clinton    Clinton" calcext:value-type="string">
            <text:p>clinton <text:s text:c="3"/>Clint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lip</text:p>
          </table:table-cell>
          <table:table-cell/>
          <table:table-cell table:formula="of:=IF([.C332]=&quot;&quot;; [.B332]; [.C332])" office:value-type="string" office:string-value="clip" calcext:value-type="string">
            <text:p>clip</text:p>
          </table:table-cell>
          <table:table-cell office:value-type="string" calcext:value-type="string">
            <text:p>clip</text:p>
          </table:table-cell>
          <table:table-cell/>
          <table:table-cell table:formula="of:=CONCATENATE([.B332]; REPT(&quot; &quot;; 4); [.D332])" office:value-type="string" office:string-value="clip    clip" calcext:value-type="string">
            <text:p>clip <text:s text:c="3"/>cli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lose</text:p>
          </table:table-cell>
          <table:table-cell/>
          <table:table-cell table:formula="of:=IF([.C333]=&quot;&quot;; [.B333]; [.C333])" office:value-type="string" office:string-value="close" calcext:value-type="string">
            <text:p>close</text:p>
          </table:table-cell>
          <table:table-cell office:value-type="string" calcext:value-type="string">
            <text:p>close</text:p>
          </table:table-cell>
          <table:table-cell/>
          <table:table-cell table:formula="of:=CONCATENATE([.B333]; REPT(&quot; &quot;; 4); [.D333])" office:value-type="string" office:string-value="close    close" calcext:value-type="string">
            <text:p>close <text:s text:c="3"/>clos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loud</text:p>
          </table:table-cell>
          <table:table-cell/>
          <table:table-cell table:formula="of:=IF([.C334]=&quot;&quot;; [.B334]; [.C334])" office:value-type="string" office:string-value="cloud" calcext:value-type="string">
            <text:p>cloud</text:p>
          </table:table-cell>
          <table:table-cell office:value-type="string" calcext:value-type="string">
            <text:p>cloud</text:p>
          </table:table-cell>
          <table:table-cell/>
          <table:table-cell table:formula="of:=CONCATENATE([.B334]; REPT(&quot; &quot;; 4); [.D334])" office:value-type="string" office:string-value="cloud    cloud" calcext:value-type="string">
            <text:p>cloud <text:s text:c="3"/>clou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lub</text:p>
          </table:table-cell>
          <table:table-cell/>
          <table:table-cell table:formula="of:=IF([.C335]=&quot;&quot;; [.B335]; [.C335])" office:value-type="string" office:string-value="club" calcext:value-type="string">
            <text:p>club</text:p>
          </table:table-cell>
          <table:table-cell office:value-type="string" calcext:value-type="string">
            <text:p>club</text:p>
          </table:table-cell>
          <table:table-cell/>
          <table:table-cell table:formula="of:=CONCATENATE([.B335]; REPT(&quot; &quot;; 4); [.D335])" office:value-type="string" office:string-value="club    club" calcext:value-type="string">
            <text:p>club <text:s text:c="3"/>club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m</text:p>
          </table:table-cell>
          <table:table-cell/>
          <table:table-cell table:formula="of:=IF([.C336]=&quot;&quot;; [.B336]; [.C336])" office:value-type="string" office:string-value="cm" calcext:value-type="string">
            <text:p>cm</text:p>
          </table:table-cell>
          <table:table-cell office:value-type="string" calcext:value-type="string">
            <text:p>cm</text:p>
          </table:table-cell>
          <table:table-cell/>
          <table:table-cell table:formula="of:=CONCATENATE([.B336]; REPT(&quot; &quot;; 4); [.D336])" office:value-type="string" office:string-value="cm    cm" calcext:value-type="string">
            <text:p>cm <text:s text:c="3"/>c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n</text:p>
          </table:table-cell>
          <table:table-cell/>
          <table:table-cell table:formula="of:=IF([.C337]=&quot;&quot;; [.B337]; [.C337])" office:value-type="string" office:string-value="cn" calcext:value-type="string">
            <text:p>cn</text:p>
          </table:table-cell>
          <table:table-cell office:value-type="string" calcext:value-type="string">
            <text:p>cn</text:p>
          </table:table-cell>
          <table:table-cell/>
          <table:table-cell table:formula="of:=CONCATENATE([.B337]; REPT(&quot; &quot;; 4); [.D337])" office:value-type="string" office:string-value="cn    cn" calcext:value-type="string">
            <text:p>cn <text:s text:c="3"/>c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ca</text:p>
          </table:table-cell>
          <table:table-cell/>
          <table:table-cell table:formula="of:=IF([.C338]=&quot;&quot;; [.B338]; [.C338])" office:value-type="string" office:string-value="coca" calcext:value-type="string">
            <text:p>coca</text:p>
          </table:table-cell>
          <table:table-cell office:value-type="string" calcext:value-type="string">
            <text:p>coca</text:p>
          </table:table-cell>
          <table:table-cell/>
          <table:table-cell table:formula="of:=CONCATENATE([.B338]; REPT(&quot; &quot;; 4); [.D338])" office:value-type="string" office:string-value="coca    coca" calcext:value-type="string">
            <text:p>coca <text:s text:c="3"/>coc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cktail</text:p>
          </table:table-cell>
          <table:table-cell/>
          <table:table-cell table:formula="of:=IF([.C339]=&quot;&quot;; [.B339]; [.C339])" office:value-type="string" office:string-value="cocktail" calcext:value-type="string">
            <text:p>cocktail</text:p>
          </table:table-cell>
          <table:table-cell office:value-type="string" calcext:value-type="string">
            <text:p>cocktail</text:p>
          </table:table-cell>
          <table:table-cell/>
          <table:table-cell table:formula="of:=CONCATENATE([.B339]; REPT(&quot; &quot;; 4); [.D339])" office:value-type="string" office:string-value="cocktail    cocktail" calcext:value-type="string">
            <text:p>cocktail <text:s text:c="3"/>cocktai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de</text:p>
          </table:table-cell>
          <table:table-cell/>
          <table:table-cell table:formula="of:=IF([.C340]=&quot;&quot;; [.B340]; [.C340])" office:value-type="string" office:string-value="code" calcext:value-type="string">
            <text:p>code</text:p>
          </table:table-cell>
          <table:table-cell office:value-type="string" calcext:value-type="string">
            <text:p>code</text:p>
          </table:table-cell>
          <table:table-cell/>
          <table:table-cell table:formula="of:=CONCATENATE([.B340]; REPT(&quot; &quot;; 4); [.D340])" office:value-type="string" office:string-value="code    code" calcext:value-type="string">
            <text:p>code <text:s text:c="3"/>cod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ffee</text:p>
          </table:table-cell>
          <table:table-cell/>
          <table:table-cell table:formula="of:=IF([.C341]=&quot;&quot;; [.B341]; [.C341])" office:value-type="string" office:string-value="coffee" calcext:value-type="string">
            <text:p>coffee</text:p>
          </table:table-cell>
          <table:table-cell office:value-type="string" calcext:value-type="string">
            <text:p>coffee</text:p>
          </table:table-cell>
          <table:table-cell/>
          <table:table-cell table:formula="of:=CONCATENATE([.B341]; REPT(&quot; &quot;; 4); [.D341])" office:value-type="string" office:string-value="coffee    coffee" calcext:value-type="string">
            <text:p>coffee <text:s text:c="3"/>coffe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la</text:p>
          </table:table-cell>
          <table:table-cell/>
          <table:table-cell table:formula="of:=IF([.C342]=&quot;&quot;; [.B342]; [.C342])" office:value-type="string" office:string-value="cola" calcext:value-type="string">
            <text:p>cola</text:p>
          </table:table-cell>
          <table:table-cell office:value-type="string" calcext:value-type="string">
            <text:p>cola</text:p>
          </table:table-cell>
          <table:table-cell/>
          <table:table-cell table:formula="of:=CONCATENATE([.B342]; REPT(&quot; &quot;; 4); [.D342])" office:value-type="string" office:string-value="cola    cola" calcext:value-type="string">
            <text:p>cola <text:s text:c="3"/>col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leen</text:p>
          </table:table-cell>
          <table:table-cell/>
          <table:table-cell table:formula="of:=IF([.C343]=&quot;&quot;; [.B343]; [.C343])" office:value-type="string" office:string-value="coleen" calcext:value-type="string">
            <text:p>coleen</text:p>
          </table:table-cell>
          <table:table-cell office:value-type="string" calcext:value-type="string">
            <text:p>coleen</text:p>
          </table:table-cell>
          <table:table-cell/>
          <table:table-cell table:formula="of:=CONCATENATE([.B343]; REPT(&quot; &quot;; 4); [.D343])" office:value-type="string" office:string-value="coleen    coleen" calcext:value-type="string">
            <text:p>coleen <text:s text:c="3"/>cole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le</text:p>
          </table:table-cell>
          <table:table-cell/>
          <table:table-cell table:formula="of:=IF([.C344]=&quot;&quot;; [.B344]; [.C344])" office:value-type="string" office:string-value="cole" calcext:value-type="string">
            <text:p>cole</text:p>
          </table:table-cell>
          <table:table-cell office:value-type="string" calcext:value-type="string">
            <text:p>cole</text:p>
          </table:table-cell>
          <table:table-cell/>
          <table:table-cell table:formula="of:=CONCATENATE([.B344]; REPT(&quot; &quot;; 4); [.D344])" office:value-type="string" office:string-value="cole    cole" calcext:value-type="string">
            <text:p>cole <text:s text:c="3"/>co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lin</text:p>
          </table:table-cell>
          <table:table-cell/>
          <table:table-cell table:formula="of:=IF([.C345]=&quot;&quot;; [.B345]; [.C345])" office:value-type="string" office:string-value="colin" calcext:value-type="string">
            <text:p>colin</text:p>
          </table:table-cell>
          <table:table-cell office:value-type="string" calcext:value-type="string">
            <text:p>colin</text:p>
          </table:table-cell>
          <table:table-cell/>
          <table:table-cell table:formula="of:=CONCATENATE([.B345]; REPT(&quot; &quot;; 4); [.D345])" office:value-type="string" office:string-value="colin    colin" calcext:value-type="string">
            <text:p>colin <text:s text:c="3"/>col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llagen</text:p>
          </table:table-cell>
          <table:table-cell/>
          <table:table-cell table:formula="of:=IF([.C346]=&quot;&quot;; [.B346]; [.C346])" office:value-type="string" office:string-value="collagen" calcext:value-type="string">
            <text:p>collagen</text:p>
          </table:table-cell>
          <table:table-cell office:value-type="string" calcext:value-type="string">
            <text:p>collagen</text:p>
          </table:table-cell>
          <table:table-cell/>
          <table:table-cell table:formula="of:=CONCATENATE([.B346]; REPT(&quot; &quot;; 4); [.D346])" office:value-type="string" office:string-value="collagen    collagen" calcext:value-type="string">
            <text:p>collagen <text:s text:c="3"/>collag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llege</text:p>
          </table:table-cell>
          <table:table-cell/>
          <table:table-cell table:formula="of:=IF([.C347]=&quot;&quot;; [.B347]; [.C347])" office:value-type="string" office:string-value="college" calcext:value-type="string">
            <text:p>college</text:p>
          </table:table-cell>
          <table:table-cell office:value-type="string" calcext:value-type="string">
            <text:p>college</text:p>
          </table:table-cell>
          <table:table-cell/>
          <table:table-cell table:formula="of:=CONCATENATE([.B347]; REPT(&quot; &quot;; 4); [.D347])" office:value-type="string" office:string-value="college    college" calcext:value-type="string">
            <text:p>college <text:s text:c="3"/>colleg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llins</text:p>
          </table:table-cell>
          <table:table-cell/>
          <table:table-cell table:formula="of:=IF([.C348]=&quot;&quot;; [.B348]; [.C348])" office:value-type="string" office:string-value="collins" calcext:value-type="string">
            <text:p>collins</text:p>
          </table:table-cell>
          <table:table-cell office:value-type="string" calcext:value-type="string">
            <text:p>collins</text:p>
          </table:table-cell>
          <table:table-cell/>
          <table:table-cell table:formula="of:=CONCATENATE([.B348]; REPT(&quot; &quot;; 4); [.D348])" office:value-type="string" office:string-value="collins    collins" calcext:value-type="string">
            <text:p>collins <text:s text:c="3"/>collin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ombia</text:p>
          </table:table-cell>
          <table:table-cell table:formula="of:=IF([.C349]=&quot;&quot;; [.B349]; [.C349])" office:value-type="string" office:string-value="Colombia" calcext:value-type="string">
            <text:p>Colombia</text:p>
          </table:table-cell>
          <table:table-cell office:value-type="string" calcext:value-type="string">
            <text:p>Colombia</text:p>
          </table:table-cell>
          <table:table-cell/>
          <table:table-cell table:formula="of:=CONCATENATE([.B349]; REPT(&quot; &quot;; 4); [.D349])" office:value-type="string" office:string-value="colombia    Colombia" calcext:value-type="string">
            <text:p>colombia <text:s text:c="3"/>Colomb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lorado</text:p>
          </table:table-cell>
          <table:table-cell/>
          <table:table-cell table:formula="of:=IF([.C350]=&quot;&quot;; [.B350]; [.C350])" office:value-type="string" office:string-value="colorado" calcext:value-type="string">
            <text:p>colorado</text:p>
          </table:table-cell>
          <table:table-cell office:value-type="string" calcext:value-type="string">
            <text:p>colorado</text:p>
          </table:table-cell>
          <table:table-cell/>
          <table:table-cell table:formula="of:=CONCATENATE([.B350]; REPT(&quot; &quot;; 4); [.D350])" office:value-type="string" office:string-value="colorado    colorado" calcext:value-type="string">
            <text:p>colorado <text:s text:c="3"/>colorad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lor</text:p>
          </table:table-cell>
          <table:table-cell/>
          <table:table-cell table:formula="of:=IF([.C351]=&quot;&quot;; [.B351]; [.C351])" office:value-type="string" office:string-value="color" calcext:value-type="string">
            <text:p>color</text:p>
          </table:table-cell>
          <table:table-cell office:value-type="string" calcext:value-type="string">
            <text:p>color</text:p>
          </table:table-cell>
          <table:table-cell/>
          <table:table-cell table:formula="of:=CONCATENATE([.B351]; REPT(&quot; &quot;; 4); [.D351])" office:value-type="string" office:string-value="color    color" calcext:value-type="string">
            <text:p>color <text:s text:c="3"/>colo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Columbia</text:p>
          </table:table-cell>
          <table:table-cell table:formula="of:=IF([.C352]=&quot;&quot;; [.B352]; [.C352])" office:value-type="string" office:string-value="Columbia" calcext:value-type="string">
            <text:p>Columbia</text:p>
          </table:table-cell>
          <table:table-cell office:value-type="string" calcext:value-type="string">
            <text:p>Columbia</text:p>
          </table:table-cell>
          <table:table-cell/>
          <table:table-cell table:formula="of:=CONCATENATE([.B352]; REPT(&quot; &quot;; 4); [.D352])" office:value-type="string" office:string-value="columbia    Columbia" calcext:value-type="string">
            <text:p>columbia <text:s text:c="3"/>Columb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mbo</text:p>
          </table:table-cell>
          <table:table-cell/>
          <table:table-cell table:formula="of:=IF([.C353]=&quot;&quot;; [.B353]; [.C353])" office:value-type="string" office:string-value="combo" calcext:value-type="string">
            <text:p>combo</text:p>
          </table:table-cell>
          <table:table-cell office:value-type="string" calcext:value-type="string">
            <text:p>combo</text:p>
          </table:table-cell>
          <table:table-cell/>
          <table:table-cell table:formula="of:=CONCATENATE([.B353]; REPT(&quot; &quot;; 4); [.D353])" office:value-type="string" office:string-value="combo    combo" calcext:value-type="string">
            <text:p>combo <text:s text:c="3"/>comb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mment</text:p>
          </table:table-cell>
          <table:table-cell/>
          <table:table-cell table:formula="of:=IF([.C354]=&quot;&quot;; [.B354]; [.C354])" office:value-type="string" office:string-value="comment" calcext:value-type="string">
            <text:p>comment</text:p>
          </table:table-cell>
          <table:table-cell office:value-type="string" calcext:value-type="string">
            <text:p>comment</text:p>
          </table:table-cell>
          <table:table-cell/>
          <table:table-cell table:formula="of:=CONCATENATE([.B354]; REPT(&quot; &quot;; 4); [.D354])" office:value-type="string" office:string-value="comment    comment" calcext:value-type="string">
            <text:p>comment <text:s text:c="3"/>commen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mpact</text:p>
          </table:table-cell>
          <table:table-cell/>
          <table:table-cell table:formula="of:=IF([.C355]=&quot;&quot;; [.B355]; [.C355])" office:value-type="string" office:string-value="compact" calcext:value-type="string">
            <text:p>compact</text:p>
          </table:table-cell>
          <table:table-cell office:value-type="string" calcext:value-type="string">
            <text:p>compact</text:p>
          </table:table-cell>
          <table:table-cell/>
          <table:table-cell table:formula="of:=CONCATENATE([.B355]; REPT(&quot; &quot;; 4); [.D355])" office:value-type="string" office:string-value="compact    compact" calcext:value-type="string">
            <text:p>compact <text:s text:c="3"/>compac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mputer</text:p>
          </table:table-cell>
          <table:table-cell/>
          <table:table-cell table:formula="of:=IF([.C356]=&quot;&quot;; [.B356]; [.C356])" office:value-type="string" office:string-value="computer" calcext:value-type="string">
            <text:p>computer</text:p>
          </table:table-cell>
          <table:table-cell office:value-type="string" calcext:value-type="string">
            <text:p>computer</text:p>
          </table:table-cell>
          <table:table-cell/>
          <table:table-cell table:formula="of:=CONCATENATE([.B356]; REPT(&quot; &quot;; 4); [.D356])" office:value-type="string" office:string-value="computer    computer" calcext:value-type="string">
            <text:p>computer <text:s text:c="3"/>comput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ncept</text:p>
          </table:table-cell>
          <table:table-cell/>
          <table:table-cell table:formula="of:=IF([.C357]=&quot;&quot;; [.B357]; [.C357])" office:value-type="string" office:string-value="concept" calcext:value-type="string">
            <text:p>concept</text:p>
          </table:table-cell>
          <table:table-cell office:value-type="string" calcext:value-type="string">
            <text:p>concept</text:p>
          </table:table-cell>
          <table:table-cell/>
          <table:table-cell table:formula="of:=CONCATENATE([.B357]; REPT(&quot; &quot;; 4); [.D357])" office:value-type="string" office:string-value="concept    concept" calcext:value-type="string">
            <text:p>concept <text:s text:c="3"/>concep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ncert</text:p>
          </table:table-cell>
          <table:table-cell/>
          <table:table-cell table:formula="of:=IF([.C358]=&quot;&quot;; [.B358]; [.C358])" office:value-type="string" office:string-value="concert" calcext:value-type="string">
            <text:p>concert</text:p>
          </table:table-cell>
          <table:table-cell office:value-type="string" calcext:value-type="string">
            <text:p>concert</text:p>
          </table:table-cell>
          <table:table-cell/>
          <table:table-cell table:formula="of:=CONCATENATE([.B358]; REPT(&quot; &quot;; 4); [.D358])" office:value-type="string" office:string-value="concert    concert" calcext:value-type="string">
            <text:p>concert <text:s text:c="3"/>concer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nfirm</text:p>
          </table:table-cell>
          <table:table-cell/>
          <table:table-cell table:formula="of:=IF([.C359]=&quot;&quot;; [.B359]; [.C359])" office:value-type="string" office:string-value="confirm" calcext:value-type="string">
            <text:p>confirm</text:p>
          </table:table-cell>
          <table:table-cell office:value-type="string" calcext:value-type="string">
            <text:p>confirm</text:p>
          </table:table-cell>
          <table:table-cell/>
          <table:table-cell table:formula="of:=CONCATENATE([.B359]; REPT(&quot; &quot;; 4); [.D359])" office:value-type="string" office:string-value="confirm    confirm" calcext:value-type="string">
            <text:p>confirm <text:s text:c="3"/>confir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nnect</text:p>
          </table:table-cell>
          <table:table-cell/>
          <table:table-cell table:formula="of:=IF([.C360]=&quot;&quot;; [.B360]; [.C360])" office:value-type="string" office:string-value="connect" calcext:value-type="string">
            <text:p>connect</text:p>
          </table:table-cell>
          <table:table-cell office:value-type="string" calcext:value-type="string">
            <text:p>connect</text:p>
          </table:table-cell>
          <table:table-cell/>
          <table:table-cell table:formula="of:=CONCATENATE([.B360]; REPT(&quot; &quot;; 4); [.D360])" office:value-type="string" office:string-value="connect    connect" calcext:value-type="string">
            <text:p>connect <text:s text:c="3"/>connec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nsole</text:p>
          </table:table-cell>
          <table:table-cell/>
          <table:table-cell table:formula="of:=IF([.C361]=&quot;&quot;; [.B361]; [.C361])" office:value-type="string" office:string-value="console" calcext:value-type="string">
            <text:p>console</text:p>
          </table:table-cell>
          <table:table-cell office:value-type="string" calcext:value-type="string">
            <text:p>console</text:p>
          </table:table-cell>
          <table:table-cell/>
          <table:table-cell table:formula="of:=CONCATENATE([.B361]; REPT(&quot; &quot;; 4); [.D361])" office:value-type="string" office:string-value="console    console" calcext:value-type="string">
            <text:p>console <text:s text:c="3"/>conso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ntact</text:p>
          </table:table-cell>
          <table:table-cell/>
          <table:table-cell table:formula="of:=IF([.C362]=&quot;&quot;; [.B362]; [.C362])" office:value-type="string" office:string-value="contact" calcext:value-type="string">
            <text:p>contact</text:p>
          </table:table-cell>
          <table:table-cell office:value-type="string" calcext:value-type="string">
            <text:p>contact</text:p>
          </table:table-cell>
          <table:table-cell/>
          <table:table-cell table:formula="of:=CONCATENATE([.B362]; REPT(&quot; &quot;; 4); [.D362])" office:value-type="string" office:string-value="contact    contact" calcext:value-type="string">
            <text:p>contact <text:s text:c="3"/>contac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ntainer</text:p>
          </table:table-cell>
          <table:table-cell/>
          <table:table-cell table:formula="of:=IF([.C363]=&quot;&quot;; [.B363]; [.C363])" office:value-type="string" office:string-value="container" calcext:value-type="string">
            <text:p>container</text:p>
          </table:table-cell>
          <table:table-cell office:value-type="string" calcext:value-type="string">
            <text:p>container</text:p>
          </table:table-cell>
          <table:table-cell/>
          <table:table-cell table:formula="of:=CONCATENATE([.B363]; REPT(&quot; &quot;; 4); [.D363])" office:value-type="string" office:string-value="container    container" calcext:value-type="string">
            <text:p>container <text:s text:c="3"/>contain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nte</text:p>
          </table:table-cell>
          <table:table-cell/>
          <table:table-cell table:formula="of:=IF([.C364]=&quot;&quot;; [.B364]; [.C364])" office:value-type="string" office:string-value="conte" calcext:value-type="string">
            <text:p>conte</text:p>
          </table:table-cell>
          <table:table-cell office:value-type="string" calcext:value-type="string">
            <text:p>conte</text:p>
          </table:table-cell>
          <table:table-cell/>
          <table:table-cell table:formula="of:=CONCATENATE([.B364]; REPT(&quot; &quot;; 4); [.D364])" office:value-type="string" office:string-value="conte    conte" calcext:value-type="string">
            <text:p>conte <text:s text:c="3"/>cont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ntent</text:p>
          </table:table-cell>
          <table:table-cell/>
          <table:table-cell table:formula="of:=IF([.C365]=&quot;&quot;; [.B365]; [.C365])" office:value-type="string" office:string-value="content" calcext:value-type="string">
            <text:p>content</text:p>
          </table:table-cell>
          <table:table-cell office:value-type="string" calcext:value-type="string">
            <text:p>content</text:p>
          </table:table-cell>
          <table:table-cell/>
          <table:table-cell table:formula="of:=CONCATENATE([.B365]; REPT(&quot; &quot;; 4); [.D365])" office:value-type="string" office:string-value="content    content" calcext:value-type="string">
            <text:p>content <text:s text:c="3"/>conten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ntrol</text:p>
          </table:table-cell>
          <table:table-cell/>
          <table:table-cell table:formula="of:=IF([.C366]=&quot;&quot;; [.B366]; [.C366])" office:value-type="string" office:string-value="control" calcext:value-type="string">
            <text:p>control</text:p>
          </table:table-cell>
          <table:table-cell office:value-type="string" calcext:value-type="string">
            <text:p>control</text:p>
          </table:table-cell>
          <table:table-cell/>
          <table:table-cell table:formula="of:=CONCATENATE([.B366]; REPT(&quot; &quot;; 4); [.D366])" office:value-type="string" office:string-value="control    control" calcext:value-type="string">
            <text:p>control <text:s text:c="3"/>contro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nvert</text:p>
          </table:table-cell>
          <table:table-cell/>
          <table:table-cell table:formula="of:=IF([.C367]=&quot;&quot;; [.B367]; [.C367])" office:value-type="string" office:string-value="convert" calcext:value-type="string">
            <text:p>convert</text:p>
          </table:table-cell>
          <table:table-cell office:value-type="string" calcext:value-type="string">
            <text:p>convert</text:p>
          </table:table-cell>
          <table:table-cell/>
          <table:table-cell table:formula="of:=CONCATENATE([.B367]; REPT(&quot; &quot;; 4); [.D367])" office:value-type="string" office:string-value="convert    convert" calcext:value-type="string">
            <text:p>convert <text:s text:c="3"/>conver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okie</text:p>
          </table:table-cell>
          <table:table-cell/>
          <table:table-cell table:formula="of:=IF([.C368]=&quot;&quot;; [.B368]; [.C368])" office:value-type="string" office:string-value="cookie" calcext:value-type="string">
            <text:p>cookie</text:p>
          </table:table-cell>
          <table:table-cell office:value-type="string" calcext:value-type="string">
            <text:p>cookie</text:p>
          </table:table-cell>
          <table:table-cell/>
          <table:table-cell table:formula="of:=CONCATENATE([.B368]; REPT(&quot; &quot;; 4); [.D368])" office:value-type="string" office:string-value="cookie    cookie" calcext:value-type="string">
            <text:p>cookie <text:s text:c="3"/>cooki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ok</text:p>
          </table:table-cell>
          <table:table-cell/>
          <table:table-cell table:formula="of:=IF([.C369]=&quot;&quot;; [.B369]; [.C369])" office:value-type="string" office:string-value="cook" calcext:value-type="string">
            <text:p>cook</text:p>
          </table:table-cell>
          <table:table-cell office:value-type="string" calcext:value-type="string">
            <text:p>cook</text:p>
          </table:table-cell>
          <table:table-cell/>
          <table:table-cell table:formula="of:=CONCATENATE([.B369]; REPT(&quot; &quot;; 4); [.D369])" office:value-type="string" office:string-value="cook    cook" calcext:value-type="string">
            <text:p>cook <text:s text:c="3"/>coo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ol</text:p>
          </table:table-cell>
          <table:table-cell/>
          <table:table-cell table:formula="of:=IF([.C370]=&quot;&quot;; [.B370]; [.C370])" office:value-type="string" office:string-value="cool" calcext:value-type="string">
            <text:p>cool</text:p>
          </table:table-cell>
          <table:table-cell office:value-type="string" calcext:value-type="string">
            <text:p>cool</text:p>
          </table:table-cell>
          <table:table-cell/>
          <table:table-cell table:formula="of:=CONCATENATE([.B370]; REPT(&quot; &quot;; 4); [.D370])" office:value-type="string" office:string-value="cool    cool" calcext:value-type="string">
            <text:p>cool <text:s text:c="3"/>coo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oper</text:p>
          </table:table-cell>
          <table:table-cell/>
          <table:table-cell table:formula="of:=IF([.C371]=&quot;&quot;; [.B371]; [.C371])" office:value-type="string" office:string-value="cooper" calcext:value-type="string">
            <text:p>cooper</text:p>
          </table:table-cell>
          <table:table-cell office:value-type="string" calcext:value-type="string">
            <text:p>cooper</text:p>
          </table:table-cell>
          <table:table-cell/>
          <table:table-cell table:formula="of:=CONCATENATE([.B371]; REPT(&quot; &quot;; 4); [.D371])" office:value-type="string" office:string-value="cooper    cooper" calcext:value-type="string">
            <text:p>cooper <text:s text:c="3"/>coop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py</text:p>
          </table:table-cell>
          <table:table-cell/>
          <table:table-cell table:formula="of:=IF([.C372]=&quot;&quot;; [.B372]; [.C372])" office:value-type="string" office:string-value="copy" calcext:value-type="string">
            <text:p>copy</text:p>
          </table:table-cell>
          <table:table-cell office:value-type="string" calcext:value-type="string">
            <text:p>copy</text:p>
          </table:table-cell>
          <table:table-cell/>
          <table:table-cell table:formula="of:=CONCATENATE([.B372]; REPT(&quot; &quot;; 4); [.D372])" office:value-type="string" office:string-value="copy    copy" calcext:value-type="string">
            <text:p>copy <text:s text:c="3"/>cop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re</text:p>
          </table:table-cell>
          <table:table-cell/>
          <table:table-cell table:formula="of:=IF([.C373]=&quot;&quot;; [.B373]; [.C373])" office:value-type="string" office:string-value="core" calcext:value-type="string">
            <text:p>core</text:p>
          </table:table-cell>
          <table:table-cell office:value-type="string" calcext:value-type="string">
            <text:p>core</text:p>
          </table:table-cell>
          <table:table-cell/>
          <table:table-cell table:formula="of:=CONCATENATE([.B373]; REPT(&quot; &quot;; 4); [.D373])" office:value-type="string" office:string-value="core    core" calcext:value-type="string">
            <text:p>core <text:s text:c="3"/>cor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rp</text:p>
          </table:table-cell>
          <table:table-cell/>
          <table:table-cell table:formula="of:=IF([.C374]=&quot;&quot;; [.B374]; [.C374])" office:value-type="string" office:string-value="corp" calcext:value-type="string">
            <text:p>corp</text:p>
          </table:table-cell>
          <table:table-cell office:value-type="string" calcext:value-type="string">
            <text:p>corp</text:p>
          </table:table-cell>
          <table:table-cell/>
          <table:table-cell table:formula="of:=CONCATENATE([.B374]; REPT(&quot; &quot;; 4); [.D374])" office:value-type="string" office:string-value="corp    corp" calcext:value-type="string">
            <text:p>corp <text:s text:c="3"/>cor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rticoid</text:p>
          </table:table-cell>
          <table:table-cell/>
          <table:table-cell table:formula="of:=IF([.C375]=&quot;&quot;; [.B375]; [.C375])" office:value-type="string" office:string-value="corticoid" calcext:value-type="string">
            <text:p>corticoid</text:p>
          </table:table-cell>
          <table:table-cell office:value-type="string" calcext:value-type="string">
            <text:p>corticoid</text:p>
          </table:table-cell>
          <table:table-cell/>
          <table:table-cell table:formula="of:=CONCATENATE([.B375]; REPT(&quot; &quot;; 4); [.D375])" office:value-type="string" office:string-value="corticoid    corticoid" calcext:value-type="string">
            <text:p>corticoid <text:s text:c="3"/>corticoi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rtisol</text:p>
          </table:table-cell>
          <table:table-cell office:value-type="string" calcext:value-type="string">
            <text:p>Cortisol</text:p>
          </table:table-cell>
          <table:table-cell table:formula="of:=IF([.C376]=&quot;&quot;; [.B376]; [.C376])" office:value-type="string" office:string-value="Cortisol" calcext:value-type="string">
            <text:p>Cortisol</text:p>
          </table:table-cell>
          <table:table-cell office:value-type="string" calcext:value-type="string">
            <text:p>Cortisol</text:p>
          </table:table-cell>
          <table:table-cell/>
          <table:table-cell table:formula="of:=CONCATENATE([.B376]; REPT(&quot; &quot;; 4); [.D376])" office:value-type="string" office:string-value="cortisol    Cortisol" calcext:value-type="string">
            <text:p>cortisol <text:s text:c="3"/>Cortiso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Costa</text:p>
          </table:table-cell>
          <table:table-cell table:formula="of:=IF([.C377]=&quot;&quot;; [.B377]; [.C377])" office:value-type="string" office:string-value="Costa" calcext:value-type="string">
            <text:p>Costa</text:p>
          </table:table-cell>
          <table:table-cell office:value-type="string" calcext:value-type="string">
            <text:p>Costa</text:p>
          </table:table-cell>
          <table:table-cell/>
          <table:table-cell table:formula="of:=CONCATENATE([.B377]; REPT(&quot; &quot;; 4); [.D377])" office:value-type="string" office:string-value="costa    Costa" calcext:value-type="string">
            <text:p>costa <text:s text:c="3"/>Cost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tton</text:p>
          </table:table-cell>
          <table:table-cell/>
          <table:table-cell table:formula="of:=IF([.C378]=&quot;&quot;; [.B378]; [.C378])" office:value-type="string" office:string-value="cotton" calcext:value-type="string">
            <text:p>cotton</text:p>
          </table:table-cell>
          <table:table-cell office:value-type="string" calcext:value-type="string">
            <text:p>cotton</text:p>
          </table:table-cell>
          <table:table-cell/>
          <table:table-cell table:formula="of:=CONCATENATE([.B378]; REPT(&quot; &quot;; 4); [.D378])" office:value-type="string" office:string-value="cotton    cotton" calcext:value-type="string">
            <text:p>cotton <text:s text:c="3"/>cott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over</text:p>
          </table:table-cell>
          <table:table-cell/>
          <table:table-cell table:formula="of:=IF([.C379]=&quot;&quot;; [.B379]; [.C379])" office:value-type="string" office:string-value="cover" calcext:value-type="string">
            <text:p>cover</text:p>
          </table:table-cell>
          <table:table-cell office:value-type="string" calcext:value-type="string">
            <text:p>cover</text:p>
          </table:table-cell>
          <table:table-cell/>
          <table:table-cell table:formula="of:=CONCATENATE([.B379]; REPT(&quot; &quot;; 4); [.D379])" office:value-type="string" office:string-value="cover    cover" calcext:value-type="string">
            <text:p>cover <text:s text:c="3"/>cov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p</text:p>
          </table:table-cell>
          <table:table-cell/>
          <table:table-cell table:formula="of:=IF([.C380]=&quot;&quot;; [.B380]; [.C380])" office:value-type="string" office:string-value="cp" calcext:value-type="string">
            <text:p>cp</text:p>
          </table:table-cell>
          <table:table-cell office:value-type="string" calcext:value-type="string">
            <text:p>cp</text:p>
          </table:table-cell>
          <table:table-cell/>
          <table:table-cell table:formula="of:=CONCATENATE([.B380]; REPT(&quot; &quot;; 4); [.D380])" office:value-type="string" office:string-value="cp    cp" calcext:value-type="string">
            <text:p>cp <text:s text:c="3"/>c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raig</text:p>
          </table:table-cell>
          <table:table-cell/>
          <table:table-cell table:formula="of:=IF([.C381]=&quot;&quot;; [.B381]; [.C381])" office:value-type="string" office:string-value="craig" calcext:value-type="string">
            <text:p>craig</text:p>
          </table:table-cell>
          <table:table-cell office:value-type="string" calcext:value-type="string">
            <text:p>craig</text:p>
          </table:table-cell>
          <table:table-cell/>
          <table:table-cell table:formula="of:=CONCATENATE([.B381]; REPT(&quot; &quot;; 4); [.D381])" office:value-type="string" office:string-value="craig    craig" calcext:value-type="string">
            <text:p>craig <text:s text:c="3"/>crai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ream</text:p>
          </table:table-cell>
          <table:table-cell/>
          <table:table-cell table:formula="of:=IF([.C382]=&quot;&quot;; [.B382]; [.C382])" office:value-type="string" office:string-value="cream" calcext:value-type="string">
            <text:p>cream</text:p>
          </table:table-cell>
          <table:table-cell office:value-type="string" calcext:value-type="string">
            <text:p>cream</text:p>
          </table:table-cell>
          <table:table-cell/>
          <table:table-cell table:formula="of:=CONCATENATE([.B382]; REPT(&quot; &quot;; 4); [.D382])" office:value-type="string" office:string-value="cream    cream" calcext:value-type="string">
            <text:p>cream <text:s text:c="3"/>crea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redit</text:p>
          </table:table-cell>
          <table:table-cell/>
          <table:table-cell table:formula="of:=IF([.C383]=&quot;&quot;; [.B383]; [.C383])" office:value-type="string" office:string-value="credit" calcext:value-type="string">
            <text:p>credit</text:p>
          </table:table-cell>
          <table:table-cell office:value-type="string" calcext:value-type="string">
            <text:p>credit</text:p>
          </table:table-cell>
          <table:table-cell/>
          <table:table-cell table:formula="of:=CONCATENATE([.B383]; REPT(&quot; &quot;; 4); [.D383])" office:value-type="string" office:string-value="credit    credit" calcext:value-type="string">
            <text:p>credit <text:s text:c="3"/>credi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rimea</text:p>
          </table:table-cell>
          <table:table-cell/>
          <table:table-cell table:formula="of:=IF([.C384]=&quot;&quot;; [.B384]; [.C384])" office:value-type="string" office:string-value="crimea" calcext:value-type="string">
            <text:p>crimea</text:p>
          </table:table-cell>
          <table:table-cell office:value-type="string" calcext:value-type="string">
            <text:p>crimea</text:p>
          </table:table-cell>
          <table:table-cell/>
          <table:table-cell table:formula="of:=CONCATENATE([.B384]; REPT(&quot; &quot;; 4); [.D384])" office:value-type="string" office:string-value="crimea    crimea" calcext:value-type="string">
            <text:p>crimea <text:s text:c="3"/>crime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Cristiano</text:p>
          </table:table-cell>
          <table:table-cell table:formula="of:=IF([.C385]=&quot;&quot;; [.B385]; [.C385])" office:value-type="string" office:string-value="Cristiano" calcext:value-type="string">
            <text:p>Cristiano</text:p>
          </table:table-cell>
          <table:table-cell office:value-type="string" calcext:value-type="string">
            <text:p>Cristiano</text:p>
          </table:table-cell>
          <table:table-cell/>
          <table:table-cell table:formula="of:=CONCATENATE([.B385]; REPT(&quot; &quot;; 4); [.D385])" office:value-type="string" office:string-value="cristiano    Cristiano" calcext:value-type="string">
            <text:p>cristiano <text:s text:c="3"/>Cristian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roatia</text:p>
          </table:table-cell>
          <table:table-cell table:formula="of:=IF([.C386]=&quot;&quot;; [.B386]; [.C386])" office:value-type="string" office:string-value="Croatia" calcext:value-type="string">
            <text:p>Croatia</text:p>
          </table:table-cell>
          <table:table-cell office:value-type="string" calcext:value-type="string">
            <text:p>Croatia</text:p>
          </table:table-cell>
          <table:table-cell/>
          <table:table-cell table:formula="of:=CONCATENATE([.B386]; REPT(&quot; &quot;; 4); [.D386])" office:value-type="string" office:string-value="croatia    Croatia" calcext:value-type="string">
            <text:p>croatia <text:s text:c="3"/>Croat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rop</text:p>
          </table:table-cell>
          <table:table-cell/>
          <table:table-cell table:formula="of:=IF([.C387]=&quot;&quot;; [.B387]; [.C387])" office:value-type="string" office:string-value="crop" calcext:value-type="string">
            <text:p>crop</text:p>
          </table:table-cell>
          <table:table-cell office:value-type="string" calcext:value-type="string">
            <text:p>crop</text:p>
          </table:table-cell>
          <table:table-cell/>
          <table:table-cell table:formula="of:=CONCATENATE([.B387]; REPT(&quot; &quot;; 4); [.D387])" office:value-type="string" office:string-value="crop    crop" calcext:value-type="string">
            <text:p>crop <text:s text:c="3"/>cro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rouch</text:p>
          </table:table-cell>
          <table:table-cell/>
          <table:table-cell table:formula="of:=IF([.C388]=&quot;&quot;; [.B388]; [.C388])" office:value-type="string" office:string-value="crouch" calcext:value-type="string">
            <text:p>crouch</text:p>
          </table:table-cell>
          <table:table-cell office:value-type="string" calcext:value-type="string">
            <text:p>crouch</text:p>
          </table:table-cell>
          <table:table-cell/>
          <table:table-cell table:formula="of:=CONCATENATE([.B388]; REPT(&quot; &quot;; 4); [.D388])" office:value-type="string" office:string-value="crouch    crouch" calcext:value-type="string">
            <text:p>crouch <text:s text:c="3"/>crouc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ruise</text:p>
          </table:table-cell>
          <table:table-cell/>
          <table:table-cell table:formula="of:=IF([.C389]=&quot;&quot;; [.B389]; [.C389])" office:value-type="string" office:string-value="cruise" calcext:value-type="string">
            <text:p>cruise</text:p>
          </table:table-cell>
          <table:table-cell office:value-type="string" calcext:value-type="string">
            <text:p>cruise</text:p>
          </table:table-cell>
          <table:table-cell/>
          <table:table-cell table:formula="of:=CONCATENATE([.B389]; REPT(&quot; &quot;; 4); [.D389])" office:value-type="string" office:string-value="cruise    cruise" calcext:value-type="string">
            <text:p>cruise <text:s text:c="3"/>cruis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ruze</text:p>
          </table:table-cell>
          <table:table-cell/>
          <table:table-cell table:formula="of:=IF([.C390]=&quot;&quot;; [.B390]; [.C390])" office:value-type="string" office:string-value="cruze" calcext:value-type="string">
            <text:p>cruze</text:p>
          </table:table-cell>
          <table:table-cell office:value-type="string" calcext:value-type="string">
            <text:p>cruze</text:p>
          </table:table-cell>
          <table:table-cell/>
          <table:table-cell table:formula="of:=CONCATENATE([.B390]; REPT(&quot; &quot;; 4); [.D390])" office:value-type="string" office:string-value="cruze    cruze" calcext:value-type="string">
            <text:p>cruze <text:s text:c="3"/>cruz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ruz</text:p>
          </table:table-cell>
          <table:table-cell table:formula="of:=IF([.C391]=&quot;&quot;; [.B391]; [.C391])" office:value-type="string" office:string-value="Cruz" calcext:value-type="string">
            <text:p>Cruz</text:p>
          </table:table-cell>
          <table:table-cell office:value-type="string" calcext:value-type="string">
            <text:p>Cruz</text:p>
          </table:table-cell>
          <table:table-cell/>
          <table:table-cell table:formula="of:=CONCATENATE([.B391]; REPT(&quot; &quot;; 4); [.D391])" office:value-type="string" office:string-value="cruz    Cruz" calcext:value-type="string">
            <text:p>cruz <text:s text:c="3"/>Cruz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rystal</text:p>
          </table:table-cell>
          <table:table-cell/>
          <table:table-cell table:formula="of:=IF([.C392]=&quot;&quot;; [.B392]; [.C392])" office:value-type="string" office:string-value="crystal" calcext:value-type="string">
            <text:p>crystal</text:p>
          </table:table-cell>
          <table:table-cell office:value-type="string" calcext:value-type="string">
            <text:p>crystal</text:p>
          </table:table-cell>
          <table:table-cell/>
          <table:table-cell table:formula="of:=CONCATENATE([.B392]; REPT(&quot; &quot;; 4); [.D392])" office:value-type="string" office:string-value="crystal    crystal" calcext:value-type="string">
            <text:p>crystal <text:s text:c="3"/>cryst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trl</text:p>
          </table:table-cell>
          <table:table-cell/>
          <table:table-cell table:formula="of:=IF([.C393]=&quot;&quot;; [.B393]; [.C393])" office:value-type="string" office:string-value="ctrl" calcext:value-type="string">
            <text:p>ctrl</text:p>
          </table:table-cell>
          <table:table-cell office:value-type="string" calcext:value-type="string">
            <text:p>ctrl</text:p>
          </table:table-cell>
          <table:table-cell/>
          <table:table-cell table:formula="of:=CONCATENATE([.B393]; REPT(&quot; &quot;; 4); [.D393])" office:value-type="string" office:string-value="ctrl    ctrl" calcext:value-type="string">
            <text:p>ctrl <text:s text:c="3"/>ctr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formula="of:=IF([.C394]=&quot;&quot;; [.B394]; [.C394])" office:value-type="string" office:string-value="Cuba" calcext:value-type="string">
            <text:p>Cuba</text:p>
          </table:table-cell>
          <table:table-cell office:value-type="string" calcext:value-type="string">
            <text:p>Cuba</text:p>
          </table:table-cell>
          <table:table-cell/>
          <table:table-cell table:formula="of:=CONCATENATE([.B394]; REPT(&quot; &quot;; 4); [.D394])" office:value-type="string" office:string-value="cuba    Cuba" calcext:value-type="string">
            <text:p>cuba <text:s text:c="3"/>Cub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ustom</text:p>
          </table:table-cell>
          <table:table-cell/>
          <table:table-cell table:formula="of:=IF([.C395]=&quot;&quot;; [.B395]; [.C395])" office:value-type="string" office:string-value="custom" calcext:value-type="string">
            <text:p>custom</text:p>
          </table:table-cell>
          <table:table-cell office:value-type="string" calcext:value-type="string">
            <text:p>custom</text:p>
          </table:table-cell>
          <table:table-cell/>
          <table:table-cell table:formula="of:=CONCATENATE([.B395]; REPT(&quot; &quot;; 4); [.D395])" office:value-type="string" office:string-value="custom    custom" calcext:value-type="string">
            <text:p>custom <text:s text:c="3"/>custo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yrus</text:p>
          </table:table-cell>
          <table:table-cell/>
          <table:table-cell table:formula="of:=IF([.C396]=&quot;&quot;; [.B396]; [.C396])" office:value-type="string" office:string-value="cyrus" calcext:value-type="string">
            <text:p>cyrus</text:p>
          </table:table-cell>
          <table:table-cell office:value-type="string" calcext:value-type="string">
            <text:p>cyrus</text:p>
          </table:table-cell>
          <table:table-cell/>
          <table:table-cell table:formula="of:=CONCATENATE([.B396]; REPT(&quot; &quot;; 4); [.D396])" office:value-type="string" office:string-value="cyrus    cyrus" calcext:value-type="string">
            <text:p>cyrus <text:s text:c="3"/>cyru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Czech</text:p>
          </table:table-cell>
          <table:table-cell table:formula="of:=IF([.C397]=&quot;&quot;; [.B397]; [.C397])" office:value-type="string" office:string-value="Czech" calcext:value-type="string">
            <text:p>Czech</text:p>
          </table:table-cell>
          <table:table-cell office:value-type="string" calcext:value-type="string">
            <text:p>Czech</text:p>
          </table:table-cell>
          <table:table-cell/>
          <table:table-cell table:formula="of:=CONCATENATE([.B397]; REPT(&quot; &quot;; 4); [.D397])" office:value-type="string" office:string-value="czech    Czech" calcext:value-type="string">
            <text:p>czech <text:s text:c="3"/>Czec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aily</text:p>
          </table:table-cell>
          <table:table-cell/>
          <table:table-cell table:formula="of:=IF([.C398]=&quot;&quot;; [.B398]; [.C398])" office:value-type="string" office:string-value="daily" calcext:value-type="string">
            <text:p>daily</text:p>
          </table:table-cell>
          <table:table-cell office:value-type="string" calcext:value-type="string">
            <text:p>daily</text:p>
          </table:table-cell>
          <table:table-cell/>
          <table:table-cell table:formula="of:=CONCATENATE([.B398]; REPT(&quot; &quot;; 4); [.D398])" office:value-type="string" office:string-value="daily    daily" calcext:value-type="string">
            <text:p>daily <text:s text:c="3"/>dail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allas</text:p>
          </table:table-cell>
          <table:table-cell/>
          <table:table-cell table:formula="of:=IF([.C399]=&quot;&quot;; [.B399]; [.C399])" office:value-type="string" office:string-value="dallas" calcext:value-type="string">
            <text:p>dallas</text:p>
          </table:table-cell>
          <table:table-cell office:value-type="string" calcext:value-type="string">
            <text:p>dallas</text:p>
          </table:table-cell>
          <table:table-cell/>
          <table:table-cell table:formula="of:=CONCATENATE([.B399]; REPT(&quot; &quot;; 4); [.D399])" office:value-type="string" office:string-value="dallas    dallas" calcext:value-type="string">
            <text:p>dallas <text:s text:c="3"/>dalla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ana</text:p>
          </table:table-cell>
          <table:table-cell/>
          <table:table-cell table:formula="of:=IF([.C400]=&quot;&quot;; [.B400]; [.C400])" office:value-type="string" office:string-value="dana" calcext:value-type="string">
            <text:p>dana</text:p>
          </table:table-cell>
          <table:table-cell office:value-type="string" calcext:value-type="string">
            <text:p>dana</text:p>
          </table:table-cell>
          <table:table-cell/>
          <table:table-cell table:formula="of:=CONCATENATE([.B400]; REPT(&quot; &quot;; 4); [.D400])" office:value-type="string" office:string-value="dana    dana" calcext:value-type="string">
            <text:p>dana <text:s text:c="3"/>da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ance</text:p>
          </table:table-cell>
          <table:table-cell/>
          <table:table-cell table:formula="of:=IF([.C401]=&quot;&quot;; [.B401]; [.C401])" office:value-type="string" office:string-value="dance" calcext:value-type="string">
            <text:p>dance</text:p>
          </table:table-cell>
          <table:table-cell office:value-type="string" calcext:value-type="string">
            <text:p>dance</text:p>
          </table:table-cell>
          <table:table-cell/>
          <table:table-cell table:formula="of:=CONCATENATE([.B401]; REPT(&quot; &quot;; 4); [.D401])" office:value-type="string" office:string-value="dance    dance" calcext:value-type="string">
            <text:p>dance <text:s text:c="3"/>danc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aniel</text:p>
          </table:table-cell>
          <table:table-cell table:formula="of:=IF([.C402]=&quot;&quot;; [.B402]; [.C402])" office:value-type="string" office:string-value="Daniel" calcext:value-type="string">
            <text:p>Daniel</text:p>
          </table:table-cell>
          <table:table-cell office:value-type="string" calcext:value-type="string">
            <text:p>Daniel</text:p>
          </table:table-cell>
          <table:table-cell/>
          <table:table-cell table:formula="of:=CONCATENATE([.B402]; REPT(&quot; &quot;; 4); [.D402])" office:value-type="string" office:string-value="daniel    Daniel" calcext:value-type="string">
            <text:p>daniel <text:s text:c="3"/>Dani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anny</text:p>
          </table:table-cell>
          <table:table-cell/>
          <table:table-cell table:formula="of:=IF([.C403]=&quot;&quot;; [.B403]; [.C403])" office:value-type="string" office:string-value="danny" calcext:value-type="string">
            <text:p>danny</text:p>
          </table:table-cell>
          <table:table-cell office:value-type="string" calcext:value-type="string">
            <text:p>danny</text:p>
          </table:table-cell>
          <table:table-cell/>
          <table:table-cell table:formula="of:=CONCATENATE([.B403]; REPT(&quot; &quot;; 4); [.D403])" office:value-type="string" office:string-value="danny    danny" calcext:value-type="string">
            <text:p>danny <text:s text:c="3"/>dann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arcy</text:p>
          </table:table-cell>
          <table:table-cell/>
          <table:table-cell table:formula="of:=IF([.C404]=&quot;&quot;; [.B404]; [.C404])" office:value-type="string" office:string-value="darcy" calcext:value-type="string">
            <text:p>darcy</text:p>
          </table:table-cell>
          <table:table-cell office:value-type="string" calcext:value-type="string">
            <text:p>darcy</text:p>
          </table:table-cell>
          <table:table-cell/>
          <table:table-cell table:formula="of:=CONCATENATE([.B404]; REPT(&quot; &quot;; 4); [.D404])" office:value-type="string" office:string-value="darcy    darcy" calcext:value-type="string">
            <text:p>darcy <text:s text:c="3"/>darc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ark</text:p>
          </table:table-cell>
          <table:table-cell/>
          <table:table-cell table:formula="of:=IF([.C405]=&quot;&quot;; [.B405]; [.C405])" office:value-type="string" office:string-value="dark" calcext:value-type="string">
            <text:p>dark</text:p>
          </table:table-cell>
          <table:table-cell office:value-type="string" calcext:value-type="string">
            <text:p>dark</text:p>
          </table:table-cell>
          <table:table-cell/>
          <table:table-cell table:formula="of:=CONCATENATE([.B405]; REPT(&quot; &quot;; 4); [.D405])" office:value-type="string" office:string-value="dark    dark" calcext:value-type="string">
            <text:p>dark <text:s text:c="3"/>dar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ata</text:p>
          </table:table-cell>
          <table:table-cell/>
          <table:table-cell table:formula="of:=IF([.C406]=&quot;&quot;; [.B406]; [.C406])" office:value-type="string" office:string-value="data" calcext:value-type="string">
            <text:p>data</text:p>
          </table:table-cell>
          <table:table-cell office:value-type="string" calcext:value-type="string">
            <text:p>data</text:p>
          </table:table-cell>
          <table:table-cell/>
          <table:table-cell table:formula="of:=CONCATENATE([.B406]; REPT(&quot; &quot;; 4); [.D406])" office:value-type="string" office:string-value="data    data" calcext:value-type="string">
            <text:p>data <text:s text:c="3"/>dat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ate</text:p>
          </table:table-cell>
          <table:table-cell/>
          <table:table-cell table:formula="of:=IF([.C407]=&quot;&quot;; [.B407]; [.C407])" office:value-type="string" office:string-value="date" calcext:value-type="string">
            <text:p>date</text:p>
          </table:table-cell>
          <table:table-cell office:value-type="string" calcext:value-type="string">
            <text:p>date</text:p>
          </table:table-cell>
          <table:table-cell/>
          <table:table-cell table:formula="of:=CONCATENATE([.B407]; REPT(&quot; &quot;; 4); [.D407])" office:value-type="string" office:string-value="date    date" calcext:value-type="string">
            <text:p>date <text:s text:c="3"/>dat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avid</text:p>
          </table:table-cell>
          <table:table-cell table:formula="of:=IF([.C408]=&quot;&quot;; [.B408]; [.C408])" office:value-type="string" office:string-value="David" calcext:value-type="string">
            <text:p>David</text:p>
          </table:table-cell>
          <table:table-cell office:value-type="string" calcext:value-type="string">
            <text:p>David</text:p>
          </table:table-cell>
          <table:table-cell/>
          <table:table-cell table:formula="of:=CONCATENATE([.B408]; REPT(&quot; &quot;; 4); [.D408])" office:value-type="string" office:string-value="david    David" calcext:value-type="string">
            <text:p>david <text:s text:c="3"/>Davi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Davis</text:p>
          </table:table-cell>
          <table:table-cell table:formula="of:=IF([.C409]=&quot;&quot;; [.B409]; [.C409])" office:value-type="string" office:string-value="Davis" calcext:value-type="string">
            <text:p>Davis</text:p>
          </table:table-cell>
          <table:table-cell office:value-type="string" calcext:value-type="string">
            <text:p>Davis</text:p>
          </table:table-cell>
          <table:table-cell/>
          <table:table-cell table:formula="of:=CONCATENATE([.B409]; REPT(&quot; &quot;; 4); [.D409])" office:value-type="string" office:string-value="davis    Davis" calcext:value-type="string">
            <text:p>davis <text:s text:c="3"/>Davi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c</text:p>
          </table:table-cell>
          <table:table-cell/>
          <table:table-cell table:formula="of:=IF([.C410]=&quot;&quot;; [.B410]; [.C410])" office:value-type="string" office:string-value="dc" calcext:value-type="string">
            <text:p>dc</text:p>
          </table:table-cell>
          <table:table-cell office:value-type="string" calcext:value-type="string">
            <text:p>dc</text:p>
          </table:table-cell>
          <table:table-cell/>
          <table:table-cell table:formula="of:=CONCATENATE([.B410]; REPT(&quot; &quot;; 4); [.D410])" office:value-type="string" office:string-value="dc    dc" calcext:value-type="string">
            <text:p>dc <text:s text:c="3"/>d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ean</text:p>
          </table:table-cell>
          <table:table-cell/>
          <table:table-cell table:formula="of:=IF([.C411]=&quot;&quot;; [.B411]; [.C411])" office:value-type="string" office:string-value="dean" calcext:value-type="string">
            <text:p>dean</text:p>
          </table:table-cell>
          <table:table-cell office:value-type="string" calcext:value-type="string">
            <text:p>dean</text:p>
          </table:table-cell>
          <table:table-cell/>
          <table:table-cell table:formula="of:=CONCATENATE([.B411]; REPT(&quot; &quot;; 4); [.D411])" office:value-type="string" office:string-value="dean    dean" calcext:value-type="string">
            <text:p>dean <text:s text:c="3"/>de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el</text:p>
          </table:table-cell>
          <table:table-cell/>
          <table:table-cell table:formula="of:=IF([.C412]=&quot;&quot;; [.B412]; [.C412])" office:value-type="string" office:string-value="del" calcext:value-type="string">
            <text:p>del</text:p>
          </table:table-cell>
          <table:table-cell office:value-type="string" calcext:value-type="string">
            <text:p>del</text:p>
          </table:table-cell>
          <table:table-cell/>
          <table:table-cell table:formula="of:=CONCATENATE([.B412]; REPT(&quot; &quot;; 4); [.D412])" office:value-type="string" office:string-value="del    del" calcext:value-type="string">
            <text:p>del <text:s text:c="3"/>d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elete</text:p>
          </table:table-cell>
          <table:table-cell/>
          <table:table-cell table:formula="of:=IF([.C413]=&quot;&quot;; [.B413]; [.C413])" office:value-type="string" office:string-value="delete" calcext:value-type="string">
            <text:p>delete</text:p>
          </table:table-cell>
          <table:table-cell office:value-type="string" calcext:value-type="string">
            <text:p>delete</text:p>
          </table:table-cell>
          <table:table-cell/>
          <table:table-cell table:formula="of:=CONCATENATE([.B413]; REPT(&quot; &quot;; 4); [.D413])" office:value-type="string" office:string-value="delete    delete" calcext:value-type="string">
            <text:p>delete <text:s text:c="3"/>delet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elhi</text:p>
          </table:table-cell>
          <table:table-cell/>
          <table:table-cell table:formula="of:=IF([.C414]=&quot;&quot;; [.B414]; [.C414])" office:value-type="string" office:string-value="delhi" calcext:value-type="string">
            <text:p>delhi</text:p>
          </table:table-cell>
          <table:table-cell office:value-type="string" calcext:value-type="string">
            <text:p>delhi</text:p>
          </table:table-cell>
          <table:table-cell/>
          <table:table-cell table:formula="of:=CONCATENATE([.B414]; REPT(&quot; &quot;; 4); [.D414])" office:value-type="string" office:string-value="delhi    delhi" calcext:value-type="string">
            <text:p>delhi <text:s text:c="3"/>delh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ell</text:p>
          </table:table-cell>
          <table:table-cell/>
          <table:table-cell table:formula="of:=IF([.C415]=&quot;&quot;; [.B415]; [.C415])" office:value-type="string" office:string-value="dell" calcext:value-type="string">
            <text:p>dell</text:p>
          </table:table-cell>
          <table:table-cell office:value-type="string" calcext:value-type="string">
            <text:p>dell</text:p>
          </table:table-cell>
          <table:table-cell/>
          <table:table-cell table:formula="of:=CONCATENATE([.B415]; REPT(&quot; &quot;; 4); [.D415])" office:value-type="string" office:string-value="dell    dell" calcext:value-type="string">
            <text:p>dell <text:s text:c="3"/>del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emi</text:p>
          </table:table-cell>
          <table:table-cell/>
          <table:table-cell table:formula="of:=IF([.C416]=&quot;&quot;; [.B416]; [.C416])" office:value-type="string" office:string-value="demi" calcext:value-type="string">
            <text:p>demi</text:p>
          </table:table-cell>
          <table:table-cell office:value-type="string" calcext:value-type="string">
            <text:p>demi</text:p>
          </table:table-cell>
          <table:table-cell/>
          <table:table-cell table:formula="of:=CONCATENATE([.B416]; REPT(&quot; &quot;; 4); [.D416])" office:value-type="string" office:string-value="demi    demi" calcext:value-type="string">
            <text:p>demi <text:s text:c="3"/>dem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emo</text:p>
          </table:table-cell>
          <table:table-cell/>
          <table:table-cell table:formula="of:=IF([.C417]=&quot;&quot;; [.B417]; [.C417])" office:value-type="string" office:string-value="demo" calcext:value-type="string">
            <text:p>demo</text:p>
          </table:table-cell>
          <table:table-cell office:value-type="string" calcext:value-type="string">
            <text:p>demo</text:p>
          </table:table-cell>
          <table:table-cell/>
          <table:table-cell table:formula="of:=CONCATENATE([.B417]; REPT(&quot; &quot;; 4); [.D417])" office:value-type="string" office:string-value="demo    demo" calcext:value-type="string">
            <text:p>demo <text:s text:c="3"/>dem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enim</text:p>
          </table:table-cell>
          <table:table-cell/>
          <table:table-cell table:formula="of:=IF([.C418]=&quot;&quot;; [.B418]; [.C418])" office:value-type="string" office:string-value="denim" calcext:value-type="string">
            <text:p>denim</text:p>
          </table:table-cell>
          <table:table-cell office:value-type="string" calcext:value-type="string">
            <text:p>denim</text:p>
          </table:table-cell>
          <table:table-cell/>
          <table:table-cell table:formula="of:=CONCATENATE([.B418]; REPT(&quot; &quot;; 4); [.D418])" office:value-type="string" office:string-value="denim    denim" calcext:value-type="string">
            <text:p>denim <text:s text:c="3"/>deni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epp</text:p>
          </table:table-cell>
          <table:table-cell/>
          <table:table-cell table:formula="of:=IF([.C419]=&quot;&quot;; [.B419]; [.C419])" office:value-type="string" office:string-value="depp" calcext:value-type="string">
            <text:p>depp</text:p>
          </table:table-cell>
          <table:table-cell office:value-type="string" calcext:value-type="string">
            <text:p>depp</text:p>
          </table:table-cell>
          <table:table-cell/>
          <table:table-cell table:formula="of:=CONCATENATE([.B419]; REPT(&quot; &quot;; 4); [.D419])" office:value-type="string" office:string-value="depp    depp" calcext:value-type="string">
            <text:p>depp <text:s text:c="3"/>dep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erby</text:p>
          </table:table-cell>
          <table:table-cell/>
          <table:table-cell table:formula="of:=IF([.C420]=&quot;&quot;; [.B420]; [.C420])" office:value-type="string" office:string-value="derby" calcext:value-type="string">
            <text:p>derby</text:p>
          </table:table-cell>
          <table:table-cell office:value-type="string" calcext:value-type="string">
            <text:p>derby</text:p>
          </table:table-cell>
          <table:table-cell/>
          <table:table-cell table:formula="of:=CONCATENATE([.B420]; REPT(&quot; &quot;; 4); [.D420])" office:value-type="string" office:string-value="derby    derby" calcext:value-type="string">
            <text:p>derby <text:s text:c="3"/>derb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er</text:p>
          </table:table-cell>
          <table:table-cell/>
          <table:table-cell table:formula="of:=IF([.C421]=&quot;&quot;; [.B421]; [.C421])" office:value-type="string" office:string-value="der" calcext:value-type="string">
            <text:p>der</text:p>
          </table:table-cell>
          <table:table-cell office:value-type="string" calcext:value-type="string">
            <text:p>der</text:p>
          </table:table-cell>
          <table:table-cell/>
          <table:table-cell table:formula="of:=CONCATENATE([.B421]; REPT(&quot; &quot;; 4); [.D421])" office:value-type="string" office:string-value="der    der" calcext:value-type="string">
            <text:p>der <text:s text:c="3"/>d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esign</text:p>
          </table:table-cell>
          <table:table-cell/>
          <table:table-cell table:formula="of:=IF([.C422]=&quot;&quot;; [.B422]; [.C422])" office:value-type="string" office:string-value="design" calcext:value-type="string">
            <text:p>design</text:p>
          </table:table-cell>
          <table:table-cell office:value-type="string" calcext:value-type="string">
            <text:p>design</text:p>
          </table:table-cell>
          <table:table-cell/>
          <table:table-cell table:formula="of:=CONCATENATE([.B422]; REPT(&quot; &quot;; 4); [.D422])" office:value-type="string" office:string-value="design    design" calcext:value-type="string">
            <text:p>design <text:s text:c="3"/>desig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esire</text:p>
          </table:table-cell>
          <table:table-cell/>
          <table:table-cell table:formula="of:=IF([.C423]=&quot;&quot;; [.B423]; [.C423])" office:value-type="string" office:string-value="desire" calcext:value-type="string">
            <text:p>desire</text:p>
          </table:table-cell>
          <table:table-cell office:value-type="string" calcext:value-type="string">
            <text:p>desire</text:p>
          </table:table-cell>
          <table:table-cell/>
          <table:table-cell table:formula="of:=CONCATENATE([.B423]; REPT(&quot; &quot;; 4); [.D423])" office:value-type="string" office:string-value="desire    desire" calcext:value-type="string">
            <text:p>desire <text:s text:c="3"/>desir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esktop</text:p>
          </table:table-cell>
          <table:table-cell/>
          <table:table-cell table:formula="of:=IF([.C424]=&quot;&quot;; [.B424]; [.C424])" office:value-type="string" office:string-value="desktop" calcext:value-type="string">
            <text:p>desktop</text:p>
          </table:table-cell>
          <table:table-cell office:value-type="string" calcext:value-type="string">
            <text:p>desktop</text:p>
          </table:table-cell>
          <table:table-cell/>
          <table:table-cell table:formula="of:=CONCATENATE([.B424]; REPT(&quot; &quot;; 4); [.D424])" office:value-type="string" office:string-value="desktop    desktop" calcext:value-type="string">
            <text:p>desktop <text:s text:c="3"/>deskto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evice</text:p>
          </table:table-cell>
          <table:table-cell/>
          <table:table-cell table:formula="of:=IF([.C425]=&quot;&quot;; [.B425]; [.C425])" office:value-type="string" office:string-value="device" calcext:value-type="string">
            <text:p>device</text:p>
          </table:table-cell>
          <table:table-cell office:value-type="string" calcext:value-type="string">
            <text:p>device</text:p>
          </table:table-cell>
          <table:table-cell/>
          <table:table-cell table:formula="of:=CONCATENATE([.B425]; REPT(&quot; &quot;; 4); [.D425])" office:value-type="string" office:string-value="device    device" calcext:value-type="string">
            <text:p>device <text:s text:c="3"/>devic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đh</text:p>
          </table:table-cell>
          <table:table-cell/>
          <table:table-cell table:formula="of:=IF([.C426]=&quot;&quot;; [.B426]; [.C426])" office:value-type="string" office:string-value="đh" calcext:value-type="string">
            <text:p>đh</text:p>
          </table:table-cell>
          <table:table-cell office:value-type="string" calcext:value-type="string">
            <text:p>đh</text:p>
          </table:table-cell>
          <table:table-cell/>
          <table:table-cell table:formula="of:=CONCATENATE([.B426]; REPT(&quot; &quot;; 4); [.D426])" office:value-type="string" office:string-value="đh    đh" calcext:value-type="string">
            <text:p>đh <text:s text:c="3"/>đ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iamond</text:p>
          </table:table-cell>
          <table:table-cell/>
          <table:table-cell table:formula="of:=IF([.C427]=&quot;&quot;; [.B427]; [.C427])" office:value-type="string" office:string-value="diamond" calcext:value-type="string">
            <text:p>diamond</text:p>
          </table:table-cell>
          <table:table-cell office:value-type="string" calcext:value-type="string">
            <text:p>diamond</text:p>
          </table:table-cell>
          <table:table-cell/>
          <table:table-cell table:formula="of:=CONCATENATE([.B427]; REPT(&quot; &quot;; 4); [.D427])" office:value-type="string" office:string-value="diamond    diamond" calcext:value-type="string">
            <text:p>diamond <text:s text:c="3"/>diamo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Diana</text:p>
          </table:table-cell>
          <table:table-cell table:formula="of:=IF([.C428]=&quot;&quot;; [.B428]; [.C428])" office:value-type="string" office:string-value="Diana" calcext:value-type="string">
            <text:p>Diana</text:p>
          </table:table-cell>
          <table:table-cell office:value-type="string" calcext:value-type="string">
            <text:p>Diana</text:p>
          </table:table-cell>
          <table:table-cell/>
          <table:table-cell table:formula="of:=CONCATENATE([.B428]; REPT(&quot; &quot;; 4); [.D428])" office:value-type="string" office:string-value="diana    Diana" calcext:value-type="string">
            <text:p>diana <text:s text:c="3"/>Dia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iane</text:p>
          </table:table-cell>
          <table:table-cell/>
          <table:table-cell table:formula="of:=IF([.C429]=&quot;&quot;; [.B429]; [.C429])" office:value-type="string" office:string-value="diane" calcext:value-type="string">
            <text:p>diane</text:p>
          </table:table-cell>
          <table:table-cell office:value-type="string" calcext:value-type="string">
            <text:p>diane</text:p>
          </table:table-cell>
          <table:table-cell/>
          <table:table-cell table:formula="of:=CONCATENATE([.B429]; REPT(&quot; &quot;; 4); [.D429])" office:value-type="string" office:string-value="diane    diane" calcext:value-type="string">
            <text:p>diane <text:s text:c="3"/>dia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icaprio</text:p>
          </table:table-cell>
          <table:table-cell/>
          <table:table-cell table:formula="of:=IF([.C430]=&quot;&quot;; [.B430]; [.C430])" office:value-type="string" office:string-value="dicaprio" calcext:value-type="string">
            <text:p>dicaprio</text:p>
          </table:table-cell>
          <table:table-cell office:value-type="string" calcext:value-type="string">
            <text:p>dicaprio</text:p>
          </table:table-cell>
          <table:table-cell/>
          <table:table-cell table:formula="of:=CONCATENATE([.B430]; REPT(&quot; &quot;; 4); [.D430])" office:value-type="string" office:string-value="dicaprio    dicaprio" calcext:value-type="string">
            <text:p>dicaprio <text:s text:c="3"/>dicapri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ie</text:p>
          </table:table-cell>
          <table:table-cell/>
          <table:table-cell table:formula="of:=IF([.C431]=&quot;&quot;; [.B431]; [.C431])" office:value-type="string" office:string-value="die" calcext:value-type="string">
            <text:p>die</text:p>
          </table:table-cell>
          <table:table-cell office:value-type="string" calcext:value-type="string">
            <text:p>die</text:p>
          </table:table-cell>
          <table:table-cell/>
          <table:table-cell table:formula="of:=CONCATENATE([.B431]; REPT(&quot; &quot;; 4); [.D431])" office:value-type="string" office:string-value="die    die" calcext:value-type="string">
            <text:p>die <text:s text:c="3"/>di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iego</text:p>
          </table:table-cell>
          <table:table-cell table:formula="of:=IF([.C432]=&quot;&quot;; [.B432]; [.C432])" office:value-type="string" office:string-value="Diego" calcext:value-type="string">
            <text:p>Diego</text:p>
          </table:table-cell>
          <table:table-cell office:value-type="string" calcext:value-type="string">
            <text:p>Diego</text:p>
          </table:table-cell>
          <table:table-cell/>
          <table:table-cell table:formula="of:=CONCATENATE([.B432]; REPT(&quot; &quot;; 4); [.D432])" office:value-type="string" office:string-value="diego    Diego" calcext:value-type="string">
            <text:p>diego <text:s text:c="3"/>Dieg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iesel</text:p>
          </table:table-cell>
          <table:table-cell/>
          <table:table-cell table:formula="of:=IF([.C433]=&quot;&quot;; [.B433]; [.C433])" office:value-type="string" office:string-value="diesel" calcext:value-type="string">
            <text:p>diesel</text:p>
          </table:table-cell>
          <table:table-cell office:value-type="string" calcext:value-type="string">
            <text:p>diesel</text:p>
          </table:table-cell>
          <table:table-cell/>
          <table:table-cell table:formula="of:=CONCATENATE([.B433]; REPT(&quot; &quot;; 4); [.D433])" office:value-type="string" office:string-value="diesel    diesel" calcext:value-type="string">
            <text:p>diesel <text:s text:c="3"/>dies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igital</text:p>
          </table:table-cell>
          <table:table-cell/>
          <table:table-cell table:formula="of:=IF([.C434]=&quot;&quot;; [.B434]; [.C434])" office:value-type="string" office:string-value="digital" calcext:value-type="string">
            <text:p>digital</text:p>
          </table:table-cell>
          <table:table-cell office:value-type="string" calcext:value-type="string">
            <text:p>digital</text:p>
          </table:table-cell>
          <table:table-cell/>
          <table:table-cell table:formula="of:=CONCATENATE([.B434]; REPT(&quot; &quot;; 4); [.D434])" office:value-type="string" office:string-value="digital    digital" calcext:value-type="string">
            <text:p>digital <text:s text:c="3"/>digit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ior</text:p>
          </table:table-cell>
          <table:table-cell/>
          <table:table-cell table:formula="of:=IF([.C435]=&quot;&quot;; [.B435]; [.C435])" office:value-type="string" office:string-value="dior" calcext:value-type="string">
            <text:p>dior</text:p>
          </table:table-cell>
          <table:table-cell office:value-type="string" calcext:value-type="string">
            <text:p>dior</text:p>
          </table:table-cell>
          <table:table-cell/>
          <table:table-cell table:formula="of:=CONCATENATE([.B435]; REPT(&quot; &quot;; 4); [.D435])" office:value-type="string" office:string-value="dior    dior" calcext:value-type="string">
            <text:p>dior <text:s text:c="3"/>dio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ioxin</text:p>
          </table:table-cell>
          <table:table-cell/>
          <table:table-cell table:formula="of:=IF([.C436]=&quot;&quot;; [.B436]; [.C436])" office:value-type="string" office:string-value="dioxin" calcext:value-type="string">
            <text:p>dioxin</text:p>
          </table:table-cell>
          <table:table-cell office:value-type="string" calcext:value-type="string">
            <text:p>dioxin</text:p>
          </table:table-cell>
          <table:table-cell/>
          <table:table-cell table:formula="of:=CONCATENATE([.B436]; REPT(&quot; &quot;; 4); [.D436])" office:value-type="string" office:string-value="dioxin    dioxin" calcext:value-type="string">
            <text:p>dioxin <text:s text:c="3"/>diox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iscovery</text:p>
          </table:table-cell>
          <table:table-cell/>
          <table:table-cell table:formula="of:=IF([.C437]=&quot;&quot;; [.B437]; [.C437])" office:value-type="string" office:string-value="discovery" calcext:value-type="string">
            <text:p>discovery</text:p>
          </table:table-cell>
          <table:table-cell office:value-type="string" calcext:value-type="string">
            <text:p>discovery</text:p>
          </table:table-cell>
          <table:table-cell/>
          <table:table-cell table:formula="of:=CONCATENATE([.B437]; REPT(&quot; &quot;; 4); [.D437])" office:value-type="string" office:string-value="discovery    discovery" calcext:value-type="string">
            <text:p>discovery <text:s text:c="3"/>discove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isk</text:p>
          </table:table-cell>
          <table:table-cell/>
          <table:table-cell table:formula="of:=IF([.C438]=&quot;&quot;; [.B438]; [.C438])" office:value-type="string" office:string-value="disk" calcext:value-type="string">
            <text:p>disk</text:p>
          </table:table-cell>
          <table:table-cell office:value-type="string" calcext:value-type="string">
            <text:p>disk</text:p>
          </table:table-cell>
          <table:table-cell/>
          <table:table-cell table:formula="of:=CONCATENATE([.B438]; REPT(&quot; &quot;; 4); [.D438])" office:value-type="string" office:string-value="disk    disk" calcext:value-type="string">
            <text:p>disk <text:s text:c="3"/>dis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Disney</text:p>
          </table:table-cell>
          <table:table-cell table:formula="of:=IF([.C439]=&quot;&quot;; [.B439]; [.C439])" office:value-type="string" office:string-value="Disney" calcext:value-type="string">
            <text:p>Disney</text:p>
          </table:table-cell>
          <table:table-cell office:value-type="string" calcext:value-type="string">
            <text:p>Disney</text:p>
          </table:table-cell>
          <table:table-cell/>
          <table:table-cell table:formula="of:=CONCATENATE([.B439]; REPT(&quot; &quot;; 4); [.D439])" office:value-type="string" office:string-value="disney    Disney" calcext:value-type="string">
            <text:p>disney <text:s text:c="3"/>Disne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iva</text:p>
          </table:table-cell>
          <table:table-cell office:value-type="string" calcext:value-type="string">
            <text:p>Diva</text:p>
          </table:table-cell>
          <table:table-cell table:formula="of:=IF([.C440]=&quot;&quot;; [.B440]; [.C440])" office:value-type="string" office:string-value="Diva" calcext:value-type="string">
            <text:p>Diva</text:p>
          </table:table-cell>
          <table:table-cell office:value-type="string" calcext:value-type="string">
            <text:p>Diva</text:p>
          </table:table-cell>
          <table:table-cell/>
          <table:table-cell table:formula="of:=CONCATENATE([.B440]; REPT(&quot; &quot;; 4); [.D440])" office:value-type="string" office:string-value="diva    Diva" calcext:value-type="string">
            <text:p>diva <text:s text:c="3"/>Div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j</text:p>
          </table:table-cell>
          <table:table-cell/>
          <table:table-cell table:formula="of:=IF([.C441]=&quot;&quot;; [.B441]; [.C441])" office:value-type="string" office:string-value="dj" calcext:value-type="string">
            <text:p>dj</text:p>
          </table:table-cell>
          <table:table-cell office:value-type="string" calcext:value-type="string">
            <text:p>dj</text:p>
          </table:table-cell>
          <table:table-cell/>
          <table:table-cell table:formula="of:=CONCATENATE([.B441]; REPT(&quot; &quot;; 4); [.D441])" office:value-type="string" office:string-value="dj    dj" calcext:value-type="string">
            <text:p>dj <text:s text:c="3"/>dj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l</text:p>
          </table:table-cell>
          <table:table-cell/>
          <table:table-cell table:formula="of:=IF([.C442]=&quot;&quot;; [.B442]; [.C442])" office:value-type="string" office:string-value="dl" calcext:value-type="string">
            <text:p>dl</text:p>
          </table:table-cell>
          <table:table-cell office:value-type="string" calcext:value-type="string">
            <text:p>dl</text:p>
          </table:table-cell>
          <table:table-cell/>
          <table:table-cell table:formula="of:=CONCATENATE([.B442]; REPT(&quot; &quot;; 4); [.D442])" office:value-type="string" office:string-value="dl    dl" calcext:value-type="string">
            <text:p>dl <text:s text:c="3"/>d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na</text:p>
          </table:table-cell>
          <table:table-cell/>
          <table:table-cell table:formula="of:=IF([.C443]=&quot;&quot;; [.B443]; [.C443])" office:value-type="string" office:string-value="dna" calcext:value-type="string">
            <text:p>dna</text:p>
          </table:table-cell>
          <table:table-cell office:value-type="string" calcext:value-type="string">
            <text:p>dna</text:p>
          </table:table-cell>
          <table:table-cell/>
          <table:table-cell table:formula="of:=CONCATENATE([.B443]; REPT(&quot; &quot;; 4); [.D443])" office:value-type="string" office:string-value="dna    dna" calcext:value-type="string">
            <text:p>dna <text:s text:c="3"/>d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ock</text:p>
          </table:table-cell>
          <table:table-cell/>
          <table:table-cell table:formula="of:=IF([.C444]=&quot;&quot;; [.B444]; [.C444])" office:value-type="string" office:string-value="dock" calcext:value-type="string">
            <text:p>dock</text:p>
          </table:table-cell>
          <table:table-cell office:value-type="string" calcext:value-type="string">
            <text:p>dock</text:p>
          </table:table-cell>
          <table:table-cell/>
          <table:table-cell table:formula="of:=CONCATENATE([.B444]; REPT(&quot; &quot;; 4); [.D444])" office:value-type="string" office:string-value="dock    dock" calcext:value-type="string">
            <text:p>dock <text:s text:c="3"/>do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đôla</text:p>
          </table:table-cell>
          <table:table-cell/>
          <table:table-cell table:formula="of:=IF([.C445]=&quot;&quot;; [.B445]; [.C445])" office:value-type="string" office:string-value="đôla" calcext:value-type="string">
            <text:p>đôla</text:p>
          </table:table-cell>
          <table:table-cell office:value-type="string" calcext:value-type="string">
            <text:p>đôla</text:p>
          </table:table-cell>
          <table:table-cell/>
          <table:table-cell table:formula="of:=CONCATENATE([.B445]; REPT(&quot; &quot;; 4); [.D445])" office:value-type="string" office:string-value="đôla    đôla" calcext:value-type="string">
            <text:p>đôla <text:s text:c="3"/>đôl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omain</text:p>
          </table:table-cell>
          <table:table-cell/>
          <table:table-cell table:formula="of:=IF([.C446]=&quot;&quot;; [.B446]; [.C446])" office:value-type="string" office:string-value="domain" calcext:value-type="string">
            <text:p>domain</text:p>
          </table:table-cell>
          <table:table-cell office:value-type="string" calcext:value-type="string">
            <text:p>domain</text:p>
          </table:table-cell>
          <table:table-cell/>
          <table:table-cell table:formula="of:=CONCATENATE([.B446]; REPT(&quot; &quot;; 4); [.D446])" office:value-type="string" office:string-value="domain    domain" calcext:value-type="string">
            <text:p>domain <text:s text:c="3"/>doma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Donald</text:p>
          </table:table-cell>
          <table:table-cell table:formula="of:=IF([.C447]=&quot;&quot;; [.B447]; [.C447])" office:value-type="string" office:string-value="Donald" calcext:value-type="string">
            <text:p>Donald</text:p>
          </table:table-cell>
          <table:table-cell office:value-type="string" calcext:value-type="string">
            <text:p>Donald</text:p>
          </table:table-cell>
          <table:table-cell/>
          <table:table-cell table:formula="of:=CONCATENATE([.B447]; REPT(&quot; &quot;; 4); [.D447])" office:value-type="string" office:string-value="donald    Donald" calcext:value-type="string">
            <text:p>donald <text:s text:c="3"/>Donal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oping</text:p>
          </table:table-cell>
          <table:table-cell/>
          <table:table-cell table:formula="of:=IF([.C448]=&quot;&quot;; [.B448]; [.C448])" office:value-type="string" office:string-value="doping" calcext:value-type="string">
            <text:p>doping</text:p>
          </table:table-cell>
          <table:table-cell office:value-type="string" calcext:value-type="string">
            <text:p>doping</text:p>
          </table:table-cell>
          <table:table-cell/>
          <table:table-cell table:formula="of:=CONCATENATE([.B448]; REPT(&quot; &quot;; 4); [.D448])" office:value-type="string" office:string-value="doping    doping" calcext:value-type="string">
            <text:p>doping <text:s text:c="3"/>dopin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Dortmund</text:p>
          </table:table-cell>
          <table:table-cell table:formula="of:=IF([.C449]=&quot;&quot;; [.B449]; [.C449])" office:value-type="string" office:string-value="Dortmund" calcext:value-type="string">
            <text:p>Dortmund</text:p>
          </table:table-cell>
          <table:table-cell office:value-type="string" calcext:value-type="string">
            <text:p>Dortmund</text:p>
          </table:table-cell>
          <table:table-cell/>
          <table:table-cell table:formula="of:=CONCATENATE([.B449]; REPT(&quot; &quot;; 4); [.D449])" office:value-type="string" office:string-value="dortmund    Dortmund" calcext:value-type="string">
            <text:p>dortmund <text:s text:c="3"/>Dortmu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Douglas</text:p>
          </table:table-cell>
          <table:table-cell table:formula="of:=IF([.C450]=&quot;&quot;; [.B450]; [.C450])" office:value-type="string" office:string-value="Douglas" calcext:value-type="string">
            <text:p>Douglas</text:p>
          </table:table-cell>
          <table:table-cell office:value-type="string" calcext:value-type="string">
            <text:p>Douglas</text:p>
          </table:table-cell>
          <table:table-cell/>
          <table:table-cell table:formula="of:=CONCATENATE([.B450]; REPT(&quot; &quot;; 4); [.D450])" office:value-type="string" office:string-value="douglas    Douglas" calcext:value-type="string">
            <text:p>douglas <text:s text:c="3"/>Dougla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ow</text:p>
          </table:table-cell>
          <table:table-cell/>
          <table:table-cell table:formula="of:=IF([.C451]=&quot;&quot;; [.B451]; [.C451])" office:value-type="string" office:string-value="dow" calcext:value-type="string">
            <text:p>dow</text:p>
          </table:table-cell>
          <table:table-cell office:value-type="string" calcext:value-type="string">
            <text:p>dow</text:p>
          </table:table-cell>
          <table:table-cell/>
          <table:table-cell table:formula="of:=CONCATENATE([.B451]; REPT(&quot; &quot;; 4); [.D451])" office:value-type="string" office:string-value="dow    dow" calcext:value-type="string">
            <text:p>dow <text:s text:c="3"/>dow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own</text:p>
          </table:table-cell>
          <table:table-cell/>
          <table:table-cell table:formula="of:=IF([.C452]=&quot;&quot;; [.B452]; [.C452])" office:value-type="string" office:string-value="down" calcext:value-type="string">
            <text:p>down</text:p>
          </table:table-cell>
          <table:table-cell office:value-type="string" calcext:value-type="string">
            <text:p>down</text:p>
          </table:table-cell>
          <table:table-cell/>
          <table:table-cell table:formula="of:=CONCATENATE([.B452]; REPT(&quot; &quot;; 4); [.D452])" office:value-type="string" office:string-value="down    down" calcext:value-type="string">
            <text:p>down <text:s text:c="3"/>dow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ownload</text:p>
          </table:table-cell>
          <table:table-cell/>
          <table:table-cell table:formula="of:=IF([.C453]=&quot;&quot;; [.B453]; [.C453])" office:value-type="string" office:string-value="download" calcext:value-type="string">
            <text:p>download</text:p>
          </table:table-cell>
          <table:table-cell office:value-type="string" calcext:value-type="string">
            <text:p>download</text:p>
          </table:table-cell>
          <table:table-cell/>
          <table:table-cell table:formula="of:=CONCATENATE([.B453]; REPT(&quot; &quot;; 4); [.D453])" office:value-type="string" office:string-value="download    download" calcext:value-type="string">
            <text:p>download <text:s text:c="3"/>downloa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ragon</text:p>
          </table:table-cell>
          <table:table-cell/>
          <table:table-cell table:formula="of:=IF([.C454]=&quot;&quot;; [.B454]; [.C454])" office:value-type="string" office:string-value="dragon" calcext:value-type="string">
            <text:p>dragon</text:p>
          </table:table-cell>
          <table:table-cell office:value-type="string" calcext:value-type="string">
            <text:p>dragon</text:p>
          </table:table-cell>
          <table:table-cell/>
          <table:table-cell table:formula="of:=CONCATENATE([.B454]; REPT(&quot; &quot;; 4); [.D454])" office:value-type="string" office:string-value="dragon    dragon" calcext:value-type="string">
            <text:p>dragon <text:s text:c="3"/>drag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ream</text:p>
          </table:table-cell>
          <table:table-cell/>
          <table:table-cell table:formula="of:=IF([.C455]=&quot;&quot;; [.B455]; [.C455])" office:value-type="string" office:string-value="dream" calcext:value-type="string">
            <text:p>dream</text:p>
          </table:table-cell>
          <table:table-cell office:value-type="string" calcext:value-type="string">
            <text:p>dream</text:p>
          </table:table-cell>
          <table:table-cell/>
          <table:table-cell table:formula="of:=CONCATENATE([.B455]; REPT(&quot; &quot;; 4); [.D455])" office:value-type="string" office:string-value="dream    dream" calcext:value-type="string">
            <text:p>dream <text:s text:c="3"/>drea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rive</text:p>
          </table:table-cell>
          <table:table-cell/>
          <table:table-cell table:formula="of:=IF([.C456]=&quot;&quot;; [.B456]; [.C456])" office:value-type="string" office:string-value="drive" calcext:value-type="string">
            <text:p>drive</text:p>
          </table:table-cell>
          <table:table-cell office:value-type="string" calcext:value-type="string">
            <text:p>drive</text:p>
          </table:table-cell>
          <table:table-cell/>
          <table:table-cell table:formula="of:=CONCATENATE([.B456]; REPT(&quot; &quot;; 4); [.D456])" office:value-type="string" office:string-value="drive    drive" calcext:value-type="string">
            <text:p>drive <text:s text:c="3"/>driv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river</text:p>
          </table:table-cell>
          <table:table-cell/>
          <table:table-cell table:formula="of:=IF([.C457]=&quot;&quot;; [.B457]; [.C457])" office:value-type="string" office:string-value="driver" calcext:value-type="string">
            <text:p>driver</text:p>
          </table:table-cell>
          <table:table-cell office:value-type="string" calcext:value-type="string">
            <text:p>driver</text:p>
          </table:table-cell>
          <table:table-cell/>
          <table:table-cell table:formula="of:=CONCATENATE([.B457]; REPT(&quot; &quot;; 4); [.D457])" office:value-type="string" office:string-value="driver    driver" calcext:value-type="string">
            <text:p>driver <text:s text:c="3"/>driv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slr</text:p>
          </table:table-cell>
          <table:table-cell/>
          <table:table-cell table:formula="of:=IF([.C458]=&quot;&quot;; [.B458]; [.C458])" office:value-type="string" office:string-value="dslr" calcext:value-type="string">
            <text:p>dslr</text:p>
          </table:table-cell>
          <table:table-cell office:value-type="string" calcext:value-type="string">
            <text:p>dslr</text:p>
          </table:table-cell>
          <table:table-cell/>
          <table:table-cell table:formula="of:=CONCATENATE([.B458]; REPT(&quot; &quot;; 4); [.D458])" office:value-type="string" office:string-value="dslr    dslr" calcext:value-type="string">
            <text:p>dslr <text:s text:c="3"/>dsl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Dubai</text:p>
          </table:table-cell>
          <table:table-cell table:formula="of:=IF([.C459]=&quot;&quot;; [.B459]; [.C459])" office:value-type="string" office:string-value="Dubai" calcext:value-type="string">
            <text:p>Dubai</text:p>
          </table:table-cell>
          <table:table-cell office:value-type="string" calcext:value-type="string">
            <text:p>Dubai</text:p>
          </table:table-cell>
          <table:table-cell/>
          <table:table-cell table:formula="of:=CONCATENATE([.B459]; REPT(&quot; &quot;; 4); [.D459])" office:value-type="string" office:string-value="dubai    Dubai" calcext:value-type="string">
            <text:p>dubai <text:s text:c="3"/>Duba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umbledore</text:p>
          </table:table-cell>
          <table:table-cell/>
          <table:table-cell table:formula="of:=IF([.C460]=&quot;&quot;; [.B460]; [.C460])" office:value-type="string" office:string-value="dumbledore" calcext:value-type="string">
            <text:p>dumbledore</text:p>
          </table:table-cell>
          <table:table-cell office:value-type="string" calcext:value-type="string">
            <text:p>dumbledore</text:p>
          </table:table-cell>
          <table:table-cell/>
          <table:table-cell table:formula="of:=CONCATENATE([.B460]; REPT(&quot; &quot;; 4); [.D460])" office:value-type="string" office:string-value="dumbledore    dumbledore" calcext:value-type="string">
            <text:p>dumbledore <text:s text:c="3"/>dumbledor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table:number-columns-repeated="2"/>
          <table:table-cell table:formula="of:=IF([.C461]=&quot;&quot;; [.B461]; [.C461])" office:value-type="float" office:value="0" calcext:value-type="float">
            <text:p>0</text:p>
          </table:table-cell>
          <table:table-cell table:number-columns-repeated="2"/>
          <table:table-cell table:formula="of:=CONCATENATE([.B461]; REPT(&quot; &quot;; 4); [.D461])" office:value-type="string" office:string-value="    0" calcext:value-type="string">
            <text:p><text:s text:c="4"/>0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Dustin</text:p>
          </table:table-cell>
          <table:table-cell table:formula="of:=IF([.C462]=&quot;&quot;; [.B462]; [.C462])" office:value-type="string" office:string-value="Dustin" calcext:value-type="string">
            <text:p>Dustin</text:p>
          </table:table-cell>
          <table:table-cell office:value-type="string" calcext:value-type="string">
            <text:p>Dustin</text:p>
          </table:table-cell>
          <table:table-cell/>
          <table:table-cell table:formula="of:=CONCATENATE([.B462]; REPT(&quot; &quot;; 4); [.D462])" office:value-type="string" office:string-value="dustin    Dustin" calcext:value-type="string">
            <text:p>dustin <text:s text:c="3"/>Dust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vd</text:p>
          </table:table-cell>
          <table:table-cell/>
          <table:table-cell table:formula="of:=IF([.C463]=&quot;&quot;; [.B463]; [.C463])" office:value-type="string" office:string-value="dvd" calcext:value-type="string">
            <text:p>dvd</text:p>
          </table:table-cell>
          <table:table-cell office:value-type="string" calcext:value-type="string">
            <text:p>dvd</text:p>
          </table:table-cell>
          <table:table-cell/>
          <table:table-cell table:formula="of:=CONCATENATE([.B463]; REPT(&quot; &quot;; 4); [.D463])" office:value-type="string" office:string-value="dvd    dvd" calcext:value-type="string">
            <text:p>dvd <text:s text:c="3"/>dv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dylan</text:p>
          </table:table-cell>
          <table:table-cell/>
          <table:table-cell table:formula="of:=IF([.C464]=&quot;&quot;; [.B464]; [.C464])" office:value-type="string" office:string-value="dylan" calcext:value-type="string">
            <text:p>dylan</text:p>
          </table:table-cell>
          <table:table-cell office:value-type="string" calcext:value-type="string">
            <text:p>dylan</text:p>
          </table:table-cell>
          <table:table-cell/>
          <table:table-cell table:formula="of:=CONCATENATE([.B464]; REPT(&quot; &quot;; 4); [.D464])" office:value-type="string" office:string-value="dylan    dylan" calcext:value-type="string">
            <text:p>dylan <text:s text:c="3"/>dyl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arth</text:p>
          </table:table-cell>
          <table:table-cell/>
          <table:table-cell table:formula="of:=IF([.C465]=&quot;&quot;; [.B465]; [.C465])" office:value-type="string" office:string-value="earth" calcext:value-type="string">
            <text:p>earth</text:p>
          </table:table-cell>
          <table:table-cell office:value-type="string" calcext:value-type="string">
            <text:p>earth</text:p>
          </table:table-cell>
          <table:table-cell/>
          <table:table-cell table:formula="of:=CONCATENATE([.B465]; REPT(&quot; &quot;; 4); [.D465])" office:value-type="string" office:string-value="earth    earth" calcext:value-type="string">
            <text:p>earth <text:s text:c="3"/>eart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asy</text:p>
          </table:table-cell>
          <table:table-cell/>
          <table:table-cell table:formula="of:=IF([.C466]=&quot;&quot;; [.B466]; [.C466])" office:value-type="string" office:string-value="easy" calcext:value-type="string">
            <text:p>easy</text:p>
          </table:table-cell>
          <table:table-cell office:value-type="string" calcext:value-type="string">
            <text:p>easy</text:p>
          </table:table-cell>
          <table:table-cell/>
          <table:table-cell table:formula="of:=CONCATENATE([.B466]; REPT(&quot; &quot;; 4); [.D466])" office:value-type="string" office:string-value="easy    easy" calcext:value-type="string">
            <text:p>easy <text:s text:c="3"/>eas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Ebay</text:p>
          </table:table-cell>
          <table:table-cell table:formula="of:=IF([.C467]=&quot;&quot;; [.B467]; [.C467])" office:value-type="string" office:string-value="Ebay" calcext:value-type="string">
            <text:p>Ebay</text:p>
          </table:table-cell>
          <table:table-cell office:value-type="string" calcext:value-type="string">
            <text:p>Ebay</text:p>
          </table:table-cell>
          <table:table-cell/>
          <table:table-cell table:formula="of:=CONCATENATE([.B467]; REPT(&quot; &quot;; 4); [.D467])" office:value-type="string" office:string-value="ebay    Ebay" calcext:value-type="string">
            <text:p>ebay <text:s text:c="3"/>Eba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bola</text:p>
          </table:table-cell>
          <table:table-cell office:value-type="string" calcext:value-type="string">
            <text:p>Ebola</text:p>
          </table:table-cell>
          <table:table-cell table:formula="of:=IF([.C468]=&quot;&quot;; [.B468]; [.C468])" office:value-type="string" office:string-value="Ebola" calcext:value-type="string">
            <text:p>Ebola</text:p>
          </table:table-cell>
          <table:table-cell office:value-type="string" calcext:value-type="string">
            <text:p>Ebola</text:p>
          </table:table-cell>
          <table:table-cell/>
          <table:table-cell table:formula="of:=CONCATENATE([.B468]; REPT(&quot; &quot;; 4); [.D468])" office:value-type="string" office:string-value="ebola    Ebola" calcext:value-type="string">
            <text:p>ebola <text:s text:c="3"/>Ebol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Eco</text:p>
          </table:table-cell>
          <table:table-cell table:formula="of:=IF([.C469]=&quot;&quot;; [.B469]; [.C469])" office:value-type="string" office:string-value="Eco" calcext:value-type="string">
            <text:p>Eco</text:p>
          </table:table-cell>
          <table:table-cell office:value-type="string" calcext:value-type="string">
            <text:p>Eco</text:p>
          </table:table-cell>
          <table:table-cell/>
          <table:table-cell table:formula="of:=CONCATENATE([.B469]; REPT(&quot; &quot;; 4); [.D469])" office:value-type="string" office:string-value="eco    Eco" calcext:value-type="string">
            <text:p>eco <text:s text:c="3"/>Ec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ador</text:p>
          </table:table-cell>
          <table:table-cell table:formula="of:=IF([.C470]=&quot;&quot;; [.B470]; [.C470])" office:value-type="string" office:string-value="Ecuador" calcext:value-type="string">
            <text:p>Ecuador</text:p>
          </table:table-cell>
          <table:table-cell office:value-type="string" calcext:value-type="string">
            <text:p>Ecuador</text:p>
          </table:table-cell>
          <table:table-cell/>
          <table:table-cell table:formula="of:=CONCATENATE([.B470]; REPT(&quot; &quot;; 4); [.D470])" office:value-type="string" office:string-value="ecuador    Ecuador" calcext:value-type="string">
            <text:p>ecuador <text:s text:c="3"/>Ecuado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d</text:p>
          </table:table-cell>
          <table:table-cell/>
          <table:table-cell table:formula="of:=IF([.C471]=&quot;&quot;; [.B471]; [.C471])" office:value-type="string" office:string-value="ed" calcext:value-type="string">
            <text:p>ed</text:p>
          </table:table-cell>
          <table:table-cell office:value-type="string" calcext:value-type="string">
            <text:p>ed</text:p>
          </table:table-cell>
          <table:table-cell/>
          <table:table-cell table:formula="of:=CONCATENATE([.B471]; REPT(&quot; &quot;; 4); [.D471])" office:value-type="string" office:string-value="ed    ed" calcext:value-type="string">
            <text:p>ed <text:s text:c="3"/>e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Eden</text:p>
          </table:table-cell>
          <table:table-cell table:formula="of:=IF([.C472]=&quot;&quot;; [.B472]; [.C472])" office:value-type="string" office:string-value="Eden" calcext:value-type="string">
            <text:p>Eden</text:p>
          </table:table-cell>
          <table:table-cell office:value-type="string" calcext:value-type="string">
            <text:p>Eden</text:p>
          </table:table-cell>
          <table:table-cell/>
          <table:table-cell table:formula="of:=CONCATENATE([.B472]; REPT(&quot; &quot;; 4); [.D472])" office:value-type="string" office:string-value="eden    Eden" calcext:value-type="string">
            <text:p>eden <text:s text:c="3"/>Ed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dge</text:p>
          </table:table-cell>
          <table:table-cell/>
          <table:table-cell table:formula="of:=IF([.C473]=&quot;&quot;; [.B473]; [.C473])" office:value-type="string" office:string-value="edge" calcext:value-type="string">
            <text:p>edge</text:p>
          </table:table-cell>
          <table:table-cell office:value-type="string" calcext:value-type="string">
            <text:p>edge</text:p>
          </table:table-cell>
          <table:table-cell/>
          <table:table-cell table:formula="of:=CONCATENATE([.B473]; REPT(&quot; &quot;; 4); [.D473])" office:value-type="string" office:string-value="edge    edge" calcext:value-type="string">
            <text:p>edge <text:s text:c="3"/>edg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d</text:p>
          </table:table-cell>
          <table:table-cell/>
          <table:table-cell table:formula="of:=IF([.C474]=&quot;&quot;; [.B474]; [.C474])" office:value-type="string" office:string-value="ed" calcext:value-type="string">
            <text:p>ed</text:p>
          </table:table-cell>
          <table:table-cell office:value-type="string" calcext:value-type="string">
            <text:p>ed</text:p>
          </table:table-cell>
          <table:table-cell/>
          <table:table-cell table:formula="of:=CONCATENATE([.B474]; REPT(&quot; &quot;; 4); [.D474])" office:value-type="string" office:string-value="ed    ed" calcext:value-type="string">
            <text:p>ed <text:s text:c="3"/>e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dit</text:p>
          </table:table-cell>
          <table:table-cell/>
          <table:table-cell table:formula="of:=IF([.C475]=&quot;&quot;; [.B475]; [.C475])" office:value-type="string" office:string-value="edit" calcext:value-type="string">
            <text:p>edit</text:p>
          </table:table-cell>
          <table:table-cell office:value-type="string" calcext:value-type="string">
            <text:p>edit</text:p>
          </table:table-cell>
          <table:table-cell/>
          <table:table-cell table:formula="of:=CONCATENATE([.B475]; REPT(&quot; &quot;; 4); [.D475])" office:value-type="string" office:string-value="edit    edit" calcext:value-type="string">
            <text:p>edit <text:s text:c="3"/>edi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Edward</text:p>
          </table:table-cell>
          <table:table-cell table:formula="of:=IF([.C476]=&quot;&quot;; [.B476]; [.C476])" office:value-type="string" office:string-value="Edward" calcext:value-type="string">
            <text:p>Edward</text:p>
          </table:table-cell>
          <table:table-cell office:value-type="string" calcext:value-type="string">
            <text:p>Edward</text:p>
          </table:table-cell>
          <table:table-cell/>
          <table:table-cell table:formula="of:=CONCATENATE([.B476]; REPT(&quot; &quot;; 4); [.D476])" office:value-type="string" office:string-value="edward    Edward" calcext:value-type="string">
            <text:p>edward <text:s text:c="3"/>Edwar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Eiffel</text:p>
          </table:table-cell>
          <table:table-cell table:formula="of:=IF([.C477]=&quot;&quot;; [.B477]; [.C477])" office:value-type="string" office:string-value="Eiffel" calcext:value-type="string">
            <text:p>Eiffel</text:p>
          </table:table-cell>
          <table:table-cell office:value-type="string" calcext:value-type="string">
            <text:p>Eiffel</text:p>
          </table:table-cell>
          <table:table-cell/>
          <table:table-cell table:formula="of:=CONCATENATE([.B477]; REPT(&quot; &quot;; 4); [.D477])" office:value-type="string" office:string-value="eiffel    Eiffel" calcext:value-type="string">
            <text:p>eiffel <text:s text:c="3"/>Eiff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instein</text:p>
          </table:table-cell>
          <table:table-cell office:value-type="string" calcext:value-type="string">
            <text:p>Einstein</text:p>
          </table:table-cell>
          <table:table-cell table:formula="of:=IF([.C478]=&quot;&quot;; [.B478]; [.C478])" office:value-type="string" office:string-value="Einstein" calcext:value-type="string">
            <text:p>Einstein</text:p>
          </table:table-cell>
          <table:table-cell office:value-type="string" calcext:value-type="string">
            <text:p>Einstein</text:p>
          </table:table-cell>
          <table:table-cell/>
          <table:table-cell table:formula="of:=CONCATENATE([.B478]; REPT(&quot; &quot;; 4); [.D478])" office:value-type="string" office:string-value="einstein    Einstein" calcext:value-type="string">
            <text:p>einstein <text:s text:c="3"/>Einste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l</text:p>
          </table:table-cell>
          <table:table-cell/>
          <table:table-cell table:formula="of:=IF([.C479]=&quot;&quot;; [.B479]; [.C479])" office:value-type="string" office:string-value="el" calcext:value-type="string">
            <text:p>el</text:p>
          </table:table-cell>
          <table:table-cell office:value-type="string" calcext:value-type="string">
            <text:p>el</text:p>
          </table:table-cell>
          <table:table-cell/>
          <table:table-cell table:formula="of:=CONCATENATE([.B479]; REPT(&quot; &quot;; 4); [.D479])" office:value-type="string" office:string-value="el    el" calcext:value-type="string">
            <text:p>el <text:s text:c="3"/>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lectrolux</text:p>
          </table:table-cell>
          <table:table-cell office:value-type="string" calcext:value-type="string">
            <text:p>Electrolux</text:p>
          </table:table-cell>
          <table:table-cell table:formula="of:=IF([.C480]=&quot;&quot;; [.B480]; [.C480])" office:value-type="string" office:string-value="Electrolux" calcext:value-type="string">
            <text:p>Electrolux</text:p>
          </table:table-cell>
          <table:table-cell office:value-type="string" calcext:value-type="string">
            <text:p>Electrolux</text:p>
          </table:table-cell>
          <table:table-cell/>
          <table:table-cell table:formula="of:=CONCATENATE([.B480]; REPT(&quot; &quot;; 4); [.D480])" office:value-type="string" office:string-value="electrolux    Electrolux" calcext:value-type="string">
            <text:p>electrolux <text:s text:c="3"/>Electrolux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lectron</text:p>
          </table:table-cell>
          <table:table-cell/>
          <table:table-cell table:formula="of:=IF([.C481]=&quot;&quot;; [.B481]; [.C481])" office:value-type="string" office:string-value="electron" calcext:value-type="string">
            <text:p>electron</text:p>
          </table:table-cell>
          <table:table-cell office:value-type="string" calcext:value-type="string">
            <text:p>electron</text:p>
          </table:table-cell>
          <table:table-cell/>
          <table:table-cell table:formula="of:=CONCATENATE([.B481]; REPT(&quot; &quot;; 4); [.D481])" office:value-type="string" office:string-value="electron    electron" calcext:value-type="string">
            <text:p>electron <text:s text:c="3"/>electr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lite</text:p>
          </table:table-cell>
          <table:table-cell office:value-type="string" calcext:value-type="string">
            <text:p>Elite</text:p>
          </table:table-cell>
          <table:table-cell table:formula="of:=IF([.C482]=&quot;&quot;; [.B482]; [.C482])" office:value-type="string" office:string-value="Elite" calcext:value-type="string">
            <text:p>Elite</text:p>
          </table:table-cell>
          <table:table-cell office:value-type="string" calcext:value-type="string">
            <text:p>Elite</text:p>
          </table:table-cell>
          <table:table-cell/>
          <table:table-cell table:formula="of:=CONCATENATE([.B482]; REPT(&quot; &quot;; 4); [.D482])" office:value-type="string" office:string-value="elite    Elite" calcext:value-type="string">
            <text:p>elite <text:s text:c="3"/>Elit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lizabeth</text:p>
          </table:table-cell>
          <table:table-cell table:formula="of:=IF([.C483]=&quot;&quot;; [.B483]; [.C483])" office:value-type="string" office:string-value="Elizabeth" calcext:value-type="string">
            <text:p>Elizabeth</text:p>
          </table:table-cell>
          <table:table-cell office:value-type="string" calcext:value-type="string">
            <text:p>Elizabeth</text:p>
          </table:table-cell>
          <table:table-cell/>
          <table:table-cell table:formula="of:=CONCATENATE([.B483]; REPT(&quot; &quot;; 4); [.D483])" office:value-type="string" office:string-value="elizabeth    Elizabeth" calcext:value-type="string">
            <text:p>elizabeth <text:s text:c="3"/>Elizabet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llen</text:p>
          </table:table-cell>
          <table:table-cell/>
          <table:table-cell table:formula="of:=IF([.C484]=&quot;&quot;; [.B484]; [.C484])" office:value-type="string" office:string-value="ellen" calcext:value-type="string">
            <text:p>ellen</text:p>
          </table:table-cell>
          <table:table-cell office:value-type="string" calcext:value-type="string">
            <text:p>ellen</text:p>
          </table:table-cell>
          <table:table-cell/>
          <table:table-cell table:formula="of:=CONCATENATE([.B484]; REPT(&quot; &quot;; 4); [.D484])" office:value-type="string" office:string-value="ellen    ellen" calcext:value-type="string">
            <text:p>ellen <text:s text:c="3"/>ell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lly</text:p>
          </table:table-cell>
          <table:table-cell/>
          <table:table-cell table:formula="of:=IF([.C485]=&quot;&quot;; [.B485]; [.C485])" office:value-type="string" office:string-value="elly" calcext:value-type="string">
            <text:p>elly</text:p>
          </table:table-cell>
          <table:table-cell office:value-type="string" calcext:value-type="string">
            <text:p>elly</text:p>
          </table:table-cell>
          <table:table-cell/>
          <table:table-cell table:formula="of:=CONCATENATE([.B485]; REPT(&quot; &quot;; 4); [.D485])" office:value-type="string" office:string-value="elly    elly" calcext:value-type="string">
            <text:p>elly <text:s text:c="3"/>ell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lvis</text:p>
          </table:table-cell>
          <table:table-cell/>
          <table:table-cell table:formula="of:=IF([.C486]=&quot;&quot;; [.B486]; [.C486])" office:value-type="string" office:string-value="elvis" calcext:value-type="string">
            <text:p>elvis</text:p>
          </table:table-cell>
          <table:table-cell office:value-type="string" calcext:value-type="string">
            <text:p>elvis</text:p>
          </table:table-cell>
          <table:table-cell/>
          <table:table-cell table:formula="of:=CONCATENATE([.B486]; REPT(&quot; &quot;; 4); [.D486])" office:value-type="string" office:string-value="elvis    elvis" calcext:value-type="string">
            <text:p>elvis <text:s text:c="3"/>elvi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mail</text:p>
          </table:table-cell>
          <table:table-cell/>
          <table:table-cell table:formula="of:=IF([.C487]=&quot;&quot;; [.B487]; [.C487])" office:value-type="string" office:string-value="email" calcext:value-type="string">
            <text:p>email</text:p>
          </table:table-cell>
          <table:table-cell office:value-type="string" calcext:value-type="string">
            <text:p>email</text:p>
          </table:table-cell>
          <table:table-cell/>
          <table:table-cell table:formula="of:=CONCATENATE([.B487]; REPT(&quot; &quot;; 4); [.D487])" office:value-type="string" office:string-value="email    email" calcext:value-type="string">
            <text:p>email <text:s text:c="3"/>emai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Emily</text:p>
          </table:table-cell>
          <table:table-cell table:formula="of:=IF([.C488]=&quot;&quot;; [.B488]; [.C488])" office:value-type="string" office:string-value="Emily" calcext:value-type="string">
            <text:p>Emily</text:p>
          </table:table-cell>
          <table:table-cell office:value-type="string" calcext:value-type="string">
            <text:p>Emily</text:p>
          </table:table-cell>
          <table:table-cell/>
          <table:table-cell table:formula="of:=CONCATENATE([.B488]; REPT(&quot; &quot;; 4); [.D488])" office:value-type="string" office:string-value="emily    Emily" calcext:value-type="string">
            <text:p>emily <text:s text:c="3"/>Emil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mirates</text:p>
          </table:table-cell>
          <table:table-cell office:value-type="string" calcext:value-type="string">
            <text:p>Emirates</text:p>
          </table:table-cell>
          <table:table-cell table:formula="of:=IF([.C489]=&quot;&quot;; [.B489]; [.C489])" office:value-type="string" office:string-value="Emirates" calcext:value-type="string">
            <text:p>Emirates</text:p>
          </table:table-cell>
          <table:table-cell office:value-type="string" calcext:value-type="string">
            <text:p>Emirates</text:p>
          </table:table-cell>
          <table:table-cell/>
          <table:table-cell table:formula="of:=CONCATENATE([.B489]; REPT(&quot; &quot;; 4); [.D489])" office:value-type="string" office:string-value="emirates    Emirates" calcext:value-type="string">
            <text:p>emirates <text:s text:c="3"/>Emirat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Emma</text:p>
          </table:table-cell>
          <table:table-cell table:formula="of:=IF([.C490]=&quot;&quot;; [.B490]; [.C490])" office:value-type="string" office:string-value="Emma" calcext:value-type="string">
            <text:p>Emma</text:p>
          </table:table-cell>
          <table:table-cell office:value-type="string" calcext:value-type="string">
            <text:p>Emma</text:p>
          </table:table-cell>
          <table:table-cell/>
          <table:table-cell table:formula="of:=CONCATENATE([.B490]; REPT(&quot; &quot;; 4); [.D490])" office:value-type="string" office:string-value="emma    Emma" calcext:value-type="string">
            <text:p>emma <text:s text:c="3"/>Emm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nd</text:p>
          </table:table-cell>
          <table:table-cell/>
          <table:table-cell table:formula="of:=IF([.C491]=&quot;&quot;; [.B491]; [.C491])" office:value-type="string" office:string-value="end" calcext:value-type="string">
            <text:p>end</text:p>
          </table:table-cell>
          <table:table-cell office:value-type="string" calcext:value-type="string">
            <text:p>end</text:p>
          </table:table-cell>
          <table:table-cell/>
          <table:table-cell table:formula="of:=CONCATENATE([.B491]; REPT(&quot; &quot;; 4); [.D491])" office:value-type="string" office:string-value="end    end" calcext:value-type="string">
            <text:p>end <text:s text:c="3"/>e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nglish</text:p>
          </table:table-cell>
          <table:table-cell table:formula="of:=IF([.C492]=&quot;&quot;; [.B492]; [.C492])" office:value-type="string" office:string-value="English" calcext:value-type="string">
            <text:p>English</text:p>
          </table:table-cell>
          <table:table-cell office:value-type="string" calcext:value-type="string">
            <text:p>English</text:p>
          </table:table-cell>
          <table:table-cell/>
          <table:table-cell table:formula="of:=CONCATENATE([.B492]; REPT(&quot; &quot;; 4); [.D492])" office:value-type="string" office:string-value="english    English" calcext:value-type="string">
            <text:p>english <text:s text:c="3"/>Englis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nrique</text:p>
          </table:table-cell>
          <table:table-cell table:formula="of:=IF([.C493]=&quot;&quot;; [.B493]; [.C493])" office:value-type="string" office:string-value="Enrique" calcext:value-type="string">
            <text:p>Enrique</text:p>
          </table:table-cell>
          <table:table-cell office:value-type="string" calcext:value-type="string">
            <text:p>Enrique</text:p>
          </table:table-cell>
          <table:table-cell/>
          <table:table-cell table:formula="of:=CONCATENATE([.B493]; REPT(&quot; &quot;; 4); [.D493])" office:value-type="string" office:string-value="enrique    Enrique" calcext:value-type="string">
            <text:p>enrique <text:s text:c="3"/>Enriqu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nter</text:p>
          </table:table-cell>
          <table:table-cell/>
          <table:table-cell table:formula="of:=IF([.C494]=&quot;&quot;; [.B494]; [.C494])" office:value-type="string" office:string-value="enter" calcext:value-type="string">
            <text:p>enter</text:p>
          </table:table-cell>
          <table:table-cell office:value-type="string" calcext:value-type="string">
            <text:p>enter</text:p>
          </table:table-cell>
          <table:table-cell/>
          <table:table-cell table:formula="of:=CONCATENATE([.B494]; REPT(&quot; &quot;; 4); [.D494])" office:value-type="string" office:string-value="enter    enter" calcext:value-type="string">
            <text:p>enter <text:s text:c="3"/>ent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ntertainment</text:p>
          </table:table-cell>
          <table:table-cell/>
          <table:table-cell table:formula="of:=IF([.C495]=&quot;&quot;; [.B495]; [.C495])" office:value-type="string" office:string-value="entertainment" calcext:value-type="string">
            <text:p>entertainment</text:p>
          </table:table-cell>
          <table:table-cell office:value-type="string" calcext:value-type="string">
            <text:p>entertainment</text:p>
          </table:table-cell>
          <table:table-cell/>
          <table:table-cell table:formula="of:=CONCATENATE([.B495]; REPT(&quot; &quot;; 4); [.D495])" office:value-type="string" office:string-value="entertainment    entertainment" calcext:value-type="string">
            <text:p>entertainment <text:s text:c="3"/>entertainmen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nzyme</text:p>
          </table:table-cell>
          <table:table-cell/>
          <table:table-cell table:formula="of:=IF([.C496]=&quot;&quot;; [.B496]; [.C496])" office:value-type="string" office:string-value="enzyme" calcext:value-type="string">
            <text:p>enzyme</text:p>
          </table:table-cell>
          <table:table-cell office:value-type="string" calcext:value-type="string">
            <text:p>enzyme</text:p>
          </table:table-cell>
          <table:table-cell/>
          <table:table-cell table:formula="of:=CONCATENATE([.B496]; REPT(&quot; &quot;; 4); [.D496])" office:value-type="string" office:string-value="enzyme    enzyme" calcext:value-type="string">
            <text:p>enzyme <text:s text:c="3"/>enzym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Eric</text:p>
          </table:table-cell>
          <table:table-cell table:formula="of:=IF([.C497]=&quot;&quot;; [.B497]; [.C497])" office:value-type="string" office:string-value="Eric" calcext:value-type="string">
            <text:p>Eric</text:p>
          </table:table-cell>
          <table:table-cell office:value-type="string" calcext:value-type="string">
            <text:p>Eric</text:p>
          </table:table-cell>
          <table:table-cell/>
          <table:table-cell table:formula="of:=CONCATENATE([.B497]; REPT(&quot; &quot;; 4); [.D497])" office:value-type="string" office:string-value="eric    Eric" calcext:value-type="string">
            <text:p>eric <text:s text:c="3"/>Eri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ricsson</text:p>
          </table:table-cell>
          <table:table-cell office:value-type="string" calcext:value-type="string">
            <text:p>Ericsson</text:p>
          </table:table-cell>
          <table:table-cell table:formula="of:=IF([.C498]=&quot;&quot;; [.B498]; [.C498])" office:value-type="string" office:string-value="Ericsson" calcext:value-type="string">
            <text:p>Ericsson</text:p>
          </table:table-cell>
          <table:table-cell office:value-type="string" calcext:value-type="string">
            <text:p>Ericsson</text:p>
          </table:table-cell>
          <table:table-cell/>
          <table:table-cell table:formula="of:=CONCATENATE([.B498]; REPT(&quot; &quot;; 4); [.D498])" office:value-type="string" office:string-value="ericsson    Ericsson" calcext:value-type="string">
            <text:p>ericsson <text:s text:c="3"/>Ericss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strogen</text:p>
          </table:table-cell>
          <table:table-cell office:value-type="string" calcext:value-type="string">
            <text:p>Etrogen</text:p>
          </table:table-cell>
          <table:table-cell table:formula="of:=IF([.C499]=&quot;&quot;; [.B499]; [.C499])" office:value-type="string" office:string-value="Etrogen" calcext:value-type="string">
            <text:p>Etrogen</text:p>
          </table:table-cell>
          <table:table-cell office:value-type="string" calcext:value-type="string">
            <text:p>Etrogen</text:p>
          </table:table-cell>
          <table:table-cell/>
          <table:table-cell table:formula="of:=CONCATENATE([.B499]; REPT(&quot; &quot;; 4); [.D499])" office:value-type="string" office:string-value="estrogen    Etrogen" calcext:value-type="string">
            <text:p>estrogen <text:s text:c="3"/>Etrog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</text:p>
          </table:table-cell>
          <table:table-cell table:formula="of:=IF([.C500]=&quot;&quot;; [.B500]; [.C500])" office:value-type="string" office:string-value="EU" calcext:value-type="string">
            <text:p>EU</text:p>
          </table:table-cell>
          <table:table-cell office:value-type="string" calcext:value-type="string">
            <text:p>EU</text:p>
          </table:table-cell>
          <table:table-cell/>
          <table:table-cell table:formula="of:=CONCATENATE([.B500]; REPT(&quot; &quot;; 4); [.D500])" office:value-type="string" office:string-value="eu    EU" calcext:value-type="string">
            <text:p>eu <text:s text:c="3"/>EU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o</text:p>
          </table:table-cell>
          <table:table-cell table:formula="of:=IF([.C501]=&quot;&quot;; [.B501]; [.C501])" office:value-type="string" office:string-value="Euro" calcext:value-type="string">
            <text:p>Euro</text:p>
          </table:table-cell>
          <table:table-cell office:value-type="string" calcext:value-type="string">
            <text:p>Euro</text:p>
          </table:table-cell>
          <table:table-cell/>
          <table:table-cell table:formula="of:=CONCATENATE([.B501]; REPT(&quot; &quot;; 4); [.D501])" office:value-type="string" office:string-value="euro    Euro" calcext:value-type="string">
            <text:p>euro <text:s text:c="3"/>Eur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Europa</text:p>
          </table:table-cell>
          <table:table-cell table:formula="of:=IF([.C502]=&quot;&quot;; [.B502]; [.C502])" office:value-type="string" office:string-value="Europa" calcext:value-type="string">
            <text:p>Europa</text:p>
          </table:table-cell>
          <table:table-cell office:value-type="string" calcext:value-type="string">
            <text:p>Europa</text:p>
          </table:table-cell>
          <table:table-cell/>
          <table:table-cell table:formula="of:=CONCATENATE([.B502]; REPT(&quot; &quot;; 4); [.D502])" office:value-type="string" office:string-value="europa    Europa" calcext:value-type="string">
            <text:p>europa <text:s text:c="3"/>Europ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va</text:p>
          </table:table-cell>
          <table:table-cell table:formula="of:=IF([.C503]=&quot;&quot;; [.B503]; [.C503])" office:value-type="string" office:string-value="Eva" calcext:value-type="string">
            <text:p>Eva</text:p>
          </table:table-cell>
          <table:table-cell office:value-type="string" calcext:value-type="string">
            <text:p>Eva</text:p>
          </table:table-cell>
          <table:table-cell/>
          <table:table-cell table:formula="of:=CONCATENATE([.B503]; REPT(&quot; &quot;; 4); [.D503])" office:value-type="string" office:string-value="eva    Eva" calcext:value-type="string">
            <text:p>eva <text:s text:c="3"/>Ev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Evans</text:p>
          </table:table-cell>
          <table:table-cell table:formula="of:=IF([.C504]=&quot;&quot;; [.B504]; [.C504])" office:value-type="string" office:string-value="Evans" calcext:value-type="string">
            <text:p>Evans</text:p>
          </table:table-cell>
          <table:table-cell office:value-type="string" calcext:value-type="string">
            <text:p>Evans</text:p>
          </table:table-cell>
          <table:table-cell/>
          <table:table-cell table:formula="of:=CONCATENATE([.B504]; REPT(&quot; &quot;; 4); [.D504])" office:value-type="string" office:string-value="evans    Evans" calcext:value-type="string">
            <text:p>evans <text:s text:c="3"/>Evan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vent</text:p>
          </table:table-cell>
          <table:table-cell/>
          <table:table-cell table:formula="of:=IF([.C505]=&quot;&quot;; [.B505]; [.C505])" office:value-type="string" office:string-value="event" calcext:value-type="string">
            <text:p>event</text:p>
          </table:table-cell>
          <table:table-cell office:value-type="string" calcext:value-type="string">
            <text:p>event</text:p>
          </table:table-cell>
          <table:table-cell/>
          <table:table-cell table:formula="of:=CONCATENATE([.B505]; REPT(&quot; &quot;; 4); [.D505])" office:value-type="string" office:string-value="event    event" calcext:value-type="string">
            <text:p>event <text:s text:c="3"/>even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verest</text:p>
          </table:table-cell>
          <table:table-cell office:value-type="string" calcext:value-type="string">
            <text:p>Everest</text:p>
          </table:table-cell>
          <table:table-cell table:formula="of:=IF([.C506]=&quot;&quot;; [.B506]; [.C506])" office:value-type="string" office:string-value="Everest" calcext:value-type="string">
            <text:p>Everest</text:p>
          </table:table-cell>
          <table:table-cell office:value-type="string" calcext:value-type="string">
            <text:p>Everest</text:p>
          </table:table-cell>
          <table:table-cell/>
          <table:table-cell table:formula="of:=CONCATENATE([.B506]; REPT(&quot; &quot;; 4); [.D506])" office:value-type="string" office:string-value="everest    Everest" calcext:value-type="string">
            <text:p>everest <text:s text:c="3"/>Everes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Everton</text:p>
          </table:table-cell>
          <table:table-cell table:formula="of:=IF([.C507]=&quot;&quot;; [.B507]; [.C507])" office:value-type="string" office:string-value="Everton" calcext:value-type="string">
            <text:p>Everton</text:p>
          </table:table-cell>
          <table:table-cell office:value-type="string" calcext:value-type="string">
            <text:p>Everton</text:p>
          </table:table-cell>
          <table:table-cell/>
          <table:table-cell table:formula="of:=CONCATENATE([.B507]; REPT(&quot; &quot;; 4); [.D507])" office:value-type="string" office:string-value="everton    Everton" calcext:value-type="string">
            <text:p>everton <text:s text:c="3"/>Evert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Excel</text:p>
          </table:table-cell>
          <table:table-cell table:formula="of:=IF([.C508]=&quot;&quot;; [.B508]; [.C508])" office:value-type="string" office:string-value="Excel" calcext:value-type="string">
            <text:p>Excel</text:p>
          </table:table-cell>
          <table:table-cell office:value-type="string" calcext:value-type="string">
            <text:p>Excel</text:p>
          </table:table-cell>
          <table:table-cell/>
          <table:table-cell table:formula="of:=CONCATENATE([.B508]; REPT(&quot; &quot;; 4); [.D508])" office:value-type="string" office:string-value="excel    Excel" calcext:value-type="string">
            <text:p>excel <text:s text:c="3"/>Exc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xchange</text:p>
          </table:table-cell>
          <table:table-cell/>
          <table:table-cell table:formula="of:=IF([.C509]=&quot;&quot;; [.B509]; [.C509])" office:value-type="string" office:string-value="exchange" calcext:value-type="string">
            <text:p>exchange</text:p>
          </table:table-cell>
          <table:table-cell office:value-type="string" calcext:value-type="string">
            <text:p>exchange</text:p>
          </table:table-cell>
          <table:table-cell/>
          <table:table-cell table:formula="of:=CONCATENATE([.B509]; REPT(&quot; &quot;; 4); [.D509])" office:value-type="string" office:string-value="exchange    exchange" calcext:value-type="string">
            <text:p>exchange <text:s text:c="3"/>exchang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xplorer</text:p>
          </table:table-cell>
          <table:table-cell/>
          <table:table-cell table:formula="of:=IF([.C510]=&quot;&quot;; [.B510]; [.C510])" office:value-type="string" office:string-value="explorer" calcext:value-type="string">
            <text:p>explorer</text:p>
          </table:table-cell>
          <table:table-cell office:value-type="string" calcext:value-type="string">
            <text:p>explorer</text:p>
          </table:table-cell>
          <table:table-cell/>
          <table:table-cell table:formula="of:=CONCATENATE([.B510]; REPT(&quot; &quot;; 4); [.D510])" office:value-type="string" office:string-value="explorer    explorer" calcext:value-type="string">
            <text:p>explorer <text:s text:c="3"/>explor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Express</text:p>
          </table:table-cell>
          <table:table-cell table:formula="of:=IF([.C511]=&quot;&quot;; [.B511]; [.C511])" office:value-type="string" office:string-value="Express" calcext:value-type="string">
            <text:p>Express</text:p>
          </table:table-cell>
          <table:table-cell office:value-type="string" calcext:value-type="string">
            <text:p>Express</text:p>
          </table:table-cell>
          <table:table-cell/>
          <table:table-cell table:formula="of:=CONCATENATE([.B511]; REPT(&quot; &quot;; 4); [.D511])" office:value-type="string" office:string-value="express    Express" calcext:value-type="string">
            <text:p>express <text:s text:c="3"/>Expres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Fabio</text:p>
          </table:table-cell>
          <table:table-cell table:formula="of:=IF([.C512]=&quot;&quot;; [.B512]; [.C512])" office:value-type="string" office:string-value="Fabio" calcext:value-type="string">
            <text:p>Fabio</text:p>
          </table:table-cell>
          <table:table-cell office:value-type="string" calcext:value-type="string">
            <text:p>Fabio</text:p>
          </table:table-cell>
          <table:table-cell/>
          <table:table-cell table:formula="of:=CONCATENATE([.B512]; REPT(&quot; &quot;; 4); [.D512])" office:value-type="string" office:string-value="fabio    Fabio" calcext:value-type="string">
            <text:p>fabio <text:s text:c="3"/>Fabi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Facebook</text:p>
          </table:table-cell>
          <table:table-cell table:formula="of:=IF([.C513]=&quot;&quot;; [.B513]; [.C513])" office:value-type="string" office:string-value="Facebook" calcext:value-type="string">
            <text:p>Facebook</text:p>
          </table:table-cell>
          <table:table-cell office:value-type="string" calcext:value-type="string">
            <text:p>Facebook</text:p>
          </table:table-cell>
          <table:table-cell/>
          <table:table-cell table:formula="of:=CONCATENATE([.B513]; REPT(&quot; &quot;; 4); [.D513])" office:value-type="string" office:string-value="facebook    Facebook" calcext:value-type="string">
            <text:p>facebook <text:s text:c="3"/>Faceboo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cebook</text:p>
          </table:table-cell>
          <table:table-cell table:formula="of:=IF([.C514]=&quot;&quot;; [.B514]; [.C514])" office:value-type="string" office:string-value="Facebook" calcext:value-type="string">
            <text:p>Facebook</text:p>
          </table:table-cell>
          <table:table-cell office:value-type="string" calcext:value-type="string">
            <text:p>Facebook</text:p>
          </table:table-cell>
          <table:table-cell/>
          <table:table-cell table:formula="of:=CONCATENATE([.B514]; REPT(&quot; &quot;; 4); [.D514])" office:value-type="string" office:string-value="face    Facebook" calcext:value-type="string">
            <text:p>face <text:s text:c="3"/>Faceboo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actor</text:p>
          </table:table-cell>
          <table:table-cell/>
          <table:table-cell table:formula="of:=IF([.C515]=&quot;&quot;; [.B515]; [.C515])" office:value-type="string" office:string-value="factor" calcext:value-type="string">
            <text:p>factor</text:p>
          </table:table-cell>
          <table:table-cell office:value-type="string" calcext:value-type="string">
            <text:p>factor</text:p>
          </table:table-cell>
          <table:table-cell/>
          <table:table-cell table:formula="of:=CONCATENATE([.B515]; REPT(&quot; &quot;; 4); [.D515])" office:value-type="string" office:string-value="factor    factor" calcext:value-type="string">
            <text:p>factor <text:s text:c="3"/>facto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actory</text:p>
          </table:table-cell>
          <table:table-cell/>
          <table:table-cell table:formula="of:=IF([.C516]=&quot;&quot;; [.B516]; [.C516])" office:value-type="string" office:string-value="factory" calcext:value-type="string">
            <text:p>factory</text:p>
          </table:table-cell>
          <table:table-cell office:value-type="string" calcext:value-type="string">
            <text:p>factory</text:p>
          </table:table-cell>
          <table:table-cell/>
          <table:table-cell table:formula="of:=CONCATENATE([.B516]; REPT(&quot; &quot;; 4); [.D516])" office:value-type="string" office:string-value="factory    factory" calcext:value-type="string">
            <text:p>factory <text:s text:c="3"/>facto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air</text:p>
          </table:table-cell>
          <table:table-cell/>
          <table:table-cell table:formula="of:=IF([.C517]=&quot;&quot;; [.B517]; [.C517])" office:value-type="string" office:string-value="fair" calcext:value-type="string">
            <text:p>fair</text:p>
          </table:table-cell>
          <table:table-cell office:value-type="string" calcext:value-type="string">
            <text:p>fair</text:p>
          </table:table-cell>
          <table:table-cell/>
          <table:table-cell table:formula="of:=CONCATENATE([.B517]; REPT(&quot; &quot;; 4); [.D517])" office:value-type="string" office:string-value="fair    fair" calcext:value-type="string">
            <text:p>fair <text:s text:c="3"/>fai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ake</text:p>
          </table:table-cell>
          <table:table-cell/>
          <table:table-cell table:formula="of:=IF([.C518]=&quot;&quot;; [.B518]; [.C518])" office:value-type="string" office:string-value="fake" calcext:value-type="string">
            <text:p>fake</text:p>
          </table:table-cell>
          <table:table-cell office:value-type="string" calcext:value-type="string">
            <text:p>fake</text:p>
          </table:table-cell>
          <table:table-cell/>
          <table:table-cell table:formula="of:=CONCATENATE([.B518]; REPT(&quot; &quot;; 4); [.D518])" office:value-type="string" office:string-value="fake    fake" calcext:value-type="string">
            <text:p>fake <text:s text:c="3"/>fak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ans</text:p>
          </table:table-cell>
          <table:table-cell/>
          <table:table-cell table:formula="of:=IF([.C519]=&quot;&quot;; [.B519]; [.C519])" office:value-type="string" office:string-value="fans" calcext:value-type="string">
            <text:p>fans</text:p>
          </table:table-cell>
          <table:table-cell office:value-type="string" calcext:value-type="string">
            <text:p>fans</text:p>
          </table:table-cell>
          <table:table-cell/>
          <table:table-cell table:formula="of:=CONCATENATE([.B519]; REPT(&quot; &quot;; 4); [.D519])" office:value-type="string" office:string-value="fans    fans" calcext:value-type="string">
            <text:p>fans <text:s text:c="3"/>fan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ashion</text:p>
          </table:table-cell>
          <table:table-cell/>
          <table:table-cell table:formula="of:=IF([.C520]=&quot;&quot;; [.B520]; [.C520])" office:value-type="string" office:string-value="fashion" calcext:value-type="string">
            <text:p>fashion</text:p>
          </table:table-cell>
          <table:table-cell office:value-type="string" calcext:value-type="string">
            <text:p>fashion</text:p>
          </table:table-cell>
          <table:table-cell/>
          <table:table-cell table:formula="of:=CONCATENATE([.B520]; REPT(&quot; &quot;; 4); [.D520])" office:value-type="string" office:string-value="fashion    fashion" calcext:value-type="string">
            <text:p>fashion <text:s text:c="3"/>fashi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ast</text:p>
          </table:table-cell>
          <table:table-cell/>
          <table:table-cell table:formula="of:=IF([.C521]=&quot;&quot;; [.B521]; [.C521])" office:value-type="string" office:string-value="fast" calcext:value-type="string">
            <text:p>fast</text:p>
          </table:table-cell>
          <table:table-cell office:value-type="string" calcext:value-type="string">
            <text:p>fast</text:p>
          </table:table-cell>
          <table:table-cell/>
          <table:table-cell table:formula="of:=CONCATENATE([.B521]; REPT(&quot; &quot;; 4); [.D521])" office:value-type="string" office:string-value="fast    fast" calcext:value-type="string">
            <text:p>fast <text:s text:c="3"/>fas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bi</text:p>
          </table:table-cell>
          <table:table-cell office:value-type="string" calcext:value-type="string">
            <text:p>FBI</text:p>
          </table:table-cell>
          <table:table-cell table:formula="of:=IF([.C522]=&quot;&quot;; [.B522]; [.C522])" office:value-type="string" office:string-value="FBI" calcext:value-type="string">
            <text:p>FBI</text:p>
          </table:table-cell>
          <table:table-cell office:value-type="string" calcext:value-type="string">
            <text:p>FBI</text:p>
          </table:table-cell>
          <table:table-cell/>
          <table:table-cell table:formula="of:=CONCATENATE([.B522]; REPT(&quot; &quot;; 4); [.D522])" office:value-type="string" office:string-value="fbi    FBI" calcext:value-type="string">
            <text:p>fbi <text:s text:c="3"/>FB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ederer</text:p>
          </table:table-cell>
          <table:table-cell office:value-type="string" calcext:value-type="string">
            <text:p>Federer</text:p>
          </table:table-cell>
          <table:table-cell table:formula="of:=IF([.C523]=&quot;&quot;; [.B523]; [.C523])" office:value-type="string" office:string-value="Federer" calcext:value-type="string">
            <text:p>Federer</text:p>
          </table:table-cell>
          <table:table-cell office:value-type="string" calcext:value-type="string">
            <text:p>Federer</text:p>
          </table:table-cell>
          <table:table-cell/>
          <table:table-cell table:formula="of:=CONCATENATE([.B523]; REPT(&quot; &quot;; 4); [.D523])" office:value-type="string" office:string-value="federer    Federer" calcext:value-type="string">
            <text:p>federer <text:s text:c="3"/>Feder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ed</text:p>
          </table:table-cell>
          <table:table-cell/>
          <table:table-cell table:formula="of:=IF([.C524]=&quot;&quot;; [.B524]; [.C524])" office:value-type="string" office:string-value="fed" calcext:value-type="string">
            <text:p>fed</text:p>
          </table:table-cell>
          <table:table-cell office:value-type="string" calcext:value-type="string">
            <text:p>fed</text:p>
          </table:table-cell>
          <table:table-cell/>
          <table:table-cell table:formula="of:=CONCATENATE([.B524]; REPT(&quot; &quot;; 4); [.D524])" office:value-type="string" office:string-value="fed    fed" calcext:value-type="string">
            <text:p>fed <text:s text:c="3"/>fe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erdinand</text:p>
          </table:table-cell>
          <table:table-cell office:value-type="string" calcext:value-type="string">
            <text:p>Ferdinand</text:p>
          </table:table-cell>
          <table:table-cell table:formula="of:=IF([.C525]=&quot;&quot;; [.B525]; [.C525])" office:value-type="string" office:string-value="Ferdinand" calcext:value-type="string">
            <text:p>Ferdinand</text:p>
          </table:table-cell>
          <table:table-cell office:value-type="string" calcext:value-type="string">
            <text:p>Ferdinand</text:p>
          </table:table-cell>
          <table:table-cell/>
          <table:table-cell table:formula="of:=CONCATENATE([.B525]; REPT(&quot; &quot;; 4); [.D525])" office:value-type="string" office:string-value="ferdinand    Ferdinand" calcext:value-type="string">
            <text:p>ferdinand <text:s text:c="3"/>Ferdina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Ferguson</text:p>
          </table:table-cell>
          <table:table-cell table:formula="of:=IF([.C526]=&quot;&quot;; [.B526]; [.C526])" office:value-type="string" office:string-value="Ferguson" calcext:value-type="string">
            <text:p>Ferguson</text:p>
          </table:table-cell>
          <table:table-cell office:value-type="string" calcext:value-type="string">
            <text:p>Ferguson</text:p>
          </table:table-cell>
          <table:table-cell/>
          <table:table-cell table:formula="of:=CONCATENATE([.B526]; REPT(&quot; &quot;; 4); [.D526])" office:value-type="string" office:string-value="ferguson    Ferguson" calcext:value-type="string">
            <text:p>ferguson <text:s text:c="3"/>Fergus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Fernando</text:p>
          </table:table-cell>
          <table:table-cell table:formula="of:=IF([.C527]=&quot;&quot;; [.B527]; [.C527])" office:value-type="string" office:string-value="Fernando" calcext:value-type="string">
            <text:p>Fernando</text:p>
          </table:table-cell>
          <table:table-cell office:value-type="string" calcext:value-type="string">
            <text:p>Fernando</text:p>
          </table:table-cell>
          <table:table-cell/>
          <table:table-cell table:formula="of:=CONCATENATE([.B527]; REPT(&quot; &quot;; 4); [.D527])" office:value-type="string" office:string-value="fernando    Fernando" calcext:value-type="string">
            <text:p>fernando <text:s text:c="3"/>Fernand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Ferrari</text:p>
          </table:table-cell>
          <table:table-cell table:formula="of:=IF([.C528]=&quot;&quot;; [.B528]; [.C528])" office:value-type="string" office:string-value="Ferrari" calcext:value-type="string">
            <text:p>Ferrari</text:p>
          </table:table-cell>
          <table:table-cell office:value-type="string" calcext:value-type="string">
            <text:p>Ferrari</text:p>
          </table:table-cell>
          <table:table-cell/>
          <table:table-cell table:formula="of:=CONCATENATE([.B528]; REPT(&quot; &quot;; 4); [.D528])" office:value-type="string" office:string-value="ferrari    Ferrari" calcext:value-type="string">
            <text:p>ferrari <text:s text:c="3"/>Ferrar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estival</text:p>
          </table:table-cell>
          <table:table-cell/>
          <table:table-cell table:formula="of:=IF([.C529]=&quot;&quot;; [.B529]; [.C529])" office:value-type="string" office:string-value="festival" calcext:value-type="string">
            <text:p>festival</text:p>
          </table:table-cell>
          <table:table-cell office:value-type="string" calcext:value-type="string">
            <text:p>festival</text:p>
          </table:table-cell>
          <table:table-cell/>
          <table:table-cell table:formula="of:=CONCATENATE([.B529]; REPT(&quot; &quot;; 4); [.D529])" office:value-type="string" office:string-value="festival    festival" calcext:value-type="string">
            <text:p>festival <text:s text:c="3"/>festiv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ifa</text:p>
          </table:table-cell>
          <table:table-cell office:value-type="string" calcext:value-type="string">
            <text:p>FIFA</text:p>
          </table:table-cell>
          <table:table-cell table:formula="of:=IF([.C530]=&quot;&quot;; [.B530]; [.C530])" office:value-type="string" office:string-value="FIFA" calcext:value-type="string">
            <text:p>FIFA</text:p>
          </table:table-cell>
          <table:table-cell office:value-type="string" calcext:value-type="string">
            <text:p>FIFA</text:p>
          </table:table-cell>
          <table:table-cell/>
          <table:table-cell table:formula="of:=CONCATENATE([.B530]; REPT(&quot; &quot;; 4); [.D530])" office:value-type="string" office:string-value="fifa    FIFA" calcext:value-type="string">
            <text:p>fifa <text:s text:c="3"/>FIF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ile</text:p>
          </table:table-cell>
          <table:table-cell/>
          <table:table-cell table:formula="of:=IF([.C531]=&quot;&quot;; [.B531]; [.C531])" office:value-type="string" office:string-value="file" calcext:value-type="string">
            <text:p>file</text:p>
          </table:table-cell>
          <table:table-cell office:value-type="string" calcext:value-type="string">
            <text:p>file</text:p>
          </table:table-cell>
          <table:table-cell/>
          <table:table-cell table:formula="of:=CONCATENATE([.B531]; REPT(&quot; &quot;; 4); [.D531])" office:value-type="string" office:string-value="file    file" calcext:value-type="string">
            <text:p>file <text:s text:c="3"/>fi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iles</text:p>
          </table:table-cell>
          <table:table-cell/>
          <table:table-cell table:formula="of:=IF([.C532]=&quot;&quot;; [.B532]; [.C532])" office:value-type="string" office:string-value="files" calcext:value-type="string">
            <text:p>files</text:p>
          </table:table-cell>
          <table:table-cell office:value-type="string" calcext:value-type="string">
            <text:p>files</text:p>
          </table:table-cell>
          <table:table-cell/>
          <table:table-cell table:formula="of:=CONCATENATE([.B532]; REPT(&quot; &quot;; 4); [.D532])" office:value-type="string" office:string-value="files    files" calcext:value-type="string">
            <text:p>files <text:s text:c="3"/>fil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ilm</text:p>
          </table:table-cell>
          <table:table-cell/>
          <table:table-cell table:formula="of:=IF([.C533]=&quot;&quot;; [.B533]; [.C533])" office:value-type="string" office:string-value="film" calcext:value-type="string">
            <text:p>film</text:p>
          </table:table-cell>
          <table:table-cell office:value-type="string" calcext:value-type="string">
            <text:p>film</text:p>
          </table:table-cell>
          <table:table-cell/>
          <table:table-cell table:formula="of:=CONCATENATE([.B533]; REPT(&quot; &quot;; 4); [.D533])" office:value-type="string" office:string-value="film    film" calcext:value-type="string">
            <text:p>film <text:s text:c="3"/>fil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inancial</text:p>
          </table:table-cell>
          <table:table-cell/>
          <table:table-cell table:formula="of:=IF([.C534]=&quot;&quot;; [.B534]; [.C534])" office:value-type="string" office:string-value="financial" calcext:value-type="string">
            <text:p>financial</text:p>
          </table:table-cell>
          <table:table-cell office:value-type="string" calcext:value-type="string">
            <text:p>financial</text:p>
          </table:table-cell>
          <table:table-cell/>
          <table:table-cell table:formula="of:=CONCATENATE([.B534]; REPT(&quot; &quot;; 4); [.D534])" office:value-type="string" office:string-value="financial    financial" calcext:value-type="string">
            <text:p>financial <text:s text:c="3"/>financi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ire</text:p>
          </table:table-cell>
          <table:table-cell/>
          <table:table-cell table:formula="of:=IF([.C535]=&quot;&quot;; [.B535]; [.C535])" office:value-type="string" office:string-value="fire" calcext:value-type="string">
            <text:p>fire</text:p>
          </table:table-cell>
          <table:table-cell office:value-type="string" calcext:value-type="string">
            <text:p>fire</text:p>
          </table:table-cell>
          <table:table-cell/>
          <table:table-cell table:formula="of:=CONCATENATE([.B535]; REPT(&quot; &quot;; 4); [.D535])" office:value-type="string" office:string-value="fire    fire" calcext:value-type="string">
            <text:p>fire <text:s text:c="3"/>fir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irewall</text:p>
          </table:table-cell>
          <table:table-cell/>
          <table:table-cell table:formula="of:=IF([.C536]=&quot;&quot;; [.B536]; [.C536])" office:value-type="string" office:string-value="firewall" calcext:value-type="string">
            <text:p>firewall</text:p>
          </table:table-cell>
          <table:table-cell office:value-type="string" calcext:value-type="string">
            <text:p>firewall</text:p>
          </table:table-cell>
          <table:table-cell/>
          <table:table-cell table:formula="of:=CONCATENATE([.B536]; REPT(&quot; &quot;; 4); [.D536])" office:value-type="string" office:string-value="firewall    firewall" calcext:value-type="string">
            <text:p>firewall <text:s text:c="3"/>firewal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irst</text:p>
          </table:table-cell>
          <table:table-cell/>
          <table:table-cell table:formula="of:=IF([.C537]=&quot;&quot;; [.B537]; [.C537])" office:value-type="string" office:string-value="first" calcext:value-type="string">
            <text:p>first</text:p>
          </table:table-cell>
          <table:table-cell office:value-type="string" calcext:value-type="string">
            <text:p>first</text:p>
          </table:table-cell>
          <table:table-cell/>
          <table:table-cell table:formula="of:=CONCATENATE([.B537]; REPT(&quot; &quot;; 4); [.D537])" office:value-type="string" office:string-value="first    first" calcext:value-type="string">
            <text:p>first <text:s text:c="3"/>firs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itch</text:p>
          </table:table-cell>
          <table:table-cell/>
          <table:table-cell table:formula="of:=IF([.C538]=&quot;&quot;; [.B538]; [.C538])" office:value-type="string" office:string-value="fitch" calcext:value-type="string">
            <text:p>fitch</text:p>
          </table:table-cell>
          <table:table-cell office:value-type="string" calcext:value-type="string">
            <text:p>fitch</text:p>
          </table:table-cell>
          <table:table-cell/>
          <table:table-cell table:formula="of:=CONCATENATE([.B538]; REPT(&quot; &quot;; 4); [.D538])" office:value-type="string" office:string-value="fitch    fitch" calcext:value-type="string">
            <text:p>fitch <text:s text:c="3"/>fitc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lash</text:p>
          </table:table-cell>
          <table:table-cell/>
          <table:table-cell table:formula="of:=IF([.C539]=&quot;&quot;; [.B539]; [.C539])" office:value-type="string" office:string-value="flash" calcext:value-type="string">
            <text:p>flash</text:p>
          </table:table-cell>
          <table:table-cell office:value-type="string" calcext:value-type="string">
            <text:p>flash</text:p>
          </table:table-cell>
          <table:table-cell/>
          <table:table-cell table:formula="of:=CONCATENATE([.B539]; REPT(&quot; &quot;; 4); [.D539])" office:value-type="string" office:string-value="flash    flash" calcext:value-type="string">
            <text:p>flash <text:s text:c="3"/>flas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lc</text:p>
          </table:table-cell>
          <table:table-cell/>
          <table:table-cell table:formula="of:=IF([.C540]=&quot;&quot;; [.B540]; [.C540])" office:value-type="string" office:string-value="flc" calcext:value-type="string">
            <text:p>flc</text:p>
          </table:table-cell>
          <table:table-cell office:value-type="string" calcext:value-type="string">
            <text:p>flc</text:p>
          </table:table-cell>
          <table:table-cell/>
          <table:table-cell table:formula="of:=CONCATENATE([.B540]; REPT(&quot; &quot;; 4); [.D540])" office:value-type="string" office:string-value="flc    flc" calcext:value-type="string">
            <text:p>flc <text:s text:c="3"/>fl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Fletcher</text:p>
          </table:table-cell>
          <table:table-cell table:formula="of:=IF([.C541]=&quot;&quot;; [.B541]; [.C541])" office:value-type="string" office:string-value="Fletcher" calcext:value-type="string">
            <text:p>Fletcher</text:p>
          </table:table-cell>
          <table:table-cell office:value-type="string" calcext:value-type="string">
            <text:p>Fletcher</text:p>
          </table:table-cell>
          <table:table-cell/>
          <table:table-cell table:formula="of:=CONCATENATE([.B541]; REPT(&quot; &quot;; 4); [.D541])" office:value-type="string" office:string-value="fletcher    Fletcher" calcext:value-type="string">
            <text:p>fletcher <text:s text:c="3"/>Fletch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lorida</text:p>
          </table:table-cell>
          <table:table-cell table:formula="of:=IF([.C542]=&quot;&quot;; [.B542]; [.C542])" office:value-type="string" office:string-value="Florida" calcext:value-type="string">
            <text:p>Florida</text:p>
          </table:table-cell>
          <table:table-cell office:value-type="string" calcext:value-type="string">
            <text:p>Florida</text:p>
          </table:table-cell>
          <table:table-cell/>
          <table:table-cell table:formula="of:=CONCATENATE([.B542]; REPT(&quot; &quot;; 4); [.D542])" office:value-type="string" office:string-value="florida    Florida" calcext:value-type="string">
            <text:p>florida <text:s text:c="3"/>Florid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m</text:p>
          </table:table-cell>
          <table:table-cell/>
          <table:table-cell table:formula="of:=IF([.C543]=&quot;&quot;; [.B543]; [.C543])" office:value-type="string" office:string-value="fm" calcext:value-type="string">
            <text:p>fm</text:p>
          </table:table-cell>
          <table:table-cell office:value-type="string" calcext:value-type="string">
            <text:p>fm</text:p>
          </table:table-cell>
          <table:table-cell/>
          <table:table-cell table:formula="of:=CONCATENATE([.B543]; REPT(&quot; &quot;; 4); [.D543])" office:value-type="string" office:string-value="fm    fm" calcext:value-type="string">
            <text:p>fm <text:s text:c="3"/>f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ocus</text:p>
          </table:table-cell>
          <table:table-cell/>
          <table:table-cell table:formula="of:=IF([.C544]=&quot;&quot;; [.B544]; [.C544])" office:value-type="string" office:string-value="focus" calcext:value-type="string">
            <text:p>focus</text:p>
          </table:table-cell>
          <table:table-cell office:value-type="string" calcext:value-type="string">
            <text:p>focus</text:p>
          </table:table-cell>
          <table:table-cell/>
          <table:table-cell table:formula="of:=CONCATENATE([.B544]; REPT(&quot; &quot;; 4); [.D544])" office:value-type="string" office:string-value="focus    focus" calcext:value-type="string">
            <text:p>focus <text:s text:c="3"/>focu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older</text:p>
          </table:table-cell>
          <table:table-cell/>
          <table:table-cell table:formula="of:=IF([.C545]=&quot;&quot;; [.B545]; [.C545])" office:value-type="string" office:string-value="folder" calcext:value-type="string">
            <text:p>folder</text:p>
          </table:table-cell>
          <table:table-cell office:value-type="string" calcext:value-type="string">
            <text:p>folder</text:p>
          </table:table-cell>
          <table:table-cell/>
          <table:table-cell table:formula="of:=CONCATENATE([.B545]; REPT(&quot; &quot;; 4); [.D545])" office:value-type="string" office:string-value="folder    folder" calcext:value-type="string">
            <text:p>folder <text:s text:c="3"/>fold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olic</text:p>
          </table:table-cell>
          <table:table-cell/>
          <table:table-cell table:formula="of:=IF([.C546]=&quot;&quot;; [.B546]; [.C546])" office:value-type="string" office:string-value="folic" calcext:value-type="string">
            <text:p>folic</text:p>
          </table:table-cell>
          <table:table-cell office:value-type="string" calcext:value-type="string">
            <text:p>folic</text:p>
          </table:table-cell>
          <table:table-cell/>
          <table:table-cell table:formula="of:=CONCATENATE([.B546]; REPT(&quot; &quot;; 4); [.D546])" office:value-type="string" office:string-value="folic    folic" calcext:value-type="string">
            <text:p>folic <text:s text:c="3"/>foli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ont</text:p>
          </table:table-cell>
          <table:table-cell/>
          <table:table-cell table:formula="of:=IF([.C547]=&quot;&quot;; [.B547]; [.C547])" office:value-type="string" office:string-value="font" calcext:value-type="string">
            <text:p>font</text:p>
          </table:table-cell>
          <table:table-cell office:value-type="string" calcext:value-type="string">
            <text:p>font</text:p>
          </table:table-cell>
          <table:table-cell/>
          <table:table-cell table:formula="of:=CONCATENATE([.B547]; REPT(&quot; &quot;; 4); [.D547])" office:value-type="string" office:string-value="font    font" calcext:value-type="string">
            <text:p>font <text:s text:c="3"/>fon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ood</text:p>
          </table:table-cell>
          <table:table-cell/>
          <table:table-cell table:formula="of:=IF([.C548]=&quot;&quot;; [.B548]; [.C548])" office:value-type="string" office:string-value="food" calcext:value-type="string">
            <text:p>food</text:p>
          </table:table-cell>
          <table:table-cell office:value-type="string" calcext:value-type="string">
            <text:p>food</text:p>
          </table:table-cell>
          <table:table-cell/>
          <table:table-cell table:formula="of:=CONCATENATE([.B548]; REPT(&quot; &quot;; 4); [.D548])" office:value-type="string" office:string-value="food    food" calcext:value-type="string">
            <text:p>food <text:s text:c="3"/>foo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orbes</text:p>
          </table:table-cell>
          <table:table-cell office:value-type="string" calcext:value-type="string">
            <text:p>Forbes</text:p>
          </table:table-cell>
          <table:table-cell table:formula="of:=IF([.C549]=&quot;&quot;; [.B549]; [.C549])" office:value-type="string" office:string-value="Forbes" calcext:value-type="string">
            <text:p>Forbes</text:p>
          </table:table-cell>
          <table:table-cell office:value-type="string" calcext:value-type="string">
            <text:p>Forbes</text:p>
          </table:table-cell>
          <table:table-cell/>
          <table:table-cell table:formula="of:=CONCATENATE([.B549]; REPT(&quot; &quot;; 4); [.D549])" office:value-type="string" office:string-value="forbes    Forbes" calcext:value-type="string">
            <text:p>forbes <text:s text:c="3"/>Forb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ord</text:p>
          </table:table-cell>
          <table:table-cell table:formula="of:=IF([.C550]=&quot;&quot;; [.B550]; [.C550])" office:value-type="string" office:string-value="Ford" calcext:value-type="string">
            <text:p>Ford</text:p>
          </table:table-cell>
          <table:table-cell office:value-type="string" calcext:value-type="string">
            <text:p>Ford</text:p>
          </table:table-cell>
          <table:table-cell/>
          <table:table-cell table:formula="of:=CONCATENATE([.B550]; REPT(&quot; &quot;; 4); [.D550])" office:value-type="string" office:string-value="ford    Ford" calcext:value-type="string">
            <text:p>ford <text:s text:c="3"/>For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ormat</text:p>
          </table:table-cell>
          <table:table-cell/>
          <table:table-cell table:formula="of:=IF([.C551]=&quot;&quot;; [.B551]; [.C551])" office:value-type="string" office:string-value="format" calcext:value-type="string">
            <text:p>format</text:p>
          </table:table-cell>
          <table:table-cell office:value-type="string" calcext:value-type="string">
            <text:p>format</text:p>
          </table:table-cell>
          <table:table-cell/>
          <table:table-cell table:formula="of:=CONCATENATE([.B551]; REPT(&quot; &quot;; 4); [.D551])" office:value-type="string" office:string-value="format    format" calcext:value-type="string">
            <text:p>format <text:s text:c="3"/>forma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orm</text:p>
          </table:table-cell>
          <table:table-cell/>
          <table:table-cell table:formula="of:=IF([.C552]=&quot;&quot;; [.B552]; [.C552])" office:value-type="string" office:string-value="form" calcext:value-type="string">
            <text:p>form</text:p>
          </table:table-cell>
          <table:table-cell office:value-type="string" calcext:value-type="string">
            <text:p>form</text:p>
          </table:table-cell>
          <table:table-cell/>
          <table:table-cell table:formula="of:=CONCATENATE([.B552]; REPT(&quot; &quot;; 4); [.D552])" office:value-type="string" office:string-value="form    form" calcext:value-type="string">
            <text:p>form <text:s text:c="3"/>for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or</text:p>
          </table:table-cell>
          <table:table-cell/>
          <table:table-cell table:formula="of:=IF([.C553]=&quot;&quot;; [.B553]; [.C553])" office:value-type="string" office:string-value="for" calcext:value-type="string">
            <text:p>for</text:p>
          </table:table-cell>
          <table:table-cell office:value-type="string" calcext:value-type="string">
            <text:p>for</text:p>
          </table:table-cell>
          <table:table-cell/>
          <table:table-cell table:formula="of:=CONCATENATE([.B553]; REPT(&quot; &quot;; 4); [.D553])" office:value-type="string" office:string-value="for    for" calcext:value-type="string">
            <text:p>for <text:s text:c="3"/>fo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orum</text:p>
          </table:table-cell>
          <table:table-cell/>
          <table:table-cell table:formula="of:=IF([.C554]=&quot;&quot;; [.B554]; [.C554])" office:value-type="string" office:string-value="forum" calcext:value-type="string">
            <text:p>forum</text:p>
          </table:table-cell>
          <table:table-cell office:value-type="string" calcext:value-type="string">
            <text:p>forum</text:p>
          </table:table-cell>
          <table:table-cell/>
          <table:table-cell table:formula="of:=CONCATENATE([.B554]; REPT(&quot; &quot;; 4); [.D554])" office:value-type="string" office:string-value="forum    forum" calcext:value-type="string">
            <text:p>forum <text:s text:c="3"/>foru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oundation</text:p>
          </table:table-cell>
          <table:table-cell/>
          <table:table-cell table:formula="of:=IF([.C555]=&quot;&quot;; [.B555]; [.C555])" office:value-type="string" office:string-value="foundation" calcext:value-type="string">
            <text:p>foundation</text:p>
          </table:table-cell>
          <table:table-cell office:value-type="string" calcext:value-type="string">
            <text:p>foundation</text:p>
          </table:table-cell>
          <table:table-cell/>
          <table:table-cell table:formula="of:=CONCATENATE([.B555]; REPT(&quot; &quot;; 4); [.D555])" office:value-type="string" office:string-value="foundation    foundation" calcext:value-type="string">
            <text:p>foundation <text:s text:c="3"/>foundati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pt</text:p>
          </table:table-cell>
          <table:table-cell office:value-type="string" calcext:value-type="string">
            <text:p>FPT</text:p>
          </table:table-cell>
          <table:table-cell table:formula="of:=IF([.C556]=&quot;&quot;; [.B556]; [.C556])" office:value-type="string" office:string-value="FPT" calcext:value-type="string">
            <text:p>FPT</text:p>
          </table:table-cell>
          <table:table-cell office:value-type="string" calcext:value-type="string">
            <text:p>FPT</text:p>
          </table:table-cell>
          <table:table-cell/>
          <table:table-cell table:formula="of:=CONCATENATE([.B556]; REPT(&quot; &quot;; 4); [.D556])" office:value-type="string" office:string-value="fpt    FPT" calcext:value-type="string">
            <text:p>fpt <text:s text:c="3"/>FP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formula="of:=IF([.C557]=&quot;&quot;; [.B557]; [.C557])" office:value-type="string" office:string-value="France" calcext:value-type="string">
            <text:p>France</text:p>
          </table:table-cell>
          <table:table-cell office:value-type="string" calcext:value-type="string">
            <text:p>France</text:p>
          </table:table-cell>
          <table:table-cell/>
          <table:table-cell table:formula="of:=CONCATENATE([.B557]; REPT(&quot; &quot;; 4); [.D557])" office:value-type="string" office:string-value="france    France" calcext:value-type="string">
            <text:p>france <text:s text:c="3"/>Franc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Francisco</text:p>
          </table:table-cell>
          <table:table-cell table:formula="of:=IF([.C558]=&quot;&quot;; [.B558]; [.C558])" office:value-type="string" office:string-value="Francisco" calcext:value-type="string">
            <text:p>Francisco</text:p>
          </table:table-cell>
          <table:table-cell office:value-type="string" calcext:value-type="string">
            <text:p>Francisco</text:p>
          </table:table-cell>
          <table:table-cell/>
          <table:table-cell table:formula="of:=CONCATENATE([.B558]; REPT(&quot; &quot;; 4); [.D558])" office:value-type="string" office:string-value="francisco    Francisco" calcext:value-type="string">
            <text:p>francisco <text:s text:c="3"/>Francisc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Francis</text:p>
          </table:table-cell>
          <table:table-cell table:formula="of:=IF([.C559]=&quot;&quot;; [.B559]; [.C559])" office:value-type="string" office:string-value="Francis" calcext:value-type="string">
            <text:p>Francis</text:p>
          </table:table-cell>
          <table:table-cell office:value-type="string" calcext:value-type="string">
            <text:p>Francis</text:p>
          </table:table-cell>
          <table:table-cell/>
          <table:table-cell table:formula="of:=CONCATENATE([.B559]; REPT(&quot; &quot;; 4); [.D559])" office:value-type="string" office:string-value="francis    Francis" calcext:value-type="string">
            <text:p>francis <text:s text:c="3"/>Franci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Frank</text:p>
          </table:table-cell>
          <table:table-cell table:formula="of:=IF([.C560]=&quot;&quot;; [.B560]; [.C560])" office:value-type="string" office:string-value="Frank" calcext:value-type="string">
            <text:p>Frank</text:p>
          </table:table-cell>
          <table:table-cell office:value-type="string" calcext:value-type="string">
            <text:p>Frank</text:p>
          </table:table-cell>
          <table:table-cell/>
          <table:table-cell table:formula="of:=CONCATENATE([.B560]; REPT(&quot; &quot;; 4); [.D560])" office:value-type="string" office:string-value="frank    Frank" calcext:value-type="string">
            <text:p>frank <text:s text:c="3"/>Fran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Fred</text:p>
          </table:table-cell>
          <table:table-cell table:formula="of:=IF([.C561]=&quot;&quot;; [.B561]; [.C561])" office:value-type="string" office:string-value="Fred" calcext:value-type="string">
            <text:p>Fred</text:p>
          </table:table-cell>
          <table:table-cell office:value-type="string" calcext:value-type="string">
            <text:p>Fred</text:p>
          </table:table-cell>
          <table:table-cell/>
          <table:table-cell table:formula="of:=CONCATENATE([.B561]; REPT(&quot; &quot;; 4); [.D561])" office:value-type="string" office:string-value="fred    Fred" calcext:value-type="string">
            <text:p>fred <text:s text:c="3"/>Fre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ree</text:p>
          </table:table-cell>
          <table:table-cell/>
          <table:table-cell table:formula="of:=IF([.C562]=&quot;&quot;; [.B562]; [.C562])" office:value-type="string" office:string-value="free" calcext:value-type="string">
            <text:p>free</text:p>
          </table:table-cell>
          <table:table-cell office:value-type="string" calcext:value-type="string">
            <text:p>free</text:p>
          </table:table-cell>
          <table:table-cell/>
          <table:table-cell table:formula="of:=CONCATENATE([.B562]; REPT(&quot; &quot;; 4); [.D562])" office:value-type="string" office:string-value="free    free" calcext:value-type="string">
            <text:p>free <text:s text:c="3"/>fre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rom</text:p>
          </table:table-cell>
          <table:table-cell/>
          <table:table-cell table:formula="of:=IF([.C563]=&quot;&quot;; [.B563]; [.C563])" office:value-type="string" office:string-value="from" calcext:value-type="string">
            <text:p>from</text:p>
          </table:table-cell>
          <table:table-cell office:value-type="string" calcext:value-type="string">
            <text:p>from</text:p>
          </table:table-cell>
          <table:table-cell/>
          <table:table-cell table:formula="of:=CONCATENATE([.B563]; REPT(&quot; &quot;; 4); [.D563])" office:value-type="string" office:string-value="from    from" calcext:value-type="string">
            <text:p>from <text:s text:c="3"/>fro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ukushima</text:p>
          </table:table-cell>
          <table:table-cell office:value-type="string" calcext:value-type="string">
            <text:p>Fukushima</text:p>
          </table:table-cell>
          <table:table-cell table:formula="of:=IF([.C564]=&quot;&quot;; [.B564]; [.C564])" office:value-type="string" office:string-value="Fukushima" calcext:value-type="string">
            <text:p>Fukushima</text:p>
          </table:table-cell>
          <table:table-cell office:value-type="string" calcext:value-type="string">
            <text:p>Fukushima</text:p>
          </table:table-cell>
          <table:table-cell/>
          <table:table-cell table:formula="of:=CONCATENATE([.B564]; REPT(&quot; &quot;; 4); [.D564])" office:value-type="string" office:string-value="fukushima    Fukushima" calcext:value-type="string">
            <text:p>fukushima <text:s text:c="3"/>Fukushim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ull</text:p>
          </table:table-cell>
          <table:table-cell/>
          <table:table-cell table:formula="of:=IF([.C565]=&quot;&quot;; [.B565]; [.C565])" office:value-type="string" office:string-value="full" calcext:value-type="string">
            <text:p>full</text:p>
          </table:table-cell>
          <table:table-cell office:value-type="string" calcext:value-type="string">
            <text:p>full</text:p>
          </table:table-cell>
          <table:table-cell/>
          <table:table-cell table:formula="of:=CONCATENATE([.B565]; REPT(&quot; &quot;; 4); [.D565])" office:value-type="string" office:string-value="full    full" calcext:value-type="string">
            <text:p>full <text:s text:c="3"/>ful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futsal</text:p>
          </table:table-cell>
          <table:table-cell/>
          <table:table-cell table:formula="of:=IF([.C566]=&quot;&quot;; [.B566]; [.C566])" office:value-type="string" office:string-value="futsal" calcext:value-type="string">
            <text:p>futsal</text:p>
          </table:table-cell>
          <table:table-cell office:value-type="string" calcext:value-type="string">
            <text:p>futsal</text:p>
          </table:table-cell>
          <table:table-cell/>
          <table:table-cell table:formula="of:=CONCATENATE([.B566]; REPT(&quot; &quot;; 4); [.D566])" office:value-type="string" office:string-value="futsal    futsal" calcext:value-type="string">
            <text:p>futsal <text:s text:c="3"/>futs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aal</text:p>
          </table:table-cell>
          <table:table-cell/>
          <table:table-cell table:formula="of:=IF([.C567]=&quot;&quot;; [.B567]; [.C567])" office:value-type="string" office:string-value="gaal" calcext:value-type="string">
            <text:p>gaal</text:p>
          </table:table-cell>
          <table:table-cell office:value-type="string" calcext:value-type="string">
            <text:p>gaal</text:p>
          </table:table-cell>
          <table:table-cell/>
          <table:table-cell table:formula="of:=CONCATENATE([.B567]; REPT(&quot; &quot;; 4); [.D567])" office:value-type="string" office:string-value="gaal    gaal" calcext:value-type="string">
            <text:p>gaal <text:s text:c="3"/>ga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adhafi</text:p>
          </table:table-cell>
          <table:table-cell office:value-type="string" calcext:value-type="string">
            <text:p>Gadhafi</text:p>
          </table:table-cell>
          <table:table-cell table:formula="of:=IF([.C568]=&quot;&quot;; [.B568]; [.C568])" office:value-type="string" office:string-value="Gadhafi" calcext:value-type="string">
            <text:p>Gadhafi</text:p>
          </table:table-cell>
          <table:table-cell office:value-type="string" calcext:value-type="string">
            <text:p>Gadhafi</text:p>
          </table:table-cell>
          <table:table-cell/>
          <table:table-cell table:formula="of:=CONCATENATE([.B568]; REPT(&quot; &quot;; 4); [.D568])" office:value-type="string" office:string-value="gadhafi    Gadhafi" calcext:value-type="string">
            <text:p>gadhafi <text:s text:c="3"/>Gadhaf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aga</text:p>
          </table:table-cell>
          <table:table-cell/>
          <table:table-cell table:formula="of:=IF([.C569]=&quot;&quot;; [.B569]; [.C569])" office:value-type="string" office:string-value="gaga" calcext:value-type="string">
            <text:p>gaga</text:p>
          </table:table-cell>
          <table:table-cell office:value-type="string" calcext:value-type="string">
            <text:p>gaga</text:p>
          </table:table-cell>
          <table:table-cell/>
          <table:table-cell table:formula="of:=CONCATENATE([.B569]; REPT(&quot; &quot;; 4); [.D569])" office:value-type="string" office:string-value="gaga    gaga" calcext:value-type="string">
            <text:p>gaga <text:s text:c="3"/>gag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ala</text:p>
          </table:table-cell>
          <table:table-cell/>
          <table:table-cell table:formula="of:=IF([.C570]=&quot;&quot;; [.B570]; [.C570])" office:value-type="string" office:string-value="gala" calcext:value-type="string">
            <text:p>gala</text:p>
          </table:table-cell>
          <table:table-cell office:value-type="string" calcext:value-type="string">
            <text:p>gala</text:p>
          </table:table-cell>
          <table:table-cell/>
          <table:table-cell table:formula="of:=CONCATENATE([.B570]; REPT(&quot; &quot;; 4); [.D570])" office:value-type="string" office:string-value="gala    gala" calcext:value-type="string">
            <text:p>gala <text:s text:c="3"/>gal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Galaxy</text:p>
          </table:table-cell>
          <table:table-cell table:formula="of:=IF([.C571]=&quot;&quot;; [.B571]; [.C571])" office:value-type="string" office:string-value="Galaxy" calcext:value-type="string">
            <text:p>Galaxy</text:p>
          </table:table-cell>
          <table:table-cell office:value-type="string" calcext:value-type="string">
            <text:p>Galaxy</text:p>
          </table:table-cell>
          <table:table-cell/>
          <table:table-cell table:formula="of:=CONCATENATE([.B571]; REPT(&quot; &quot;; 4); [.D571])" office:value-type="string" office:string-value="galaxy    Galaxy" calcext:value-type="string">
            <text:p>galaxy <text:s text:c="3"/>Galax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allery</text:p>
          </table:table-cell>
          <table:table-cell/>
          <table:table-cell table:formula="of:=IF([.C572]=&quot;&quot;; [.B572]; [.C572])" office:value-type="string" office:string-value="gallery" calcext:value-type="string">
            <text:p>gallery</text:p>
          </table:table-cell>
          <table:table-cell office:value-type="string" calcext:value-type="string">
            <text:p>gallery</text:p>
          </table:table-cell>
          <table:table-cell/>
          <table:table-cell table:formula="of:=CONCATENATE([.B572]; REPT(&quot; &quot;; 4); [.D572])" office:value-type="string" office:string-value="gallery    gallery" calcext:value-type="string">
            <text:p>gallery <text:s text:c="3"/>galle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ame</text:p>
          </table:table-cell>
          <table:table-cell/>
          <table:table-cell table:formula="of:=IF([.C573]=&quot;&quot;; [.B573]; [.C573])" office:value-type="string" office:string-value="game" calcext:value-type="string">
            <text:p>game</text:p>
          </table:table-cell>
          <table:table-cell office:value-type="string" calcext:value-type="string">
            <text:p>game</text:p>
          </table:table-cell>
          <table:table-cell/>
          <table:table-cell table:formula="of:=CONCATENATE([.B573]; REPT(&quot; &quot;; 4); [.D573])" office:value-type="string" office:string-value="game    game" calcext:value-type="string">
            <text:p>game <text:s text:c="3"/>gam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ameplay</text:p>
          </table:table-cell>
          <table:table-cell/>
          <table:table-cell table:formula="of:=IF([.C574]=&quot;&quot;; [.B574]; [.C574])" office:value-type="string" office:string-value="gameplay" calcext:value-type="string">
            <text:p>gameplay</text:p>
          </table:table-cell>
          <table:table-cell office:value-type="string" calcext:value-type="string">
            <text:p>gameplay</text:p>
          </table:table-cell>
          <table:table-cell/>
          <table:table-cell table:formula="of:=CONCATENATE([.B574]; REPT(&quot; &quot;; 4); [.D574])" office:value-type="string" office:string-value="gameplay    gameplay" calcext:value-type="string">
            <text:p>gameplay <text:s text:c="3"/>gamepla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amer</text:p>
          </table:table-cell>
          <table:table-cell/>
          <table:table-cell table:formula="of:=IF([.C575]=&quot;&quot;; [.B575]; [.C575])" office:value-type="string" office:string-value="gamer" calcext:value-type="string">
            <text:p>gamer</text:p>
          </table:table-cell>
          <table:table-cell office:value-type="string" calcext:value-type="string">
            <text:p>gamer</text:p>
          </table:table-cell>
          <table:table-cell/>
          <table:table-cell table:formula="of:=CONCATENATE([.B575]; REPT(&quot; &quot;; 4); [.D575])" office:value-type="string" office:string-value="gamer    gamer" calcext:value-type="string">
            <text:p>gamer <text:s text:c="3"/>gam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ames</text:p>
          </table:table-cell>
          <table:table-cell/>
          <table:table-cell table:formula="of:=IF([.C576]=&quot;&quot;; [.B576]; [.C576])" office:value-type="string" office:string-value="games" calcext:value-type="string">
            <text:p>games</text:p>
          </table:table-cell>
          <table:table-cell office:value-type="string" calcext:value-type="string">
            <text:p>games</text:p>
          </table:table-cell>
          <table:table-cell/>
          <table:table-cell table:formula="of:=CONCATENATE([.B576]; REPT(&quot; &quot;; 4); [.D576])" office:value-type="string" office:string-value="games    games" calcext:value-type="string">
            <text:p>games <text:s text:c="3"/>gam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ameshow</text:p>
          </table:table-cell>
          <table:table-cell/>
          <table:table-cell table:formula="of:=IF([.C577]=&quot;&quot;; [.B577]; [.C577])" office:value-type="string" office:string-value="gameshow" calcext:value-type="string">
            <text:p>gameshow</text:p>
          </table:table-cell>
          <table:table-cell office:value-type="string" calcext:value-type="string">
            <text:p>gameshow</text:p>
          </table:table-cell>
          <table:table-cell/>
          <table:table-cell table:formula="of:=CONCATENATE([.B577]; REPT(&quot; &quot;; 4); [.D577])" office:value-type="string" office:string-value="gameshow    gameshow" calcext:value-type="string">
            <text:p>gameshow <text:s text:c="3"/>gameshow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arage</text:p>
          </table:table-cell>
          <table:table-cell/>
          <table:table-cell table:formula="of:=IF([.C578]=&quot;&quot;; [.B578]; [.C578])" office:value-type="string" office:string-value="garage" calcext:value-type="string">
            <text:p>garage</text:p>
          </table:table-cell>
          <table:table-cell office:value-type="string" calcext:value-type="string">
            <text:p>garage</text:p>
          </table:table-cell>
          <table:table-cell/>
          <table:table-cell table:formula="of:=CONCATENATE([.B578]; REPT(&quot; &quot;; 4); [.D578])" office:value-type="string" office:string-value="garage    garage" calcext:value-type="string">
            <text:p>garage <text:s text:c="3"/>garag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Garcia</text:p>
          </table:table-cell>
          <table:table-cell table:formula="of:=IF([.C579]=&quot;&quot;; [.B579]; [.C579])" office:value-type="string" office:string-value="Garcia" calcext:value-type="string">
            <text:p>Garcia</text:p>
          </table:table-cell>
          <table:table-cell office:value-type="string" calcext:value-type="string">
            <text:p>Garcia</text:p>
          </table:table-cell>
          <table:table-cell/>
          <table:table-cell table:formula="of:=CONCATENATE([.B579]; REPT(&quot; &quot;; 4); [.D579])" office:value-type="string" office:string-value="garcia    Garcia" calcext:value-type="string">
            <text:p>garcia <text:s text:c="3"/>Garc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arden</text:p>
          </table:table-cell>
          <table:table-cell/>
          <table:table-cell table:formula="of:=IF([.C580]=&quot;&quot;; [.B580]; [.C580])" office:value-type="string" office:string-value="garden" calcext:value-type="string">
            <text:p>garden</text:p>
          </table:table-cell>
          <table:table-cell office:value-type="string" calcext:value-type="string">
            <text:p>garden</text:p>
          </table:table-cell>
          <table:table-cell/>
          <table:table-cell table:formula="of:=CONCATENATE([.B580]; REPT(&quot; &quot;; 4); [.D580])" office:value-type="string" office:string-value="garden    garden" calcext:value-type="string">
            <text:p>garden <text:s text:c="3"/>gard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areth</text:p>
          </table:table-cell>
          <table:table-cell office:value-type="string" calcext:value-type="string">
            <text:p>Gareth</text:p>
          </table:table-cell>
          <table:table-cell table:formula="of:=IF([.C581]=&quot;&quot;; [.B581]; [.C581])" office:value-type="string" office:string-value="Gareth" calcext:value-type="string">
            <text:p>Gareth</text:p>
          </table:table-cell>
          <table:table-cell office:value-type="string" calcext:value-type="string">
            <text:p>Gareth</text:p>
          </table:table-cell>
          <table:table-cell/>
          <table:table-cell table:formula="of:=CONCATENATE([.B581]; REPT(&quot; &quot;; 4); [.D581])" office:value-type="string" office:string-value="gareth    Gareth" calcext:value-type="string">
            <text:p>gareth <text:s text:c="3"/>Garet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Gary</text:p>
          </table:table-cell>
          <table:table-cell table:formula="of:=IF([.C582]=&quot;&quot;; [.B582]; [.C582])" office:value-type="string" office:string-value="Gary" calcext:value-type="string">
            <text:p>Gary</text:p>
          </table:table-cell>
          <table:table-cell office:value-type="string" calcext:value-type="string">
            <text:p>Gary</text:p>
          </table:table-cell>
          <table:table-cell/>
          <table:table-cell table:formula="of:=CONCATENATE([.B582]; REPT(&quot; &quot;; 4); [.D582])" office:value-type="string" office:string-value="gary    Gary" calcext:value-type="string">
            <text:p>gary <text:s text:c="3"/>Ga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as</text:p>
          </table:table-cell>
          <table:table-cell/>
          <table:table-cell table:formula="of:=IF([.C583]=&quot;&quot;; [.B583]; [.C583])" office:value-type="string" office:string-value="gas" calcext:value-type="string">
            <text:p>gas</text:p>
          </table:table-cell>
          <table:table-cell office:value-type="string" calcext:value-type="string">
            <text:p>gas</text:p>
          </table:table-cell>
          <table:table-cell/>
          <table:table-cell table:formula="of:=CONCATENATE([.B583]; REPT(&quot; &quot;; 4); [.D583])" office:value-type="string" office:string-value="gas    gas" calcext:value-type="string">
            <text:p>gas <text:s text:c="3"/>ga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ates</text:p>
          </table:table-cell>
          <table:table-cell/>
          <table:table-cell table:formula="of:=IF([.C584]=&quot;&quot;; [.B584]; [.C584])" office:value-type="string" office:string-value="gates" calcext:value-type="string">
            <text:p>gates</text:p>
          </table:table-cell>
          <table:table-cell office:value-type="string" calcext:value-type="string">
            <text:p>gates</text:p>
          </table:table-cell>
          <table:table-cell/>
          <table:table-cell table:formula="of:=CONCATENATE([.B584]; REPT(&quot; &quot;; 4); [.D584])" office:value-type="string" office:string-value="gates    gates" calcext:value-type="string">
            <text:p>gates <text:s text:c="3"/>gat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Gaza</text:p>
          </table:table-cell>
          <table:table-cell table:formula="of:=IF([.C585]=&quot;&quot;; [.B585]; [.C585])" office:value-type="string" office:string-value="Gaza" calcext:value-type="string">
            <text:p>Gaza</text:p>
          </table:table-cell>
          <table:table-cell office:value-type="string" calcext:value-type="string">
            <text:p>Gaza</text:p>
          </table:table-cell>
          <table:table-cell/>
          <table:table-cell table:formula="of:=CONCATENATE([.B585]; REPT(&quot; &quot;; 4); [.D585])" office:value-type="string" office:string-value="gaza    Gaza" calcext:value-type="string">
            <text:p>gaza <text:s text:c="3"/>Gaz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ear</text:p>
          </table:table-cell>
          <table:table-cell/>
          <table:table-cell table:formula="of:=IF([.C586]=&quot;&quot;; [.B586]; [.C586])" office:value-type="string" office:string-value="gear" calcext:value-type="string">
            <text:p>gear</text:p>
          </table:table-cell>
          <table:table-cell office:value-type="string" calcext:value-type="string">
            <text:p>gear</text:p>
          </table:table-cell>
          <table:table-cell/>
          <table:table-cell table:formula="of:=CONCATENATE([.B586]; REPT(&quot; &quot;; 4); [.D586])" office:value-type="string" office:string-value="gear    gear" calcext:value-type="string">
            <text:p>gear <text:s text:c="3"/>gea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el</text:p>
          </table:table-cell>
          <table:table-cell/>
          <table:table-cell table:formula="of:=IF([.C587]=&quot;&quot;; [.B587]; [.C587])" office:value-type="string" office:string-value="gel" calcext:value-type="string">
            <text:p>gel</text:p>
          </table:table-cell>
          <table:table-cell office:value-type="string" calcext:value-type="string">
            <text:p>gel</text:p>
          </table:table-cell>
          <table:table-cell/>
          <table:table-cell table:formula="of:=CONCATENATE([.B587]; REPT(&quot; &quot;; 4); [.D587])" office:value-type="string" office:string-value="gel    gel" calcext:value-type="string">
            <text:p>gel <text:s text:c="3"/>g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ene</text:p>
          </table:table-cell>
          <table:table-cell/>
          <table:table-cell table:formula="of:=IF([.C588]=&quot;&quot;; [.B588]; [.C588])" office:value-type="string" office:string-value="gene" calcext:value-type="string">
            <text:p>gene</text:p>
          </table:table-cell>
          <table:table-cell office:value-type="string" calcext:value-type="string">
            <text:p>gene</text:p>
          </table:table-cell>
          <table:table-cell/>
          <table:table-cell table:formula="of:=CONCATENATE([.B588]; REPT(&quot; &quot;; 4); [.D588])" office:value-type="string" office:string-value="gene    gene" calcext:value-type="string">
            <text:p>gene <text:s text:c="3"/>ge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eneral</text:p>
          </table:table-cell>
          <table:table-cell/>
          <table:table-cell table:formula="of:=IF([.C589]=&quot;&quot;; [.B589]; [.C589])" office:value-type="string" office:string-value="general" calcext:value-type="string">
            <text:p>general</text:p>
          </table:table-cell>
          <table:table-cell office:value-type="string" calcext:value-type="string">
            <text:p>general</text:p>
          </table:table-cell>
          <table:table-cell/>
          <table:table-cell table:formula="of:=CONCATENATE([.B589]; REPT(&quot; &quot;; 4); [.D589])" office:value-type="string" office:string-value="general    general" calcext:value-type="string">
            <text:p>general <text:s text:c="3"/>gener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Geneva</text:p>
          </table:table-cell>
          <table:table-cell table:formula="of:=IF([.C590]=&quot;&quot;; [.B590]; [.C590])" office:value-type="string" office:string-value="Geneva" calcext:value-type="string">
            <text:p>Geneva</text:p>
          </table:table-cell>
          <table:table-cell office:value-type="string" calcext:value-type="string">
            <text:p>Geneva</text:p>
          </table:table-cell>
          <table:table-cell/>
          <table:table-cell table:formula="of:=CONCATENATE([.B590]; REPT(&quot; &quot;; 4); [.D590])" office:value-type="string" office:string-value="geneva    Geneva" calcext:value-type="string">
            <text:p>geneva <text:s text:c="3"/>Genev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eorge</text:p>
          </table:table-cell>
          <table:table-cell table:formula="of:=IF([.C591]=&quot;&quot;; [.B591]; [.C591])" office:value-type="string" office:string-value="George" calcext:value-type="string">
            <text:p>George</text:p>
          </table:table-cell>
          <table:table-cell office:value-type="string" calcext:value-type="string">
            <text:p>George</text:p>
          </table:table-cell>
          <table:table-cell/>
          <table:table-cell table:formula="of:=CONCATENATE([.B591]; REPT(&quot; &quot;; 4); [.D591])" office:value-type="string" office:string-value="george    George" calcext:value-type="string">
            <text:p>george <text:s text:c="3"/>Georg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rgia</text:p>
          </table:table-cell>
          <table:table-cell table:formula="of:=IF([.C592]=&quot;&quot;; [.B592]; [.C592])" office:value-type="string" office:string-value="Georgia" calcext:value-type="string">
            <text:p>Georgia</text:p>
          </table:table-cell>
          <table:table-cell office:value-type="string" calcext:value-type="string">
            <text:p>Georgia</text:p>
          </table:table-cell>
          <table:table-cell/>
          <table:table-cell table:formula="of:=CONCATENATE([.B592]; REPT(&quot; &quot;; 4); [.D592])" office:value-type="string" office:string-value="georgia    Georgia" calcext:value-type="string">
            <text:p>georgia <text:s text:c="3"/>Georg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formula="of:=IF([.C593]=&quot;&quot;; [.B593]; [.C593])" office:value-type="string" office:string-value="Ghana" calcext:value-type="string">
            <text:p>Ghana</text:p>
          </table:table-cell>
          <table:table-cell office:value-type="string" calcext:value-type="string">
            <text:p>Ghana</text:p>
          </table:table-cell>
          <table:table-cell/>
          <table:table-cell table:formula="of:=CONCATENATE([.B593]; REPT(&quot; &quot;; 4); [.D593])" office:value-type="string" office:string-value="ghana    Ghana" calcext:value-type="string">
            <text:p>ghana <text:s text:c="3"/>Gha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host</text:p>
          </table:table-cell>
          <table:table-cell/>
          <table:table-cell table:formula="of:=IF([.C594]=&quot;&quot;; [.B594]; [.C594])" office:value-type="string" office:string-value="ghost" calcext:value-type="string">
            <text:p>ghost</text:p>
          </table:table-cell>
          <table:table-cell office:value-type="string" calcext:value-type="string">
            <text:p>ghost</text:p>
          </table:table-cell>
          <table:table-cell/>
          <table:table-cell table:formula="of:=CONCATENATE([.B594]; REPT(&quot; &quot;; 4); [.D594])" office:value-type="string" office:string-value="ghost    ghost" calcext:value-type="string">
            <text:p>ghost <text:s text:c="3"/>ghos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il</text:p>
          </table:table-cell>
          <table:table-cell/>
          <table:table-cell table:formula="of:=IF([.C595]=&quot;&quot;; [.B595]; [.C595])" office:value-type="string" office:string-value="gil" calcext:value-type="string">
            <text:p>gil</text:p>
          </table:table-cell>
          <table:table-cell office:value-type="string" calcext:value-type="string">
            <text:p>gil</text:p>
          </table:table-cell>
          <table:table-cell/>
          <table:table-cell table:formula="of:=CONCATENATE([.B595]; REPT(&quot; &quot;; 4); [.D595])" office:value-type="string" office:string-value="gil    gil" calcext:value-type="string">
            <text:p>gil <text:s text:c="3"/>gi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io</text:p>
          </table:table-cell>
          <table:table-cell/>
          <table:table-cell table:formula="of:=IF([.C596]=&quot;&quot;; [.B596]; [.C596])" office:value-type="string" office:string-value="gio" calcext:value-type="string">
            <text:p>gio</text:p>
          </table:table-cell>
          <table:table-cell office:value-type="string" calcext:value-type="string">
            <text:p>gio</text:p>
          </table:table-cell>
          <table:table-cell/>
          <table:table-cell table:formula="of:=CONCATENATE([.B596]; REPT(&quot; &quot;; 4); [.D596])" office:value-type="string" office:string-value="gio    gio" calcext:value-type="string">
            <text:p>gio <text:s text:c="3"/>gi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irl</text:p>
          </table:table-cell>
          <table:table-cell/>
          <table:table-cell table:formula="of:=IF([.C597]=&quot;&quot;; [.B597]; [.C597])" office:value-type="string" office:string-value="girl" calcext:value-type="string">
            <text:p>girl</text:p>
          </table:table-cell>
          <table:table-cell office:value-type="string" calcext:value-type="string">
            <text:p>girl</text:p>
          </table:table-cell>
          <table:table-cell/>
          <table:table-cell table:formula="of:=CONCATENATE([.B597]; REPT(&quot; &quot;; 4); [.D597])" office:value-type="string" office:string-value="girl    girl" calcext:value-type="string">
            <text:p>girl <text:s text:c="3"/>gir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irls</text:p>
          </table:table-cell>
          <table:table-cell/>
          <table:table-cell table:formula="of:=IF([.C598]=&quot;&quot;; [.B598]; [.C598])" office:value-type="string" office:string-value="girls" calcext:value-type="string">
            <text:p>girls</text:p>
          </table:table-cell>
          <table:table-cell office:value-type="string" calcext:value-type="string">
            <text:p>girls</text:p>
          </table:table-cell>
          <table:table-cell/>
          <table:table-cell table:formula="of:=CONCATENATE([.B598]; REPT(&quot; &quot;; 4); [.D598])" office:value-type="string" office:string-value="girls    girls" calcext:value-type="string">
            <text:p>girls <text:s text:c="3"/>girl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lass</text:p>
          </table:table-cell>
          <table:table-cell/>
          <table:table-cell table:formula="of:=IF([.C599]=&quot;&quot;; [.B599]; [.C599])" office:value-type="string" office:string-value="glass" calcext:value-type="string">
            <text:p>glass</text:p>
          </table:table-cell>
          <table:table-cell office:value-type="string" calcext:value-type="string">
            <text:p>glass</text:p>
          </table:table-cell>
          <table:table-cell/>
          <table:table-cell table:formula="of:=CONCATENATE([.B599]; REPT(&quot; &quot;; 4); [.D599])" office:value-type="string" office:string-value="glass    glass" calcext:value-type="string">
            <text:p>glass <text:s text:c="3"/>glas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lazer</text:p>
          </table:table-cell>
          <table:table-cell/>
          <table:table-cell table:formula="of:=IF([.C600]=&quot;&quot;; [.B600]; [.C600])" office:value-type="string" office:string-value="glazer" calcext:value-type="string">
            <text:p>glazer</text:p>
          </table:table-cell>
          <table:table-cell office:value-type="string" calcext:value-type="string">
            <text:p>glazer</text:p>
          </table:table-cell>
          <table:table-cell/>
          <table:table-cell table:formula="of:=CONCATENATE([.B600]; REPT(&quot; &quot;; 4); [.D600])" office:value-type="string" office:string-value="glazer    glazer" calcext:value-type="string">
            <text:p>glazer <text:s text:c="3"/>glaz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lobal</text:p>
          </table:table-cell>
          <table:table-cell/>
          <table:table-cell table:formula="of:=IF([.C601]=&quot;&quot;; [.B601]; [.C601])" office:value-type="string" office:string-value="global" calcext:value-type="string">
            <text:p>global</text:p>
          </table:table-cell>
          <table:table-cell office:value-type="string" calcext:value-type="string">
            <text:p>global</text:p>
          </table:table-cell>
          <table:table-cell/>
          <table:table-cell table:formula="of:=CONCATENATE([.B601]; REPT(&quot; &quot;; 4); [.D601])" office:value-type="string" office:string-value="global    global" calcext:value-type="string">
            <text:p>global <text:s text:c="3"/>glob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lucose</text:p>
          </table:table-cell>
          <table:table-cell/>
          <table:table-cell table:formula="of:=IF([.C602]=&quot;&quot;; [.B602]; [.C602])" office:value-type="string" office:string-value="glucose" calcext:value-type="string">
            <text:p>glucose</text:p>
          </table:table-cell>
          <table:table-cell office:value-type="string" calcext:value-type="string">
            <text:p>glucose</text:p>
          </table:table-cell>
          <table:table-cell/>
          <table:table-cell table:formula="of:=CONCATENATE([.B602]; REPT(&quot; &quot;; 4); [.D602])" office:value-type="string" office:string-value="glucose    glucose" calcext:value-type="string">
            <text:p>glucose <text:s text:c="3"/>glucos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mail</text:p>
          </table:table-cell>
          <table:table-cell/>
          <table:table-cell table:formula="of:=IF([.C603]=&quot;&quot;; [.B603]; [.C603])" office:value-type="string" office:string-value="gmail" calcext:value-type="string">
            <text:p>gmail</text:p>
          </table:table-cell>
          <table:table-cell office:value-type="string" calcext:value-type="string">
            <text:p>gmail</text:p>
          </table:table-cell>
          <table:table-cell/>
          <table:table-cell table:formula="of:=CONCATENATE([.B603]; REPT(&quot; &quot;; 4); [.D603])" office:value-type="string" office:string-value="gmail    gmail" calcext:value-type="string">
            <text:p>gmail <text:s text:c="3"/>gmai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oetz</text:p>
          </table:table-cell>
          <table:table-cell/>
          <table:table-cell table:formula="of:=IF([.C604]=&quot;&quot;; [.B604]; [.C604])" office:value-type="string" office:string-value="goetz" calcext:value-type="string">
            <text:p>goetz</text:p>
          </table:table-cell>
          <table:table-cell office:value-type="string" calcext:value-type="string">
            <text:p>goetz</text:p>
          </table:table-cell>
          <table:table-cell/>
          <table:table-cell table:formula="of:=CONCATENATE([.B604]; REPT(&quot; &quot;; 4); [.D604])" office:value-type="string" office:string-value="goetz    goetz" calcext:value-type="string">
            <text:p>goetz <text:s text:c="3"/>goetz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olden</text:p>
          </table:table-cell>
          <table:table-cell/>
          <table:table-cell table:formula="of:=IF([.C605]=&quot;&quot;; [.B605]; [.C605])" office:value-type="string" office:string-value="golden" calcext:value-type="string">
            <text:p>golden</text:p>
          </table:table-cell>
          <table:table-cell office:value-type="string" calcext:value-type="string">
            <text:p>golden</text:p>
          </table:table-cell>
          <table:table-cell/>
          <table:table-cell table:formula="of:=CONCATENATE([.B605]; REPT(&quot; &quot;; 4); [.D605])" office:value-type="string" office:string-value="golden    golden" calcext:value-type="string">
            <text:p>golden <text:s text:c="3"/>gold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old</text:p>
          </table:table-cell>
          <table:table-cell/>
          <table:table-cell table:formula="of:=IF([.C606]=&quot;&quot;; [.B606]; [.C606])" office:value-type="string" office:string-value="gold" calcext:value-type="string">
            <text:p>gold</text:p>
          </table:table-cell>
          <table:table-cell office:value-type="string" calcext:value-type="string">
            <text:p>gold</text:p>
          </table:table-cell>
          <table:table-cell/>
          <table:table-cell table:formula="of:=CONCATENATE([.B606]; REPT(&quot; &quot;; 4); [.D606])" office:value-type="string" office:string-value="gold    gold" calcext:value-type="string">
            <text:p>gold <text:s text:c="3"/>gol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oldman</text:p>
          </table:table-cell>
          <table:table-cell/>
          <table:table-cell table:formula="of:=IF([.C607]=&quot;&quot;; [.B607]; [.C607])" office:value-type="string" office:string-value="goldman" calcext:value-type="string">
            <text:p>goldman</text:p>
          </table:table-cell>
          <table:table-cell office:value-type="string" calcext:value-type="string">
            <text:p>goldman</text:p>
          </table:table-cell>
          <table:table-cell/>
          <table:table-cell table:formula="of:=CONCATENATE([.B607]; REPT(&quot; &quot;; 4); [.D607])" office:value-type="string" office:string-value="goldman    goldman" calcext:value-type="string">
            <text:p>goldman <text:s text:c="3"/>goldm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olf</text:p>
          </table:table-cell>
          <table:table-cell/>
          <table:table-cell table:formula="of:=IF([.C608]=&quot;&quot;; [.B608]; [.C608])" office:value-type="string" office:string-value="golf" calcext:value-type="string">
            <text:p>golf</text:p>
          </table:table-cell>
          <table:table-cell office:value-type="string" calcext:value-type="string">
            <text:p>golf</text:p>
          </table:table-cell>
          <table:table-cell/>
          <table:table-cell table:formula="of:=CONCATENATE([.B608]; REPT(&quot; &quot;; 4); [.D608])" office:value-type="string" office:string-value="golf    golf" calcext:value-type="string">
            <text:p>golf <text:s text:c="3"/>golf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Gomez</text:p>
          </table:table-cell>
          <table:table-cell table:formula="of:=IF([.C609]=&quot;&quot;; [.B609]; [.C609])" office:value-type="string" office:string-value="Gomez" calcext:value-type="string">
            <text:p>Gomez</text:p>
          </table:table-cell>
          <table:table-cell office:value-type="string" calcext:value-type="string">
            <text:p>Gomez</text:p>
          </table:table-cell>
          <table:table-cell/>
          <table:table-cell table:formula="of:=CONCATENATE([.B609]; REPT(&quot; &quot;; 4); [.D609])" office:value-type="string" office:string-value="gomez    Gomez" calcext:value-type="string">
            <text:p>gomez <text:s text:c="3"/>Gomez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ood</text:p>
          </table:table-cell>
          <table:table-cell/>
          <table:table-cell table:formula="of:=IF([.C610]=&quot;&quot;; [.B610]; [.C610])" office:value-type="string" office:string-value="good" calcext:value-type="string">
            <text:p>good</text:p>
          </table:table-cell>
          <table:table-cell office:value-type="string" calcext:value-type="string">
            <text:p>good</text:p>
          </table:table-cell>
          <table:table-cell/>
          <table:table-cell table:formula="of:=CONCATENATE([.B610]; REPT(&quot; &quot;; 4); [.D610])" office:value-type="string" office:string-value="good    good" calcext:value-type="string">
            <text:p>good <text:s text:c="3"/>goo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Google</text:p>
          </table:table-cell>
          <table:table-cell table:formula="of:=IF([.C611]=&quot;&quot;; [.B611]; [.C611])" office:value-type="string" office:string-value="Google" calcext:value-type="string">
            <text:p>Google</text:p>
          </table:table-cell>
          <table:table-cell office:value-type="string" calcext:value-type="string">
            <text:p>Google</text:p>
          </table:table-cell>
          <table:table-cell/>
          <table:table-cell table:formula="of:=CONCATENATE([.B611]; REPT(&quot; &quot;; 4); [.D611])" office:value-type="string" office:string-value="google    Google" calcext:value-type="string">
            <text:p>google <text:s text:c="3"/>Goog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Gordon</text:p>
          </table:table-cell>
          <table:table-cell table:formula="of:=IF([.C612]=&quot;&quot;; [.B612]; [.C612])" office:value-type="string" office:string-value="Gordon" calcext:value-type="string">
            <text:p>Gordon</text:p>
          </table:table-cell>
          <table:table-cell office:value-type="string" calcext:value-type="string">
            <text:p>Gordon</text:p>
          </table:table-cell>
          <table:table-cell/>
          <table:table-cell table:formula="of:=CONCATENATE([.B612]; REPT(&quot; &quot;; 4); [.D612])" office:value-type="string" office:string-value="gordon    Gordon" calcext:value-type="string">
            <text:p>gordon <text:s text:c="3"/>Gord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out</text:p>
          </table:table-cell>
          <table:table-cell/>
          <table:table-cell table:formula="of:=IF([.C613]=&quot;&quot;; [.B613]; [.C613])" office:value-type="string" office:string-value="gout" calcext:value-type="string">
            <text:p>gout</text:p>
          </table:table-cell>
          <table:table-cell office:value-type="string" calcext:value-type="string">
            <text:p>gout</text:p>
          </table:table-cell>
          <table:table-cell/>
          <table:table-cell table:formula="of:=CONCATENATE([.B613]; REPT(&quot; &quot;; 4); [.D613])" office:value-type="string" office:string-value="gout    gout" calcext:value-type="string">
            <text:p>gout <text:s text:c="3"/>gou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GPS</text:p>
          </table:table-cell>
          <table:table-cell table:formula="of:=IF([.C614]=&quot;&quot;; [.B614]; [.C614])" office:value-type="string" office:string-value="GPS" calcext:value-type="string">
            <text:p>GPS</text:p>
          </table:table-cell>
          <table:table-cell office:value-type="string" calcext:value-type="string">
            <text:p>GPS</text:p>
          </table:table-cell>
          <table:table-cell/>
          <table:table-cell table:formula="of:=CONCATENATE([.B614]; REPT(&quot; &quot;; 4); [.D614])" office:value-type="string" office:string-value="gps    GPS" calcext:value-type="string">
            <text:p>gps <text:s text:c="3"/>GP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race</text:p>
          </table:table-cell>
          <table:table-cell/>
          <table:table-cell table:formula="of:=IF([.C615]=&quot;&quot;; [.B615]; [.C615])" office:value-type="string" office:string-value="grace" calcext:value-type="string">
            <text:p>grace</text:p>
          </table:table-cell>
          <table:table-cell office:value-type="string" calcext:value-type="string">
            <text:p>grace</text:p>
          </table:table-cell>
          <table:table-cell/>
          <table:table-cell table:formula="of:=CONCATENATE([.B615]; REPT(&quot; &quot;; 4); [.D615])" office:value-type="string" office:string-value="grace    grace" calcext:value-type="string">
            <text:p>grace <text:s text:c="3"/>grac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rand</text:p>
          </table:table-cell>
          <table:table-cell/>
          <table:table-cell table:formula="of:=IF([.C616]=&quot;&quot;; [.B616]; [.C616])" office:value-type="string" office:string-value="grand" calcext:value-type="string">
            <text:p>grand</text:p>
          </table:table-cell>
          <table:table-cell office:value-type="string" calcext:value-type="string">
            <text:p>grand</text:p>
          </table:table-cell>
          <table:table-cell/>
          <table:table-cell table:formula="of:=CONCATENATE([.B616]; REPT(&quot; &quot;; 4); [.D616])" office:value-type="string" office:string-value="grand    grand" calcext:value-type="string">
            <text:p>grand <text:s text:c="3"/>gra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rant</text:p>
          </table:table-cell>
          <table:table-cell/>
          <table:table-cell table:formula="of:=IF([.C617]=&quot;&quot;; [.B617]; [.C617])" office:value-type="string" office:string-value="grant" calcext:value-type="string">
            <text:p>grant</text:p>
          </table:table-cell>
          <table:table-cell office:value-type="string" calcext:value-type="string">
            <text:p>grant</text:p>
          </table:table-cell>
          <table:table-cell/>
          <table:table-cell table:formula="of:=CONCATENATE([.B617]; REPT(&quot; &quot;; 4); [.D617])" office:value-type="string" office:string-value="grant    grant" calcext:value-type="string">
            <text:p>grant <text:s text:c="3"/>gran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reat</text:p>
          </table:table-cell>
          <table:table-cell/>
          <table:table-cell table:formula="of:=IF([.C618]=&quot;&quot;; [.B618]; [.C618])" office:value-type="string" office:string-value="great" calcext:value-type="string">
            <text:p>great</text:p>
          </table:table-cell>
          <table:table-cell office:value-type="string" calcext:value-type="string">
            <text:p>great</text:p>
          </table:table-cell>
          <table:table-cell/>
          <table:table-cell table:formula="of:=CONCATENATE([.B618]; REPT(&quot; &quot;; 4); [.D618])" office:value-type="string" office:string-value="great    great" calcext:value-type="string">
            <text:p>great <text:s text:c="3"/>grea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reen</text:p>
          </table:table-cell>
          <table:table-cell/>
          <table:table-cell table:formula="of:=IF([.C619]=&quot;&quot;; [.B619]; [.C619])" office:value-type="string" office:string-value="green" calcext:value-type="string">
            <text:p>green</text:p>
          </table:table-cell>
          <table:table-cell office:value-type="string" calcext:value-type="string">
            <text:p>green</text:p>
          </table:table-cell>
          <table:table-cell/>
          <table:table-cell table:formula="of:=CONCATENATE([.B619]; REPT(&quot; &quot;; 4); [.D619])" office:value-type="string" office:string-value="green    green" calcext:value-type="string">
            <text:p>green <text:s text:c="3"/>gre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reg</text:p>
          </table:table-cell>
          <table:table-cell/>
          <table:table-cell table:formula="of:=IF([.C620]=&quot;&quot;; [.B620]; [.C620])" office:value-type="string" office:string-value="greg" calcext:value-type="string">
            <text:p>greg</text:p>
          </table:table-cell>
          <table:table-cell office:value-type="string" calcext:value-type="string">
            <text:p>greg</text:p>
          </table:table-cell>
          <table:table-cell/>
          <table:table-cell table:formula="of:=CONCATENATE([.B620]; REPT(&quot; &quot;; 4); [.D620])" office:value-type="string" office:string-value="greg    greg" calcext:value-type="string">
            <text:p>greg <text:s text:c="3"/>gre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roup</text:p>
          </table:table-cell>
          <table:table-cell/>
          <table:table-cell table:formula="of:=IF([.C621]=&quot;&quot;; [.B621]; [.C621])" office:value-type="string" office:string-value="group" calcext:value-type="string">
            <text:p>group</text:p>
          </table:table-cell>
          <table:table-cell office:value-type="string" calcext:value-type="string">
            <text:p>group</text:p>
          </table:table-cell>
          <table:table-cell/>
          <table:table-cell table:formula="of:=CONCATENATE([.B621]; REPT(&quot; &quot;; 4); [.D621])" office:value-type="string" office:string-value="group    group" calcext:value-type="string">
            <text:p>group <text:s text:c="3"/>grou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sm</text:p>
          </table:table-cell>
          <table:table-cell office:value-type="string" calcext:value-type="string">
            <text:p>GSM</text:p>
          </table:table-cell>
          <table:table-cell table:formula="of:=IF([.C622]=&quot;&quot;; [.B622]; [.C622])" office:value-type="string" office:string-value="GSM" calcext:value-type="string">
            <text:p>GSM</text:p>
          </table:table-cell>
          <table:table-cell office:value-type="string" calcext:value-type="string">
            <text:p>GSM</text:p>
          </table:table-cell>
          <table:table-cell/>
          <table:table-cell table:formula="of:=CONCATENATE([.B622]; REPT(&quot; &quot;; 4); [.D622])" office:value-type="string" office:string-value="gsm    GSM" calcext:value-type="string">
            <text:p>gsm <text:s text:c="3"/>GS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t</text:p>
          </table:table-cell>
          <table:table-cell/>
          <table:table-cell table:formula="of:=IF([.C623]=&quot;&quot;; [.B623]; [.C623])" office:value-type="string" office:string-value="gt" calcext:value-type="string">
            <text:p>gt</text:p>
          </table:table-cell>
          <table:table-cell office:value-type="string" calcext:value-type="string">
            <text:p>gt</text:p>
          </table:table-cell>
          <table:table-cell/>
          <table:table-cell table:formula="of:=CONCATENATE([.B623]; REPT(&quot; &quot;; 4); [.D623])" office:value-type="string" office:string-value="gt    gt" calcext:value-type="string">
            <text:p>gt <text:s text:c="3"/>g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Guardian</text:p>
          </table:table-cell>
          <table:table-cell table:formula="of:=IF([.C624]=&quot;&quot;; [.B624]; [.C624])" office:value-type="string" office:string-value="Guardian" calcext:value-type="string">
            <text:p>Guardian</text:p>
          </table:table-cell>
          <table:table-cell office:value-type="string" calcext:value-type="string">
            <text:p>Guardian</text:p>
          </table:table-cell>
          <table:table-cell/>
          <table:table-cell table:formula="of:=CONCATENATE([.B624]; REPT(&quot; &quot;; 4); [.D624])" office:value-type="string" office:string-value="guardian    Guardian" calcext:value-type="string">
            <text:p>guardian <text:s text:c="3"/>Guardi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uardiola</text:p>
          </table:table-cell>
          <table:table-cell/>
          <table:table-cell table:formula="of:=IF([.C625]=&quot;&quot;; [.B625]; [.C625])" office:value-type="string" office:string-value="guardiola" calcext:value-type="string">
            <text:p>guardiola</text:p>
          </table:table-cell>
          <table:table-cell office:value-type="string" calcext:value-type="string">
            <text:p>guardiola</text:p>
          </table:table-cell>
          <table:table-cell/>
          <table:table-cell table:formula="of:=CONCATENATE([.B625]; REPT(&quot; &quot;; 4); [.D625])" office:value-type="string" office:string-value="guardiola    guardiola" calcext:value-type="string">
            <text:p>guardiola <text:s text:c="3"/>guardiol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Gucci</text:p>
          </table:table-cell>
          <table:table-cell table:formula="of:=IF([.C626]=&quot;&quot;; [.B626]; [.C626])" office:value-type="string" office:string-value="Gucci" calcext:value-type="string">
            <text:p>Gucci</text:p>
          </table:table-cell>
          <table:table-cell office:value-type="string" calcext:value-type="string">
            <text:p>Gucci</text:p>
          </table:table-cell>
          <table:table-cell/>
          <table:table-cell table:formula="of:=CONCATENATE([.B626]; REPT(&quot; &quot;; 4); [.D626])" office:value-type="string" office:string-value="gucci    Gucci" calcext:value-type="string">
            <text:p>gucci <text:s text:c="3"/>Gucc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uiliano</text:p>
          </table:table-cell>
          <table:table-cell office:value-type="string" calcext:value-type="string">
            <text:p>Guiliano</text:p>
          </table:table-cell>
          <table:table-cell table:formula="of:=IF([.C627]=&quot;&quot;; [.B627]; [.C627])" office:value-type="string" office:string-value="Guiliano" calcext:value-type="string">
            <text:p>Guiliano</text:p>
          </table:table-cell>
          <table:table-cell office:value-type="string" calcext:value-type="string">
            <text:p>Guiliano</text:p>
          </table:table-cell>
          <table:table-cell/>
          <table:table-cell table:formula="of:=CONCATENATE([.B627]; REPT(&quot; &quot;; 4); [.D627])" office:value-type="string" office:string-value="guiliano    Guiliano" calcext:value-type="string">
            <text:p>guiliano <text:s text:c="3"/>Guilian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uinness</text:p>
          </table:table-cell>
          <table:table-cell office:value-type="string" calcext:value-type="string">
            <text:p>Guinness</text:p>
          </table:table-cell>
          <table:table-cell table:formula="of:=IF([.C628]=&quot;&quot;; [.B628]; [.C628])" office:value-type="string" office:string-value="Guinness" calcext:value-type="string">
            <text:p>Guinness</text:p>
          </table:table-cell>
          <table:table-cell office:value-type="string" calcext:value-type="string">
            <text:p>Guinness</text:p>
          </table:table-cell>
          <table:table-cell/>
          <table:table-cell table:formula="of:=CONCATENATE([.B628]; REPT(&quot; &quot;; 4); [.D628])" office:value-type="string" office:string-value="guinness    Guinness" calcext:value-type="string">
            <text:p>guinness <text:s text:c="3"/>Guinnes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Guitar</text:p>
          </table:table-cell>
          <table:table-cell table:formula="of:=IF([.C629]=&quot;&quot;; [.B629]; [.C629])" office:value-type="string" office:string-value="Guitar" calcext:value-type="string">
            <text:p>Guitar</text:p>
          </table:table-cell>
          <table:table-cell office:value-type="string" calcext:value-type="string">
            <text:p>Guitar</text:p>
          </table:table-cell>
          <table:table-cell/>
          <table:table-cell table:formula="of:=CONCATENATE([.B629]; REPT(&quot; &quot;; 4); [.D629])" office:value-type="string" office:string-value="guitar    Guitar" calcext:value-type="string">
            <text:p>guitar <text:s text:c="3"/>Guita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gulliver</text:p>
          </table:table-cell>
          <table:table-cell office:value-type="string" calcext:value-type="string">
            <text:p>Gulliver</text:p>
          </table:table-cell>
          <table:table-cell table:formula="of:=IF([.C630]=&quot;&quot;; [.B630]; [.C630])" office:value-type="string" office:string-value="Gulliver" calcext:value-type="string">
            <text:p>Gulliver</text:p>
          </table:table-cell>
          <table:table-cell office:value-type="string" calcext:value-type="string">
            <text:p>Gulliver</text:p>
          </table:table-cell>
          <table:table-cell/>
          <table:table-cell table:formula="of:=CONCATENATE([.B630]; REPT(&quot; &quot;; 4); [.D630])" office:value-type="string" office:string-value="gulliver    Gulliver" calcext:value-type="string">
            <text:p>gulliver <text:s text:c="3"/>Gulliv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cker</text:p>
          </table:table-cell>
          <table:table-cell/>
          <table:table-cell table:formula="of:=IF([.C631]=&quot;&quot;; [.B631]; [.C631])" office:value-type="string" office:string-value="hacker" calcext:value-type="string">
            <text:p>hacker</text:p>
          </table:table-cell>
          <table:table-cell office:value-type="string" calcext:value-type="string">
            <text:p>hacker</text:p>
          </table:table-cell>
          <table:table-cell/>
          <table:table-cell table:formula="of:=CONCATENATE([.B631]; REPT(&quot; &quot;; 4); [.D631])" office:value-type="string" office:string-value="hacker    hacker" calcext:value-type="string">
            <text:p>hacker <text:s text:c="3"/>hack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ck</text:p>
          </table:table-cell>
          <table:table-cell/>
          <table:table-cell table:formula="of:=IF([.C632]=&quot;&quot;; [.B632]; [.C632])" office:value-type="string" office:string-value="hack" calcext:value-type="string">
            <text:p>hack</text:p>
          </table:table-cell>
          <table:table-cell office:value-type="string" calcext:value-type="string">
            <text:p>hack</text:p>
          </table:table-cell>
          <table:table-cell/>
          <table:table-cell table:formula="of:=CONCATENATE([.B632]; REPT(&quot; &quot;; 4); [.D632])" office:value-type="string" office:string-value="hack    hack" calcext:value-type="string">
            <text:p>hack <text:s text:c="3"/>ha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gel</text:p>
          </table:table-cell>
          <table:table-cell/>
          <table:table-cell table:formula="of:=IF([.C633]=&quot;&quot;; [.B633]; [.C633])" office:value-type="string" office:string-value="hagel" calcext:value-type="string">
            <text:p>hagel</text:p>
          </table:table-cell>
          <table:table-cell office:value-type="string" calcext:value-type="string">
            <text:p>hagel</text:p>
          </table:table-cell>
          <table:table-cell/>
          <table:table-cell table:formula="of:=CONCATENATE([.B633]; REPT(&quot; &quot;; 4); [.D633])" office:value-type="string" office:string-value="hagel    hagel" calcext:value-type="string">
            <text:p>hagel <text:s text:c="3"/>hag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aiti</text:p>
          </table:table-cell>
          <table:table-cell table:formula="of:=IF([.C634]=&quot;&quot;; [.B634]; [.C634])" office:value-type="string" office:string-value="Haiti" calcext:value-type="string">
            <text:p>Haiti</text:p>
          </table:table-cell>
          <table:table-cell office:value-type="string" calcext:value-type="string">
            <text:p>Haiti</text:p>
          </table:table-cell>
          <table:table-cell/>
          <table:table-cell table:formula="of:=CONCATENATE([.B634]; REPT(&quot; &quot;; 4); [.D634])" office:value-type="string" office:string-value="haiti    Haiti" calcext:value-type="string">
            <text:p>haiti <text:s text:c="3"/>Hait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Halloween</text:p>
          </table:table-cell>
          <table:table-cell table:formula="of:=IF([.C635]=&quot;&quot;; [.B635]; [.C635])" office:value-type="string" office:string-value="Halloween" calcext:value-type="string">
            <text:p>Halloween</text:p>
          </table:table-cell>
          <table:table-cell office:value-type="string" calcext:value-type="string">
            <text:p>Halloween</text:p>
          </table:table-cell>
          <table:table-cell/>
          <table:table-cell table:formula="of:=CONCATENATE([.B635]; REPT(&quot; &quot;; 4); [.D635])" office:value-type="string" office:string-value="halloween    Halloween" calcext:value-type="string">
            <text:p>halloween <text:s text:c="3"/>Hallowe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mas</text:p>
          </table:table-cell>
          <table:table-cell/>
          <table:table-cell table:formula="of:=IF([.C636]=&quot;&quot;; [.B636]; [.C636])" office:value-type="string" office:string-value="hamas" calcext:value-type="string">
            <text:p>hamas</text:p>
          </table:table-cell>
          <table:table-cell office:value-type="string" calcext:value-type="string">
            <text:p>hamas</text:p>
          </table:table-cell>
          <table:table-cell/>
          <table:table-cell table:formula="of:=CONCATENATE([.B636]; REPT(&quot; &quot;; 4); [.D636])" office:value-type="string" office:string-value="hamas    hamas" calcext:value-type="string">
            <text:p>hamas <text:s text:c="3"/>hama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Hamilton</text:p>
          </table:table-cell>
          <table:table-cell table:formula="of:=IF([.C637]=&quot;&quot;; [.B637]; [.C637])" office:value-type="string" office:string-value="Hamilton" calcext:value-type="string">
            <text:p>Hamilton</text:p>
          </table:table-cell>
          <table:table-cell office:value-type="string" calcext:value-type="string">
            <text:p>Hamilton</text:p>
          </table:table-cell>
          <table:table-cell/>
          <table:table-cell table:formula="of:=CONCATENATE([.B637]; REPT(&quot; &quot;; 4); [.D637])" office:value-type="string" office:string-value="hamilton    Hamilton" calcext:value-type="string">
            <text:p>hamilton <text:s text:c="3"/>Hamilt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nd</text:p>
          </table:table-cell>
          <table:table-cell/>
          <table:table-cell table:formula="of:=IF([.C638]=&quot;&quot;; [.B638]; [.C638])" office:value-type="string" office:string-value="hand" calcext:value-type="string">
            <text:p>hand</text:p>
          </table:table-cell>
          <table:table-cell office:value-type="string" calcext:value-type="string">
            <text:p>hand</text:p>
          </table:table-cell>
          <table:table-cell/>
          <table:table-cell table:formula="of:=CONCATENATE([.B638]; REPT(&quot; &quot;; 4); [.D638])" office:value-type="string" office:string-value="hand    hand" calcext:value-type="string">
            <text:p>hand <text:s text:c="3"/>ha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ndmade</text:p>
          </table:table-cell>
          <table:table-cell/>
          <table:table-cell table:formula="of:=IF([.C639]=&quot;&quot;; [.B639]; [.C639])" office:value-type="string" office:string-value="handmade" calcext:value-type="string">
            <text:p>handmade</text:p>
          </table:table-cell>
          <table:table-cell office:value-type="string" calcext:value-type="string">
            <text:p>handmade</text:p>
          </table:table-cell>
          <table:table-cell/>
          <table:table-cell table:formula="of:=CONCATENATE([.B639]; REPT(&quot; &quot;; 4); [.D639])" office:value-type="string" office:string-value="handmade    handmade" calcext:value-type="string">
            <text:p>handmade <text:s text:c="3"/>handmad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nnibal</text:p>
          </table:table-cell>
          <table:table-cell office:value-type="string" calcext:value-type="string">
            <text:p>Hannibal</text:p>
          </table:table-cell>
          <table:table-cell table:formula="of:=IF([.C640]=&quot;&quot;; [.B640]; [.C640])" office:value-type="string" office:string-value="Hannibal" calcext:value-type="string">
            <text:p>Hannibal</text:p>
          </table:table-cell>
          <table:table-cell office:value-type="string" calcext:value-type="string">
            <text:p>Hannibal</text:p>
          </table:table-cell>
          <table:table-cell/>
          <table:table-cell table:formula="of:=CONCATENATE([.B640]; REPT(&quot; &quot;; 4); [.D640])" office:value-type="string" office:string-value="hannibal    Hannibal" calcext:value-type="string">
            <text:p>hannibal <text:s text:c="3"/>Hannib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Hanoi</text:p>
          </table:table-cell>
          <table:table-cell table:formula="of:=IF([.C641]=&quot;&quot;; [.B641]; [.C641])" office:value-type="string" office:string-value="Hanoi" calcext:value-type="string">
            <text:p>Hanoi</text:p>
          </table:table-cell>
          <table:table-cell office:value-type="string" calcext:value-type="string">
            <text:p>Hanoi</text:p>
          </table:table-cell>
          <table:table-cell/>
          <table:table-cell table:formula="of:=CONCATENATE([.B641]; REPT(&quot; &quot;; 4); [.D641])" office:value-type="string" office:string-value="hanoi    Hanoi" calcext:value-type="string">
            <text:p>hanoi <text:s text:c="3"/>Hano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ppy</text:p>
          </table:table-cell>
          <table:table-cell/>
          <table:table-cell table:formula="of:=IF([.C642]=&quot;&quot;; [.B642]; [.C642])" office:value-type="string" office:string-value="happy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table:formula="of:=CONCATENATE([.B642]; REPT(&quot; &quot;; 4); [.D642])" office:value-type="string" office:string-value="happy    happy" calcext:value-type="string">
            <text:p>happy <text:s text:c="3"/>happ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rd</text:p>
          </table:table-cell>
          <table:table-cell/>
          <table:table-cell table:formula="of:=IF([.C643]=&quot;&quot;; [.B643]; [.C643])" office:value-type="string" office:string-value="hard" calcext:value-type="string">
            <text:p>hard</text:p>
          </table:table-cell>
          <table:table-cell office:value-type="string" calcext:value-type="string">
            <text:p>hard</text:p>
          </table:table-cell>
          <table:table-cell/>
          <table:table-cell table:formula="of:=CONCATENATE([.B643]; REPT(&quot; &quot;; 4); [.D643])" office:value-type="string" office:string-value="hard    hard" calcext:value-type="string">
            <text:p>hard <text:s text:c="3"/>har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ri</text:p>
          </table:table-cell>
          <table:table-cell/>
          <table:table-cell table:formula="of:=IF([.C644]=&quot;&quot;; [.B644]; [.C644])" office:value-type="string" office:string-value="hari" calcext:value-type="string">
            <text:p>hari</text:p>
          </table:table-cell>
          <table:table-cell office:value-type="string" calcext:value-type="string">
            <text:p>hari</text:p>
          </table:table-cell>
          <table:table-cell/>
          <table:table-cell table:formula="of:=CONCATENATE([.B644]; REPT(&quot; &quot;; 4); [.D644])" office:value-type="string" office:string-value="hari    hari" calcext:value-type="string">
            <text:p>hari <text:s text:c="3"/>har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rper</text:p>
          </table:table-cell>
          <table:table-cell/>
          <table:table-cell table:formula="of:=IF([.C645]=&quot;&quot;; [.B645]; [.C645])" office:value-type="string" office:string-value="harper" calcext:value-type="string">
            <text:p>harper</text:p>
          </table:table-cell>
          <table:table-cell office:value-type="string" calcext:value-type="string">
            <text:p>harper</text:p>
          </table:table-cell>
          <table:table-cell/>
          <table:table-cell table:formula="of:=CONCATENATE([.B645]; REPT(&quot; &quot;; 4); [.D645])" office:value-type="string" office:string-value="harper    harper" calcext:value-type="string">
            <text:p>harper <text:s text:c="3"/>harp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Harris</text:p>
          </table:table-cell>
          <table:table-cell table:formula="of:=IF([.C646]=&quot;&quot;; [.B646]; [.C646])" office:value-type="string" office:string-value="Harris" calcext:value-type="string">
            <text:p>Harris</text:p>
          </table:table-cell>
          <table:table-cell office:value-type="string" calcext:value-type="string">
            <text:p>Harris</text:p>
          </table:table-cell>
          <table:table-cell/>
          <table:table-cell table:formula="of:=CONCATENATE([.B646]; REPT(&quot; &quot;; 4); [.D646])" office:value-type="string" office:string-value="harris    Harris" calcext:value-type="string">
            <text:p>harris <text:s text:c="3"/>Harri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Harry</text:p>
          </table:table-cell>
          <table:table-cell table:formula="of:=IF([.C647]=&quot;&quot;; [.B647]; [.C647])" office:value-type="string" office:string-value="Harry" calcext:value-type="string">
            <text:p>Harry</text:p>
          </table:table-cell>
          <table:table-cell office:value-type="string" calcext:value-type="string">
            <text:p>Harry</text:p>
          </table:table-cell>
          <table:table-cell/>
          <table:table-cell table:formula="of:=CONCATENATE([.B647]; REPT(&quot; &quot;; 4); [.D647])" office:value-type="string" office:string-value="harry    Harry" calcext:value-type="string">
            <text:p>harry <text:s text:c="3"/>Har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rt</text:p>
          </table:table-cell>
          <table:table-cell/>
          <table:table-cell table:formula="of:=IF([.C648]=&quot;&quot;; [.B648]; [.C648])" office:value-type="string" office:string-value="hart" calcext:value-type="string">
            <text:p>hart</text:p>
          </table:table-cell>
          <table:table-cell office:value-type="string" calcext:value-type="string">
            <text:p>hart</text:p>
          </table:table-cell>
          <table:table-cell/>
          <table:table-cell table:formula="of:=CONCATENATE([.B648]; REPT(&quot; &quot;; 4); [.D648])" office:value-type="string" office:string-value="hart    hart" calcext:value-type="string">
            <text:p>hart <text:s text:c="3"/>har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rvard</text:p>
          </table:table-cell>
          <table:table-cell office:value-type="string" calcext:value-type="string">
            <text:p>Harvard</text:p>
          </table:table-cell>
          <table:table-cell table:formula="of:=IF([.C649]=&quot;&quot;; [.B649]; [.C649])" office:value-type="string" office:string-value="Harvard" calcext:value-type="string">
            <text:p>Harvard</text:p>
          </table:table-cell>
          <table:table-cell office:value-type="string" calcext:value-type="string">
            <text:p>Harvard</text:p>
          </table:table-cell>
          <table:table-cell/>
          <table:table-cell table:formula="of:=CONCATENATE([.B649]; REPT(&quot; &quot;; 4); [.D649])" office:value-type="string" office:string-value="harvard    Harvard" calcext:value-type="string">
            <text:p>harvard <text:s text:c="3"/>Harvar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Hawaii</text:p>
          </table:table-cell>
          <table:table-cell table:formula="of:=IF([.C650]=&quot;&quot;; [.B650]; [.C650])" office:value-type="string" office:string-value="Hawaii" calcext:value-type="string">
            <text:p>Hawaii</text:p>
          </table:table-cell>
          <table:table-cell office:value-type="string" calcext:value-type="string">
            <text:p>Hawaii</text:p>
          </table:table-cell>
          <table:table-cell/>
          <table:table-cell table:formula="of:=CONCATENATE([.B650]; REPT(&quot; &quot;; 4); [.D650])" office:value-type="string" office:string-value="hawaii    Hawaii" calcext:value-type="string">
            <text:p>hawaii <text:s text:c="3"/>Hawai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Hazard</text:p>
          </table:table-cell>
          <table:table-cell table:formula="of:=IF([.C651]=&quot;&quot;; [.B651]; [.C651])" office:value-type="string" office:string-value="Hazard" calcext:value-type="string">
            <text:p>Hazard</text:p>
          </table:table-cell>
          <table:table-cell office:value-type="string" calcext:value-type="string">
            <text:p>Hazard</text:p>
          </table:table-cell>
          <table:table-cell/>
          <table:table-cell table:formula="of:=CONCATENATE([.B651]; REPT(&quot; &quot;; 4); [.D651])" office:value-type="string" office:string-value="hazard    Hazard" calcext:value-type="string">
            <text:p>hazard <text:s text:c="3"/>Hazar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dd</text:p>
          </table:table-cell>
          <table:table-cell/>
          <table:table-cell table:formula="of:=IF([.C652]=&quot;&quot;; [.B652]; [.C652])" office:value-type="string" office:string-value="hdd" calcext:value-type="string">
            <text:p>hdd</text:p>
          </table:table-cell>
          <table:table-cell office:value-type="string" calcext:value-type="string">
            <text:p>hdd</text:p>
          </table:table-cell>
          <table:table-cell/>
          <table:table-cell table:formula="of:=CONCATENATE([.B652]; REPT(&quot; &quot;; 4); [.D652])" office:value-type="string" office:string-value="hdd    hdd" calcext:value-type="string">
            <text:p>hdd <text:s text:c="3"/>hd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HD</text:p>
          </table:table-cell>
          <table:table-cell table:formula="of:=IF([.C653]=&quot;&quot;; [.B653]; [.C653])" office:value-type="string" office:string-value="HD" calcext:value-type="string">
            <text:p>HD</text:p>
          </table:table-cell>
          <table:table-cell office:value-type="string" calcext:value-type="string">
            <text:p>HD</text:p>
          </table:table-cell>
          <table:table-cell/>
          <table:table-cell table:formula="of:=CONCATENATE([.B653]; REPT(&quot; &quot;; 4); [.D653])" office:value-type="string" office:string-value="hd    HD" calcext:value-type="string">
            <text:p>hd <text:s text:c="3"/>H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ead</text:p>
          </table:table-cell>
          <table:table-cell/>
          <table:table-cell table:formula="of:=IF([.C654]=&quot;&quot;; [.B654]; [.C654])" office:value-type="string" office:string-value="head" calcext:value-type="string">
            <text:p>head</text:p>
          </table:table-cell>
          <table:table-cell office:value-type="string" calcext:value-type="string">
            <text:p>head</text:p>
          </table:table-cell>
          <table:table-cell/>
          <table:table-cell table:formula="of:=CONCATENATE([.B654]; REPT(&quot; &quot;; 4); [.D654])" office:value-type="string" office:string-value="head    head" calcext:value-type="string">
            <text:p>head <text:s text:c="3"/>hea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eadphone</text:p>
          </table:table-cell>
          <table:table-cell/>
          <table:table-cell table:formula="of:=IF([.C655]=&quot;&quot;; [.B655]; [.C655])" office:value-type="string" office:string-value="headphone" calcext:value-type="string">
            <text:p>headphone</text:p>
          </table:table-cell>
          <table:table-cell office:value-type="string" calcext:value-type="string">
            <text:p>headphone</text:p>
          </table:table-cell>
          <table:table-cell/>
          <table:table-cell table:formula="of:=CONCATENATE([.B655]; REPT(&quot; &quot;; 4); [.D655])" office:value-type="string" office:string-value="headphone    headphone" calcext:value-type="string">
            <text:p>headphone <text:s text:c="3"/>headpho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ee</text:p>
          </table:table-cell>
          <table:table-cell/>
          <table:table-cell table:formula="of:=IF([.C656]=&quot;&quot;; [.B656]; [.C656])" office:value-type="string" office:string-value="hee" calcext:value-type="string">
            <text:p>hee</text:p>
          </table:table-cell>
          <table:table-cell office:value-type="string" calcext:value-type="string">
            <text:p>hee</text:p>
          </table:table-cell>
          <table:table-cell/>
          <table:table-cell table:formula="of:=CONCATENATE([.B656]; REPT(&quot; &quot;; 4); [.D656])" office:value-type="string" office:string-value="hee    hee" calcext:value-type="string">
            <text:p>hee <text:s text:c="3"/>he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Helen</text:p>
          </table:table-cell>
          <table:table-cell table:formula="of:=IF([.C657]=&quot;&quot;; [.B657]; [.C657])" office:value-type="string" office:string-value="Helen" calcext:value-type="string">
            <text:p>Helen</text:p>
          </table:table-cell>
          <table:table-cell office:value-type="string" calcext:value-type="string">
            <text:p>Helen</text:p>
          </table:table-cell>
          <table:table-cell/>
          <table:table-cell table:formula="of:=CONCATENATE([.B657]; REPT(&quot; &quot;; 4); [.D657])" office:value-type="string" office:string-value="helen    Helen" calcext:value-type="string">
            <text:p>helen <text:s text:c="3"/>Hel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ello</text:p>
          </table:table-cell>
          <table:table-cell/>
          <table:table-cell table:formula="of:=IF([.C658]=&quot;&quot;; [.B658]; [.C658])" office:value-type="string" office:string-value="hello" calcext:value-type="string">
            <text:p>hello</text:p>
          </table:table-cell>
          <table:table-cell office:value-type="string" calcext:value-type="string">
            <text:p>hello</text:p>
          </table:table-cell>
          <table:table-cell/>
          <table:table-cell table:formula="of:=CONCATENATE([.B658]; REPT(&quot; &quot;; 4); [.D658])" office:value-type="string" office:string-value="hello    hello" calcext:value-type="string">
            <text:p>hello <text:s text:c="3"/>hell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elp</text:p>
          </table:table-cell>
          <table:table-cell/>
          <table:table-cell table:formula="of:=IF([.C659]=&quot;&quot;; [.B659]; [.C659])" office:value-type="string" office:string-value="help" calcext:value-type="string">
            <text:p>help</text:p>
          </table:table-cell>
          <table:table-cell office:value-type="string" calcext:value-type="string">
            <text:p>help</text:p>
          </table:table-cell>
          <table:table-cell/>
          <table:table-cell table:formula="of:=CONCATENATE([.B659]; REPT(&quot; &quot;; 4); [.D659])" office:value-type="string" office:string-value="help    help" calcext:value-type="string">
            <text:p>help <text:s text:c="3"/>hel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Henry</text:p>
          </table:table-cell>
          <table:table-cell table:formula="of:=IF([.C660]=&quot;&quot;; [.B660]; [.C660])" office:value-type="string" office:string-value="Henry" calcext:value-type="string">
            <text:p>Henry</text:p>
          </table:table-cell>
          <table:table-cell office:value-type="string" calcext:value-type="string">
            <text:p>Henry</text:p>
          </table:table-cell>
          <table:table-cell/>
          <table:table-cell table:formula="of:=CONCATENATE([.B660]; REPT(&quot; &quot;; 4); [.D660])" office:value-type="string" office:string-value="henry    Henry" calcext:value-type="string">
            <text:p>henry <text:s text:c="3"/>Hen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Hermione</text:p>
          </table:table-cell>
          <table:table-cell table:formula="of:=IF([.C661]=&quot;&quot;; [.B661]; [.C661])" office:value-type="string" office:string-value="Hermione" calcext:value-type="string">
            <text:p>Hermione</text:p>
          </table:table-cell>
          <table:table-cell office:value-type="string" calcext:value-type="string">
            <text:p>Hermione</text:p>
          </table:table-cell>
          <table:table-cell/>
          <table:table-cell table:formula="of:=CONCATENATE([.B661]; REPT(&quot; &quot;; 4); [.D661])" office:value-type="string" office:string-value="hermione    Hermione" calcext:value-type="string">
            <text:p>hermione <text:s text:c="3"/>Hermio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ero</text:p>
          </table:table-cell>
          <table:table-cell/>
          <table:table-cell table:formula="of:=IF([.C662]=&quot;&quot;; [.B662]; [.C662])" office:value-type="string" office:string-value="hero" calcext:value-type="string">
            <text:p>hero</text:p>
          </table:table-cell>
          <table:table-cell office:value-type="string" calcext:value-type="string">
            <text:p>hero</text:p>
          </table:table-cell>
          <table:table-cell/>
          <table:table-cell table:formula="of:=CONCATENATE([.B662]; REPT(&quot; &quot;; 4); [.D662])" office:value-type="string" office:string-value="hero    hero" calcext:value-type="string">
            <text:p>hero <text:s text:c="3"/>her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eroin</text:p>
          </table:table-cell>
          <table:table-cell/>
          <table:table-cell table:formula="of:=IF([.C663]=&quot;&quot;; [.B663]; [.C663])" office:value-type="string" office:string-value="heroin" calcext:value-type="string">
            <text:p>heroin</text:p>
          </table:table-cell>
          <table:table-cell office:value-type="string" calcext:value-type="string">
            <text:p>heroin</text:p>
          </table:table-cell>
          <table:table-cell/>
          <table:table-cell table:formula="of:=CONCATENATE([.B663]; REPT(&quot; &quot;; 4); [.D663])" office:value-type="string" office:string-value="heroin    heroin" calcext:value-type="string">
            <text:p>heroin <text:s text:c="3"/>hero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igh</text:p>
          </table:table-cell>
          <table:table-cell/>
          <table:table-cell table:formula="of:=IF([.C664]=&quot;&quot;; [.B664]; [.C664])" office:value-type="string" office:string-value="high" calcext:value-type="string">
            <text:p>high</text:p>
          </table:table-cell>
          <table:table-cell office:value-type="string" calcext:value-type="string">
            <text:p>high</text:p>
          </table:table-cell>
          <table:table-cell/>
          <table:table-cell table:formula="of:=CONCATENATE([.B664]; REPT(&quot; &quot;; 4); [.D664])" office:value-type="string" office:string-value="high    high" calcext:value-type="string">
            <text:p>high <text:s text:c="3"/>hig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Hillary</text:p>
          </table:table-cell>
          <table:table-cell table:formula="of:=IF([.C665]=&quot;&quot;; [.B665]; [.C665])" office:value-type="string" office:string-value="Hillary" calcext:value-type="string">
            <text:p>Hillary</text:p>
          </table:table-cell>
          <table:table-cell office:value-type="string" calcext:value-type="string">
            <text:p>Hillary</text:p>
          </table:table-cell>
          <table:table-cell/>
          <table:table-cell table:formula="of:=CONCATENATE([.B665]; REPT(&quot; &quot;; 4); [.D665])" office:value-type="string" office:string-value="hillary    Hillary" calcext:value-type="string">
            <text:p>hillary <text:s text:c="3"/>Hilla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ill</text:p>
          </table:table-cell>
          <table:table-cell/>
          <table:table-cell table:formula="of:=IF([.C666]=&quot;&quot;; [.B666]; [.C666])" office:value-type="string" office:string-value="hill" calcext:value-type="string">
            <text:p>hill</text:p>
          </table:table-cell>
          <table:table-cell office:value-type="string" calcext:value-type="string">
            <text:p>hill</text:p>
          </table:table-cell>
          <table:table-cell/>
          <table:table-cell table:formula="of:=CONCATENATE([.B666]; REPT(&quot; &quot;; 4); [.D666])" office:value-type="string" office:string-value="hill    hill" calcext:value-type="string">
            <text:p>hill <text:s text:c="3"/>hil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ills</text:p>
          </table:table-cell>
          <table:table-cell/>
          <table:table-cell table:formula="of:=IF([.C667]=&quot;&quot;; [.B667]; [.C667])" office:value-type="string" office:string-value="hills" calcext:value-type="string">
            <text:p>hills</text:p>
          </table:table-cell>
          <table:table-cell office:value-type="string" calcext:value-type="string">
            <text:p>hills</text:p>
          </table:table-cell>
          <table:table-cell/>
          <table:table-cell table:formula="of:=CONCATENATE([.B667]; REPT(&quot; &quot;; 4); [.D667])" office:value-type="string" office:string-value="hills    hills" calcext:value-type="string">
            <text:p>hills <text:s text:c="3"/>hill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Hilton</text:p>
          </table:table-cell>
          <table:table-cell table:formula="of:=IF([.C668]=&quot;&quot;; [.B668]; [.C668])" office:value-type="string" office:string-value="Hilton" calcext:value-type="string">
            <text:p>Hilton</text:p>
          </table:table-cell>
          <table:table-cell office:value-type="string" calcext:value-type="string">
            <text:p>Hilton</text:p>
          </table:table-cell>
          <table:table-cell/>
          <table:table-cell table:formula="of:=CONCATENATE([.B668]; REPT(&quot; &quot;; 4); [.D668])" office:value-type="string" office:string-value="hilton    Hilton" calcext:value-type="string">
            <text:p>hilton <text:s text:c="3"/>Hilt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itler</text:p>
          </table:table-cell>
          <table:table-cell office:value-type="string" calcext:value-type="string">
            <text:p>Hitler</text:p>
          </table:table-cell>
          <table:table-cell table:formula="of:=IF([.C669]=&quot;&quot;; [.B669]; [.C669])" office:value-type="string" office:string-value="Hitler" calcext:value-type="string">
            <text:p>Hitler</text:p>
          </table:table-cell>
          <table:table-cell office:value-type="string" calcext:value-type="string">
            <text:p>Hitler</text:p>
          </table:table-cell>
          <table:table-cell/>
          <table:table-cell table:formula="of:=CONCATENATE([.B669]; REPT(&quot; &quot;; 4); [.D669])" office:value-type="string" office:string-value="hitler    Hitler" calcext:value-type="string">
            <text:p>hitler <text:s text:c="3"/>Hitl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Hodgson</text:p>
          </table:table-cell>
          <table:table-cell table:formula="of:=IF([.C670]=&quot;&quot;; [.B670]; [.C670])" office:value-type="string" office:string-value="Hodgson" calcext:value-type="string">
            <text:p>Hodgson</text:p>
          </table:table-cell>
          <table:table-cell office:value-type="string" calcext:value-type="string">
            <text:p>Hodgson</text:p>
          </table:table-cell>
          <table:table-cell/>
          <table:table-cell table:formula="of:=CONCATENATE([.B670]; REPT(&quot; &quot;; 4); [.D670])" office:value-type="string" office:string-value="hodgson    Hodgson" calcext:value-type="string">
            <text:p>hodgson <text:s text:c="3"/>Hodgs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ok</text:p>
          </table:table-cell>
          <table:table-cell/>
          <table:table-cell table:formula="of:=IF([.C671]=&quot;&quot;; [.B671]; [.C671])" office:value-type="string" office:string-value="hok" calcext:value-type="string">
            <text:p>hok</text:p>
          </table:table-cell>
          <table:table-cell office:value-type="string" calcext:value-type="string">
            <text:p>hok</text:p>
          </table:table-cell>
          <table:table-cell/>
          <table:table-cell table:formula="of:=CONCATENATE([.B671]; REPT(&quot; &quot;; 4); [.D671])" office:value-type="string" office:string-value="hok    hok" calcext:value-type="string">
            <text:p>hok <text:s text:c="3"/>ho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olly</text:p>
          </table:table-cell>
          <table:table-cell/>
          <table:table-cell table:formula="of:=IF([.C672]=&quot;&quot;; [.B672]; [.C672])" office:value-type="string" office:string-value="holly" calcext:value-type="string">
            <text:p>holly</text:p>
          </table:table-cell>
          <table:table-cell office:value-type="string" calcext:value-type="string">
            <text:p>holly</text:p>
          </table:table-cell>
          <table:table-cell/>
          <table:table-cell table:formula="of:=CONCATENATE([.B672]; REPT(&quot; &quot;; 4); [.D672])" office:value-type="string" office:string-value="holly    holly" calcext:value-type="string">
            <text:p>holly <text:s text:c="3"/>holl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Hollywood</text:p>
          </table:table-cell>
          <table:table-cell table:formula="of:=IF([.C673]=&quot;&quot;; [.B673]; [.C673])" office:value-type="string" office:string-value="Hollywood" calcext:value-type="string">
            <text:p>Hollywood</text:p>
          </table:table-cell>
          <table:table-cell office:value-type="string" calcext:value-type="string">
            <text:p>Hollywood</text:p>
          </table:table-cell>
          <table:table-cell/>
          <table:table-cell table:formula="of:=CONCATENATE([.B673]; REPT(&quot; &quot;; 4); [.D673])" office:value-type="string" office:string-value="hollywood    Hollywood" calcext:value-type="string">
            <text:p>hollywood <text:s text:c="3"/>Hollywoo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Holmes</text:p>
          </table:table-cell>
          <table:table-cell table:formula="of:=IF([.C674]=&quot;&quot;; [.B674]; [.C674])" office:value-type="string" office:string-value="Holmes" calcext:value-type="string">
            <text:p>Holmes</text:p>
          </table:table-cell>
          <table:table-cell office:value-type="string" calcext:value-type="string">
            <text:p>Holmes</text:p>
          </table:table-cell>
          <table:table-cell/>
          <table:table-cell table:formula="of:=CONCATENATE([.B674]; REPT(&quot; &quot;; 4); [.D674])" office:value-type="string" office:string-value="holmes    Holmes" calcext:value-type="string">
            <text:p>holmes <text:s text:c="3"/>Holm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ome</text:p>
          </table:table-cell>
          <table:table-cell/>
          <table:table-cell table:formula="of:=IF([.C675]=&quot;&quot;; [.B675]; [.C675])" office:value-type="string" office:string-value="home" calcext:value-type="string">
            <text:p>home</text:p>
          </table:table-cell>
          <table:table-cell office:value-type="string" calcext:value-type="string">
            <text:p>home</text:p>
          </table:table-cell>
          <table:table-cell/>
          <table:table-cell table:formula="of:=CONCATENATE([.B675]; REPT(&quot; &quot;; 4); [.D675])" office:value-type="string" office:string-value="home    home" calcext:value-type="string">
            <text:p>home <text:s text:c="3"/>hom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Honda</text:p>
          </table:table-cell>
          <table:table-cell table:formula="of:=IF([.C676]=&quot;&quot;; [.B676]; [.C676])" office:value-type="string" office:string-value="Honda" calcext:value-type="string">
            <text:p>Honda</text:p>
          </table:table-cell>
          <table:table-cell office:value-type="string" calcext:value-type="string">
            <text:p>Honda</text:p>
          </table:table-cell>
          <table:table-cell/>
          <table:table-cell table:formula="of:=CONCATENATE([.B676]; REPT(&quot; &quot;; 4); [.D676])" office:value-type="string" office:string-value="honda    Honda" calcext:value-type="string">
            <text:p>honda <text:s text:c="3"/>Hond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formula="of:=IF([.C677]=&quot;&quot;; [.B677]; [.C677])" office:value-type="string" office:string-value="Honduras" calcext:value-type="string">
            <text:p>Honduras</text:p>
          </table:table-cell>
          <table:table-cell office:value-type="string" calcext:value-type="string">
            <text:p>Honduras</text:p>
          </table:table-cell>
          <table:table-cell/>
          <table:table-cell table:formula="of:=CONCATENATE([.B677]; REPT(&quot; &quot;; 4); [.D677])" office:value-type="string" office:string-value="honduras    Honduras" calcext:value-type="string">
            <text:p>honduras <text:s text:c="3"/>Hondura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oney</text:p>
          </table:table-cell>
          <table:table-cell/>
          <table:table-cell table:formula="of:=IF([.C678]=&quot;&quot;; [.B678]; [.C678])" office:value-type="string" office:string-value="honey" calcext:value-type="string">
            <text:p>honey</text:p>
          </table:table-cell>
          <table:table-cell office:value-type="string" calcext:value-type="string">
            <text:p>honey</text:p>
          </table:table-cell>
          <table:table-cell/>
          <table:table-cell table:formula="of:=CONCATENATE([.B678]; REPT(&quot; &quot;; 4); [.D678])" office:value-type="string" office:string-value="honey    honey" calcext:value-type="string">
            <text:p>honey <text:s text:c="3"/>hone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ongkong</text:p>
          </table:table-cell>
          <table:table-cell office:value-type="string" calcext:value-type="string">
            <text:p>HongKong</text:p>
          </table:table-cell>
          <table:table-cell table:formula="of:=IF([.C679]=&quot;&quot;; [.B679]; [.C679])" office:value-type="string" office:string-value="HongKong" calcext:value-type="string">
            <text:p>HongKong</text:p>
          </table:table-cell>
          <table:table-cell office:value-type="string" calcext:value-type="string">
            <text:p>HongKong</text:p>
          </table:table-cell>
          <table:table-cell/>
          <table:table-cell table:formula="of:=CONCATENATE([.B679]; REPT(&quot; &quot;; 4); [.D679])" office:value-type="string" office:string-value="hongkong    HongKong" calcext:value-type="string">
            <text:p>hongkong <text:s text:c="3"/>HongKon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ormone</text:p>
          </table:table-cell>
          <table:table-cell/>
          <table:table-cell table:formula="of:=IF([.C680]=&quot;&quot;; [.B680]; [.C680])" office:value-type="string" office:string-value="hormone" calcext:value-type="string">
            <text:p>hormone</text:p>
          </table:table-cell>
          <table:table-cell office:value-type="string" calcext:value-type="string">
            <text:p>hormone</text:p>
          </table:table-cell>
          <table:table-cell/>
          <table:table-cell table:formula="of:=CONCATENATE([.B680]; REPT(&quot; &quot;; 4); [.D680])" office:value-type="string" office:string-value="hormone    hormone" calcext:value-type="string">
            <text:p>hormone <text:s text:c="3"/>hormo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ose</text:p>
          </table:table-cell>
          <table:table-cell/>
          <table:table-cell table:formula="of:=IF([.C681]=&quot;&quot;; [.B681]; [.C681])" office:value-type="string" office:string-value="hose" calcext:value-type="string">
            <text:p>hose</text:p>
          </table:table-cell>
          <table:table-cell office:value-type="string" calcext:value-type="string">
            <text:p>hose</text:p>
          </table:table-cell>
          <table:table-cell/>
          <table:table-cell table:formula="of:=CONCATENATE([.B681]; REPT(&quot; &quot;; 4); [.D681])" office:value-type="string" office:string-value="hose    hose" calcext:value-type="string">
            <text:p>hose <text:s text:c="3"/>hos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ost</text:p>
          </table:table-cell>
          <table:table-cell/>
          <table:table-cell table:formula="of:=IF([.C682]=&quot;&quot;; [.B682]; [.C682])" office:value-type="string" office:string-value="host" calcext:value-type="string">
            <text:p>host</text:p>
          </table:table-cell>
          <table:table-cell office:value-type="string" calcext:value-type="string">
            <text:p>host</text:p>
          </table:table-cell>
          <table:table-cell/>
          <table:table-cell table:formula="of:=CONCATENATE([.B682]; REPT(&quot; &quot;; 4); [.D682])" office:value-type="string" office:string-value="host    host" calcext:value-type="string">
            <text:p>host <text:s text:c="3"/>hos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otel</text:p>
          </table:table-cell>
          <table:table-cell/>
          <table:table-cell table:formula="of:=IF([.C683]=&quot;&quot;; [.B683]; [.C683])" office:value-type="string" office:string-value="hotel" calcext:value-type="string">
            <text:p>hotel</text:p>
          </table:table-cell>
          <table:table-cell office:value-type="string" calcext:value-type="string">
            <text:p>hotel</text:p>
          </table:table-cell>
          <table:table-cell/>
          <table:table-cell table:formula="of:=CONCATENATE([.B683]; REPT(&quot; &quot;; 4); [.D683])" office:value-type="string" office:string-value="hotel    hotel" calcext:value-type="string">
            <text:p>hotel <text:s text:c="3"/>hot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ouse</text:p>
          </table:table-cell>
          <table:table-cell/>
          <table:table-cell table:formula="of:=IF([.C684]=&quot;&quot;; [.B684]; [.C684])" office:value-type="string" office:string-value="house" calcext:value-type="string">
            <text:p>house</text:p>
          </table:table-cell>
          <table:table-cell office:value-type="string" calcext:value-type="string">
            <text:p>house</text:p>
          </table:table-cell>
          <table:table-cell/>
          <table:table-cell table:formula="of:=CONCATENATE([.B684]; REPT(&quot; &quot;; 4); [.D684])" office:value-type="string" office:string-value="house    house" calcext:value-type="string">
            <text:p>house <text:s text:c="3"/>hous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ouston</text:p>
          </table:table-cell>
          <table:table-cell/>
          <table:table-cell table:formula="of:=IF([.C685]=&quot;&quot;; [.B685]; [.C685])" office:value-type="string" office:string-value="houston" calcext:value-type="string">
            <text:p>houston</text:p>
          </table:table-cell>
          <table:table-cell office:value-type="string" calcext:value-type="string">
            <text:p>houston</text:p>
          </table:table-cell>
          <table:table-cell/>
          <table:table-cell table:formula="of:=CONCATENATE([.B685]; REPT(&quot; &quot;; 4); [.D685])" office:value-type="string" office:string-value="houston    houston" calcext:value-type="string">
            <text:p>houston <text:s text:c="3"/>houst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Howard</text:p>
          </table:table-cell>
          <table:table-cell table:formula="of:=IF([.C686]=&quot;&quot;; [.B686]; [.C686])" office:value-type="string" office:string-value="Howard" calcext:value-type="string">
            <text:p>Howard</text:p>
          </table:table-cell>
          <table:table-cell office:value-type="string" calcext:value-type="string">
            <text:p>Howard</text:p>
          </table:table-cell>
          <table:table-cell/>
          <table:table-cell table:formula="of:=CONCATENATE([.B686]; REPT(&quot; &quot;; 4); [.D686])" office:value-type="string" office:string-value="howard    Howard" calcext:value-type="string">
            <text:p>howard <text:s text:c="3"/>Howar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P</text:p>
          </table:table-cell>
          <table:table-cell table:formula="of:=IF([.C687]=&quot;&quot;; [.B687]; [.C687])" office:value-type="string" office:string-value="HP" calcext:value-type="string">
            <text:p>HP</text:p>
          </table:table-cell>
          <table:table-cell office:value-type="string" calcext:value-type="string">
            <text:p>HP</text:p>
          </table:table-cell>
          <table:table-cell/>
          <table:table-cell table:formula="of:=CONCATENATE([.B687]; REPT(&quot; &quot;; 4); [.D687])" office:value-type="string" office:string-value="hp    HP" calcext:value-type="string">
            <text:p>hp <text:s text:c="3"/>H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sbc</text:p>
          </table:table-cell>
          <table:table-cell office:value-type="string" calcext:value-type="string">
            <text:p>HSBC</text:p>
          </table:table-cell>
          <table:table-cell table:formula="of:=IF([.C688]=&quot;&quot;; [.B688]; [.C688])" office:value-type="string" office:string-value="HSBC" calcext:value-type="string">
            <text:p>HSBC</text:p>
          </table:table-cell>
          <table:table-cell office:value-type="string" calcext:value-type="string">
            <text:p>HSBC</text:p>
          </table:table-cell>
          <table:table-cell/>
          <table:table-cell table:formula="of:=CONCATENATE([.B688]; REPT(&quot; &quot;; 4); [.D688])" office:value-type="string" office:string-value="hsbc    HSBC" calcext:value-type="string">
            <text:p>hsbc <text:s text:c="3"/>HSB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HTC</text:p>
          </table:table-cell>
          <table:table-cell table:formula="of:=IF([.C689]=&quot;&quot;; [.B689]; [.C689])" office:value-type="string" office:string-value="HTC" calcext:value-type="string">
            <text:p>HTC</text:p>
          </table:table-cell>
          <table:table-cell office:value-type="string" calcext:value-type="string">
            <text:p>HTC</text:p>
          </table:table-cell>
          <table:table-cell/>
          <table:table-cell table:formula="of:=CONCATENATE([.B689]; REPT(&quot; &quot;; 4); [.D689])" office:value-type="string" office:string-value="htc    HTC" calcext:value-type="string">
            <text:p>htc <text:s text:c="3"/>HT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ub</text:p>
          </table:table-cell>
          <table:table-cell/>
          <table:table-cell table:formula="of:=IF([.C690]=&quot;&quot;; [.B690]; [.C690])" office:value-type="string" office:string-value="hub" calcext:value-type="string">
            <text:p>hub</text:p>
          </table:table-cell>
          <table:table-cell office:value-type="string" calcext:value-type="string">
            <text:p>hub</text:p>
          </table:table-cell>
          <table:table-cell/>
          <table:table-cell table:formula="of:=CONCATENATE([.B690]; REPT(&quot; &quot;; 4); [.D690])" office:value-type="string" office:string-value="hub    hub" calcext:value-type="string">
            <text:p>hub <text:s text:c="3"/>hub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ughes</text:p>
          </table:table-cell>
          <table:table-cell/>
          <table:table-cell table:formula="of:=IF([.C691]=&quot;&quot;; [.B691]; [.C691])" office:value-type="string" office:string-value="hughes" calcext:value-type="string">
            <text:p>hughes</text:p>
          </table:table-cell>
          <table:table-cell office:value-type="string" calcext:value-type="string">
            <text:p>hughes</text:p>
          </table:table-cell>
          <table:table-cell/>
          <table:table-cell table:formula="of:=CONCATENATE([.B691]; REPT(&quot; &quot;; 4); [.D691])" office:value-type="string" office:string-value="hughes    hughes" calcext:value-type="string">
            <text:p>hughes <text:s text:c="3"/>hugh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ugh</text:p>
          </table:table-cell>
          <table:table-cell/>
          <table:table-cell table:formula="of:=IF([.C692]=&quot;&quot;; [.B692]; [.C692])" office:value-type="string" office:string-value="hugh" calcext:value-type="string">
            <text:p>hugh</text:p>
          </table:table-cell>
          <table:table-cell office:value-type="string" calcext:value-type="string">
            <text:p>hugh</text:p>
          </table:table-cell>
          <table:table-cell/>
          <table:table-cell table:formula="of:=CONCATENATE([.B692]; REPT(&quot; &quot;; 4); [.D692])" office:value-type="string" office:string-value="hugh    hugh" calcext:value-type="string">
            <text:p>hugh <text:s text:c="3"/>hug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Hugo</text:p>
          </table:table-cell>
          <table:table-cell table:formula="of:=IF([.C693]=&quot;&quot;; [.B693]; [.C693])" office:value-type="string" office:string-value="Hugo" calcext:value-type="string">
            <text:p>Hugo</text:p>
          </table:table-cell>
          <table:table-cell office:value-type="string" calcext:value-type="string">
            <text:p>Hugo</text:p>
          </table:table-cell>
          <table:table-cell/>
          <table:table-cell table:formula="of:=CONCATENATE([.B693]; REPT(&quot; &quot;; 4); [.D693])" office:value-type="string" office:string-value="hugo    Hugo" calcext:value-type="string">
            <text:p>hugo <text:s text:c="3"/>Hug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ull</text:p>
          </table:table-cell>
          <table:table-cell/>
          <table:table-cell table:formula="of:=IF([.C694]=&quot;&quot;; [.B694]; [.C694])" office:value-type="string" office:string-value="hull" calcext:value-type="string">
            <text:p>hull</text:p>
          </table:table-cell>
          <table:table-cell office:value-type="string" calcext:value-type="string">
            <text:p>hull</text:p>
          </table:table-cell>
          <table:table-cell/>
          <table:table-cell table:formula="of:=CONCATENATE([.B694]; REPT(&quot; &quot;; 4); [.D694])" office:value-type="string" office:string-value="hull    hull" calcext:value-type="string">
            <text:p>hull <text:s text:c="3"/>hul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gary</text:p>
          </table:table-cell>
          <table:table-cell table:formula="of:=IF([.C695]=&quot;&quot;; [.B695]; [.C695])" office:value-type="string" office:string-value="Hungary" calcext:value-type="string">
            <text:p>Hungary</text:p>
          </table:table-cell>
          <table:table-cell office:value-type="string" calcext:value-type="string">
            <text:p>Hungary</text:p>
          </table:table-cell>
          <table:table-cell/>
          <table:table-cell table:formula="of:=CONCATENATE([.B695]; REPT(&quot; &quot;; 4); [.D695])" office:value-type="string" office:string-value="hungary    Hungary" calcext:value-type="string">
            <text:p>hungary <text:s text:c="3"/>Hunga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unter</text:p>
          </table:table-cell>
          <table:table-cell/>
          <table:table-cell table:formula="of:=IF([.C696]=&quot;&quot;; [.B696]; [.C696])" office:value-type="string" office:string-value="hunter" calcext:value-type="string">
            <text:p>hunter</text:p>
          </table:table-cell>
          <table:table-cell office:value-type="string" calcext:value-type="string">
            <text:p>hunter</text:p>
          </table:table-cell>
          <table:table-cell/>
          <table:table-cell table:formula="of:=CONCATENATE([.B696]; REPT(&quot; &quot;; 4); [.D696])" office:value-type="string" office:string-value="hunter    hunter" calcext:value-type="string">
            <text:p>hunter <text:s text:c="3"/>hunt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ussein</text:p>
          </table:table-cell>
          <table:table-cell office:value-type="string" calcext:value-type="string">
            <text:p>Hussein</text:p>
          </table:table-cell>
          <table:table-cell table:formula="of:=IF([.C697]=&quot;&quot;; [.B697]; [.C697])" office:value-type="string" office:string-value="Hussein" calcext:value-type="string">
            <text:p>Hussein</text:p>
          </table:table-cell>
          <table:table-cell office:value-type="string" calcext:value-type="string">
            <text:p>Hussein</text:p>
          </table:table-cell>
          <table:table-cell/>
          <table:table-cell table:formula="of:=CONCATENATE([.B697]; REPT(&quot; &quot;; 4); [.D697])" office:value-type="string" office:string-value="hussein    Hussein" calcext:value-type="string">
            <text:p>hussein <text:s text:c="3"/>Husse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ybrid</text:p>
          </table:table-cell>
          <table:table-cell/>
          <table:table-cell table:formula="of:=IF([.C698]=&quot;&quot;; [.B698]; [.C698])" office:value-type="string" office:string-value="hybrid" calcext:value-type="string">
            <text:p>hybrid</text:p>
          </table:table-cell>
          <table:table-cell office:value-type="string" calcext:value-type="string">
            <text:p>hybrid</text:p>
          </table:table-cell>
          <table:table-cell/>
          <table:table-cell table:formula="of:=CONCATENATE([.B698]; REPT(&quot; &quot;; 4); [.D698])" office:value-type="string" office:string-value="hybrid    hybrid" calcext:value-type="string">
            <text:p>hybrid <text:s text:c="3"/>hybri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ydro</text:p>
          </table:table-cell>
          <table:table-cell/>
          <table:table-cell table:formula="of:=IF([.C699]=&quot;&quot;; [.B699]; [.C699])" office:value-type="string" office:string-value="hydro" calcext:value-type="string">
            <text:p>hydro</text:p>
          </table:table-cell>
          <table:table-cell office:value-type="string" calcext:value-type="string">
            <text:p>hydro</text:p>
          </table:table-cell>
          <table:table-cell/>
          <table:table-cell table:formula="of:=CONCATENATE([.B699]; REPT(&quot; &quot;; 4); [.D699])" office:value-type="string" office:string-value="hydro    hydro" calcext:value-type="string">
            <text:p>hydro <text:s text:c="3"/>hydr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ye</text:p>
          </table:table-cell>
          <table:table-cell/>
          <table:table-cell table:formula="of:=IF([.C700]=&quot;&quot;; [.B700]; [.C700])" office:value-type="string" office:string-value="hye" calcext:value-type="string">
            <text:p>hye</text:p>
          </table:table-cell>
          <table:table-cell office:value-type="string" calcext:value-type="string">
            <text:p>hye</text:p>
          </table:table-cell>
          <table:table-cell/>
          <table:table-cell table:formula="of:=CONCATENATE([.B700]; REPT(&quot; &quot;; 4); [.D700])" office:value-type="string" office:string-value="hye    hye" calcext:value-type="string">
            <text:p>hye <text:s text:c="3"/>hy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</text:p>
          </table:table-cell>
          <table:table-cell table:formula="of:=IF([.C701]=&quot;&quot;; [.B701]; [.C701])" office:value-type="string" office:string-value="Hyundai" calcext:value-type="string">
            <text:p>Hyundai</text:p>
          </table:table-cell>
          <table:table-cell office:value-type="string" calcext:value-type="string">
            <text:p>Hyundai</text:p>
          </table:table-cell>
          <table:table-cell/>
          <table:table-cell table:formula="of:=CONCATENATE([.B701]; REPT(&quot; &quot;; 4); [.D701])" office:value-type="string" office:string-value="hyundai    Hyundai" calcext:value-type="string">
            <text:p>hyundai <text:s text:c="3"/>Hyunda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hyun</text:p>
          </table:table-cell>
          <table:table-cell/>
          <table:table-cell table:formula="of:=IF([.C702]=&quot;&quot;; [.B702]; [.C702])" office:value-type="string" office:string-value="hyun" calcext:value-type="string">
            <text:p>hyun</text:p>
          </table:table-cell>
          <table:table-cell office:value-type="string" calcext:value-type="string">
            <text:p>hyun</text:p>
          </table:table-cell>
          <table:table-cell/>
          <table:table-cell table:formula="of:=CONCATENATE([.B702]; REPT(&quot; &quot;; 4); [.D702])" office:value-type="string" office:string-value="hyun    hyun" calcext:value-type="string">
            <text:p>hyun <text:s text:c="3"/>hyu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BM</text:p>
          </table:table-cell>
          <table:table-cell table:formula="of:=IF([.C703]=&quot;&quot;; [.B703]; [.C703])" office:value-type="string" office:string-value="IBM" calcext:value-type="string">
            <text:p>IBM</text:p>
          </table:table-cell>
          <table:table-cell office:value-type="string" calcext:value-type="string">
            <text:p>IBM</text:p>
          </table:table-cell>
          <table:table-cell/>
          <table:table-cell table:formula="of:=CONCATENATE([.B703]; REPT(&quot; &quot;; 4); [.D703])" office:value-type="string" office:string-value="ibm    IBM" calcext:value-type="string">
            <text:p>ibm <text:s text:c="3"/>IB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celand</text:p>
          </table:table-cell>
          <table:table-cell table:formula="of:=IF([.C704]=&quot;&quot;; [.B704]; [.C704])" office:value-type="string" office:string-value="Iceland" calcext:value-type="string">
            <text:p>Iceland</text:p>
          </table:table-cell>
          <table:table-cell office:value-type="string" calcext:value-type="string">
            <text:p>Iceland</text:p>
          </table:table-cell>
          <table:table-cell/>
          <table:table-cell table:formula="of:=CONCATENATE([.B704]; REPT(&quot; &quot;; 4); [.D704])" office:value-type="string" office:string-value="iceland    Iceland" calcext:value-type="string">
            <text:p>iceland <text:s text:c="3"/>Icela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con</text:p>
          </table:table-cell>
          <table:table-cell/>
          <table:table-cell table:formula="of:=IF([.C705]=&quot;&quot;; [.B705]; [.C705])" office:value-type="string" office:string-value="icon" calcext:value-type="string">
            <text:p>icon</text:p>
          </table:table-cell>
          <table:table-cell office:value-type="string" calcext:value-type="string">
            <text:p>icon</text:p>
          </table:table-cell>
          <table:table-cell/>
          <table:table-cell table:formula="of:=CONCATENATE([.B705]; REPT(&quot; &quot;; 4); [.D705])" office:value-type="string" office:string-value="icon    icon" calcext:value-type="string">
            <text:p>icon <text:s text:c="3"/>ic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d</text:p>
          </table:table-cell>
          <table:table-cell/>
          <table:table-cell table:formula="of:=IF([.C706]=&quot;&quot;; [.B706]; [.C706])" office:value-type="string" office:string-value="id" calcext:value-type="string">
            <text:p>id</text:p>
          </table:table-cell>
          <table:table-cell office:value-type="string" calcext:value-type="string">
            <text:p>id</text:p>
          </table:table-cell>
          <table:table-cell/>
          <table:table-cell table:formula="of:=CONCATENATE([.B706]; REPT(&quot; &quot;; 4); [.D706])" office:value-type="string" office:string-value="id    id" calcext:value-type="string">
            <text:p>id <text:s text:c="3"/>i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dol</text:p>
          </table:table-cell>
          <table:table-cell/>
          <table:table-cell table:formula="of:=IF([.C707]=&quot;&quot;; [.B707]; [.C707])" office:value-type="string" office:string-value="idol" calcext:value-type="string">
            <text:p>idol</text:p>
          </table:table-cell>
          <table:table-cell office:value-type="string" calcext:value-type="string">
            <text:p>idol</text:p>
          </table:table-cell>
          <table:table-cell/>
          <table:table-cell table:formula="of:=CONCATENATE([.B707]; REPT(&quot; &quot;; 4); [.D707])" office:value-type="string" office:string-value="idol    idol" calcext:value-type="string">
            <text:p>idol <text:s text:c="3"/>ido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mage</text:p>
          </table:table-cell>
          <table:table-cell/>
          <table:table-cell table:formula="of:=IF([.C708]=&quot;&quot;; [.B708]; [.C708])" office:value-type="string" office:string-value="image" calcext:value-type="string">
            <text:p>image</text:p>
          </table:table-cell>
          <table:table-cell office:value-type="string" calcext:value-type="string">
            <text:p>image</text:p>
          </table:table-cell>
          <table:table-cell/>
          <table:table-cell table:formula="of:=CONCATENATE([.B708]; REPT(&quot; &quot;; 4); [.D708])" office:value-type="string" office:string-value="image    image" calcext:value-type="string">
            <text:p>image <text:s text:c="3"/>imag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mplant</text:p>
          </table:table-cell>
          <table:table-cell/>
          <table:table-cell table:formula="of:=IF([.C709]=&quot;&quot;; [.B709]; [.C709])" office:value-type="string" office:string-value="implant" calcext:value-type="string">
            <text:p>implant</text:p>
          </table:table-cell>
          <table:table-cell office:value-type="string" calcext:value-type="string">
            <text:p>implant</text:p>
          </table:table-cell>
          <table:table-cell/>
          <table:table-cell table:formula="of:=CONCATENATE([.B709]; REPT(&quot; &quot;; 4); [.D709])" office:value-type="string" office:string-value="implant    implant" calcext:value-type="string">
            <text:p>implant <text:s text:c="3"/>implan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nc</text:p>
          </table:table-cell>
          <table:table-cell/>
          <table:table-cell table:formula="of:=IF([.C710]=&quot;&quot;; [.B710]; [.C710])" office:value-type="string" office:string-value="inc" calcext:value-type="string">
            <text:p>inc</text:p>
          </table:table-cell>
          <table:table-cell office:value-type="string" calcext:value-type="string">
            <text:p>inc</text:p>
          </table:table-cell>
          <table:table-cell/>
          <table:table-cell table:formula="of:=CONCATENATE([.B710]; REPT(&quot; &quot;; 4); [.D710])" office:value-type="string" office:string-value="inc    inc" calcext:value-type="string">
            <text:p>inc <text:s text:c="3"/>in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ndex</text:p>
          </table:table-cell>
          <table:table-cell/>
          <table:table-cell table:formula="of:=IF([.C711]=&quot;&quot;; [.B711]; [.C711])" office:value-type="string" office:string-value="index" calcext:value-type="string">
            <text:p>index</text:p>
          </table:table-cell>
          <table:table-cell office:value-type="string" calcext:value-type="string">
            <text:p>index</text:p>
          </table:table-cell>
          <table:table-cell/>
          <table:table-cell table:formula="of:=CONCATENATE([.B711]; REPT(&quot; &quot;; 4); [.D711])" office:value-type="string" office:string-value="index    index" calcext:value-type="string">
            <text:p>index <text:s text:c="3"/>index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</text:p>
          </table:table-cell>
          <table:table-cell table:formula="of:=IF([.C712]=&quot;&quot;; [.B712]; [.C712])" office:value-type="string" office:string-value="India" calcext:value-type="string">
            <text:p>India</text:p>
          </table:table-cell>
          <table:table-cell office:value-type="string" calcext:value-type="string">
            <text:p>India</text:p>
          </table:table-cell>
          <table:table-cell/>
          <table:table-cell table:formula="of:=CONCATENATE([.B712]; REPT(&quot; &quot;; 4); [.D712])" office:value-type="string" office:string-value="india    India" calcext:value-type="string">
            <text:p>india <text:s text:c="3"/>Ind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ndochina</text:p>
          </table:table-cell>
          <table:table-cell office:value-type="string" calcext:value-type="string">
            <text:p>Indochina</text:p>
          </table:table-cell>
          <table:table-cell table:formula="of:=IF([.C713]=&quot;&quot;; [.B713]; [.C713])" office:value-type="string" office:string-value="Indochina" calcext:value-type="string">
            <text:p>Indochina</text:p>
          </table:table-cell>
          <table:table-cell office:value-type="string" calcext:value-type="string">
            <text:p>Indochina</text:p>
          </table:table-cell>
          <table:table-cell/>
          <table:table-cell table:formula="of:=CONCATENATE([.B713]; REPT(&quot; &quot;; 4); [.D713])" office:value-type="string" office:string-value="indochina    Indochina" calcext:value-type="string">
            <text:p>indochina <text:s text:c="3"/>Indochi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onesia</text:p>
          </table:table-cell>
          <table:table-cell table:formula="of:=IF([.C714]=&quot;&quot;; [.B714]; [.C714])" office:value-type="string" office:string-value="Indonesia" calcext:value-type="string">
            <text:p>Indonesia</text:p>
          </table:table-cell>
          <table:table-cell office:value-type="string" calcext:value-type="string">
            <text:p>Indonesia</text:p>
          </table:table-cell>
          <table:table-cell/>
          <table:table-cell table:formula="of:=CONCATENATE([.B714]; REPT(&quot; &quot;; 4); [.D714])" office:value-type="string" office:string-value="indonesia    Indonesia" calcext:value-type="string">
            <text:p>indonesia <text:s text:c="3"/>Indones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nstagram</text:p>
          </table:table-cell>
          <table:table-cell table:formula="of:=IF([.C715]=&quot;&quot;; [.B715]; [.C715])" office:value-type="string" office:string-value="Instagram" calcext:value-type="string">
            <text:p>Instagram</text:p>
          </table:table-cell>
          <table:table-cell office:value-type="string" calcext:value-type="string">
            <text:p>Instagram</text:p>
          </table:table-cell>
          <table:table-cell/>
          <table:table-cell table:formula="of:=CONCATENATE([.B715]; REPT(&quot; &quot;; 4); [.D715])" office:value-type="string" office:string-value="instagram    Instagram" calcext:value-type="string">
            <text:p>instagram <text:s text:c="3"/>Instagra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nstall</text:p>
          </table:table-cell>
          <table:table-cell/>
          <table:table-cell table:formula="of:=IF([.C716]=&quot;&quot;; [.B716]; [.C716])" office:value-type="string" office:string-value="install" calcext:value-type="string">
            <text:p>install</text:p>
          </table:table-cell>
          <table:table-cell office:value-type="string" calcext:value-type="string">
            <text:p>install</text:p>
          </table:table-cell>
          <table:table-cell/>
          <table:table-cell table:formula="of:=CONCATENATE([.B716]; REPT(&quot; &quot;; 4); [.D716])" office:value-type="string" office:string-value="install    install" calcext:value-type="string">
            <text:p>install <text:s text:c="3"/>instal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nsulin</text:p>
          </table:table-cell>
          <table:table-cell/>
          <table:table-cell table:formula="of:=IF([.C717]=&quot;&quot;; [.B717]; [.C717])" office:value-type="string" office:string-value="insulin" calcext:value-type="string">
            <text:p>insulin</text:p>
          </table:table-cell>
          <table:table-cell office:value-type="string" calcext:value-type="string">
            <text:p>insulin</text:p>
          </table:table-cell>
          <table:table-cell/>
          <table:table-cell table:formula="of:=CONCATENATE([.B717]; REPT(&quot; &quot;; 4); [.D717])" office:value-type="string" office:string-value="insulin    insulin" calcext:value-type="string">
            <text:p>insulin <text:s text:c="3"/>insul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</text:p>
          </table:table-cell>
          <table:table-cell table:formula="of:=IF([.C718]=&quot;&quot;; [.B718]; [.C718])" office:value-type="string" office:string-value="Intel" calcext:value-type="string">
            <text:p>Intel</text:p>
          </table:table-cell>
          <table:table-cell office:value-type="string" calcext:value-type="string">
            <text:p>Intel</text:p>
          </table:table-cell>
          <table:table-cell/>
          <table:table-cell table:formula="of:=CONCATENATE([.B718]; REPT(&quot; &quot;; 4); [.D718])" office:value-type="string" office:string-value="intel    Intel" calcext:value-type="string">
            <text:p>intel <text:s text:c="3"/>Int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nter</text:p>
          </table:table-cell>
          <table:table-cell/>
          <table:table-cell table:formula="of:=IF([.C719]=&quot;&quot;; [.B719]; [.C719])" office:value-type="string" office:string-value="inter" calcext:value-type="string">
            <text:p>inter</text:p>
          </table:table-cell>
          <table:table-cell office:value-type="string" calcext:value-type="string">
            <text:p>inter</text:p>
          </table:table-cell>
          <table:table-cell/>
          <table:table-cell table:formula="of:=CONCATENATE([.B719]; REPT(&quot; &quot;; 4); [.D719])" office:value-type="string" office:string-value="inter    inter" calcext:value-type="string">
            <text:p>inter <text:s text:c="3"/>int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nternational</text:p>
          </table:table-cell>
          <table:table-cell/>
          <table:table-cell table:formula="of:=IF([.C720]=&quot;&quot;; [.B720]; [.C720])" office:value-type="string" office:string-value="international" calcext:value-type="string">
            <text:p>international</text:p>
          </table:table-cell>
          <table:table-cell office:value-type="string" calcext:value-type="string">
            <text:p>international</text:p>
          </table:table-cell>
          <table:table-cell/>
          <table:table-cell table:formula="of:=CONCATENATE([.B720]; REPT(&quot; &quot;; 4); [.D720])" office:value-type="string" office:string-value="international    international" calcext:value-type="string">
            <text:p>international <text:s text:c="3"/>internation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nternet</text:p>
          </table:table-cell>
          <table:table-cell/>
          <table:table-cell table:formula="of:=IF([.C721]=&quot;&quot;; [.B721]; [.C721])" office:value-type="string" office:string-value="internet" calcext:value-type="string">
            <text:p>internet</text:p>
          </table:table-cell>
          <table:table-cell office:value-type="string" calcext:value-type="string">
            <text:p>internet</text:p>
          </table:table-cell>
          <table:table-cell/>
          <table:table-cell table:formula="of:=CONCATENATE([.B721]; REPT(&quot; &quot;; 4); [.D721])" office:value-type="string" office:string-value="internet    internet" calcext:value-type="string">
            <text:p>internet <text:s text:c="3"/>interne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nterpol</text:p>
          </table:table-cell>
          <table:table-cell office:value-type="string" calcext:value-type="string">
            <text:p>Interpol</text:p>
          </table:table-cell>
          <table:table-cell table:formula="of:=IF([.C722]=&quot;&quot;; [.B722]; [.C722])" office:value-type="string" office:string-value="Interpol" calcext:value-type="string">
            <text:p>Interpol</text:p>
          </table:table-cell>
          <table:table-cell office:value-type="string" calcext:value-type="string">
            <text:p>Interpol</text:p>
          </table:table-cell>
          <table:table-cell/>
          <table:table-cell table:formula="of:=CONCATENATE([.B722]; REPT(&quot; &quot;; 4); [.D722])" office:value-type="string" office:string-value="interpol    Interpol" calcext:value-type="string">
            <text:p>interpol <text:s text:c="3"/>Interpo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on</text:p>
          </table:table-cell>
          <table:table-cell/>
          <table:table-cell table:formula="of:=IF([.C723]=&quot;&quot;; [.B723]; [.C723])" office:value-type="string" office:string-value="ion" calcext:value-type="string">
            <text:p>ion</text:p>
          </table:table-cell>
          <table:table-cell office:value-type="string" calcext:value-type="string">
            <text:p>ion</text:p>
          </table:table-cell>
          <table:table-cell/>
          <table:table-cell table:formula="of:=CONCATENATE([.B723]; REPT(&quot; &quot;; 4); [.D723])" office:value-type="string" office:string-value="ion    ion" calcext:value-type="string">
            <text:p>ion <text:s text:c="3"/>i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IOS</text:p>
          </table:table-cell>
          <table:table-cell table:formula="of:=IF([.C724]=&quot;&quot;; [.B724]; [.C724])" office:value-type="string" office:string-value="IOS" calcext:value-type="string">
            <text:p>IOS</text:p>
          </table:table-cell>
          <table:table-cell office:value-type="string" calcext:value-type="string">
            <text:p>IOS</text:p>
          </table:table-cell>
          <table:table-cell/>
          <table:table-cell table:formula="of:=CONCATENATE([.B724]; REPT(&quot; &quot;; 4); [.D724])" office:value-type="string" office:string-value="ios    IOS" calcext:value-type="string">
            <text:p>ios <text:s text:c="3"/>IO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Ipad</text:p>
          </table:table-cell>
          <table:table-cell table:formula="of:=IF([.C725]=&quot;&quot;; [.B725]; [.C725])" office:value-type="string" office:string-value="Ipad" calcext:value-type="string">
            <text:p>Ipad</text:p>
          </table:table-cell>
          <table:table-cell office:value-type="string" calcext:value-type="string">
            <text:p>Ipad</text:p>
          </table:table-cell>
          <table:table-cell/>
          <table:table-cell table:formula="of:=CONCATENATE([.B725]; REPT(&quot; &quot;; 4); [.D725])" office:value-type="string" office:string-value="ipad    Ipad" calcext:value-type="string">
            <text:p>ipad <text:s text:c="3"/>Ipa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phone</text:p>
          </table:table-cell>
          <table:table-cell table:formula="of:=IF([.C726]=&quot;&quot;; [.B726]; [.C726])" office:value-type="string" office:string-value="Iphone" calcext:value-type="string">
            <text:p>Iphone</text:p>
          </table:table-cell>
          <table:table-cell office:value-type="string" calcext:value-type="string">
            <text:p>Iphone</text:p>
          </table:table-cell>
          <table:table-cell/>
          <table:table-cell table:formula="of:=CONCATENATE([.B726]; REPT(&quot; &quot;; 4); [.D726])" office:value-type="string" office:string-value="iphone    Iphone" calcext:value-type="string">
            <text:p>iphone <text:s text:c="3"/>Ipho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pod</text:p>
          </table:table-cell>
          <table:table-cell office:value-type="string" calcext:value-type="string">
            <text:p>Ipod</text:p>
          </table:table-cell>
          <table:table-cell table:formula="of:=IF([.C727]=&quot;&quot;; [.B727]; [.C727])" office:value-type="string" office:string-value="Ipod" calcext:value-type="string">
            <text:p>Ipod</text:p>
          </table:table-cell>
          <table:table-cell office:value-type="string" calcext:value-type="string">
            <text:p>Ipod</text:p>
          </table:table-cell>
          <table:table-cell/>
          <table:table-cell table:formula="of:=CONCATENATE([.B727]; REPT(&quot; &quot;; 4); [.D727])" office:value-type="string" office:string-value="ipod    Ipod" calcext:value-type="string">
            <text:p>ipod <text:s text:c="3"/>Ipo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an</text:p>
          </table:table-cell>
          <table:table-cell table:formula="of:=IF([.C728]=&quot;&quot;; [.B728]; [.C728])" office:value-type="string" office:string-value="Iran" calcext:value-type="string">
            <text:p>Iran</text:p>
          </table:table-cell>
          <table:table-cell office:value-type="string" calcext:value-type="string">
            <text:p>Iran</text:p>
          </table:table-cell>
          <table:table-cell/>
          <table:table-cell table:formula="of:=CONCATENATE([.B728]; REPT(&quot; &quot;; 4); [.D728])" office:value-type="string" office:string-value="iran    Iran" calcext:value-type="string">
            <text:p>iran <text:s text:c="3"/>Ir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aq</text:p>
          </table:table-cell>
          <table:table-cell table:formula="of:=IF([.C729]=&quot;&quot;; [.B729]; [.C729])" office:value-type="string" office:string-value="Iraq" calcext:value-type="string">
            <text:p>Iraq</text:p>
          </table:table-cell>
          <table:table-cell office:value-type="string" calcext:value-type="string">
            <text:p>Iraq</text:p>
          </table:table-cell>
          <table:table-cell/>
          <table:table-cell table:formula="of:=CONCATENATE([.B729]; REPT(&quot; &quot;; 4); [.D729])" office:value-type="string" office:string-value="iraq    Iraq" calcext:value-type="string">
            <text:p>iraq <text:s text:c="3"/>Iraq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table:number-columns-repeated="2"/>
          <table:table-cell table:formula="of:=IF([.C730]=&quot;&quot;; [.B730]; [.C730])" office:value-type="float" office:value="0" calcext:value-type="float">
            <text:p>0</text:p>
          </table:table-cell>
          <table:table-cell table:number-columns-repeated="2"/>
          <table:table-cell table:formula="of:=CONCATENATE([.B730]; REPT(&quot; &quot;; 4); [.D730])" office:value-type="string" office:string-value="    0" calcext:value-type="string">
            <text:p><text:s text:c="4"/>0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</text:p>
          </table:table-cell>
          <table:table-cell table:formula="of:=IF([.C731]=&quot;&quot;; [.B731]; [.C731])" office:value-type="string" office:string-value="IS" calcext:value-type="string">
            <text:p>IS</text:p>
          </table:table-cell>
          <table:table-cell office:value-type="string" calcext:value-type="string">
            <text:p>IS</text:p>
          </table:table-cell>
          <table:table-cell/>
          <table:table-cell table:formula="of:=CONCATENATE([.B731]; REPT(&quot; &quot;; 4); [.D731])" office:value-type="string" office:string-value="is    IS" calcext:value-type="string">
            <text:p>is <text:s text:c="3"/>I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Island</text:p>
          </table:table-cell>
          <table:table-cell table:formula="of:=IF([.C732]=&quot;&quot;; [.B732]; [.C732])" office:value-type="string" office:string-value="Island" calcext:value-type="string">
            <text:p>Island</text:p>
          </table:table-cell>
          <table:table-cell office:value-type="string" calcext:value-type="string">
            <text:p>Island</text:p>
          </table:table-cell>
          <table:table-cell/>
          <table:table-cell table:formula="of:=CONCATENATE([.B732]; REPT(&quot; &quot;; 4); [.D732])" office:value-type="string" office:string-value="island    Island" calcext:value-type="string">
            <text:p>island <text:s text:c="3"/>Isla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ISO</text:p>
          </table:table-cell>
          <table:table-cell table:formula="of:=IF([.C733]=&quot;&quot;; [.B733]; [.C733])" office:value-type="string" office:string-value="ISO" calcext:value-type="string">
            <text:p>ISO</text:p>
          </table:table-cell>
          <table:table-cell office:value-type="string" calcext:value-type="string">
            <text:p>ISO</text:p>
          </table:table-cell>
          <table:table-cell/>
          <table:table-cell table:formula="of:=CONCATENATE([.B733]; REPT(&quot; &quot;; 4); [.D733])" office:value-type="string" office:string-value="iso    ISO" calcext:value-type="string">
            <text:p>iso <text:s text:c="3"/>IS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ael</text:p>
          </table:table-cell>
          <table:table-cell table:formula="of:=IF([.C734]=&quot;&quot;; [.B734]; [.C734])" office:value-type="string" office:string-value="Israel" calcext:value-type="string">
            <text:p>Israel</text:p>
          </table:table-cell>
          <table:table-cell office:value-type="string" calcext:value-type="string">
            <text:p>Israel</text:p>
          </table:table-cell>
          <table:table-cell/>
          <table:table-cell table:formula="of:=CONCATENATE([.B734]; REPT(&quot; &quot;; 4); [.D734])" office:value-type="string" office:string-value="israel    Israel" calcext:value-type="string">
            <text:p>israel <text:s text:c="3"/>Isra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lia</text:p>
          </table:table-cell>
          <table:table-cell table:formula="of:=IF([.C735]=&quot;&quot;; [.B735]; [.C735])" office:value-type="string" office:string-value="Italia" calcext:value-type="string">
            <text:p>Italia</text:p>
          </table:table-cell>
          <table:table-cell office:value-type="string" calcext:value-type="string">
            <text:p>Italia</text:p>
          </table:table-cell>
          <table:table-cell/>
          <table:table-cell table:formula="of:=CONCATENATE([.B735]; REPT(&quot; &quot;; 4); [.D735])" office:value-type="string" office:string-value="italia    Italia" calcext:value-type="string">
            <text:p>italia <text:s text:c="3"/>Ital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ly</text:p>
          </table:table-cell>
          <table:table-cell table:formula="of:=IF([.C736]=&quot;&quot;; [.B736]; [.C736])" office:value-type="string" office:string-value="Italy" calcext:value-type="string">
            <text:p>Italy</text:p>
          </table:table-cell>
          <table:table-cell office:value-type="string" calcext:value-type="string">
            <text:p>Italy</text:p>
          </table:table-cell>
          <table:table-cell/>
          <table:table-cell table:formula="of:=CONCATENATE([.B736]; REPT(&quot; &quot;; 4); [.D736])" office:value-type="string" office:string-value="italy    Italy" calcext:value-type="string">
            <text:p>italy <text:s text:c="3"/>Ital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tem</text:p>
          </table:table-cell>
          <table:table-cell/>
          <table:table-cell table:formula="of:=IF([.C737]=&quot;&quot;; [.B737]; [.C737])" office:value-type="string" office:string-value="item" calcext:value-type="string">
            <text:p>item</text:p>
          </table:table-cell>
          <table:table-cell office:value-type="string" calcext:value-type="string">
            <text:p>item</text:p>
          </table:table-cell>
          <table:table-cell/>
          <table:table-cell table:formula="of:=CONCATENATE([.B737]; REPT(&quot; &quot;; 4); [.D737])" office:value-type="string" office:string-value="item    item" calcext:value-type="string">
            <text:p>item <text:s text:c="3"/>ite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tunes</text:p>
          </table:table-cell>
          <table:table-cell office:value-type="string" calcext:value-type="string">
            <text:p>Itunes</text:p>
          </table:table-cell>
          <table:table-cell table:formula="of:=IF([.C738]=&quot;&quot;; [.B738]; [.C738])" office:value-type="string" office:string-value="Itunes" calcext:value-type="string">
            <text:p>Itunes</text:p>
          </table:table-cell>
          <table:table-cell office:value-type="string" calcext:value-type="string">
            <text:p>Itunes</text:p>
          </table:table-cell>
          <table:table-cell/>
          <table:table-cell table:formula="of:=CONCATENATE([.B738]; REPT(&quot; &quot;; 4); [.D738])" office:value-type="string" office:string-value="itunes    Itunes" calcext:value-type="string">
            <text:p>itunes <text:s text:c="3"/>Itun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iv</text:p>
          </table:table-cell>
          <table:table-cell/>
          <table:table-cell table:formula="of:=IF([.C739]=&quot;&quot;; [.B739]; [.C739])" office:value-type="string" office:string-value="iv" calcext:value-type="string">
            <text:p>iv</text:p>
          </table:table-cell>
          <table:table-cell office:value-type="string" calcext:value-type="string">
            <text:p>iv</text:p>
          </table:table-cell>
          <table:table-cell/>
          <table:table-cell table:formula="of:=CONCATENATE([.B739]; REPT(&quot; &quot;; 4); [.D739])" office:value-type="string" office:string-value="iv    iv" calcext:value-type="string">
            <text:p>iv <text:s text:c="3"/>iv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ack</text:p>
          </table:table-cell>
          <table:table-cell/>
          <table:table-cell table:formula="of:=IF([.C740]=&quot;&quot;; [.B740]; [.C740])" office:value-type="string" office:string-value="jack" calcext:value-type="string">
            <text:p>jack</text:p>
          </table:table-cell>
          <table:table-cell office:value-type="string" calcext:value-type="string">
            <text:p>jack</text:p>
          </table:table-cell>
          <table:table-cell/>
          <table:table-cell table:formula="of:=CONCATENATE([.B740]; REPT(&quot; &quot;; 4); [.D740])" office:value-type="string" office:string-value="jack    jack" calcext:value-type="string">
            <text:p>jack <text:s text:c="3"/>ja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acket</text:p>
          </table:table-cell>
          <table:table-cell/>
          <table:table-cell table:formula="of:=IF([.C741]=&quot;&quot;; [.B741]; [.C741])" office:value-type="string" office:string-value="jacket" calcext:value-type="string">
            <text:p>jacket</text:p>
          </table:table-cell>
          <table:table-cell office:value-type="string" calcext:value-type="string">
            <text:p>jacket</text:p>
          </table:table-cell>
          <table:table-cell/>
          <table:table-cell table:formula="of:=CONCATENATE([.B741]; REPT(&quot; &quot;; 4); [.D741])" office:value-type="string" office:string-value="jacket    jacket" calcext:value-type="string">
            <text:p>jacket <text:s text:c="3"/>jacke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ckson</text:p>
          </table:table-cell>
          <table:table-cell table:formula="of:=IF([.C742]=&quot;&quot;; [.B742]; [.C742])" office:value-type="string" office:string-value="Jackson" calcext:value-type="string">
            <text:p>Jackson</text:p>
          </table:table-cell>
          <table:table-cell office:value-type="string" calcext:value-type="string">
            <text:p>Jackson</text:p>
          </table:table-cell>
          <table:table-cell/>
          <table:table-cell table:formula="of:=CONCATENATE([.B742]; REPT(&quot; &quot;; 4); [.D742])" office:value-type="string" office:string-value="jackson    Jackson" calcext:value-type="string">
            <text:p>jackson <text:s text:c="3"/>Jacks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Jacob</text:p>
          </table:table-cell>
          <table:table-cell table:formula="of:=IF([.C743]=&quot;&quot;; [.B743]; [.C743])" office:value-type="string" office:string-value="Jacob" calcext:value-type="string">
            <text:p>Jacob</text:p>
          </table:table-cell>
          <table:table-cell office:value-type="string" calcext:value-type="string">
            <text:p>Jacob</text:p>
          </table:table-cell>
          <table:table-cell/>
          <table:table-cell table:formula="of:=CONCATENATE([.B743]; REPT(&quot; &quot;; 4); [.D743])" office:value-type="string" office:string-value="jacob    Jacob" calcext:value-type="string">
            <text:p>jacob <text:s text:c="3"/>Jacob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ae</text:p>
          </table:table-cell>
          <table:table-cell/>
          <table:table-cell table:formula="of:=IF([.C744]=&quot;&quot;; [.B744]; [.C744])" office:value-type="string" office:string-value="jae" calcext:value-type="string">
            <text:p>jae</text:p>
          </table:table-cell>
          <table:table-cell office:value-type="string" calcext:value-type="string">
            <text:p>jae</text:p>
          </table:table-cell>
          <table:table-cell/>
          <table:table-cell table:formula="of:=CONCATENATE([.B744]; REPT(&quot; &quot;; 4); [.D744])" office:value-type="string" office:string-value="jae    jae" calcext:value-type="string">
            <text:p>jae <text:s text:c="3"/>ja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Jakarta</text:p>
          </table:table-cell>
          <table:table-cell table:formula="of:=IF([.C745]=&quot;&quot;; [.B745]; [.C745])" office:value-type="string" office:string-value="Jakarta" calcext:value-type="string">
            <text:p>Jakarta</text:p>
          </table:table-cell>
          <table:table-cell office:value-type="string" calcext:value-type="string">
            <text:p>Jakarta</text:p>
          </table:table-cell>
          <table:table-cell/>
          <table:table-cell table:formula="of:=CONCATENATE([.B745]; REPT(&quot; &quot;; 4); [.D745])" office:value-type="string" office:string-value="jakarta    Jakarta" calcext:value-type="string">
            <text:p>jakarta <text:s text:c="3"/>Jakart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Jake</text:p>
          </table:table-cell>
          <table:table-cell table:formula="of:=IF([.C746]=&quot;&quot;; [.B746]; [.C746])" office:value-type="string" office:string-value="Jake" calcext:value-type="string">
            <text:p>Jake</text:p>
          </table:table-cell>
          <table:table-cell office:value-type="string" calcext:value-type="string">
            <text:p>Jake</text:p>
          </table:table-cell>
          <table:table-cell/>
          <table:table-cell table:formula="of:=CONCATENATE([.B746]; REPT(&quot; &quot;; 4); [.D746])" office:value-type="string" office:string-value="jake    Jake" calcext:value-type="string">
            <text:p>jake <text:s text:c="3"/>Jak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mes</text:p>
          </table:table-cell>
          <table:table-cell table:formula="of:=IF([.C747]=&quot;&quot;; [.B747]; [.C747])" office:value-type="string" office:string-value="James" calcext:value-type="string">
            <text:p>James</text:p>
          </table:table-cell>
          <table:table-cell office:value-type="string" calcext:value-type="string">
            <text:p>James</text:p>
          </table:table-cell>
          <table:table-cell/>
          <table:table-cell table:formula="of:=CONCATENATE([.B747]; REPT(&quot; &quot;; 4); [.D747])" office:value-type="string" office:string-value="james    James" calcext:value-type="string">
            <text:p>james <text:s text:c="3"/>Jam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Jamie</text:p>
          </table:table-cell>
          <table:table-cell table:formula="of:=IF([.C748]=&quot;&quot;; [.B748]; [.C748])" office:value-type="string" office:string-value="Jamie" calcext:value-type="string">
            <text:p>Jamie</text:p>
          </table:table-cell>
          <table:table-cell office:value-type="string" calcext:value-type="string">
            <text:p>Jamie</text:p>
          </table:table-cell>
          <table:table-cell/>
          <table:table-cell table:formula="of:=CONCATENATE([.B748]; REPT(&quot; &quot;; 4); [.D748])" office:value-type="string" office:string-value="jamie    Jamie" calcext:value-type="string">
            <text:p>jamie <text:s text:c="3"/>Jami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Jane</text:p>
          </table:table-cell>
          <table:table-cell table:formula="of:=IF([.C749]=&quot;&quot;; [.B749]; [.C749])" office:value-type="string" office:string-value="Jane" calcext:value-type="string">
            <text:p>Jane</text:p>
          </table:table-cell>
          <table:table-cell office:value-type="string" calcext:value-type="string">
            <text:p>Jane</text:p>
          </table:table-cell>
          <table:table-cell/>
          <table:table-cell table:formula="of:=CONCATENATE([.B749]; REPT(&quot; &quot;; 4); [.D749])" office:value-type="string" office:string-value="jane    Jane" calcext:value-type="string">
            <text:p>jane <text:s text:c="3"/>Ja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Janet</text:p>
          </table:table-cell>
          <table:table-cell table:formula="of:=IF([.C750]=&quot;&quot;; [.B750]; [.C750])" office:value-type="string" office:string-value="Janet" calcext:value-type="string">
            <text:p>Janet</text:p>
          </table:table-cell>
          <table:table-cell office:value-type="string" calcext:value-type="string">
            <text:p>Janet</text:p>
          </table:table-cell>
          <table:table-cell/>
          <table:table-cell table:formula="of:=CONCATENATE([.B750]; REPT(&quot; &quot;; 4); [.D750])" office:value-type="string" office:string-value="janet    Janet" calcext:value-type="string">
            <text:p>janet <text:s text:c="3"/>Jane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ang</text:p>
          </table:table-cell>
          <table:table-cell/>
          <table:table-cell table:formula="of:=IF([.C751]=&quot;&quot;; [.B751]; [.C751])" office:value-type="string" office:string-value="jang" calcext:value-type="string">
            <text:p>jang</text:p>
          </table:table-cell>
          <table:table-cell office:value-type="string" calcext:value-type="string">
            <text:p>jang</text:p>
          </table:table-cell>
          <table:table-cell/>
          <table:table-cell table:formula="of:=CONCATENATE([.B751]; REPT(&quot; &quot;; 4); [.D751])" office:value-type="string" office:string-value="jang    jang" calcext:value-type="string">
            <text:p>jang <text:s text:c="3"/>jan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anna</text:p>
          </table:table-cell>
          <table:table-cell/>
          <table:table-cell table:formula="of:=IF([.C752]=&quot;&quot;; [.B752]; [.C752])" office:value-type="string" office:string-value="janna" calcext:value-type="string">
            <text:p>janna</text:p>
          </table:table-cell>
          <table:table-cell office:value-type="string" calcext:value-type="string">
            <text:p>janna</text:p>
          </table:table-cell>
          <table:table-cell/>
          <table:table-cell table:formula="of:=CONCATENATE([.B752]; REPT(&quot; &quot;; 4); [.D752])" office:value-type="string" office:string-value="janna    janna" calcext:value-type="string">
            <text:p>janna <text:s text:c="3"/>jan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an</text:p>
          </table:table-cell>
          <table:table-cell table:formula="of:=IF([.C753]=&quot;&quot;; [.B753]; [.C753])" office:value-type="string" office:string-value="Japan" calcext:value-type="string">
            <text:p>Japan</text:p>
          </table:table-cell>
          <table:table-cell office:value-type="string" calcext:value-type="string">
            <text:p>Japan</text:p>
          </table:table-cell>
          <table:table-cell/>
          <table:table-cell table:formula="of:=CONCATENATE([.B753]; REPT(&quot; &quot;; 4); [.D753])" office:value-type="string" office:string-value="japan    Japan" calcext:value-type="string">
            <text:p>japan <text:s text:c="3"/>Jap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Jason</text:p>
          </table:table-cell>
          <table:table-cell table:formula="of:=IF([.C754]=&quot;&quot;; [.B754]; [.C754])" office:value-type="string" office:string-value="Jason" calcext:value-type="string">
            <text:p>Jason</text:p>
          </table:table-cell>
          <table:table-cell office:value-type="string" calcext:value-type="string">
            <text:p>Jason</text:p>
          </table:table-cell>
          <table:table-cell/>
          <table:table-cell table:formula="of:=CONCATENATE([.B754]; REPT(&quot; &quot;; 4); [.D754])" office:value-type="string" office:string-value="jason    Jason" calcext:value-type="string">
            <text:p>jason <text:s text:c="3"/>Jas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</text:p>
          </table:table-cell>
          <table:table-cell table:formula="of:=IF([.C755]=&quot;&quot;; [.B755]; [.C755])" office:value-type="string" office:string-value="Java" calcext:value-type="string">
            <text:p>Java</text:p>
          </table:table-cell>
          <table:table-cell office:value-type="string" calcext:value-type="string">
            <text:p>Java</text:p>
          </table:table-cell>
          <table:table-cell/>
          <table:table-cell table:formula="of:=CONCATENATE([.B755]; REPT(&quot; &quot;; 4); [.D755])" office:value-type="string" office:string-value="java    Java" calcext:value-type="string">
            <text:p>java <text:s text:c="3"/>Jav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ay</text:p>
          </table:table-cell>
          <table:table-cell/>
          <table:table-cell table:formula="of:=IF([.C756]=&quot;&quot;; [.B756]; [.C756])" office:value-type="string" office:string-value="jay" calcext:value-type="string">
            <text:p>jay</text:p>
          </table:table-cell>
          <table:table-cell office:value-type="string" calcext:value-type="string">
            <text:p>jay</text:p>
          </table:table-cell>
          <table:table-cell/>
          <table:table-cell table:formula="of:=CONCATENATE([.B756]; REPT(&quot; &quot;; 4); [.D756])" office:value-type="string" office:string-value="jay    jay" calcext:value-type="string">
            <text:p>jay <text:s text:c="3"/>ja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azz</text:p>
          </table:table-cell>
          <table:table-cell/>
          <table:table-cell table:formula="of:=IF([.C757]=&quot;&quot;; [.B757]; [.C757])" office:value-type="string" office:string-value="jazz" calcext:value-type="string">
            <text:p>jazz</text:p>
          </table:table-cell>
          <table:table-cell office:value-type="string" calcext:value-type="string">
            <text:p>jazz</text:p>
          </table:table-cell>
          <table:table-cell/>
          <table:table-cell table:formula="of:=CONCATENATE([.B757]; REPT(&quot; &quot;; 4); [.D757])" office:value-type="string" office:string-value="jazz    jazz" calcext:value-type="string">
            <text:p>jazz <text:s text:c="3"/>jazz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ean</text:p>
          </table:table-cell>
          <table:table-cell/>
          <table:table-cell table:formula="of:=IF([.C758]=&quot;&quot;; [.B758]; [.C758])" office:value-type="string" office:string-value="jean" calcext:value-type="string">
            <text:p>jean</text:p>
          </table:table-cell>
          <table:table-cell office:value-type="string" calcext:value-type="string">
            <text:p>jean</text:p>
          </table:table-cell>
          <table:table-cell/>
          <table:table-cell table:formula="of:=CONCATENATE([.B758]; REPT(&quot; &quot;; 4); [.D758])" office:value-type="string" office:string-value="jean    jean" calcext:value-type="string">
            <text:p>jean <text:s text:c="3"/>je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eans</text:p>
          </table:table-cell>
          <table:table-cell/>
          <table:table-cell table:formula="of:=IF([.C759]=&quot;&quot;; [.B759]; [.C759])" office:value-type="string" office:string-value="jeans" calcext:value-type="string">
            <text:p>jeans</text:p>
          </table:table-cell>
          <table:table-cell office:value-type="string" calcext:value-type="string">
            <text:p>jeans</text:p>
          </table:table-cell>
          <table:table-cell/>
          <table:table-cell table:formula="of:=CONCATENATE([.B759]; REPT(&quot; &quot;; 4); [.D759])" office:value-type="string" office:string-value="jeans    jeans" calcext:value-type="string">
            <text:p>jeans <text:s text:c="3"/>jean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eep</text:p>
          </table:table-cell>
          <table:table-cell/>
          <table:table-cell table:formula="of:=IF([.C760]=&quot;&quot;; [.B760]; [.C760])" office:value-type="string" office:string-value="jeep" calcext:value-type="string">
            <text:p>jeep</text:p>
          </table:table-cell>
          <table:table-cell office:value-type="string" calcext:value-type="string">
            <text:p>jeep</text:p>
          </table:table-cell>
          <table:table-cell/>
          <table:table-cell table:formula="of:=CONCATENATE([.B760]; REPT(&quot; &quot;; 4); [.D760])" office:value-type="string" office:string-value="jeep    jeep" calcext:value-type="string">
            <text:p>jeep <text:s text:c="3"/>jee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eff</text:p>
          </table:table-cell>
          <table:table-cell/>
          <table:table-cell table:formula="of:=IF([.C761]=&quot;&quot;; [.B761]; [.C761])" office:value-type="string" office:string-value="jeff" calcext:value-type="string">
            <text:p>jeff</text:p>
          </table:table-cell>
          <table:table-cell office:value-type="string" calcext:value-type="string">
            <text:p>jeff</text:p>
          </table:table-cell>
          <table:table-cell/>
          <table:table-cell table:formula="of:=CONCATENATE([.B761]; REPT(&quot; &quot;; 4); [.D761])" office:value-type="string" office:string-value="jeff    jeff" calcext:value-type="string">
            <text:p>jeff <text:s text:c="3"/>jeff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en</text:p>
          </table:table-cell>
          <table:table-cell/>
          <table:table-cell table:formula="of:=IF([.C762]=&quot;&quot;; [.B762]; [.C762])" office:value-type="string" office:string-value="jen" calcext:value-type="string">
            <text:p>jen</text:p>
          </table:table-cell>
          <table:table-cell office:value-type="string" calcext:value-type="string">
            <text:p>jen</text:p>
          </table:table-cell>
          <table:table-cell/>
          <table:table-cell table:formula="of:=CONCATENATE([.B762]; REPT(&quot; &quot;; 4); [.D762])" office:value-type="string" office:string-value="jen    jen" calcext:value-type="string">
            <text:p>jen <text:s text:c="3"/>j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Jennifer</text:p>
          </table:table-cell>
          <table:table-cell table:formula="of:=IF([.C763]=&quot;&quot;; [.B763]; [.C763])" office:value-type="string" office:string-value="Jennifer" calcext:value-type="string">
            <text:p>Jennifer</text:p>
          </table:table-cell>
          <table:table-cell office:value-type="string" calcext:value-type="string">
            <text:p>Jennifer</text:p>
          </table:table-cell>
          <table:table-cell/>
          <table:table-cell table:formula="of:=CONCATENATE([.B763]; REPT(&quot; &quot;; 4); [.D763])" office:value-type="string" office:string-value="jennifer    Jennifer" calcext:value-type="string">
            <text:p>jennifer <text:s text:c="3"/>Jennif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Jenny</text:p>
          </table:table-cell>
          <table:table-cell table:formula="of:=IF([.C764]=&quot;&quot;; [.B764]; [.C764])" office:value-type="string" office:string-value="Jenny" calcext:value-type="string">
            <text:p>Jenny</text:p>
          </table:table-cell>
          <table:table-cell office:value-type="string" calcext:value-type="string">
            <text:p>Jenny</text:p>
          </table:table-cell>
          <table:table-cell/>
          <table:table-cell table:formula="of:=CONCATENATE([.B764]; REPT(&quot; &quot;; 4); [.D764])" office:value-type="string" office:string-value="jenny    Jenny" calcext:value-type="string">
            <text:p>jenny <text:s text:c="3"/>Jenn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erry</text:p>
          </table:table-cell>
          <table:table-cell/>
          <table:table-cell table:formula="of:=IF([.C765]=&quot;&quot;; [.B765]; [.C765])" office:value-type="string" office:string-value="jerry" calcext:value-type="string">
            <text:p>jerry</text:p>
          </table:table-cell>
          <table:table-cell office:value-type="string" calcext:value-type="string">
            <text:p>jerry</text:p>
          </table:table-cell>
          <table:table-cell/>
          <table:table-cell table:formula="of:=CONCATENATE([.B765]; REPT(&quot; &quot;; 4); [.D765])" office:value-type="string" office:string-value="jerry    jerry" calcext:value-type="string">
            <text:p>jerry <text:s text:c="3"/>jer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Jerusalem</text:p>
          </table:table-cell>
          <table:table-cell table:formula="of:=IF([.C766]=&quot;&quot;; [.B766]; [.C766])" office:value-type="string" office:string-value="Jerusalem" calcext:value-type="string">
            <text:p>Jerusalem</text:p>
          </table:table-cell>
          <table:table-cell office:value-type="string" calcext:value-type="string">
            <text:p>Jerusalem</text:p>
          </table:table-cell>
          <table:table-cell/>
          <table:table-cell table:formula="of:=CONCATENATE([.B766]; REPT(&quot; &quot;; 4); [.D766])" office:value-type="string" office:string-value="jerusalem    Jerusalem" calcext:value-type="string">
            <text:p>jerusalem <text:s text:c="3"/>Jerusale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Jessica</text:p>
          </table:table-cell>
          <table:table-cell table:formula="of:=IF([.C767]=&quot;&quot;; [.B767]; [.C767])" office:value-type="string" office:string-value="Jessica" calcext:value-type="string">
            <text:p>Jessica</text:p>
          </table:table-cell>
          <table:table-cell office:value-type="string" calcext:value-type="string">
            <text:p>Jessica</text:p>
          </table:table-cell>
          <table:table-cell/>
          <table:table-cell table:formula="of:=CONCATENATE([.B767]; REPT(&quot; &quot;; 4); [.D767])" office:value-type="string" office:string-value="jessica    Jessica" calcext:value-type="string">
            <text:p>jessica <text:s text:c="3"/>Jessic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essie</text:p>
          </table:table-cell>
          <table:table-cell/>
          <table:table-cell table:formula="of:=IF([.C768]=&quot;&quot;; [.B768]; [.C768])" office:value-type="string" office:string-value="jessie" calcext:value-type="string">
            <text:p>jessie</text:p>
          </table:table-cell>
          <table:table-cell office:value-type="string" calcext:value-type="string">
            <text:p>jessie</text:p>
          </table:table-cell>
          <table:table-cell/>
          <table:table-cell table:formula="of:=CONCATENATE([.B768]; REPT(&quot; &quot;; 4); [.D768])" office:value-type="string" office:string-value="jessie    jessie" calcext:value-type="string">
            <text:p>jessie <text:s text:c="3"/>jessi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Jesus</text:p>
          </table:table-cell>
          <table:table-cell table:formula="of:=IF([.C769]=&quot;&quot;; [.B769]; [.C769])" office:value-type="string" office:string-value="Jesus" calcext:value-type="string">
            <text:p>Jesus</text:p>
          </table:table-cell>
          <table:table-cell office:value-type="string" calcext:value-type="string">
            <text:p>Jesus</text:p>
          </table:table-cell>
          <table:table-cell/>
          <table:table-cell table:formula="of:=CONCATENATE([.B769]; REPT(&quot; &quot;; 4); [.D769])" office:value-type="string" office:string-value="jesus    Jesus" calcext:value-type="string">
            <text:p>jesus <text:s text:c="3"/>Jesu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ica</text:p>
          </table:table-cell>
          <table:table-cell office:value-type="string" calcext:value-type="string">
            <text:p>Jica</text:p>
          </table:table-cell>
          <table:table-cell table:formula="of:=IF([.C770]=&quot;&quot;; [.B770]; [.C770])" office:value-type="string" office:string-value="Jica" calcext:value-type="string">
            <text:p>Jica</text:p>
          </table:table-cell>
          <table:table-cell office:value-type="string" calcext:value-type="string">
            <text:p>Jica</text:p>
          </table:table-cell>
          <table:table-cell/>
          <table:table-cell table:formula="of:=CONCATENATE([.B770]; REPT(&quot; &quot;; 4); [.D770])" office:value-type="string" office:string-value="jica    Jica" calcext:value-type="string">
            <text:p>jica <text:s text:c="3"/>Jic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i</text:p>
          </table:table-cell>
          <table:table-cell/>
          <table:table-cell table:formula="of:=IF([.C771]=&quot;&quot;; [.B771]; [.C771])" office:value-type="string" office:string-value="ji" calcext:value-type="string">
            <text:p>ji</text:p>
          </table:table-cell>
          <table:table-cell office:value-type="string" calcext:value-type="string">
            <text:p>ji</text:p>
          </table:table-cell>
          <table:table-cell/>
          <table:table-cell table:formula="of:=CONCATENATE([.B771]; REPT(&quot; &quot;; 4); [.D771])" office:value-type="string" office:string-value="ji    ji" calcext:value-type="string">
            <text:p>ji <text:s text:c="3"/>j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Jim</text:p>
          </table:table-cell>
          <table:table-cell table:formula="of:=IF([.C772]=&quot;&quot;; [.B772]; [.C772])" office:value-type="string" office:string-value="Jim" calcext:value-type="string">
            <text:p>Jim</text:p>
          </table:table-cell>
          <table:table-cell office:value-type="string" calcext:value-type="string">
            <text:p>Jim</text:p>
          </table:table-cell>
          <table:table-cell/>
          <table:table-cell table:formula="of:=CONCATENATE([.B772]; REPT(&quot; &quot;; 4); [.D772])" office:value-type="string" office:string-value="jim    Jim" calcext:value-type="string">
            <text:p>jim <text:s text:c="3"/>Ji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Jimmy</text:p>
          </table:table-cell>
          <table:table-cell table:formula="of:=IF([.C773]=&quot;&quot;; [.B773]; [.C773])" office:value-type="string" office:string-value="Jimmy" calcext:value-type="string">
            <text:p>Jimmy</text:p>
          </table:table-cell>
          <table:table-cell office:value-type="string" calcext:value-type="string">
            <text:p>Jimmy</text:p>
          </table:table-cell>
          <table:table-cell/>
          <table:table-cell table:formula="of:=CONCATENATE([.B773]; REPT(&quot; &quot;; 4); [.D773])" office:value-type="string" office:string-value="jimmy    Jimmy" calcext:value-type="string">
            <text:p>jimmy <text:s text:c="3"/>Jimm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in</text:p>
          </table:table-cell>
          <table:table-cell/>
          <table:table-cell table:formula="of:=IF([.C774]=&quot;&quot;; [.B774]; [.C774])" office:value-type="string" office:string-value="jin" calcext:value-type="string">
            <text:p>jin</text:p>
          </table:table-cell>
          <table:table-cell office:value-type="string" calcext:value-type="string">
            <text:p>jin</text:p>
          </table:table-cell>
          <table:table-cell/>
          <table:table-cell table:formula="of:=CONCATENATE([.B774]; REPT(&quot; &quot;; 4); [.D774])" office:value-type="string" office:string-value="jin    jin" calcext:value-type="string">
            <text:p>jin <text:s text:c="3"/>j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ob</text:p>
          </table:table-cell>
          <table:table-cell/>
          <table:table-cell table:formula="of:=IF([.C775]=&quot;&quot;; [.B775]; [.C775])" office:value-type="string" office:string-value="job" calcext:value-type="string">
            <text:p>job</text:p>
          </table:table-cell>
          <table:table-cell office:value-type="string" calcext:value-type="string">
            <text:p>job</text:p>
          </table:table-cell>
          <table:table-cell/>
          <table:table-cell table:formula="of:=CONCATENATE([.B775]; REPT(&quot; &quot;; 4); [.D775])" office:value-type="string" office:string-value="job    job" calcext:value-type="string">
            <text:p>job <text:s text:c="3"/>job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obs</text:p>
          </table:table-cell>
          <table:table-cell/>
          <table:table-cell table:formula="of:=IF([.C776]=&quot;&quot;; [.B776]; [.C776])" office:value-type="string" office:string-value="jobs" calcext:value-type="string">
            <text:p>jobs</text:p>
          </table:table-cell>
          <table:table-cell office:value-type="string" calcext:value-type="string">
            <text:p>jobs</text:p>
          </table:table-cell>
          <table:table-cell/>
          <table:table-cell table:formula="of:=CONCATENATE([.B776]; REPT(&quot; &quot;; 4); [.D776])" office:value-type="string" office:string-value="jobs    jobs" calcext:value-type="string">
            <text:p>jobs <text:s text:c="3"/>job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Joe</text:p>
          </table:table-cell>
          <table:table-cell table:formula="of:=IF([.C777]=&quot;&quot;; [.B777]; [.C777])" office:value-type="string" office:string-value="Joe" calcext:value-type="string">
            <text:p>Joe</text:p>
          </table:table-cell>
          <table:table-cell office:value-type="string" calcext:value-type="string">
            <text:p>Joe</text:p>
          </table:table-cell>
          <table:table-cell/>
          <table:table-cell table:formula="of:=CONCATENATE([.B777]; REPT(&quot; &quot;; 4); [.D777])" office:value-type="string" office:string-value="joe    Joe" calcext:value-type="string">
            <text:p>joe <text:s text:c="3"/>Jo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ohansson</text:p>
          </table:table-cell>
          <table:table-cell office:value-type="string" calcext:value-type="string">
            <text:p>Johansson</text:p>
          </table:table-cell>
          <table:table-cell table:formula="of:=IF([.C778]=&quot;&quot;; [.B778]; [.C778])" office:value-type="string" office:string-value="Johansson" calcext:value-type="string">
            <text:p>Johansson</text:p>
          </table:table-cell>
          <table:table-cell office:value-type="string" calcext:value-type="string">
            <text:p>Johansson</text:p>
          </table:table-cell>
          <table:table-cell/>
          <table:table-cell table:formula="of:=CONCATENATE([.B778]; REPT(&quot; &quot;; 4); [.D778])" office:value-type="string" office:string-value="johansson    Johansson" calcext:value-type="string">
            <text:p>johansson <text:s text:c="3"/>Johanss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ohn</text:p>
          </table:table-cell>
          <table:table-cell table:formula="of:=IF([.C779]=&quot;&quot;; [.B779]; [.C779])" office:value-type="string" office:string-value="John" calcext:value-type="string">
            <text:p>John</text:p>
          </table:table-cell>
          <table:table-cell office:value-type="string" calcext:value-type="string">
            <text:p>John</text:p>
          </table:table-cell>
          <table:table-cell/>
          <table:table-cell table:formula="of:=CONCATENATE([.B779]; REPT(&quot; &quot;; 4); [.D779])" office:value-type="string" office:string-value="john    John" calcext:value-type="string">
            <text:p>john <text:s text:c="3"/>Joh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Johnny</text:p>
          </table:table-cell>
          <table:table-cell table:formula="of:=IF([.C780]=&quot;&quot;; [.B780]; [.C780])" office:value-type="string" office:string-value="Johnny" calcext:value-type="string">
            <text:p>Johnny</text:p>
          </table:table-cell>
          <table:table-cell office:value-type="string" calcext:value-type="string">
            <text:p>Johnny</text:p>
          </table:table-cell>
          <table:table-cell/>
          <table:table-cell table:formula="of:=CONCATENATE([.B780]; REPT(&quot; &quot;; 4); [.D780])" office:value-type="string" office:string-value="johnny    Johnny" calcext:value-type="string">
            <text:p>johnny <text:s text:c="3"/>Johnn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Johnson</text:p>
          </table:table-cell>
          <table:table-cell table:formula="of:=IF([.C781]=&quot;&quot;; [.B781]; [.C781])" office:value-type="string" office:string-value="Johnson" calcext:value-type="string">
            <text:p>Johnson</text:p>
          </table:table-cell>
          <table:table-cell office:value-type="string" calcext:value-type="string">
            <text:p>Johnson</text:p>
          </table:table-cell>
          <table:table-cell/>
          <table:table-cell table:formula="of:=CONCATENATE([.B781]; REPT(&quot; &quot;; 4); [.D781])" office:value-type="string" office:string-value="johnson    Johnson" calcext:value-type="string">
            <text:p>johnson <text:s text:c="3"/>Johns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olie</text:p>
          </table:table-cell>
          <table:table-cell office:value-type="string" calcext:value-type="string">
            <text:p>Jolie</text:p>
          </table:table-cell>
          <table:table-cell table:formula="of:=IF([.C782]=&quot;&quot;; [.B782]; [.C782])" office:value-type="string" office:string-value="Jolie" calcext:value-type="string">
            <text:p>Jolie</text:p>
          </table:table-cell>
          <table:table-cell office:value-type="string" calcext:value-type="string">
            <text:p>Jolie</text:p>
          </table:table-cell>
          <table:table-cell/>
          <table:table-cell table:formula="of:=CONCATENATE([.B782]; REPT(&quot; &quot;; 4); [.D782])" office:value-type="string" office:string-value="jolie    Jolie" calcext:value-type="string">
            <text:p>jolie <text:s text:c="3"/>Joli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Jonathan</text:p>
          </table:table-cell>
          <table:table-cell table:formula="of:=IF([.C783]=&quot;&quot;; [.B783]; [.C783])" office:value-type="string" office:string-value="Jonathan" calcext:value-type="string">
            <text:p>Jonathan</text:p>
          </table:table-cell>
          <table:table-cell office:value-type="string" calcext:value-type="string">
            <text:p>Jonathan</text:p>
          </table:table-cell>
          <table:table-cell/>
          <table:table-cell table:formula="of:=CONCATENATE([.B783]; REPT(&quot; &quot;; 4); [.D783])" office:value-type="string" office:string-value="jonathan    Jonathan" calcext:value-type="string">
            <text:p>jonathan <text:s text:c="3"/>Jonath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Jones</text:p>
          </table:table-cell>
          <table:table-cell table:formula="of:=IF([.C784]=&quot;&quot;; [.B784]; [.C784])" office:value-type="string" office:string-value="Jones" calcext:value-type="string">
            <text:p>Jones</text:p>
          </table:table-cell>
          <table:table-cell office:value-type="string" calcext:value-type="string">
            <text:p>Jones</text:p>
          </table:table-cell>
          <table:table-cell/>
          <table:table-cell table:formula="of:=CONCATENATE([.B784]; REPT(&quot; &quot;; 4); [.D784])" office:value-type="string" office:string-value="jones    Jones" calcext:value-type="string">
            <text:p>jones <text:s text:c="3"/>Jon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ong</text:p>
          </table:table-cell>
          <table:table-cell/>
          <table:table-cell table:formula="of:=IF([.C785]=&quot;&quot;; [.B785]; [.C785])" office:value-type="string" office:string-value="jong" calcext:value-type="string">
            <text:p>jong</text:p>
          </table:table-cell>
          <table:table-cell office:value-type="string" calcext:value-type="string">
            <text:p>jong</text:p>
          </table:table-cell>
          <table:table-cell/>
          <table:table-cell table:formula="of:=CONCATENATE([.B785]; REPT(&quot; &quot;; 4); [.D785])" office:value-type="string" office:string-value="jong    jong" calcext:value-type="string">
            <text:p>jong <text:s text:c="3"/>jon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oo</text:p>
          </table:table-cell>
          <table:table-cell/>
          <table:table-cell table:formula="of:=IF([.C786]=&quot;&quot;; [.B786]; [.C786])" office:value-type="string" office:string-value="joo" calcext:value-type="string">
            <text:p>joo</text:p>
          </table:table-cell>
          <table:table-cell office:value-type="string" calcext:value-type="string">
            <text:p>joo</text:p>
          </table:table-cell>
          <table:table-cell/>
          <table:table-cell table:formula="of:=CONCATENATE([.B786]; REPT(&quot; &quot;; 4); [.D786])" office:value-type="string" office:string-value="joo    joo" calcext:value-type="string">
            <text:p>joo <text:s text:c="3"/>jo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oon</text:p>
          </table:table-cell>
          <table:table-cell/>
          <table:table-cell table:formula="of:=IF([.C787]=&quot;&quot;; [.B787]; [.C787])" office:value-type="string" office:string-value="joon" calcext:value-type="string">
            <text:p>joon</text:p>
          </table:table-cell>
          <table:table-cell office:value-type="string" calcext:value-type="string">
            <text:p>joon</text:p>
          </table:table-cell>
          <table:table-cell/>
          <table:table-cell table:formula="of:=CONCATENATE([.B787]; REPT(&quot; &quot;; 4); [.D787])" office:value-type="string" office:string-value="joon    joon" calcext:value-type="string">
            <text:p>joon <text:s text:c="3"/>jo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oong</text:p>
          </table:table-cell>
          <table:table-cell/>
          <table:table-cell table:formula="of:=IF([.C788]=&quot;&quot;; [.B788]; [.C788])" office:value-type="string" office:string-value="joong" calcext:value-type="string">
            <text:p>joong</text:p>
          </table:table-cell>
          <table:table-cell office:value-type="string" calcext:value-type="string">
            <text:p>joong</text:p>
          </table:table-cell>
          <table:table-cell/>
          <table:table-cell table:formula="of:=CONCATENATE([.B788]; REPT(&quot; &quot;; 4); [.D788])" office:value-type="string" office:string-value="joong    joong" calcext:value-type="string">
            <text:p>joong <text:s text:c="3"/>joon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dan</text:p>
          </table:table-cell>
          <table:table-cell table:formula="of:=IF([.C789]=&quot;&quot;; [.B789]; [.C789])" office:value-type="string" office:string-value="Jordan" calcext:value-type="string">
            <text:p>Jordan</text:p>
          </table:table-cell>
          <table:table-cell office:value-type="string" calcext:value-type="string">
            <text:p>Jordan</text:p>
          </table:table-cell>
          <table:table-cell/>
          <table:table-cell table:formula="of:=CONCATENATE([.B789]; REPT(&quot; &quot;; 4); [.D789])" office:value-type="string" office:string-value="jordan    Jordan" calcext:value-type="string">
            <text:p>jordan <text:s text:c="3"/>Jord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Jose</text:p>
          </table:table-cell>
          <table:table-cell table:formula="of:=IF([.C790]=&quot;&quot;; [.B790]; [.C790])" office:value-type="string" office:string-value="Jose" calcext:value-type="string">
            <text:p>Jose</text:p>
          </table:table-cell>
          <table:table-cell office:value-type="string" calcext:value-type="string">
            <text:p>Jose</text:p>
          </table:table-cell>
          <table:table-cell/>
          <table:table-cell table:formula="of:=CONCATENATE([.B790]; REPT(&quot; &quot;; 4); [.D790])" office:value-type="string" office:string-value="jose    Jose" calcext:value-type="string">
            <text:p>jose <text:s text:c="3"/>Jos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Joseph</text:p>
          </table:table-cell>
          <table:table-cell table:formula="of:=IF([.C791]=&quot;&quot;; [.B791]; [.C791])" office:value-type="string" office:string-value="Joseph" calcext:value-type="string">
            <text:p>Joseph</text:p>
          </table:table-cell>
          <table:table-cell office:value-type="string" calcext:value-type="string">
            <text:p>Joseph</text:p>
          </table:table-cell>
          <table:table-cell/>
          <table:table-cell table:formula="of:=CONCATENATE([.B791]; REPT(&quot; &quot;; 4); [.D791])" office:value-type="string" office:string-value="joseph    Joseph" calcext:value-type="string">
            <text:p>joseph <text:s text:c="3"/>Josep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ournal</text:p>
          </table:table-cell>
          <table:table-cell/>
          <table:table-cell table:formula="of:=IF([.C792]=&quot;&quot;; [.B792]; [.C792])" office:value-type="string" office:string-value="journal" calcext:value-type="string">
            <text:p>journal</text:p>
          </table:table-cell>
          <table:table-cell office:value-type="string" calcext:value-type="string">
            <text:p>journal</text:p>
          </table:table-cell>
          <table:table-cell/>
          <table:table-cell table:formula="of:=CONCATENATE([.B792]; REPT(&quot; &quot;; 4); [.D792])" office:value-type="string" office:string-value="journal    journal" calcext:value-type="string">
            <text:p>journal <text:s text:c="3"/>journ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uan</text:p>
          </table:table-cell>
          <table:table-cell/>
          <table:table-cell table:formula="of:=IF([.C793]=&quot;&quot;; [.B793]; [.C793])" office:value-type="string" office:string-value="juan" calcext:value-type="string">
            <text:p>juan</text:p>
          </table:table-cell>
          <table:table-cell office:value-type="string" calcext:value-type="string">
            <text:p>juan</text:p>
          </table:table-cell>
          <table:table-cell/>
          <table:table-cell table:formula="of:=CONCATENATE([.B793]; REPT(&quot; &quot;; 4); [.D793])" office:value-type="string" office:string-value="juan    juan" calcext:value-type="string">
            <text:p>juan <text:s text:c="3"/>ju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Julia</text:p>
          </table:table-cell>
          <table:table-cell table:formula="of:=IF([.C794]=&quot;&quot;; [.B794]; [.C794])" office:value-type="string" office:string-value="Julia" calcext:value-type="string">
            <text:p>Julia</text:p>
          </table:table-cell>
          <table:table-cell office:value-type="string" calcext:value-type="string">
            <text:p>Julia</text:p>
          </table:table-cell>
          <table:table-cell/>
          <table:table-cell table:formula="of:=CONCATENATE([.B794]; REPT(&quot; &quot;; 4); [.D794])" office:value-type="string" office:string-value="julia    Julia" calcext:value-type="string">
            <text:p>julia <text:s text:c="3"/>Jul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uliet</text:p>
          </table:table-cell>
          <table:table-cell office:value-type="string" calcext:value-type="string">
            <text:p>Juliet</text:p>
          </table:table-cell>
          <table:table-cell table:formula="of:=IF([.C795]=&quot;&quot;; [.B795]; [.C795])" office:value-type="string" office:string-value="Juliet" calcext:value-type="string">
            <text:p>Juliet</text:p>
          </table:table-cell>
          <table:table-cell office:value-type="string" calcext:value-type="string">
            <text:p>Juliet</text:p>
          </table:table-cell>
          <table:table-cell/>
          <table:table-cell table:formula="of:=CONCATENATE([.B795]; REPT(&quot; &quot;; 4); [.D795])" office:value-type="string" office:string-value="juliet    Juliet" calcext:value-type="string">
            <text:p>juliet <text:s text:c="3"/>Julie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umpsuit</text:p>
          </table:table-cell>
          <table:table-cell/>
          <table:table-cell table:formula="of:=IF([.C796]=&quot;&quot;; [.B796]; [.C796])" office:value-type="string" office:string-value="jumpsuit" calcext:value-type="string">
            <text:p>jumpsuit</text:p>
          </table:table-cell>
          <table:table-cell office:value-type="string" calcext:value-type="string">
            <text:p>jumpsuit</text:p>
          </table:table-cell>
          <table:table-cell/>
          <table:table-cell table:formula="of:=CONCATENATE([.B796]; REPT(&quot; &quot;; 4); [.D796])" office:value-type="string" office:string-value="jumpsuit    jumpsuit" calcext:value-type="string">
            <text:p>jumpsuit <text:s text:c="3"/>jumpsui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un</text:p>
          </table:table-cell>
          <table:table-cell/>
          <table:table-cell table:formula="of:=IF([.C797]=&quot;&quot;; [.B797]; [.C797])" office:value-type="string" office:string-value="jun" calcext:value-type="string">
            <text:p>jun</text:p>
          </table:table-cell>
          <table:table-cell office:value-type="string" calcext:value-type="string">
            <text:p>jun</text:p>
          </table:table-cell>
          <table:table-cell/>
          <table:table-cell table:formula="of:=CONCATENATE([.B797]; REPT(&quot; &quot;; 4); [.D797])" office:value-type="string" office:string-value="jun    jun" calcext:value-type="string">
            <text:p>jun <text:s text:c="3"/>ju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ung</text:p>
          </table:table-cell>
          <table:table-cell/>
          <table:table-cell table:formula="of:=IF([.C798]=&quot;&quot;; [.B798]; [.C798])" office:value-type="string" office:string-value="jung" calcext:value-type="string">
            <text:p>jung</text:p>
          </table:table-cell>
          <table:table-cell office:value-type="string" calcext:value-type="string">
            <text:p>jung</text:p>
          </table:table-cell>
          <table:table-cell/>
          <table:table-cell table:formula="of:=CONCATENATE([.B798]; REPT(&quot; &quot;; 4); [.D798])" office:value-type="string" office:string-value="jung    jung" calcext:value-type="string">
            <text:p>jung <text:s text:c="3"/>jun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unior</text:p>
          </table:table-cell>
          <table:table-cell/>
          <table:table-cell table:formula="of:=IF([.C799]=&quot;&quot;; [.B799]; [.C799])" office:value-type="string" office:string-value="junior" calcext:value-type="string">
            <text:p>junior</text:p>
          </table:table-cell>
          <table:table-cell office:value-type="string" calcext:value-type="string">
            <text:p>junior</text:p>
          </table:table-cell>
          <table:table-cell/>
          <table:table-cell table:formula="of:=CONCATENATE([.B799]; REPT(&quot; &quot;; 4); [.D799])" office:value-type="string" office:string-value="junior    junior" calcext:value-type="string">
            <text:p>junior <text:s text:c="3"/>junio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Justin</text:p>
          </table:table-cell>
          <table:table-cell table:formula="of:=IF([.C800]=&quot;&quot;; [.B800]; [.C800])" office:value-type="string" office:string-value="Justin" calcext:value-type="string">
            <text:p>Justin</text:p>
          </table:table-cell>
          <table:table-cell office:value-type="string" calcext:value-type="string">
            <text:p>Justin</text:p>
          </table:table-cell>
          <table:table-cell/>
          <table:table-cell table:formula="of:=CONCATENATE([.B800]; REPT(&quot; &quot;; 4); [.D800])" office:value-type="string" office:string-value="justin    Justin" calcext:value-type="string">
            <text:p>justin <text:s text:c="3"/>Just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uve</text:p>
          </table:table-cell>
          <table:table-cell office:value-type="string" calcext:value-type="string">
            <text:p>Juve</text:p>
          </table:table-cell>
          <table:table-cell table:formula="of:=IF([.C801]=&quot;&quot;; [.B801]; [.C801])" office:value-type="string" office:string-value="Juve" calcext:value-type="string">
            <text:p>Juve</text:p>
          </table:table-cell>
          <table:table-cell office:value-type="string" calcext:value-type="string">
            <text:p>Juve</text:p>
          </table:table-cell>
          <table:table-cell/>
          <table:table-cell table:formula="of:=CONCATENATE([.B801]; REPT(&quot; &quot;; 4); [.D801])" office:value-type="string" office:string-value="juve    Juve" calcext:value-type="string">
            <text:p>juve <text:s text:c="3"/>Juv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juventus</text:p>
          </table:table-cell>
          <table:table-cell office:value-type="string" calcext:value-type="string">
            <text:p>Juventus</text:p>
          </table:table-cell>
          <table:table-cell table:formula="of:=IF([.C802]=&quot;&quot;; [.B802]; [.C802])" office:value-type="string" office:string-value="Juventus" calcext:value-type="string">
            <text:p>Juventus</text:p>
          </table:table-cell>
          <table:table-cell office:value-type="string" calcext:value-type="string">
            <text:p>Juventus</text:p>
          </table:table-cell>
          <table:table-cell/>
          <table:table-cell table:formula="of:=CONCATENATE([.B802]; REPT(&quot; &quot;; 4); [.D802])" office:value-type="string" office:string-value="juventus    Juventus" calcext:value-type="string">
            <text:p>juventus <text:s text:c="3"/>Juventu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araoke</text:p>
          </table:table-cell>
          <table:table-cell/>
          <table:table-cell table:formula="of:=IF([.C803]=&quot;&quot;; [.B803]; [.C803])" office:value-type="string" office:string-value="karaoke" calcext:value-type="string">
            <text:p>karaoke</text:p>
          </table:table-cell>
          <table:table-cell office:value-type="string" calcext:value-type="string">
            <text:p>karaoke</text:p>
          </table:table-cell>
          <table:table-cell/>
          <table:table-cell table:formula="of:=CONCATENATE([.B803]; REPT(&quot; &quot;; 4); [.D803])" office:value-type="string" office:string-value="karaoke    karaoke" calcext:value-type="string">
            <text:p>karaoke <text:s text:c="3"/>karaok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ardashian</text:p>
          </table:table-cell>
          <table:table-cell/>
          <table:table-cell table:formula="of:=IF([.C804]=&quot;&quot;; [.B804]; [.C804])" office:value-type="string" office:string-value="kardashian" calcext:value-type="string">
            <text:p>kardashian</text:p>
          </table:table-cell>
          <table:table-cell office:value-type="string" calcext:value-type="string">
            <text:p>kardashian</text:p>
          </table:table-cell>
          <table:table-cell/>
          <table:table-cell table:formula="of:=CONCATENATE([.B804]; REPT(&quot; &quot;; 4); [.D804])" office:value-type="string" office:string-value="kardashian    kardashian" calcext:value-type="string">
            <text:p>kardashian <text:s text:c="3"/>kardashi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arl</text:p>
          </table:table-cell>
          <table:table-cell/>
          <table:table-cell table:formula="of:=IF([.C805]=&quot;&quot;; [.B805]; [.C805])" office:value-type="string" office:string-value="karl" calcext:value-type="string">
            <text:p>karl</text:p>
          </table:table-cell>
          <table:table-cell office:value-type="string" calcext:value-type="string">
            <text:p>karl</text:p>
          </table:table-cell>
          <table:table-cell/>
          <table:table-cell table:formula="of:=CONCATENATE([.B805]; REPT(&quot; &quot;; 4); [.D805])" office:value-type="string" office:string-value="karl    karl" calcext:value-type="string">
            <text:p>karl <text:s text:c="3"/>kar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ate</text:p>
          </table:table-cell>
          <table:table-cell/>
          <table:table-cell table:formula="of:=IF([.C806]=&quot;&quot;; [.B806]; [.C806])" office:value-type="string" office:string-value="kate" calcext:value-type="string">
            <text:p>kate</text:p>
          </table:table-cell>
          <table:table-cell office:value-type="string" calcext:value-type="string">
            <text:p>kate</text:p>
          </table:table-cell>
          <table:table-cell/>
          <table:table-cell table:formula="of:=CONCATENATE([.B806]; REPT(&quot; &quot;; 4); [.D806])" office:value-type="string" office:string-value="kate    kate" calcext:value-type="string">
            <text:p>kate <text:s text:c="3"/>kat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athy</text:p>
          </table:table-cell>
          <table:table-cell/>
          <table:table-cell table:formula="of:=IF([.C807]=&quot;&quot;; [.B807]; [.C807])" office:value-type="string" office:string-value="kathy" calcext:value-type="string">
            <text:p>kathy</text:p>
          </table:table-cell>
          <table:table-cell office:value-type="string" calcext:value-type="string">
            <text:p>kathy</text:p>
          </table:table-cell>
          <table:table-cell/>
          <table:table-cell table:formula="of:=CONCATENATE([.B807]; REPT(&quot; &quot;; 4); [.D807])" office:value-type="string" office:string-value="kathy    kathy" calcext:value-type="string">
            <text:p>kathy <text:s text:c="3"/>kath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atie</text:p>
          </table:table-cell>
          <table:table-cell/>
          <table:table-cell table:formula="of:=IF([.C808]=&quot;&quot;; [.B808]; [.C808])" office:value-type="string" office:string-value="katie" calcext:value-type="string">
            <text:p>katie</text:p>
          </table:table-cell>
          <table:table-cell office:value-type="string" calcext:value-type="string">
            <text:p>katie</text:p>
          </table:table-cell>
          <table:table-cell/>
          <table:table-cell table:formula="of:=CONCATENATE([.B808]; REPT(&quot; &quot;; 4); [.D808])" office:value-type="string" office:string-value="katie    katie" calcext:value-type="string">
            <text:p>katie <text:s text:c="3"/>kati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aty</text:p>
          </table:table-cell>
          <table:table-cell/>
          <table:table-cell table:formula="of:=IF([.C809]=&quot;&quot;; [.B809]; [.C809])" office:value-type="string" office:string-value="katy" calcext:value-type="string">
            <text:p>katy</text:p>
          </table:table-cell>
          <table:table-cell office:value-type="string" calcext:value-type="string">
            <text:p>katy</text:p>
          </table:table-cell>
          <table:table-cell/>
          <table:table-cell table:formula="of:=CONCATENATE([.B809]; REPT(&quot; &quot;; 4); [.D809])" office:value-type="string" office:string-value="katy    katy" calcext:value-type="string">
            <text:p>katy <text:s text:c="3"/>kat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azakhstan</text:p>
          </table:table-cell>
          <table:table-cell/>
          <table:table-cell table:formula="of:=IF([.C810]=&quot;&quot;; [.B810]; [.C810])" office:value-type="string" office:string-value="kazakhstan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/>
          <table:table-cell table:formula="of:=CONCATENATE([.B810]; REPT(&quot; &quot;; 4); [.D810])" office:value-type="string" office:string-value="kazakhstan    kazakhstan" calcext:value-type="string">
            <text:p>kazakhstan <text:s text:c="3"/>kazakhst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eane</text:p>
          </table:table-cell>
          <table:table-cell/>
          <table:table-cell table:formula="of:=IF([.C811]=&quot;&quot;; [.B811]; [.C811])" office:value-type="string" office:string-value="keane" calcext:value-type="string">
            <text:p>keane</text:p>
          </table:table-cell>
          <table:table-cell office:value-type="string" calcext:value-type="string">
            <text:p>keane</text:p>
          </table:table-cell>
          <table:table-cell/>
          <table:table-cell table:formula="of:=CONCATENATE([.B811]; REPT(&quot; &quot;; 4); [.D811])" office:value-type="string" office:string-value="keane    keane" calcext:value-type="string">
            <text:p>keane <text:s text:c="3"/>kea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elly</text:p>
          </table:table-cell>
          <table:table-cell/>
          <table:table-cell table:formula="of:=IF([.C812]=&quot;&quot;; [.B812]; [.C812])" office:value-type="string" office:string-value="kelly" calcext:value-type="string">
            <text:p>kelly</text:p>
          </table:table-cell>
          <table:table-cell office:value-type="string" calcext:value-type="string">
            <text:p>kelly</text:p>
          </table:table-cell>
          <table:table-cell/>
          <table:table-cell table:formula="of:=CONCATENATE([.B812]; REPT(&quot; &quot;; 4); [.D812])" office:value-type="string" office:string-value="kelly    kelly" calcext:value-type="string">
            <text:p>kelly <text:s text:c="3"/>kell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Kenedy</text:p>
          </table:table-cell>
          <table:table-cell table:formula="of:=IF([.C813]=&quot;&quot;; [.B813]; [.C813])" office:value-type="string" office:string-value="Kenedy" calcext:value-type="string">
            <text:p>Kenedy</text:p>
          </table:table-cell>
          <table:table-cell office:value-type="string" calcext:value-type="string">
            <text:p>Kenedy</text:p>
          </table:table-cell>
          <table:table-cell/>
          <table:table-cell table:formula="of:=CONCATENATE([.B813]; REPT(&quot; &quot;; 4); [.D813])" office:value-type="string" office:string-value="kennedy    Kenedy" calcext:value-type="string">
            <text:p>kennedy <text:s text:c="3"/>Kened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Kenny</text:p>
          </table:table-cell>
          <table:table-cell table:formula="of:=IF([.C814]=&quot;&quot;; [.B814]; [.C814])" office:value-type="string" office:string-value="Kenny" calcext:value-type="string">
            <text:p>Kenny</text:p>
          </table:table-cell>
          <table:table-cell office:value-type="string" calcext:value-type="string">
            <text:p>Kenny</text:p>
          </table:table-cell>
          <table:table-cell/>
          <table:table-cell table:formula="of:=CONCATENATE([.B814]; REPT(&quot; &quot;; 4); [.D814])" office:value-type="string" office:string-value="kenny    Kenny" calcext:value-type="string">
            <text:p>kenny <text:s text:c="3"/>Kenn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formula="of:=IF([.C815]=&quot;&quot;; [.B815]; [.C815])" office:value-type="string" office:string-value="Kenya" calcext:value-type="string">
            <text:p>Kenya</text:p>
          </table:table-cell>
          <table:table-cell office:value-type="string" calcext:value-type="string">
            <text:p>Kenya</text:p>
          </table:table-cell>
          <table:table-cell/>
          <table:table-cell table:formula="of:=CONCATENATE([.B815]; REPT(&quot; &quot;; 4); [.D815])" office:value-type="string" office:string-value="kenya    Kenya" calcext:value-type="string">
            <text:p>kenya <text:s text:c="3"/>Keny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ernel</text:p>
          </table:table-cell>
          <table:table-cell/>
          <table:table-cell table:formula="of:=IF([.C816]=&quot;&quot;; [.B816]; [.C816])" office:value-type="string" office:string-value="kernel" calcext:value-type="string">
            <text:p>kernel</text:p>
          </table:table-cell>
          <table:table-cell office:value-type="string" calcext:value-type="string">
            <text:p>kernel</text:p>
          </table:table-cell>
          <table:table-cell/>
          <table:table-cell table:formula="of:=CONCATENATE([.B816]; REPT(&quot; &quot;; 4); [.D816])" office:value-type="string" office:string-value="kernel    kernel" calcext:value-type="string">
            <text:p>kernel <text:s text:c="3"/>kern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ern</text:p>
          </table:table-cell>
          <table:table-cell/>
          <table:table-cell table:formula="of:=IF([.C817]=&quot;&quot;; [.B817]; [.C817])" office:value-type="string" office:string-value="kern" calcext:value-type="string">
            <text:p>kern</text:p>
          </table:table-cell>
          <table:table-cell office:value-type="string" calcext:value-type="string">
            <text:p>kern</text:p>
          </table:table-cell>
          <table:table-cell/>
          <table:table-cell table:formula="of:=CONCATENATE([.B817]; REPT(&quot; &quot;; 4); [.D817])" office:value-type="string" office:string-value="kern    kern" calcext:value-type="string">
            <text:p>kern <text:s text:c="3"/>ker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err</text:p>
          </table:table-cell>
          <table:table-cell/>
          <table:table-cell table:formula="of:=IF([.C818]=&quot;&quot;; [.B818]; [.C818])" office:value-type="string" office:string-value="kerr" calcext:value-type="string">
            <text:p>kerr</text:p>
          </table:table-cell>
          <table:table-cell office:value-type="string" calcext:value-type="string">
            <text:p>kerr</text:p>
          </table:table-cell>
          <table:table-cell/>
          <table:table-cell table:formula="of:=CONCATENATE([.B818]; REPT(&quot; &quot;; 4); [.D818])" office:value-type="string" office:string-value="kerr    kerr" calcext:value-type="string">
            <text:p>kerr <text:s text:c="3"/>ker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erry</text:p>
          </table:table-cell>
          <table:table-cell/>
          <table:table-cell table:formula="of:=IF([.C819]=&quot;&quot;; [.B819]; [.C819])" office:value-type="string" office:string-value="kerry" calcext:value-type="string">
            <text:p>kerry</text:p>
          </table:table-cell>
          <table:table-cell office:value-type="string" calcext:value-type="string">
            <text:p>kerry</text:p>
          </table:table-cell>
          <table:table-cell/>
          <table:table-cell table:formula="of:=CONCATENATE([.B819]; REPT(&quot; &quot;; 4); [.D819])" office:value-type="string" office:string-value="kerry    kerry" calcext:value-type="string">
            <text:p>kerry <text:s text:c="3"/>ker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evin</text:p>
          </table:table-cell>
          <table:table-cell table:formula="of:=IF([.C820]=&quot;&quot;; [.B820]; [.C820])" office:value-type="string" office:string-value="Kevin" calcext:value-type="string">
            <text:p>Kevin</text:p>
          </table:table-cell>
          <table:table-cell office:value-type="string" calcext:value-type="string">
            <text:p>Kevin</text:p>
          </table:table-cell>
          <table:table-cell/>
          <table:table-cell table:formula="of:=CONCATENATE([.B820]; REPT(&quot; &quot;; 4); [.D820])" office:value-type="string" office:string-value="kevin    Kevin" calcext:value-type="string">
            <text:p>kevin <text:s text:c="3"/>Kev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eyboard</text:p>
          </table:table-cell>
          <table:table-cell/>
          <table:table-cell table:formula="of:=IF([.C821]=&quot;&quot;; [.B821]; [.C821])" office:value-type="string" office:string-value="keyboard" calcext:value-type="string">
            <text:p>keyboard</text:p>
          </table:table-cell>
          <table:table-cell office:value-type="string" calcext:value-type="string">
            <text:p>keyboard</text:p>
          </table:table-cell>
          <table:table-cell/>
          <table:table-cell table:formula="of:=CONCATENATE([.B821]; REPT(&quot; &quot;; 4); [.D821])" office:value-type="string" office:string-value="keyboard    keyboard" calcext:value-type="string">
            <text:p>keyboard <text:s text:c="3"/>keyboar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ey</text:p>
          </table:table-cell>
          <table:table-cell/>
          <table:table-cell table:formula="of:=IF([.C822]=&quot;&quot;; [.B822]; [.C822])" office:value-type="string" office:string-value="key" calcext:value-type="string">
            <text:p>key</text:p>
          </table:table-cell>
          <table:table-cell office:value-type="string" calcext:value-type="string">
            <text:p>key</text:p>
          </table:table-cell>
          <table:table-cell/>
          <table:table-cell table:formula="of:=CONCATENATE([.B822]; REPT(&quot; &quot;; 4); [.D822])" office:value-type="string" office:string-value="key    key" calcext:value-type="string">
            <text:p>key <text:s text:c="3"/>ke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g</text:p>
          </table:table-cell>
          <table:table-cell/>
          <table:table-cell table:formula="of:=IF([.C823]=&quot;&quot;; [.B823]; [.C823])" office:value-type="string" office:string-value="kg" calcext:value-type="string">
            <text:p>kg</text:p>
          </table:table-cell>
          <table:table-cell office:value-type="string" calcext:value-type="string">
            <text:p>kg</text:p>
          </table:table-cell>
          <table:table-cell/>
          <table:table-cell table:formula="of:=CONCATENATE([.B823]; REPT(&quot; &quot;; 4); [.D823])" office:value-type="string" office:string-value="kg    kg" calcext:value-type="string">
            <text:p>kg <text:s text:c="3"/>k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h</text:p>
          </table:table-cell>
          <table:table-cell/>
          <table:table-cell table:formula="of:=IF([.C824]=&quot;&quot;; [.B824]; [.C824])" office:value-type="string" office:string-value="kh" calcext:value-type="string">
            <text:p>kh</text:p>
          </table:table-cell>
          <table:table-cell office:value-type="string" calcext:value-type="string">
            <text:p>kh</text:p>
          </table:table-cell>
          <table:table-cell/>
          <table:table-cell table:formula="of:=CONCATENATE([.B824]; REPT(&quot; &quot;; 4); [.D824])" office:value-type="string" office:string-value="kh    kh" calcext:value-type="string">
            <text:p>kh <text:s text:c="3"/>k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hmer</text:p>
          </table:table-cell>
          <table:table-cell office:value-type="string" calcext:value-type="string">
            <text:p>Khmer</text:p>
          </table:table-cell>
          <table:table-cell table:formula="of:=IF([.C825]=&quot;&quot;; [.B825]; [.C825])" office:value-type="string" office:string-value="Khmer" calcext:value-type="string">
            <text:p>Khmer</text:p>
          </table:table-cell>
          <table:table-cell office:value-type="string" calcext:value-type="string">
            <text:p>Khmer</text:p>
          </table:table-cell>
          <table:table-cell/>
          <table:table-cell table:formula="of:=CONCATENATE([.B825]; REPT(&quot; &quot;; 4); [.D825])" office:value-type="string" office:string-value="khmer    Khmer" calcext:value-type="string">
            <text:p>khmer <text:s text:c="3"/>Khm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table:number-columns-repeated="2"/>
          <table:table-cell table:formula="of:=IF([.C826]=&quot;&quot;; [.B826]; [.C826])" office:value-type="float" office:value="0" calcext:value-type="float">
            <text:p>0</text:p>
          </table:table-cell>
          <table:table-cell table:number-columns-repeated="2"/>
          <table:table-cell table:formula="of:=CONCATENATE([.B826]; REPT(&quot; &quot;; 4); [.D826])" office:value-type="string" office:string-value="    0" calcext:value-type="string">
            <text:p><text:s text:c="4"/>0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idman</text:p>
          </table:table-cell>
          <table:table-cell/>
          <table:table-cell table:formula="of:=IF([.C827]=&quot;&quot;; [.B827]; [.C827])" office:value-type="string" office:string-value="kidman" calcext:value-type="string">
            <text:p>kidman</text:p>
          </table:table-cell>
          <table:table-cell office:value-type="string" calcext:value-type="string">
            <text:p>kidman</text:p>
          </table:table-cell>
          <table:table-cell/>
          <table:table-cell table:formula="of:=CONCATENATE([.B827]; REPT(&quot; &quot;; 4); [.D827])" office:value-type="string" office:string-value="kidman    kidman" calcext:value-type="string">
            <text:p>kidman <text:s text:c="3"/>kidm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ids</text:p>
          </table:table-cell>
          <table:table-cell/>
          <table:table-cell table:formula="of:=IF([.C828]=&quot;&quot;; [.B828]; [.C828])" office:value-type="string" office:string-value="kids" calcext:value-type="string">
            <text:p>kids</text:p>
          </table:table-cell>
          <table:table-cell office:value-type="string" calcext:value-type="string">
            <text:p>kids</text:p>
          </table:table-cell>
          <table:table-cell/>
          <table:table-cell table:formula="of:=CONCATENATE([.B828]; REPT(&quot; &quot;; 4); [.D828])" office:value-type="string" office:string-value="kids    kids" calcext:value-type="string">
            <text:p>kids <text:s text:c="3"/>kid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Kiev</text:p>
          </table:table-cell>
          <table:table-cell table:formula="of:=IF([.C829]=&quot;&quot;; [.B829]; [.C829])" office:value-type="string" office:string-value="Kiev" calcext:value-type="string">
            <text:p>Kiev</text:p>
          </table:table-cell>
          <table:table-cell office:value-type="string" calcext:value-type="string">
            <text:p>Kiev</text:p>
          </table:table-cell>
          <table:table-cell/>
          <table:table-cell table:formula="of:=CONCATENATE([.B829]; REPT(&quot; &quot;; 4); [.D829])" office:value-type="string" office:string-value="kiev    Kiev" calcext:value-type="string">
            <text:p>kiev <text:s text:c="3"/>Kiev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indle</text:p>
          </table:table-cell>
          <table:table-cell office:value-type="string" calcext:value-type="string">
            <text:p>Kindle</text:p>
          </table:table-cell>
          <table:table-cell table:formula="of:=IF([.C830]=&quot;&quot;; [.B830]; [.C830])" office:value-type="string" office:string-value="Kindle" calcext:value-type="string">
            <text:p>Kindle</text:p>
          </table:table-cell>
          <table:table-cell office:value-type="string" calcext:value-type="string">
            <text:p>Kindle</text:p>
          </table:table-cell>
          <table:table-cell/>
          <table:table-cell table:formula="of:=CONCATENATE([.B830]; REPT(&quot; &quot;; 4); [.D830])" office:value-type="string" office:string-value="kindle    Kindle" calcext:value-type="string">
            <text:p>kindle <text:s text:c="3"/>Kind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issinger</text:p>
          </table:table-cell>
          <table:table-cell/>
          <table:table-cell table:formula="of:=IF([.C831]=&quot;&quot;; [.B831]; [.C831])" office:value-type="string" office:string-value="kissinger" calcext:value-type="string">
            <text:p>kissinger</text:p>
          </table:table-cell>
          <table:table-cell office:value-type="string" calcext:value-type="string">
            <text:p>kissinger</text:p>
          </table:table-cell>
          <table:table-cell/>
          <table:table-cell table:formula="of:=CONCATENATE([.B831]; REPT(&quot; &quot;; 4); [.D831])" office:value-type="string" office:string-value="kissinger    kissinger" calcext:value-type="string">
            <text:p>kissinger <text:s text:c="3"/>kissing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iss</text:p>
          </table:table-cell>
          <table:table-cell/>
          <table:table-cell table:formula="of:=IF([.C832]=&quot;&quot;; [.B832]; [.C832])" office:value-type="string" office:string-value="kiss" calcext:value-type="string">
            <text:p>kiss</text:p>
          </table:table-cell>
          <table:table-cell office:value-type="string" calcext:value-type="string">
            <text:p>kiss</text:p>
          </table:table-cell>
          <table:table-cell/>
          <table:table-cell table:formula="of:=CONCATENATE([.B832]; REPT(&quot; &quot;; 4); [.D832])" office:value-type="string" office:string-value="kiss    kiss" calcext:value-type="string">
            <text:p>kiss <text:s text:c="3"/>kis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Kitty</text:p>
          </table:table-cell>
          <table:table-cell table:formula="of:=IF([.C833]=&quot;&quot;; [.B833]; [.C833])" office:value-type="string" office:string-value="Kitty" calcext:value-type="string">
            <text:p>Kitty</text:p>
          </table:table-cell>
          <table:table-cell office:value-type="string" calcext:value-type="string">
            <text:p>Kitty</text:p>
          </table:table-cell>
          <table:table-cell/>
          <table:table-cell table:formula="of:=CONCATENATE([.B833]; REPT(&quot; &quot;; 4); [.D833])" office:value-type="string" office:string-value="kitty    Kitty" calcext:value-type="string">
            <text:p>kitty <text:s text:c="3"/>Kitt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iwi</text:p>
          </table:table-cell>
          <table:table-cell/>
          <table:table-cell table:formula="of:=IF([.C834]=&quot;&quot;; [.B834]; [.C834])" office:value-type="string" office:string-value="kiwi" calcext:value-type="string">
            <text:p>kiwi</text:p>
          </table:table-cell>
          <table:table-cell office:value-type="string" calcext:value-type="string">
            <text:p>kiwi</text:p>
          </table:table-cell>
          <table:table-cell/>
          <table:table-cell table:formula="of:=CONCATENATE([.B834]; REPT(&quot; &quot;; 4); [.D834])" office:value-type="string" office:string-value="kiwi    kiwi" calcext:value-type="string">
            <text:p>kiwi <text:s text:c="3"/>kiw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lopp</text:p>
          </table:table-cell>
          <table:table-cell office:value-type="string" calcext:value-type="string">
            <text:p>Klopp</text:p>
          </table:table-cell>
          <table:table-cell table:formula="of:=IF([.C835]=&quot;&quot;; [.B835]; [.C835])" office:value-type="string" office:string-value="Klopp" calcext:value-type="string">
            <text:p>Klopp</text:p>
          </table:table-cell>
          <table:table-cell office:value-type="string" calcext:value-type="string">
            <text:p>Klopp</text:p>
          </table:table-cell>
          <table:table-cell/>
          <table:table-cell table:formula="of:=CONCATENATE([.B835]; REPT(&quot; &quot;; 4); [.D835])" office:value-type="string" office:string-value="klopp    Klopp" calcext:value-type="string">
            <text:p>klopp <text:s text:c="3"/>Klop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m</text:p>
          </table:table-cell>
          <table:table-cell/>
          <table:table-cell table:formula="of:=IF([.C836]=&quot;&quot;; [.B836]; [.C836])" office:value-type="string" office:string-value="km" calcext:value-type="string">
            <text:p>km</text:p>
          </table:table-cell>
          <table:table-cell office:value-type="string" calcext:value-type="string">
            <text:p>km</text:p>
          </table:table-cell>
          <table:table-cell/>
          <table:table-cell table:formula="of:=CONCATENATE([.B836]; REPT(&quot; &quot;; 4); [.D836])" office:value-type="string" office:string-value="km    km" calcext:value-type="string">
            <text:p>km <text:s text:c="3"/>k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nock</text:p>
          </table:table-cell>
          <table:table-cell/>
          <table:table-cell table:formula="of:=IF([.C837]=&quot;&quot;; [.B837]; [.C837])" office:value-type="string" office:string-value="knock" calcext:value-type="string">
            <text:p>knock</text:p>
          </table:table-cell>
          <table:table-cell office:value-type="string" calcext:value-type="string">
            <text:p>knock</text:p>
          </table:table-cell>
          <table:table-cell/>
          <table:table-cell table:formula="of:=CONCATENATE([.B837]; REPT(&quot; &quot;; 4); [.D837])" office:value-type="string" office:string-value="knock    knock" calcext:value-type="string">
            <text:p>knock <text:s text:c="3"/>kno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orea</text:p>
          </table:table-cell>
          <table:table-cell table:formula="of:=IF([.C838]=&quot;&quot;; [.B838]; [.C838])" office:value-type="string" office:string-value="Korea" calcext:value-type="string">
            <text:p>Korea</text:p>
          </table:table-cell>
          <table:table-cell office:value-type="string" calcext:value-type="string">
            <text:p>Korea</text:p>
          </table:table-cell>
          <table:table-cell/>
          <table:table-cell table:formula="of:=CONCATENATE([.B838]; REPT(&quot; &quot;; 4); [.D838])" office:value-type="string" office:string-value="korea    Korea" calcext:value-type="string">
            <text:p>korea <text:s text:c="3"/>Kore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pop</text:p>
          </table:table-cell>
          <table:table-cell table:formula="of:=IF([.C839]=&quot;&quot;; [.B839]; [.C839])" office:value-type="string" office:string-value="Kpop" calcext:value-type="string">
            <text:p>Kpop</text:p>
          </table:table-cell>
          <table:table-cell office:value-type="string" calcext:value-type="string">
            <text:p>Kpop</text:p>
          </table:table-cell>
          <table:table-cell/>
          <table:table-cell table:formula="of:=CONCATENATE([.B839]; REPT(&quot; &quot;; 4); [.D839])" office:value-type="string" office:string-value="kpop    Kpop" calcext:value-type="string">
            <text:p>kpop <text:s text:c="3"/>Kpo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remlin</text:p>
          </table:table-cell>
          <table:table-cell office:value-type="string" calcext:value-type="string">
            <text:p>Kremlin</text:p>
          </table:table-cell>
          <table:table-cell table:formula="of:=IF([.C840]=&quot;&quot;; [.B840]; [.C840])" office:value-type="string" office:string-value="Kremlin" calcext:value-type="string">
            <text:p>Kremlin</text:p>
          </table:table-cell>
          <table:table-cell office:value-type="string" calcext:value-type="string">
            <text:p>Kremlin</text:p>
          </table:table-cell>
          <table:table-cell/>
          <table:table-cell table:formula="of:=CONCATENATE([.B840]; REPT(&quot; &quot;; 4); [.D840])" office:value-type="string" office:string-value="kremlin    Kremlin" calcext:value-type="string">
            <text:p>kremlin <text:s text:c="3"/>Kreml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Kris</text:p>
          </table:table-cell>
          <table:table-cell table:formula="of:=IF([.C841]=&quot;&quot;; [.B841]; [.C841])" office:value-type="string" office:string-value="Kris" calcext:value-type="string">
            <text:p>Kris</text:p>
          </table:table-cell>
          <table:table-cell office:value-type="string" calcext:value-type="string">
            <text:p>Kris</text:p>
          </table:table-cell>
          <table:table-cell/>
          <table:table-cell table:formula="of:=CONCATENATE([.B841]; REPT(&quot; &quot;; 4); [.D841])" office:value-type="string" office:string-value="kris    Kris" calcext:value-type="string">
            <text:p>kris <text:s text:c="3"/>Kri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risten</text:p>
          </table:table-cell>
          <table:table-cell/>
          <table:table-cell table:formula="of:=IF([.C842]=&quot;&quot;; [.B842]; [.C842])" office:value-type="string" office:string-value="kristen" calcext:value-type="string">
            <text:p>kristen</text:p>
          </table:table-cell>
          <table:table-cell office:value-type="string" calcext:value-type="string">
            <text:p>kristen</text:p>
          </table:table-cell>
          <table:table-cell/>
          <table:table-cell table:formula="of:=CONCATENATE([.B842]; REPT(&quot; &quot;; 4); [.D842])" office:value-type="string" office:string-value="kristen    kristen" calcext:value-type="string">
            <text:p>kristen <text:s text:c="3"/>krist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uala</text:p>
          </table:table-cell>
          <table:table-cell/>
          <table:table-cell table:formula="of:=IF([.C843]=&quot;&quot;; [.B843]; [.C843])" office:value-type="string" office:string-value="kuala" calcext:value-type="string">
            <text:p>kuala</text:p>
          </table:table-cell>
          <table:table-cell office:value-type="string" calcext:value-type="string">
            <text:p>kuala</text:p>
          </table:table-cell>
          <table:table-cell/>
          <table:table-cell table:formula="of:=CONCATENATE([.B843]; REPT(&quot; &quot;; 4); [.D843])" office:value-type="string" office:string-value="kuala    kuala" calcext:value-type="string">
            <text:p>kuala <text:s text:c="3"/>kual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uwait</text:p>
          </table:table-cell>
          <table:table-cell table:formula="of:=IF([.C844]=&quot;&quot;; [.B844]; [.C844])" office:value-type="string" office:string-value="Kuwait" calcext:value-type="string">
            <text:p>Kuwait</text:p>
          </table:table-cell>
          <table:table-cell office:value-type="string" calcext:value-type="string">
            <text:p>Kuwait</text:p>
          </table:table-cell>
          <table:table-cell/>
          <table:table-cell table:formula="of:=CONCATENATE([.B844]; REPT(&quot; &quot;; 4); [.D844])" office:value-type="string" office:string-value="kuwait    Kuwait" calcext:value-type="string">
            <text:p>kuwait <text:s text:c="3"/>Kuwai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den</text:p>
          </table:table-cell>
          <table:table-cell/>
          <table:table-cell table:formula="of:=IF([.C845]=&quot;&quot;; [.B845]; [.C845])" office:value-type="string" office:string-value="laden" calcext:value-type="string">
            <text:p>laden</text:p>
          </table:table-cell>
          <table:table-cell office:value-type="string" calcext:value-type="string">
            <text:p>laden</text:p>
          </table:table-cell>
          <table:table-cell/>
          <table:table-cell table:formula="of:=CONCATENATE([.B845]; REPT(&quot; &quot;; 4); [.D845])" office:value-type="string" office:string-value="laden    laden" calcext:value-type="string">
            <text:p>laden <text:s text:c="3"/>lad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dy</text:p>
          </table:table-cell>
          <table:table-cell/>
          <table:table-cell table:formula="of:=IF([.C846]=&quot;&quot;; [.B846]; [.C846])" office:value-type="string" office:string-value="lady" calcext:value-type="string">
            <text:p>lady</text:p>
          </table:table-cell>
          <table:table-cell office:value-type="string" calcext:value-type="string">
            <text:p>lady</text:p>
          </table:table-cell>
          <table:table-cell/>
          <table:table-cell table:formula="of:=CONCATENATE([.B846]; REPT(&quot; &quot;; 4); [.D846])" office:value-type="string" office:string-value="lady    lady" calcext:value-type="string">
            <text:p>lady <text:s text:c="3"/>lad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g</text:p>
          </table:table-cell>
          <table:table-cell/>
          <table:table-cell table:formula="of:=IF([.C847]=&quot;&quot;; [.B847]; [.C847])" office:value-type="string" office:string-value="lag" calcext:value-type="string">
            <text:p>lag</text:p>
          </table:table-cell>
          <table:table-cell office:value-type="string" calcext:value-type="string">
            <text:p>lag</text:p>
          </table:table-cell>
          <table:table-cell/>
          <table:table-cell table:formula="of:=CONCATENATE([.B847]; REPT(&quot; &quot;; 4); [.D847])" office:value-type="string" office:string-value="lag    lag" calcext:value-type="string">
            <text:p>lag <text:s text:c="3"/>la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mborghini</text:p>
          </table:table-cell>
          <table:table-cell office:value-type="string" calcext:value-type="string">
            <text:p>Lamborghini</text:p>
          </table:table-cell>
          <table:table-cell table:formula="of:=IF([.C848]=&quot;&quot;; [.B848]; [.C848])" office:value-type="string" office:string-value="Lamborghini" calcext:value-type="string">
            <text:p>Lamborghini</text:p>
          </table:table-cell>
          <table:table-cell office:value-type="string" calcext:value-type="string">
            <text:p>Lamborghini</text:p>
          </table:table-cell>
          <table:table-cell/>
          <table:table-cell table:formula="of:=CONCATENATE([.B848]; REPT(&quot; &quot;; 4); [.D848])" office:value-type="string" office:string-value="lamborghini    Lamborghini" calcext:value-type="string">
            <text:p>lamborghini <text:s text:c="3"/>Lamborghin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nd</text:p>
          </table:table-cell>
          <table:table-cell/>
          <table:table-cell table:formula="of:=IF([.C849]=&quot;&quot;; [.B849]; [.C849])" office:value-type="string" office:string-value="land" calcext:value-type="string">
            <text:p>land</text:p>
          </table:table-cell>
          <table:table-cell office:value-type="string" calcext:value-type="string">
            <text:p>land</text:p>
          </table:table-cell>
          <table:table-cell/>
          <table:table-cell table:formula="of:=CONCATENATE([.B849]; REPT(&quot; &quot;; 4); [.D849])" office:value-type="string" office:string-value="land    land" calcext:value-type="string">
            <text:p>land <text:s text:c="3"/>la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ne</text:p>
          </table:table-cell>
          <table:table-cell/>
          <table:table-cell table:formula="of:=IF([.C850]=&quot;&quot;; [.B850]; [.C850])" office:value-type="string" office:string-value="lane" calcext:value-type="string">
            <text:p>lane</text:p>
          </table:table-cell>
          <table:table-cell office:value-type="string" calcext:value-type="string">
            <text:p>lane</text:p>
          </table:table-cell>
          <table:table-cell/>
          <table:table-cell table:formula="of:=CONCATENATE([.B850]; REPT(&quot; &quot;; 4); [.D850])" office:value-type="string" office:string-value="lane    lane" calcext:value-type="string">
            <text:p>lane <text:s text:c="3"/>la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ngdon</text:p>
          </table:table-cell>
          <table:table-cell/>
          <table:table-cell table:formula="of:=IF([.C851]=&quot;&quot;; [.B851]; [.C851])" office:value-type="string" office:string-value="langdon" calcext:value-type="string">
            <text:p>langdon</text:p>
          </table:table-cell>
          <table:table-cell office:value-type="string" calcext:value-type="string">
            <text:p>langdon</text:p>
          </table:table-cell>
          <table:table-cell/>
          <table:table-cell table:formula="of:=CONCATENATE([.B851]; REPT(&quot; &quot;; 4); [.D851])" office:value-type="string" office:string-value="langdon    langdon" calcext:value-type="string">
            <text:p>langdon <text:s text:c="3"/>langd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nka</text:p>
          </table:table-cell>
          <table:table-cell/>
          <table:table-cell table:formula="of:=IF([.C852]=&quot;&quot;; [.B852]; [.C852])" office:value-type="string" office:string-value="lanka" calcext:value-type="string">
            <text:p>lanka</text:p>
          </table:table-cell>
          <table:table-cell office:value-type="string" calcext:value-type="string">
            <text:p>lanka</text:p>
          </table:table-cell>
          <table:table-cell/>
          <table:table-cell table:formula="of:=CONCATENATE([.B852]; REPT(&quot; &quot;; 4); [.D852])" office:value-type="string" office:string-value="lanka    lanka" calcext:value-type="string">
            <text:p>lanka <text:s text:c="3"/>lank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ptop</text:p>
          </table:table-cell>
          <table:table-cell/>
          <table:table-cell table:formula="of:=IF([.C853]=&quot;&quot;; [.B853]; [.C853])" office:value-type="string" office:string-value="laptop" calcext:value-type="string">
            <text:p>laptop</text:p>
          </table:table-cell>
          <table:table-cell office:value-type="string" calcext:value-type="string">
            <text:p>laptop</text:p>
          </table:table-cell>
          <table:table-cell/>
          <table:table-cell table:formula="of:=CONCATENATE([.B853]; REPT(&quot; &quot;; 4); [.D853])" office:value-type="string" office:string-value="laptop    laptop" calcext:value-type="string">
            <text:p>laptop <text:s text:c="3"/>lapto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ra</text:p>
          </table:table-cell>
          <table:table-cell/>
          <table:table-cell table:formula="of:=IF([.C854]=&quot;&quot;; [.B854]; [.C854])" office:value-type="string" office:string-value="lara" calcext:value-type="string">
            <text:p>lara</text:p>
          </table:table-cell>
          <table:table-cell office:value-type="string" calcext:value-type="string">
            <text:p>lara</text:p>
          </table:table-cell>
          <table:table-cell/>
          <table:table-cell table:formula="of:=CONCATENATE([.B854]; REPT(&quot; &quot;; 4); [.D854])" office:value-type="string" office:string-value="lara    lara" calcext:value-type="string">
            <text:p>lara <text:s text:c="3"/>lar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rry</text:p>
          </table:table-cell>
          <table:table-cell/>
          <table:table-cell table:formula="of:=IF([.C855]=&quot;&quot;; [.B855]; [.C855])" office:value-type="string" office:string-value="larry" calcext:value-type="string">
            <text:p>larry</text:p>
          </table:table-cell>
          <table:table-cell office:value-type="string" calcext:value-type="string">
            <text:p>larry</text:p>
          </table:table-cell>
          <table:table-cell/>
          <table:table-cell table:formula="of:=CONCATENATE([.B855]; REPT(&quot; &quot;; 4); [.D855])" office:value-type="string" office:string-value="larry    larry" calcext:value-type="string">
            <text:p>larry <text:s text:c="3"/>lar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ser</text:p>
          </table:table-cell>
          <table:table-cell/>
          <table:table-cell table:formula="of:=IF([.C856]=&quot;&quot;; [.B856]; [.C856])" office:value-type="string" office:string-value="laser" calcext:value-type="string">
            <text:p>laser</text:p>
          </table:table-cell>
          <table:table-cell office:value-type="string" calcext:value-type="string">
            <text:p>laser</text:p>
          </table:table-cell>
          <table:table-cell/>
          <table:table-cell table:formula="of:=CONCATENATE([.B856]; REPT(&quot; &quot;; 4); [.D856])" office:value-type="string" office:string-value="laser    laser" calcext:value-type="string">
            <text:p>laser <text:s text:c="3"/>las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s</text:p>
          </table:table-cell>
          <table:table-cell/>
          <table:table-cell table:formula="of:=IF([.C857]=&quot;&quot;; [.B857]; [.C857])" office:value-type="string" office:string-value="las" calcext:value-type="string">
            <text:p>las</text:p>
          </table:table-cell>
          <table:table-cell office:value-type="string" calcext:value-type="string">
            <text:p>las</text:p>
          </table:table-cell>
          <table:table-cell/>
          <table:table-cell table:formula="of:=CONCATENATE([.B857]; REPT(&quot; &quot;; 4); [.D857])" office:value-type="string" office:string-value="las    las" calcext:value-type="string">
            <text:p>las <text:s text:c="3"/>la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tinh</text:p>
          </table:table-cell>
          <table:table-cell/>
          <table:table-cell table:formula="of:=IF([.C858]=&quot;&quot;; [.B858]; [.C858])" office:value-type="string" office:string-value="latinh" calcext:value-type="string">
            <text:p>latinh</text:p>
          </table:table-cell>
          <table:table-cell office:value-type="string" calcext:value-type="string">
            <text:p>latinh</text:p>
          </table:table-cell>
          <table:table-cell/>
          <table:table-cell table:formula="of:=CONCATENATE([.B858]; REPT(&quot; &quot;; 4); [.D858])" office:value-type="string" office:string-value="latinh    latinh" calcext:value-type="string">
            <text:p>latinh <text:s text:c="3"/>latin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tin</text:p>
          </table:table-cell>
          <table:table-cell/>
          <table:table-cell table:formula="of:=IF([.C859]=&quot;&quot;; [.B859]; [.C859])" office:value-type="string" office:string-value="latin" calcext:value-type="string">
            <text:p>latin</text:p>
          </table:table-cell>
          <table:table-cell office:value-type="string" calcext:value-type="string">
            <text:p>latin</text:p>
          </table:table-cell>
          <table:table-cell/>
          <table:table-cell table:formula="of:=CONCATENATE([.B859]; REPT(&quot; &quot;; 4); [.D859])" office:value-type="string" office:string-value="latin    latin" calcext:value-type="string">
            <text:p>latin <text:s text:c="3"/>lat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Laura</text:p>
          </table:table-cell>
          <table:table-cell table:formula="of:=IF([.C860]=&quot;&quot;; [.B860]; [.C860])" office:value-type="string" office:string-value="Laura" calcext:value-type="string">
            <text:p>Laura</text:p>
          </table:table-cell>
          <table:table-cell office:value-type="string" calcext:value-type="string">
            <text:p>Laura</text:p>
          </table:table-cell>
          <table:table-cell/>
          <table:table-cell table:formula="of:=CONCATENATE([.B860]; REPT(&quot; &quot;; 4); [.D860])" office:value-type="string" office:string-value="laura    Laura" calcext:value-type="string">
            <text:p>laura <text:s text:c="3"/>Laur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Lauren</text:p>
          </table:table-cell>
          <table:table-cell table:formula="of:=IF([.C861]=&quot;&quot;; [.B861]; [.C861])" office:value-type="string" office:string-value="Lauren" calcext:value-type="string">
            <text:p>Lauren</text:p>
          </table:table-cell>
          <table:table-cell office:value-type="string" calcext:value-type="string">
            <text:p>Lauren</text:p>
          </table:table-cell>
          <table:table-cell/>
          <table:table-cell table:formula="of:=CONCATENATE([.B861]; REPT(&quot; &quot;; 4); [.D861])" office:value-type="string" office:string-value="lauren    Lauren" calcext:value-type="string">
            <text:p>lauren <text:s text:c="3"/>Laur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Laurent</text:p>
          </table:table-cell>
          <table:table-cell table:formula="of:=IF([.C862]=&quot;&quot;; [.B862]; [.C862])" office:value-type="string" office:string-value="Laurent" calcext:value-type="string">
            <text:p>Laurent</text:p>
          </table:table-cell>
          <table:table-cell office:value-type="string" calcext:value-type="string">
            <text:p>Laurent</text:p>
          </table:table-cell>
          <table:table-cell/>
          <table:table-cell table:formula="of:=CONCATENATE([.B862]; REPT(&quot; &quot;; 4); [.D862])" office:value-type="string" office:string-value="laurent    Laurent" calcext:value-type="string">
            <text:p>laurent <text:s text:c="3"/>Lauren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Lavender</text:p>
          </table:table-cell>
          <table:table-cell table:formula="of:=IF([.C863]=&quot;&quot;; [.B863]; [.C863])" office:value-type="string" office:string-value="Lavender" calcext:value-type="string">
            <text:p>Lavender</text:p>
          </table:table-cell>
          <table:table-cell office:value-type="string" calcext:value-type="string">
            <text:p>Lavender</text:p>
          </table:table-cell>
          <table:table-cell/>
          <table:table-cell table:formula="of:=CONCATENATE([.B863]; REPT(&quot; &quot;; 4); [.D863])" office:value-type="string" office:string-value="lavender    Lavender" calcext:value-type="string">
            <text:p>lavender <text:s text:c="3"/>Lavend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wrence</text:p>
          </table:table-cell>
          <table:table-cell/>
          <table:table-cell table:formula="of:=IF([.C864]=&quot;&quot;; [.B864]; [.C864])" office:value-type="string" office:string-value="lawrence" calcext:value-type="string">
            <text:p>lawrence</text:p>
          </table:table-cell>
          <table:table-cell office:value-type="string" calcext:value-type="string">
            <text:p>lawrence</text:p>
          </table:table-cell>
          <table:table-cell/>
          <table:table-cell table:formula="of:=CONCATENATE([.B864]; REPT(&quot; &quot;; 4); [.D864])" office:value-type="string" office:string-value="lawrence    lawrence" calcext:value-type="string">
            <text:p>lawrence <text:s text:c="3"/>lawrenc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ayer</text:p>
          </table:table-cell>
          <table:table-cell/>
          <table:table-cell table:formula="of:=IF([.C865]=&quot;&quot;; [.B865]; [.C865])" office:value-type="string" office:string-value="layer" calcext:value-type="string">
            <text:p>layer</text:p>
          </table:table-cell>
          <table:table-cell office:value-type="string" calcext:value-type="string">
            <text:p>layer</text:p>
          </table:table-cell>
          <table:table-cell/>
          <table:table-cell table:formula="of:=CONCATENATE([.B865]; REPT(&quot; &quot;; 4); [.D865])" office:value-type="string" office:string-value="layer    layer" calcext:value-type="string">
            <text:p>layer <text:s text:c="3"/>lay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LCD</text:p>
          </table:table-cell>
          <table:table-cell table:formula="of:=IF([.C866]=&quot;&quot;; [.B866]; [.C866])" office:value-type="string" office:string-value="LCD" calcext:value-type="string">
            <text:p>LCD</text:p>
          </table:table-cell>
          <table:table-cell office:value-type="string" calcext:value-type="string">
            <text:p>LCD</text:p>
          </table:table-cell>
          <table:table-cell/>
          <table:table-cell table:formula="of:=CONCATENATE([.B866]; REPT(&quot; &quot;; 4); [.D866])" office:value-type="string" office:string-value="lcd    LCD" calcext:value-type="string">
            <text:p>lcd <text:s text:c="3"/>LC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eague</text:p>
          </table:table-cell>
          <table:table-cell/>
          <table:table-cell table:formula="of:=IF([.C867]=&quot;&quot;; [.B867]; [.C867])" office:value-type="string" office:string-value="league" calcext:value-type="string">
            <text:p>league</text:p>
          </table:table-cell>
          <table:table-cell office:value-type="string" calcext:value-type="string">
            <text:p>league</text:p>
          </table:table-cell>
          <table:table-cell/>
          <table:table-cell table:formula="of:=CONCATENATE([.B867]; REPT(&quot; &quot;; 4); [.D867])" office:value-type="string" office:string-value="league    league" calcext:value-type="string">
            <text:p>league <text:s text:c="3"/>leagu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ed</text:p>
          </table:table-cell>
          <table:table-cell/>
          <table:table-cell table:formula="of:=IF([.C868]=&quot;&quot;; [.B868]; [.C868])" office:value-type="string" office:string-value="led" calcext:value-type="string">
            <text:p>led</text:p>
          </table:table-cell>
          <table:table-cell office:value-type="string" calcext:value-type="string">
            <text:p>led</text:p>
          </table:table-cell>
          <table:table-cell/>
          <table:table-cell table:formula="of:=CONCATENATE([.B868]; REPT(&quot; &quot;; 4); [.D868])" office:value-type="string" office:string-value="led    led" calcext:value-type="string">
            <text:p>led <text:s text:c="3"/>le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eeds</text:p>
          </table:table-cell>
          <table:table-cell/>
          <table:table-cell table:formula="of:=IF([.C869]=&quot;&quot;; [.B869]; [.C869])" office:value-type="string" office:string-value="leeds" calcext:value-type="string">
            <text:p>leeds</text:p>
          </table:table-cell>
          <table:table-cell office:value-type="string" calcext:value-type="string">
            <text:p>leeds</text:p>
          </table:table-cell>
          <table:table-cell/>
          <table:table-cell table:formula="of:=CONCATENATE([.B869]; REPT(&quot; &quot;; 4); [.D869])" office:value-type="string" office:string-value="leeds    leeds" calcext:value-type="string">
            <text:p>leeds <text:s text:c="3"/>leed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ee</text:p>
          </table:table-cell>
          <table:table-cell table:formula="of:=IF([.C870]=&quot;&quot;; [.B870]; [.C870])" office:value-type="string" office:string-value="Lee" calcext:value-type="string">
            <text:p>Lee</text:p>
          </table:table-cell>
          <table:table-cell office:value-type="string" calcext:value-type="string">
            <text:p>Lee</text:p>
          </table:table-cell>
          <table:table-cell/>
          <table:table-cell table:formula="of:=CONCATENATE([.B870]; REPT(&quot; &quot;; 4); [.D870])" office:value-type="string" office:string-value="lee    Lee" calcext:value-type="string">
            <text:p>lee <text:s text:c="3"/>Le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ego</text:p>
          </table:table-cell>
          <table:table-cell/>
          <table:table-cell table:formula="of:=IF([.C871]=&quot;&quot;; [.B871]; [.C871])" office:value-type="string" office:string-value="lego" calcext:value-type="string">
            <text:p>lego</text:p>
          </table:table-cell>
          <table:table-cell office:value-type="string" calcext:value-type="string">
            <text:p>lego</text:p>
          </table:table-cell>
          <table:table-cell/>
          <table:table-cell table:formula="of:=CONCATENATE([.B871]; REPT(&quot; &quot;; 4); [.D871])" office:value-type="string" office:string-value="lego    lego" calcext:value-type="string">
            <text:p>lego <text:s text:c="3"/>leg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Leicerter</text:p>
          </table:table-cell>
          <table:table-cell table:formula="of:=IF([.C872]=&quot;&quot;; [.B872]; [.C872])" office:value-type="string" office:string-value="Leicerter" calcext:value-type="string">
            <text:p>Leicerter</text:p>
          </table:table-cell>
          <table:table-cell office:value-type="string" calcext:value-type="string">
            <text:p>Leicerter</text:p>
          </table:table-cell>
          <table:table-cell/>
          <table:table-cell table:formula="of:=CONCATENATE([.B872]; REPT(&quot; &quot;; 4); [.D872])" office:value-type="string" office:string-value="leicester    Leicerter" calcext:value-type="string">
            <text:p>leicester <text:s text:c="3"/>Leicert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</text:p>
          </table:table-cell>
          <table:table-cell table:formula="of:=IF([.C873]=&quot;&quot;; [.B873]; [.C873])" office:value-type="string" office:string-value="Lenovo" calcext:value-type="string">
            <text:p>Lenovo</text:p>
          </table:table-cell>
          <table:table-cell office:value-type="string" calcext:value-type="string">
            <text:p>Lenovo</text:p>
          </table:table-cell>
          <table:table-cell/>
          <table:table-cell table:formula="of:=CONCATENATE([.B873]; REPT(&quot; &quot;; 4); [.D873])" office:value-type="string" office:string-value="lenovo    Lenovo" calcext:value-type="string">
            <text:p>lenovo <text:s text:c="3"/>Lenov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ens</text:p>
          </table:table-cell>
          <table:table-cell/>
          <table:table-cell table:formula="of:=IF([.C874]=&quot;&quot;; [.B874]; [.C874])" office:value-type="string" office:string-value="lens" calcext:value-type="string">
            <text:p>lens</text:p>
          </table:table-cell>
          <table:table-cell office:value-type="string" calcext:value-type="string">
            <text:p>lens</text:p>
          </table:table-cell>
          <table:table-cell/>
          <table:table-cell table:formula="of:=CONCATENATE([.B874]; REPT(&quot; &quot;; 4); [.D874])" office:value-type="string" office:string-value="lens    lens" calcext:value-type="string">
            <text:p>lens <text:s text:c="3"/>len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Leonardo</text:p>
          </table:table-cell>
          <table:table-cell table:formula="of:=IF([.C875]=&quot;&quot;; [.B875]; [.C875])" office:value-type="string" office:string-value="Leonardo" calcext:value-type="string">
            <text:p>Leonardo</text:p>
          </table:table-cell>
          <table:table-cell office:value-type="string" calcext:value-type="string">
            <text:p>Leonardo</text:p>
          </table:table-cell>
          <table:table-cell/>
          <table:table-cell table:formula="of:=CONCATENATE([.B875]; REPT(&quot; &quot;; 4); [.D875])" office:value-type="string" office:string-value="leonardo    Leonardo" calcext:value-type="string">
            <text:p>leonardo <text:s text:c="3"/>Leonard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es</text:p>
          </table:table-cell>
          <table:table-cell/>
          <table:table-cell table:formula="of:=IF([.C876]=&quot;&quot;; [.B876]; [.C876])" office:value-type="string" office:string-value="les" calcext:value-type="string">
            <text:p>les</text:p>
          </table:table-cell>
          <table:table-cell office:value-type="string" calcext:value-type="string">
            <text:p>les</text:p>
          </table:table-cell>
          <table:table-cell/>
          <table:table-cell table:formula="of:=CONCATENATE([.B876]; REPT(&quot; &quot;; 4); [.D876])" office:value-type="string" office:string-value="les    les" calcext:value-type="string">
            <text:p>les <text:s text:c="3"/>l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evel</text:p>
          </table:table-cell>
          <table:table-cell/>
          <table:table-cell table:formula="of:=IF([.C877]=&quot;&quot;; [.B877]; [.C877])" office:value-type="string" office:string-value="level" calcext:value-type="string">
            <text:p>level</text:p>
          </table:table-cell>
          <table:table-cell office:value-type="string" calcext:value-type="string">
            <text:p>level</text:p>
          </table:table-cell>
          <table:table-cell/>
          <table:table-cell table:formula="of:=CONCATENATE([.B877]; REPT(&quot; &quot;; 4); [.D877])" office:value-type="string" office:string-value="level    level" calcext:value-type="string">
            <text:p>level <text:s text:c="3"/>lev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Lewis </text:p>
          </table:table-cell>
          <table:table-cell table:formula="of:=IF([.C878]=&quot;&quot;; [.B878]; [.C878])" office:value-type="string" office:string-value="Lewis " calcext:value-type="string">
            <text:p>Lewis </text:p>
          </table:table-cell>
          <table:table-cell office:value-type="string" calcext:value-type="string">
            <text:p>Lewis </text:p>
          </table:table-cell>
          <table:table-cell/>
          <table:table-cell table:formula="of:=CONCATENATE([.B878]; REPT(&quot; &quot;; 4); [.D878])" office:value-type="string" office:string-value="lewis    Lewis " calcext:value-type="string">
            <text:p>lewis <text:s text:c="3"/>Lewis 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exicon</text:p>
          </table:table-cell>
          <table:table-cell/>
          <table:table-cell table:formula="of:=IF([.C879]=&quot;&quot;; [.B879]; [.C879])" office:value-type="string" office:string-value="lexicon" calcext:value-type="string">
            <text:p>lexicon</text:p>
          </table:table-cell>
          <table:table-cell office:value-type="string" calcext:value-type="string">
            <text:p>lexicon</text:p>
          </table:table-cell>
          <table:table-cell/>
          <table:table-cell table:formula="of:=CONCATENATE([.B879]; REPT(&quot; &quot;; 4); [.D879])" office:value-type="string" office:string-value="lexicon    lexicon" calcext:value-type="string">
            <text:p>lexicon <text:s text:c="3"/>lexic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Lexus</text:p>
          </table:table-cell>
          <table:table-cell table:formula="of:=IF([.C880]=&quot;&quot;; [.B880]; [.C880])" office:value-type="string" office:string-value="Lexus" calcext:value-type="string">
            <text:p>Lexus</text:p>
          </table:table-cell>
          <table:table-cell office:value-type="string" calcext:value-type="string">
            <text:p>Lexus</text:p>
          </table:table-cell>
          <table:table-cell/>
          <table:table-cell table:formula="of:=CONCATENATE([.B880]; REPT(&quot; &quot;; 4); [.D880])" office:value-type="string" office:string-value="lexus    Lexus" calcext:value-type="string">
            <text:p>lexus <text:s text:c="3"/>Lexu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g</text:p>
          </table:table-cell>
          <table:table-cell/>
          <table:table-cell table:formula="of:=IF([.C881]=&quot;&quot;; [.B881]; [.C881])" office:value-type="string" office:string-value="lg" calcext:value-type="string">
            <text:p>lg</text:p>
          </table:table-cell>
          <table:table-cell office:value-type="string" calcext:value-type="string">
            <text:p>lg</text:p>
          </table:table-cell>
          <table:table-cell/>
          <table:table-cell table:formula="of:=CONCATENATE([.B881]; REPT(&quot; &quot;; 4); [.D881])" office:value-type="string" office:string-value="lg    lg" calcext:value-type="string">
            <text:p>lg <text:s text:c="3"/>l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hp</text:p>
          </table:table-cell>
          <table:table-cell/>
          <table:table-cell table:formula="of:=IF([.C882]=&quot;&quot;; [.B882]; [.C882])" office:value-type="string" office:string-value="lhp" calcext:value-type="string">
            <text:p>lhp</text:p>
          </table:table-cell>
          <table:table-cell office:value-type="string" calcext:value-type="string">
            <text:p>lhp</text:p>
          </table:table-cell>
          <table:table-cell/>
          <table:table-cell table:formula="of:=CONCATENATE([.B882]; REPT(&quot; &quot;; 4); [.D882])" office:value-type="string" office:string-value="lhp    lhp" calcext:value-type="string">
            <text:p>lhp <text:s text:c="3"/>lh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Liberty</text:p>
          </table:table-cell>
          <table:table-cell table:formula="of:=IF([.C883]=&quot;&quot;; [.B883]; [.C883])" office:value-type="string" office:string-value="Liberty" calcext:value-type="string">
            <text:p>Liberty</text:p>
          </table:table-cell>
          <table:table-cell office:value-type="string" calcext:value-type="string">
            <text:p>Liberty</text:p>
          </table:table-cell>
          <table:table-cell/>
          <table:table-cell table:formula="of:=CONCATENATE([.B883]; REPT(&quot; &quot;; 4); [.D883])" office:value-type="string" office:string-value="liberty    Liberty" calcext:value-type="string">
            <text:p>liberty <text:s text:c="3"/>Libert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ibya</text:p>
          </table:table-cell>
          <table:table-cell table:formula="of:=IF([.C884]=&quot;&quot;; [.B884]; [.C884])" office:value-type="string" office:string-value="Libya" calcext:value-type="string">
            <text:p>Libya</text:p>
          </table:table-cell>
          <table:table-cell office:value-type="string" calcext:value-type="string">
            <text:p>Libya</text:p>
          </table:table-cell>
          <table:table-cell/>
          <table:table-cell table:formula="of:=CONCATENATE([.B884]; REPT(&quot; &quot;; 4); [.D884])" office:value-type="string" office:string-value="libya    Libya" calcext:value-type="string">
            <text:p>libya <text:s text:c="3"/>Liby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fe</text:p>
          </table:table-cell>
          <table:table-cell/>
          <table:table-cell table:formula="of:=IF([.C885]=&quot;&quot;; [.B885]; [.C885])" office:value-type="string" office:string-value="life" calcext:value-type="string">
            <text:p>life</text:p>
          </table:table-cell>
          <table:table-cell office:value-type="string" calcext:value-type="string">
            <text:p>life</text:p>
          </table:table-cell>
          <table:table-cell/>
          <table:table-cell table:formula="of:=CONCATENATE([.B885]; REPT(&quot; &quot;; 4); [.D885])" office:value-type="string" office:string-value="life    life" calcext:value-type="string">
            <text:p>life <text:s text:c="3"/>lif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ght</text:p>
          </table:table-cell>
          <table:table-cell/>
          <table:table-cell table:formula="of:=IF([.C886]=&quot;&quot;; [.B886]; [.C886])" office:value-type="string" office:string-value="light" calcext:value-type="string">
            <text:p>light</text:p>
          </table:table-cell>
          <table:table-cell office:value-type="string" calcext:value-type="string">
            <text:p>light</text:p>
          </table:table-cell>
          <table:table-cell/>
          <table:table-cell table:formula="of:=CONCATENATE([.B886]; REPT(&quot; &quot;; 4); [.D886])" office:value-type="string" office:string-value="light    light" calcext:value-type="string">
            <text:p>light <text:s text:c="3"/>ligh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ke</text:p>
          </table:table-cell>
          <table:table-cell/>
          <table:table-cell table:formula="of:=IF([.C887]=&quot;&quot;; [.B887]; [.C887])" office:value-type="string" office:string-value="like" calcext:value-type="string">
            <text:p>like</text:p>
          </table:table-cell>
          <table:table-cell office:value-type="string" calcext:value-type="string">
            <text:p>like</text:p>
          </table:table-cell>
          <table:table-cell/>
          <table:table-cell table:formula="of:=CONCATENATE([.B887]; REPT(&quot; &quot;; 4); [.D887])" office:value-type="string" office:string-value="like    like" calcext:value-type="string">
            <text:p>like <text:s text:c="3"/>lik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ly</text:p>
          </table:table-cell>
          <table:table-cell/>
          <table:table-cell table:formula="of:=IF([.C888]=&quot;&quot;; [.B888]; [.C888])" office:value-type="string" office:string-value="lily" calcext:value-type="string">
            <text:p>lily</text:p>
          </table:table-cell>
          <table:table-cell office:value-type="string" calcext:value-type="string">
            <text:p>lily</text:p>
          </table:table-cell>
          <table:table-cell/>
          <table:table-cell table:formula="of:=CONCATENATE([.B888]; REPT(&quot; &quot;; 4); [.D888])" office:value-type="string" office:string-value="lily    lily" calcext:value-type="string">
            <text:p>lily <text:s text:c="3"/>lil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Lincoln</text:p>
          </table:table-cell>
          <table:table-cell table:formula="of:=IF([.C889]=&quot;&quot;; [.B889]; [.C889])" office:value-type="string" office:string-value="Lincoln" calcext:value-type="string">
            <text:p>Lincoln</text:p>
          </table:table-cell>
          <table:table-cell office:value-type="string" calcext:value-type="string">
            <text:p>Lincoln</text:p>
          </table:table-cell>
          <table:table-cell/>
          <table:table-cell table:formula="of:=CONCATENATE([.B889]; REPT(&quot; &quot;; 4); [.D889])" office:value-type="string" office:string-value="lincoln    Lincoln" calcext:value-type="string">
            <text:p>lincoln <text:s text:c="3"/>Lincol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Linda</text:p>
          </table:table-cell>
          <table:table-cell table:formula="of:=IF([.C890]=&quot;&quot;; [.B890]; [.C890])" office:value-type="string" office:string-value="Linda" calcext:value-type="string">
            <text:p>Linda</text:p>
          </table:table-cell>
          <table:table-cell office:value-type="string" calcext:value-type="string">
            <text:p>Linda</text:p>
          </table:table-cell>
          <table:table-cell/>
          <table:table-cell table:formula="of:=CONCATENATE([.B890]; REPT(&quot; &quot;; 4); [.D890])" office:value-type="string" office:string-value="linda    Linda" calcext:value-type="string">
            <text:p>linda <text:s text:c="3"/>Lind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ndsay</text:p>
          </table:table-cell>
          <table:table-cell/>
          <table:table-cell table:formula="of:=IF([.C891]=&quot;&quot;; [.B891]; [.C891])" office:value-type="string" office:string-value="lindsay" calcext:value-type="string">
            <text:p>lindsay</text:p>
          </table:table-cell>
          <table:table-cell office:value-type="string" calcext:value-type="string">
            <text:p>lindsay</text:p>
          </table:table-cell>
          <table:table-cell/>
          <table:table-cell table:formula="of:=CONCATENATE([.B891]; REPT(&quot; &quot;; 4); [.D891])" office:value-type="string" office:string-value="lindsay    lindsay" calcext:value-type="string">
            <text:p>lindsay <text:s text:c="3"/>lindsa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ne</text:p>
          </table:table-cell>
          <table:table-cell/>
          <table:table-cell table:formula="of:=IF([.C892]=&quot;&quot;; [.B892]; [.C892])" office:value-type="string" office:string-value="line" calcext:value-type="string">
            <text:p>line</text:p>
          </table:table-cell>
          <table:table-cell office:value-type="string" calcext:value-type="string">
            <text:p>line</text:p>
          </table:table-cell>
          <table:table-cell/>
          <table:table-cell table:formula="of:=CONCATENATE([.B892]; REPT(&quot; &quot;; 4); [.D892])" office:value-type="string" office:string-value="line    line" calcext:value-type="string">
            <text:p>line <text:s text:c="3"/>li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nk</text:p>
          </table:table-cell>
          <table:table-cell/>
          <table:table-cell table:formula="of:=IF([.C893]=&quot;&quot;; [.B893]; [.C893])" office:value-type="string" office:string-value="link" calcext:value-type="string">
            <text:p>link</text:p>
          </table:table-cell>
          <table:table-cell office:value-type="string" calcext:value-type="string">
            <text:p>link</text:p>
          </table:table-cell>
          <table:table-cell/>
          <table:table-cell table:formula="of:=CONCATENATE([.B893]; REPT(&quot; &quot;; 4); [.D893])" office:value-type="string" office:string-value="link    link" calcext:value-type="string">
            <text:p>link <text:s text:c="3"/>lin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Linux</text:p>
          </table:table-cell>
          <table:table-cell table:formula="of:=IF([.C894]=&quot;&quot;; [.B894]; [.C894])" office:value-type="string" office:string-value="Linux" calcext:value-type="string">
            <text:p>Linux</text:p>
          </table:table-cell>
          <table:table-cell office:value-type="string" calcext:value-type="string">
            <text:p>Linux</text:p>
          </table:table-cell>
          <table:table-cell/>
          <table:table-cell table:formula="of:=CONCATENATE([.B894]; REPT(&quot; &quot;; 4); [.D894])" office:value-type="string" office:string-value="linux    Linux" calcext:value-type="string">
            <text:p>linux <text:s text:c="3"/>Linux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onel</text:p>
          </table:table-cell>
          <table:table-cell office:value-type="string" calcext:value-type="string">
            <text:p>Lionel</text:p>
          </table:table-cell>
          <table:table-cell table:formula="of:=IF([.C895]=&quot;&quot;; [.B895]; [.C895])" office:value-type="string" office:string-value="Lionel" calcext:value-type="string">
            <text:p>Lionel</text:p>
          </table:table-cell>
          <table:table-cell office:value-type="string" calcext:value-type="string">
            <text:p>Lionel</text:p>
          </table:table-cell>
          <table:table-cell/>
          <table:table-cell table:formula="of:=CONCATENATE([.B895]; REPT(&quot; &quot;; 4); [.D895])" office:value-type="string" office:string-value="lionel    Lionel" calcext:value-type="string">
            <text:p>lionel <text:s text:c="3"/>Lion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pid</text:p>
          </table:table-cell>
          <table:table-cell/>
          <table:table-cell table:formula="of:=IF([.C896]=&quot;&quot;; [.B896]; [.C896])" office:value-type="string" office:string-value="lipid" calcext:value-type="string">
            <text:p>lipid</text:p>
          </table:table-cell>
          <table:table-cell office:value-type="string" calcext:value-type="string">
            <text:p>lipid</text:p>
          </table:table-cell>
          <table:table-cell/>
          <table:table-cell table:formula="of:=CONCATENATE([.B896]; REPT(&quot; &quot;; 4); [.D896])" office:value-type="string" office:string-value="lipid    lipid" calcext:value-type="string">
            <text:p>lipid <text:s text:c="3"/>lipi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sa</text:p>
          </table:table-cell>
          <table:table-cell/>
          <table:table-cell table:formula="of:=IF([.C897]=&quot;&quot;; [.B897]; [.C897])" office:value-type="string" office:string-value="lisa" calcext:value-type="string">
            <text:p>lisa</text:p>
          </table:table-cell>
          <table:table-cell office:value-type="string" calcext:value-type="string">
            <text:p>lisa</text:p>
          </table:table-cell>
          <table:table-cell/>
          <table:table-cell table:formula="of:=CONCATENATE([.B897]; REPT(&quot; &quot;; 4); [.D897])" office:value-type="string" office:string-value="lisa    lisa" calcext:value-type="string">
            <text:p>lisa <text:s text:c="3"/>lis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st</text:p>
          </table:table-cell>
          <table:table-cell/>
          <table:table-cell table:formula="of:=IF([.C898]=&quot;&quot;; [.B898]; [.C898])" office:value-type="string" office:string-value="list" calcext:value-type="string">
            <text:p>list</text:p>
          </table:table-cell>
          <table:table-cell office:value-type="string" calcext:value-type="string">
            <text:p>list</text:p>
          </table:table-cell>
          <table:table-cell/>
          <table:table-cell table:formula="of:=CONCATENATE([.B898]; REPT(&quot; &quot;; 4); [.D898])" office:value-type="string" office:string-value="list    list" calcext:value-type="string">
            <text:p>list <text:s text:c="3"/>lis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ttle</text:p>
          </table:table-cell>
          <table:table-cell/>
          <table:table-cell table:formula="of:=IF([.C899]=&quot;&quot;; [.B899]; [.C899])" office:value-type="string" office:string-value="little" calcext:value-type="string">
            <text:p>little</text:p>
          </table:table-cell>
          <table:table-cell office:value-type="string" calcext:value-type="string">
            <text:p>little</text:p>
          </table:table-cell>
          <table:table-cell/>
          <table:table-cell table:formula="of:=CONCATENATE([.B899]; REPT(&quot; &quot;; 4); [.D899])" office:value-type="string" office:string-value="little    little" calcext:value-type="string">
            <text:p>little <text:s text:c="3"/>litt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ve</text:p>
          </table:table-cell>
          <table:table-cell/>
          <table:table-cell table:formula="of:=IF([.C900]=&quot;&quot;; [.B900]; [.C900])" office:value-type="string" office:string-value="live" calcext:value-type="string">
            <text:p>live</text:p>
          </table:table-cell>
          <table:table-cell office:value-type="string" calcext:value-type="string">
            <text:p>live</text:p>
          </table:table-cell>
          <table:table-cell/>
          <table:table-cell table:formula="of:=CONCATENATE([.B900]; REPT(&quot; &quot;; 4); [.D900])" office:value-type="string" office:string-value="live    live" calcext:value-type="string">
            <text:p>live <text:s text:c="3"/>liv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Liverpool</text:p>
          </table:table-cell>
          <table:table-cell table:formula="of:=IF([.C901]=&quot;&quot;; [.B901]; [.C901])" office:value-type="string" office:string-value="Liverpool" calcext:value-type="string">
            <text:p>Liverpool</text:p>
          </table:table-cell>
          <table:table-cell office:value-type="string" calcext:value-type="string">
            <text:p>Liverpool</text:p>
          </table:table-cell>
          <table:table-cell/>
          <table:table-cell table:formula="of:=CONCATENATE([.B901]; REPT(&quot; &quot;; 4); [.D901])" office:value-type="string" office:string-value="liverpool    Liverpool" calcext:value-type="string">
            <text:p>liverpool <text:s text:c="3"/>Liverpoo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veshow</text:p>
          </table:table-cell>
          <table:table-cell/>
          <table:table-cell table:formula="of:=IF([.C902]=&quot;&quot;; [.B902]; [.C902])" office:value-type="string" office:string-value="liveshow" calcext:value-type="string">
            <text:p>liveshow</text:p>
          </table:table-cell>
          <table:table-cell office:value-type="string" calcext:value-type="string">
            <text:p>liveshow</text:p>
          </table:table-cell>
          <table:table-cell/>
          <table:table-cell table:formula="of:=CONCATENATE([.B902]; REPT(&quot; &quot;; 4); [.D902])" office:value-type="string" office:string-value="liveshow    liveshow" calcext:value-type="string">
            <text:p>liveshow <text:s text:c="3"/>liveshow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iz</text:p>
          </table:table-cell>
          <table:table-cell/>
          <table:table-cell table:formula="of:=IF([.C903]=&quot;&quot;; [.B903]; [.C903])" office:value-type="string" office:string-value="liz" calcext:value-type="string">
            <text:p>liz</text:p>
          </table:table-cell>
          <table:table-cell office:value-type="string" calcext:value-type="string">
            <text:p>liz</text:p>
          </table:table-cell>
          <table:table-cell/>
          <table:table-cell table:formula="of:=CONCATENATE([.B903]; REPT(&quot; &quot;; 4); [.D903])" office:value-type="string" office:string-value="liz    liz" calcext:value-type="string">
            <text:p>liz <text:s text:c="3"/>liz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oad</text:p>
          </table:table-cell>
          <table:table-cell/>
          <table:table-cell table:formula="of:=IF([.C904]=&quot;&quot;; [.B904]; [.C904])" office:value-type="string" office:string-value="load" calcext:value-type="string">
            <text:p>load</text:p>
          </table:table-cell>
          <table:table-cell office:value-type="string" calcext:value-type="string">
            <text:p>load</text:p>
          </table:table-cell>
          <table:table-cell/>
          <table:table-cell table:formula="of:=CONCATENATE([.B904]; REPT(&quot; &quot;; 4); [.D904])" office:value-type="string" office:string-value="load    load" calcext:value-type="string">
            <text:p>load <text:s text:c="3"/>loa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ock</text:p>
          </table:table-cell>
          <table:table-cell/>
          <table:table-cell table:formula="of:=IF([.C905]=&quot;&quot;; [.B905]; [.C905])" office:value-type="string" office:string-value="lock" calcext:value-type="string">
            <text:p>lock</text:p>
          </table:table-cell>
          <table:table-cell office:value-type="string" calcext:value-type="string">
            <text:p>lock</text:p>
          </table:table-cell>
          <table:table-cell/>
          <table:table-cell table:formula="of:=CONCATENATE([.B905]; REPT(&quot; &quot;; 4); [.D905])" office:value-type="string" office:string-value="lock    lock" calcext:value-type="string">
            <text:p>lock <text:s text:c="3"/>lo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ogic</text:p>
          </table:table-cell>
          <table:table-cell/>
          <table:table-cell table:formula="of:=IF([.C906]=&quot;&quot;; [.B906]; [.C906])" office:value-type="string" office:string-value="logic" calcext:value-type="string">
            <text:p>logic</text:p>
          </table:table-cell>
          <table:table-cell office:value-type="string" calcext:value-type="string">
            <text:p>logic</text:p>
          </table:table-cell>
          <table:table-cell/>
          <table:table-cell table:formula="of:=CONCATENATE([.B906]; REPT(&quot; &quot;; 4); [.D906])" office:value-type="string" office:string-value="logic    logic" calcext:value-type="string">
            <text:p>logic <text:s text:c="3"/>logi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ogistics</text:p>
          </table:table-cell>
          <table:table-cell/>
          <table:table-cell table:formula="of:=IF([.C907]=&quot;&quot;; [.B907]; [.C907])" office:value-type="string" office:string-value="logistics" calcext:value-type="string">
            <text:p>logistics</text:p>
          </table:table-cell>
          <table:table-cell office:value-type="string" calcext:value-type="string">
            <text:p>logistics</text:p>
          </table:table-cell>
          <table:table-cell/>
          <table:table-cell table:formula="of:=CONCATENATE([.B907]; REPT(&quot; &quot;; 4); [.D907])" office:value-type="string" office:string-value="logistics    logistics" calcext:value-type="string">
            <text:p>logistics <text:s text:c="3"/>logistic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og</text:p>
          </table:table-cell>
          <table:table-cell/>
          <table:table-cell table:formula="of:=IF([.C908]=&quot;&quot;; [.B908]; [.C908])" office:value-type="string" office:string-value="log" calcext:value-type="string">
            <text:p>log</text:p>
          </table:table-cell>
          <table:table-cell office:value-type="string" calcext:value-type="string">
            <text:p>log</text:p>
          </table:table-cell>
          <table:table-cell/>
          <table:table-cell table:formula="of:=CONCATENATE([.B908]; REPT(&quot; &quot;; 4); [.D908])" office:value-type="string" office:string-value="log    log" calcext:value-type="string">
            <text:p>log <text:s text:c="3"/>lo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ogo</text:p>
          </table:table-cell>
          <table:table-cell/>
          <table:table-cell table:formula="of:=IF([.C909]=&quot;&quot;; [.B909]; [.C909])" office:value-type="string" office:string-value="logo" calcext:value-type="string">
            <text:p>logo</text:p>
          </table:table-cell>
          <table:table-cell office:value-type="string" calcext:value-type="string">
            <text:p>logo</text:p>
          </table:table-cell>
          <table:table-cell/>
          <table:table-cell table:formula="of:=CONCATENATE([.B909]; REPT(&quot; &quot;; 4); [.D909])" office:value-type="string" office:string-value="logo    logo" calcext:value-type="string">
            <text:p>logo <text:s text:c="3"/>log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ol</text:p>
          </table:table-cell>
          <table:table-cell/>
          <table:table-cell table:formula="of:=IF([.C910]=&quot;&quot;; [.B910]; [.C910])" office:value-type="string" office:string-value="lol" calcext:value-type="string">
            <text:p>lol</text:p>
          </table:table-cell>
          <table:table-cell office:value-type="string" calcext:value-type="string">
            <text:p>lol</text:p>
          </table:table-cell>
          <table:table-cell/>
          <table:table-cell table:formula="of:=CONCATENATE([.B910]; REPT(&quot; &quot;; 4); [.D910])" office:value-type="string" office:string-value="lol    lol" calcext:value-type="string">
            <text:p>lol <text:s text:c="3"/>lo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London</text:p>
          </table:table-cell>
          <table:table-cell table:formula="of:=IF([.C911]=&quot;&quot;; [.B911]; [.C911])" office:value-type="string" office:string-value="London" calcext:value-type="string">
            <text:p>London</text:p>
          </table:table-cell>
          <table:table-cell office:value-type="string" calcext:value-type="string">
            <text:p>London</text:p>
          </table:table-cell>
          <table:table-cell/>
          <table:table-cell table:formula="of:=CONCATENATE([.B911]; REPT(&quot; &quot;; 4); [.D911])" office:value-type="string" office:string-value="london    London" calcext:value-type="string">
            <text:p>london <text:s text:c="3"/>Lond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Lopez</text:p>
          </table:table-cell>
          <table:table-cell table:formula="of:=IF([.C912]=&quot;&quot;; [.B912]; [.C912])" office:value-type="string" office:string-value="Lopez" calcext:value-type="string">
            <text:p>Lopez</text:p>
          </table:table-cell>
          <table:table-cell office:value-type="string" calcext:value-type="string">
            <text:p>Lopez</text:p>
          </table:table-cell>
          <table:table-cell/>
          <table:table-cell table:formula="of:=CONCATENATE([.B912]; REPT(&quot; &quot;; 4); [.D912])" office:value-type="string" office:string-value="lopez    Lopez" calcext:value-type="string">
            <text:p>lopez <text:s text:c="3"/>Lopez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otte</text:p>
          </table:table-cell>
          <table:table-cell office:value-type="string" calcext:value-type="string">
            <text:p>Lotte</text:p>
          </table:table-cell>
          <table:table-cell table:formula="of:=IF([.C913]=&quot;&quot;; [.B913]; [.C913])" office:value-type="string" office:string-value="Lotte" calcext:value-type="string">
            <text:p>Lotte</text:p>
          </table:table-cell>
          <table:table-cell office:value-type="string" calcext:value-type="string">
            <text:p>Lotte</text:p>
          </table:table-cell>
          <table:table-cell/>
          <table:table-cell table:formula="of:=CONCATENATE([.B913]; REPT(&quot; &quot;; 4); [.D913])" office:value-type="string" office:string-value="lotte    Lotte" calcext:value-type="string">
            <text:p>lotte <text:s text:c="3"/>Lott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Louis</text:p>
          </table:table-cell>
          <table:table-cell table:formula="of:=IF([.C914]=&quot;&quot;; [.B914]; [.C914])" office:value-type="string" office:string-value="Louis" calcext:value-type="string">
            <text:p>Louis</text:p>
          </table:table-cell>
          <table:table-cell office:value-type="string" calcext:value-type="string">
            <text:p>Louis</text:p>
          </table:table-cell>
          <table:table-cell/>
          <table:table-cell table:formula="of:=CONCATENATE([.B914]; REPT(&quot; &quot;; 4); [.D914])" office:value-type="string" office:string-value="louis    Louis" calcext:value-type="string">
            <text:p>louis <text:s text:c="3"/>Loui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ove</text:p>
          </table:table-cell>
          <table:table-cell/>
          <table:table-cell table:formula="of:=IF([.C915]=&quot;&quot;; [.B915]; [.C915])" office:value-type="string" office:string-value="love" calcext:value-type="string">
            <text:p>love</text:p>
          </table:table-cell>
          <table:table-cell office:value-type="string" calcext:value-type="string">
            <text:p>love</text:p>
          </table:table-cell>
          <table:table-cell/>
          <table:table-cell table:formula="of:=CONCATENATE([.B915]; REPT(&quot; &quot;; 4); [.D915])" office:value-type="string" office:string-value="love    love" calcext:value-type="string">
            <text:p>love <text:s text:c="3"/>lov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ow</text:p>
          </table:table-cell>
          <table:table-cell/>
          <table:table-cell table:formula="of:=IF([.C916]=&quot;&quot;; [.B916]; [.C916])" office:value-type="string" office:string-value="low" calcext:value-type="string">
            <text:p>low</text:p>
          </table:table-cell>
          <table:table-cell office:value-type="string" calcext:value-type="string">
            <text:p>low</text:p>
          </table:table-cell>
          <table:table-cell/>
          <table:table-cell table:formula="of:=CONCATENATE([.B916]; REPT(&quot; &quot;; 4); [.D916])" office:value-type="string" office:string-value="low    low" calcext:value-type="string">
            <text:p>low <text:s text:c="3"/>low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Lucas</text:p>
          </table:table-cell>
          <table:table-cell table:formula="of:=IF([.C917]=&quot;&quot;; [.B917]; [.C917])" office:value-type="string" office:string-value="Lucas" calcext:value-type="string">
            <text:p>Lucas</text:p>
          </table:table-cell>
          <table:table-cell office:value-type="string" calcext:value-type="string">
            <text:p>Lucas</text:p>
          </table:table-cell>
          <table:table-cell/>
          <table:table-cell table:formula="of:=CONCATENATE([.B917]; REPT(&quot; &quot;; 4); [.D917])" office:value-type="string" office:string-value="lucas    Lucas" calcext:value-type="string">
            <text:p>lucas <text:s text:c="3"/>Luca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Lucy</text:p>
          </table:table-cell>
          <table:table-cell table:formula="of:=IF([.C918]=&quot;&quot;; [.B918]; [.C918])" office:value-type="string" office:string-value="Lucy" calcext:value-type="string">
            <text:p>Lucy</text:p>
          </table:table-cell>
          <table:table-cell office:value-type="string" calcext:value-type="string">
            <text:p>Lucy</text:p>
          </table:table-cell>
          <table:table-cell/>
          <table:table-cell table:formula="of:=CONCATENATE([.B918]; REPT(&quot; &quot;; 4); [.D918])" office:value-type="string" office:string-value="lucy    Lucy" calcext:value-type="string">
            <text:p>lucy <text:s text:c="3"/>Luc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Luis</text:p>
          </table:table-cell>
          <table:table-cell table:formula="of:=IF([.C919]=&quot;&quot;; [.B919]; [.C919])" office:value-type="string" office:string-value="Luis" calcext:value-type="string">
            <text:p>Luis</text:p>
          </table:table-cell>
          <table:table-cell office:value-type="string" calcext:value-type="string">
            <text:p>Luis</text:p>
          </table:table-cell>
          <table:table-cell/>
          <table:table-cell table:formula="of:=CONCATENATE([.B919]; REPT(&quot; &quot;; 4); [.D919])" office:value-type="string" office:string-value="luis    Luis" calcext:value-type="string">
            <text:p>luis <text:s text:c="3"/>Lui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uiz</text:p>
          </table:table-cell>
          <table:table-cell office:value-type="string" calcext:value-type="string">
            <text:p>Luiz</text:p>
          </table:table-cell>
          <table:table-cell table:formula="of:=IF([.C920]=&quot;&quot;; [.B920]; [.C920])" office:value-type="string" office:string-value="Luiz" calcext:value-type="string">
            <text:p>Luiz</text:p>
          </table:table-cell>
          <table:table-cell office:value-type="string" calcext:value-type="string">
            <text:p>Luiz</text:p>
          </table:table-cell>
          <table:table-cell/>
          <table:table-cell table:formula="of:=CONCATENATE([.B920]; REPT(&quot; &quot;; 4); [.D920])" office:value-type="string" office:string-value="luiz    Luiz" calcext:value-type="string">
            <text:p>luiz <text:s text:c="3"/>Luiz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uke</text:p>
          </table:table-cell>
          <table:table-cell/>
          <table:table-cell table:formula="of:=IF([.C921]=&quot;&quot;; [.B921]; [.C921])" office:value-type="string" office:string-value="luke" calcext:value-type="string">
            <text:p>luke</text:p>
          </table:table-cell>
          <table:table-cell office:value-type="string" calcext:value-type="string">
            <text:p>luke</text:p>
          </table:table-cell>
          <table:table-cell/>
          <table:table-cell table:formula="of:=CONCATENATE([.B921]; REPT(&quot; &quot;; 4); [.D921])" office:value-type="string" office:string-value="luke    luke" calcext:value-type="string">
            <text:p>luke <text:s text:c="3"/>luk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umia</text:p>
          </table:table-cell>
          <table:table-cell/>
          <table:table-cell table:formula="of:=IF([.C922]=&quot;&quot;; [.B922]; [.C922])" office:value-type="string" office:string-value="lumia" calcext:value-type="string">
            <text:p>lumia</text:p>
          </table:table-cell>
          <table:table-cell office:value-type="string" calcext:value-type="string">
            <text:p>lumia</text:p>
          </table:table-cell>
          <table:table-cell/>
          <table:table-cell table:formula="of:=CONCATENATE([.B922]; REPT(&quot; &quot;; 4); [.D922])" office:value-type="string" office:string-value="lumia    lumia" calcext:value-type="string">
            <text:p>lumia <text:s text:c="3"/>lum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umpur</text:p>
          </table:table-cell>
          <table:table-cell office:value-type="string" calcext:value-type="string">
            <text:p>Lumpur</text:p>
          </table:table-cell>
          <table:table-cell table:formula="of:=IF([.C923]=&quot;&quot;; [.B923]; [.C923])" office:value-type="string" office:string-value="Lumpur" calcext:value-type="string">
            <text:p>Lumpur</text:p>
          </table:table-cell>
          <table:table-cell office:value-type="string" calcext:value-type="string">
            <text:p>Lumpur</text:p>
          </table:table-cell>
          <table:table-cell/>
          <table:table-cell table:formula="of:=CONCATENATE([.B923]; REPT(&quot; &quot;; 4); [.D923])" office:value-type="string" office:string-value="lumpur    Lumpur" calcext:value-type="string">
            <text:p>lumpur <text:s text:c="3"/>Lumpu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X</text:p>
          </table:table-cell>
          <table:table-cell table:formula="of:=IF([.C924]=&quot;&quot;; [.B924]; [.C924])" office:value-type="string" office:string-value="LX" calcext:value-type="string">
            <text:p>LX</text:p>
          </table:table-cell>
          <table:table-cell office:value-type="string" calcext:value-type="string">
            <text:p>LX</text:p>
          </table:table-cell>
          <table:table-cell/>
          <table:table-cell table:formula="of:=CONCATENATE([.B924]; REPT(&quot; &quot;; 4); [.D924])" office:value-type="string" office:string-value="lx    LX" calcext:value-type="string">
            <text:p>lx <text:s text:c="3"/>LX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Lyon</text:p>
          </table:table-cell>
          <table:table-cell table:formula="of:=IF([.C925]=&quot;&quot;; [.B925]; [.C925])" office:value-type="string" office:string-value="Lyon" calcext:value-type="string">
            <text:p>Lyon</text:p>
          </table:table-cell>
          <table:table-cell office:value-type="string" calcext:value-type="string">
            <text:p>Lyon</text:p>
          </table:table-cell>
          <table:table-cell/>
          <table:table-cell table:formula="of:=CONCATENATE([.B925]; REPT(&quot; &quot;; 4); [.D925])" office:value-type="string" office:string-value="lyon    Lyon" calcext:value-type="string">
            <text:p>lyon <text:s text:c="3"/>Ly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Macau</text:p>
          </table:table-cell>
          <table:table-cell table:formula="of:=IF([.C926]=&quot;&quot;; [.B926]; [.C926])" office:value-type="string" office:string-value="Macau" calcext:value-type="string">
            <text:p>Macau</text:p>
          </table:table-cell>
          <table:table-cell office:value-type="string" calcext:value-type="string">
            <text:p>Macau</text:p>
          </table:table-cell>
          <table:table-cell/>
          <table:table-cell table:formula="of:=CONCATENATE([.B926]; REPT(&quot; &quot;; 4); [.D926])" office:value-type="string" office:string-value="macau    Macau" calcext:value-type="string">
            <text:p>macau <text:s text:c="3"/>Macau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cbook</text:p>
          </table:table-cell>
          <table:table-cell office:value-type="string" calcext:value-type="string">
            <text:p>Macbook</text:p>
          </table:table-cell>
          <table:table-cell table:formula="of:=IF([.C927]=&quot;&quot;; [.B927]; [.C927])" office:value-type="string" office:string-value="Macbook" calcext:value-type="string">
            <text:p>Macbook</text:p>
          </table:table-cell>
          <table:table-cell office:value-type="string" calcext:value-type="string">
            <text:p>Macbook</text:p>
          </table:table-cell>
          <table:table-cell/>
          <table:table-cell table:formula="of:=CONCATENATE([.B927]; REPT(&quot; &quot;; 4); [.D927])" office:value-type="string" office:string-value="macbook    Macbook" calcext:value-type="string">
            <text:p>macbook <text:s text:c="3"/>Macboo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cro</text:p>
          </table:table-cell>
          <table:table-cell/>
          <table:table-cell table:formula="of:=IF([.C928]=&quot;&quot;; [.B928]; [.C928])" office:value-type="string" office:string-value="macro" calcext:value-type="string">
            <text:p>macro</text:p>
          </table:table-cell>
          <table:table-cell office:value-type="string" calcext:value-type="string">
            <text:p>macro</text:p>
          </table:table-cell>
          <table:table-cell/>
          <table:table-cell table:formula="of:=CONCATENATE([.B928]; REPT(&quot; &quot;; 4); [.D928])" office:value-type="string" office:string-value="macro    macro" calcext:value-type="string">
            <text:p>macro <text:s text:c="3"/>macr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de</text:p>
          </table:table-cell>
          <table:table-cell/>
          <table:table-cell table:formula="of:=IF([.C929]=&quot;&quot;; [.B929]; [.C929])" office:value-type="string" office:string-value="made" calcext:value-type="string">
            <text:p>made</text:p>
          </table:table-cell>
          <table:table-cell office:value-type="string" calcext:value-type="string">
            <text:p>made</text:p>
          </table:table-cell>
          <table:table-cell/>
          <table:table-cell table:formula="of:=CONCATENATE([.B929]; REPT(&quot; &quot;; 4); [.D929])" office:value-type="string" office:string-value="made    made" calcext:value-type="string">
            <text:p>made <text:s text:c="3"/>mad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donna</text:p>
          </table:table-cell>
          <table:table-cell/>
          <table:table-cell table:formula="of:=IF([.C930]=&quot;&quot;; [.B930]; [.C930])" office:value-type="string" office:string-value="madonna" calcext:value-type="string">
            <text:p>madonna</text:p>
          </table:table-cell>
          <table:table-cell office:value-type="string" calcext:value-type="string">
            <text:p>madonna</text:p>
          </table:table-cell>
          <table:table-cell/>
          <table:table-cell table:formula="of:=CONCATENATE([.B930]; REPT(&quot; &quot;; 4); [.D930])" office:value-type="string" office:string-value="madonna    madonna" calcext:value-type="string">
            <text:p>madonna <text:s text:c="3"/>madon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adrid</text:p>
          </table:table-cell>
          <table:table-cell table:formula="of:=IF([.C931]=&quot;&quot;; [.B931]; [.C931])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/>
          <table:table-cell table:formula="of:=CONCATENATE([.B931]; REPT(&quot; &quot;; 4); [.D931])" office:value-type="string" office:string-value="madrid    Madrid" calcext:value-type="string">
            <text:p>madrid <text:s text:c="3"/>Madri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fia</text:p>
          </table:table-cell>
          <table:table-cell/>
          <table:table-cell table:formula="of:=IF([.C932]=&quot;&quot;; [.B932]; [.C932])" office:value-type="string" office:string-value="mafia" calcext:value-type="string">
            <text:p>mafia</text:p>
          </table:table-cell>
          <table:table-cell office:value-type="string" calcext:value-type="string">
            <text:p>mafia</text:p>
          </table:table-cell>
          <table:table-cell/>
          <table:table-cell table:formula="of:=CONCATENATE([.B932]; REPT(&quot; &quot;; 4); [.D932])" office:value-type="string" office:string-value="mafia    mafia" calcext:value-type="string">
            <text:p>mafia <text:s text:c="3"/>maf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gic</text:p>
          </table:table-cell>
          <table:table-cell/>
          <table:table-cell table:formula="of:=IF([.C933]=&quot;&quot;; [.B933]; [.C933])" office:value-type="string" office:string-value="magic" calcext:value-type="string">
            <text:p>magic</text:p>
          </table:table-cell>
          <table:table-cell office:value-type="string" calcext:value-type="string">
            <text:p>magic</text:p>
          </table:table-cell>
          <table:table-cell/>
          <table:table-cell table:formula="of:=CONCATENATE([.B933]; REPT(&quot; &quot;; 4); [.D933])" office:value-type="string" office:string-value="magic    magic" calcext:value-type="string">
            <text:p>magic <text:s text:c="3"/>magi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gie</text:p>
          </table:table-cell>
          <table:table-cell/>
          <table:table-cell table:formula="of:=IF([.C934]=&quot;&quot;; [.B934]; [.C934])" office:value-type="string" office:string-value="magie" calcext:value-type="string">
            <text:p>magie</text:p>
          </table:table-cell>
          <table:table-cell office:value-type="string" calcext:value-type="string">
            <text:p>magie</text:p>
          </table:table-cell>
          <table:table-cell/>
          <table:table-cell table:formula="of:=CONCATENATE([.B934]; REPT(&quot; &quot;; 4); [.D934])" office:value-type="string" office:string-value="magie    magie" calcext:value-type="string">
            <text:p>magie <text:s text:c="3"/>magi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il</text:p>
          </table:table-cell>
          <table:table-cell/>
          <table:table-cell table:formula="of:=IF([.C935]=&quot;&quot;; [.B935]; [.C935])" office:value-type="string" office:string-value="mail" calcext:value-type="string">
            <text:p>mail</text:p>
          </table:table-cell>
          <table:table-cell office:value-type="string" calcext:value-type="string">
            <text:p>mail</text:p>
          </table:table-cell>
          <table:table-cell/>
          <table:table-cell table:formula="of:=CONCATENATE([.B935]; REPT(&quot; &quot;; 4); [.D935])" office:value-type="string" office:string-value="mail    mail" calcext:value-type="string">
            <text:p>mail <text:s text:c="3"/>mai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ke</text:p>
          </table:table-cell>
          <table:table-cell/>
          <table:table-cell table:formula="of:=IF([.C936]=&quot;&quot;; [.B936]; [.C936])" office:value-type="string" office:string-value="make" calcext:value-type="string">
            <text:p>make</text:p>
          </table:table-cell>
          <table:table-cell office:value-type="string" calcext:value-type="string">
            <text:p>make</text:p>
          </table:table-cell>
          <table:table-cell/>
          <table:table-cell table:formula="of:=CONCATENATE([.B936]; REPT(&quot; &quot;; 4); [.D936])" office:value-type="string" office:string-value="make    make" calcext:value-type="string">
            <text:p>make <text:s text:c="3"/>mak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keup</text:p>
          </table:table-cell>
          <table:table-cell/>
          <table:table-cell table:formula="of:=IF([.C937]=&quot;&quot;; [.B937]; [.C937])" office:value-type="string" office:string-value="makeup" calcext:value-type="string">
            <text:p>makeup</text:p>
          </table:table-cell>
          <table:table-cell office:value-type="string" calcext:value-type="string">
            <text:p>makeup</text:p>
          </table:table-cell>
          <table:table-cell/>
          <table:table-cell table:formula="of:=CONCATENATE([.B937]; REPT(&quot; &quot;; 4); [.D937])" office:value-type="string" office:string-value="makeup    makeup" calcext:value-type="string">
            <text:p>makeup <text:s text:c="3"/>makeu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laysia</text:p>
          </table:table-cell>
          <table:table-cell table:formula="of:=IF([.C938]=&quot;&quot;; [.B938]; [.C938])" office:value-type="string" office:string-value="Malaysia" calcext:value-type="string">
            <text:p>Malaysia</text:p>
          </table:table-cell>
          <table:table-cell office:value-type="string" calcext:value-type="string">
            <text:p>Malaysia</text:p>
          </table:table-cell>
          <table:table-cell/>
          <table:table-cell table:formula="of:=CONCATENATE([.B938]; REPT(&quot; &quot;; 4); [.D938])" office:value-type="string" office:string-value="malaysia    Malaysia" calcext:value-type="string">
            <text:p>malaysia <text:s text:c="3"/>Malays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lware</text:p>
          </table:table-cell>
          <table:table-cell/>
          <table:table-cell table:formula="of:=IF([.C939]=&quot;&quot;; [.B939]; [.C939])" office:value-type="string" office:string-value="malware" calcext:value-type="string">
            <text:p>malware</text:p>
          </table:table-cell>
          <table:table-cell office:value-type="string" calcext:value-type="string">
            <text:p>malware</text:p>
          </table:table-cell>
          <table:table-cell/>
          <table:table-cell table:formula="of:=CONCATENATE([.B939]; REPT(&quot; &quot;; 4); [.D939])" office:value-type="string" office:string-value="malware    malware" calcext:value-type="string">
            <text:p>malware <text:s text:c="3"/>malwar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ma</text:p>
          </table:table-cell>
          <table:table-cell/>
          <table:table-cell table:formula="of:=IF([.C940]=&quot;&quot;; [.B940]; [.C940])" office:value-type="string" office:string-value="mama" calcext:value-type="string">
            <text:p>mama</text:p>
          </table:table-cell>
          <table:table-cell office:value-type="string" calcext:value-type="string">
            <text:p>mama</text:p>
          </table:table-cell>
          <table:table-cell/>
          <table:table-cell table:formula="of:=CONCATENATE([.B940]; REPT(&quot; &quot;; 4); [.D940])" office:value-type="string" office:string-value="mama    mama" calcext:value-type="string">
            <text:p>mama <text:s text:c="3"/>mam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nagement</text:p>
          </table:table-cell>
          <table:table-cell/>
          <table:table-cell table:formula="of:=IF([.C941]=&quot;&quot;; [.B941]; [.C941])" office:value-type="string" office:string-value="management" calcext:value-type="string">
            <text:p>management</text:p>
          </table:table-cell>
          <table:table-cell office:value-type="string" calcext:value-type="string">
            <text:p>management</text:p>
          </table:table-cell>
          <table:table-cell/>
          <table:table-cell table:formula="of:=CONCATENATE([.B941]; REPT(&quot; &quot;; 4); [.D941])" office:value-type="string" office:string-value="management    management" calcext:value-type="string">
            <text:p>management <text:s text:c="3"/>managemen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nager</text:p>
          </table:table-cell>
          <table:table-cell/>
          <table:table-cell table:formula="of:=IF([.C942]=&quot;&quot;; [.B942]; [.C942])" office:value-type="string" office:string-value="manager" calcext:value-type="string">
            <text:p>manager</text:p>
          </table:table-cell>
          <table:table-cell office:value-type="string" calcext:value-type="string">
            <text:p>manager</text:p>
          </table:table-cell>
          <table:table-cell/>
          <table:table-cell table:formula="of:=CONCATENATE([.B942]; REPT(&quot; &quot;; 4); [.D942])" office:value-type="string" office:string-value="manager    manager" calcext:value-type="string">
            <text:p>manager <text:s text:c="3"/>manag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Manchester</text:p>
          </table:table-cell>
          <table:table-cell table:formula="of:=IF([.C943]=&quot;&quot;; [.B943]; [.C943])" office:value-type="string" office:string-value="Manchester" calcext:value-type="string">
            <text:p>Manchester</text:p>
          </table:table-cell>
          <table:table-cell office:value-type="string" calcext:value-type="string">
            <text:p>Manchester</text:p>
          </table:table-cell>
          <table:table-cell/>
          <table:table-cell table:formula="of:=CONCATENATE([.B943]; REPT(&quot; &quot;; 4); [.D943])" office:value-type="string" office:string-value="manchester    Manchester" calcext:value-type="string">
            <text:p>manchester <text:s text:c="3"/>Manchest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ncini</text:p>
          </table:table-cell>
          <table:table-cell office:value-type="string" calcext:value-type="string">
            <text:p>Mancini</text:p>
          </table:table-cell>
          <table:table-cell table:formula="of:=IF([.C944]=&quot;&quot;; [.B944]; [.C944])" office:value-type="string" office:string-value="Mancini" calcext:value-type="string">
            <text:p>Mancini</text:p>
          </table:table-cell>
          <table:table-cell office:value-type="string" calcext:value-type="string">
            <text:p>Mancini</text:p>
          </table:table-cell>
          <table:table-cell/>
          <table:table-cell table:formula="of:=CONCATENATE([.B944]; REPT(&quot; &quot;; 4); [.D944])" office:value-type="string" office:string-value="mancini    Mancini" calcext:value-type="string">
            <text:p>mancini <text:s text:c="3"/>Mancin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Manhattan</text:p>
          </table:table-cell>
          <table:table-cell table:formula="of:=IF([.C945]=&quot;&quot;; [.B945]; [.C945])" office:value-type="string" office:string-value="Manhattan" calcext:value-type="string">
            <text:p>Manhattan</text:p>
          </table:table-cell>
          <table:table-cell office:value-type="string" calcext:value-type="string">
            <text:p>Manhattan</text:p>
          </table:table-cell>
          <table:table-cell/>
          <table:table-cell table:formula="of:=CONCATENATE([.B945]; REPT(&quot; &quot;; 4); [.D945])" office:value-type="string" office:string-value="manhattan    Manhattan" calcext:value-type="string">
            <text:p>manhattan <text:s text:c="3"/>Manhatt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nila</text:p>
          </table:table-cell>
          <table:table-cell office:value-type="string" calcext:value-type="string">
            <text:p>Manila</text:p>
          </table:table-cell>
          <table:table-cell table:formula="of:=IF([.C946]=&quot;&quot;; [.B946]; [.C946])" office:value-type="string" office:string-value="Manila" calcext:value-type="string">
            <text:p>Manila</text:p>
          </table:table-cell>
          <table:table-cell office:value-type="string" calcext:value-type="string">
            <text:p>Manila</text:p>
          </table:table-cell>
          <table:table-cell/>
          <table:table-cell table:formula="of:=CONCATENATE([.B946]; REPT(&quot; &quot;; 4); [.D946])" office:value-type="string" office:string-value="manila    Manila" calcext:value-type="string">
            <text:p>manila <text:s text:c="3"/>Manil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Manuel</text:p>
          </table:table-cell>
          <table:table-cell table:formula="of:=IF([.C947]=&quot;&quot;; [.B947]; [.C947])" office:value-type="string" office:string-value="Manuel" calcext:value-type="string">
            <text:p>Manuel</text:p>
          </table:table-cell>
          <table:table-cell office:value-type="string" calcext:value-type="string">
            <text:p>Manuel</text:p>
          </table:table-cell>
          <table:table-cell/>
          <table:table-cell table:formula="of:=CONCATENATE([.B947]; REPT(&quot; &quot;; 4); [.D947])" office:value-type="string" office:string-value="manuel    Manuel" calcext:value-type="string">
            <text:p>manuel <text:s text:c="3"/>Manu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ps</text:p>
          </table:table-cell>
          <table:table-cell/>
          <table:table-cell table:formula="of:=IF([.C948]=&quot;&quot;; [.B948]; [.C948])" office:value-type="string" office:string-value="maps" calcext:value-type="string">
            <text:p>maps</text:p>
          </table:table-cell>
          <table:table-cell office:value-type="string" calcext:value-type="string">
            <text:p>maps</text:p>
          </table:table-cell>
          <table:table-cell/>
          <table:table-cell table:formula="of:=CONCATENATE([.B948]; REPT(&quot; &quot;; 4); [.D948])" office:value-type="string" office:string-value="maps    maps" calcext:value-type="string">
            <text:p>maps <text:s text:c="3"/>map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adona</text:p>
          </table:table-cell>
          <table:table-cell office:value-type="string" calcext:value-type="string">
            <text:p>Maradona</text:p>
          </table:table-cell>
          <table:table-cell table:formula="of:=IF([.C949]=&quot;&quot;; [.B949]; [.C949])" office:value-type="string" office:string-value="Maradona" calcext:value-type="string">
            <text:p>Maradona</text:p>
          </table:table-cell>
          <table:table-cell office:value-type="string" calcext:value-type="string">
            <text:p>Maradona</text:p>
          </table:table-cell>
          <table:table-cell/>
          <table:table-cell table:formula="of:=CONCATENATE([.B949]; REPT(&quot; &quot;; 4); [.D949])" office:value-type="string" office:string-value="maradona    Maradona" calcext:value-type="string">
            <text:p>maradona <text:s text:c="3"/>Marado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athon</text:p>
          </table:table-cell>
          <table:table-cell/>
          <table:table-cell table:formula="of:=IF([.C950]=&quot;&quot;; [.B950]; [.C950])" office:value-type="string" office:string-value="marathon" calcext:value-type="string">
            <text:p>marathon</text:p>
          </table:table-cell>
          <table:table-cell office:value-type="string" calcext:value-type="string">
            <text:p>marathon</text:p>
          </table:table-cell>
          <table:table-cell/>
          <table:table-cell table:formula="of:=CONCATENATE([.B950]; REPT(&quot; &quot;; 4); [.D950])" office:value-type="string" office:string-value="marathon    marathon" calcext:value-type="string">
            <text:p>marathon <text:s text:c="3"/>marath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c</text:p>
          </table:table-cell>
          <table:table-cell/>
          <table:table-cell table:formula="of:=IF([.C951]=&quot;&quot;; [.B951]; [.C951])" office:value-type="string" office:string-value="marc" calcext:value-type="string">
            <text:p>marc</text:p>
          </table:table-cell>
          <table:table-cell office:value-type="string" calcext:value-type="string">
            <text:p>marc</text:p>
          </table:table-cell>
          <table:table-cell/>
          <table:table-cell table:formula="of:=CONCATENATE([.B951]; REPT(&quot; &quot;; 4); [.D951])" office:value-type="string" office:string-value="marc    marc" calcext:value-type="string">
            <text:p>marc <text:s text:c="3"/>mar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margeret</text:p>
          </table:table-cell>
          <table:table-cell table:formula="of:=IF([.C952]=&quot;&quot;; [.B952]; [.C952])" office:value-type="string" office:string-value="margeret" calcext:value-type="string">
            <text:p>margeret</text:p>
          </table:table-cell>
          <table:table-cell office:value-type="string" calcext:value-type="string">
            <text:p>margeret</text:p>
          </table:table-cell>
          <table:table-cell/>
          <table:table-cell table:formula="of:=CONCATENATE([.B952]; REPT(&quot; &quot;; 4); [.D952])" office:value-type="string" office:string-value="margaret    margeret" calcext:value-type="string">
            <text:p>margaret <text:s text:c="3"/>margere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gin</text:p>
          </table:table-cell>
          <table:table-cell/>
          <table:table-cell table:formula="of:=IF([.C953]=&quot;&quot;; [.B953]; [.C953])" office:value-type="string" office:string-value="margin" calcext:value-type="string">
            <text:p>margin</text:p>
          </table:table-cell>
          <table:table-cell office:value-type="string" calcext:value-type="string">
            <text:p>margin</text:p>
          </table:table-cell>
          <table:table-cell/>
          <table:table-cell table:formula="of:=CONCATENATE([.B953]; REPT(&quot; &quot;; 4); [.D953])" office:value-type="string" office:string-value="margin    margin" calcext:value-type="string">
            <text:p>margin <text:s text:c="3"/>marg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Maria</text:p>
          </table:table-cell>
          <table:table-cell table:formula="of:=IF([.C954]=&quot;&quot;; [.B954]; [.C954])" office:value-type="string" office:string-value="Maria" calcext:value-type="string">
            <text:p>Maria</text:p>
          </table:table-cell>
          <table:table-cell office:value-type="string" calcext:value-type="string">
            <text:p>Maria</text:p>
          </table:table-cell>
          <table:table-cell/>
          <table:table-cell table:formula="of:=CONCATENATE([.B954]; REPT(&quot; &quot;; 4); [.D954])" office:value-type="string" office:string-value="maria    Maria" calcext:value-type="string">
            <text:p>maria <text:s text:c="3"/>Mar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iah</text:p>
          </table:table-cell>
          <table:table-cell/>
          <table:table-cell table:formula="of:=IF([.C955]=&quot;&quot;; [.B955]; [.C955])" office:value-type="string" office:string-value="mariah" calcext:value-type="string">
            <text:p>mariah</text:p>
          </table:table-cell>
          <table:table-cell office:value-type="string" calcext:value-type="string">
            <text:p>mariah</text:p>
          </table:table-cell>
          <table:table-cell/>
          <table:table-cell table:formula="of:=CONCATENATE([.B955]; REPT(&quot; &quot;; 4); [.D955])" office:value-type="string" office:string-value="mariah    mariah" calcext:value-type="string">
            <text:p>mariah <text:s text:c="3"/>maria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Maria</text:p>
          </table:table-cell>
          <table:table-cell table:formula="of:=IF([.C956]=&quot;&quot;; [.B956]; [.C956])" office:value-type="string" office:string-value="Maria" calcext:value-type="string">
            <text:p>Maria</text:p>
          </table:table-cell>
          <table:table-cell office:value-type="string" calcext:value-type="string">
            <text:p>Maria</text:p>
          </table:table-cell>
          <table:table-cell/>
          <table:table-cell table:formula="of:=CONCATENATE([.B956]; REPT(&quot; &quot;; 4); [.D956])" office:value-type="string" office:string-value="maria    Maria" calcext:value-type="string">
            <text:p>maria <text:s text:c="3"/>Mar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table:formula="of:=IF([.C957]=&quot;&quot;; [.B957]; [.C957])" office:value-type="string" office:string-value="Marie" calcext:value-type="string">
            <text:p>Marie</text:p>
          </table:table-cell>
          <table:table-cell office:value-type="string" calcext:value-type="string">
            <text:p>Marie</text:p>
          </table:table-cell>
          <table:table-cell/>
          <table:table-cell table:formula="of:=CONCATENATE([.B957]; REPT(&quot; &quot;; 4); [.D957])" office:value-type="string" office:string-value="marie    Marie" calcext:value-type="string">
            <text:p>marie <text:s text:c="3"/>Mari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ilyn</text:p>
          </table:table-cell>
          <table:table-cell/>
          <table:table-cell table:formula="of:=IF([.C958]=&quot;&quot;; [.B958]; [.C958])" office:value-type="string" office:string-value="marilyn" calcext:value-type="string">
            <text:p>marilyn</text:p>
          </table:table-cell>
          <table:table-cell office:value-type="string" calcext:value-type="string">
            <text:p>marilyn</text:p>
          </table:table-cell>
          <table:table-cell/>
          <table:table-cell table:formula="of:=CONCATENATE([.B958]; REPT(&quot; &quot;; 4); [.D958])" office:value-type="string" office:string-value="marilyn    marilyn" calcext:value-type="string">
            <text:p>marilyn <text:s text:c="3"/>marily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Mario</text:p>
          </table:table-cell>
          <table:table-cell table:formula="of:=IF([.C959]=&quot;&quot;; [.B959]; [.C959])" office:value-type="string" office:string-value="Mario" calcext:value-type="string">
            <text:p>Mario</text:p>
          </table:table-cell>
          <table:table-cell office:value-type="string" calcext:value-type="string">
            <text:p>Mario</text:p>
          </table:table-cell>
          <table:table-cell/>
          <table:table-cell table:formula="of:=CONCATENATE([.B959]; REPT(&quot; &quot;; 4); [.D959])" office:value-type="string" office:string-value="mario    Mario" calcext:value-type="string">
            <text:p>mario <text:s text:c="3"/>Mari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itime</text:p>
          </table:table-cell>
          <table:table-cell office:value-type="string" calcext:value-type="string">
            <text:p>Maritime</text:p>
          </table:table-cell>
          <table:table-cell table:formula="of:=IF([.C960]=&quot;&quot;; [.B960]; [.C960])" office:value-type="string" office:string-value="Maritime" calcext:value-type="string">
            <text:p>Maritime</text:p>
          </table:table-cell>
          <table:table-cell office:value-type="string" calcext:value-type="string">
            <text:p>Maritime</text:p>
          </table:table-cell>
          <table:table-cell/>
          <table:table-cell table:formula="of:=CONCATENATE([.B960]; REPT(&quot; &quot;; 4); [.D960])" office:value-type="string" office:string-value="maritime    Maritime" calcext:value-type="string">
            <text:p>maritime <text:s text:c="3"/>Maritim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keting</text:p>
          </table:table-cell>
          <table:table-cell/>
          <table:table-cell table:formula="of:=IF([.C961]=&quot;&quot;; [.B961]; [.C961])" office:value-type="string" office:string-value="marketing" calcext:value-type="string">
            <text:p>marketing</text:p>
          </table:table-cell>
          <table:table-cell office:value-type="string" calcext:value-type="string">
            <text:p>marketing</text:p>
          </table:table-cell>
          <table:table-cell/>
          <table:table-cell table:formula="of:=CONCATENATE([.B961]; REPT(&quot; &quot;; 4); [.D961])" office:value-type="string" office:string-value="marketing    marketing" calcext:value-type="string">
            <text:p>marketing <text:s text:c="3"/>marketin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ket</text:p>
          </table:table-cell>
          <table:table-cell/>
          <table:table-cell table:formula="of:=IF([.C962]=&quot;&quot;; [.B962]; [.C962])" office:value-type="string" office:string-value="market" calcext:value-type="string">
            <text:p>market</text:p>
          </table:table-cell>
          <table:table-cell office:value-type="string" calcext:value-type="string">
            <text:p>market</text:p>
          </table:table-cell>
          <table:table-cell/>
          <table:table-cell table:formula="of:=CONCATENATE([.B962]; REPT(&quot; &quot;; 4); [.D962])" office:value-type="string" office:string-value="market    market" calcext:value-type="string">
            <text:p>market <text:s text:c="3"/>marke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k</text:p>
          </table:table-cell>
          <table:table-cell/>
          <table:table-cell table:formula="of:=IF([.C963]=&quot;&quot;; [.B963]; [.C963])" office:value-type="string" office:string-value="mark" calcext:value-type="string">
            <text:p>mark</text:p>
          </table:table-cell>
          <table:table-cell office:value-type="string" calcext:value-type="string">
            <text:p>mark</text:p>
          </table:table-cell>
          <table:table-cell/>
          <table:table-cell table:formula="of:=CONCATENATE([.B963]; REPT(&quot; &quot;; 4); [.D963])" office:value-type="string" office:string-value="mark    mark" calcext:value-type="string">
            <text:p>mark <text:s text:c="3"/>mar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Marseille</text:p>
          </table:table-cell>
          <table:table-cell table:formula="of:=IF([.C964]=&quot;&quot;; [.B964]; [.C964])" office:value-type="string" office:string-value="Marseille" calcext:value-type="string">
            <text:p>Marseille</text:p>
          </table:table-cell>
          <table:table-cell office:value-type="string" calcext:value-type="string">
            <text:p>Marseille</text:p>
          </table:table-cell>
          <table:table-cell/>
          <table:table-cell table:formula="of:=CONCATENATE([.B964]; REPT(&quot; &quot;; 4); [.D964])" office:value-type="string" office:string-value="marseille    Marseille" calcext:value-type="string">
            <text:p>marseille <text:s text:c="3"/>Marseil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Martinez</text:p>
          </table:table-cell>
          <table:table-cell table:formula="of:=IF([.C965]=&quot;&quot;; [.B965]; [.C965])" office:value-type="string" office:string-value="Martinez" calcext:value-type="string">
            <text:p>Martinez</text:p>
          </table:table-cell>
          <table:table-cell office:value-type="string" calcext:value-type="string">
            <text:p>Martinez</text:p>
          </table:table-cell>
          <table:table-cell/>
          <table:table-cell table:formula="of:=CONCATENATE([.B965]; REPT(&quot; &quot;; 4); [.D965])" office:value-type="string" office:string-value="martinez    Martinez" calcext:value-type="string">
            <text:p>martinez <text:s text:c="3"/>Martinez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rtinez</text:p>
          </table:table-cell>
          <table:table-cell table:formula="of:=IF([.C966]=&quot;&quot;; [.B966]; [.C966])" office:value-type="string" office:string-value="Martinez" calcext:value-type="string">
            <text:p>Martinez</text:p>
          </table:table-cell>
          <table:table-cell office:value-type="string" calcext:value-type="string">
            <text:p>Martinez</text:p>
          </table:table-cell>
          <table:table-cell/>
          <table:table-cell table:formula="of:=CONCATENATE([.B966]; REPT(&quot; &quot;; 4); [.D966])" office:value-type="string" office:string-value="martin    Martinez" calcext:value-type="string">
            <text:p>martin <text:s text:c="3"/>Martinez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tino</text:p>
          </table:table-cell>
          <table:table-cell/>
          <table:table-cell table:formula="of:=IF([.C967]=&quot;&quot;; [.B967]; [.C967])" office:value-type="string" office:string-value="martino" calcext:value-type="string">
            <text:p>martino</text:p>
          </table:table-cell>
          <table:table-cell office:value-type="string" calcext:value-type="string">
            <text:p>martino</text:p>
          </table:table-cell>
          <table:table-cell/>
          <table:table-cell table:formula="of:=CONCATENATE([.B967]; REPT(&quot; &quot;; 4); [.D967])" office:value-type="string" office:string-value="martino    martino" calcext:value-type="string">
            <text:p>martino <text:s text:c="3"/>martin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t</text:p>
          </table:table-cell>
          <table:table-cell/>
          <table:table-cell table:formula="of:=IF([.C968]=&quot;&quot;; [.B968]; [.C968])" office:value-type="string" office:string-value="mart" calcext:value-type="string">
            <text:p>mart</text:p>
          </table:table-cell>
          <table:table-cell office:value-type="string" calcext:value-type="string">
            <text:p>mart</text:p>
          </table:table-cell>
          <table:table-cell/>
          <table:table-cell table:formula="of:=CONCATENATE([.B968]; REPT(&quot; &quot;; 4); [.D968])" office:value-type="string" office:string-value="mart    mart" calcext:value-type="string">
            <text:p>mart <text:s text:c="3"/>mar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ry</text:p>
          </table:table-cell>
          <table:table-cell/>
          <table:table-cell table:formula="of:=IF([.C969]=&quot;&quot;; [.B969]; [.C969])" office:value-type="string" office:string-value="mary" calcext:value-type="string">
            <text:p>mary</text:p>
          </table:table-cell>
          <table:table-cell office:value-type="string" calcext:value-type="string">
            <text:p>mary</text:p>
          </table:table-cell>
          <table:table-cell/>
          <table:table-cell table:formula="of:=CONCATENATE([.B969]; REPT(&quot; &quot;; 4); [.D969])" office:value-type="string" office:string-value="mary    mary" calcext:value-type="string">
            <text:p>mary <text:s text:c="3"/>ma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scara</text:p>
          </table:table-cell>
          <table:table-cell office:value-type="string" calcext:value-type="string">
            <text:p>Mascara</text:p>
          </table:table-cell>
          <table:table-cell table:formula="of:=IF([.C970]=&quot;&quot;; [.B970]; [.C970])" office:value-type="string" office:string-value="Mascara" calcext:value-type="string">
            <text:p>Mascara</text:p>
          </table:table-cell>
          <table:table-cell office:value-type="string" calcext:value-type="string">
            <text:p>Mascara</text:p>
          </table:table-cell>
          <table:table-cell/>
          <table:table-cell table:formula="of:=CONCATENATE([.B970]; REPT(&quot; &quot;; 4); [.D970])" office:value-type="string" office:string-value="mascara    Mascara" calcext:value-type="string">
            <text:p>mascara <text:s text:c="3"/>Mascar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Massachusett</text:p>
          </table:table-cell>
          <table:table-cell table:formula="of:=IF([.C971]=&quot;&quot;; [.B971]; [.C971])" office:value-type="string" office:string-value="Massachusett" calcext:value-type="string">
            <text:p>Massachusett</text:p>
          </table:table-cell>
          <table:table-cell office:value-type="string" calcext:value-type="string">
            <text:p>Massachusett</text:p>
          </table:table-cell>
          <table:table-cell/>
          <table:table-cell table:formula="of:=CONCATENATE([.B971]; REPT(&quot; &quot;; 4); [.D971])" office:value-type="string" office:string-value="massachusetts    Massachusett" calcext:value-type="string">
            <text:p>massachusetts <text:s text:c="3"/>Massachuset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ssage</text:p>
          </table:table-cell>
          <table:table-cell/>
          <table:table-cell table:formula="of:=IF([.C972]=&quot;&quot;; [.B972]; [.C972])" office:value-type="string" office:string-value="massage" calcext:value-type="string">
            <text:p>massage</text:p>
          </table:table-cell>
          <table:table-cell office:value-type="string" calcext:value-type="string">
            <text:p>massage</text:p>
          </table:table-cell>
          <table:table-cell/>
          <table:table-cell table:formula="of:=CONCATENATE([.B972]; REPT(&quot; &quot;; 4); [.D972])" office:value-type="string" office:string-value="massage    massage" calcext:value-type="string">
            <text:p>massage <text:s text:c="3"/>massag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ster</text:p>
          </table:table-cell>
          <table:table-cell/>
          <table:table-cell table:formula="of:=IF([.C973]=&quot;&quot;; [.B973]; [.C973])" office:value-type="string" office:string-value="master" calcext:value-type="string">
            <text:p>master</text:p>
          </table:table-cell>
          <table:table-cell office:value-type="string" calcext:value-type="string">
            <text:p>master</text:p>
          </table:table-cell>
          <table:table-cell/>
          <table:table-cell table:formula="of:=CONCATENATE([.B973]; REPT(&quot; &quot;; 4); [.D973])" office:value-type="string" office:string-value="master    master" calcext:value-type="string">
            <text:p>master <text:s text:c="3"/>mast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sters</text:p>
          </table:table-cell>
          <table:table-cell/>
          <table:table-cell table:formula="of:=IF([.C974]=&quot;&quot;; [.B974]; [.C974])" office:value-type="string" office:string-value="masters" calcext:value-type="string">
            <text:p>masters</text:p>
          </table:table-cell>
          <table:table-cell office:value-type="string" calcext:value-type="string">
            <text:p>masters</text:p>
          </table:table-cell>
          <table:table-cell/>
          <table:table-cell table:formula="of:=CONCATENATE([.B974]; REPT(&quot; &quot;; 4); [.D974])" office:value-type="string" office:string-value="masters    masters" calcext:value-type="string">
            <text:p>masters <text:s text:c="3"/>master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ta</text:p>
          </table:table-cell>
          <table:table-cell/>
          <table:table-cell table:formula="of:=IF([.C975]=&quot;&quot;; [.B975]; [.C975])" office:value-type="string" office:string-value="mata" calcext:value-type="string">
            <text:p>mata</text:p>
          </table:table-cell>
          <table:table-cell office:value-type="string" calcext:value-type="string">
            <text:p>mata</text:p>
          </table:table-cell>
          <table:table-cell/>
          <table:table-cell table:formula="of:=CONCATENATE([.B975]; REPT(&quot; &quot;; 4); [.D975])" office:value-type="string" office:string-value="mata    mata" calcext:value-type="string">
            <text:p>mata <text:s text:c="3"/>mat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atthew</text:p>
          </table:table-cell>
          <table:table-cell table:formula="of:=IF([.C976]=&quot;&quot;; [.B976]; [.C976])" office:value-type="string" office:string-value="Matthew" calcext:value-type="string">
            <text:p>Matthew</text:p>
          </table:table-cell>
          <table:table-cell office:value-type="string" calcext:value-type="string">
            <text:p>Matthew</text:p>
          </table:table-cell>
          <table:table-cell/>
          <table:table-cell table:formula="of:=CONCATENATE([.B976]; REPT(&quot; &quot;; 4); [.D976])" office:value-type="string" office:string-value="matthew    Matthew" calcext:value-type="string">
            <text:p>matthew <text:s text:c="3"/>Matthew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tt</text:p>
          </table:table-cell>
          <table:table-cell/>
          <table:table-cell table:formula="of:=IF([.C977]=&quot;&quot;; [.B977]; [.C977])" office:value-type="string" office:string-value="matt" calcext:value-type="string">
            <text:p>matt</text:p>
          </table:table-cell>
          <table:table-cell office:value-type="string" calcext:value-type="string">
            <text:p>matt</text:p>
          </table:table-cell>
          <table:table-cell/>
          <table:table-cell table:formula="of:=CONCATENATE([.B977]; REPT(&quot; &quot;; 4); [.D977])" office:value-type="string" office:string-value="matt    matt" calcext:value-type="string">
            <text:p>matt <text:s text:c="3"/>mat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xi</text:p>
          </table:table-cell>
          <table:table-cell/>
          <table:table-cell table:formula="of:=IF([.C978]=&quot;&quot;; [.B978]; [.C978])" office:value-type="string" office:string-value="maxi" calcext:value-type="string">
            <text:p>maxi</text:p>
          </table:table-cell>
          <table:table-cell office:value-type="string" calcext:value-type="string">
            <text:p>maxi</text:p>
          </table:table-cell>
          <table:table-cell/>
          <table:table-cell table:formula="of:=CONCATENATE([.B978]; REPT(&quot; &quot;; 4); [.D978])" office:value-type="string" office:string-value="maxi    maxi" calcext:value-type="string">
            <text:p>maxi <text:s text:c="3"/>max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Maya</text:p>
          </table:table-cell>
          <table:table-cell table:formula="of:=IF([.C979]=&quot;&quot;; [.B979]; [.C979])" office:value-type="string" office:string-value="Maya" calcext:value-type="string">
            <text:p>Maya</text:p>
          </table:table-cell>
          <table:table-cell office:value-type="string" calcext:value-type="string">
            <text:p>Maya</text:p>
          </table:table-cell>
          <table:table-cell/>
          <table:table-cell table:formula="of:=CONCATENATE([.B979]; REPT(&quot; &quot;; 4); [.D979])" office:value-type="string" office:string-value="maya    Maya" calcext:value-type="string">
            <text:p>maya <text:s text:c="3"/>May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table:number-columns-repeated="2" office:value-type="string" calcext:value-type="string">
            <text:p>mazda</text:p>
          </table:table-cell>
          <table:table-cell table:formula="of:=IF([.C980]=&quot;&quot;; [.B980]; [.C980])" office:value-type="string" office:string-value="mazda" calcext:value-type="string">
            <text:p>mazda</text:p>
          </table:table-cell>
          <table:table-cell office:value-type="string" calcext:value-type="string">
            <text:p>mazda</text:p>
          </table:table-cell>
          <table:table-cell/>
          <table:table-cell table:formula="of:=CONCATENATE([.B980]; REPT(&quot; &quot;; 4); [.D980])" office:value-type="string" office:string-value="mazda    mazda" calcext:value-type="string">
            <text:p>mazda <text:s text:c="3"/>mazd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ba</text:p>
          </table:table-cell>
          <table:table-cell office:value-type="string" calcext:value-type="string">
            <text:p>MBA</text:p>
          </table:table-cell>
          <table:table-cell table:formula="of:=IF([.C981]=&quot;&quot;; [.B981]; [.C981])" office:value-type="string" office:string-value="MBA" calcext:value-type="string">
            <text:p>MBA</text:p>
          </table:table-cell>
          <table:table-cell office:value-type="string" calcext:value-type="string">
            <text:p>MBA</text:p>
          </table:table-cell>
          <table:table-cell/>
          <table:table-cell table:formula="of:=CONCATENATE([.B981]; REPT(&quot; &quot;; 4); [.D981])" office:value-type="string" office:string-value="mba    MBA" calcext:value-type="string">
            <text:p>mba <text:s text:c="3"/>MB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ccain</text:p>
          </table:table-cell>
          <table:table-cell/>
          <table:table-cell table:formula="of:=IF([.C982]=&quot;&quot;; [.B982]; [.C982])" office:value-type="string" office:string-value="mccain" calcext:value-type="string">
            <text:p>mccain</text:p>
          </table:table-cell>
          <table:table-cell office:value-type="string" calcext:value-type="string">
            <text:p>mccain</text:p>
          </table:table-cell>
          <table:table-cell/>
          <table:table-cell table:formula="of:=CONCATENATE([.B982]; REPT(&quot; &quot;; 4); [.D982])" office:value-type="string" office:string-value="mccain    mccain" calcext:value-type="string">
            <text:p>mccain <text:s text:c="3"/>mcca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McDonald</text:p>
          </table:table-cell>
          <table:table-cell table:formula="of:=IF([.C983]=&quot;&quot;; [.B983]; [.C983])" office:value-type="string" office:string-value="McDonald" calcext:value-type="string">
            <text:p>McDonald</text:p>
          </table:table-cell>
          <table:table-cell office:value-type="string" calcext:value-type="string">
            <text:p>McDonald</text:p>
          </table:table-cell>
          <table:table-cell/>
          <table:table-cell table:formula="of:=CONCATENATE([.B983]; REPT(&quot; &quot;; 4); [.D983])" office:value-type="string" office:string-value="mcdonald    McDonald" calcext:value-type="string">
            <text:p>mcdonald <text:s text:c="3"/>McDonal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C</text:p>
          </table:table-cell>
          <table:table-cell table:formula="of:=IF([.C984]=&quot;&quot;; [.B984]; [.C984])" office:value-type="string" office:string-value="MC" calcext:value-type="string">
            <text:p>MC</text:p>
          </table:table-cell>
          <table:table-cell office:value-type="string" calcext:value-type="string">
            <text:p>MC</text:p>
          </table:table-cell>
          <table:table-cell/>
          <table:table-cell table:formula="of:=CONCATENATE([.B984]; REPT(&quot; &quot;; 4); [.D984])" office:value-type="string" office:string-value="mc    MC" calcext:value-type="string">
            <text:p>mc <text:s text:c="3"/>M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claren</text:p>
          </table:table-cell>
          <table:table-cell office:value-type="string" calcext:value-type="string">
            <text:p>McLaren</text:p>
          </table:table-cell>
          <table:table-cell table:formula="of:=IF([.C985]=&quot;&quot;; [.B985]; [.C985])" office:value-type="string" office:string-value="McLaren" calcext:value-type="string">
            <text:p>McLaren</text:p>
          </table:table-cell>
          <table:table-cell office:value-type="string" calcext:value-type="string">
            <text:p>McLaren</text:p>
          </table:table-cell>
          <table:table-cell/>
          <table:table-cell table:formula="of:=CONCATENATE([.B985]; REPT(&quot; &quot;; 4); [.D985])" office:value-type="string" office:string-value="mclaren    McLaren" calcext:value-type="string">
            <text:p>mclaren <text:s text:c="3"/>McLar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edia</text:p>
          </table:table-cell>
          <table:table-cell/>
          <table:table-cell table:formula="of:=IF([.C986]=&quot;&quot;; [.B986]; [.C986])" office:value-type="string" office:string-value="media" calcext:value-type="string">
            <text:p>media</text:p>
          </table:table-cell>
          <table:table-cell office:value-type="string" calcext:value-type="string">
            <text:p>media</text:p>
          </table:table-cell>
          <table:table-cell/>
          <table:table-cell table:formula="of:=CONCATENATE([.B986]; REPT(&quot; &quot;; 4); [.D986])" office:value-type="string" office:string-value="media    media" calcext:value-type="string">
            <text:p>media <text:s text:c="3"/>med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edvedev</text:p>
          </table:table-cell>
          <table:table-cell office:value-type="string" calcext:value-type="string">
            <text:p>Medvedev</text:p>
          </table:table-cell>
          <table:table-cell table:formula="of:=IF([.C987]=&quot;&quot;; [.B987]; [.C987])" office:value-type="string" office:string-value="Medvedev" calcext:value-type="string">
            <text:p>Medvedev</text:p>
          </table:table-cell>
          <table:table-cell office:value-type="string" calcext:value-type="string">
            <text:p>Medvedev</text:p>
          </table:table-cell>
          <table:table-cell/>
          <table:table-cell table:formula="of:=CONCATENATE([.B987]; REPT(&quot; &quot;; 4); [.D987])" office:value-type="string" office:string-value="medvedev    Medvedev" calcext:value-type="string">
            <text:p>medvedev <text:s text:c="3"/>Medvedev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egan</text:p>
          </table:table-cell>
          <table:table-cell/>
          <table:table-cell table:formula="of:=IF([.C988]=&quot;&quot;; [.B988]; [.C988])" office:value-type="string" office:string-value="megan" calcext:value-type="string">
            <text:p>megan</text:p>
          </table:table-cell>
          <table:table-cell office:value-type="string" calcext:value-type="string">
            <text:p>megan</text:p>
          </table:table-cell>
          <table:table-cell/>
          <table:table-cell table:formula="of:=CONCATENATE([.B988]; REPT(&quot; &quot;; 4); [.D988])" office:value-type="string" office:string-value="megan    megan" calcext:value-type="string">
            <text:p>megan <text:s text:c="3"/>meg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ekong</text:p>
          </table:table-cell>
          <table:table-cell office:value-type="string" calcext:value-type="string">
            <text:p>Mekong</text:p>
          </table:table-cell>
          <table:table-cell table:formula="of:=IF([.C989]=&quot;&quot;; [.B989]; [.C989])" office:value-type="string" office:string-value="Mekong" calcext:value-type="string">
            <text:p>Mekong</text:p>
          </table:table-cell>
          <table:table-cell office:value-type="string" calcext:value-type="string">
            <text:p>Mekong</text:p>
          </table:table-cell>
          <table:table-cell/>
          <table:table-cell table:formula="of:=CONCATENATE([.B989]; REPT(&quot; &quot;; 4); [.D989])" office:value-type="string" office:string-value="mekong    Mekong" calcext:value-type="string">
            <text:p>mekong <text:s text:c="3"/>Mekon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elanin</text:p>
          </table:table-cell>
          <table:table-cell/>
          <table:table-cell table:formula="of:=IF([.C990]=&quot;&quot;; [.B990]; [.C990])" office:value-type="string" office:string-value="melanin" calcext:value-type="string">
            <text:p>melanin</text:p>
          </table:table-cell>
          <table:table-cell office:value-type="string" calcext:value-type="string">
            <text:p>melanin</text:p>
          </table:table-cell>
          <table:table-cell/>
          <table:table-cell table:formula="of:=CONCATENATE([.B990]; REPT(&quot; &quot;; 4); [.D990])" office:value-type="string" office:string-value="melanin    melanin" calcext:value-type="string">
            <text:p>melanin <text:s text:c="3"/>melan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table:formula="of:=IF([.C991]=&quot;&quot;; [.B991]; [.C991])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/>
          <table:table-cell table:formula="of:=CONCATENATE([.B991]; REPT(&quot; &quot;; 4); [.D991])" office:value-type="string" office:string-value="melbourne    Melbourne" calcext:value-type="string">
            <text:p>melbourne <text:s text:c="3"/>Melbour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el</text:p>
          </table:table-cell>
          <table:table-cell/>
          <table:table-cell table:formula="of:=IF([.C992]=&quot;&quot;; [.B992]; [.C992])" office:value-type="string" office:string-value="mel" calcext:value-type="string">
            <text:p>mel</text:p>
          </table:table-cell>
          <table:table-cell office:value-type="string" calcext:value-type="string">
            <text:p>mel</text:p>
          </table:table-cell>
          <table:table-cell/>
          <table:table-cell table:formula="of:=CONCATENATE([.B992]; REPT(&quot; &quot;; 4); [.D992])" office:value-type="string" office:string-value="mel    mel" calcext:value-type="string">
            <text:p>mel <text:s text:c="3"/>m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emory</text:p>
          </table:table-cell>
          <table:table-cell/>
          <table:table-cell table:formula="of:=IF([.C993]=&quot;&quot;; [.B993]; [.C993])" office:value-type="string" office:string-value="memory" calcext:value-type="string">
            <text:p>memory</text:p>
          </table:table-cell>
          <table:table-cell office:value-type="string" calcext:value-type="string">
            <text:p>memory</text:p>
          </table:table-cell>
          <table:table-cell/>
          <table:table-cell table:formula="of:=CONCATENATE([.B993]; REPT(&quot; &quot;; 4); [.D993])" office:value-type="string" office:string-value="memory    memory" calcext:value-type="string">
            <text:p>memory <text:s text:c="3"/>memo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enu</text:p>
          </table:table-cell>
          <table:table-cell/>
          <table:table-cell table:formula="of:=IF([.C994]=&quot;&quot;; [.B994]; [.C994])" office:value-type="string" office:string-value="menu" calcext:value-type="string">
            <text:p>menu</text:p>
          </table:table-cell>
          <table:table-cell office:value-type="string" calcext:value-type="string">
            <text:p>menu</text:p>
          </table:table-cell>
          <table:table-cell/>
          <table:table-cell table:formula="of:=CONCATENATE([.B994]; REPT(&quot; &quot;; 4); [.D994])" office:value-type="string" office:string-value="menu    menu" calcext:value-type="string">
            <text:p>menu <text:s text:c="3"/>menu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ercedes</text:p>
          </table:table-cell>
          <table:table-cell table:formula="of:=IF([.C995]=&quot;&quot;; [.B995]; [.C995])" office:value-type="string" office:string-value="Mercedes" calcext:value-type="string">
            <text:p>Mercedes</text:p>
          </table:table-cell>
          <table:table-cell office:value-type="string" calcext:value-type="string">
            <text:p>Mercedes</text:p>
          </table:table-cell>
          <table:table-cell/>
          <table:table-cell table:formula="of:=CONCATENATE([.B995]; REPT(&quot; &quot;; 4); [.D995])" office:value-type="string" office:string-value="mercedes    Mercedes" calcext:value-type="string">
            <text:p>mercedes <text:s text:c="3"/>Merced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erkel</text:p>
          </table:table-cell>
          <table:table-cell/>
          <table:table-cell table:formula="of:=IF([.C996]=&quot;&quot;; [.B996]; [.C996])" office:value-type="string" office:string-value="merkel" calcext:value-type="string">
            <text:p>merkel</text:p>
          </table:table-cell>
          <table:table-cell office:value-type="string" calcext:value-type="string">
            <text:p>merkel</text:p>
          </table:table-cell>
          <table:table-cell/>
          <table:table-cell table:formula="of:=CONCATENATE([.B996]; REPT(&quot; &quot;; 4); [.D996])" office:value-type="string" office:string-value="merkel    merkel" calcext:value-type="string">
            <text:p>merkel <text:s text:c="3"/>merk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er</text:p>
          </table:table-cell>
          <table:table-cell/>
          <table:table-cell table:formula="of:=IF([.C997]=&quot;&quot;; [.B997]; [.C997])" office:value-type="string" office:string-value="mer" calcext:value-type="string">
            <text:p>mer</text:p>
          </table:table-cell>
          <table:table-cell office:value-type="string" calcext:value-type="string">
            <text:p>mer</text:p>
          </table:table-cell>
          <table:table-cell/>
          <table:table-cell table:formula="of:=CONCATENATE([.B997]; REPT(&quot; &quot;; 4); [.D997])" office:value-type="string" office:string-value="mer    mer" calcext:value-type="string">
            <text:p>mer <text:s text:c="3"/>m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essage</text:p>
          </table:table-cell>
          <table:table-cell/>
          <table:table-cell table:formula="of:=IF([.C998]=&quot;&quot;; [.B998]; [.C998])" office:value-type="string" office:string-value="message" calcext:value-type="string">
            <text:p>message</text:p>
          </table:table-cell>
          <table:table-cell office:value-type="string" calcext:value-type="string">
            <text:p>message</text:p>
          </table:table-cell>
          <table:table-cell/>
          <table:table-cell table:formula="of:=CONCATENATE([.B998]; REPT(&quot; &quot;; 4); [.D998])" office:value-type="string" office:string-value="message    message" calcext:value-type="string">
            <text:p>message <text:s text:c="3"/>messag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essenger</text:p>
          </table:table-cell>
          <table:table-cell/>
          <table:table-cell table:formula="of:=IF([.C999]=&quot;&quot;; [.B999]; [.C999])" office:value-type="string" office:string-value="messenger" calcext:value-type="string">
            <text:p>messenger</text:p>
          </table:table-cell>
          <table:table-cell office:value-type="string" calcext:value-type="string">
            <text:p>messenger</text:p>
          </table:table-cell>
          <table:table-cell/>
          <table:table-cell table:formula="of:=CONCATENATE([.B999]; REPT(&quot; &quot;; 4); [.D999])" office:value-type="string" office:string-value="messenger    messenger" calcext:value-type="string">
            <text:p>messenger <text:s text:c="3"/>messeng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essi</text:p>
          </table:table-cell>
          <table:table-cell/>
          <table:table-cell table:formula="of:=IF([.C1000]=&quot;&quot;; [.B1000]; [.C1000])" office:value-type="string" office:string-value="messi" calcext:value-type="string">
            <text:p>messi</text:p>
          </table:table-cell>
          <table:table-cell office:value-type="string" calcext:value-type="string">
            <text:p>messi</text:p>
          </table:table-cell>
          <table:table-cell/>
          <table:table-cell table:formula="of:=CONCATENATE([.B1000]; REPT(&quot; &quot;; 4); [.D1000])" office:value-type="string" office:string-value="messi    messi" calcext:value-type="string">
            <text:p>messi <text:s text:c="3"/>mess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etro</text:p>
          </table:table-cell>
          <table:table-cell/>
          <table:table-cell table:formula="of:=IF([.C1001]=&quot;&quot;; [.B1001]; [.C1001])" office:value-type="string" office:string-value="metro" calcext:value-type="string">
            <text:p>metro</text:p>
          </table:table-cell>
          <table:table-cell office:value-type="string" calcext:value-type="string">
            <text:p>metro</text:p>
          </table:table-cell>
          <table:table-cell/>
          <table:table-cell table:formula="of:=CONCATENATE([.B1001]; REPT(&quot; &quot;; 4); [.D1001])" office:value-type="string" office:string-value="metro    metro" calcext:value-type="string">
            <text:p>metro <text:s text:c="3"/>metr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ico</text:p>
          </table:table-cell>
          <table:table-cell table:formula="of:=IF([.C1002]=&quot;&quot;; [.B1002]; [.C1002])" office:value-type="string" office:string-value="Mexico" calcext:value-type="string">
            <text:p>Mexico</text:p>
          </table:table-cell>
          <table:table-cell office:value-type="string" calcext:value-type="string">
            <text:p>Mexico</text:p>
          </table:table-cell>
          <table:table-cell/>
          <table:table-cell table:formula="of:=CONCATENATE([.B1002]; REPT(&quot; &quot;; 4); [.D1002])" office:value-type="string" office:string-value="mexico    Mexico" calcext:value-type="string">
            <text:p>mexico <text:s text:c="3"/>Mexic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Miami</text:p>
          </table:table-cell>
          <table:table-cell table:formula="of:=IF([.C1003]=&quot;&quot;; [.B1003]; [.C1003])" office:value-type="string" office:string-value="Miami" calcext:value-type="string">
            <text:p>Miami</text:p>
          </table:table-cell>
          <table:table-cell office:value-type="string" calcext:value-type="string">
            <text:p>Miami</text:p>
          </table:table-cell>
          <table:table-cell/>
          <table:table-cell table:formula="of:=CONCATENATE([.B1003]; REPT(&quot; &quot;; 4); [.D1003])" office:value-type="string" office:string-value="miami    Miami" calcext:value-type="string">
            <text:p>miami <text:s text:c="3"/>Miam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</text:p>
          </table:table-cell>
          <table:table-cell table:formula="of:=IF([.C1004]=&quot;&quot;; [.B1004]; [.C1004])" office:value-type="string" office:string-value="Michael" calcext:value-type="string">
            <text:p>Michael</text:p>
          </table:table-cell>
          <table:table-cell office:value-type="string" calcext:value-type="string">
            <text:p>Michael</text:p>
          </table:table-cell>
          <table:table-cell/>
          <table:table-cell table:formula="of:=CONCATENATE([.B1004]; REPT(&quot; &quot;; 4); [.D1004])" office:value-type="string" office:string-value="michael    Michael" calcext:value-type="string">
            <text:p>michael <text:s text:c="3"/>Micha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Michelle</text:p>
          </table:table-cell>
          <table:table-cell table:formula="of:=IF([.C1005]=&quot;&quot;; [.B1005]; [.C1005])" office:value-type="string" office:string-value="Michelle" calcext:value-type="string">
            <text:p>Michelle</text:p>
          </table:table-cell>
          <table:table-cell office:value-type="string" calcext:value-type="string">
            <text:p>Michelle</text:p>
          </table:table-cell>
          <table:table-cell/>
          <table:table-cell table:formula="of:=CONCATENATE([.B1005]; REPT(&quot; &quot;; 4); [.D1005])" office:value-type="string" office:string-value="michelle    Michelle" calcext:value-type="string">
            <text:p>michelle <text:s text:c="3"/>Michel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chigan</text:p>
          </table:table-cell>
          <table:table-cell table:formula="of:=IF([.C1006]=&quot;&quot;; [.B1006]; [.C1006])" office:value-type="string" office:string-value="Michigan" calcext:value-type="string">
            <text:p>Michigan</text:p>
          </table:table-cell>
          <table:table-cell office:value-type="string" calcext:value-type="string">
            <text:p>Michigan</text:p>
          </table:table-cell>
          <table:table-cell/>
          <table:table-cell table:formula="of:=CONCATENATE([.B1006]; REPT(&quot; &quot;; 4); [.D1006])" office:value-type="string" office:string-value="michigan    Michigan" calcext:value-type="string">
            <text:p>michigan <text:s text:c="3"/>Michig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icro</text:p>
          </table:table-cell>
          <table:table-cell/>
          <table:table-cell table:formula="of:=IF([.C1007]=&quot;&quot;; [.B1007]; [.C1007])" office:value-type="string" office:string-value="micro" calcext:value-type="string">
            <text:p>micro</text:p>
          </table:table-cell>
          <table:table-cell office:value-type="string" calcext:value-type="string">
            <text:p>micro</text:p>
          </table:table-cell>
          <table:table-cell/>
          <table:table-cell table:formula="of:=CONCATENATE([.B1007]; REPT(&quot; &quot;; 4); [.D1007])" office:value-type="string" office:string-value="micro    micro" calcext:value-type="string">
            <text:p>micro <text:s text:c="3"/>micr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Microsoft</text:p>
          </table:table-cell>
          <table:table-cell table:formula="of:=IF([.C1008]=&quot;&quot;; [.B1008]; [.C1008])" office:value-type="string" office:string-value="Microsoft" calcext:value-type="string">
            <text:p>Microsoft</text:p>
          </table:table-cell>
          <table:table-cell office:value-type="string" calcext:value-type="string">
            <text:p>Microsoft</text:p>
          </table:table-cell>
          <table:table-cell/>
          <table:table-cell table:formula="of:=CONCATENATE([.B1008]; REPT(&quot; &quot;; 4); [.D1008])" office:value-type="string" office:string-value="microsoft    Microsoft" calcext:value-type="string">
            <text:p>microsoft <text:s text:c="3"/>Microsof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Mike</text:p>
          </table:table-cell>
          <table:table-cell table:formula="of:=IF([.C1009]=&quot;&quot;; [.B1009]; [.C1009])" office:value-type="string" office:string-value="Mike" calcext:value-type="string">
            <text:p>Mike</text:p>
          </table:table-cell>
          <table:table-cell office:value-type="string" calcext:value-type="string">
            <text:p>Mike</text:p>
          </table:table-cell>
          <table:table-cell/>
          <table:table-cell table:formula="of:=CONCATENATE([.B1009]; REPT(&quot; &quot;; 4); [.D1009])" office:value-type="string" office:string-value="mike    Mike" calcext:value-type="string">
            <text:p>mike <text:s text:c="3"/>Mik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lan</text:p>
          </table:table-cell>
          <table:table-cell table:formula="of:=IF([.C1010]=&quot;&quot;; [.B1010]; [.C1010])" office:value-type="string" office:string-value="Milan" calcext:value-type="string">
            <text:p>Milan</text:p>
          </table:table-cell>
          <table:table-cell office:value-type="string" calcext:value-type="string">
            <text:p>Milan</text:p>
          </table:table-cell>
          <table:table-cell/>
          <table:table-cell table:formula="of:=CONCATENATE([.B1010]; REPT(&quot; &quot;; 4); [.D1010])" office:value-type="string" office:string-value="milan    Milan" calcext:value-type="string">
            <text:p>milan <text:s text:c="3"/>Mil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iley</text:p>
          </table:table-cell>
          <table:table-cell/>
          <table:table-cell table:formula="of:=IF([.C1011]=&quot;&quot;; [.B1011]; [.C1011])" office:value-type="string" office:string-value="miley" calcext:value-type="string">
            <text:p>miley</text:p>
          </table:table-cell>
          <table:table-cell office:value-type="string" calcext:value-type="string">
            <text:p>miley</text:p>
          </table:table-cell>
          <table:table-cell/>
          <table:table-cell table:formula="of:=CONCATENATE([.B1011]; REPT(&quot; &quot;; 4); [.D1011])" office:value-type="string" office:string-value="miley    miley" calcext:value-type="string">
            <text:p>miley <text:s text:c="3"/>mile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iller</text:p>
          </table:table-cell>
          <table:table-cell/>
          <table:table-cell table:formula="of:=IF([.C1012]=&quot;&quot;; [.B1012]; [.C1012])" office:value-type="string" office:string-value="miller" calcext:value-type="string">
            <text:p>miller</text:p>
          </table:table-cell>
          <table:table-cell office:value-type="string" calcext:value-type="string">
            <text:p>miller</text:p>
          </table:table-cell>
          <table:table-cell/>
          <table:table-cell table:formula="of:=CONCATENATE([.B1012]; REPT(&quot; &quot;; 4); [.D1012])" office:value-type="string" office:string-value="miller    miller" calcext:value-type="string">
            <text:p>miller <text:s text:c="3"/>mill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ini</text:p>
          </table:table-cell>
          <table:table-cell/>
          <table:table-cell table:formula="of:=IF([.C1013]=&quot;&quot;; [.B1013]; [.C1013])" office:value-type="string" office:string-value="mini" calcext:value-type="string">
            <text:p>mini</text:p>
          </table:table-cell>
          <table:table-cell office:value-type="string" calcext:value-type="string">
            <text:p>mini</text:p>
          </table:table-cell>
          <table:table-cell/>
          <table:table-cell table:formula="of:=CONCATENATE([.B1013]; REPT(&quot; &quot;; 4); [.D1013])" office:value-type="string" office:string-value="mini    mini" calcext:value-type="string">
            <text:p>mini <text:s text:c="3"/>min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Miranda</text:p>
          </table:table-cell>
          <table:table-cell table:formula="of:=IF([.C1014]=&quot;&quot;; [.B1014]; [.C1014])" office:value-type="string" office:string-value="Miranda" calcext:value-type="string">
            <text:p>Miranda</text:p>
          </table:table-cell>
          <table:table-cell office:value-type="string" calcext:value-type="string">
            <text:p>Miranda</text:p>
          </table:table-cell>
          <table:table-cell/>
          <table:table-cell table:formula="of:=CONCATENATE([.B1014]; REPT(&quot; &quot;; 4); [.D1014])" office:value-type="string" office:string-value="miranda    Miranda" calcext:value-type="string">
            <text:p>miranda <text:s text:c="3"/>Mirand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irror</text:p>
          </table:table-cell>
          <table:table-cell/>
          <table:table-cell table:formula="of:=IF([.C1015]=&quot;&quot;; [.B1015]; [.C1015])" office:value-type="string" office:string-value="mirror" calcext:value-type="string">
            <text:p>mirror</text:p>
          </table:table-cell>
          <table:table-cell office:value-type="string" calcext:value-type="string">
            <text:p>mirror</text:p>
          </table:table-cell>
          <table:table-cell/>
          <table:table-cell table:formula="of:=CONCATENATE([.B1015]; REPT(&quot; &quot;; 4); [.D1015])" office:value-type="string" office:string-value="mirror    mirror" calcext:value-type="string">
            <text:p>mirror <text:s text:c="3"/>mirro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iss</text:p>
          </table:table-cell>
          <table:table-cell/>
          <table:table-cell table:formula="of:=IF([.C1016]=&quot;&quot;; [.B1016]; [.C1016])" office:value-type="string" office:string-value="miss" calcext:value-type="string">
            <text:p>miss</text:p>
          </table:table-cell>
          <table:table-cell office:value-type="string" calcext:value-type="string">
            <text:p>miss</text:p>
          </table:table-cell>
          <table:table-cell/>
          <table:table-cell table:formula="of:=CONCATENATE([.B1016]; REPT(&quot; &quot;; 4); [.D1016])" office:value-type="string" office:string-value="miss    miss" calcext:value-type="string">
            <text:p>miss <text:s text:c="3"/>mis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Mitsubishi</text:p>
          </table:table-cell>
          <table:table-cell table:formula="of:=IF([.C1017]=&quot;&quot;; [.B1017]; [.C1017])" office:value-type="string" office:string-value="Mitsubishi" calcext:value-type="string">
            <text:p>Mitsubishi</text:p>
          </table:table-cell>
          <table:table-cell office:value-type="string" calcext:value-type="string">
            <text:p>Mitsubishi</text:p>
          </table:table-cell>
          <table:table-cell/>
          <table:table-cell table:formula="of:=CONCATENATE([.B1017]; REPT(&quot; &quot;; 4); [.D1017])" office:value-type="string" office:string-value="mitsubishi    Mitsubishi" calcext:value-type="string">
            <text:p>mitsubishi <text:s text:c="3"/>Mitsubish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bifone</text:p>
          </table:table-cell>
          <table:table-cell office:value-type="string" calcext:value-type="string">
            <text:p>Mobifone</text:p>
          </table:table-cell>
          <table:table-cell table:formula="of:=IF([.C1018]=&quot;&quot;; [.B1018]; [.C1018])" office:value-type="string" office:string-value="Mobifone" calcext:value-type="string">
            <text:p>Mobifone</text:p>
          </table:table-cell>
          <table:table-cell office:value-type="string" calcext:value-type="string">
            <text:p>Mobifone</text:p>
          </table:table-cell>
          <table:table-cell/>
          <table:table-cell table:formula="of:=CONCATENATE([.B1018]; REPT(&quot; &quot;; 4); [.D1018])" office:value-type="string" office:string-value="mobifone    Mobifone" calcext:value-type="string">
            <text:p>mobifone <text:s text:c="3"/>Mobifo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obile</text:p>
          </table:table-cell>
          <table:table-cell table:formula="of:=IF([.C1019]=&quot;&quot;; [.B1019]; [.C1019])" office:value-type="string" office:string-value="Mobile" calcext:value-type="string">
            <text:p>Mobile</text:p>
          </table:table-cell>
          <table:table-cell office:value-type="string" calcext:value-type="string">
            <text:p>Mobile</text:p>
          </table:table-cell>
          <table:table-cell/>
          <table:table-cell table:formula="of:=CONCATENATE([.B1019]; REPT(&quot; &quot;; 4); [.D1019])" office:value-type="string" office:string-value="mobile    Mobile" calcext:value-type="string">
            <text:p>mobile <text:s text:c="3"/>Mobi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del</text:p>
          </table:table-cell>
          <table:table-cell/>
          <table:table-cell table:formula="of:=IF([.C1020]=&quot;&quot;; [.B1020]; [.C1020])" office:value-type="string" office:string-value="model" calcext:value-type="string">
            <text:p>model</text:p>
          </table:table-cell>
          <table:table-cell office:value-type="string" calcext:value-type="string">
            <text:p>model</text:p>
          </table:table-cell>
          <table:table-cell/>
          <table:table-cell table:formula="of:=CONCATENATE([.B1020]; REPT(&quot; &quot;; 4); [.D1020])" office:value-type="string" office:string-value="model    model" calcext:value-type="string">
            <text:p>model <text:s text:c="3"/>mod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dem</text:p>
          </table:table-cell>
          <table:table-cell/>
          <table:table-cell table:formula="of:=IF([.C1021]=&quot;&quot;; [.B1021]; [.C1021])" office:value-type="string" office:string-value="modem" calcext:value-type="string">
            <text:p>modem</text:p>
          </table:table-cell>
          <table:table-cell office:value-type="string" calcext:value-type="string">
            <text:p>modem</text:p>
          </table:table-cell>
          <table:table-cell/>
          <table:table-cell table:formula="of:=CONCATENATE([.B1021]; REPT(&quot; &quot;; 4); [.D1021])" office:value-type="string" office:string-value="modem    modem" calcext:value-type="string">
            <text:p>modem <text:s text:c="3"/>mode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de</text:p>
          </table:table-cell>
          <table:table-cell/>
          <table:table-cell table:formula="of:=IF([.C1022]=&quot;&quot;; [.B1022]; [.C1022])" office:value-type="string" office:string-value="mode" calcext:value-type="string">
            <text:p>mode</text:p>
          </table:table-cell>
          <table:table-cell office:value-type="string" calcext:value-type="string">
            <text:p>mode</text:p>
          </table:table-cell>
          <table:table-cell/>
          <table:table-cell table:formula="of:=CONCATENATE([.B1022]; REPT(&quot; &quot;; 4); [.D1022])" office:value-type="string" office:string-value="mode    mode" calcext:value-type="string">
            <text:p>mode <text:s text:c="3"/>mod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d</text:p>
          </table:table-cell>
          <table:table-cell/>
          <table:table-cell table:formula="of:=IF([.C1023]=&quot;&quot;; [.B1023]; [.C1023])" office:value-type="string" office:string-value="mod" calcext:value-type="string">
            <text:p>mod</text:p>
          </table:table-cell>
          <table:table-cell office:value-type="string" calcext:value-type="string">
            <text:p>mod</text:p>
          </table:table-cell>
          <table:table-cell/>
          <table:table-cell table:formula="of:=CONCATENATE([.B1023]; REPT(&quot; &quot;; 4); [.D1023])" office:value-type="string" office:string-value="mod    mod" calcext:value-type="string">
            <text:p>mod <text:s text:c="3"/>mo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dule</text:p>
          </table:table-cell>
          <table:table-cell/>
          <table:table-cell table:formula="of:=IF([.C1024]=&quot;&quot;; [.B1024]; [.C1024])" office:value-type="string" office:string-value="module" calcext:value-type="string">
            <text:p>module</text:p>
          </table:table-cell>
          <table:table-cell office:value-type="string" calcext:value-type="string">
            <text:p>module</text:p>
          </table:table-cell>
          <table:table-cell/>
          <table:table-cell table:formula="of:=CONCATENATE([.B1024]; REPT(&quot; &quot;; 4); [.D1024])" office:value-type="string" office:string-value="module    module" calcext:value-type="string">
            <text:p>module <text:s text:c="3"/>modu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formula="of:=IF([.C1025]=&quot;&quot;; [.B1025]; [.C1025])" office:value-type="string" office:string-value="Monaco" calcext:value-type="string">
            <text:p>Monaco</text:p>
          </table:table-cell>
          <table:table-cell office:value-type="string" calcext:value-type="string">
            <text:p>Monaco</text:p>
          </table:table-cell>
          <table:table-cell/>
          <table:table-cell table:formula="of:=CONCATENATE([.B1025]; REPT(&quot; &quot;; 4); [.D1025])" office:value-type="string" office:string-value="monaco    Monaco" calcext:value-type="string">
            <text:p>monaco <text:s text:c="3"/>Monac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nroe</text:p>
          </table:table-cell>
          <table:table-cell/>
          <table:table-cell table:formula="of:=IF([.C1026]=&quot;&quot;; [.B1026]; [.C1026])" office:value-type="string" office:string-value="monroe" calcext:value-type="string">
            <text:p>monroe</text:p>
          </table:table-cell>
          <table:table-cell office:value-type="string" calcext:value-type="string">
            <text:p>monroe</text:p>
          </table:table-cell>
          <table:table-cell/>
          <table:table-cell table:formula="of:=CONCATENATE([.B1026]; REPT(&quot; &quot;; 4); [.D1026])" office:value-type="string" office:string-value="monroe    monroe" calcext:value-type="string">
            <text:p>monroe <text:s text:c="3"/>monro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ody</text:p>
          </table:table-cell>
          <table:table-cell/>
          <table:table-cell table:formula="of:=IF([.C1027]=&quot;&quot;; [.B1027]; [.C1027])" office:value-type="string" office:string-value="moody" calcext:value-type="string">
            <text:p>moody</text:p>
          </table:table-cell>
          <table:table-cell office:value-type="string" calcext:value-type="string">
            <text:p>moody</text:p>
          </table:table-cell>
          <table:table-cell/>
          <table:table-cell table:formula="of:=CONCATENATE([.B1027]; REPT(&quot; &quot;; 4); [.D1027])" office:value-type="string" office:string-value="moody    moody" calcext:value-type="string">
            <text:p>moody <text:s text:c="3"/>mood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Moore</text:p>
          </table:table-cell>
          <table:table-cell table:formula="of:=IF([.C1028]=&quot;&quot;; [.B1028]; [.C1028])" office:value-type="string" office:string-value="Moore" calcext:value-type="string">
            <text:p>Moore</text:p>
          </table:table-cell>
          <table:table-cell office:value-type="string" calcext:value-type="string">
            <text:p>Moore</text:p>
          </table:table-cell>
          <table:table-cell/>
          <table:table-cell table:formula="of:=CONCATENATE([.B1028]; REPT(&quot; &quot;; 4); [.D1028])" office:value-type="string" office:string-value="moore    Moore" calcext:value-type="string">
            <text:p>moore <text:s text:c="3"/>Moor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re</text:p>
          </table:table-cell>
          <table:table-cell/>
          <table:table-cell table:formula="of:=IF([.C1029]=&quot;&quot;; [.B1029]; [.C1029])" office:value-type="string" office:string-value="more" calcext:value-type="string">
            <text:p>more</text:p>
          </table:table-cell>
          <table:table-cell office:value-type="string" calcext:value-type="string">
            <text:p>more</text:p>
          </table:table-cell>
          <table:table-cell/>
          <table:table-cell table:formula="of:=CONCATENATE([.B1029]; REPT(&quot; &quot;; 4); [.D1029])" office:value-type="string" office:string-value="more    more" calcext:value-type="string">
            <text:p>more <text:s text:c="3"/>mor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organ</text:p>
          </table:table-cell>
          <table:table-cell table:formula="of:=IF([.C1030]=&quot;&quot;; [.B1030]; [.C1030])" office:value-type="string" office:string-value="Morgan" calcext:value-type="string">
            <text:p>Morgan</text:p>
          </table:table-cell>
          <table:table-cell office:value-type="string" calcext:value-type="string">
            <text:p>Morgan</text:p>
          </table:table-cell>
          <table:table-cell/>
          <table:table-cell table:formula="of:=CONCATENATE([.B1030]; REPT(&quot; &quot;; 4); [.D1030])" office:value-type="string" office:string-value="morgan    Morgan" calcext:value-type="string">
            <text:p>morgan <text:s text:c="3"/>Morg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rning</text:p>
          </table:table-cell>
          <table:table-cell/>
          <table:table-cell table:formula="of:=IF([.C1031]=&quot;&quot;; [.B1031]; [.C1031])" office:value-type="string" office:string-value="morning" calcext:value-type="string">
            <text:p>morning</text:p>
          </table:table-cell>
          <table:table-cell office:value-type="string" calcext:value-type="string">
            <text:p>morning</text:p>
          </table:table-cell>
          <table:table-cell/>
          <table:table-cell table:formula="of:=CONCATENATE([.B1031]; REPT(&quot; &quot;; 4); [.D1031])" office:value-type="string" office:string-value="morning    morning" calcext:value-type="string">
            <text:p>morning <text:s text:c="3"/>mornin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Moscow</text:p>
          </table:table-cell>
          <table:table-cell table:formula="of:=IF([.C1032]=&quot;&quot;; [.B1032]; [.C1032])" office:value-type="string" office:string-value="Moscow" calcext:value-type="string">
            <text:p>Moscow</text:p>
          </table:table-cell>
          <table:table-cell office:value-type="string" calcext:value-type="string">
            <text:p>Moscow</text:p>
          </table:table-cell>
          <table:table-cell/>
          <table:table-cell table:formula="of:=CONCATENATE([.B1032]; REPT(&quot; &quot;; 4); [.D1032])" office:value-type="string" office:string-value="moscow    Moscow" calcext:value-type="string">
            <text:p>moscow <text:s text:c="3"/>Moscow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ss</text:p>
          </table:table-cell>
          <table:table-cell/>
          <table:table-cell table:formula="of:=IF([.C1033]=&quot;&quot;; [.B1033]; [.C1033])" office:value-type="string" office:string-value="moss" calcext:value-type="string">
            <text:p>moss</text:p>
          </table:table-cell>
          <table:table-cell office:value-type="string" calcext:value-type="string">
            <text:p>moss</text:p>
          </table:table-cell>
          <table:table-cell/>
          <table:table-cell table:formula="of:=CONCATENATE([.B1033]; REPT(&quot; &quot;; 4); [.D1033])" office:value-type="string" office:string-value="moss    moss" calcext:value-type="string">
            <text:p>moss <text:s text:c="3"/>mos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ôtô</text:p>
          </table:table-cell>
          <table:table-cell/>
          <table:table-cell table:formula="of:=IF([.C1034]=&quot;&quot;; [.B1034]; [.C1034])" office:value-type="string" office:string-value="môtô" calcext:value-type="string">
            <text:p>môtô</text:p>
          </table:table-cell>
          <table:table-cell office:value-type="string" calcext:value-type="string">
            <text:p>môtô</text:p>
          </table:table-cell>
          <table:table-cell/>
          <table:table-cell table:formula="of:=CONCATENATE([.B1034]; REPT(&quot; &quot;; 4); [.D1034])" office:value-type="string" office:string-value="môtô    môtô" calcext:value-type="string">
            <text:p>môtô <text:s text:c="3"/>môtô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tor</text:p>
          </table:table-cell>
          <table:table-cell/>
          <table:table-cell table:formula="of:=IF([.C1035]=&quot;&quot;; [.B1035]; [.C1035])" office:value-type="string" office:string-value="motor" calcext:value-type="string">
            <text:p>motor</text:p>
          </table:table-cell>
          <table:table-cell office:value-type="string" calcext:value-type="string">
            <text:p>motor</text:p>
          </table:table-cell>
          <table:table-cell/>
          <table:table-cell table:formula="of:=CONCATENATE([.B1035]; REPT(&quot; &quot;; 4); [.D1035])" office:value-type="string" office:string-value="motor    motor" calcext:value-type="string">
            <text:p>motor <text:s text:c="3"/>moto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rola</text:p>
          </table:table-cell>
          <table:table-cell table:formula="of:=IF([.C1036]=&quot;&quot;; [.B1036]; [.C1036])" office:value-type="string" office:string-value="Motorola" calcext:value-type="string">
            <text:p>Motorola</text:p>
          </table:table-cell>
          <table:table-cell office:value-type="string" calcext:value-type="string">
            <text:p>Motorola</text:p>
          </table:table-cell>
          <table:table-cell/>
          <table:table-cell table:formula="of:=CONCATENATE([.B1036]; REPT(&quot; &quot;; 4); [.D1036])" office:value-type="string" office:string-value="motorola    Motorola" calcext:value-type="string">
            <text:p>motorola <text:s text:c="3"/>Motorol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tors</text:p>
          </table:table-cell>
          <table:table-cell/>
          <table:table-cell table:formula="of:=IF([.C1037]=&quot;&quot;; [.B1037]; [.C1037])" office:value-type="string" office:string-value="motors" calcext:value-type="string">
            <text:p>motors</text:p>
          </table:table-cell>
          <table:table-cell office:value-type="string" calcext:value-type="string">
            <text:p>motors</text:p>
          </table:table-cell>
          <table:table-cell/>
          <table:table-cell table:formula="of:=CONCATENATE([.B1037]; REPT(&quot; &quot;; 4); [.D1037])" office:value-type="string" office:string-value="motors    motors" calcext:value-type="string">
            <text:p>motors <text:s text:c="3"/>motor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urinho</text:p>
          </table:table-cell>
          <table:table-cell office:value-type="string" calcext:value-type="string">
            <text:p>Mourinho</text:p>
          </table:table-cell>
          <table:table-cell table:formula="of:=IF([.C1038]=&quot;&quot;; [.B1038]; [.C1038])" office:value-type="string" office:string-value="Mourinho" calcext:value-type="string">
            <text:p>Mourinho</text:p>
          </table:table-cell>
          <table:table-cell office:value-type="string" calcext:value-type="string">
            <text:p>Mourinho</text:p>
          </table:table-cell>
          <table:table-cell/>
          <table:table-cell table:formula="of:=CONCATENATE([.B1038]; REPT(&quot; &quot;; 4); [.D1038])" office:value-type="string" office:string-value="mourinho    Mourinho" calcext:value-type="string">
            <text:p>mourinho <text:s text:c="3"/>Mourinh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use</text:p>
          </table:table-cell>
          <table:table-cell/>
          <table:table-cell table:formula="of:=IF([.C1039]=&quot;&quot;; [.B1039]; [.C1039])" office:value-type="string" office:string-value="mouse" calcext:value-type="string">
            <text:p>mouse</text:p>
          </table:table-cell>
          <table:table-cell office:value-type="string" calcext:value-type="string">
            <text:p>mouse</text:p>
          </table:table-cell>
          <table:table-cell/>
          <table:table-cell table:formula="of:=CONCATENATE([.B1039]; REPT(&quot; &quot;; 4); [.D1039])" office:value-type="string" office:string-value="mouse    mouse" calcext:value-type="string">
            <text:p>mouse <text:s text:c="3"/>mous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oyes</text:p>
          </table:table-cell>
          <table:table-cell/>
          <table:table-cell table:formula="of:=IF([.C1040]=&quot;&quot;; [.B1040]; [.C1040])" office:value-type="string" office:string-value="moyes" calcext:value-type="string">
            <text:p>moyes</text:p>
          </table:table-cell>
          <table:table-cell office:value-type="string" calcext:value-type="string">
            <text:p>moyes</text:p>
          </table:table-cell>
          <table:table-cell/>
          <table:table-cell table:formula="of:=CONCATENATE([.B1040]; REPT(&quot; &quot;; 4); [.D1040])" office:value-type="string" office:string-value="moyes    moyes" calcext:value-type="string">
            <text:p>moyes <text:s text:c="3"/>moy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</text:p>
          </table:table-cell>
          <table:table-cell table:formula="of:=IF([.C1041]=&quot;&quot;; [.B1041]; [.C1041])" office:value-type="string" office:string-value="Mr" calcext:value-type="string">
            <text:p>Mr</text:p>
          </table:table-cell>
          <table:table-cell office:value-type="string" calcext:value-type="string">
            <text:p>Mr</text:p>
          </table:table-cell>
          <table:table-cell/>
          <table:table-cell table:formula="of:=CONCATENATE([.B1041]; REPT(&quot; &quot;; 4); [.D1041])" office:value-type="string" office:string-value="mr    Mr" calcext:value-type="string">
            <text:p>mr <text:s text:c="3"/>M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t</text:p>
          </table:table-cell>
          <table:table-cell/>
          <table:table-cell table:formula="of:=IF([.C1042]=&quot;&quot;; [.B1042]; [.C1042])" office:value-type="string" office:string-value="mt" calcext:value-type="string">
            <text:p>mt</text:p>
          </table:table-cell>
          <table:table-cell office:value-type="string" calcext:value-type="string">
            <text:p>mt</text:p>
          </table:table-cell>
          <table:table-cell/>
          <table:table-cell table:formula="of:=CONCATENATE([.B1042]; REPT(&quot; &quot;; 4); [.D1042])" office:value-type="string" office:string-value="mt    mt" calcext:value-type="string">
            <text:p>mt <text:s text:c="3"/>m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tv</text:p>
          </table:table-cell>
          <table:table-cell office:value-type="string" calcext:value-type="string">
            <text:p>MTV</text:p>
          </table:table-cell>
          <table:table-cell table:formula="of:=IF([.C1043]=&quot;&quot;; [.B1043]; [.C1043])" office:value-type="string" office:string-value="MTV" calcext:value-type="string">
            <text:p>MTV</text:p>
          </table:table-cell>
          <table:table-cell office:value-type="string" calcext:value-type="string">
            <text:p>MTV</text:p>
          </table:table-cell>
          <table:table-cell/>
          <table:table-cell table:formula="of:=CONCATENATE([.B1043]; REPT(&quot; &quot;; 4); [.D1043])" office:value-type="string" office:string-value="mtv    MTV" calcext:value-type="string">
            <text:p>mtv <text:s text:c="3"/>MTV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ubarak</text:p>
          </table:table-cell>
          <table:table-cell office:value-type="string" calcext:value-type="string">
            <text:p>Mubarak</text:p>
          </table:table-cell>
          <table:table-cell table:formula="of:=IF([.C1044]=&quot;&quot;; [.B1044]; [.C1044])" office:value-type="string" office:string-value="Mubarak" calcext:value-type="string">
            <text:p>Mubarak</text:p>
          </table:table-cell>
          <table:table-cell office:value-type="string" calcext:value-type="string">
            <text:p>Mubarak</text:p>
          </table:table-cell>
          <table:table-cell/>
          <table:table-cell table:formula="of:=CONCATENATE([.B1044]; REPT(&quot; &quot;; 4); [.D1044])" office:value-type="string" office:string-value="mubarak    Mubarak" calcext:value-type="string">
            <text:p>mubarak <text:s text:c="3"/>Mubara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Murray</text:p>
          </table:table-cell>
          <table:table-cell table:formula="of:=IF([.C1045]=&quot;&quot;; [.B1045]; [.C1045])" office:value-type="string" office:string-value="Murray" calcext:value-type="string">
            <text:p>Murray</text:p>
          </table:table-cell>
          <table:table-cell office:value-type="string" calcext:value-type="string">
            <text:p>Murray</text:p>
          </table:table-cell>
          <table:table-cell/>
          <table:table-cell table:formula="of:=CONCATENATE([.B1045]; REPT(&quot; &quot;; 4); [.D1045])" office:value-type="string" office:string-value="murray    Murray" calcext:value-type="string">
            <text:p>murray <text:s text:c="3"/>Murra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usic</text:p>
          </table:table-cell>
          <table:table-cell/>
          <table:table-cell table:formula="of:=IF([.C1046]=&quot;&quot;; [.B1046]; [.C1046])" office:value-type="string" office:string-value="music" calcext:value-type="string">
            <text:p>music</text:p>
          </table:table-cell>
          <table:table-cell office:value-type="string" calcext:value-type="string">
            <text:p>music</text:p>
          </table:table-cell>
          <table:table-cell/>
          <table:table-cell table:formula="of:=CONCATENATE([.B1046]; REPT(&quot; &quot;; 4); [.D1046])" office:value-type="string" office:string-value="music    music" calcext:value-type="string">
            <text:p>music <text:s text:c="3"/>musi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yanmar</text:p>
          </table:table-cell>
          <table:table-cell table:formula="of:=IF([.C1047]=&quot;&quot;; [.B1047]; [.C1047])" office:value-type="string" office:string-value="Myanmar" calcext:value-type="string">
            <text:p>Myanmar</text:p>
          </table:table-cell>
          <table:table-cell office:value-type="string" calcext:value-type="string">
            <text:p>Myanmar</text:p>
          </table:table-cell>
          <table:table-cell/>
          <table:table-cell table:formula="of:=CONCATENATE([.B1047]; REPT(&quot; &quot;; 4); [.D1047])" office:value-type="string" office:string-value="myanmar    Myanmar" calcext:value-type="string">
            <text:p>myanmar <text:s text:c="3"/>Myanma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adal</text:p>
          </table:table-cell>
          <table:table-cell office:value-type="string" calcext:value-type="string">
            <text:p>Nadal</text:p>
          </table:table-cell>
          <table:table-cell table:formula="of:=IF([.C1048]=&quot;&quot;; [.B1048]; [.C1048])" office:value-type="string" office:string-value="Nadal" calcext:value-type="string">
            <text:p>Nadal</text:p>
          </table:table-cell>
          <table:table-cell office:value-type="string" calcext:value-type="string">
            <text:p>Nadal</text:p>
          </table:table-cell>
          <table:table-cell/>
          <table:table-cell table:formula="of:=CONCATENATE([.B1048]; REPT(&quot; &quot;; 4); [.D1048])" office:value-type="string" office:string-value="nadal    Nadal" calcext:value-type="string">
            <text:p>nadal <text:s text:c="3"/>Nad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ail</text:p>
          </table:table-cell>
          <table:table-cell/>
          <table:table-cell table:formula="of:=IF([.C1049]=&quot;&quot;; [.B1049]; [.C1049])" office:value-type="string" office:string-value="nail" calcext:value-type="string">
            <text:p>nail</text:p>
          </table:table-cell>
          <table:table-cell office:value-type="string" calcext:value-type="string">
            <text:p>nail</text:p>
          </table:table-cell>
          <table:table-cell/>
          <table:table-cell table:formula="of:=CONCATENATE([.B1049]; REPT(&quot; &quot;; 4); [.D1049])" office:value-type="string" office:string-value="nail    nail" calcext:value-type="string">
            <text:p>nail <text:s text:c="3"/>nai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ame</text:p>
          </table:table-cell>
          <table:table-cell/>
          <table:table-cell table:formula="of:=IF([.C1050]=&quot;&quot;; [.B1050]; [.C1050])" office:value-type="string" office:string-value="name" calcext:value-type="string">
            <text:p>name</text:p>
          </table:table-cell>
          <table:table-cell office:value-type="string" calcext:value-type="string">
            <text:p>name</text:p>
          </table:table-cell>
          <table:table-cell/>
          <table:table-cell table:formula="of:=CONCATENATE([.B1050]; REPT(&quot; &quot;; 4); [.D1050])" office:value-type="string" office:string-value="name    name" calcext:value-type="string">
            <text:p>name <text:s text:c="3"/>nam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Nancy</text:p>
          </table:table-cell>
          <table:table-cell table:formula="of:=IF([.C1051]=&quot;&quot;; [.B1051]; [.C1051])" office:value-type="string" office:string-value="Nancy" calcext:value-type="string">
            <text:p>Nancy</text:p>
          </table:table-cell>
          <table:table-cell office:value-type="string" calcext:value-type="string">
            <text:p>Nancy</text:p>
          </table:table-cell>
          <table:table-cell/>
          <table:table-cell table:formula="of:=CONCATENATE([.B1051]; REPT(&quot; &quot;; 4); [.D1051])" office:value-type="string" office:string-value="nancy    Nancy" calcext:value-type="string">
            <text:p>nancy <text:s text:c="3"/>Nanc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ano</text:p>
          </table:table-cell>
          <table:table-cell/>
          <table:table-cell table:formula="of:=IF([.C1052]=&quot;&quot;; [.B1052]; [.C1052])" office:value-type="string" office:string-value="nano" calcext:value-type="string">
            <text:p>nano</text:p>
          </table:table-cell>
          <table:table-cell office:value-type="string" calcext:value-type="string">
            <text:p>nano</text:p>
          </table:table-cell>
          <table:table-cell/>
          <table:table-cell table:formula="of:=CONCATENATE([.B1052]; REPT(&quot; &quot;; 4); [.D1052])" office:value-type="string" office:string-value="nano    nano" calcext:value-type="string">
            <text:p>nano <text:s text:c="3"/>nan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aomi</text:p>
          </table:table-cell>
          <table:table-cell/>
          <table:table-cell table:formula="of:=IF([.C1053]=&quot;&quot;; [.B1053]; [.C1053])" office:value-type="string" office:string-value="naomi" calcext:value-type="string">
            <text:p>naomi</text:p>
          </table:table-cell>
          <table:table-cell office:value-type="string" calcext:value-type="string">
            <text:p>naomi</text:p>
          </table:table-cell>
          <table:table-cell/>
          <table:table-cell table:formula="of:=CONCATENATE([.B1053]; REPT(&quot; &quot;; 4); [.D1053])" office:value-type="string" office:string-value="naomi    naomi" calcext:value-type="string">
            <text:p>naomi <text:s text:c="3"/>naom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apoleon</text:p>
          </table:table-cell>
          <table:table-cell office:value-type="string" calcext:value-type="string">
            <text:p>Napoleon</text:p>
          </table:table-cell>
          <table:table-cell table:formula="of:=IF([.C1054]=&quot;&quot;; [.B1054]; [.C1054])" office:value-type="string" office:string-value="Napoleon" calcext:value-type="string">
            <text:p>Napoleon</text:p>
          </table:table-cell>
          <table:table-cell office:value-type="string" calcext:value-type="string">
            <text:p>Napoleon</text:p>
          </table:table-cell>
          <table:table-cell/>
          <table:table-cell table:formula="of:=CONCATENATE([.B1054]; REPT(&quot; &quot;; 4); [.D1054])" office:value-type="string" office:string-value="napoleon    Napoleon" calcext:value-type="string">
            <text:p>napoleon <text:s text:c="3"/>Napole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Napoli</text:p>
          </table:table-cell>
          <table:table-cell table:formula="of:=IF([.C1055]=&quot;&quot;; [.B1055]; [.C1055])" office:value-type="string" office:string-value="Napoli" calcext:value-type="string">
            <text:p>Napoli</text:p>
          </table:table-cell>
          <table:table-cell office:value-type="string" calcext:value-type="string">
            <text:p>Napoli</text:p>
          </table:table-cell>
          <table:table-cell/>
          <table:table-cell table:formula="of:=CONCATENATE([.B1055]; REPT(&quot; &quot;; 4); [.D1055])" office:value-type="string" office:string-value="napoli    Napoli" calcext:value-type="string">
            <text:p>napoli <text:s text:c="3"/>Napol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NASA</text:p>
          </table:table-cell>
          <table:table-cell table:formula="of:=IF([.C1056]=&quot;&quot;; [.B1056]; [.C1056])" office:value-type="string" office:string-value="NASA" calcext:value-type="string">
            <text:p>NASA</text:p>
          </table:table-cell>
          <table:table-cell office:value-type="string" calcext:value-type="string">
            <text:p>NASA</text:p>
          </table:table-cell>
          <table:table-cell/>
          <table:table-cell table:formula="of:=CONCATENATE([.B1056]; REPT(&quot; &quot;; 4); [.D1056])" office:value-type="string" office:string-value="nasa    NASA" calcext:value-type="string">
            <text:p>nasa <text:s text:c="3"/>NAS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atalie</text:p>
          </table:table-cell>
          <table:table-cell/>
          <table:table-cell table:formula="of:=IF([.C1057]=&quot;&quot;; [.B1057]; [.C1057])" office:value-type="string" office:string-value="natalie" calcext:value-type="string">
            <text:p>natalie</text:p>
          </table:table-cell>
          <table:table-cell office:value-type="string" calcext:value-type="string">
            <text:p>natalie</text:p>
          </table:table-cell>
          <table:table-cell/>
          <table:table-cell table:formula="of:=CONCATENATE([.B1057]; REPT(&quot; &quot;; 4); [.D1057])" office:value-type="string" office:string-value="natalie    natalie" calcext:value-type="string">
            <text:p>natalie <text:s text:c="3"/>natali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athan</text:p>
          </table:table-cell>
          <table:table-cell table:formula="of:=IF([.C1058]=&quot;&quot;; [.B1058]; [.C1058])" office:value-type="string" office:string-value="Nathan" calcext:value-type="string">
            <text:p>Nathan</text:p>
          </table:table-cell>
          <table:table-cell office:value-type="string" calcext:value-type="string">
            <text:p>Nathan</text:p>
          </table:table-cell>
          <table:table-cell/>
          <table:table-cell table:formula="of:=CONCATENATE([.B1058]; REPT(&quot; &quot;; 4); [.D1058])" office:value-type="string" office:string-value="nathan    Nathan" calcext:value-type="string">
            <text:p>nathan <text:s text:c="3"/>Nath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ational</text:p>
          </table:table-cell>
          <table:table-cell/>
          <table:table-cell table:formula="of:=IF([.C1059]=&quot;&quot;; [.B1059]; [.C1059])" office:value-type="string" office:string-value="national" calcext:value-type="string">
            <text:p>national</text:p>
          </table:table-cell>
          <table:table-cell office:value-type="string" calcext:value-type="string">
            <text:p>national</text:p>
          </table:table-cell>
          <table:table-cell/>
          <table:table-cell table:formula="of:=CONCATENATE([.B1059]; REPT(&quot; &quot;; 4); [.D1059])" office:value-type="string" office:string-value="national    national" calcext:value-type="string">
            <text:p>national <text:s text:c="3"/>nation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ato</text:p>
          </table:table-cell>
          <table:table-cell office:value-type="string" calcext:value-type="string">
            <text:p>NATO</text:p>
          </table:table-cell>
          <table:table-cell table:formula="of:=IF([.C1060]=&quot;&quot;; [.B1060]; [.C1060])" office:value-type="string" office:string-value="NATO" calcext:value-type="string">
            <text:p>NATO</text:p>
          </table:table-cell>
          <table:table-cell office:value-type="string" calcext:value-type="string">
            <text:p>NATO</text:p>
          </table:table-cell>
          <table:table-cell/>
          <table:table-cell table:formula="of:=CONCATENATE([.B1060]; REPT(&quot; &quot;; 4); [.D1060])" office:value-type="string" office:string-value="nato    NATO" calcext:value-type="string">
            <text:p>nato <text:s text:c="3"/>NAT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atri</text:p>
          </table:table-cell>
          <table:table-cell/>
          <table:table-cell table:formula="of:=IF([.C1061]=&quot;&quot;; [.B1061]; [.C1061])" office:value-type="string" office:string-value="natri" calcext:value-type="string">
            <text:p>natri</text:p>
          </table:table-cell>
          <table:table-cell office:value-type="string" calcext:value-type="string">
            <text:p>natri</text:p>
          </table:table-cell>
          <table:table-cell/>
          <table:table-cell table:formula="of:=CONCATENATE([.B1061]; REPT(&quot; &quot;; 4); [.D1061])" office:value-type="string" office:string-value="natri    natri" calcext:value-type="string">
            <text:p>natri <text:s text:c="3"/>natr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avibank</text:p>
          </table:table-cell>
          <table:table-cell/>
          <table:table-cell table:formula="of:=IF([.C1062]=&quot;&quot;; [.B1062]; [.C1062])" office:value-type="string" office:string-value="navibank" calcext:value-type="string">
            <text:p>navibank</text:p>
          </table:table-cell>
          <table:table-cell office:value-type="string" calcext:value-type="string">
            <text:p>navibank</text:p>
          </table:table-cell>
          <table:table-cell/>
          <table:table-cell table:formula="of:=CONCATENATE([.B1062]; REPT(&quot; &quot;; 4); [.D1062])" office:value-type="string" office:string-value="navibank    navibank" calcext:value-type="string">
            <text:p>navibank <text:s text:c="3"/>naviban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eil</text:p>
          </table:table-cell>
          <table:table-cell/>
          <table:table-cell table:formula="of:=IF([.C1063]=&quot;&quot;; [.B1063]; [.C1063])" office:value-type="string" office:string-value="neil" calcext:value-type="string">
            <text:p>neil</text:p>
          </table:table-cell>
          <table:table-cell office:value-type="string" calcext:value-type="string">
            <text:p>neil</text:p>
          </table:table-cell>
          <table:table-cell/>
          <table:table-cell table:formula="of:=CONCATENATE([.B1063]; REPT(&quot; &quot;; 4); [.D1063])" office:value-type="string" office:string-value="neil    neil" calcext:value-type="string">
            <text:p>neil <text:s text:c="3"/>nei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Nelson</text:p>
          </table:table-cell>
          <table:table-cell table:formula="of:=IF([.C1064]=&quot;&quot;; [.B1064]; [.C1064])" office:value-type="string" office:string-value="Nelson" calcext:value-type="string">
            <text:p>Nelson</text:p>
          </table:table-cell>
          <table:table-cell office:value-type="string" calcext:value-type="string">
            <text:p>Nelson</text:p>
          </table:table-cell>
          <table:table-cell/>
          <table:table-cell table:formula="of:=CONCATENATE([.B1064]; REPT(&quot; &quot;; 4); [.D1064])" office:value-type="string" office:string-value="nelson    Nelson" calcext:value-type="string">
            <text:p>nelson <text:s text:c="3"/>Nels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epal</text:p>
          </table:table-cell>
          <table:table-cell table:formula="of:=IF([.C1065]=&quot;&quot;; [.B1065]; [.C1065])" office:value-type="string" office:string-value="Nepal" calcext:value-type="string">
            <text:p>Nepal</text:p>
          </table:table-cell>
          <table:table-cell office:value-type="string" calcext:value-type="string">
            <text:p>Nepal</text:p>
          </table:table-cell>
          <table:table-cell/>
          <table:table-cell table:formula="of:=CONCATENATE([.B1065]; REPT(&quot; &quot;; 4); [.D1065])" office:value-type="string" office:string-value="nepal    Nepal" calcext:value-type="string">
            <text:p>nepal <text:s text:c="3"/>Nep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etwork</text:p>
          </table:table-cell>
          <table:table-cell/>
          <table:table-cell table:formula="of:=IF([.C1066]=&quot;&quot;; [.B1066]; [.C1066])" office:value-type="string" office:string-value="network" calcext:value-type="string">
            <text:p>network</text:p>
          </table:table-cell>
          <table:table-cell office:value-type="string" calcext:value-type="string">
            <text:p>network</text:p>
          </table:table-cell>
          <table:table-cell/>
          <table:table-cell table:formula="of:=CONCATENATE([.B1066]; REPT(&quot; &quot;; 4); [.D1066])" office:value-type="string" office:string-value="network    network" calcext:value-type="string">
            <text:p>network <text:s text:c="3"/>networ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eville</text:p>
          </table:table-cell>
          <table:table-cell office:value-type="string" calcext:value-type="string">
            <text:p>Neville</text:p>
          </table:table-cell>
          <table:table-cell table:formula="of:=IF([.C1067]=&quot;&quot;; [.B1067]; [.C1067])" office:value-type="string" office:string-value="Neville" calcext:value-type="string">
            <text:p>Neville</text:p>
          </table:table-cell>
          <table:table-cell office:value-type="string" calcext:value-type="string">
            <text:p>Neville</text:p>
          </table:table-cell>
          <table:table-cell/>
          <table:table-cell table:formula="of:=CONCATENATE([.B1067]; REPT(&quot; &quot;; 4); [.D1067])" office:value-type="string" office:string-value="neville    Neville" calcext:value-type="string">
            <text:p>neville <text:s text:c="3"/>Nevil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Newcastle</text:p>
          </table:table-cell>
          <table:table-cell table:formula="of:=IF([.C1068]=&quot;&quot;; [.B1068]; [.C1068])" office:value-type="string" office:string-value="Newcastle" calcext:value-type="string">
            <text:p>Newcastle</text:p>
          </table:table-cell>
          <table:table-cell office:value-type="string" calcext:value-type="string">
            <text:p>Newcastle</text:p>
          </table:table-cell>
          <table:table-cell/>
          <table:table-cell table:formula="of:=CONCATENATE([.B1068]; REPT(&quot; &quot;; 4); [.D1068])" office:value-type="string" office:string-value="newcastle    Newcastle" calcext:value-type="string">
            <text:p>newcastle <text:s text:c="3"/>Newcast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ew</text:p>
          </table:table-cell>
          <table:table-cell/>
          <table:table-cell table:formula="of:=IF([.C1069]=&quot;&quot;; [.B1069]; [.C1069])" office:value-type="string" office:string-value="new" calcext:value-type="string">
            <text:p>new</text:p>
          </table:table-cell>
          <table:table-cell office:value-type="string" calcext:value-type="string">
            <text:p>new</text:p>
          </table:table-cell>
          <table:table-cell/>
          <table:table-cell table:formula="of:=CONCATENATE([.B1069]; REPT(&quot; &quot;; 4); [.D1069])" office:value-type="string" office:string-value="new    new" calcext:value-type="string">
            <text:p>new <text:s text:c="3"/>new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ews</text:p>
          </table:table-cell>
          <table:table-cell/>
          <table:table-cell table:formula="of:=IF([.C1070]=&quot;&quot;; [.B1070]; [.C1070])" office:value-type="string" office:string-value="news" calcext:value-type="string">
            <text:p>news</text:p>
          </table:table-cell>
          <table:table-cell office:value-type="string" calcext:value-type="string">
            <text:p>news</text:p>
          </table:table-cell>
          <table:table-cell/>
          <table:table-cell table:formula="of:=CONCATENATE([.B1070]; REPT(&quot; &quot;; 4); [.D1070])" office:value-type="string" office:string-value="news    news" calcext:value-type="string">
            <text:p>news <text:s text:c="3"/>new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Newton</text:p>
          </table:table-cell>
          <table:table-cell table:formula="of:=IF([.C1071]=&quot;&quot;; [.B1071]; [.C1071])" office:value-type="string" office:string-value="Newton" calcext:value-type="string">
            <text:p>Newton</text:p>
          </table:table-cell>
          <table:table-cell office:value-type="string" calcext:value-type="string">
            <text:p>Newton</text:p>
          </table:table-cell>
          <table:table-cell/>
          <table:table-cell table:formula="of:=CONCATENATE([.B1071]; REPT(&quot; &quot;; 4); [.D1071])" office:value-type="string" office:string-value="newton    Newton" calcext:value-type="string">
            <text:p>newton <text:s text:c="3"/>Newt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ext</text:p>
          </table:table-cell>
          <table:table-cell/>
          <table:table-cell table:formula="of:=IF([.C1072]=&quot;&quot;; [.B1072]; [.C1072])" office:value-type="string" office:string-value="next" calcext:value-type="string">
            <text:p>next</text:p>
          </table:table-cell>
          <table:table-cell office:value-type="string" calcext:value-type="string">
            <text:p>next</text:p>
          </table:table-cell>
          <table:table-cell/>
          <table:table-cell table:formula="of:=CONCATENATE([.B1072]; REPT(&quot; &quot;; 4); [.D1072])" office:value-type="string" office:string-value="next    next" calcext:value-type="string">
            <text:p>next <text:s text:c="3"/>nex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exus</text:p>
          </table:table-cell>
          <table:table-cell office:value-type="string" calcext:value-type="string">
            <text:p>Nexus</text:p>
          </table:table-cell>
          <table:table-cell table:formula="of:=IF([.C1073]=&quot;&quot;; [.B1073]; [.C1073])" office:value-type="string" office:string-value="Nexus" calcext:value-type="string">
            <text:p>Nexus</text:p>
          </table:table-cell>
          <table:table-cell office:value-type="string" calcext:value-type="string">
            <text:p>Nexus</text:p>
          </table:table-cell>
          <table:table-cell/>
          <table:table-cell table:formula="of:=CONCATENATE([.B1073]; REPT(&quot; &quot;; 4); [.D1073])" office:value-type="string" office:string-value="nexus    Nexus" calcext:value-type="string">
            <text:p>nexus <text:s text:c="3"/>Nexu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Neymar</text:p>
          </table:table-cell>
          <table:table-cell table:formula="of:=IF([.C1074]=&quot;&quot;; [.B1074]; [.C1074])" office:value-type="string" office:string-value="Neymar" calcext:value-type="string">
            <text:p>Neymar</text:p>
          </table:table-cell>
          <table:table-cell office:value-type="string" calcext:value-type="string">
            <text:p>Neymar</text:p>
          </table:table-cell>
          <table:table-cell/>
          <table:table-cell table:formula="of:=CONCATENATE([.B1074]; REPT(&quot; &quot;; 4); [.D1074])" office:value-type="string" office:string-value="neymar    Neymar" calcext:value-type="string">
            <text:p>neymar <text:s text:c="3"/>Neyma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Nguyen</text:p>
          </table:table-cell>
          <table:table-cell table:formula="of:=IF([.C1075]=&quot;&quot;; [.B1075]; [.C1075])" office:value-type="string" office:string-value="Nguyen" calcext:value-type="string">
            <text:p>Nguyen</text:p>
          </table:table-cell>
          <table:table-cell office:value-type="string" calcext:value-type="string">
            <text:p>Nguyen</text:p>
          </table:table-cell>
          <table:table-cell/>
          <table:table-cell table:formula="of:=CONCATENATE([.B1075]; REPT(&quot; &quot;; 4); [.D1075])" office:value-type="string" office:string-value="nguyen    Nguyen" calcext:value-type="string">
            <text:p>nguyen <text:s text:c="3"/>Nguy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ickname</text:p>
          </table:table-cell>
          <table:table-cell/>
          <table:table-cell table:formula="of:=IF([.C1076]=&quot;&quot;; [.B1076]; [.C1076])" office:value-type="string" office:string-value="nickname" calcext:value-type="string">
            <text:p>nickname</text:p>
          </table:table-cell>
          <table:table-cell office:value-type="string" calcext:value-type="string">
            <text:p>nickname</text:p>
          </table:table-cell>
          <table:table-cell/>
          <table:table-cell table:formula="of:=CONCATENATE([.B1076]; REPT(&quot; &quot;; 4); [.D1076])" office:value-type="string" office:string-value="nickname    nickname" calcext:value-type="string">
            <text:p>nickname <text:s text:c="3"/>nicknam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ick</text:p>
          </table:table-cell>
          <table:table-cell/>
          <table:table-cell table:formula="of:=IF([.C1077]=&quot;&quot;; [.B1077]; [.C1077])" office:value-type="string" office:string-value="nick" calcext:value-type="string">
            <text:p>nick</text:p>
          </table:table-cell>
          <table:table-cell office:value-type="string" calcext:value-type="string">
            <text:p>nick</text:p>
          </table:table-cell>
          <table:table-cell/>
          <table:table-cell table:formula="of:=CONCATENATE([.B1077]; REPT(&quot; &quot;; 4); [.D1077])" office:value-type="string" office:string-value="nick    nick" calcext:value-type="string">
            <text:p>nick <text:s text:c="3"/>ni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Nicole</text:p>
          </table:table-cell>
          <table:table-cell table:formula="of:=IF([.C1078]=&quot;&quot;; [.B1078]; [.C1078])" office:value-type="string" office:string-value="Nicole" calcext:value-type="string">
            <text:p>Nicole</text:p>
          </table:table-cell>
          <table:table-cell office:value-type="string" calcext:value-type="string">
            <text:p>Nicole</text:p>
          </table:table-cell>
          <table:table-cell/>
          <table:table-cell table:formula="of:=CONCATENATE([.B1078]; REPT(&quot; &quot;; 4); [.D1078])" office:value-type="string" office:string-value="nicole    Nicole" calcext:value-type="string">
            <text:p>nicole <text:s text:c="3"/>Nico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formula="of:=IF([.C1079]=&quot;&quot;; [.B1079]; [.C1079])" office:value-type="string" office:string-value="Nigeria" calcext:value-type="string">
            <text:p>Nigeria</text:p>
          </table:table-cell>
          <table:table-cell office:value-type="string" calcext:value-type="string">
            <text:p>Nigeria</text:p>
          </table:table-cell>
          <table:table-cell/>
          <table:table-cell table:formula="of:=CONCATENATE([.B1079]; REPT(&quot; &quot;; 4); [.D1079])" office:value-type="string" office:string-value="nigeria    Nigeria" calcext:value-type="string">
            <text:p>nigeria <text:s text:c="3"/>Niger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ight</text:p>
          </table:table-cell>
          <table:table-cell/>
          <table:table-cell table:formula="of:=IF([.C1080]=&quot;&quot;; [.B1080]; [.C1080])" office:value-type="string" office:string-value="night" calcext:value-type="string">
            <text:p>night</text:p>
          </table:table-cell>
          <table:table-cell office:value-type="string" calcext:value-type="string">
            <text:p>night</text:p>
          </table:table-cell>
          <table:table-cell/>
          <table:table-cell table:formula="of:=CONCATENATE([.B1080]; REPT(&quot; &quot;; 4); [.D1080])" office:value-type="string" office:string-value="night    night" calcext:value-type="string">
            <text:p>night <text:s text:c="3"/>nigh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Nike</text:p>
          </table:table-cell>
          <table:table-cell table:formula="of:=IF([.C1081]=&quot;&quot;; [.B1081]; [.C1081])" office:value-type="string" office:string-value="Nike" calcext:value-type="string">
            <text:p>Nike</text:p>
          </table:table-cell>
          <table:table-cell office:value-type="string" calcext:value-type="string">
            <text:p>Nike</text:p>
          </table:table-cell>
          <table:table-cell/>
          <table:table-cell table:formula="of:=CONCATENATE([.B1081]; REPT(&quot; &quot;; 4); [.D1081])" office:value-type="string" office:string-value="nike    Nike" calcext:value-type="string">
            <text:p>nike <text:s text:c="3"/>Nik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ikon</text:p>
          </table:table-cell>
          <table:table-cell office:value-type="string" calcext:value-type="string">
            <text:p>Nikon</text:p>
          </table:table-cell>
          <table:table-cell table:formula="of:=IF([.C1082]=&quot;&quot;; [.B1082]; [.C1082])" office:value-type="string" office:string-value="Nikon" calcext:value-type="string">
            <text:p>Nikon</text:p>
          </table:table-cell>
          <table:table-cell office:value-type="string" calcext:value-type="string">
            <text:p>Nikon</text:p>
          </table:table-cell>
          <table:table-cell/>
          <table:table-cell table:formula="of:=CONCATENATE([.B1082]; REPT(&quot; &quot;; 4); [.D1082])" office:value-type="string" office:string-value="nikon    Nikon" calcext:value-type="string">
            <text:p>nikon <text:s text:c="3"/>Nik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ina</text:p>
          </table:table-cell>
          <table:table-cell/>
          <table:table-cell table:formula="of:=IF([.C1083]=&quot;&quot;; [.B1083]; [.C1083])" office:value-type="string" office:string-value="nina" calcext:value-type="string">
            <text:p>nina</text:p>
          </table:table-cell>
          <table:table-cell office:value-type="string" calcext:value-type="string">
            <text:p>nina</text:p>
          </table:table-cell>
          <table:table-cell/>
          <table:table-cell table:formula="of:=CONCATENATE([.B1083]; REPT(&quot; &quot;; 4); [.D1083])" office:value-type="string" office:string-value="nina    nina" calcext:value-type="string">
            <text:p>nina <text:s text:c="3"/>ni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ino</text:p>
          </table:table-cell>
          <table:table-cell/>
          <table:table-cell table:formula="of:=IF([.C1084]=&quot;&quot;; [.B1084]; [.C1084])" office:value-type="string" office:string-value="nino" calcext:value-type="string">
            <text:p>nino</text:p>
          </table:table-cell>
          <table:table-cell office:value-type="string" calcext:value-type="string">
            <text:p>nino</text:p>
          </table:table-cell>
          <table:table-cell/>
          <table:table-cell table:formula="of:=CONCATENATE([.B1084]; REPT(&quot; &quot;; 4); [.D1084])" office:value-type="string" office:string-value="nino    nino" calcext:value-type="string">
            <text:p>nino <text:s text:c="3"/>nin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intendo</text:p>
          </table:table-cell>
          <table:table-cell/>
          <table:table-cell table:formula="of:=IF([.C1085]=&quot;&quot;; [.B1085]; [.C1085])" office:value-type="string" office:string-value="nintendo" calcext:value-type="string">
            <text:p>nintendo</text:p>
          </table:table-cell>
          <table:table-cell office:value-type="string" calcext:value-type="string">
            <text:p>nintendo</text:p>
          </table:table-cell>
          <table:table-cell/>
          <table:table-cell table:formula="of:=CONCATENATE([.B1085]; REPT(&quot; &quot;; 4); [.D1085])" office:value-type="string" office:string-value="nintendo    nintendo" calcext:value-type="string">
            <text:p>nintendo <text:s text:c="3"/>nintend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ixon</text:p>
          </table:table-cell>
          <table:table-cell/>
          <table:table-cell table:formula="of:=IF([.C1086]=&quot;&quot;; [.B1086]; [.C1086])" office:value-type="string" office:string-value="nixon" calcext:value-type="string">
            <text:p>nixon</text:p>
          </table:table-cell>
          <table:table-cell office:value-type="string" calcext:value-type="string">
            <text:p>nixon</text:p>
          </table:table-cell>
          <table:table-cell/>
          <table:table-cell table:formula="of:=CONCATENATE([.B1086]; REPT(&quot; &quot;; 4); [.D1086])" office:value-type="string" office:string-value="nixon    nixon" calcext:value-type="string">
            <text:p>nixon <text:s text:c="3"/>nix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obel</text:p>
          </table:table-cell>
          <table:table-cell office:value-type="string" calcext:value-type="string">
            <text:p>Nobel</text:p>
          </table:table-cell>
          <table:table-cell table:formula="of:=IF([.C1087]=&quot;&quot;; [.B1087]; [.C1087])" office:value-type="string" office:string-value="Nobel" calcext:value-type="string">
            <text:p>Nobel</text:p>
          </table:table-cell>
          <table:table-cell office:value-type="string" calcext:value-type="string">
            <text:p>Nobel</text:p>
          </table:table-cell>
          <table:table-cell/>
          <table:table-cell table:formula="of:=CONCATENATE([.B1087]; REPT(&quot; &quot;; 4); [.D1087])" office:value-type="string" office:string-value="nobel    Nobel" calcext:value-type="string">
            <text:p>nobel <text:s text:c="3"/>Nob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oel</text:p>
          </table:table-cell>
          <table:table-cell office:value-type="string" calcext:value-type="string">
            <text:p>Noel</text:p>
          </table:table-cell>
          <table:table-cell table:formula="of:=IF([.C1088]=&quot;&quot;; [.B1088]; [.C1088])" office:value-type="string" office:string-value="Noel" calcext:value-type="string">
            <text:p>Noel</text:p>
          </table:table-cell>
          <table:table-cell office:value-type="string" calcext:value-type="string">
            <text:p>Noel</text:p>
          </table:table-cell>
          <table:table-cell/>
          <table:table-cell table:formula="of:=CONCATENATE([.B1088]; REPT(&quot; &quot;; 4); [.D1088])" office:value-type="string" office:string-value="noel    Noel" calcext:value-type="string">
            <text:p>noel <text:s text:c="3"/>No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Nokia</text:p>
          </table:table-cell>
          <table:table-cell table:formula="of:=IF([.C1089]=&quot;&quot;; [.B1089]; [.C1089])" office:value-type="string" office:string-value="Nokia" calcext:value-type="string">
            <text:p>Nokia</text:p>
          </table:table-cell>
          <table:table-cell office:value-type="string" calcext:value-type="string">
            <text:p>Nokia</text:p>
          </table:table-cell>
          <table:table-cell/>
          <table:table-cell table:formula="of:=CONCATENATE([.B1089]; REPT(&quot; &quot;; 4); [.D1089])" office:value-type="string" office:string-value="nokia    Nokia" calcext:value-type="string">
            <text:p>nokia <text:s text:c="3"/>Nok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orth</text:p>
          </table:table-cell>
          <table:table-cell/>
          <table:table-cell table:formula="of:=IF([.C1090]=&quot;&quot;; [.B1090]; [.C1090])" office:value-type="string" office:string-value="north" calcext:value-type="string">
            <text:p>north</text:p>
          </table:table-cell>
          <table:table-cell office:value-type="string" calcext:value-type="string">
            <text:p>north</text:p>
          </table:table-cell>
          <table:table-cell/>
          <table:table-cell table:formula="of:=CONCATENATE([.B1090]; REPT(&quot; &quot;; 4); [.D1090])" office:value-type="string" office:string-value="north    north" calcext:value-type="string">
            <text:p>north <text:s text:c="3"/>nort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Norwich</text:p>
          </table:table-cell>
          <table:table-cell table:formula="of:=IF([.C1091]=&quot;&quot;; [.B1091]; [.C1091])" office:value-type="string" office:string-value="Norwich" calcext:value-type="string">
            <text:p>Norwich</text:p>
          </table:table-cell>
          <table:table-cell office:value-type="string" calcext:value-type="string">
            <text:p>Norwich</text:p>
          </table:table-cell>
          <table:table-cell/>
          <table:table-cell table:formula="of:=CONCATENATE([.B1091]; REPT(&quot; &quot;; 4); [.D1091])" office:value-type="string" office:string-value="norwich    Norwich" calcext:value-type="string">
            <text:p>norwich <text:s text:c="3"/>Norwic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ote</text:p>
          </table:table-cell>
          <table:table-cell/>
          <table:table-cell table:formula="of:=IF([.C1092]=&quot;&quot;; [.B1092]; [.C1092])" office:value-type="string" office:string-value="note" calcext:value-type="string">
            <text:p>note</text:p>
          </table:table-cell>
          <table:table-cell office:value-type="string" calcext:value-type="string">
            <text:p>note</text:p>
          </table:table-cell>
          <table:table-cell/>
          <table:table-cell table:formula="of:=CONCATENATE([.B1092]; REPT(&quot; &quot;; 4); [.D1092])" office:value-type="string" office:string-value="note    note" calcext:value-type="string">
            <text:p>note <text:s text:c="3"/>not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ow</text:p>
          </table:table-cell>
          <table:table-cell/>
          <table:table-cell table:formula="of:=IF([.C1093]=&quot;&quot;; [.B1093]; [.C1093])" office:value-type="string" office:string-value="now" calcext:value-type="string">
            <text:p>now</text:p>
          </table:table-cell>
          <table:table-cell office:value-type="string" calcext:value-type="string">
            <text:p>now</text:p>
          </table:table-cell>
          <table:table-cell/>
          <table:table-cell table:formula="of:=CONCATENATE([.B1093]; REPT(&quot; &quot;; 4); [.D1093])" office:value-type="string" office:string-value="now    now" calcext:value-type="string">
            <text:p>now <text:s text:c="3"/>now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ude</text:p>
          </table:table-cell>
          <table:table-cell/>
          <table:table-cell table:formula="of:=IF([.C1094]=&quot;&quot;; [.B1094]; [.C1094])" office:value-type="string" office:string-value="nude" calcext:value-type="string">
            <text:p>nude</text:p>
          </table:table-cell>
          <table:table-cell office:value-type="string" calcext:value-type="string">
            <text:p>nude</text:p>
          </table:table-cell>
          <table:table-cell/>
          <table:table-cell table:formula="of:=CONCATENATE([.B1094]; REPT(&quot; &quot;; 4); [.D1094])" office:value-type="string" office:string-value="nude    nude" calcext:value-type="string">
            <text:p>nude <text:s text:c="3"/>nud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umber</text:p>
          </table:table-cell>
          <table:table-cell/>
          <table:table-cell table:formula="of:=IF([.C1095]=&quot;&quot;; [.B1095]; [.C1095])" office:value-type="string" office:string-value="number" calcext:value-type="string">
            <text:p>number</text:p>
          </table:table-cell>
          <table:table-cell office:value-type="string" calcext:value-type="string">
            <text:p>number</text:p>
          </table:table-cell>
          <table:table-cell/>
          <table:table-cell table:formula="of:=CONCATENATE([.B1095]; REPT(&quot; &quot;; 4); [.D1095])" office:value-type="string" office:string-value="number    number" calcext:value-type="string">
            <text:p>number <text:s text:c="3"/>numb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nylon</text:p>
          </table:table-cell>
          <table:table-cell/>
          <table:table-cell table:formula="of:=IF([.C1096]=&quot;&quot;; [.B1096]; [.C1096])" office:value-type="string" office:string-value="nylon" calcext:value-type="string">
            <text:p>nylon</text:p>
          </table:table-cell>
          <table:table-cell office:value-type="string" calcext:value-type="string">
            <text:p>nylon</text:p>
          </table:table-cell>
          <table:table-cell/>
          <table:table-cell table:formula="of:=CONCATENATE([.B1096]; REPT(&quot; &quot;; 4); [.D1096])" office:value-type="string" office:string-value="nylon    nylon" calcext:value-type="string">
            <text:p>nylon <text:s text:c="3"/>nyl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bama</text:p>
          </table:table-cell>
          <table:table-cell office:value-type="string" calcext:value-type="string">
            <text:p>Obama</text:p>
          </table:table-cell>
          <table:table-cell table:formula="of:=IF([.C1097]=&quot;&quot;; [.B1097]; [.C1097])" office:value-type="string" office:string-value="Obama" calcext:value-type="string">
            <text:p>Obama</text:p>
          </table:table-cell>
          <table:table-cell office:value-type="string" calcext:value-type="string">
            <text:p>Obama</text:p>
          </table:table-cell>
          <table:table-cell/>
          <table:table-cell table:formula="of:=CONCATENATE([.B1097]; REPT(&quot; &quot;; 4); [.D1097])" office:value-type="string" office:string-value="obama    Obama" calcext:value-type="string">
            <text:p>obama <text:s text:c="3"/>Obam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cean</text:p>
          </table:table-cell>
          <table:table-cell/>
          <table:table-cell table:formula="of:=IF([.C1098]=&quot;&quot;; [.B1098]; [.C1098])" office:value-type="string" office:string-value="ocean" calcext:value-type="string">
            <text:p>ocean</text:p>
          </table:table-cell>
          <table:table-cell office:value-type="string" calcext:value-type="string">
            <text:p>ocean</text:p>
          </table:table-cell>
          <table:table-cell/>
          <table:table-cell table:formula="of:=CONCATENATE([.B1098]; REPT(&quot; &quot;; 4); [.D1098])" office:value-type="string" office:string-value="ocean    ocean" calcext:value-type="string">
            <text:p>ocean <text:s text:c="3"/>oce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ODA</text:p>
          </table:table-cell>
          <table:table-cell table:formula="of:=IF([.C1099]=&quot;&quot;; [.B1099]; [.C1099])" office:value-type="string" office:string-value="ODA" calcext:value-type="string">
            <text:p>ODA</text:p>
          </table:table-cell>
          <table:table-cell office:value-type="string" calcext:value-type="string">
            <text:p>ODA</text:p>
          </table:table-cell>
          <table:table-cell/>
          <table:table-cell table:formula="of:=CONCATENATE([.B1099]; REPT(&quot; &quot;; 4); [.D1099])" office:value-type="string" office:string-value="oda    ODA" calcext:value-type="string">
            <text:p>oda <text:s text:c="3"/>OD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ffice</text:p>
          </table:table-cell>
          <table:table-cell/>
          <table:table-cell table:formula="of:=IF([.C1100]=&quot;&quot;; [.B1100]; [.C1100])" office:value-type="string" office:string-value="office" calcext:value-type="string">
            <text:p>office</text:p>
          </table:table-cell>
          <table:table-cell office:value-type="string" calcext:value-type="string">
            <text:p>office</text:p>
          </table:table-cell>
          <table:table-cell/>
          <table:table-cell table:formula="of:=CONCATENATE([.B1100]; REPT(&quot; &quot;; 4); [.D1100])" office:value-type="string" office:string-value="office    office" calcext:value-type="string">
            <text:p>office <text:s text:c="3"/>offic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ffline</text:p>
          </table:table-cell>
          <table:table-cell/>
          <table:table-cell table:formula="of:=IF([.C1101]=&quot;&quot;; [.B1101]; [.C1101])" office:value-type="string" office:string-value="offline" calcext:value-type="string">
            <text:p>offline</text:p>
          </table:table-cell>
          <table:table-cell office:value-type="string" calcext:value-type="string">
            <text:p>offline</text:p>
          </table:table-cell>
          <table:table-cell/>
          <table:table-cell table:formula="of:=CONCATENATE([.B1101]; REPT(&quot; &quot;; 4); [.D1101])" office:value-type="string" office:string-value="offline    offline" calcext:value-type="string">
            <text:p>offline <text:s text:c="3"/>offli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ff</text:p>
          </table:table-cell>
          <table:table-cell/>
          <table:table-cell table:formula="of:=IF([.C1102]=&quot;&quot;; [.B1102]; [.C1102])" office:value-type="string" office:string-value="off" calcext:value-type="string">
            <text:p>off</text:p>
          </table:table-cell>
          <table:table-cell office:value-type="string" calcext:value-type="string">
            <text:p>off</text:p>
          </table:table-cell>
          <table:table-cell/>
          <table:table-cell table:formula="of:=CONCATENATE([.B1102]; REPT(&quot; &quot;; 4); [.D1102])" office:value-type="string" office:string-value="off    off" calcext:value-type="string">
            <text:p>off <text:s text:c="3"/>off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f</text:p>
          </table:table-cell>
          <table:table-cell/>
          <table:table-cell table:formula="of:=IF([.C1103]=&quot;&quot;; [.B1103]; [.C1103])" office:value-type="string" office:string-value="of" calcext:value-type="string">
            <text:p>of</text:p>
          </table:table-cell>
          <table:table-cell office:value-type="string" calcext:value-type="string">
            <text:p>of</text:p>
          </table:table-cell>
          <table:table-cell/>
          <table:table-cell table:formula="of:=CONCATENATE([.B1103]; REPT(&quot; &quot;; 4); [.D1103])" office:value-type="string" office:string-value="of    of" calcext:value-type="string">
            <text:p>of <text:s text:c="3"/>of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h</text:p>
          </table:table-cell>
          <table:table-cell/>
          <table:table-cell table:formula="of:=IF([.C1104]=&quot;&quot;; [.B1104]; [.C1104])" office:value-type="string" office:string-value="oh" calcext:value-type="string">
            <text:p>oh</text:p>
          </table:table-cell>
          <table:table-cell office:value-type="string" calcext:value-type="string">
            <text:p>oh</text:p>
          </table:table-cell>
          <table:table-cell/>
          <table:table-cell table:formula="of:=CONCATENATE([.B1104]; REPT(&quot; &quot;; 4); [.D1104])" office:value-type="string" office:string-value="oh    oh" calcext:value-type="string">
            <text:p>oh <text:s text:c="3"/>o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k</text:p>
          </table:table-cell>
          <table:table-cell/>
          <table:table-cell table:formula="of:=IF([.C1105]=&quot;&quot;; [.B1105]; [.C1105])" office:value-type="string" office:string-value="ok" calcext:value-type="string">
            <text:p>ok</text:p>
          </table:table-cell>
          <table:table-cell office:value-type="string" calcext:value-type="string">
            <text:p>ok</text:p>
          </table:table-cell>
          <table:table-cell/>
          <table:table-cell table:formula="of:=CONCATENATE([.B1105]; REPT(&quot; &quot;; 4); [.D1105])" office:value-type="string" office:string-value="ok    ok" calcext:value-type="string">
            <text:p>ok <text:s text:c="3"/>o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kie</text:p>
          </table:table-cell>
          <table:table-cell/>
          <table:table-cell table:formula="of:=IF([.C1106]=&quot;&quot;; [.B1106]; [.C1106])" office:value-type="string" office:string-value="okie" calcext:value-type="string">
            <text:p>okie</text:p>
          </table:table-cell>
          <table:table-cell office:value-type="string" calcext:value-type="string">
            <text:p>okie</text:p>
          </table:table-cell>
          <table:table-cell/>
          <table:table-cell table:formula="of:=CONCATENATE([.B1106]; REPT(&quot; &quot;; 4); [.D1106])" office:value-type="string" office:string-value="okie    okie" calcext:value-type="string">
            <text:p>okie <text:s text:c="3"/>oki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k</text:p>
          </table:table-cell>
          <table:table-cell/>
          <table:table-cell table:formula="of:=IF([.C1107]=&quot;&quot;; [.B1107]; [.C1107])" office:value-type="string" office:string-value="ok" calcext:value-type="string">
            <text:p>ok</text:p>
          </table:table-cell>
          <table:table-cell office:value-type="string" calcext:value-type="string">
            <text:p>ok</text:p>
          </table:table-cell>
          <table:table-cell/>
          <table:table-cell table:formula="of:=CONCATENATE([.B1107]; REPT(&quot; &quot;; 4); [.D1107])" office:value-type="string" office:string-value="ok    ok" calcext:value-type="string">
            <text:p>ok <text:s text:c="3"/>o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ld</text:p>
          </table:table-cell>
          <table:table-cell/>
          <table:table-cell table:formula="of:=IF([.C1108]=&quot;&quot;; [.B1108]; [.C1108])" office:value-type="string" office:string-value="old" calcext:value-type="string">
            <text:p>old</text:p>
          </table:table-cell>
          <table:table-cell office:value-type="string" calcext:value-type="string">
            <text:p>old</text:p>
          </table:table-cell>
          <table:table-cell/>
          <table:table-cell table:formula="of:=CONCATENATE([.B1108]; REPT(&quot; &quot;; 4); [.D1108])" office:value-type="string" office:string-value="old    old" calcext:value-type="string">
            <text:p>old <text:s text:c="3"/>ol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led</text:p>
          </table:table-cell>
          <table:table-cell/>
          <table:table-cell table:formula="of:=IF([.C1109]=&quot;&quot;; [.B1109]; [.C1109])" office:value-type="string" office:string-value="oled" calcext:value-type="string">
            <text:p>oled</text:p>
          </table:table-cell>
          <table:table-cell office:value-type="string" calcext:value-type="string">
            <text:p>oled</text:p>
          </table:table-cell>
          <table:table-cell/>
          <table:table-cell table:formula="of:=CONCATENATE([.B1109]; REPT(&quot; &quot;; 4); [.D1109])" office:value-type="string" office:string-value="oled    oled" calcext:value-type="string">
            <text:p>oled <text:s text:c="3"/>ole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live</text:p>
          </table:table-cell>
          <table:table-cell/>
          <table:table-cell table:formula="of:=IF([.C1110]=&quot;&quot;; [.B1110]; [.C1110])" office:value-type="string" office:string-value="olive" calcext:value-type="string">
            <text:p>olive</text:p>
          </table:table-cell>
          <table:table-cell office:value-type="string" calcext:value-type="string">
            <text:p>olive</text:p>
          </table:table-cell>
          <table:table-cell/>
          <table:table-cell table:formula="of:=CONCATENATE([.B1110]; REPT(&quot; &quot;; 4); [.D1110])" office:value-type="string" office:string-value="olive    olive" calcext:value-type="string">
            <text:p>olive <text:s text:c="3"/>oliv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liver</text:p>
          </table:table-cell>
          <table:table-cell/>
          <table:table-cell table:formula="of:=IF([.C1111]=&quot;&quot;; [.B1111]; [.C1111])" office:value-type="string" office:string-value="oliver" calcext:value-type="string">
            <text:p>oliver</text:p>
          </table:table-cell>
          <table:table-cell office:value-type="string" calcext:value-type="string">
            <text:p>oliver</text:p>
          </table:table-cell>
          <table:table-cell/>
          <table:table-cell table:formula="of:=CONCATENATE([.B1111]; REPT(&quot; &quot;; 4); [.D1111])" office:value-type="string" office:string-value="oliver    oliver" calcext:value-type="string">
            <text:p>oliver <text:s text:c="3"/>oliv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lympic</text:p>
          </table:table-cell>
          <table:table-cell/>
          <table:table-cell table:formula="of:=IF([.C1112]=&quot;&quot;; [.B1112]; [.C1112])" office:value-type="string" office:string-value="olympic" calcext:value-type="string">
            <text:p>olympic</text:p>
          </table:table-cell>
          <table:table-cell office:value-type="string" calcext:value-type="string">
            <text:p>olympic</text:p>
          </table:table-cell>
          <table:table-cell/>
          <table:table-cell table:formula="of:=CONCATENATE([.B1112]; REPT(&quot; &quot;; 4); [.D1112])" office:value-type="string" office:string-value="olympic    olympic" calcext:value-type="string">
            <text:p>olympic <text:s text:c="3"/>olympi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ne</text:p>
          </table:table-cell>
          <table:table-cell/>
          <table:table-cell table:formula="of:=IF([.C1113]=&quot;&quot;; [.B1113]; [.C1113])" office:value-type="string" office:string-value="one" calcext:value-type="string">
            <text:p>one</text:p>
          </table:table-cell>
          <table:table-cell office:value-type="string" calcext:value-type="string">
            <text:p>one</text:p>
          </table:table-cell>
          <table:table-cell/>
          <table:table-cell table:formula="of:=CONCATENATE([.B1113]; REPT(&quot; &quot;; 4); [.D1113])" office:value-type="string" office:string-value="one    one" calcext:value-type="string">
            <text:p>one <text:s text:c="3"/>o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nline</text:p>
          </table:table-cell>
          <table:table-cell/>
          <table:table-cell table:formula="of:=IF([.C1114]=&quot;&quot;; [.B1114]; [.C1114])" office:value-type="string" office:string-value="online" calcext:value-type="string">
            <text:p>online</text:p>
          </table:table-cell>
          <table:table-cell office:value-type="string" calcext:value-type="string">
            <text:p>online</text:p>
          </table:table-cell>
          <table:table-cell/>
          <table:table-cell table:formula="of:=CONCATENATE([.B1114]; REPT(&quot; &quot;; 4); [.D1114])" office:value-type="string" office:string-value="online    online" calcext:value-type="string">
            <text:p>online <text:s text:c="3"/>onli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pec</text:p>
          </table:table-cell>
          <table:table-cell/>
          <table:table-cell table:formula="of:=IF([.C1115]=&quot;&quot;; [.B1115]; [.C1115])" office:value-type="string" office:string-value="opec" calcext:value-type="string">
            <text:p>opec</text:p>
          </table:table-cell>
          <table:table-cell office:value-type="string" calcext:value-type="string">
            <text:p>opec</text:p>
          </table:table-cell>
          <table:table-cell/>
          <table:table-cell table:formula="of:=CONCATENATE([.B1115]; REPT(&quot; &quot;; 4); [.D1115])" office:value-type="string" office:string-value="opec    opec" calcext:value-type="string">
            <text:p>opec <text:s text:c="3"/>ope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pen</text:p>
          </table:table-cell>
          <table:table-cell/>
          <table:table-cell table:formula="of:=IF([.C1116]=&quot;&quot;; [.B1116]; [.C1116])" office:value-type="string" office:string-value="open" calcext:value-type="string">
            <text:p>open</text:p>
          </table:table-cell>
          <table:table-cell office:value-type="string" calcext:value-type="string">
            <text:p>open</text:p>
          </table:table-cell>
          <table:table-cell/>
          <table:table-cell table:formula="of:=CONCATENATE([.B1116]; REPT(&quot; &quot;; 4); [.D1116])" office:value-type="string" office:string-value="open    open" calcext:value-type="string">
            <text:p>open <text:s text:c="3"/>op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pera</text:p>
          </table:table-cell>
          <table:table-cell/>
          <table:table-cell table:formula="of:=IF([.C1117]=&quot;&quot;; [.B1117]; [.C1117])" office:value-type="string" office:string-value="opera" calcext:value-type="string">
            <text:p>opera</text:p>
          </table:table-cell>
          <table:table-cell office:value-type="string" calcext:value-type="string">
            <text:p>opera</text:p>
          </table:table-cell>
          <table:table-cell/>
          <table:table-cell table:formula="of:=CONCATENATE([.B1117]; REPT(&quot; &quot;; 4); [.D1117])" office:value-type="string" office:string-value="opera    opera" calcext:value-type="string">
            <text:p>opera <text:s text:c="3"/>oper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Oppo</text:p>
          </table:table-cell>
          <table:table-cell table:formula="of:=IF([.C1118]=&quot;&quot;; [.B1118]; [.C1118])" office:value-type="string" office:string-value="Oppo" calcext:value-type="string">
            <text:p>Oppo</text:p>
          </table:table-cell>
          <table:table-cell office:value-type="string" calcext:value-type="string">
            <text:p>Oppo</text:p>
          </table:table-cell>
          <table:table-cell/>
          <table:table-cell table:formula="of:=CONCATENATE([.B1118]; REPT(&quot; &quot;; 4); [.D1118])" office:value-type="string" office:string-value="oppo    Oppo" calcext:value-type="string">
            <text:p>oppo <text:s text:c="3"/>Opp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ptimus</text:p>
          </table:table-cell>
          <table:table-cell/>
          <table:table-cell table:formula="of:=IF([.C1119]=&quot;&quot;; [.B1119]; [.C1119])" office:value-type="string" office:string-value="optimus" calcext:value-type="string">
            <text:p>optimus</text:p>
          </table:table-cell>
          <table:table-cell office:value-type="string" calcext:value-type="string">
            <text:p>optimus</text:p>
          </table:table-cell>
          <table:table-cell/>
          <table:table-cell table:formula="of:=CONCATENATE([.B1119]; REPT(&quot; &quot;; 4); [.D1119])" office:value-type="string" office:string-value="optimus    optimus" calcext:value-type="string">
            <text:p>optimus <text:s text:c="3"/>optimu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ption</text:p>
          </table:table-cell>
          <table:table-cell/>
          <table:table-cell table:formula="of:=IF([.C1120]=&quot;&quot;; [.B1120]; [.C1120])" office:value-type="string" office:string-value="option" calcext:value-type="string">
            <text:p>option</text:p>
          </table:table-cell>
          <table:table-cell office:value-type="string" calcext:value-type="string">
            <text:p>option</text:p>
          </table:table-cell>
          <table:table-cell/>
          <table:table-cell table:formula="of:=CONCATENATE([.B1120]; REPT(&quot; &quot;; 4); [.D1120])" office:value-type="string" office:string-value="option    option" calcext:value-type="string">
            <text:p>option <text:s text:c="3"/>opti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ptions</text:p>
          </table:table-cell>
          <table:table-cell/>
          <table:table-cell table:formula="of:=IF([.C1121]=&quot;&quot;; [.B1121]; [.C1121])" office:value-type="string" office:string-value="options" calcext:value-type="string">
            <text:p>options</text:p>
          </table:table-cell>
          <table:table-cell office:value-type="string" calcext:value-type="string">
            <text:p>options</text:p>
          </table:table-cell>
          <table:table-cell/>
          <table:table-cell table:formula="of:=CONCATENATE([.B1121]; REPT(&quot; &quot;; 4); [.D1121])" office:value-type="string" office:string-value="options    options" calcext:value-type="string">
            <text:p>options <text:s text:c="3"/>option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Oracle</text:p>
          </table:table-cell>
          <table:table-cell table:formula="of:=IF([.C1122]=&quot;&quot;; [.B1122]; [.C1122])" office:value-type="string" office:string-value="Oracle" calcext:value-type="string">
            <text:p>Oracle</text:p>
          </table:table-cell>
          <table:table-cell office:value-type="string" calcext:value-type="string">
            <text:p>Oracle</text:p>
          </table:table-cell>
          <table:table-cell/>
          <table:table-cell table:formula="of:=CONCATENATE([.B1122]; REPT(&quot; &quot;; 4); [.D1122])" office:value-type="string" office:string-value="oracle    Oracle" calcext:value-type="string">
            <text:p>oracle <text:s text:c="3"/>Orac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rder</text:p>
          </table:table-cell>
          <table:table-cell/>
          <table:table-cell table:formula="of:=IF([.C1123]=&quot;&quot;; [.B1123]; [.C1123])" office:value-type="string" office:string-value="order" calcext:value-type="string">
            <text:p>order</text:p>
          </table:table-cell>
          <table:table-cell office:value-type="string" calcext:value-type="string">
            <text:p>order</text:p>
          </table:table-cell>
          <table:table-cell/>
          <table:table-cell table:formula="of:=CONCATENATE([.B1123]; REPT(&quot; &quot;; 4); [.D1123])" office:value-type="string" office:string-value="order    order" calcext:value-type="string">
            <text:p>order <text:s text:c="3"/>ord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Orlando</text:p>
          </table:table-cell>
          <table:table-cell table:formula="of:=IF([.C1124]=&quot;&quot;; [.B1124]; [.C1124])" office:value-type="string" office:string-value="Orlando" calcext:value-type="string">
            <text:p>Orlando</text:p>
          </table:table-cell>
          <table:table-cell office:value-type="string" calcext:value-type="string">
            <text:p>Orlando</text:p>
          </table:table-cell>
          <table:table-cell/>
          <table:table-cell table:formula="of:=CONCATENATE([.B1124]; REPT(&quot; &quot;; 4); [.D1124])" office:value-type="string" office:string-value="orlando    Orlando" calcext:value-type="string">
            <text:p>orlando <text:s text:c="3"/>Orland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r</text:p>
          </table:table-cell>
          <table:table-cell/>
          <table:table-cell table:formula="of:=IF([.C1125]=&quot;&quot;; [.B1125]; [.C1125])" office:value-type="string" office:string-value="or" calcext:value-type="string">
            <text:p>or</text:p>
          </table:table-cell>
          <table:table-cell office:value-type="string" calcext:value-type="string">
            <text:p>or</text:p>
          </table:table-cell>
          <table:table-cell/>
          <table:table-cell table:formula="of:=CONCATENATE([.B1125]; REPT(&quot; &quot;; 4); [.D1125])" office:value-type="string" office:string-value="or    or" calcext:value-type="string">
            <text:p>or <text:s text:c="3"/>o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Oscar</text:p>
          </table:table-cell>
          <table:table-cell table:formula="of:=IF([.C1126]=&quot;&quot;; [.B1126]; [.C1126])" office:value-type="string" office:string-value="Oscar" calcext:value-type="string">
            <text:p>Oscar</text:p>
          </table:table-cell>
          <table:table-cell office:value-type="string" calcext:value-type="string">
            <text:p>Oscar</text:p>
          </table:table-cell>
          <table:table-cell/>
          <table:table-cell table:formula="of:=CONCATENATE([.B1126]; REPT(&quot; &quot;; 4); [.D1126])" office:value-type="string" office:string-value="oscar    Oscar" calcext:value-type="string">
            <text:p>oscar <text:s text:c="3"/>Osca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table:formula="of:=IF([.C1127]=&quot;&quot;; [.B1127]; [.C1127])" office:value-type="string" office:string-value="OS" calcext:value-type="string">
            <text:p>OS</text:p>
          </table:table-cell>
          <table:table-cell office:value-type="string" calcext:value-type="string">
            <text:p>OS</text:p>
          </table:table-cell>
          <table:table-cell/>
          <table:table-cell table:formula="of:=CONCATENATE([.B1127]; REPT(&quot; &quot;; 4); [.D1127])" office:value-type="string" office:string-value="os    OS" calcext:value-type="string">
            <text:p>os <text:s text:c="3"/>O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tc</text:p>
          </table:table-cell>
          <table:table-cell/>
          <table:table-cell table:formula="of:=IF([.C1128]=&quot;&quot;; [.B1128]; [.C1128])" office:value-type="string" office:string-value="otc" calcext:value-type="string">
            <text:p>otc</text:p>
          </table:table-cell>
          <table:table-cell office:value-type="string" calcext:value-type="string">
            <text:p>otc</text:p>
          </table:table-cell>
          <table:table-cell/>
          <table:table-cell table:formula="of:=CONCATENATE([.B1128]; REPT(&quot; &quot;; 4); [.D1128])" office:value-type="string" office:string-value="otc    otc" calcext:value-type="string">
            <text:p>otc <text:s text:c="3"/>ot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ôtô</text:p>
          </table:table-cell>
          <table:table-cell/>
          <table:table-cell table:formula="of:=IF([.C1129]=&quot;&quot;; [.B1129]; [.C1129])" office:value-type="string" office:string-value="ôtô" calcext:value-type="string">
            <text:p>ôtô</text:p>
          </table:table-cell>
          <table:table-cell office:value-type="string" calcext:value-type="string">
            <text:p>ôtô</text:p>
          </table:table-cell>
          <table:table-cell/>
          <table:table-cell table:formula="of:=CONCATENATE([.B1129]; REPT(&quot; &quot;; 4); [.D1129])" office:value-type="string" office:string-value="ôtô    ôtô" calcext:value-type="string">
            <text:p>ôtô <text:s text:c="3"/>ôtô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ut</text:p>
          </table:table-cell>
          <table:table-cell/>
          <table:table-cell table:formula="of:=IF([.C1130]=&quot;&quot;; [.B1130]; [.C1130])" office:value-type="string" office:string-value="out" calcext:value-type="string">
            <text:p>out</text:p>
          </table:table-cell>
          <table:table-cell office:value-type="string" calcext:value-type="string">
            <text:p>out</text:p>
          </table:table-cell>
          <table:table-cell/>
          <table:table-cell table:formula="of:=CONCATENATE([.B1130]; REPT(&quot; &quot;; 4); [.D1130])" office:value-type="string" office:string-value="out    out" calcext:value-type="string">
            <text:p>out <text:s text:c="3"/>ou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Outlook</text:p>
          </table:table-cell>
          <table:table-cell table:formula="of:=IF([.C1131]=&quot;&quot;; [.B1131]; [.C1131])" office:value-type="string" office:string-value="Outlook" calcext:value-type="string">
            <text:p>Outlook</text:p>
          </table:table-cell>
          <table:table-cell office:value-type="string" calcext:value-type="string">
            <text:p>Outlook</text:p>
          </table:table-cell>
          <table:table-cell/>
          <table:table-cell table:formula="of:=CONCATENATE([.B1131]; REPT(&quot; &quot;; 4); [.D1131])" office:value-type="string" office:string-value="outlook    Outlook" calcext:value-type="string">
            <text:p>outlook <text:s text:c="3"/>Outloo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Owen</text:p>
          </table:table-cell>
          <table:table-cell table:formula="of:=IF([.C1132]=&quot;&quot;; [.B1132]; [.C1132])" office:value-type="string" office:string-value="Owen" calcext:value-type="string">
            <text:p>Owen</text:p>
          </table:table-cell>
          <table:table-cell office:value-type="string" calcext:value-type="string">
            <text:p>Owen</text:p>
          </table:table-cell>
          <table:table-cell/>
          <table:table-cell table:formula="of:=CONCATENATE([.B1132]; REPT(&quot; &quot;; 4); [.D1132])" office:value-type="string" office:string-value="owen    Owen" calcext:value-type="string">
            <text:p>owen <text:s text:c="3"/>Ow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Oxford</text:p>
          </table:table-cell>
          <table:table-cell table:formula="of:=IF([.C1133]=&quot;&quot;; [.B1133]; [.C1133])" office:value-type="string" office:string-value="Oxford" calcext:value-type="string">
            <text:p>Oxford</text:p>
          </table:table-cell>
          <table:table-cell office:value-type="string" calcext:value-type="string">
            <text:p>Oxford</text:p>
          </table:table-cell>
          <table:table-cell/>
          <table:table-cell table:formula="of:=CONCATENATE([.B1133]; REPT(&quot; &quot;; 4); [.D1133])" office:value-type="string" office:string-value="oxford    Oxford" calcext:value-type="string">
            <text:p>oxford <text:s text:c="3"/>Oxfor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oxy</text:p>
          </table:table-cell>
          <table:table-cell/>
          <table:table-cell table:formula="of:=IF([.C1134]=&quot;&quot;; [.B1134]; [.C1134])" office:value-type="string" office:string-value="oxy" calcext:value-type="string">
            <text:p>oxy</text:p>
          </table:table-cell>
          <table:table-cell office:value-type="string" calcext:value-type="string">
            <text:p>oxy</text:p>
          </table:table-cell>
          <table:table-cell/>
          <table:table-cell table:formula="of:=CONCATENATE([.B1134]; REPT(&quot; &quot;; 4); [.D1134])" office:value-type="string" office:string-value="oxy    oxy" calcext:value-type="string">
            <text:p>oxy <text:s text:c="3"/>ox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Pacific</text:p>
          </table:table-cell>
          <table:table-cell table:formula="of:=IF([.C1135]=&quot;&quot;; [.B1135]; [.C1135])" office:value-type="string" office:string-value="Pacific" calcext:value-type="string">
            <text:p>Pacific</text:p>
          </table:table-cell>
          <table:table-cell office:value-type="string" calcext:value-type="string">
            <text:p>Pacific</text:p>
          </table:table-cell>
          <table:table-cell/>
          <table:table-cell table:formula="of:=CONCATENATE([.B1135]; REPT(&quot; &quot;; 4); [.D1135])" office:value-type="string" office:string-value="pacific    Pacific" calcext:value-type="string">
            <text:p>pacific <text:s text:c="3"/>Pacifi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d</text:p>
          </table:table-cell>
          <table:table-cell/>
          <table:table-cell table:formula="of:=IF([.C1136]=&quot;&quot;; [.B1136]; [.C1136])" office:value-type="string" office:string-value="pad" calcext:value-type="string">
            <text:p>pad</text:p>
          </table:table-cell>
          <table:table-cell office:value-type="string" calcext:value-type="string">
            <text:p>pad</text:p>
          </table:table-cell>
          <table:table-cell/>
          <table:table-cell table:formula="of:=CONCATENATE([.B1136]; REPT(&quot; &quot;; 4); [.D1136])" office:value-type="string" office:string-value="pad    pad" calcext:value-type="string">
            <text:p>pad <text:s text:c="3"/>pa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ge</text:p>
          </table:table-cell>
          <table:table-cell/>
          <table:table-cell table:formula="of:=IF([.C1137]=&quot;&quot;; [.B1137]; [.C1137])" office:value-type="string" office:string-value="page" calcext:value-type="string">
            <text:p>page</text:p>
          </table:table-cell>
          <table:table-cell office:value-type="string" calcext:value-type="string">
            <text:p>page</text:p>
          </table:table-cell>
          <table:table-cell/>
          <table:table-cell table:formula="of:=CONCATENATE([.B1137]; REPT(&quot; &quot;; 4); [.D1137])" office:value-type="string" office:string-value="page    page" calcext:value-type="string">
            <text:p>page <text:s text:c="3"/>pag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formula="of:=IF([.C1138]=&quot;&quot;; [.B1138]; [.C1138])" office:value-type="string" office:string-value="Pakistan" calcext:value-type="string">
            <text:p>Pakistan</text:p>
          </table:table-cell>
          <table:table-cell office:value-type="string" calcext:value-type="string">
            <text:p>Pakistan</text:p>
          </table:table-cell>
          <table:table-cell/>
          <table:table-cell table:formula="of:=CONCATENATE([.B1138]; REPT(&quot; &quot;; 4); [.D1138])" office:value-type="string" office:string-value="pakistan    Pakistan" calcext:value-type="string">
            <text:p>pakistan <text:s text:c="3"/>Pakist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lace</text:p>
          </table:table-cell>
          <table:table-cell/>
          <table:table-cell table:formula="of:=IF([.C1139]=&quot;&quot;; [.B1139]; [.C1139])" office:value-type="string" office:string-value="palace" calcext:value-type="string">
            <text:p>palace</text:p>
          </table:table-cell>
          <table:table-cell office:value-type="string" calcext:value-type="string">
            <text:p>palace</text:p>
          </table:table-cell>
          <table:table-cell/>
          <table:table-cell table:formula="of:=CONCATENATE([.B1139]; REPT(&quot; &quot;; 4); [.D1139])" office:value-type="string" office:string-value="palace    palace" calcext:value-type="string">
            <text:p>palace <text:s text:c="3"/>palac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Palestine</text:p>
          </table:table-cell>
          <table:table-cell table:formula="of:=IF([.C1140]=&quot;&quot;; [.B1140]; [.C1140])" office:value-type="string" office:string-value="Palestine" calcext:value-type="string">
            <text:p>Palestine</text:p>
          </table:table-cell>
          <table:table-cell office:value-type="string" calcext:value-type="string">
            <text:p>Palestine</text:p>
          </table:table-cell>
          <table:table-cell/>
          <table:table-cell table:formula="of:=CONCATENATE([.B1140]; REPT(&quot; &quot;; 4); [.D1140])" office:value-type="string" office:string-value="palestine    Palestine" calcext:value-type="string">
            <text:p>palestine <text:s text:c="3"/>Palesti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lm</text:p>
          </table:table-cell>
          <table:table-cell/>
          <table:table-cell table:formula="of:=IF([.C1141]=&quot;&quot;; [.B1141]; [.C1141])" office:value-type="string" office:string-value="palm" calcext:value-type="string">
            <text:p>palm</text:p>
          </table:table-cell>
          <table:table-cell office:value-type="string" calcext:value-type="string">
            <text:p>palm</text:p>
          </table:table-cell>
          <table:table-cell/>
          <table:table-cell table:formula="of:=CONCATENATE([.B1141]; REPT(&quot; &quot;; 4); [.D1141])" office:value-type="string" office:string-value="palm    palm" calcext:value-type="string">
            <text:p>palm <text:s text:c="3"/>pal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formula="of:=IF([.C1142]=&quot;&quot;; [.B1142]; [.C1142])" office:value-type="string" office:string-value="Panama" calcext:value-type="string">
            <text:p>Panama</text:p>
          </table:table-cell>
          <table:table-cell office:value-type="string" calcext:value-type="string">
            <text:p>Panama</text:p>
          </table:table-cell>
          <table:table-cell/>
          <table:table-cell table:formula="of:=CONCATENATE([.B1142]; REPT(&quot; &quot;; 4); [.D1142])" office:value-type="string" office:string-value="panama    Panama" calcext:value-type="string">
            <text:p>panama <text:s text:c="3"/>Panam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Panasonic</text:p>
          </table:table-cell>
          <table:table-cell table:formula="of:=IF([.C1143]=&quot;&quot;; [.B1143]; [.C1143])" office:value-type="string" office:string-value="Panasonic" calcext:value-type="string">
            <text:p>Panasonic</text:p>
          </table:table-cell>
          <table:table-cell office:value-type="string" calcext:value-type="string">
            <text:p>Panasonic</text:p>
          </table:table-cell>
          <table:table-cell/>
          <table:table-cell table:formula="of:=CONCATENATE([.B1143]; REPT(&quot; &quot;; 4); [.D1143])" office:value-type="string" office:string-value="panasonic    Panasonic" calcext:value-type="string">
            <text:p>panasonic <text:s text:c="3"/>Panasoni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nel</text:p>
          </table:table-cell>
          <table:table-cell/>
          <table:table-cell table:formula="of:=IF([.C1144]=&quot;&quot;; [.B1144]; [.C1144])" office:value-type="string" office:string-value="panel" calcext:value-type="string">
            <text:p>panel</text:p>
          </table:table-cell>
          <table:table-cell office:value-type="string" calcext:value-type="string">
            <text:p>panel</text:p>
          </table:table-cell>
          <table:table-cell/>
          <table:table-cell table:formula="of:=CONCATENATE([.B1144]; REPT(&quot; &quot;; 4); [.D1144])" office:value-type="string" office:string-value="panel    panel" calcext:value-type="string">
            <text:p>panel <text:s text:c="3"/>pan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parazzi</text:p>
          </table:table-cell>
          <table:table-cell/>
          <table:table-cell table:formula="of:=IF([.C1145]=&quot;&quot;; [.B1145]; [.C1145])" office:value-type="string" office:string-value="paparazzi" calcext:value-type="string">
            <text:p>paparazzi</text:p>
          </table:table-cell>
          <table:table-cell office:value-type="string" calcext:value-type="string">
            <text:p>paparazzi</text:p>
          </table:table-cell>
          <table:table-cell/>
          <table:table-cell table:formula="of:=CONCATENATE([.B1145]; REPT(&quot; &quot;; 4); [.D1145])" office:value-type="string" office:string-value="paparazzi    paparazzi" calcext:value-type="string">
            <text:p>paparazzi <text:s text:c="3"/>paparazz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formula="of:=IF([.C1146]=&quot;&quot;; [.B1146]; [.C1146])" office:value-type="string" office:string-value="Paraguay" calcext:value-type="string">
            <text:p>Paraguay</text:p>
          </table:table-cell>
          <table:table-cell office:value-type="string" calcext:value-type="string">
            <text:p>Paraguay</text:p>
          </table:table-cell>
          <table:table-cell/>
          <table:table-cell table:formula="of:=CONCATENATE([.B1146]; REPT(&quot; &quot;; 4); [.D1146])" office:value-type="string" office:string-value="paraguay    Paraguay" calcext:value-type="string">
            <text:p>paraguay <text:s text:c="3"/>Paragua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table:formula="of:=IF([.C1147]=&quot;&quot;; [.B1147]; [.C1147])" office:value-type="string" office:string-value="Paris" calcext:value-type="string">
            <text:p>Paris</text:p>
          </table:table-cell>
          <table:table-cell office:value-type="string" calcext:value-type="string">
            <text:p>Paris</text:p>
          </table:table-cell>
          <table:table-cell/>
          <table:table-cell table:formula="of:=CONCATENATE([.B1147]; REPT(&quot; &quot;; 4); [.D1147])" office:value-type="string" office:string-value="paris    Paris" calcext:value-type="string">
            <text:p>paris <text:s text:c="3"/>Pari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rker</text:p>
          </table:table-cell>
          <table:table-cell/>
          <table:table-cell table:formula="of:=IF([.C1148]=&quot;&quot;; [.B1148]; [.C1148])" office:value-type="string" office:string-value="parker" calcext:value-type="string">
            <text:p>parker</text:p>
          </table:table-cell>
          <table:table-cell office:value-type="string" calcext:value-type="string">
            <text:p>parker</text:p>
          </table:table-cell>
          <table:table-cell/>
          <table:table-cell table:formula="of:=CONCATENATE([.B1148]; REPT(&quot; &quot;; 4); [.D1148])" office:value-type="string" office:string-value="parker    parker" calcext:value-type="string">
            <text:p>parker <text:s text:c="3"/>park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rkinson</text:p>
          </table:table-cell>
          <table:table-cell office:value-type="string" calcext:value-type="string">
            <text:p>Parkinson</text:p>
          </table:table-cell>
          <table:table-cell table:formula="of:=IF([.C1149]=&quot;&quot;; [.B1149]; [.C1149])" office:value-type="string" office:string-value="Parkinson" calcext:value-type="string">
            <text:p>Parkinson</text:p>
          </table:table-cell>
          <table:table-cell office:value-type="string" calcext:value-type="string">
            <text:p>Parkinson</text:p>
          </table:table-cell>
          <table:table-cell/>
          <table:table-cell table:formula="of:=CONCATENATE([.B1149]; REPT(&quot; &quot;; 4); [.D1149])" office:value-type="string" office:string-value="parkinson    Parkinson" calcext:value-type="string">
            <text:p>parkinson <text:s text:c="3"/>Parkins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Park</text:p>
          </table:table-cell>
          <table:table-cell table:formula="of:=IF([.C1150]=&quot;&quot;; [.B1150]; [.C1150])" office:value-type="string" office:string-value="Park" calcext:value-type="string">
            <text:p>Park</text:p>
          </table:table-cell>
          <table:table-cell office:value-type="string" calcext:value-type="string">
            <text:p>Park</text:p>
          </table:table-cell>
          <table:table-cell/>
          <table:table-cell table:formula="of:=CONCATENATE([.B1150]; REPT(&quot; &quot;; 4); [.D1150])" office:value-type="string" office:string-value="park    Park" calcext:value-type="string">
            <text:p>park <text:s text:c="3"/>Par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rty</text:p>
          </table:table-cell>
          <table:table-cell/>
          <table:table-cell table:formula="of:=IF([.C1151]=&quot;&quot;; [.B1151]; [.C1151])" office:value-type="string" office:string-value="party" calcext:value-type="string">
            <text:p>party</text:p>
          </table:table-cell>
          <table:table-cell office:value-type="string" calcext:value-type="string">
            <text:p>party</text:p>
          </table:table-cell>
          <table:table-cell/>
          <table:table-cell table:formula="of:=CONCATENATE([.B1151]; REPT(&quot; &quot;; 4); [.D1151])" office:value-type="string" office:string-value="party    party" calcext:value-type="string">
            <text:p>party <text:s text:c="3"/>part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ss</text:p>
          </table:table-cell>
          <table:table-cell/>
          <table:table-cell table:formula="of:=IF([.C1152]=&quot;&quot;; [.B1152]; [.C1152])" office:value-type="string" office:string-value="pass" calcext:value-type="string">
            <text:p>pass</text:p>
          </table:table-cell>
          <table:table-cell office:value-type="string" calcext:value-type="string">
            <text:p>pass</text:p>
          </table:table-cell>
          <table:table-cell/>
          <table:table-cell table:formula="of:=CONCATENATE([.B1152]; REPT(&quot; &quot;; 4); [.D1152])" office:value-type="string" office:string-value="pass    pass" calcext:value-type="string">
            <text:p>pass <text:s text:c="3"/>pas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ssport</text:p>
          </table:table-cell>
          <table:table-cell/>
          <table:table-cell table:formula="of:=IF([.C1153]=&quot;&quot;; [.B1153]; [.C1153])" office:value-type="string" office:string-value="passport" calcext:value-type="string">
            <text:p>passport</text:p>
          </table:table-cell>
          <table:table-cell office:value-type="string" calcext:value-type="string">
            <text:p>passport</text:p>
          </table:table-cell>
          <table:table-cell/>
          <table:table-cell table:formula="of:=CONCATENATE([.B1153]; REPT(&quot; &quot;; 4); [.D1153])" office:value-type="string" office:string-value="passport    passport" calcext:value-type="string">
            <text:p>passport <text:s text:c="3"/>passpor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ssword</text:p>
          </table:table-cell>
          <table:table-cell/>
          <table:table-cell table:formula="of:=IF([.C1154]=&quot;&quot;; [.B1154]; [.C1154])" office:value-type="string" office:string-value="password" calcext:value-type="string">
            <text:p>password</text:p>
          </table:table-cell>
          <table:table-cell office:value-type="string" calcext:value-type="string">
            <text:p>password</text:p>
          </table:table-cell>
          <table:table-cell/>
          <table:table-cell table:formula="of:=CONCATENATE([.B1154]; REPT(&quot; &quot;; 4); [.D1154])" office:value-type="string" office:string-value="password    password" calcext:value-type="string">
            <text:p>password <text:s text:c="3"/>passwor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stel</text:p>
          </table:table-cell>
          <table:table-cell/>
          <table:table-cell table:formula="of:=IF([.C1155]=&quot;&quot;; [.B1155]; [.C1155])" office:value-type="string" office:string-value="pastel" calcext:value-type="string">
            <text:p>pastel</text:p>
          </table:table-cell>
          <table:table-cell office:value-type="string" calcext:value-type="string">
            <text:p>pastel</text:p>
          </table:table-cell>
          <table:table-cell/>
          <table:table-cell table:formula="of:=CONCATENATE([.B1155]; REPT(&quot; &quot;; 4); [.D1155])" office:value-type="string" office:string-value="pastel    pastel" calcext:value-type="string">
            <text:p>pastel <text:s text:c="3"/>past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ste</text:p>
          </table:table-cell>
          <table:table-cell/>
          <table:table-cell table:formula="of:=IF([.C1156]=&quot;&quot;; [.B1156]; [.C1156])" office:value-type="string" office:string-value="paste" calcext:value-type="string">
            <text:p>paste</text:p>
          </table:table-cell>
          <table:table-cell office:value-type="string" calcext:value-type="string">
            <text:p>paste</text:p>
          </table:table-cell>
          <table:table-cell/>
          <table:table-cell table:formula="of:=CONCATENATE([.B1156]; REPT(&quot; &quot;; 4); [.D1156])" office:value-type="string" office:string-value="paste    paste" calcext:value-type="string">
            <text:p>paste <text:s text:c="3"/>past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steur</text:p>
          </table:table-cell>
          <table:table-cell office:value-type="string" calcext:value-type="string">
            <text:p>Pasteur</text:p>
          </table:table-cell>
          <table:table-cell table:formula="of:=IF([.C1157]=&quot;&quot;; [.B1157]; [.C1157])" office:value-type="string" office:string-value="Pasteur" calcext:value-type="string">
            <text:p>Pasteur</text:p>
          </table:table-cell>
          <table:table-cell office:value-type="string" calcext:value-type="string">
            <text:p>Pasteur</text:p>
          </table:table-cell>
          <table:table-cell/>
          <table:table-cell table:formula="of:=CONCATENATE([.B1157]; REPT(&quot; &quot;; 4); [.D1157])" office:value-type="string" office:string-value="pasteur    Pasteur" calcext:value-type="string">
            <text:p>pasteur <text:s text:c="3"/>Pasteu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Patrick</text:p>
          </table:table-cell>
          <table:table-cell table:formula="of:=IF([.C1158]=&quot;&quot;; [.B1158]; [.C1158])" office:value-type="string" office:string-value="Patrick" calcext:value-type="string">
            <text:p>Patrick</text:p>
          </table:table-cell>
          <table:table-cell office:value-type="string" calcext:value-type="string">
            <text:p>Patrick</text:p>
          </table:table-cell>
          <table:table-cell/>
          <table:table-cell table:formula="of:=CONCATENATE([.B1158]; REPT(&quot; &quot;; 4); [.D1158])" office:value-type="string" office:string-value="patrick    Patrick" calcext:value-type="string">
            <text:p>patrick <text:s text:c="3"/>Patri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aul</text:p>
          </table:table-cell>
          <table:table-cell table:formula="of:=IF([.C1159]=&quot;&quot;; [.B1159]; [.C1159])" office:value-type="string" office:string-value="Paul" calcext:value-type="string">
            <text:p>Paul</text:p>
          </table:table-cell>
          <table:table-cell office:value-type="string" calcext:value-type="string">
            <text:p>Paul</text:p>
          </table:table-cell>
          <table:table-cell/>
          <table:table-cell table:formula="of:=CONCATENATE([.B1159]; REPT(&quot; &quot;; 4); [.D1159])" office:value-type="string" office:string-value="paul    Paul" calcext:value-type="string">
            <text:p>paul <text:s text:c="3"/>Pau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c</text:p>
          </table:table-cell>
          <table:table-cell/>
          <table:table-cell table:formula="of:=IF([.C1160]=&quot;&quot;; [.B1160]; [.C1160])" office:value-type="string" office:string-value="pc" calcext:value-type="string">
            <text:p>pc</text:p>
          </table:table-cell>
          <table:table-cell office:value-type="string" calcext:value-type="string">
            <text:p>pc</text:p>
          </table:table-cell>
          <table:table-cell/>
          <table:table-cell table:formula="of:=CONCATENATE([.B1160]; REPT(&quot; &quot;; 4); [.D1160])" office:value-type="string" office:string-value="pc    pc" calcext:value-type="string">
            <text:p>pc <text:s text:c="3"/>p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df</text:p>
          </table:table-cell>
          <table:table-cell/>
          <table:table-cell table:formula="of:=IF([.C1161]=&quot;&quot;; [.B1161]; [.C1161])" office:value-type="string" office:string-value="pdf" calcext:value-type="string">
            <text:p>pdf</text:p>
          </table:table-cell>
          <table:table-cell office:value-type="string" calcext:value-type="string">
            <text:p>pdf</text:p>
          </table:table-cell>
          <table:table-cell/>
          <table:table-cell table:formula="of:=CONCATENATE([.B1161]; REPT(&quot; &quot;; 4); [.D1161])" office:value-type="string" office:string-value="pdf    pdf" calcext:value-type="string">
            <text:p>pdf <text:s text:c="3"/>pdf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earl</text:p>
          </table:table-cell>
          <table:table-cell/>
          <table:table-cell table:formula="of:=IF([.C1162]=&quot;&quot;; [.B1162]; [.C1162])" office:value-type="string" office:string-value="pearl" calcext:value-type="string">
            <text:p>pearl</text:p>
          </table:table-cell>
          <table:table-cell office:value-type="string" calcext:value-type="string">
            <text:p>pearl</text:p>
          </table:table-cell>
          <table:table-cell/>
          <table:table-cell table:formula="of:=CONCATENATE([.B1162]; REPT(&quot; &quot;; 4); [.D1162])" office:value-type="string" office:string-value="pearl    pearl" calcext:value-type="string">
            <text:p>pearl <text:s text:c="3"/>pear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Pedro</text:p>
          </table:table-cell>
          <table:table-cell table:formula="of:=IF([.C1163]=&quot;&quot;; [.B1163]; [.C1163])" office:value-type="string" office:string-value="Pedro" calcext:value-type="string">
            <text:p>Pedro</text:p>
          </table:table-cell>
          <table:table-cell office:value-type="string" calcext:value-type="string">
            <text:p>Pedro</text:p>
          </table:table-cell>
          <table:table-cell/>
          <table:table-cell table:formula="of:=CONCATENATE([.B1163]; REPT(&quot; &quot;; 4); [.D1163])" office:value-type="string" office:string-value="pedro    Pedro" calcext:value-type="string">
            <text:p>pedro <text:s text:c="3"/>Pedr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Pele</text:p>
          </table:table-cell>
          <table:table-cell table:formula="of:=IF([.C1164]=&quot;&quot;; [.B1164]; [.C1164])" office:value-type="string" office:string-value="Pele" calcext:value-type="string">
            <text:p>Pele</text:p>
          </table:table-cell>
          <table:table-cell office:value-type="string" calcext:value-type="string">
            <text:p>Pele</text:p>
          </table:table-cell>
          <table:table-cell/>
          <table:table-cell table:formula="of:=CONCATENATE([.B1164]; REPT(&quot; &quot;; 4); [.D1164])" office:value-type="string" office:string-value="pele    Pele" calcext:value-type="string">
            <text:p>pele <text:s text:c="3"/>Pe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Pellegrini</text:p>
          </table:table-cell>
          <table:table-cell table:formula="of:=IF([.C1165]=&quot;&quot;; [.B1165]; [.C1165])" office:value-type="string" office:string-value="Pellegrini" calcext:value-type="string">
            <text:p>Pellegrini</text:p>
          </table:table-cell>
          <table:table-cell office:value-type="string" calcext:value-type="string">
            <text:p>Pellegrini</text:p>
          </table:table-cell>
          <table:table-cell/>
          <table:table-cell table:formula="of:=CONCATENATE([.B1165]; REPT(&quot; &quot;; 4); [.D1165])" office:value-type="string" office:string-value="pellegrini    Pellegrini" calcext:value-type="string">
            <text:p>pellegrini <text:s text:c="3"/>Pellegrin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enalty</text:p>
          </table:table-cell>
          <table:table-cell/>
          <table:table-cell table:formula="of:=IF([.C1166]=&quot;&quot;; [.B1166]; [.C1166])" office:value-type="string" office:string-value="penalty" calcext:value-type="string">
            <text:p>penalty</text:p>
          </table:table-cell>
          <table:table-cell office:value-type="string" calcext:value-type="string">
            <text:p>penalty</text:p>
          </table:table-cell>
          <table:table-cell/>
          <table:table-cell table:formula="of:=CONCATENATE([.B1166]; REPT(&quot; &quot;; 4); [.D1166])" office:value-type="string" office:string-value="penalty    penalty" calcext:value-type="string">
            <text:p>penalty <text:s text:c="3"/>penalt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eople</text:p>
          </table:table-cell>
          <table:table-cell/>
          <table:table-cell table:formula="of:=IF([.C1167]=&quot;&quot;; [.B1167]; [.C1167])" office:value-type="string" office:string-value="people" calcext:value-type="string">
            <text:p>people</text:p>
          </table:table-cell>
          <table:table-cell office:value-type="string" calcext:value-type="string">
            <text:p>people</text:p>
          </table:table-cell>
          <table:table-cell/>
          <table:table-cell table:formula="of:=CONCATENATE([.B1167]; REPT(&quot; &quot;; 4); [.D1167])" office:value-type="string" office:string-value="people    people" calcext:value-type="string">
            <text:p>people <text:s text:c="3"/>peop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Pepe</text:p>
          </table:table-cell>
          <table:table-cell table:formula="of:=IF([.C1168]=&quot;&quot;; [.B1168]; [.C1168])" office:value-type="string" office:string-value="Pepe" calcext:value-type="string">
            <text:p>Pepe</text:p>
          </table:table-cell>
          <table:table-cell office:value-type="string" calcext:value-type="string">
            <text:p>Pepe</text:p>
          </table:table-cell>
          <table:table-cell/>
          <table:table-cell table:formula="of:=CONCATENATE([.B1168]; REPT(&quot; &quot;; 4); [.D1168])" office:value-type="string" office:string-value="pepe    Pepe" calcext:value-type="string">
            <text:p>pepe <text:s text:c="3"/>Pep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</text:p>
          </table:table-cell>
          <table:table-cell table:formula="of:=IF([.C1169]=&quot;&quot;; [.B1169]; [.C1169])" office:value-type="string" office:string-value="Pepsi" calcext:value-type="string">
            <text:p>Pepsi</text:p>
          </table:table-cell>
          <table:table-cell office:value-type="string" calcext:value-type="string">
            <text:p>Pepsi</text:p>
          </table:table-cell>
          <table:table-cell/>
          <table:table-cell table:formula="of:=CONCATENATE([.B1169]; REPT(&quot; &quot;; 4); [.D1169])" office:value-type="string" office:string-value="pepsi    Pepsi" calcext:value-type="string">
            <text:p>pepsi <text:s text:c="3"/>Peps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Perez</text:p>
          </table:table-cell>
          <table:table-cell table:formula="of:=IF([.C1170]=&quot;&quot;; [.B1170]; [.C1170])" office:value-type="string" office:string-value="Perez" calcext:value-type="string">
            <text:p>Perez</text:p>
          </table:table-cell>
          <table:table-cell office:value-type="string" calcext:value-type="string">
            <text:p>Perez</text:p>
          </table:table-cell>
          <table:table-cell/>
          <table:table-cell table:formula="of:=CONCATENATE([.B1170]; REPT(&quot; &quot;; 4); [.D1170])" office:value-type="string" office:string-value="perez    Perez" calcext:value-type="string">
            <text:p>perez <text:s text:c="3"/>Perez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erry</text:p>
          </table:table-cell>
          <table:table-cell/>
          <table:table-cell table:formula="of:=IF([.C1171]=&quot;&quot;; [.B1171]; [.C1171])" office:value-type="string" office:string-value="perry" calcext:value-type="string">
            <text:p>perry</text:p>
          </table:table-cell>
          <table:table-cell office:value-type="string" calcext:value-type="string">
            <text:p>perry</text:p>
          </table:table-cell>
          <table:table-cell/>
          <table:table-cell table:formula="of:=CONCATENATE([.B1171]; REPT(&quot; &quot;; 4); [.D1171])" office:value-type="string" office:string-value="perry    perry" calcext:value-type="string">
            <text:p>perry <text:s text:c="3"/>per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u</text:p>
          </table:table-cell>
          <table:table-cell table:formula="of:=IF([.C1172]=&quot;&quot;; [.B1172]; [.C1172])" office:value-type="string" office:string-value="Peru" calcext:value-type="string">
            <text:p>Peru</text:p>
          </table:table-cell>
          <table:table-cell office:value-type="string" calcext:value-type="string">
            <text:p>Peru</text:p>
          </table:table-cell>
          <table:table-cell/>
          <table:table-cell table:formula="of:=CONCATENATE([.B1172]; REPT(&quot; &quot;; 4); [.D1172])" office:value-type="string" office:string-value="peru    Peru" calcext:value-type="string">
            <text:p>peru <text:s text:c="3"/>Peru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Peter</text:p>
          </table:table-cell>
          <table:table-cell table:formula="of:=IF([.C1173]=&quot;&quot;; [.B1173]; [.C1173])" office:value-type="string" office:string-value="Peter" calcext:value-type="string">
            <text:p>Peter</text:p>
          </table:table-cell>
          <table:table-cell office:value-type="string" calcext:value-type="string">
            <text:p>Peter</text:p>
          </table:table-cell>
          <table:table-cell/>
          <table:table-cell table:formula="of:=CONCATENATE([.B1173]; REPT(&quot; &quot;; 4); [.D1173])" office:value-type="string" office:string-value="peter    Peter" calcext:value-type="string">
            <text:p>peter <text:s text:c="3"/>Pet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etrolimex</text:p>
          </table:table-cell>
          <table:table-cell office:value-type="string" calcext:value-type="string">
            <text:p>Petrolimex</text:p>
          </table:table-cell>
          <table:table-cell table:formula="of:=IF([.C1174]=&quot;&quot;; [.B1174]; [.C1174])" office:value-type="string" office:string-value="Petrolimex" calcext:value-type="string">
            <text:p>Petrolimex</text:p>
          </table:table-cell>
          <table:table-cell office:value-type="string" calcext:value-type="string">
            <text:p>Petrolimex</text:p>
          </table:table-cell>
          <table:table-cell/>
          <table:table-cell table:formula="of:=CONCATENATE([.B1174]; REPT(&quot; &quot;; 4); [.D1174])" office:value-type="string" office:string-value="petrolimex    Petrolimex" calcext:value-type="string">
            <text:p>petrolimex <text:s text:c="3"/>Petrolimex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Petro</text:p>
          </table:table-cell>
          <table:table-cell table:formula="of:=IF([.C1175]=&quot;&quot;; [.B1175]; [.C1175])" office:value-type="string" office:string-value="Petro" calcext:value-type="string">
            <text:p>Petro</text:p>
          </table:table-cell>
          <table:table-cell office:value-type="string" calcext:value-type="string">
            <text:p>Petro</text:p>
          </table:table-cell>
          <table:table-cell/>
          <table:table-cell table:formula="of:=CONCATENATE([.B1175]; REPT(&quot; &quot;; 4); [.D1175])" office:value-type="string" office:string-value="petro    Petro" calcext:value-type="string">
            <text:p>petro <text:s text:c="3"/>Petr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Philip</text:p>
          </table:table-cell>
          <table:table-cell table:formula="of:=IF([.C1176]=&quot;&quot;; [.B1176]; [.C1176])" office:value-type="string" office:string-value="Philip" calcext:value-type="string">
            <text:p>Philip</text:p>
          </table:table-cell>
          <table:table-cell office:value-type="string" calcext:value-type="string">
            <text:p>Philip</text:p>
          </table:table-cell>
          <table:table-cell/>
          <table:table-cell table:formula="of:=CONCATENATE([.B1176]; REPT(&quot; &quot;; 4); [.D1176])" office:value-type="string" office:string-value="philip    Philip" calcext:value-type="string">
            <text:p>philip <text:s text:c="3"/>Phili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ilipines</text:p>
          </table:table-cell>
          <table:table-cell table:formula="of:=IF([.C1177]=&quot;&quot;; [.B1177]; [.C1177])" office:value-type="string" office:string-value="Philipines" calcext:value-type="string">
            <text:p>Philipines</text:p>
          </table:table-cell>
          <table:table-cell office:value-type="string" calcext:value-type="string">
            <text:p>Philipines</text:p>
          </table:table-cell>
          <table:table-cell/>
          <table:table-cell table:formula="of:=CONCATENATE([.B1177]; REPT(&quot; &quot;; 4); [.D1177])" office:value-type="string" office:string-value="philippines    Philipines" calcext:value-type="string">
            <text:p>philippines <text:s text:c="3"/>Philipin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Philips</text:p>
          </table:table-cell>
          <table:table-cell table:formula="of:=IF([.C1178]=&quot;&quot;; [.B1178]; [.C1178])" office:value-type="string" office:string-value="Philips" calcext:value-type="string">
            <text:p>Philips</text:p>
          </table:table-cell>
          <table:table-cell office:value-type="string" calcext:value-type="string">
            <text:p>Philips</text:p>
          </table:table-cell>
          <table:table-cell/>
          <table:table-cell table:formula="of:=CONCATENATE([.B1178]; REPT(&quot; &quot;; 4); [.D1178])" office:value-type="string" office:string-value="philips    Philips" calcext:value-type="string">
            <text:p>philips <text:s text:c="3"/>Philip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Phillip</text:p>
          </table:table-cell>
          <table:table-cell table:formula="of:=IF([.C1179]=&quot;&quot;; [.B1179]; [.C1179])" office:value-type="string" office:string-value="Phillip" calcext:value-type="string">
            <text:p>Phillip</text:p>
          </table:table-cell>
          <table:table-cell office:value-type="string" calcext:value-type="string">
            <text:p>Phillip</text:p>
          </table:table-cell>
          <table:table-cell/>
          <table:table-cell table:formula="of:=CONCATENATE([.B1179]; REPT(&quot; &quot;; 4); [.D1179])" office:value-type="string" office:string-value="phillip    Phillip" calcext:value-type="string">
            <text:p>phillip <text:s text:c="3"/>Philli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hil</text:p>
          </table:table-cell>
          <table:table-cell/>
          <table:table-cell table:formula="of:=IF([.C1180]=&quot;&quot;; [.B1180]; [.C1180])" office:value-type="string" office:string-value="phil" calcext:value-type="string">
            <text:p>phil</text:p>
          </table:table-cell>
          <table:table-cell office:value-type="string" calcext:value-type="string">
            <text:p>phil</text:p>
          </table:table-cell>
          <table:table-cell/>
          <table:table-cell table:formula="of:=CONCATENATE([.B1180]; REPT(&quot; &quot;; 4); [.D1180])" office:value-type="string" office:string-value="phil    phil" calcext:value-type="string">
            <text:p>phil <text:s text:c="3"/>phi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hnom</text:p>
          </table:table-cell>
          <table:table-cell/>
          <table:table-cell table:formula="of:=IF([.C1181]=&quot;&quot;; [.B1181]; [.C1181])" office:value-type="string" office:string-value="phnom" calcext:value-type="string">
            <text:p>phnom</text:p>
          </table:table-cell>
          <table:table-cell office:value-type="string" calcext:value-type="string">
            <text:p>phnom</text:p>
          </table:table-cell>
          <table:table-cell/>
          <table:table-cell table:formula="of:=CONCATENATE([.B1181]; REPT(&quot; &quot;; 4); [.D1181])" office:value-type="string" office:string-value="phnom    phnom" calcext:value-type="string">
            <text:p>phnom <text:s text:c="3"/>phno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hoenix</text:p>
          </table:table-cell>
          <table:table-cell/>
          <table:table-cell table:formula="of:=IF([.C1182]=&quot;&quot;; [.B1182]; [.C1182])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/>
          <table:table-cell table:formula="of:=CONCATENATE([.B1182]; REPT(&quot; &quot;; 4); [.D1182])" office:value-type="string" office:string-value="phoenix    phoenix" calcext:value-type="string">
            <text:p>phoenix <text:s text:c="3"/>phoenix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hone</text:p>
          </table:table-cell>
          <table:table-cell/>
          <table:table-cell table:formula="of:=IF([.C1183]=&quot;&quot;; [.B1183]; [.C1183])" office:value-type="string" office:string-value="phone" calcext:value-type="string">
            <text:p>phone</text:p>
          </table:table-cell>
          <table:table-cell office:value-type="string" calcext:value-type="string">
            <text:p>phone</text:p>
          </table:table-cell>
          <table:table-cell/>
          <table:table-cell table:formula="of:=CONCATENATE([.B1183]; REPT(&quot; &quot;; 4); [.D1183])" office:value-type="string" office:string-value="phone    phone" calcext:value-type="string">
            <text:p>phone <text:s text:c="3"/>pho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hotocopy</text:p>
          </table:table-cell>
          <table:table-cell/>
          <table:table-cell table:formula="of:=IF([.C1184]=&quot;&quot;; [.B1184]; [.C1184])" office:value-type="string" office:string-value="photocopy" calcext:value-type="string">
            <text:p>photocopy</text:p>
          </table:table-cell>
          <table:table-cell office:value-type="string" calcext:value-type="string">
            <text:p>photocopy</text:p>
          </table:table-cell>
          <table:table-cell/>
          <table:table-cell table:formula="of:=CONCATENATE([.B1184]; REPT(&quot; &quot;; 4); [.D1184])" office:value-type="string" office:string-value="photocopy    photocopy" calcext:value-type="string">
            <text:p>photocopy <text:s text:c="3"/>photocop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hoto</text:p>
          </table:table-cell>
          <table:table-cell/>
          <table:table-cell table:formula="of:=IF([.C1185]=&quot;&quot;; [.B1185]; [.C1185])" office:value-type="string" office:string-value="photo" calcext:value-type="string">
            <text:p>photo</text:p>
          </table:table-cell>
          <table:table-cell office:value-type="string" calcext:value-type="string">
            <text:p>photo</text:p>
          </table:table-cell>
          <table:table-cell/>
          <table:table-cell table:formula="of:=CONCATENATE([.B1185]; REPT(&quot; &quot;; 4); [.D1185])" office:value-type="string" office:string-value="photo    photo" calcext:value-type="string">
            <text:p>photo <text:s text:c="3"/>phot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hotoshop</text:p>
          </table:table-cell>
          <table:table-cell/>
          <table:table-cell table:formula="of:=IF([.C1186]=&quot;&quot;; [.B1186]; [.C1186])" office:value-type="string" office:string-value="photoshop" calcext:value-type="string">
            <text:p>photoshop</text:p>
          </table:table-cell>
          <table:table-cell office:value-type="string" calcext:value-type="string">
            <text:p>photoshop</text:p>
          </table:table-cell>
          <table:table-cell/>
          <table:table-cell table:formula="of:=CONCATENATE([.B1186]; REPT(&quot; &quot;; 4); [.D1186])" office:value-type="string" office:string-value="photoshop    photoshop" calcext:value-type="string">
            <text:p>photoshop <text:s text:c="3"/>photosho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iano</text:p>
          </table:table-cell>
          <table:table-cell/>
          <table:table-cell table:formula="of:=IF([.C1187]=&quot;&quot;; [.B1187]; [.C1187])" office:value-type="string" office:string-value="piano" calcext:value-type="string">
            <text:p>piano</text:p>
          </table:table-cell>
          <table:table-cell office:value-type="string" calcext:value-type="string">
            <text:p>piano</text:p>
          </table:table-cell>
          <table:table-cell/>
          <table:table-cell table:formula="of:=CONCATENATE([.B1187]; REPT(&quot; &quot;; 4); [.D1187])" office:value-type="string" office:string-value="piano    piano" calcext:value-type="string">
            <text:p>piano <text:s text:c="3"/>pian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icnic</text:p>
          </table:table-cell>
          <table:table-cell/>
          <table:table-cell table:formula="of:=IF([.C1188]=&quot;&quot;; [.B1188]; [.C1188])" office:value-type="string" office:string-value="picnic" calcext:value-type="string">
            <text:p>picnic</text:p>
          </table:table-cell>
          <table:table-cell office:value-type="string" calcext:value-type="string">
            <text:p>picnic</text:p>
          </table:table-cell>
          <table:table-cell/>
          <table:table-cell table:formula="of:=CONCATENATE([.B1188]; REPT(&quot; &quot;; 4); [.D1188])" office:value-type="string" office:string-value="picnic    picnic" calcext:value-type="string">
            <text:p>picnic <text:s text:c="3"/>picni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Pico</text:p>
          </table:table-cell>
          <table:table-cell table:formula="of:=IF([.C1189]=&quot;&quot;; [.B1189]; [.C1189])" office:value-type="string" office:string-value="Pico" calcext:value-type="string">
            <text:p>Pico</text:p>
          </table:table-cell>
          <table:table-cell office:value-type="string" calcext:value-type="string">
            <text:p>Pico</text:p>
          </table:table-cell>
          <table:table-cell/>
          <table:table-cell table:formula="of:=CONCATENATE([.B1189]; REPT(&quot; &quot;; 4); [.D1189])" office:value-type="string" office:string-value="pico    Pico" calcext:value-type="string">
            <text:p>pico <text:s text:c="3"/>Pic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ierre</text:p>
          </table:table-cell>
          <table:table-cell table:formula="of:=IF([.C1190]=&quot;&quot;; [.B1190]; [.C1190])" office:value-type="string" office:string-value="Pierre" calcext:value-type="string">
            <text:p>Pierre</text:p>
          </table:table-cell>
          <table:table-cell office:value-type="string" calcext:value-type="string">
            <text:p>Pierre</text:p>
          </table:table-cell>
          <table:table-cell/>
          <table:table-cell table:formula="of:=CONCATENATE([.B1190]; REPT(&quot; &quot;; 4); [.D1190])" office:value-type="string" office:string-value="pierre    Pierre" calcext:value-type="string">
            <text:p>pierre <text:s text:c="3"/>Pierr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ink</text:p>
          </table:table-cell>
          <table:table-cell/>
          <table:table-cell table:formula="of:=IF([.C1191]=&quot;&quot;; [.B1191]; [.C1191])" office:value-type="string" office:string-value="pink" calcext:value-type="string">
            <text:p>pink</text:p>
          </table:table-cell>
          <table:table-cell office:value-type="string" calcext:value-type="string">
            <text:p>pink</text:p>
          </table:table-cell>
          <table:table-cell/>
          <table:table-cell table:formula="of:=CONCATENATE([.B1191]; REPT(&quot; &quot;; 4); [.D1191])" office:value-type="string" office:string-value="pink    pink" calcext:value-type="string">
            <text:p>pink <text:s text:c="3"/>pin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Pique</text:p>
          </table:table-cell>
          <table:table-cell table:formula="of:=IF([.C1192]=&quot;&quot;; [.B1192]; [.C1192])" office:value-type="string" office:string-value="Pique" calcext:value-type="string">
            <text:p>Pique</text:p>
          </table:table-cell>
          <table:table-cell office:value-type="string" calcext:value-type="string">
            <text:p>Pique</text:p>
          </table:table-cell>
          <table:table-cell/>
          <table:table-cell table:formula="of:=CONCATENATE([.B1192]; REPT(&quot; &quot;; 4); [.D1192])" office:value-type="string" office:string-value="pique    Pique" calcext:value-type="string">
            <text:p>pique <text:s text:c="3"/>Piqu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itt</text:p>
          </table:table-cell>
          <table:table-cell/>
          <table:table-cell table:formula="of:=IF([.C1193]=&quot;&quot;; [.B1193]; [.C1193])" office:value-type="string" office:string-value="pitt" calcext:value-type="string">
            <text:p>pitt</text:p>
          </table:table-cell>
          <table:table-cell office:value-type="string" calcext:value-type="string">
            <text:p>pitt</text:p>
          </table:table-cell>
          <table:table-cell/>
          <table:table-cell table:formula="of:=CONCATENATE([.B1193]; REPT(&quot; &quot;; 4); [.D1193])" office:value-type="string" office:string-value="pitt    pitt" calcext:value-type="string">
            <text:p>pitt <text:s text:c="3"/>pit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izza</text:p>
          </table:table-cell>
          <table:table-cell/>
          <table:table-cell table:formula="of:=IF([.C1194]=&quot;&quot;; [.B1194]; [.C1194])" office:value-type="string" office:string-value="pizza" calcext:value-type="string">
            <text:p>pizza</text:p>
          </table:table-cell>
          <table:table-cell office:value-type="string" calcext:value-type="string">
            <text:p>pizza</text:p>
          </table:table-cell>
          <table:table-cell/>
          <table:table-cell table:formula="of:=CONCATENATE([.B1194]; REPT(&quot; &quot;; 4); [.D1194])" office:value-type="string" office:string-value="pizza    pizza" calcext:value-type="string">
            <text:p>pizza <text:s text:c="3"/>pizz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lasma</text:p>
          </table:table-cell>
          <table:table-cell/>
          <table:table-cell table:formula="of:=IF([.C1195]=&quot;&quot;; [.B1195]; [.C1195])" office:value-type="string" office:string-value="plasma" calcext:value-type="string">
            <text:p>plasma</text:p>
          </table:table-cell>
          <table:table-cell office:value-type="string" calcext:value-type="string">
            <text:p>plasma</text:p>
          </table:table-cell>
          <table:table-cell/>
          <table:table-cell table:formula="of:=CONCATENATE([.B1195]; REPT(&quot; &quot;; 4); [.D1195])" office:value-type="string" office:string-value="plasma    plasma" calcext:value-type="string">
            <text:p>plasma <text:s text:c="3"/>plasm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laybook</text:p>
          </table:table-cell>
          <table:table-cell/>
          <table:table-cell table:formula="of:=IF([.C1196]=&quot;&quot;; [.B1196]; [.C1196])" office:value-type="string" office:string-value="playbook" calcext:value-type="string">
            <text:p>playbook</text:p>
          </table:table-cell>
          <table:table-cell office:value-type="string" calcext:value-type="string">
            <text:p>playbook</text:p>
          </table:table-cell>
          <table:table-cell/>
          <table:table-cell table:formula="of:=CONCATENATE([.B1196]; REPT(&quot; &quot;; 4); [.D1196])" office:value-type="string" office:string-value="playbook    playbook" calcext:value-type="string">
            <text:p>playbook <text:s text:c="3"/>playboo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layboy</text:p>
          </table:table-cell>
          <table:table-cell/>
          <table:table-cell table:formula="of:=IF([.C1197]=&quot;&quot;; [.B1197]; [.C1197])" office:value-type="string" office:string-value="playboy" calcext:value-type="string">
            <text:p>playboy</text:p>
          </table:table-cell>
          <table:table-cell office:value-type="string" calcext:value-type="string">
            <text:p>playboy</text:p>
          </table:table-cell>
          <table:table-cell/>
          <table:table-cell table:formula="of:=CONCATENATE([.B1197]; REPT(&quot; &quot;; 4); [.D1197])" office:value-type="string" office:string-value="playboy    playboy" calcext:value-type="string">
            <text:p>playboy <text:s text:c="3"/>playbo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layer</text:p>
          </table:table-cell>
          <table:table-cell/>
          <table:table-cell table:formula="of:=IF([.C1198]=&quot;&quot;; [.B1198]; [.C1198])" office:value-type="string" office:string-value="player" calcext:value-type="string">
            <text:p>player</text:p>
          </table:table-cell>
          <table:table-cell office:value-type="string" calcext:value-type="string">
            <text:p>player</text:p>
          </table:table-cell>
          <table:table-cell/>
          <table:table-cell table:formula="of:=CONCATENATE([.B1198]; REPT(&quot; &quot;; 4); [.D1198])" office:value-type="string" office:string-value="player    player" calcext:value-type="string">
            <text:p>player <text:s text:c="3"/>play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lay</text:p>
          </table:table-cell>
          <table:table-cell/>
          <table:table-cell table:formula="of:=IF([.C1199]=&quot;&quot;; [.B1199]; [.C1199])" office:value-type="string" office:string-value="play" calcext:value-type="string">
            <text:p>play</text:p>
          </table:table-cell>
          <table:table-cell office:value-type="string" calcext:value-type="string">
            <text:p>play</text:p>
          </table:table-cell>
          <table:table-cell/>
          <table:table-cell table:formula="of:=CONCATENATE([.B1199]; REPT(&quot; &quot;; 4); [.D1199])" office:value-type="string" office:string-value="play    play" calcext:value-type="string">
            <text:p>play <text:s text:c="3"/>pla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laza</text:p>
          </table:table-cell>
          <table:table-cell/>
          <table:table-cell table:formula="of:=IF([.C1200]=&quot;&quot;; [.B1200]; [.C1200])" office:value-type="string" office:string-value="plaza" calcext:value-type="string">
            <text:p>plaza</text:p>
          </table:table-cell>
          <table:table-cell office:value-type="string" calcext:value-type="string">
            <text:p>plaza</text:p>
          </table:table-cell>
          <table:table-cell/>
          <table:table-cell table:formula="of:=CONCATENATE([.B1200]; REPT(&quot; &quot;; 4); [.D1200])" office:value-type="string" office:string-value="plaza    plaza" calcext:value-type="string">
            <text:p>plaza <text:s text:c="3"/>plaz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leiku</text:p>
          </table:table-cell>
          <table:table-cell office:value-type="string" calcext:value-type="string">
            <text:p>Pleiku</text:p>
          </table:table-cell>
          <table:table-cell table:formula="of:=IF([.C1201]=&quot;&quot;; [.B1201]; [.C1201])" office:value-type="string" office:string-value="Pleiku" calcext:value-type="string">
            <text:p>Pleiku</text:p>
          </table:table-cell>
          <table:table-cell office:value-type="string" calcext:value-type="string">
            <text:p>Pleiku</text:p>
          </table:table-cell>
          <table:table-cell/>
          <table:table-cell table:formula="of:=CONCATENATE([.B1201]; REPT(&quot; &quot;; 4); [.D1201])" office:value-type="string" office:string-value="pleiku    Pleiku" calcext:value-type="string">
            <text:p>pleiku <text:s text:c="3"/>Pleiku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lus</text:p>
          </table:table-cell>
          <table:table-cell/>
          <table:table-cell table:formula="of:=IF([.C1202]=&quot;&quot;; [.B1202]; [.C1202])" office:value-type="string" office:string-value="plus" calcext:value-type="string">
            <text:p>plus</text:p>
          </table:table-cell>
          <table:table-cell office:value-type="string" calcext:value-type="string">
            <text:p>plus</text:p>
          </table:table-cell>
          <table:table-cell/>
          <table:table-cell table:formula="of:=CONCATENATE([.B1202]; REPT(&quot; &quot;; 4); [.D1202])" office:value-type="string" office:string-value="plus    plus" calcext:value-type="string">
            <text:p>plus <text:s text:c="3"/>plu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m</text:p>
          </table:table-cell>
          <table:table-cell/>
          <table:table-cell table:formula="of:=IF([.C1203]=&quot;&quot;; [.B1203]; [.C1203])" office:value-type="string" office:string-value="pm" calcext:value-type="string">
            <text:p>pm</text:p>
          </table:table-cell>
          <table:table-cell office:value-type="string" calcext:value-type="string">
            <text:p>pm</text:p>
          </table:table-cell>
          <table:table-cell/>
          <table:table-cell table:formula="of:=CONCATENATE([.B1203]; REPT(&quot; &quot;; 4); [.D1203])" office:value-type="string" office:string-value="pm    pm" calcext:value-type="string">
            <text:p>pm <text:s text:c="3"/>p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Pogba</text:p>
          </table:table-cell>
          <table:table-cell table:formula="of:=IF([.C1204]=&quot;&quot;; [.B1204]; [.C1204])" office:value-type="string" office:string-value="Pogba" calcext:value-type="string">
            <text:p>Pogba</text:p>
          </table:table-cell>
          <table:table-cell office:value-type="string" calcext:value-type="string">
            <text:p>Pogba</text:p>
          </table:table-cell>
          <table:table-cell/>
          <table:table-cell table:formula="of:=CONCATENATE([.B1204]; REPT(&quot; &quot;; 4); [.D1204])" office:value-type="string" office:string-value="pogba    Pogba" calcext:value-type="string">
            <text:p>pogba <text:s text:c="3"/>Pogb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oint</text:p>
          </table:table-cell>
          <table:table-cell/>
          <table:table-cell table:formula="of:=IF([.C1205]=&quot;&quot;; [.B1205]; [.C1205])" office:value-type="string" office:string-value="point" calcext:value-type="string">
            <text:p>point</text:p>
          </table:table-cell>
          <table:table-cell office:value-type="string" calcext:value-type="string">
            <text:p>point</text:p>
          </table:table-cell>
          <table:table-cell/>
          <table:table-cell table:formula="of:=CONCATENATE([.B1205]; REPT(&quot; &quot;; 4); [.D1205])" office:value-type="string" office:string-value="point    point" calcext:value-type="string">
            <text:p>point <text:s text:c="3"/>poin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olicy</text:p>
          </table:table-cell>
          <table:table-cell/>
          <table:table-cell table:formula="of:=IF([.C1206]=&quot;&quot;; [.B1206]; [.C1206])" office:value-type="string" office:string-value="policy" calcext:value-type="string">
            <text:p>policy</text:p>
          </table:table-cell>
          <table:table-cell office:value-type="string" calcext:value-type="string">
            <text:p>policy</text:p>
          </table:table-cell>
          <table:table-cell/>
          <table:table-cell table:formula="of:=CONCATENATE([.B1206]; REPT(&quot; &quot;; 4); [.D1206])" office:value-type="string" office:string-value="policy    policy" calcext:value-type="string">
            <text:p>policy <text:s text:c="3"/>polic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olymer</text:p>
          </table:table-cell>
          <table:table-cell/>
          <table:table-cell table:formula="of:=IF([.C1207]=&quot;&quot;; [.B1207]; [.C1207])" office:value-type="string" office:string-value="polymer" calcext:value-type="string">
            <text:p>polymer</text:p>
          </table:table-cell>
          <table:table-cell office:value-type="string" calcext:value-type="string">
            <text:p>polymer</text:p>
          </table:table-cell>
          <table:table-cell/>
          <table:table-cell table:formula="of:=CONCATENATE([.B1207]; REPT(&quot; &quot;; 4); [.D1207])" office:value-type="string" office:string-value="polymer    polymer" calcext:value-type="string">
            <text:p>polymer <text:s text:c="3"/>polym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olyp</text:p>
          </table:table-cell>
          <table:table-cell/>
          <table:table-cell table:formula="of:=IF([.C1208]=&quot;&quot;; [.B1208]; [.C1208])" office:value-type="string" office:string-value="polyp" calcext:value-type="string">
            <text:p>polyp</text:p>
          </table:table-cell>
          <table:table-cell office:value-type="string" calcext:value-type="string">
            <text:p>polyp</text:p>
          </table:table-cell>
          <table:table-cell/>
          <table:table-cell table:formula="of:=CONCATENATE([.B1208]; REPT(&quot; &quot;; 4); [.D1208])" office:value-type="string" office:string-value="polyp    polyp" calcext:value-type="string">
            <text:p>polyp <text:s text:c="3"/>poly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Porsche</text:p>
          </table:table-cell>
          <table:table-cell table:formula="of:=IF([.C1209]=&quot;&quot;; [.B1209]; [.C1209])" office:value-type="string" office:string-value="Porsche" calcext:value-type="string">
            <text:p>Porsche</text:p>
          </table:table-cell>
          <table:table-cell office:value-type="string" calcext:value-type="string">
            <text:p>Porsche</text:p>
          </table:table-cell>
          <table:table-cell/>
          <table:table-cell table:formula="of:=CONCATENATE([.B1209]; REPT(&quot; &quot;; 4); [.D1209])" office:value-type="string" office:string-value="porsche    Porsche" calcext:value-type="string">
            <text:p>porsche <text:s text:c="3"/>Porsch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orto</text:p>
          </table:table-cell>
          <table:table-cell table:formula="of:=IF([.C1210]=&quot;&quot;; [.B1210]; [.C1210])" office:value-type="string" office:string-value="Porto" calcext:value-type="string">
            <text:p>Porto</text:p>
          </table:table-cell>
          <table:table-cell office:value-type="string" calcext:value-type="string">
            <text:p>Porto</text:p>
          </table:table-cell>
          <table:table-cell/>
          <table:table-cell table:formula="of:=CONCATENATE([.B1210]; REPT(&quot; &quot;; 4); [.D1210])" office:value-type="string" office:string-value="porto    Porto" calcext:value-type="string">
            <text:p>porto <text:s text:c="3"/>Port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ort</text:p>
          </table:table-cell>
          <table:table-cell/>
          <table:table-cell table:formula="of:=IF([.C1211]=&quot;&quot;; [.B1211]; [.C1211])" office:value-type="string" office:string-value="port" calcext:value-type="string">
            <text:p>port</text:p>
          </table:table-cell>
          <table:table-cell office:value-type="string" calcext:value-type="string">
            <text:p>port</text:p>
          </table:table-cell>
          <table:table-cell/>
          <table:table-cell table:formula="of:=CONCATENATE([.B1211]; REPT(&quot; &quot;; 4); [.D1211])" office:value-type="string" office:string-value="port    port" calcext:value-type="string">
            <text:p>port <text:s text:c="3"/>por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ose</text:p>
          </table:table-cell>
          <table:table-cell/>
          <table:table-cell table:formula="of:=IF([.C1212]=&quot;&quot;; [.B1212]; [.C1212])" office:value-type="string" office:string-value="pose" calcext:value-type="string">
            <text:p>pose</text:p>
          </table:table-cell>
          <table:table-cell office:value-type="string" calcext:value-type="string">
            <text:p>pose</text:p>
          </table:table-cell>
          <table:table-cell/>
          <table:table-cell table:formula="of:=CONCATENATE([.B1212]; REPT(&quot; &quot;; 4); [.D1212])" office:value-type="string" office:string-value="pose    pose" calcext:value-type="string">
            <text:p>pose <text:s text:c="3"/>pos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oster</text:p>
          </table:table-cell>
          <table:table-cell/>
          <table:table-cell table:formula="of:=IF([.C1213]=&quot;&quot;; [.B1213]; [.C1213])" office:value-type="string" office:string-value="poster" calcext:value-type="string">
            <text:p>poster</text:p>
          </table:table-cell>
          <table:table-cell office:value-type="string" calcext:value-type="string">
            <text:p>poster</text:p>
          </table:table-cell>
          <table:table-cell/>
          <table:table-cell table:formula="of:=CONCATENATE([.B1213]; REPT(&quot; &quot;; 4); [.D1213])" office:value-type="string" office:string-value="poster    poster" calcext:value-type="string">
            <text:p>poster <text:s text:c="3"/>post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ost</text:p>
          </table:table-cell>
          <table:table-cell/>
          <table:table-cell table:formula="of:=IF([.C1214]=&quot;&quot;; [.B1214]; [.C1214])" office:value-type="string" office:string-value="post" calcext:value-type="string">
            <text:p>post</text:p>
          </table:table-cell>
          <table:table-cell office:value-type="string" calcext:value-type="string">
            <text:p>post</text:p>
          </table:table-cell>
          <table:table-cell/>
          <table:table-cell table:formula="of:=CONCATENATE([.B1214]; REPT(&quot; &quot;; 4); [.D1214])" office:value-type="string" office:string-value="post    post" calcext:value-type="string">
            <text:p>post <text:s text:c="3"/>pos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otter</text:p>
          </table:table-cell>
          <table:table-cell/>
          <table:table-cell table:formula="of:=IF([.C1215]=&quot;&quot;; [.B1215]; [.C1215])" office:value-type="string" office:string-value="potter" calcext:value-type="string">
            <text:p>potter</text:p>
          </table:table-cell>
          <table:table-cell office:value-type="string" calcext:value-type="string">
            <text:p>potter</text:p>
          </table:table-cell>
          <table:table-cell/>
          <table:table-cell table:formula="of:=CONCATENATE([.B1215]; REPT(&quot; &quot;; 4); [.D1215])" office:value-type="string" office:string-value="potter    potter" calcext:value-type="string">
            <text:p>potter <text:s text:c="3"/>pott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Powell</text:p>
          </table:table-cell>
          <table:table-cell table:formula="of:=IF([.C1216]=&quot;&quot;; [.B1216]; [.C1216])" office:value-type="string" office:string-value="Powell" calcext:value-type="string">
            <text:p>Powell</text:p>
          </table:table-cell>
          <table:table-cell office:value-type="string" calcext:value-type="string">
            <text:p>Powell</text:p>
          </table:table-cell>
          <table:table-cell/>
          <table:table-cell table:formula="of:=CONCATENATE([.B1216]; REPT(&quot; &quot;; 4); [.D1216])" office:value-type="string" office:string-value="powell    Powell" calcext:value-type="string">
            <text:p>powell <text:s text:c="3"/>Powel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ower</text:p>
          </table:table-cell>
          <table:table-cell/>
          <table:table-cell table:formula="of:=IF([.C1217]=&quot;&quot;; [.B1217]; [.C1217])" office:value-type="string" office:string-value="power" calcext:value-type="string">
            <text:p>power</text:p>
          </table:table-cell>
          <table:table-cell office:value-type="string" calcext:value-type="string">
            <text:p>power</text:p>
          </table:table-cell>
          <table:table-cell/>
          <table:table-cell table:formula="of:=CONCATENATE([.B1217]; REPT(&quot; &quot;; 4); [.D1217])" office:value-type="string" office:string-value="power    power" calcext:value-type="string">
            <text:p>power <text:s text:c="3"/>pow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owerpoint</text:p>
          </table:table-cell>
          <table:table-cell/>
          <table:table-cell table:formula="of:=IF([.C1218]=&quot;&quot;; [.B1218]; [.C1218])" office:value-type="string" office:string-value="powerpoint" calcext:value-type="string">
            <text:p>powerpoint</text:p>
          </table:table-cell>
          <table:table-cell office:value-type="string" calcext:value-type="string">
            <text:p>powerpoint</text:p>
          </table:table-cell>
          <table:table-cell/>
          <table:table-cell table:formula="of:=CONCATENATE([.B1218]; REPT(&quot; &quot;; 4); [.D1218])" office:value-type="string" office:string-value="powerpoint    powerpoint" calcext:value-type="string">
            <text:p>powerpoint <text:s text:c="3"/>powerpoin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remier</text:p>
          </table:table-cell>
          <table:table-cell/>
          <table:table-cell table:formula="of:=IF([.C1219]=&quot;&quot;; [.B1219]; [.C1219])" office:value-type="string" office:string-value="premier" calcext:value-type="string">
            <text:p>premier</text:p>
          </table:table-cell>
          <table:table-cell office:value-type="string" calcext:value-type="string">
            <text:p>premier</text:p>
          </table:table-cell>
          <table:table-cell/>
          <table:table-cell table:formula="of:=CONCATENATE([.B1219]; REPT(&quot; &quot;; 4); [.D1219])" office:value-type="string" office:string-value="premier    premier" calcext:value-type="string">
            <text:p>premier <text:s text:c="3"/>premi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rofile</text:p>
          </table:table-cell>
          <table:table-cell/>
          <table:table-cell table:formula="of:=IF([.C1220]=&quot;&quot;; [.B1220]; [.C1220])" office:value-type="string" office:string-value="profile" calcext:value-type="string">
            <text:p>profile</text:p>
          </table:table-cell>
          <table:table-cell office:value-type="string" calcext:value-type="string">
            <text:p>profile</text:p>
          </table:table-cell>
          <table:table-cell/>
          <table:table-cell table:formula="of:=CONCATENATE([.B1220]; REPT(&quot; &quot;; 4); [.D1220])" office:value-type="string" office:string-value="profile    profile" calcext:value-type="string">
            <text:p>profile <text:s text:c="3"/>profi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roject</text:p>
          </table:table-cell>
          <table:table-cell/>
          <table:table-cell table:formula="of:=IF([.C1221]=&quot;&quot;; [.B1221]; [.C1221])" office:value-type="string" office:string-value="project" calcext:value-type="string">
            <text:p>project</text:p>
          </table:table-cell>
          <table:table-cell office:value-type="string" calcext:value-type="string">
            <text:p>project</text:p>
          </table:table-cell>
          <table:table-cell/>
          <table:table-cell table:formula="of:=CONCATENATE([.B1221]; REPT(&quot; &quot;; 4); [.D1221])" office:value-type="string" office:string-value="project    project" calcext:value-type="string">
            <text:p>project <text:s text:c="3"/>projec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roperties</text:p>
          </table:table-cell>
          <table:table-cell/>
          <table:table-cell table:formula="of:=IF([.C1222]=&quot;&quot;; [.B1222]; [.C1222])" office:value-type="string" office:string-value="properties" calcext:value-type="string">
            <text:p>properties</text:p>
          </table:table-cell>
          <table:table-cell office:value-type="string" calcext:value-type="string">
            <text:p>properties</text:p>
          </table:table-cell>
          <table:table-cell/>
          <table:table-cell table:formula="of:=CONCATENATE([.B1222]; REPT(&quot; &quot;; 4); [.D1222])" office:value-type="string" office:string-value="properties    properties" calcext:value-type="string">
            <text:p>properties <text:s text:c="3"/>properti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ro</text:p>
          </table:table-cell>
          <table:table-cell/>
          <table:table-cell table:formula="of:=IF([.C1223]=&quot;&quot;; [.B1223]; [.C1223])" office:value-type="string" office:string-value="pro" calcext:value-type="string">
            <text:p>pro</text:p>
          </table:table-cell>
          <table:table-cell office:value-type="string" calcext:value-type="string">
            <text:p>pro</text:p>
          </table:table-cell>
          <table:table-cell/>
          <table:table-cell table:formula="of:=CONCATENATE([.B1223]; REPT(&quot; &quot;; 4); [.D1223])" office:value-type="string" office:string-value="pro    pro" calcext:value-type="string">
            <text:p>pro <text:s text:c="3"/>pr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rotein</text:p>
          </table:table-cell>
          <table:table-cell/>
          <table:table-cell table:formula="of:=IF([.C1224]=&quot;&quot;; [.B1224]; [.C1224])" office:value-type="string" office:string-value="protein" calcext:value-type="string">
            <text:p>protein</text:p>
          </table:table-cell>
          <table:table-cell office:value-type="string" calcext:value-type="string">
            <text:p>protein</text:p>
          </table:table-cell>
          <table:table-cell/>
          <table:table-cell table:formula="of:=CONCATENATE([.B1224]; REPT(&quot; &quot;; 4); [.D1224])" office:value-type="string" office:string-value="protein    protein" calcext:value-type="string">
            <text:p>protein <text:s text:c="3"/>prote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rudential</text:p>
          </table:table-cell>
          <table:table-cell office:value-type="string" calcext:value-type="string">
            <text:p>Prudential</text:p>
          </table:table-cell>
          <table:table-cell table:formula="of:=IF([.C1225]=&quot;&quot;; [.B1225]; [.C1225])" office:value-type="string" office:string-value="Prudential" calcext:value-type="string">
            <text:p>Prudential</text:p>
          </table:table-cell>
          <table:table-cell office:value-type="string" calcext:value-type="string">
            <text:p>Prudential</text:p>
          </table:table-cell>
          <table:table-cell/>
          <table:table-cell table:formula="of:=CONCATENATE([.B1225]; REPT(&quot; &quot;; 4); [.D1225])" office:value-type="string" office:string-value="prudential    Prudential" calcext:value-type="string">
            <text:p>prudential <text:s text:c="3"/>Prudenti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ublic</text:p>
          </table:table-cell>
          <table:table-cell/>
          <table:table-cell table:formula="of:=IF([.C1226]=&quot;&quot;; [.B1226]; [.C1226])" office:value-type="string" office:string-value="public" calcext:value-type="string">
            <text:p>public</text:p>
          </table:table-cell>
          <table:table-cell office:value-type="string" calcext:value-type="string">
            <text:p>public</text:p>
          </table:table-cell>
          <table:table-cell/>
          <table:table-cell table:formula="of:=CONCATENATE([.B1226]; REPT(&quot; &quot;; 4); [.D1226])" office:value-type="string" office:string-value="public    public" calcext:value-type="string">
            <text:p>public <text:s text:c="3"/>publi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ull</text:p>
          </table:table-cell>
          <table:table-cell/>
          <table:table-cell table:formula="of:=IF([.C1227]=&quot;&quot;; [.B1227]; [.C1227])" office:value-type="string" office:string-value="pull" calcext:value-type="string">
            <text:p>pull</text:p>
          </table:table-cell>
          <table:table-cell office:value-type="string" calcext:value-type="string">
            <text:p>pull</text:p>
          </table:table-cell>
          <table:table-cell/>
          <table:table-cell table:formula="of:=CONCATENATE([.B1227]; REPT(&quot; &quot;; 4); [.D1227])" office:value-type="string" office:string-value="pull    pull" calcext:value-type="string">
            <text:p>pull <text:s text:c="3"/>pul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ush</text:p>
          </table:table-cell>
          <table:table-cell/>
          <table:table-cell table:formula="of:=IF([.C1228]=&quot;&quot;; [.B1228]; [.C1228])" office:value-type="string" office:string-value="push" calcext:value-type="string">
            <text:p>push</text:p>
          </table:table-cell>
          <table:table-cell office:value-type="string" calcext:value-type="string">
            <text:p>push</text:p>
          </table:table-cell>
          <table:table-cell/>
          <table:table-cell table:formula="of:=CONCATENATE([.B1228]; REPT(&quot; &quot;; 4); [.D1228])" office:value-type="string" office:string-value="push    push" calcext:value-type="string">
            <text:p>push <text:s text:c="3"/>pus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utin</text:p>
          </table:table-cell>
          <table:table-cell office:value-type="string" calcext:value-type="string">
            <text:p>Putin</text:p>
          </table:table-cell>
          <table:table-cell table:formula="of:=IF([.C1229]=&quot;&quot;; [.B1229]; [.C1229])" office:value-type="string" office:string-value="Putin" calcext:value-type="string">
            <text:p>Putin</text:p>
          </table:table-cell>
          <table:table-cell office:value-type="string" calcext:value-type="string">
            <text:p>Putin</text:p>
          </table:table-cell>
          <table:table-cell/>
          <table:table-cell table:formula="of:=CONCATENATE([.B1229]; REPT(&quot; &quot;; 4); [.D1229])" office:value-type="string" office:string-value="putin    Putin" calcext:value-type="string">
            <text:p>putin <text:s text:c="3"/>Put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PVC</text:p>
          </table:table-cell>
          <table:table-cell table:formula="of:=IF([.C1230]=&quot;&quot;; [.B1230]; [.C1230])" office:value-type="string" office:string-value="PVC" calcext:value-type="string">
            <text:p>PVC</text:p>
          </table:table-cell>
          <table:table-cell office:value-type="string" calcext:value-type="string">
            <text:p>PVC</text:p>
          </table:table-cell>
          <table:table-cell/>
          <table:table-cell table:formula="of:=CONCATENATE([.B1230]; REPT(&quot; &quot;; 4); [.D1230])" office:value-type="string" office:string-value="pvc    PVC" calcext:value-type="string">
            <text:p>pvc <text:s text:c="3"/>PV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qatar</text:p>
          </table:table-cell>
          <table:table-cell/>
          <table:table-cell table:formula="of:=IF([.C1231]=&quot;&quot;; [.B1231]; [.C1231])" office:value-type="string" office:string-value="qatar" calcext:value-type="string">
            <text:p>qatar</text:p>
          </table:table-cell>
          <table:table-cell office:value-type="string" calcext:value-type="string">
            <text:p>qatar</text:p>
          </table:table-cell>
          <table:table-cell/>
          <table:table-cell table:formula="of:=CONCATENATE([.B1231]; REPT(&quot; &quot;; 4); [.D1231])" office:value-type="string" office:string-value="qatar    qatar" calcext:value-type="string">
            <text:p>qatar <text:s text:c="3"/>qata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queen</text:p>
          </table:table-cell>
          <table:table-cell/>
          <table:table-cell table:formula="of:=IF([.C1232]=&quot;&quot;; [.B1232]; [.C1232])" office:value-type="string" office:string-value="queen" calcext:value-type="string">
            <text:p>queen</text:p>
          </table:table-cell>
          <table:table-cell office:value-type="string" calcext:value-type="string">
            <text:p>queen</text:p>
          </table:table-cell>
          <table:table-cell/>
          <table:table-cell table:formula="of:=CONCATENATE([.B1232]; REPT(&quot; &quot;; 4); [.D1232])" office:value-type="string" office:string-value="queen    queen" calcext:value-type="string">
            <text:p>queen <text:s text:c="3"/>que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quick</text:p>
          </table:table-cell>
          <table:table-cell/>
          <table:table-cell table:formula="of:=IF([.C1233]=&quot;&quot;; [.B1233]; [.C1233])" office:value-type="string" office:string-value="quick" calcext:value-type="string">
            <text:p>quick</text:p>
          </table:table-cell>
          <table:table-cell office:value-type="string" calcext:value-type="string">
            <text:p>quick</text:p>
          </table:table-cell>
          <table:table-cell/>
          <table:table-cell table:formula="of:=CONCATENATE([.B1233]; REPT(&quot; &quot;; 4); [.D1233])" office:value-type="string" office:string-value="quick    quick" calcext:value-type="string">
            <text:p>quick <text:s text:c="3"/>qui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quota</text:p>
          </table:table-cell>
          <table:table-cell/>
          <table:table-cell table:formula="of:=IF([.C1234]=&quot;&quot;; [.B1234]; [.C1234])" office:value-type="string" office:string-value="quota" calcext:value-type="string">
            <text:p>quota</text:p>
          </table:table-cell>
          <table:table-cell office:value-type="string" calcext:value-type="string">
            <text:p>quota</text:p>
          </table:table-cell>
          <table:table-cell/>
          <table:table-cell table:formula="of:=CONCATENATE([.B1234]; REPT(&quot; &quot;; 4); [.D1234])" office:value-type="string" office:string-value="quota    quota" calcext:value-type="string">
            <text:p>quota <text:s text:c="3"/>quot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quote</text:p>
          </table:table-cell>
          <table:table-cell/>
          <table:table-cell table:formula="of:=IF([.C1235]=&quot;&quot;; [.B1235]; [.C1235])" office:value-type="string" office:string-value="quote" calcext:value-type="string">
            <text:p>quote</text:p>
          </table:table-cell>
          <table:table-cell office:value-type="string" calcext:value-type="string">
            <text:p>quote</text:p>
          </table:table-cell>
          <table:table-cell/>
          <table:table-cell table:formula="of:=CONCATENATE([.B1235]; REPT(&quot; &quot;; 4); [.D1235])" office:value-type="string" office:string-value="quote    quote" calcext:value-type="string">
            <text:p>quote <text:s text:c="3"/>quot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Rachel</text:p>
          </table:table-cell>
          <table:table-cell table:formula="of:=IF([.C1236]=&quot;&quot;; [.B1236]; [.C1236])" office:value-type="string" office:string-value="Rachel" calcext:value-type="string">
            <text:p>Rachel</text:p>
          </table:table-cell>
          <table:table-cell office:value-type="string" calcext:value-type="string">
            <text:p>Rachel</text:p>
          </table:table-cell>
          <table:table-cell/>
          <table:table-cell table:formula="of:=CONCATENATE([.B1236]; REPT(&quot; &quot;; 4); [.D1236])" office:value-type="string" office:string-value="rachel    Rachel" calcext:value-type="string">
            <text:p>rachel <text:s text:c="3"/>Rach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adar</text:p>
          </table:table-cell>
          <table:table-cell/>
          <table:table-cell table:formula="of:=IF([.C1237]=&quot;&quot;; [.B1237]; [.C1237])" office:value-type="string" office:string-value="radar" calcext:value-type="string">
            <text:p>radar</text:p>
          </table:table-cell>
          <table:table-cell office:value-type="string" calcext:value-type="string">
            <text:p>radar</text:p>
          </table:table-cell>
          <table:table-cell/>
          <table:table-cell table:formula="of:=CONCATENATE([.B1237]; REPT(&quot; &quot;; 4); [.D1237])" office:value-type="string" office:string-value="radar    radar" calcext:value-type="string">
            <text:p>radar <text:s text:c="3"/>rada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adio</text:p>
          </table:table-cell>
          <table:table-cell/>
          <table:table-cell table:formula="of:=IF([.C1238]=&quot;&quot;; [.B1238]; [.C1238])" office:value-type="string" office:string-value="radio" calcext:value-type="string">
            <text:p>radio</text:p>
          </table:table-cell>
          <table:table-cell office:value-type="string" calcext:value-type="string">
            <text:p>radio</text:p>
          </table:table-cell>
          <table:table-cell/>
          <table:table-cell table:formula="of:=CONCATENATE([.B1238]; REPT(&quot; &quot;; 4); [.D1238])" office:value-type="string" office:string-value="radio    radio" calcext:value-type="string">
            <text:p>radio <text:s text:c="3"/>radi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Rafael</text:p>
          </table:table-cell>
          <table:table-cell table:formula="of:=IF([.C1239]=&quot;&quot;; [.B1239]; [.C1239])" office:value-type="string" office:string-value="Rafael" calcext:value-type="string">
            <text:p>Rafael</text:p>
          </table:table-cell>
          <table:table-cell office:value-type="string" calcext:value-type="string">
            <text:p>Rafael</text:p>
          </table:table-cell>
          <table:table-cell/>
          <table:table-cell table:formula="of:=CONCATENATE([.B1239]; REPT(&quot; &quot;; 4); [.D1239])" office:value-type="string" office:string-value="rafael    Rafael" calcext:value-type="string">
            <text:p>rafael <text:s text:c="3"/>Rafa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Ramos</text:p>
          </table:table-cell>
          <table:table-cell table:formula="of:=IF([.C1240]=&quot;&quot;; [.B1240]; [.C1240])" office:value-type="string" office:string-value="Ramos" calcext:value-type="string">
            <text:p>Ramos</text:p>
          </table:table-cell>
          <table:table-cell office:value-type="string" calcext:value-type="string">
            <text:p>Ramos</text:p>
          </table:table-cell>
          <table:table-cell/>
          <table:table-cell table:formula="of:=CONCATENATE([.B1240]; REPT(&quot; &quot;; 4); [.D1240])" office:value-type="string" office:string-value="ramos    Ramos" calcext:value-type="string">
            <text:p>ramos <text:s text:c="3"/>Ramo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amsey</text:p>
          </table:table-cell>
          <table:table-cell office:value-type="string" calcext:value-type="string">
            <text:p>Ramsey</text:p>
          </table:table-cell>
          <table:table-cell table:formula="of:=IF([.C1241]=&quot;&quot;; [.B1241]; [.C1241])" office:value-type="string" office:string-value="Ramsey" calcext:value-type="string">
            <text:p>Ramsey</text:p>
          </table:table-cell>
          <table:table-cell office:value-type="string" calcext:value-type="string">
            <text:p>Ramsey</text:p>
          </table:table-cell>
          <table:table-cell/>
          <table:table-cell table:formula="of:=CONCATENATE([.B1241]; REPT(&quot; &quot;; 4); [.D1241])" office:value-type="string" office:string-value="ramsey    Ramsey" calcext:value-type="string">
            <text:p>ramsey <text:s text:c="3"/>Ramse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ange</text:p>
          </table:table-cell>
          <table:table-cell/>
          <table:table-cell table:formula="of:=IF([.C1242]=&quot;&quot;; [.B1242]; [.C1242])" office:value-type="string" office:string-value="range" calcext:value-type="string">
            <text:p>range</text:p>
          </table:table-cell>
          <table:table-cell office:value-type="string" calcext:value-type="string">
            <text:p>range</text:p>
          </table:table-cell>
          <table:table-cell/>
          <table:table-cell table:formula="of:=CONCATENATE([.B1242]; REPT(&quot; &quot;; 4); [.D1242])" office:value-type="string" office:string-value="range    range" calcext:value-type="string">
            <text:p>range <text:s text:c="3"/>rang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anger</text:p>
          </table:table-cell>
          <table:table-cell/>
          <table:table-cell table:formula="of:=IF([.C1243]=&quot;&quot;; [.B1243]; [.C1243])" office:value-type="string" office:string-value="ranger" calcext:value-type="string">
            <text:p>ranger</text:p>
          </table:table-cell>
          <table:table-cell office:value-type="string" calcext:value-type="string">
            <text:p>ranger</text:p>
          </table:table-cell>
          <table:table-cell/>
          <table:table-cell table:formula="of:=CONCATENATE([.B1243]; REPT(&quot; &quot;; 4); [.D1243])" office:value-type="string" office:string-value="ranger    ranger" calcext:value-type="string">
            <text:p>ranger <text:s text:c="3"/>rang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anieri</text:p>
          </table:table-cell>
          <table:table-cell/>
          <table:table-cell table:formula="of:=IF([.C1244]=&quot;&quot;; [.B1244]; [.C1244])" office:value-type="string" office:string-value="ranieri" calcext:value-type="string">
            <text:p>ranieri</text:p>
          </table:table-cell>
          <table:table-cell office:value-type="string" calcext:value-type="string">
            <text:p>ranieri</text:p>
          </table:table-cell>
          <table:table-cell/>
          <table:table-cell table:formula="of:=CONCATENATE([.B1244]; REPT(&quot; &quot;; 4); [.D1244])" office:value-type="string" office:string-value="ranieri    ranieri" calcext:value-type="string">
            <text:p>ranieri <text:s text:c="3"/>ranier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apper</text:p>
          </table:table-cell>
          <table:table-cell/>
          <table:table-cell table:formula="of:=IF([.C1245]=&quot;&quot;; [.B1245]; [.C1245])" office:value-type="string" office:string-value="rapper" calcext:value-type="string">
            <text:p>rapper</text:p>
          </table:table-cell>
          <table:table-cell office:value-type="string" calcext:value-type="string">
            <text:p>rapper</text:p>
          </table:table-cell>
          <table:table-cell/>
          <table:table-cell table:formula="of:=CONCATENATE([.B1245]; REPT(&quot; &quot;; 4); [.D1245])" office:value-type="string" office:string-value="rapper    rapper" calcext:value-type="string">
            <text:p>rapper <text:s text:c="3"/>rapp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Raul</text:p>
          </table:table-cell>
          <table:table-cell table:formula="of:=IF([.C1246]=&quot;&quot;; [.B1246]; [.C1246])" office:value-type="string" office:string-value="Raul" calcext:value-type="string">
            <text:p>Raul</text:p>
          </table:table-cell>
          <table:table-cell office:value-type="string" calcext:value-type="string">
            <text:p>Raul</text:p>
          </table:table-cell>
          <table:table-cell/>
          <table:table-cell table:formula="of:=CONCATENATE([.B1246]; REPT(&quot; &quot;; 4); [.D1246])" office:value-type="string" office:string-value="raul    Raul" calcext:value-type="string">
            <text:p>raul <text:s text:c="3"/>Rau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aymond</text:p>
          </table:table-cell>
          <table:table-cell/>
          <table:table-cell table:formula="of:=IF([.C1247]=&quot;&quot;; [.B1247]; [.C1247])" office:value-type="string" office:string-value="raymond" calcext:value-type="string">
            <text:p>raymond</text:p>
          </table:table-cell>
          <table:table-cell office:value-type="string" calcext:value-type="string">
            <text:p>raymond</text:p>
          </table:table-cell>
          <table:table-cell/>
          <table:table-cell table:formula="of:=CONCATENATE([.B1247]; REPT(&quot; &quot;; 4); [.D1247])" office:value-type="string" office:string-value="raymond    raymond" calcext:value-type="string">
            <text:p>raymond <text:s text:c="3"/>raymo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eader</text:p>
          </table:table-cell>
          <table:table-cell/>
          <table:table-cell table:formula="of:=IF([.C1248]=&quot;&quot;; [.B1248]; [.C1248])" office:value-type="string" office:string-value="reader" calcext:value-type="string">
            <text:p>reader</text:p>
          </table:table-cell>
          <table:table-cell office:value-type="string" calcext:value-type="string">
            <text:p>reader</text:p>
          </table:table-cell>
          <table:table-cell/>
          <table:table-cell table:formula="of:=CONCATENATE([.B1248]; REPT(&quot; &quot;; 4); [.D1248])" office:value-type="string" office:string-value="reader    reader" calcext:value-type="string">
            <text:p>reader <text:s text:c="3"/>read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eal</text:p>
          </table:table-cell>
          <table:table-cell/>
          <table:table-cell table:formula="of:=IF([.C1249]=&quot;&quot;; [.B1249]; [.C1249])" office:value-type="string" office:string-value="real" calcext:value-type="string">
            <text:p>real</text:p>
          </table:table-cell>
          <table:table-cell office:value-type="string" calcext:value-type="string">
            <text:p>real</text:p>
          </table:table-cell>
          <table:table-cell/>
          <table:table-cell table:formula="of:=CONCATENATE([.B1249]; REPT(&quot; &quot;; 4); [.D1249])" office:value-type="string" office:string-value="real    real" calcext:value-type="string">
            <text:p>real <text:s text:c="3"/>re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eboot</text:p>
          </table:table-cell>
          <table:table-cell/>
          <table:table-cell table:formula="of:=IF([.C1250]=&quot;&quot;; [.B1250]; [.C1250])" office:value-type="string" office:string-value="reboot" calcext:value-type="string">
            <text:p>reboot</text:p>
          </table:table-cell>
          <table:table-cell office:value-type="string" calcext:value-type="string">
            <text:p>reboot</text:p>
          </table:table-cell>
          <table:table-cell/>
          <table:table-cell table:formula="of:=CONCATENATE([.B1250]; REPT(&quot; &quot;; 4); [.D1250])" office:value-type="string" office:string-value="reboot    reboot" calcext:value-type="string">
            <text:p>reboot <text:s text:c="3"/>reboo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ecovery</text:p>
          </table:table-cell>
          <table:table-cell/>
          <table:table-cell table:formula="of:=IF([.C1251]=&quot;&quot;; [.B1251]; [.C1251])" office:value-type="string" office:string-value="recovery" calcext:value-type="string">
            <text:p>recovery</text:p>
          </table:table-cell>
          <table:table-cell office:value-type="string" calcext:value-type="string">
            <text:p>recovery</text:p>
          </table:table-cell>
          <table:table-cell/>
          <table:table-cell table:formula="of:=CONCATENATE([.B1251]; REPT(&quot; &quot;; 4); [.D1251])" office:value-type="string" office:string-value="recovery    recovery" calcext:value-type="string">
            <text:p>recovery <text:s text:c="3"/>recove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ed</text:p>
          </table:table-cell>
          <table:table-cell/>
          <table:table-cell table:formula="of:=IF([.C1252]=&quot;&quot;; [.B1252]; [.C1252])" office:value-type="string" office:string-value="red" calcext:value-type="string">
            <text:p>red</text:p>
          </table:table-cell>
          <table:table-cell office:value-type="string" calcext:value-type="string">
            <text:p>red</text:p>
          </table:table-cell>
          <table:table-cell/>
          <table:table-cell table:formula="of:=CONCATENATE([.B1252]; REPT(&quot; &quot;; 4); [.D1252])" office:value-type="string" office:string-value="red    red" calcext:value-type="string">
            <text:p>red <text:s text:c="3"/>re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ee</text:p>
          </table:table-cell>
          <table:table-cell/>
          <table:table-cell table:formula="of:=IF([.C1253]=&quot;&quot;; [.B1253]; [.C1253])" office:value-type="string" office:string-value="ree" calcext:value-type="string">
            <text:p>ree</text:p>
          </table:table-cell>
          <table:table-cell office:value-type="string" calcext:value-type="string">
            <text:p>ree</text:p>
          </table:table-cell>
          <table:table-cell/>
          <table:table-cell table:formula="of:=CONCATENATE([.B1253]; REPT(&quot; &quot;; 4); [.D1253])" office:value-type="string" office:string-value="ree    ree" calcext:value-type="string">
            <text:p>ree <text:s text:c="3"/>re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egistry</text:p>
          </table:table-cell>
          <table:table-cell/>
          <table:table-cell table:formula="of:=IF([.C1254]=&quot;&quot;; [.B1254]; [.C1254])" office:value-type="string" office:string-value="registry" calcext:value-type="string">
            <text:p>registry</text:p>
          </table:table-cell>
          <table:table-cell office:value-type="string" calcext:value-type="string">
            <text:p>registry</text:p>
          </table:table-cell>
          <table:table-cell/>
          <table:table-cell table:formula="of:=CONCATENATE([.B1254]; REPT(&quot; &quot;; 4); [.D1254])" office:value-type="string" office:string-value="registry    registry" calcext:value-type="string">
            <text:p>registry <text:s text:c="3"/>regist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emote</text:p>
          </table:table-cell>
          <table:table-cell/>
          <table:table-cell table:formula="of:=IF([.C1255]=&quot;&quot;; [.B1255]; [.C1255])" office:value-type="string" office:string-value="remote" calcext:value-type="string">
            <text:p>remote</text:p>
          </table:table-cell>
          <table:table-cell office:value-type="string" calcext:value-type="string">
            <text:p>remote</text:p>
          </table:table-cell>
          <table:table-cell/>
          <table:table-cell table:formula="of:=CONCATENATE([.B1255]; REPT(&quot; &quot;; 4); [.D1255])" office:value-type="string" office:string-value="remote    remote" calcext:value-type="string">
            <text:p>remote <text:s text:c="3"/>remot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emove</text:p>
          </table:table-cell>
          <table:table-cell/>
          <table:table-cell table:formula="of:=IF([.C1256]=&quot;&quot;; [.B1256]; [.C1256])" office:value-type="string" office:string-value="remove" calcext:value-type="string">
            <text:p>remove</text:p>
          </table:table-cell>
          <table:table-cell office:value-type="string" calcext:value-type="string">
            <text:p>remove</text:p>
          </table:table-cell>
          <table:table-cell/>
          <table:table-cell table:formula="of:=CONCATENATE([.B1256]; REPT(&quot; &quot;; 4); [.D1256])" office:value-type="string" office:string-value="remove    remove" calcext:value-type="string">
            <text:p>remove <text:s text:c="3"/>remov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eply</text:p>
          </table:table-cell>
          <table:table-cell/>
          <table:table-cell table:formula="of:=IF([.C1257]=&quot;&quot;; [.B1257]; [.C1257])" office:value-type="string" office:string-value="reply" calcext:value-type="string">
            <text:p>reply</text:p>
          </table:table-cell>
          <table:table-cell office:value-type="string" calcext:value-type="string">
            <text:p>reply</text:p>
          </table:table-cell>
          <table:table-cell/>
          <table:table-cell table:formula="of:=CONCATENATE([.B1257]; REPT(&quot; &quot;; 4); [.D1257])" office:value-type="string" office:string-value="reply    reply" calcext:value-type="string">
            <text:p>reply <text:s text:c="3"/>repl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eport</text:p>
          </table:table-cell>
          <table:table-cell/>
          <table:table-cell table:formula="of:=IF([.C1258]=&quot;&quot;; [.B1258]; [.C1258])" office:value-type="string" office:string-value="report" calcext:value-type="string">
            <text:p>report</text:p>
          </table:table-cell>
          <table:table-cell office:value-type="string" calcext:value-type="string">
            <text:p>report</text:p>
          </table:table-cell>
          <table:table-cell/>
          <table:table-cell table:formula="of:=CONCATENATE([.B1258]; REPT(&quot; &quot;; 4); [.D1258])" office:value-type="string" office:string-value="report    report" calcext:value-type="string">
            <text:p>report <text:s text:c="3"/>repor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eset</text:p>
          </table:table-cell>
          <table:table-cell/>
          <table:table-cell table:formula="of:=IF([.C1259]=&quot;&quot;; [.B1259]; [.C1259])" office:value-type="string" office:string-value="reset" calcext:value-type="string">
            <text:p>reset</text:p>
          </table:table-cell>
          <table:table-cell office:value-type="string" calcext:value-type="string">
            <text:p>reset</text:p>
          </table:table-cell>
          <table:table-cell/>
          <table:table-cell table:formula="of:=CONCATENATE([.B1259]; REPT(&quot; &quot;; 4); [.D1259])" office:value-type="string" office:string-value="reset    reset" calcext:value-type="string">
            <text:p>reset <text:s text:c="3"/>rese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esort</text:p>
          </table:table-cell>
          <table:table-cell/>
          <table:table-cell table:formula="of:=IF([.C1260]=&quot;&quot;; [.B1260]; [.C1260])" office:value-type="string" office:string-value="resort" calcext:value-type="string">
            <text:p>resort</text:p>
          </table:table-cell>
          <table:table-cell office:value-type="string" calcext:value-type="string">
            <text:p>resort</text:p>
          </table:table-cell>
          <table:table-cell/>
          <table:table-cell table:formula="of:=CONCATENATE([.B1260]; REPT(&quot; &quot;; 4); [.D1260])" office:value-type="string" office:string-value="resort    resort" calcext:value-type="string">
            <text:p>resort <text:s text:c="3"/>resor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estart</text:p>
          </table:table-cell>
          <table:table-cell/>
          <table:table-cell table:formula="of:=IF([.C1261]=&quot;&quot;; [.B1261]; [.C1261])" office:value-type="string" office:string-value="restart" calcext:value-type="string">
            <text:p>restart</text:p>
          </table:table-cell>
          <table:table-cell office:value-type="string" calcext:value-type="string">
            <text:p>restart</text:p>
          </table:table-cell>
          <table:table-cell/>
          <table:table-cell table:formula="of:=CONCATENATE([.B1261]; REPT(&quot; &quot;; 4); [.D1261])" office:value-type="string" office:string-value="restart    restart" calcext:value-type="string">
            <text:p>restart <text:s text:c="3"/>restar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estore</text:p>
          </table:table-cell>
          <table:table-cell/>
          <table:table-cell table:formula="of:=IF([.C1262]=&quot;&quot;; [.B1262]; [.C1262])" office:value-type="string" office:string-value="restore" calcext:value-type="string">
            <text:p>restore</text:p>
          </table:table-cell>
          <table:table-cell office:value-type="string" calcext:value-type="string">
            <text:p>restore</text:p>
          </table:table-cell>
          <table:table-cell/>
          <table:table-cell table:formula="of:=CONCATENATE([.B1262]; REPT(&quot; &quot;; 4); [.D1262])" office:value-type="string" office:string-value="restore    restore" calcext:value-type="string">
            <text:p>restore <text:s text:c="3"/>restor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euters</text:p>
          </table:table-cell>
          <table:table-cell office:value-type="string" calcext:value-type="string">
            <text:p>Reuters</text:p>
          </table:table-cell>
          <table:table-cell table:formula="of:=IF([.C1263]=&quot;&quot;; [.B1263]; [.C1263])" office:value-type="string" office:string-value="Reuters" calcext:value-type="string">
            <text:p>Reuters</text:p>
          </table:table-cell>
          <table:table-cell office:value-type="string" calcext:value-type="string">
            <text:p>Reuters</text:p>
          </table:table-cell>
          <table:table-cell/>
          <table:table-cell table:formula="of:=CONCATENATE([.B1263]; REPT(&quot; &quot;; 4); [.D1263])" office:value-type="string" office:string-value="reuters    Reuters" calcext:value-type="string">
            <text:p>reuters <text:s text:c="3"/>Reuter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eview</text:p>
          </table:table-cell>
          <table:table-cell/>
          <table:table-cell table:formula="of:=IF([.C1264]=&quot;&quot;; [.B1264]; [.C1264])" office:value-type="string" office:string-value="review" calcext:value-type="string">
            <text:p>review</text:p>
          </table:table-cell>
          <table:table-cell office:value-type="string" calcext:value-type="string">
            <text:p>review</text:p>
          </table:table-cell>
          <table:table-cell/>
          <table:table-cell table:formula="of:=CONCATENATE([.B1264]; REPT(&quot; &quot;; 4); [.D1264])" office:value-type="string" office:string-value="review    review" calcext:value-type="string">
            <text:p>review <text:s text:c="3"/>review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hett</text:p>
          </table:table-cell>
          <table:table-cell/>
          <table:table-cell table:formula="of:=IF([.C1265]=&quot;&quot;; [.B1265]; [.C1265])" office:value-type="string" office:string-value="rhett" calcext:value-type="string">
            <text:p>rhett</text:p>
          </table:table-cell>
          <table:table-cell office:value-type="string" calcext:value-type="string">
            <text:p>rhett</text:p>
          </table:table-cell>
          <table:table-cell/>
          <table:table-cell table:formula="of:=CONCATENATE([.B1265]; REPT(&quot; &quot;; 4); [.D1265])" office:value-type="string" office:string-value="rhett    rhett" calcext:value-type="string">
            <text:p>rhett <text:s text:c="3"/>rhet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ica</text:p>
          </table:table-cell>
          <table:table-cell/>
          <table:table-cell table:formula="of:=IF([.C1266]=&quot;&quot;; [.B1266]; [.C1266])" office:value-type="string" office:string-value="rica" calcext:value-type="string">
            <text:p>rica</text:p>
          </table:table-cell>
          <table:table-cell office:value-type="string" calcext:value-type="string">
            <text:p>rica</text:p>
          </table:table-cell>
          <table:table-cell/>
          <table:table-cell table:formula="of:=CONCATENATE([.B1266]; REPT(&quot; &quot;; 4); [.D1266])" office:value-type="string" office:string-value="rica    rica" calcext:value-type="string">
            <text:p>rica <text:s text:c="3"/>ric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ice</text:p>
          </table:table-cell>
          <table:table-cell/>
          <table:table-cell table:formula="of:=IF([.C1267]=&quot;&quot;; [.B1267]; [.C1267])" office:value-type="string" office:string-value="rice" calcext:value-type="string">
            <text:p>rice</text:p>
          </table:table-cell>
          <table:table-cell office:value-type="string" calcext:value-type="string">
            <text:p>rice</text:p>
          </table:table-cell>
          <table:table-cell/>
          <table:table-cell table:formula="of:=CONCATENATE([.B1267]; REPT(&quot; &quot;; 4); [.D1267])" office:value-type="string" office:string-value="rice    rice" calcext:value-type="string">
            <text:p>rice <text:s text:c="3"/>ric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ichard</text:p>
          </table:table-cell>
          <table:table-cell table:formula="of:=IF([.C1268]=&quot;&quot;; [.B1268]; [.C1268])" office:value-type="string" office:string-value="Richard" calcext:value-type="string">
            <text:p>Richard</text:p>
          </table:table-cell>
          <table:table-cell office:value-type="string" calcext:value-type="string">
            <text:p>Richard</text:p>
          </table:table-cell>
          <table:table-cell/>
          <table:table-cell table:formula="of:=CONCATENATE([.B1268]; REPT(&quot; &quot;; 4); [.D1268])" office:value-type="string" office:string-value="richard    Richard" calcext:value-type="string">
            <text:p>richard <text:s text:c="3"/>Richar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ick</text:p>
          </table:table-cell>
          <table:table-cell/>
          <table:table-cell table:formula="of:=IF([.C1269]=&quot;&quot;; [.B1269]; [.C1269])" office:value-type="string" office:string-value="rick" calcext:value-type="string">
            <text:p>rick</text:p>
          </table:table-cell>
          <table:table-cell office:value-type="string" calcext:value-type="string">
            <text:p>rick</text:p>
          </table:table-cell>
          <table:table-cell/>
          <table:table-cell table:formula="of:=CONCATENATE([.B1269]; REPT(&quot; &quot;; 4); [.D1269])" office:value-type="string" office:string-value="rick    rick" calcext:value-type="string">
            <text:p>rick <text:s text:c="3"/>ri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iedl</text:p>
          </table:table-cell>
          <table:table-cell/>
          <table:table-cell table:formula="of:=IF([.C1270]=&quot;&quot;; [.B1270]; [.C1270])" office:value-type="string" office:string-value="riedl" calcext:value-type="string">
            <text:p>riedl</text:p>
          </table:table-cell>
          <table:table-cell office:value-type="string" calcext:value-type="string">
            <text:p>riedl</text:p>
          </table:table-cell>
          <table:table-cell/>
          <table:table-cell table:formula="of:=CONCATENATE([.B1270]; REPT(&quot; &quot;; 4); [.D1270])" office:value-type="string" office:string-value="riedl    riedl" calcext:value-type="string">
            <text:p>riedl <text:s text:c="3"/>ried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ihanna</text:p>
          </table:table-cell>
          <table:table-cell/>
          <table:table-cell table:formula="of:=IF([.C1271]=&quot;&quot;; [.B1271]; [.C1271])" office:value-type="string" office:string-value="rihanna" calcext:value-type="string">
            <text:p>rihanna</text:p>
          </table:table-cell>
          <table:table-cell office:value-type="string" calcext:value-type="string">
            <text:p>rihanna</text:p>
          </table:table-cell>
          <table:table-cell/>
          <table:table-cell table:formula="of:=CONCATENATE([.B1271]; REPT(&quot; &quot;; 4); [.D1271])" office:value-type="string" office:string-value="rihanna    rihanna" calcext:value-type="string">
            <text:p>rihanna <text:s text:c="3"/>rihan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io</text:p>
          </table:table-cell>
          <table:table-cell/>
          <table:table-cell table:formula="of:=IF([.C1272]=&quot;&quot;; [.B1272]; [.C1272])" office:value-type="string" office:string-value="rio" calcext:value-type="string">
            <text:p>rio</text:p>
          </table:table-cell>
          <table:table-cell office:value-type="string" calcext:value-type="string">
            <text:p>rio</text:p>
          </table:table-cell>
          <table:table-cell/>
          <table:table-cell table:formula="of:=CONCATENATE([.B1272]; REPT(&quot; &quot;; 4); [.D1272])" office:value-type="string" office:string-value="rio    rio" calcext:value-type="string">
            <text:p>rio <text:s text:c="3"/>ri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iver</text:p>
          </table:table-cell>
          <table:table-cell/>
          <table:table-cell table:formula="of:=IF([.C1273]=&quot;&quot;; [.B1273]; [.C1273])" office:value-type="string" office:string-value="river" calcext:value-type="string">
            <text:p>river</text:p>
          </table:table-cell>
          <table:table-cell office:value-type="string" calcext:value-type="string">
            <text:p>river</text:p>
          </table:table-cell>
          <table:table-cell/>
          <table:table-cell table:formula="of:=CONCATENATE([.B1273]; REPT(&quot; &quot;; 4); [.D1273])" office:value-type="string" office:string-value="river    river" calcext:value-type="string">
            <text:p>river <text:s text:c="3"/>riv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ad</text:p>
          </table:table-cell>
          <table:table-cell/>
          <table:table-cell table:formula="of:=IF([.C1274]=&quot;&quot;; [.B1274]; [.C1274])" office:value-type="string" office:string-value="road" calcext:value-type="string">
            <text:p>road</text:p>
          </table:table-cell>
          <table:table-cell office:value-type="string" calcext:value-type="string">
            <text:p>road</text:p>
          </table:table-cell>
          <table:table-cell/>
          <table:table-cell table:formula="of:=CONCATENATE([.B1274]; REPT(&quot; &quot;; 4); [.D1274])" office:value-type="string" office:string-value="road    road" calcext:value-type="string">
            <text:p>road <text:s text:c="3"/>roa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bben</text:p>
          </table:table-cell>
          <table:table-cell/>
          <table:table-cell table:formula="of:=IF([.C1275]=&quot;&quot;; [.B1275]; [.C1275])" office:value-type="string" office:string-value="robben" calcext:value-type="string">
            <text:p>robben</text:p>
          </table:table-cell>
          <table:table-cell office:value-type="string" calcext:value-type="string">
            <text:p>robben</text:p>
          </table:table-cell>
          <table:table-cell/>
          <table:table-cell table:formula="of:=CONCATENATE([.B1275]; REPT(&quot; &quot;; 4); [.D1275])" office:value-type="string" office:string-value="robben    robben" calcext:value-type="string">
            <text:p>robben <text:s text:c="3"/>robb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oberto</text:p>
          </table:table-cell>
          <table:table-cell table:formula="of:=IF([.C1276]=&quot;&quot;; [.B1276]; [.C1276])" office:value-type="string" office:string-value="Roberto" calcext:value-type="string">
            <text:p>Roberto</text:p>
          </table:table-cell>
          <table:table-cell office:value-type="string" calcext:value-type="string">
            <text:p>Roberto</text:p>
          </table:table-cell>
          <table:table-cell/>
          <table:table-cell table:formula="of:=CONCATENATE([.B1276]; REPT(&quot; &quot;; 4); [.D1276])" office:value-type="string" office:string-value="roberto    Roberto" calcext:value-type="string">
            <text:p>roberto <text:s text:c="3"/>Robert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obert</text:p>
          </table:table-cell>
          <table:table-cell table:formula="of:=IF([.C1277]=&quot;&quot;; [.B1277]; [.C1277])" office:value-type="string" office:string-value="Robert" calcext:value-type="string">
            <text:p>Robert</text:p>
          </table:table-cell>
          <table:table-cell office:value-type="string" calcext:value-type="string">
            <text:p>Robert</text:p>
          </table:table-cell>
          <table:table-cell/>
          <table:table-cell table:formula="of:=CONCATENATE([.B1277]; REPT(&quot; &quot;; 4); [.D1277])" office:value-type="string" office:string-value="robert    Robert" calcext:value-type="string">
            <text:p>robert <text:s text:c="3"/>Rober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Roberts</text:p>
          </table:table-cell>
          <table:table-cell table:formula="of:=IF([.C1278]=&quot;&quot;; [.B1278]; [.C1278])" office:value-type="string" office:string-value="Roberts" calcext:value-type="string">
            <text:p>Roberts</text:p>
          </table:table-cell>
          <table:table-cell office:value-type="string" calcext:value-type="string">
            <text:p>Roberts</text:p>
          </table:table-cell>
          <table:table-cell/>
          <table:table-cell table:formula="of:=CONCATENATE([.B1278]; REPT(&quot; &quot;; 4); [.D1278])" office:value-type="string" office:string-value="roberts    Roberts" calcext:value-type="string">
            <text:p>roberts <text:s text:c="3"/>Robert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Robin</text:p>
          </table:table-cell>
          <table:table-cell table:formula="of:=IF([.C1279]=&quot;&quot;; [.B1279]; [.C1279])" office:value-type="string" office:string-value="Robin" calcext:value-type="string">
            <text:p>Robin</text:p>
          </table:table-cell>
          <table:table-cell office:value-type="string" calcext:value-type="string">
            <text:p>Robin</text:p>
          </table:table-cell>
          <table:table-cell/>
          <table:table-cell table:formula="of:=CONCATENATE([.B1279]; REPT(&quot; &quot;; 4); [.D1279])" office:value-type="string" office:string-value="robin    Robin" calcext:value-type="string">
            <text:p>robin <text:s text:c="3"/>Rob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bot</text:p>
          </table:table-cell>
          <table:table-cell/>
          <table:table-cell table:formula="of:=IF([.C1280]=&quot;&quot;; [.B1280]; [.C1280])" office:value-type="string" office:string-value="robot" calcext:value-type="string">
            <text:p>robot</text:p>
          </table:table-cell>
          <table:table-cell office:value-type="string" calcext:value-type="string">
            <text:p>robot</text:p>
          </table:table-cell>
          <table:table-cell/>
          <table:table-cell table:formula="of:=CONCATENATE([.B1280]; REPT(&quot; &quot;; 4); [.D1280])" office:value-type="string" office:string-value="robot    robot" calcext:value-type="string">
            <text:p>robot <text:s text:c="3"/>robo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ck</text:p>
          </table:table-cell>
          <table:table-cell/>
          <table:table-cell table:formula="of:=IF([.C1281]=&quot;&quot;; [.B1281]; [.C1281])" office:value-type="string" office:string-value="rock" calcext:value-type="string">
            <text:p>rock</text:p>
          </table:table-cell>
          <table:table-cell office:value-type="string" calcext:value-type="string">
            <text:p>rock</text:p>
          </table:table-cell>
          <table:table-cell/>
          <table:table-cell table:formula="of:=CONCATENATE([.B1281]; REPT(&quot; &quot;; 4); [.D1281])" office:value-type="string" office:string-value="rock    rock" calcext:value-type="string">
            <text:p>rock <text:s text:c="3"/>ro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dgers</text:p>
          </table:table-cell>
          <table:table-cell office:value-type="string" calcext:value-type="string">
            <text:p>Rodgers</text:p>
          </table:table-cell>
          <table:table-cell table:formula="of:=IF([.C1282]=&quot;&quot;; [.B1282]; [.C1282])" office:value-type="string" office:string-value="Rodgers" calcext:value-type="string">
            <text:p>Rodgers</text:p>
          </table:table-cell>
          <table:table-cell office:value-type="string" calcext:value-type="string">
            <text:p>Rodgers</text:p>
          </table:table-cell>
          <table:table-cell/>
          <table:table-cell table:formula="of:=CONCATENATE([.B1282]; REPT(&quot; &quot;; 4); [.D1282])" office:value-type="string" office:string-value="rodgers    Rodgers" calcext:value-type="string">
            <text:p>rodgers <text:s text:c="3"/>Rodger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Rodriguez</text:p>
          </table:table-cell>
          <table:table-cell table:formula="of:=IF([.C1283]=&quot;&quot;; [.B1283]; [.C1283])" office:value-type="string" office:string-value="Rodriguez" calcext:value-type="string">
            <text:p>Rodriguez</text:p>
          </table:table-cell>
          <table:table-cell office:value-type="string" calcext:value-type="string">
            <text:p>Rodriguez</text:p>
          </table:table-cell>
          <table:table-cell/>
          <table:table-cell table:formula="of:=CONCATENATE([.B1283]; REPT(&quot; &quot;; 4); [.D1283])" office:value-type="string" office:string-value="rodriguez    Rodriguez" calcext:value-type="string">
            <text:p>rodriguez <text:s text:c="3"/>Rodriguez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Roger</text:p>
          </table:table-cell>
          <table:table-cell table:formula="of:=IF([.C1284]=&quot;&quot;; [.B1284]; [.C1284])" office:value-type="string" office:string-value="Roger" calcext:value-type="string">
            <text:p>Roger</text:p>
          </table:table-cell>
          <table:table-cell office:value-type="string" calcext:value-type="string">
            <text:p>Roger</text:p>
          </table:table-cell>
          <table:table-cell/>
          <table:table-cell table:formula="of:=CONCATENATE([.B1284]; REPT(&quot; &quot;; 4); [.D1284])" office:value-type="string" office:string-value="roger    Roger" calcext:value-type="string">
            <text:p>roger <text:s text:c="3"/>Rog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Rogers</text:p>
          </table:table-cell>
          <table:table-cell table:formula="of:=IF([.C1285]=&quot;&quot;; [.B1285]; [.C1285])" office:value-type="string" office:string-value="Rogers" calcext:value-type="string">
            <text:p>Rogers</text:p>
          </table:table-cell>
          <table:table-cell office:value-type="string" calcext:value-type="string">
            <text:p>Rogers</text:p>
          </table:table-cell>
          <table:table-cell/>
          <table:table-cell table:formula="of:=CONCATENATE([.B1285]; REPT(&quot; &quot;; 4); [.D1285])" office:value-type="string" office:string-value="rogers    Rogers" calcext:value-type="string">
            <text:p>rogers <text:s text:c="3"/>Roger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Roland</text:p>
          </table:table-cell>
          <table:table-cell table:formula="of:=IF([.C1286]=&quot;&quot;; [.B1286]; [.C1286])" office:value-type="string" office:string-value="Roland" calcext:value-type="string">
            <text:p>Roland</text:p>
          </table:table-cell>
          <table:table-cell office:value-type="string" calcext:value-type="string">
            <text:p>Roland</text:p>
          </table:table-cell>
          <table:table-cell/>
          <table:table-cell table:formula="of:=CONCATENATE([.B1286]; REPT(&quot; &quot;; 4); [.D1286])" office:value-type="string" office:string-value="roland    Roland" calcext:value-type="string">
            <text:p>roland <text:s text:c="3"/>Rola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mania</text:p>
          </table:table-cell>
          <table:table-cell/>
          <table:table-cell table:formula="of:=IF([.C1287]=&quot;&quot;; [.B1287]; [.C1287])" office:value-type="string" office:string-value="romania" calcext:value-type="string">
            <text:p>romania</text:p>
          </table:table-cell>
          <table:table-cell office:value-type="string" calcext:value-type="string">
            <text:p>romania</text:p>
          </table:table-cell>
          <table:table-cell/>
          <table:table-cell table:formula="of:=CONCATENATE([.B1287]; REPT(&quot; &quot;; 4); [.D1287])" office:value-type="string" office:string-value="romania    romania" calcext:value-type="string">
            <text:p>romania <text:s text:c="3"/>roman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Roma</text:p>
          </table:table-cell>
          <table:table-cell table:formula="of:=IF([.C1288]=&quot;&quot;; [.B1288]; [.C1288])" office:value-type="string" office:string-value="Roma" calcext:value-type="string">
            <text:p>Roma</text:p>
          </table:table-cell>
          <table:table-cell office:value-type="string" calcext:value-type="string">
            <text:p>Roma</text:p>
          </table:table-cell>
          <table:table-cell/>
          <table:table-cell table:formula="of:=CONCATENATE([.B1288]; REPT(&quot; &quot;; 4); [.D1288])" office:value-type="string" office:string-value="roma    Roma" calcext:value-type="string">
            <text:p>roma <text:s text:c="3"/>Rom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Romeo</text:p>
          </table:table-cell>
          <table:table-cell table:formula="of:=IF([.C1289]=&quot;&quot;; [.B1289]; [.C1289])" office:value-type="string" office:string-value="Romeo" calcext:value-type="string">
            <text:p>Romeo</text:p>
          </table:table-cell>
          <table:table-cell office:value-type="string" calcext:value-type="string">
            <text:p>Romeo</text:p>
          </table:table-cell>
          <table:table-cell/>
          <table:table-cell table:formula="of:=CONCATENATE([.B1289]; REPT(&quot; &quot;; 4); [.D1289])" office:value-type="string" office:string-value="romeo    Romeo" calcext:value-type="string">
            <text:p>romeo <text:s text:c="3"/>Rome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Rome</text:p>
          </table:table-cell>
          <table:table-cell table:formula="of:=IF([.C1290]=&quot;&quot;; [.B1290]; [.C1290])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/>
          <table:table-cell table:formula="of:=CONCATENATE([.B1290]; REPT(&quot; &quot;; 4); [.D1290])" office:value-type="string" office:string-value="rome    Rome" calcext:value-type="string">
            <text:p>rome <text:s text:c="3"/>Rom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Ronaldo</text:p>
          </table:table-cell>
          <table:table-cell table:formula="of:=IF([.C1291]=&quot;&quot;; [.B1291]; [.C1291])" office:value-type="string" office:string-value="Ronaldo" calcext:value-type="string">
            <text:p>Ronaldo</text:p>
          </table:table-cell>
          <table:table-cell office:value-type="string" calcext:value-type="string">
            <text:p>Ronaldo</text:p>
          </table:table-cell>
          <table:table-cell/>
          <table:table-cell table:formula="of:=CONCATENATE([.B1291]; REPT(&quot; &quot;; 4); [.D1291])" office:value-type="string" office:string-value="ronaldo    Ronaldo" calcext:value-type="string">
            <text:p>ronaldo <text:s text:c="3"/>Ronald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oney</text:p>
          </table:table-cell>
          <table:table-cell office:value-type="string" calcext:value-type="string">
            <text:p>Rooney</text:p>
          </table:table-cell>
          <table:table-cell table:formula="of:=IF([.C1292]=&quot;&quot;; [.B1292]; [.C1292])" office:value-type="string" office:string-value="Rooney" calcext:value-type="string">
            <text:p>Rooney</text:p>
          </table:table-cell>
          <table:table-cell office:value-type="string" calcext:value-type="string">
            <text:p>Rooney</text:p>
          </table:table-cell>
          <table:table-cell/>
          <table:table-cell table:formula="of:=CONCATENATE([.B1292]; REPT(&quot; &quot;; 4); [.D1292])" office:value-type="string" office:string-value="rooney    Rooney" calcext:value-type="string">
            <text:p>rooney <text:s text:c="3"/>Roone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se</text:p>
          </table:table-cell>
          <table:table-cell/>
          <table:table-cell table:formula="of:=IF([.C1293]=&quot;&quot;; [.B1293]; [.C1293])" office:value-type="string" office:string-value="rose" calcext:value-type="string">
            <text:p>rose</text:p>
          </table:table-cell>
          <table:table-cell office:value-type="string" calcext:value-type="string">
            <text:p>rose</text:p>
          </table:table-cell>
          <table:table-cell/>
          <table:table-cell table:formula="of:=CONCATENATE([.B1293]; REPT(&quot; &quot;; 4); [.D1293])" office:value-type="string" office:string-value="rose    rose" calcext:value-type="string">
            <text:p>rose <text:s text:c="3"/>ros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sie</text:p>
          </table:table-cell>
          <table:table-cell/>
          <table:table-cell table:formula="of:=IF([.C1294]=&quot;&quot;; [.B1294]; [.C1294])" office:value-type="string" office:string-value="rosie" calcext:value-type="string">
            <text:p>rosie</text:p>
          </table:table-cell>
          <table:table-cell office:value-type="string" calcext:value-type="string">
            <text:p>rosie</text:p>
          </table:table-cell>
          <table:table-cell/>
          <table:table-cell table:formula="of:=CONCATENATE([.B1294]; REPT(&quot; &quot;; 4); [.D1294])" office:value-type="string" office:string-value="rosie    rosie" calcext:value-type="string">
            <text:p>rosie <text:s text:c="3"/>rosi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Rossi</text:p>
          </table:table-cell>
          <table:table-cell table:formula="of:=IF([.C1295]=&quot;&quot;; [.B1295]; [.C1295])" office:value-type="string" office:string-value="Rossi" calcext:value-type="string">
            <text:p>Rossi</text:p>
          </table:table-cell>
          <table:table-cell office:value-type="string" calcext:value-type="string">
            <text:p>Rossi</text:p>
          </table:table-cell>
          <table:table-cell/>
          <table:table-cell table:formula="of:=CONCATENATE([.B1295]; REPT(&quot; &quot;; 4); [.D1295])" office:value-type="string" office:string-value="rossi    Rossi" calcext:value-type="string">
            <text:p>rossi <text:s text:c="3"/>Ross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ss</text:p>
          </table:table-cell>
          <table:table-cell/>
          <table:table-cell table:formula="of:=IF([.C1296]=&quot;&quot;; [.B1296]; [.C1296])" office:value-type="string" office:string-value="ross" calcext:value-type="string">
            <text:p>ross</text:p>
          </table:table-cell>
          <table:table-cell office:value-type="string" calcext:value-type="string">
            <text:p>ross</text:p>
          </table:table-cell>
          <table:table-cell/>
          <table:table-cell table:formula="of:=CONCATENATE([.B1296]; REPT(&quot; &quot;; 4); [.D1296])" office:value-type="string" office:string-value="ross    ross" calcext:value-type="string">
            <text:p>ross <text:s text:c="3"/>ros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Router</text:p>
          </table:table-cell>
          <table:table-cell table:formula="of:=IF([.C1297]=&quot;&quot;; [.B1297]; [.C1297])" office:value-type="string" office:string-value="Router" calcext:value-type="string">
            <text:p>Router</text:p>
          </table:table-cell>
          <table:table-cell office:value-type="string" calcext:value-type="string">
            <text:p>Router</text:p>
          </table:table-cell>
          <table:table-cell/>
          <table:table-cell table:formula="of:=CONCATENATE([.B1297]; REPT(&quot; &quot;; 4); [.D1297])" office:value-type="string" office:string-value="router    Router" calcext:value-type="string">
            <text:p>router <text:s text:c="3"/>Rout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ver</text:p>
          </table:table-cell>
          <table:table-cell/>
          <table:table-cell table:formula="of:=IF([.C1298]=&quot;&quot;; [.B1298]; [.C1298])" office:value-type="string" office:string-value="rover" calcext:value-type="string">
            <text:p>rover</text:p>
          </table:table-cell>
          <table:table-cell office:value-type="string" calcext:value-type="string">
            <text:p>rover</text:p>
          </table:table-cell>
          <table:table-cell/>
          <table:table-cell table:formula="of:=CONCATENATE([.B1298]; REPT(&quot; &quot;; 4); [.D1298])" office:value-type="string" office:string-value="rover    rover" calcext:value-type="string">
            <text:p>rover <text:s text:c="3"/>rov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yal</text:p>
          </table:table-cell>
          <table:table-cell/>
          <table:table-cell table:formula="of:=IF([.C1299]=&quot;&quot;; [.B1299]; [.C1299])" office:value-type="string" office:string-value="royal" calcext:value-type="string">
            <text:p>royal</text:p>
          </table:table-cell>
          <table:table-cell office:value-type="string" calcext:value-type="string">
            <text:p>royal</text:p>
          </table:table-cell>
          <table:table-cell/>
          <table:table-cell table:formula="of:=CONCATENATE([.B1299]; REPT(&quot; &quot;; 4); [.D1299])" office:value-type="string" office:string-value="royal    royal" calcext:value-type="string">
            <text:p>royal <text:s text:c="3"/>roy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oy</text:p>
          </table:table-cell>
          <table:table-cell/>
          <table:table-cell table:formula="of:=IF([.C1300]=&quot;&quot;; [.B1300]; [.C1300])" office:value-type="string" office:string-value="roy" calcext:value-type="string">
            <text:p>roy</text:p>
          </table:table-cell>
          <table:table-cell office:value-type="string" calcext:value-type="string">
            <text:p>roy</text:p>
          </table:table-cell>
          <table:table-cell/>
          <table:table-cell table:formula="of:=CONCATENATE([.B1300]; REPT(&quot; &quot;; 4); [.D1300])" office:value-type="string" office:string-value="roy    roy" calcext:value-type="string">
            <text:p>roy <text:s text:c="3"/>ro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ubella</text:p>
          </table:table-cell>
          <table:table-cell office:value-type="string" calcext:value-type="string">
            <text:p>Rubella</text:p>
          </table:table-cell>
          <table:table-cell table:formula="of:=IF([.C1301]=&quot;&quot;; [.B1301]; [.C1301])" office:value-type="string" office:string-value="Rubella" calcext:value-type="string">
            <text:p>Rubella</text:p>
          </table:table-cell>
          <table:table-cell office:value-type="string" calcext:value-type="string">
            <text:p>Rubella</text:p>
          </table:table-cell>
          <table:table-cell/>
          <table:table-cell table:formula="of:=CONCATENATE([.B1301]; REPT(&quot; &quot;; 4); [.D1301])" office:value-type="string" office:string-value="rubella    Rubella" calcext:value-type="string">
            <text:p>rubella <text:s text:c="3"/>Rubell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uby</text:p>
          </table:table-cell>
          <table:table-cell/>
          <table:table-cell table:formula="of:=IF([.C1302]=&quot;&quot;; [.B1302]; [.C1302])" office:value-type="string" office:string-value="ruby" calcext:value-type="string">
            <text:p>ruby</text:p>
          </table:table-cell>
          <table:table-cell office:value-type="string" calcext:value-type="string">
            <text:p>ruby</text:p>
          </table:table-cell>
          <table:table-cell/>
          <table:table-cell table:formula="of:=CONCATENATE([.B1302]; REPT(&quot; &quot;; 4); [.D1302])" office:value-type="string" office:string-value="ruby    ruby" calcext:value-type="string">
            <text:p>ruby <text:s text:c="3"/>rub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Russell</text:p>
          </table:table-cell>
          <table:table-cell table:formula="of:=IF([.C1303]=&quot;&quot;; [.B1303]; [.C1303])" office:value-type="string" office:string-value="Russell" calcext:value-type="string">
            <text:p>Russell</text:p>
          </table:table-cell>
          <table:table-cell office:value-type="string" calcext:value-type="string">
            <text:p>Russell</text:p>
          </table:table-cell>
          <table:table-cell/>
          <table:table-cell table:formula="of:=CONCATENATE([.B1303]; REPT(&quot; &quot;; 4); [.D1303])" office:value-type="string" office:string-value="russell    Russell" calcext:value-type="string">
            <text:p>russell <text:s text:c="3"/>Russel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uth</text:p>
          </table:table-cell>
          <table:table-cell/>
          <table:table-cell table:formula="of:=IF([.C1304]=&quot;&quot;; [.B1304]; [.C1304])" office:value-type="string" office:string-value="ruth" calcext:value-type="string">
            <text:p>ruth</text:p>
          </table:table-cell>
          <table:table-cell office:value-type="string" calcext:value-type="string">
            <text:p>ruth</text:p>
          </table:table-cell>
          <table:table-cell/>
          <table:table-cell table:formula="of:=CONCATENATE([.B1304]; REPT(&quot; &quot;; 4); [.D1304])" office:value-type="string" office:string-value="ruth    ruth" calcext:value-type="string">
            <text:p>ruth <text:s text:c="3"/>rut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Ryan</text:p>
          </table:table-cell>
          <table:table-cell table:formula="of:=IF([.C1305]=&quot;&quot;; [.B1305]; [.C1305])" office:value-type="string" office:string-value="Ryan" calcext:value-type="string">
            <text:p>Ryan</text:p>
          </table:table-cell>
          <table:table-cell office:value-type="string" calcext:value-type="string">
            <text:p>Ryan</text:p>
          </table:table-cell>
          <table:table-cell/>
          <table:table-cell table:formula="of:=CONCATENATE([.B1305]; REPT(&quot; &quot;; 4); [.D1305])" office:value-type="string" office:string-value="ryan    Ryan" calcext:value-type="string">
            <text:p>ryan <text:s text:c="3"/>Ry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chs</text:p>
          </table:table-cell>
          <table:table-cell/>
          <table:table-cell table:formula="of:=IF([.C1306]=&quot;&quot;; [.B1306]; [.C1306])" office:value-type="string" office:string-value="sachs" calcext:value-type="string">
            <text:p>sachs</text:p>
          </table:table-cell>
          <table:table-cell office:value-type="string" calcext:value-type="string">
            <text:p>sachs</text:p>
          </table:table-cell>
          <table:table-cell/>
          <table:table-cell table:formula="of:=CONCATENATE([.B1306]; REPT(&quot; &quot;; 4); [.D1306])" office:value-type="string" office:string-value="sachs    sachs" calcext:value-type="string">
            <text:p>sachs <text:s text:c="3"/>sach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combank</text:p>
          </table:table-cell>
          <table:table-cell office:value-type="string" calcext:value-type="string">
            <text:p>Sacombank</text:p>
          </table:table-cell>
          <table:table-cell table:formula="of:=IF([.C1307]=&quot;&quot;; [.B1307]; [.C1307])" office:value-type="string" office:string-value="Sacombank" calcext:value-type="string">
            <text:p>Sacombank</text:p>
          </table:table-cell>
          <table:table-cell office:value-type="string" calcext:value-type="string">
            <text:p>Sacombank</text:p>
          </table:table-cell>
          <table:table-cell/>
          <table:table-cell table:formula="of:=CONCATENATE([.B1307]; REPT(&quot; &quot;; 4); [.D1307])" office:value-type="string" office:string-value="sacombank    Sacombank" calcext:value-type="string">
            <text:p>sacombank <text:s text:c="3"/>Sacomban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ddam</text:p>
          </table:table-cell>
          <table:table-cell/>
          <table:table-cell table:formula="of:=IF([.C1308]=&quot;&quot;; [.B1308]; [.C1308])" office:value-type="string" office:string-value="saddam" calcext:value-type="string">
            <text:p>saddam</text:p>
          </table:table-cell>
          <table:table-cell office:value-type="string" calcext:value-type="string">
            <text:p>saddam</text:p>
          </table:table-cell>
          <table:table-cell/>
          <table:table-cell table:formula="of:=CONCATENATE([.B1308]; REPT(&quot; &quot;; 4); [.D1308])" office:value-type="string" office:string-value="saddam    saddam" calcext:value-type="string">
            <text:p>saddam <text:s text:c="3"/>sadda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Safari</text:p>
          </table:table-cell>
          <table:table-cell table:formula="of:=IF([.C1309]=&quot;&quot;; [.B1309]; [.C1309])" office:value-type="string" office:string-value="Safari" calcext:value-type="string">
            <text:p>Safari</text:p>
          </table:table-cell>
          <table:table-cell office:value-type="string" calcext:value-type="string">
            <text:p>Safari</text:p>
          </table:table-cell>
          <table:table-cell/>
          <table:table-cell table:formula="of:=CONCATENATE([.B1309]; REPT(&quot; &quot;; 4); [.D1309])" office:value-type="string" office:string-value="safari    Safari" calcext:value-type="string">
            <text:p>safari <text:s text:c="3"/>Safar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fe</text:p>
          </table:table-cell>
          <table:table-cell/>
          <table:table-cell table:formula="of:=IF([.C1310]=&quot;&quot;; [.B1310]; [.C1310])" office:value-type="string" office:string-value="safe" calcext:value-type="string">
            <text:p>safe</text:p>
          </table:table-cell>
          <table:table-cell office:value-type="string" calcext:value-type="string">
            <text:p>safe</text:p>
          </table:table-cell>
          <table:table-cell/>
          <table:table-cell table:formula="of:=CONCATENATE([.B1310]; REPT(&quot; &quot;; 4); [.D1310])" office:value-type="string" office:string-value="safe    safe" calcext:value-type="string">
            <text:p>safe <text:s text:c="3"/>saf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igon</text:p>
          </table:table-cell>
          <table:table-cell office:value-type="string" calcext:value-type="string">
            <text:p>Saigon</text:p>
          </table:table-cell>
          <table:table-cell table:formula="of:=IF([.C1311]=&quot;&quot;; [.B1311]; [.C1311])" office:value-type="string" office:string-value="Saigon" calcext:value-type="string">
            <text:p>Saigon</text:p>
          </table:table-cell>
          <table:table-cell office:value-type="string" calcext:value-type="string">
            <text:p>Saigon</text:p>
          </table:table-cell>
          <table:table-cell/>
          <table:table-cell table:formula="of:=CONCATENATE([.B1311]; REPT(&quot; &quot;; 4); [.D1311])" office:value-type="string" office:string-value="saigon    Saigon" calcext:value-type="string">
            <text:p>saigon <text:s text:c="3"/>Saig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int</text:p>
          </table:table-cell>
          <table:table-cell/>
          <table:table-cell table:formula="of:=IF([.C1312]=&quot;&quot;; [.B1312]; [.C1312])" office:value-type="string" office:string-value="saint" calcext:value-type="string">
            <text:p>saint</text:p>
          </table:table-cell>
          <table:table-cell office:value-type="string" calcext:value-type="string">
            <text:p>saint</text:p>
          </table:table-cell>
          <table:table-cell/>
          <table:table-cell table:formula="of:=CONCATENATE([.B1312]; REPT(&quot; &quot;; 4); [.D1312])" office:value-type="string" office:string-value="saint    saint" calcext:value-type="string">
            <text:p>saint <text:s text:c="3"/>sain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lad</text:p>
          </table:table-cell>
          <table:table-cell/>
          <table:table-cell table:formula="of:=IF([.C1313]=&quot;&quot;; [.B1313]; [.C1313])" office:value-type="string" office:string-value="salad" calcext:value-type="string">
            <text:p>salad</text:p>
          </table:table-cell>
          <table:table-cell office:value-type="string" calcext:value-type="string">
            <text:p>salad</text:p>
          </table:table-cell>
          <table:table-cell/>
          <table:table-cell table:formula="of:=CONCATENATE([.B1313]; REPT(&quot; &quot;; 4); [.D1313])" office:value-type="string" office:string-value="salad    salad" calcext:value-type="string">
            <text:p>salad <text:s text:c="3"/>sala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les</text:p>
          </table:table-cell>
          <table:table-cell/>
          <table:table-cell table:formula="of:=IF([.C1314]=&quot;&quot;; [.B1314]; [.C1314])" office:value-type="string" office:string-value="sales" calcext:value-type="string">
            <text:p>sales</text:p>
          </table:table-cell>
          <table:table-cell office:value-type="string" calcext:value-type="string">
            <text:p>sales</text:p>
          </table:table-cell>
          <table:table-cell/>
          <table:table-cell table:formula="of:=CONCATENATE([.B1314]; REPT(&quot; &quot;; 4); [.D1314])" office:value-type="string" office:string-value="sales    sales" calcext:value-type="string">
            <text:p>sales <text:s text:c="3"/>sal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le</text:p>
          </table:table-cell>
          <table:table-cell/>
          <table:table-cell table:formula="of:=IF([.C1315]=&quot;&quot;; [.B1315]; [.C1315])" office:value-type="string" office:string-value="sale" calcext:value-type="string">
            <text:p>sale</text:p>
          </table:table-cell>
          <table:table-cell office:value-type="string" calcext:value-type="string">
            <text:p>sale</text:p>
          </table:table-cell>
          <table:table-cell/>
          <table:table-cell table:formula="of:=CONCATENATE([.B1315]; REPT(&quot; &quot;; 4); [.D1315])" office:value-type="string" office:string-value="sale    sale" calcext:value-type="string">
            <text:p>sale <text:s text:c="3"/>sa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lly</text:p>
          </table:table-cell>
          <table:table-cell/>
          <table:table-cell table:formula="of:=IF([.C1316]=&quot;&quot;; [.B1316]; [.C1316])" office:value-type="string" office:string-value="sally" calcext:value-type="string">
            <text:p>sally</text:p>
          </table:table-cell>
          <table:table-cell office:value-type="string" calcext:value-type="string">
            <text:p>sally</text:p>
          </table:table-cell>
          <table:table-cell/>
          <table:table-cell table:formula="of:=CONCATENATE([.B1316]; REPT(&quot; &quot;; 4); [.D1316])" office:value-type="string" office:string-value="sally    sally" calcext:value-type="string">
            <text:p>sally <text:s text:c="3"/>sall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lon</text:p>
          </table:table-cell>
          <table:table-cell/>
          <table:table-cell table:formula="of:=IF([.C1317]=&quot;&quot;; [.B1317]; [.C1317])" office:value-type="string" office:string-value="salon" calcext:value-type="string">
            <text:p>salon</text:p>
          </table:table-cell>
          <table:table-cell office:value-type="string" calcext:value-type="string">
            <text:p>salon</text:p>
          </table:table-cell>
          <table:table-cell/>
          <table:table-cell table:formula="of:=CONCATENATE([.B1317]; REPT(&quot; &quot;; 4); [.D1317])" office:value-type="string" office:string-value="salon    salon" calcext:value-type="string">
            <text:p>salon <text:s text:c="3"/>sal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</text:p>
          </table:table-cell>
          <table:table-cell table:formula="of:=IF([.C1318]=&quot;&quot;; [.B1318]; [.C1318])" office:value-type="string" office:string-value="Samba" calcext:value-type="string">
            <text:p>Samba</text:p>
          </table:table-cell>
          <table:table-cell office:value-type="string" calcext:value-type="string">
            <text:p>Samba</text:p>
          </table:table-cell>
          <table:table-cell/>
          <table:table-cell table:formula="of:=CONCATENATE([.B1318]; REPT(&quot; &quot;; 4); [.D1318])" office:value-type="string" office:string-value="samba    Samba" calcext:value-type="string">
            <text:p>samba <text:s text:c="3"/>Samb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Samson</text:p>
          </table:table-cell>
          <table:table-cell table:formula="of:=IF([.C1319]=&quot;&quot;; [.B1319]; [.C1319])" office:value-type="string" office:string-value="Samson" calcext:value-type="string">
            <text:p>Samson</text:p>
          </table:table-cell>
          <table:table-cell office:value-type="string" calcext:value-type="string">
            <text:p>Samson</text:p>
          </table:table-cell>
          <table:table-cell/>
          <table:table-cell table:formula="of:=CONCATENATE([.B1319]; REPT(&quot; &quot;; 4); [.D1319])" office:value-type="string" office:string-value="samson    Samson" calcext:value-type="string">
            <text:p>samson <text:s text:c="3"/>Sams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Samsung</text:p>
          </table:table-cell>
          <table:table-cell table:formula="of:=IF([.C1320]=&quot;&quot;; [.B1320]; [.C1320])" office:value-type="string" office:string-value="Samsung" calcext:value-type="string">
            <text:p>Samsung</text:p>
          </table:table-cell>
          <table:table-cell office:value-type="string" calcext:value-type="string">
            <text:p>Samsung</text:p>
          </table:table-cell>
          <table:table-cell/>
          <table:table-cell table:formula="of:=CONCATENATE([.B1320]; REPT(&quot; &quot;; 4); [.D1320])" office:value-type="string" office:string-value="samsung    Samsung" calcext:value-type="string">
            <text:p>samsung <text:s text:c="3"/>Samsun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Samuel</text:p>
          </table:table-cell>
          <table:table-cell table:formula="of:=IF([.C1321]=&quot;&quot;; [.B1321]; [.C1321])" office:value-type="string" office:string-value="Samuel" calcext:value-type="string">
            <text:p>Samuel</text:p>
          </table:table-cell>
          <table:table-cell office:value-type="string" calcext:value-type="string">
            <text:p>Samuel</text:p>
          </table:table-cell>
          <table:table-cell/>
          <table:table-cell table:formula="of:=CONCATENATE([.B1321]; REPT(&quot; &quot;; 4); [.D1321])" office:value-type="string" office:string-value="samuel    Samuel" calcext:value-type="string">
            <text:p>samuel <text:s text:c="3"/>Samu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Sanchez</text:p>
          </table:table-cell>
          <table:table-cell table:formula="of:=IF([.C1322]=&quot;&quot;; [.B1322]; [.C1322])" office:value-type="string" office:string-value="Sanchez" calcext:value-type="string">
            <text:p>Sanchez</text:p>
          </table:table-cell>
          <table:table-cell office:value-type="string" calcext:value-type="string">
            <text:p>Sanchez</text:p>
          </table:table-cell>
          <table:table-cell/>
          <table:table-cell table:formula="of:=CONCATENATE([.B1322]; REPT(&quot; &quot;; 4); [.D1322])" office:value-type="string" office:string-value="sanchez    Sanchez" calcext:value-type="string">
            <text:p>sanchez <text:s text:c="3"/>Sanchez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ndal</text:p>
          </table:table-cell>
          <table:table-cell/>
          <table:table-cell table:formula="of:=IF([.C1323]=&quot;&quot;; [.B1323]; [.C1323])" office:value-type="string" office:string-value="sandal" calcext:value-type="string">
            <text:p>sandal</text:p>
          </table:table-cell>
          <table:table-cell office:value-type="string" calcext:value-type="string">
            <text:p>sandal</text:p>
          </table:table-cell>
          <table:table-cell/>
          <table:table-cell table:formula="of:=CONCATENATE([.B1323]; REPT(&quot; &quot;; 4); [.D1323])" office:value-type="string" office:string-value="sandal    sandal" calcext:value-type="string">
            <text:p>sandal <text:s text:c="3"/>sand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Sandra</text:p>
          </table:table-cell>
          <table:table-cell table:formula="of:=IF([.C1324]=&quot;&quot;; [.B1324]; [.C1324])" office:value-type="string" office:string-value="Sandra" calcext:value-type="string">
            <text:p>Sandra</text:p>
          </table:table-cell>
          <table:table-cell office:value-type="string" calcext:value-type="string">
            <text:p>Sandra</text:p>
          </table:table-cell>
          <table:table-cell/>
          <table:table-cell table:formula="of:=CONCATENATE([.B1324]; REPT(&quot; &quot;; 4); [.D1324])" office:value-type="string" office:string-value="sandra    Sandra" calcext:value-type="string">
            <text:p>sandra <text:s text:c="3"/>Sandr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ndwich</text:p>
          </table:table-cell>
          <table:table-cell table:formula="of:=PROPER([.B1325])" office:value-type="string" office:string-value="Sandwich" calcext:value-type="string">
            <text:p>Sandwich</text:p>
          </table:table-cell>
          <table:table-cell table:formula="of:=IF([.C1325]=&quot;&quot;; [.B1325]; [.C1325])" office:value-type="string" office:string-value="Sandwich" calcext:value-type="string">
            <text:p>Sandwich</text:p>
          </table:table-cell>
          <table:table-cell office:value-type="string" calcext:value-type="string">
            <text:p>Sandwich</text:p>
          </table:table-cell>
          <table:table-cell/>
          <table:table-cell table:formula="of:=CONCATENATE([.B1325]; REPT(&quot; &quot;; 4); [.D1325])" office:value-type="string" office:string-value="sandwich    Sandwich" calcext:value-type="string">
            <text:p>sandwich <text:s text:c="3"/>Sandwic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nta</text:p>
          </table:table-cell>
          <table:table-cell table:formula="of:=PROPER([.B1326])" office:value-type="string" office:string-value="Santa" calcext:value-type="string">
            <text:p>Santa</text:p>
          </table:table-cell>
          <table:table-cell table:formula="of:=IF([.C1326]=&quot;&quot;; [.B1326]; [.C1326])" office:value-type="string" office:string-value="Santa" calcext:value-type="string">
            <text:p>Santa</text:p>
          </table:table-cell>
          <table:table-cell office:value-type="string" calcext:value-type="string">
            <text:p>Santa</text:p>
          </table:table-cell>
          <table:table-cell/>
          <table:table-cell table:formula="of:=CONCATENATE([.B1326]; REPT(&quot; &quot;; 4); [.D1326])" office:value-type="string" office:string-value="santa    Santa" calcext:value-type="string">
            <text:p>santa <text:s text:c="3"/>Sant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ntos</text:p>
          </table:table-cell>
          <table:table-cell table:formula="of:=PROPER([.B1327])" office:value-type="string" office:string-value="Santos" calcext:value-type="string">
            <text:p>Santos</text:p>
          </table:table-cell>
          <table:table-cell table:formula="of:=IF([.C1327]=&quot;&quot;; [.B1327]; [.C1327])" office:value-type="string" office:string-value="Santos" calcext:value-type="string">
            <text:p>Santos</text:p>
          </table:table-cell>
          <table:table-cell office:value-type="string" calcext:value-type="string">
            <text:p>Santos</text:p>
          </table:table-cell>
          <table:table-cell/>
          <table:table-cell table:formula="of:=CONCATENATE([.B1327]; REPT(&quot; &quot;; 4); [.D1327])" office:value-type="string" office:string-value="santos    Santos" calcext:value-type="string">
            <text:p>santos <text:s text:c="3"/>Santo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pa</text:p>
          </table:table-cell>
          <table:table-cell table:formula="of:=PROPER([.B1328])" office:value-type="string" office:string-value="Sapa" calcext:value-type="string">
            <text:p>Sapa</text:p>
          </table:table-cell>
          <table:table-cell table:formula="of:=IF([.C1328]=&quot;&quot;; [.B1328]; [.C1328])" office:value-type="string" office:string-value="Sapa" calcext:value-type="string">
            <text:p>Sapa</text:p>
          </table:table-cell>
          <table:table-cell office:value-type="string" calcext:value-type="string">
            <text:p>Sapa</text:p>
          </table:table-cell>
          <table:table-cell/>
          <table:table-cell table:formula="of:=CONCATENATE([.B1328]; REPT(&quot; &quot;; 4); [.D1328])" office:value-type="string" office:string-value="sapa    Sapa" calcext:value-type="string">
            <text:p>sapa <text:s text:c="3"/>Sap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pphire</text:p>
          </table:table-cell>
          <table:table-cell/>
          <table:table-cell table:formula="of:=IF([.C1329]=&quot;&quot;; [.B1329]; [.C1329])" office:value-type="string" office:string-value="sapphire" calcext:value-type="string">
            <text:p>sapphire</text:p>
          </table:table-cell>
          <table:table-cell office:value-type="string" calcext:value-type="string">
            <text:p>sapphire</text:p>
          </table:table-cell>
          <table:table-cell/>
          <table:table-cell table:formula="of:=CONCATENATE([.B1329]; REPT(&quot; &quot;; 4); [.D1329])" office:value-type="string" office:string-value="sapphire    sapphire" calcext:value-type="string">
            <text:p>sapphire <text:s text:c="3"/>sapphir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rah</text:p>
          </table:table-cell>
          <table:table-cell table:formula="of:=PROPER([.B1330])" office:value-type="string" office:string-value="Sarah" calcext:value-type="string">
            <text:p>Sarah</text:p>
          </table:table-cell>
          <table:table-cell table:formula="of:=IF([.C1330]=&quot;&quot;; [.B1330]; [.C1330])" office:value-type="string" office:string-value="Sarah" calcext:value-type="string">
            <text:p>Sarah</text:p>
          </table:table-cell>
          <table:table-cell office:value-type="string" calcext:value-type="string">
            <text:p>Sarah</text:p>
          </table:table-cell>
          <table:table-cell/>
          <table:table-cell table:formula="of:=CONCATENATE([.B1330]; REPT(&quot; &quot;; 4); [.D1330])" office:value-type="string" office:string-value="sarah    Sarah" calcext:value-type="string">
            <text:p>sarah <text:s text:c="3"/>Sara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ra</text:p>
          </table:table-cell>
          <table:table-cell table:formula="of:=PROPER([.B1331])" office:value-type="string" office:string-value="Sara" calcext:value-type="string">
            <text:p>Sara</text:p>
          </table:table-cell>
          <table:table-cell table:formula="of:=IF([.C1331]=&quot;&quot;; [.B1331]; [.C1331])" office:value-type="string" office:string-value="Sara" calcext:value-type="string">
            <text:p>Sara</text:p>
          </table:table-cell>
          <table:table-cell office:value-type="string" calcext:value-type="string">
            <text:p>Sara</text:p>
          </table:table-cell>
          <table:table-cell/>
          <table:table-cell table:formula="of:=CONCATENATE([.B1331]; REPT(&quot; &quot;; 4); [.D1331])" office:value-type="string" office:string-value="sara    Sara" calcext:value-type="string">
            <text:p>sara <text:s text:c="3"/>Sar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rs</text:p>
          </table:table-cell>
          <table:table-cell/>
          <table:table-cell table:formula="of:=IF([.C1332]=&quot;&quot;; [.B1332]; [.C1332])" office:value-type="string" office:string-value="sars" calcext:value-type="string">
            <text:p>sars</text:p>
          </table:table-cell>
          <table:table-cell office:value-type="string" calcext:value-type="string">
            <text:p>sars</text:p>
          </table:table-cell>
          <table:table-cell/>
          <table:table-cell table:formula="of:=CONCATENATE([.B1332]; REPT(&quot; &quot;; 4); [.D1332])" office:value-type="string" office:string-value="sars    sars" calcext:value-type="string">
            <text:p>sars <text:s text:c="3"/>sar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r</text:p>
          </table:table-cell>
          <table:table-cell/>
          <table:table-cell table:formula="of:=IF([.C1333]=&quot;&quot;; [.B1333]; [.C1333])" office:value-type="string" office:string-value="sar" calcext:value-type="string">
            <text:p>sar</text:p>
          </table:table-cell>
          <table:table-cell office:value-type="string" calcext:value-type="string">
            <text:p>sar</text:p>
          </table:table-cell>
          <table:table-cell/>
          <table:table-cell table:formula="of:=CONCATENATE([.B1333]; REPT(&quot; &quot;; 4); [.D1333])" office:value-type="string" office:string-value="sar    sar" calcext:value-type="string">
            <text:p>sar <text:s text:c="3"/>sa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udi</text:p>
          </table:table-cell>
          <table:table-cell table:formula="of:=PROPER([.B1334])" office:value-type="string" office:string-value="Saudi" calcext:value-type="string">
            <text:p>Saudi</text:p>
          </table:table-cell>
          <table:table-cell table:formula="of:=IF([.C1334]=&quot;&quot;; [.B1334]; [.C1334])" office:value-type="string" office:string-value="Saudi" calcext:value-type="string">
            <text:p>Saudi</text:p>
          </table:table-cell>
          <table:table-cell office:value-type="string" calcext:value-type="string">
            <text:p>Saudi</text:p>
          </table:table-cell>
          <table:table-cell/>
          <table:table-cell table:formula="of:=CONCATENATE([.B1334]; REPT(&quot; &quot;; 4); [.D1334])" office:value-type="string" office:string-value="saudi    Saudi" calcext:value-type="string">
            <text:p>saudi <text:s text:c="3"/>Saud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ave</text:p>
          </table:table-cell>
          <table:table-cell/>
          <table:table-cell table:formula="of:=IF([.C1335]=&quot;&quot;; [.B1335]; [.C1335])" office:value-type="string" office:string-value="save" calcext:value-type="string">
            <text:p>save</text:p>
          </table:table-cell>
          <table:table-cell office:value-type="string" calcext:value-type="string">
            <text:p>save</text:p>
          </table:table-cell>
          <table:table-cell/>
          <table:table-cell table:formula="of:=CONCATENATE([.B1335]; REPT(&quot; &quot;; 4); [.D1335])" office:value-type="string" office:string-value="save    save" calcext:value-type="string">
            <text:p>save <text:s text:c="3"/>sav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candal</text:p>
          </table:table-cell>
          <table:table-cell/>
          <table:table-cell table:formula="of:=IF([.C1336]=&quot;&quot;; [.B1336]; [.C1336])" office:value-type="string" office:string-value="scandal" calcext:value-type="string">
            <text:p>scandal</text:p>
          </table:table-cell>
          <table:table-cell office:value-type="string" calcext:value-type="string">
            <text:p>scandal</text:p>
          </table:table-cell>
          <table:table-cell/>
          <table:table-cell table:formula="of:=CONCATENATE([.B1336]; REPT(&quot; &quot;; 4); [.D1336])" office:value-type="string" office:string-value="scandal    scandal" calcext:value-type="string">
            <text:p>scandal <text:s text:c="3"/>scand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can</text:p>
          </table:table-cell>
          <table:table-cell/>
          <table:table-cell table:formula="of:=IF([.C1337]=&quot;&quot;; [.B1337]; [.C1337])" office:value-type="string" office:string-value="scan" calcext:value-type="string">
            <text:p>scan</text:p>
          </table:table-cell>
          <table:table-cell office:value-type="string" calcext:value-type="string">
            <text:p>scan</text:p>
          </table:table-cell>
          <table:table-cell/>
          <table:table-cell table:formula="of:=CONCATENATE([.B1337]; REPT(&quot; &quot;; 4); [.D1337])" office:value-type="string" office:string-value="scan    scan" calcext:value-type="string">
            <text:p>scan <text:s text:c="3"/>sc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carlett</text:p>
          </table:table-cell>
          <table:table-cell table:formula="of:=PROPER([.B1338])" office:value-type="string" office:string-value="Scarlett" calcext:value-type="string">
            <text:p>Scarlett</text:p>
          </table:table-cell>
          <table:table-cell table:formula="of:=IF([.C1338]=&quot;&quot;; [.B1338]; [.C1338])" office:value-type="string" office:string-value="Scarlett" calcext:value-type="string">
            <text:p>Scarlett</text:p>
          </table:table-cell>
          <table:table-cell office:value-type="string" calcext:value-type="string">
            <text:p>Scarlett</text:p>
          </table:table-cell>
          <table:table-cell/>
          <table:table-cell table:formula="of:=CONCATENATE([.B1338]; REPT(&quot; &quot;; 4); [.D1338])" office:value-type="string" office:string-value="scarlett    Scarlett" calcext:value-type="string">
            <text:p>scarlett <text:s text:c="3"/>Scarlet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choles</text:p>
          </table:table-cell>
          <table:table-cell table:formula="of:=PROPER([.B1339])" office:value-type="string" office:string-value="Scholes" calcext:value-type="string">
            <text:p>Scholes</text:p>
          </table:table-cell>
          <table:table-cell table:formula="of:=IF([.C1339]=&quot;&quot;; [.B1339]; [.C1339])" office:value-type="string" office:string-value="Scholes" calcext:value-type="string">
            <text:p>Scholes</text:p>
          </table:table-cell>
          <table:table-cell office:value-type="string" calcext:value-type="string">
            <text:p>Scholes</text:p>
          </table:table-cell>
          <table:table-cell/>
          <table:table-cell table:formula="of:=CONCATENATE([.B1339]; REPT(&quot; &quot;; 4); [.D1339])" office:value-type="string" office:string-value="scholes    Scholes" calcext:value-type="string">
            <text:p>scholes <text:s text:c="3"/>Schol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chool</text:p>
          </table:table-cell>
          <table:table-cell/>
          <table:table-cell table:formula="of:=IF([.C1340]=&quot;&quot;; [.B1340]; [.C1340])" office:value-type="string" office:string-value="school" calcext:value-type="string">
            <text:p>school</text:p>
          </table:table-cell>
          <table:table-cell office:value-type="string" calcext:value-type="string">
            <text:p>school</text:p>
          </table:table-cell>
          <table:table-cell/>
          <table:table-cell table:formula="of:=CONCATENATE([.B1340]; REPT(&quot; &quot;; 4); [.D1340])" office:value-type="string" office:string-value="school    school" calcext:value-type="string">
            <text:p>school <text:s text:c="3"/>schoo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chumacher</text:p>
          </table:table-cell>
          <table:table-cell/>
          <table:table-cell table:formula="of:=IF([.C1341]=&quot;&quot;; [.B1341]; [.C1341])" office:value-type="string" office:string-value="schumacher" calcext:value-type="string">
            <text:p>schumacher</text:p>
          </table:table-cell>
          <table:table-cell office:value-type="string" calcext:value-type="string">
            <text:p>schumacher</text:p>
          </table:table-cell>
          <table:table-cell/>
          <table:table-cell table:formula="of:=CONCATENATE([.B1341]; REPT(&quot; &quot;; 4); [.D1341])" office:value-type="string" office:string-value="schumacher    schumacher" calcext:value-type="string">
            <text:p>schumacher <text:s text:c="3"/>schumach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cotland</text:p>
          </table:table-cell>
          <table:table-cell table:formula="of:=PROPER([.B1342])" office:value-type="string" office:string-value="Scotland" calcext:value-type="string">
            <text:p>Scotland</text:p>
          </table:table-cell>
          <table:table-cell table:formula="of:=IF([.C1342]=&quot;&quot;; [.B1342]; [.C1342])" office:value-type="string" office:string-value="Scotland" calcext:value-type="string">
            <text:p>Scotland</text:p>
          </table:table-cell>
          <table:table-cell office:value-type="string" calcext:value-type="string">
            <text:p>Scotland</text:p>
          </table:table-cell>
          <table:table-cell/>
          <table:table-cell table:formula="of:=CONCATENATE([.B1342]; REPT(&quot; &quot;; 4); [.D1342])" office:value-type="string" office:string-value="scotland    Scotland" calcext:value-type="string">
            <text:p>scotland <text:s text:c="3"/>Scotla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cott</text:p>
          </table:table-cell>
          <table:table-cell table:formula="of:=PROPER([.B1343])" office:value-type="string" office:string-value="Scott" calcext:value-type="string">
            <text:p>Scott</text:p>
          </table:table-cell>
          <table:table-cell table:formula="of:=IF([.C1343]=&quot;&quot;; [.B1343]; [.C1343])" office:value-type="string" office:string-value="Scott" calcext:value-type="string">
            <text:p>Scott</text:p>
          </table:table-cell>
          <table:table-cell office:value-type="string" calcext:value-type="string">
            <text:p>Scott</text:p>
          </table:table-cell>
          <table:table-cell/>
          <table:table-cell table:formula="of:=CONCATENATE([.B1343]; REPT(&quot; &quot;; 4); [.D1343])" office:value-type="string" office:string-value="scott    Scott" calcext:value-type="string">
            <text:p>scott <text:s text:c="3"/>Scot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creen</text:p>
          </table:table-cell>
          <table:table-cell/>
          <table:table-cell table:formula="of:=IF([.C1344]=&quot;&quot;; [.B1344]; [.C1344])" office:value-type="string" office:string-value="screen" calcext:value-type="string">
            <text:p>screen</text:p>
          </table:table-cell>
          <table:table-cell office:value-type="string" calcext:value-type="string">
            <text:p>screen</text:p>
          </table:table-cell>
          <table:table-cell/>
          <table:table-cell table:formula="of:=CONCATENATE([.B1344]; REPT(&quot; &quot;; 4); [.D1344])" office:value-type="string" office:string-value="screen    screen" calcext:value-type="string">
            <text:p>screen <text:s text:c="3"/>scre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al</text:p>
          </table:table-cell>
          <table:table-cell/>
          <table:table-cell table:formula="of:=IF([.C1345]=&quot;&quot;; [.B1345]; [.C1345])" office:value-type="string" office:string-value="seal" calcext:value-type="string">
            <text:p>seal</text:p>
          </table:table-cell>
          <table:table-cell office:value-type="string" calcext:value-type="string">
            <text:p>seal</text:p>
          </table:table-cell>
          <table:table-cell/>
          <table:table-cell table:formula="of:=CONCATENATE([.B1345]; REPT(&quot; &quot;; 4); [.D1345])" office:value-type="string" office:string-value="seal    seal" calcext:value-type="string">
            <text:p>seal <text:s text:c="3"/>se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an</text:p>
          </table:table-cell>
          <table:table-cell/>
          <table:table-cell table:formula="of:=IF([.C1346]=&quot;&quot;; [.B1346]; [.C1346])" office:value-type="string" office:string-value="sean" calcext:value-type="string">
            <text:p>sean</text:p>
          </table:table-cell>
          <table:table-cell office:value-type="string" calcext:value-type="string">
            <text:p>sean</text:p>
          </table:table-cell>
          <table:table-cell/>
          <table:table-cell table:formula="of:=CONCATENATE([.B1346]; REPT(&quot; &quot;; 4); [.D1346])" office:value-type="string" office:string-value="sean    sean" calcext:value-type="string">
            <text:p>sean <text:s text:c="3"/>se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arch</text:p>
          </table:table-cell>
          <table:table-cell/>
          <table:table-cell table:formula="of:=IF([.C1347]=&quot;&quot;; [.B1347]; [.C1347])" office:value-type="string" office:string-value="search" calcext:value-type="string">
            <text:p>search</text:p>
          </table:table-cell>
          <table:table-cell office:value-type="string" calcext:value-type="string">
            <text:p>search</text:p>
          </table:table-cell>
          <table:table-cell/>
          <table:table-cell table:formula="of:=CONCATENATE([.B1347]; REPT(&quot; &quot;; 4); [.D1347])" office:value-type="string" office:string-value="search    search" calcext:value-type="string">
            <text:p>search <text:s text:c="3"/>searc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attle</text:p>
          </table:table-cell>
          <table:table-cell/>
          <table:table-cell table:formula="of:=IF([.C1348]=&quot;&quot;; [.B1348]; [.C1348])" office:value-type="string" office:string-value="seattle" calcext:value-type="string">
            <text:p>seattle</text:p>
          </table:table-cell>
          <table:table-cell office:value-type="string" calcext:value-type="string">
            <text:p>seattle</text:p>
          </table:table-cell>
          <table:table-cell/>
          <table:table-cell table:formula="of:=CONCATENATE([.B1348]; REPT(&quot; &quot;; 4); [.D1348])" office:value-type="string" office:string-value="seattle    seattle" calcext:value-type="string">
            <text:p>seattle <text:s text:c="3"/>seatt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a</text:p>
          </table:table-cell>
          <table:table-cell/>
          <table:table-cell table:formula="of:=IF([.C1349]=&quot;&quot;; [.B1349]; [.C1349])" office:value-type="string" office:string-value="sea" calcext:value-type="string">
            <text:p>sea</text:p>
          </table:table-cell>
          <table:table-cell office:value-type="string" calcext:value-type="string">
            <text:p>sea</text:p>
          </table:table-cell>
          <table:table-cell/>
          <table:table-cell table:formula="of:=CONCATENATE([.B1349]; REPT(&quot; &quot;; 4); [.D1349])" office:value-type="string" office:string-value="sea    sea" calcext:value-type="string">
            <text:p>sea <text:s text:c="3"/>se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cret</text:p>
          </table:table-cell>
          <table:table-cell/>
          <table:table-cell table:formula="of:=IF([.C1350]=&quot;&quot;; [.B1350]; [.C1350])" office:value-type="string" office:string-value="secret" calcext:value-type="string">
            <text:p>secret</text:p>
          </table:table-cell>
          <table:table-cell office:value-type="string" calcext:value-type="string">
            <text:p>secret</text:p>
          </table:table-cell>
          <table:table-cell/>
          <table:table-cell table:formula="of:=CONCATENATE([.B1350]; REPT(&quot; &quot;; 4); [.D1350])" office:value-type="string" office:string-value="secret    secret" calcext:value-type="string">
            <text:p>secret <text:s text:c="3"/>secre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curity</text:p>
          </table:table-cell>
          <table:table-cell/>
          <table:table-cell table:formula="of:=IF([.C1351]=&quot;&quot;; [.B1351]; [.C1351])" office:value-type="string" office:string-value="security" calcext:value-type="string">
            <text:p>security</text:p>
          </table:table-cell>
          <table:table-cell office:value-type="string" calcext:value-type="string">
            <text:p>security</text:p>
          </table:table-cell>
          <table:table-cell/>
          <table:table-cell table:formula="of:=CONCATENATE([.B1351]; REPT(&quot; &quot;; 4); [.D1351])" office:value-type="string" office:string-value="security    security" calcext:value-type="string">
            <text:p>security <text:s text:c="3"/>securit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dan</text:p>
          </table:table-cell>
          <table:table-cell/>
          <table:table-cell table:formula="of:=IF([.C1352]=&quot;&quot;; [.B1352]; [.C1352])" office:value-type="string" office:string-value="sedan" calcext:value-type="string">
            <text:p>sedan</text:p>
          </table:table-cell>
          <table:table-cell office:value-type="string" calcext:value-type="string">
            <text:p>sedan</text:p>
          </table:table-cell>
          <table:table-cell/>
          <table:table-cell table:formula="of:=CONCATENATE([.B1352]; REPT(&quot; &quot;; 4); [.D1352])" office:value-type="string" office:string-value="sedan    sedan" calcext:value-type="string">
            <text:p>sedan <text:s text:c="3"/>sed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lena</text:p>
          </table:table-cell>
          <table:table-cell table:formula="of:=PROPER([.B1353])" office:value-type="string" office:string-value="Selena" calcext:value-type="string">
            <text:p>Selena</text:p>
          </table:table-cell>
          <table:table-cell table:formula="of:=IF([.C1353]=&quot;&quot;; [.B1353]; [.C1353])" office:value-type="string" office:string-value="Selena" calcext:value-type="string">
            <text:p>Selena</text:p>
          </table:table-cell>
          <table:table-cell office:value-type="string" calcext:value-type="string">
            <text:p>Selena</text:p>
          </table:table-cell>
          <table:table-cell/>
          <table:table-cell table:formula="of:=CONCATENATE([.B1353]; REPT(&quot; &quot;; 4); [.D1353])" office:value-type="string" office:string-value="selena    Selena" calcext:value-type="string">
            <text:p>selena <text:s text:c="3"/>Sele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lfie</text:p>
          </table:table-cell>
          <table:table-cell/>
          <table:table-cell table:formula="of:=IF([.C1354]=&quot;&quot;; [.B1354]; [.C1354])" office:value-type="string" office:string-value="selfie" calcext:value-type="string">
            <text:p>selfie</text:p>
          </table:table-cell>
          <table:table-cell office:value-type="string" calcext:value-type="string">
            <text:p>selfie</text:p>
          </table:table-cell>
          <table:table-cell/>
          <table:table-cell table:formula="of:=CONCATENATE([.B1354]; REPT(&quot; &quot;; 4); [.D1354])" office:value-type="string" office:string-value="selfie    selfie" calcext:value-type="string">
            <text:p>selfie <text:s text:c="3"/>selfi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nd</text:p>
          </table:table-cell>
          <table:table-cell/>
          <table:table-cell table:formula="of:=IF([.C1355]=&quot;&quot;; [.B1355]; [.C1355])" office:value-type="string" office:string-value="send" calcext:value-type="string">
            <text:p>send</text:p>
          </table:table-cell>
          <table:table-cell office:value-type="string" calcext:value-type="string">
            <text:p>send</text:p>
          </table:table-cell>
          <table:table-cell/>
          <table:table-cell table:formula="of:=CONCATENATE([.B1355]; REPT(&quot; &quot;; 4); [.D1355])" office:value-type="string" office:string-value="send    send" calcext:value-type="string">
            <text:p>send <text:s text:c="3"/>se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nkaku</text:p>
          </table:table-cell>
          <table:table-cell table:formula="of:=PROPER([.B1356])" office:value-type="string" office:string-value="Senkaku" calcext:value-type="string">
            <text:p>Senkaku</text:p>
          </table:table-cell>
          <table:table-cell table:formula="of:=IF([.C1356]=&quot;&quot;; [.B1356]; [.C1356])" office:value-type="string" office:string-value="Senkaku" calcext:value-type="string">
            <text:p>Senkaku</text:p>
          </table:table-cell>
          <table:table-cell office:value-type="string" calcext:value-type="string">
            <text:p>Senkaku</text:p>
          </table:table-cell>
          <table:table-cell/>
          <table:table-cell table:formula="of:=CONCATENATE([.B1356]; REPT(&quot; &quot;; 4); [.D1356])" office:value-type="string" office:string-value="senkaku    Senkaku" calcext:value-type="string">
            <text:p>senkaku <text:s text:c="3"/>Senkaku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nse</text:p>
          </table:table-cell>
          <table:table-cell/>
          <table:table-cell table:formula="of:=IF([.C1357]=&quot;&quot;; [.B1357]; [.C1357])" office:value-type="string" office:string-value="sense" calcext:value-type="string">
            <text:p>sense</text:p>
          </table:table-cell>
          <table:table-cell office:value-type="string" calcext:value-type="string">
            <text:p>sense</text:p>
          </table:table-cell>
          <table:table-cell/>
          <table:table-cell table:formula="of:=CONCATENATE([.B1357]; REPT(&quot; &quot;; 4); [.D1357])" office:value-type="string" office:string-value="sense    sense" calcext:value-type="string">
            <text:p>sense <text:s text:c="3"/>sens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oul</text:p>
          </table:table-cell>
          <table:table-cell table:formula="of:=PROPER([.B1358])" office:value-type="string" office:string-value="Seoul" calcext:value-type="string">
            <text:p>Seoul</text:p>
          </table:table-cell>
          <table:table-cell table:formula="of:=IF([.C1358]=&quot;&quot;; [.B1358]; [.C1358])" office:value-type="string" office:string-value="Seoul" calcext:value-type="string">
            <text:p>Seoul</text:p>
          </table:table-cell>
          <table:table-cell office:value-type="string" calcext:value-type="string">
            <text:p>Seoul</text:p>
          </table:table-cell>
          <table:table-cell/>
          <table:table-cell table:formula="of:=CONCATENATE([.B1358]; REPT(&quot; &quot;; 4); [.D1358])" office:value-type="string" office:string-value="seoul    Seoul" calcext:value-type="string">
            <text:p>seoul <text:s text:c="3"/>Seou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rbia</text:p>
          </table:table-cell>
          <table:table-cell table:formula="of:=PROPER([.B1359])" office:value-type="string" office:string-value="Serbia" calcext:value-type="string">
            <text:p>Serbia</text:p>
          </table:table-cell>
          <table:table-cell table:formula="of:=IF([.C1359]=&quot;&quot;; [.B1359]; [.C1359])" office:value-type="string" office:string-value="Serbia" calcext:value-type="string">
            <text:p>Serbia</text:p>
          </table:table-cell>
          <table:table-cell office:value-type="string" calcext:value-type="string">
            <text:p>Serbia</text:p>
          </table:table-cell>
          <table:table-cell/>
          <table:table-cell table:formula="of:=CONCATENATE([.B1359]; REPT(&quot; &quot;; 4); [.D1359])" office:value-type="string" office:string-value="serbia    Serbia" calcext:value-type="string">
            <text:p>serbia <text:s text:c="3"/>Serb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rena</text:p>
          </table:table-cell>
          <table:table-cell table:formula="of:=PROPER([.B1360])" office:value-type="string" office:string-value="Serena" calcext:value-type="string">
            <text:p>Serena</text:p>
          </table:table-cell>
          <table:table-cell table:formula="of:=IF([.C1360]=&quot;&quot;; [.B1360]; [.C1360])" office:value-type="string" office:string-value="Serena" calcext:value-type="string">
            <text:p>Serena</text:p>
          </table:table-cell>
          <table:table-cell office:value-type="string" calcext:value-type="string">
            <text:p>Serena</text:p>
          </table:table-cell>
          <table:table-cell/>
          <table:table-cell table:formula="of:=CONCATENATE([.B1360]; REPT(&quot; &quot;; 4); [.D1360])" office:value-type="string" office:string-value="serena    Serena" calcext:value-type="string">
            <text:p>serena <text:s text:c="3"/>Sere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rgio</text:p>
          </table:table-cell>
          <table:table-cell table:formula="of:=PROPER([.B1361])" office:value-type="string" office:string-value="Sergio" calcext:value-type="string">
            <text:p>Sergio</text:p>
          </table:table-cell>
          <table:table-cell table:formula="of:=IF([.C1361]=&quot;&quot;; [.B1361]; [.C1361])" office:value-type="string" office:string-value="Sergio" calcext:value-type="string">
            <text:p>Sergio</text:p>
          </table:table-cell>
          <table:table-cell office:value-type="string" calcext:value-type="string">
            <text:p>Sergio</text:p>
          </table:table-cell>
          <table:table-cell/>
          <table:table-cell table:formula="of:=CONCATENATE([.B1361]; REPT(&quot; &quot;; 4); [.D1361])" office:value-type="string" office:string-value="sergio    Sergio" calcext:value-type="string">
            <text:p>sergio <text:s text:c="3"/>Sergi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ries</text:p>
          </table:table-cell>
          <table:table-cell table:formula="of:=PROPER([.B1362])" office:value-type="string" office:string-value="Series" calcext:value-type="string">
            <text:p>Series</text:p>
          </table:table-cell>
          <table:table-cell table:formula="of:=IF([.C1362]=&quot;&quot;; [.B1362]; [.C1362])" office:value-type="string" office:string-value="Series" calcext:value-type="string">
            <text:p>Series</text:p>
          </table:table-cell>
          <table:table-cell office:value-type="string" calcext:value-type="string">
            <text:p>Series</text:p>
          </table:table-cell>
          <table:table-cell/>
          <table:table-cell table:formula="of:=CONCATENATE([.B1362]; REPT(&quot; &quot;; 4); [.D1362])" office:value-type="string" office:string-value="series    Series" calcext:value-type="string">
            <text:p>series <text:s text:c="3"/>Seri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rum</text:p>
          </table:table-cell>
          <table:table-cell/>
          <table:table-cell table:formula="of:=IF([.C1363]=&quot;&quot;; [.B1363]; [.C1363])" office:value-type="string" office:string-value="serum" calcext:value-type="string">
            <text:p>serum</text:p>
          </table:table-cell>
          <table:table-cell office:value-type="string" calcext:value-type="string">
            <text:p>serum</text:p>
          </table:table-cell>
          <table:table-cell/>
          <table:table-cell table:formula="of:=CONCATENATE([.B1363]; REPT(&quot; &quot;; 4); [.D1363])" office:value-type="string" office:string-value="serum    serum" calcext:value-type="string">
            <text:p>serum <text:s text:c="3"/>seru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rver</text:p>
          </table:table-cell>
          <table:table-cell/>
          <table:table-cell table:formula="of:=IF([.C1364]=&quot;&quot;; [.B1364]; [.C1364])" office:value-type="string" office:string-value="server" calcext:value-type="string">
            <text:p>server</text:p>
          </table:table-cell>
          <table:table-cell office:value-type="string" calcext:value-type="string">
            <text:p>server</text:p>
          </table:table-cell>
          <table:table-cell/>
          <table:table-cell table:formula="of:=CONCATENATE([.B1364]; REPT(&quot; &quot;; 4); [.D1364])" office:value-type="string" office:string-value="server    server" calcext:value-type="string">
            <text:p>server <text:s text:c="3"/>serv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rvices</text:p>
          </table:table-cell>
          <table:table-cell/>
          <table:table-cell table:formula="of:=IF([.C1365]=&quot;&quot;; [.B1365]; [.C1365])" office:value-type="string" office:string-value="services" calcext:value-type="string">
            <text:p>services</text:p>
          </table:table-cell>
          <table:table-cell office:value-type="string" calcext:value-type="string">
            <text:p>services</text:p>
          </table:table-cell>
          <table:table-cell/>
          <table:table-cell table:formula="of:=CONCATENATE([.B1365]; REPT(&quot; &quot;; 4); [.D1365])" office:value-type="string" office:string-value="services    services" calcext:value-type="string">
            <text:p>services <text:s text:c="3"/>servic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rvice</text:p>
          </table:table-cell>
          <table:table-cell/>
          <table:table-cell table:formula="of:=IF([.C1366]=&quot;&quot;; [.B1366]; [.C1366])" office:value-type="string" office:string-value="service" calcext:value-type="string">
            <text:p>service</text:p>
          </table:table-cell>
          <table:table-cell office:value-type="string" calcext:value-type="string">
            <text:p>service</text:p>
          </table:table-cell>
          <table:table-cell/>
          <table:table-cell table:formula="of:=CONCATENATE([.B1366]; REPT(&quot; &quot;; 4); [.D1366])" office:value-type="string" office:string-value="service    service" calcext:value-type="string">
            <text:p>service <text:s text:c="3"/>servic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ttings</text:p>
          </table:table-cell>
          <table:table-cell/>
          <table:table-cell table:formula="of:=IF([.C1367]=&quot;&quot;; [.B1367]; [.C1367])" office:value-type="string" office:string-value="settings" calcext:value-type="string">
            <text:p>settings</text:p>
          </table:table-cell>
          <table:table-cell office:value-type="string" calcext:value-type="string">
            <text:p>settings</text:p>
          </table:table-cell>
          <table:table-cell/>
          <table:table-cell table:formula="of:=CONCATENATE([.B1367]; REPT(&quot; &quot;; 4); [.D1367])" office:value-type="string" office:string-value="settings    settings" calcext:value-type="string">
            <text:p>settings <text:s text:c="3"/>setting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tting</text:p>
          </table:table-cell>
          <table:table-cell/>
          <table:table-cell table:formula="of:=IF([.C1368]=&quot;&quot;; [.B1368]; [.C1368])" office:value-type="string" office:string-value="setting" calcext:value-type="string">
            <text:p>setting</text:p>
          </table:table-cell>
          <table:table-cell office:value-type="string" calcext:value-type="string">
            <text:p>setting</text:p>
          </table:table-cell>
          <table:table-cell/>
          <table:table-cell table:formula="of:=CONCATENATE([.B1368]; REPT(&quot; &quot;; 4); [.D1368])" office:value-type="string" office:string-value="setting    setting" calcext:value-type="string">
            <text:p>setting <text:s text:c="3"/>settin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tup</text:p>
          </table:table-cell>
          <table:table-cell/>
          <table:table-cell table:formula="of:=IF([.C1369]=&quot;&quot;; [.B1369]; [.C1369])" office:value-type="string" office:string-value="setup" calcext:value-type="string">
            <text:p>setup</text:p>
          </table:table-cell>
          <table:table-cell office:value-type="string" calcext:value-type="string">
            <text:p>setup</text:p>
          </table:table-cell>
          <table:table-cell/>
          <table:table-cell table:formula="of:=CONCATENATE([.B1369]; REPT(&quot; &quot;; 4); [.D1369])" office:value-type="string" office:string-value="setup    setup" calcext:value-type="string">
            <text:p>setup <text:s text:c="3"/>setu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villa</text:p>
          </table:table-cell>
          <table:table-cell/>
          <table:table-cell table:formula="of:=IF([.C1370]=&quot;&quot;; [.B1370]; [.C1370])" office:value-type="string" office:string-value="sevilla" calcext:value-type="string">
            <text:p>sevilla</text:p>
          </table:table-cell>
          <table:table-cell office:value-type="string" calcext:value-type="string">
            <text:p>sevilla</text:p>
          </table:table-cell>
          <table:table-cell/>
          <table:table-cell table:formula="of:=CONCATENATE([.B1370]; REPT(&quot; &quot;; 4); [.D1370])" office:value-type="string" office:string-value="sevilla    sevilla" calcext:value-type="string">
            <text:p>sevilla <text:s text:c="3"/>sevill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exy</text:p>
          </table:table-cell>
          <table:table-cell/>
          <table:table-cell table:formula="of:=IF([.C1371]=&quot;&quot;; [.B1371]; [.C1371])" office:value-type="string" office:string-value="sexy" calcext:value-type="string">
            <text:p>sexy</text:p>
          </table:table-cell>
          <table:table-cell office:value-type="string" calcext:value-type="string">
            <text:p>sexy</text:p>
          </table:table-cell>
          <table:table-cell/>
          <table:table-cell table:formula="of:=CONCATENATE([.B1371]; REPT(&quot; &quot;; 4); [.D1371])" office:value-type="string" office:string-value="sexy    sexy" calcext:value-type="string">
            <text:p>sexy <text:s text:c="3"/>sex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hakira</text:p>
          </table:table-cell>
          <table:table-cell table:formula="of:=PROPER([.B1372])" office:value-type="string" office:string-value="Shakira" calcext:value-type="string">
            <text:p>Shakira</text:p>
          </table:table-cell>
          <table:table-cell table:formula="of:=IF([.C1372]=&quot;&quot;; [.B1372]; [.C1372])" office:value-type="string" office:string-value="Shakira" calcext:value-type="string">
            <text:p>Shakira</text:p>
          </table:table-cell>
          <table:table-cell office:value-type="string" calcext:value-type="string">
            <text:p>Shakira</text:p>
          </table:table-cell>
          <table:table-cell/>
          <table:table-cell table:formula="of:=CONCATENATE([.B1372]; REPT(&quot; &quot;; 4); [.D1372])" office:value-type="string" office:string-value="shakira    Shakira" calcext:value-type="string">
            <text:p>shakira <text:s text:c="3"/>Shakir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hare</text:p>
          </table:table-cell>
          <table:table-cell/>
          <table:table-cell table:formula="of:=IF([.C1373]=&quot;&quot;; [.B1373]; [.C1373])" office:value-type="string" office:string-value="share" calcext:value-type="string">
            <text:p>share</text:p>
          </table:table-cell>
          <table:table-cell office:value-type="string" calcext:value-type="string">
            <text:p>share</text:p>
          </table:table-cell>
          <table:table-cell/>
          <table:table-cell table:formula="of:=CONCATENATE([.B1373]; REPT(&quot; &quot;; 4); [.D1373])" office:value-type="string" office:string-value="share    share" calcext:value-type="string">
            <text:p>share <text:s text:c="3"/>shar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haron</text:p>
          </table:table-cell>
          <table:table-cell/>
          <table:table-cell table:formula="of:=IF([.C1374]=&quot;&quot;; [.B1374]; [.C1374])" office:value-type="string" office:string-value="sharon" calcext:value-type="string">
            <text:p>sharon</text:p>
          </table:table-cell>
          <table:table-cell office:value-type="string" calcext:value-type="string">
            <text:p>sharon</text:p>
          </table:table-cell>
          <table:table-cell/>
          <table:table-cell table:formula="of:=CONCATENATE([.B1374]; REPT(&quot; &quot;; 4); [.D1374])" office:value-type="string" office:string-value="sharon    sharon" calcext:value-type="string">
            <text:p>sharon <text:s text:c="3"/>shar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harp</text:p>
          </table:table-cell>
          <table:table-cell/>
          <table:table-cell table:formula="of:=IF([.C1375]=&quot;&quot;; [.B1375]; [.C1375])" office:value-type="string" office:string-value="sharp" calcext:value-type="string">
            <text:p>sharp</text:p>
          </table:table-cell>
          <table:table-cell office:value-type="string" calcext:value-type="string">
            <text:p>sharp</text:p>
          </table:table-cell>
          <table:table-cell/>
          <table:table-cell table:formula="of:=CONCATENATE([.B1375]; REPT(&quot; &quot;; 4); [.D1375])" office:value-type="string" office:string-value="sharp    sharp" calcext:value-type="string">
            <text:p>sharp <text:s text:c="3"/>shar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haw</text:p>
          </table:table-cell>
          <table:table-cell/>
          <table:table-cell table:formula="of:=IF([.C1376]=&quot;&quot;; [.B1376]; [.C1376])" office:value-type="string" office:string-value="shaw" calcext:value-type="string">
            <text:p>shaw</text:p>
          </table:table-cell>
          <table:table-cell office:value-type="string" calcext:value-type="string">
            <text:p>shaw</text:p>
          </table:table-cell>
          <table:table-cell/>
          <table:table-cell table:formula="of:=CONCATENATE([.B1376]; REPT(&quot; &quot;; 4); [.D1376])" office:value-type="string" office:string-value="shaw    shaw" calcext:value-type="string">
            <text:p>shaw <text:s text:c="3"/>shaw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</text:p>
          </table:table-cell>
          <table:table-cell table:formula="of:=IF([.C1377]=&quot;&quot;; [.B1377]; [.C1377])" office:value-type="string" office:string-value="SH" calcext:value-type="string">
            <text:p>SH</text:p>
          </table:table-cell>
          <table:table-cell office:value-type="string" calcext:value-type="string">
            <text:p>SH</text:p>
          </table:table-cell>
          <table:table-cell/>
          <table:table-cell table:formula="of:=CONCATENATE([.B1377]; REPT(&quot; &quot;; 4); [.D1377])" office:value-type="string" office:string-value="sh    SH" calcext:value-type="string">
            <text:p>sh <text:s text:c="3"/>S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hell</text:p>
          </table:table-cell>
          <table:table-cell/>
          <table:table-cell table:formula="of:=IF([.C1378]=&quot;&quot;; [.B1378]; [.C1378])" office:value-type="string" office:string-value="shell" calcext:value-type="string">
            <text:p>shell</text:p>
          </table:table-cell>
          <table:table-cell office:value-type="string" calcext:value-type="string">
            <text:p>shell</text:p>
          </table:table-cell>
          <table:table-cell/>
          <table:table-cell table:formula="of:=CONCATENATE([.B1378]; REPT(&quot; &quot;; 4); [.D1378])" office:value-type="string" office:string-value="shell    shell" calcext:value-type="string">
            <text:p>shell <text:s text:c="3"/>shel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hift</text:p>
          </table:table-cell>
          <table:table-cell/>
          <table:table-cell table:formula="of:=IF([.C1379]=&quot;&quot;; [.B1379]; [.C1379])" office:value-type="string" office:string-value="shift" calcext:value-type="string">
            <text:p>shift</text:p>
          </table:table-cell>
          <table:table-cell office:value-type="string" calcext:value-type="string">
            <text:p>shift</text:p>
          </table:table-cell>
          <table:table-cell/>
          <table:table-cell table:formula="of:=CONCATENATE([.B1379]; REPT(&quot; &quot;; 4); [.D1379])" office:value-type="string" office:string-value="shift    shift" calcext:value-type="string">
            <text:p>shift <text:s text:c="3"/>shif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hip</text:p>
          </table:table-cell>
          <table:table-cell/>
          <table:table-cell table:formula="of:=IF([.C1380]=&quot;&quot;; [.B1380]; [.C1380])" office:value-type="string" office:string-value="ship" calcext:value-type="string">
            <text:p>ship</text:p>
          </table:table-cell>
          <table:table-cell office:value-type="string" calcext:value-type="string">
            <text:p>ship</text:p>
          </table:table-cell>
          <table:table-cell/>
          <table:table-cell table:formula="of:=CONCATENATE([.B1380]; REPT(&quot; &quot;; 4); [.D1380])" office:value-type="string" office:string-value="ship    ship" calcext:value-type="string">
            <text:p>ship <text:s text:c="3"/>shi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hock</text:p>
          </table:table-cell>
          <table:table-cell/>
          <table:table-cell table:formula="of:=IF([.C1381]=&quot;&quot;; [.B1381]; [.C1381])" office:value-type="string" office:string-value="shock" calcext:value-type="string">
            <text:p>shock</text:p>
          </table:table-cell>
          <table:table-cell office:value-type="string" calcext:value-type="string">
            <text:p>shock</text:p>
          </table:table-cell>
          <table:table-cell/>
          <table:table-cell table:formula="of:=CONCATENATE([.B1381]; REPT(&quot; &quot;; 4); [.D1381])" office:value-type="string" office:string-value="shock    shock" calcext:value-type="string">
            <text:p>shock <text:s text:c="3"/>sho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hoot</text:p>
          </table:table-cell>
          <table:table-cell/>
          <table:table-cell table:formula="of:=IF([.C1382]=&quot;&quot;; [.B1382]; [.C1382])" office:value-type="string" office:string-value="shoot" calcext:value-type="string">
            <text:p>shoot</text:p>
          </table:table-cell>
          <table:table-cell office:value-type="string" calcext:value-type="string">
            <text:p>shoot</text:p>
          </table:table-cell>
          <table:table-cell/>
          <table:table-cell table:formula="of:=CONCATENATE([.B1382]; REPT(&quot; &quot;; 4); [.D1382])" office:value-type="string" office:string-value="shoot    shoot" calcext:value-type="string">
            <text:p>shoot <text:s text:c="3"/>shoo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hopping</text:p>
          </table:table-cell>
          <table:table-cell/>
          <table:table-cell table:formula="of:=IF([.C1383]=&quot;&quot;; [.B1383]; [.C1383])" office:value-type="string" office:string-value="shopping" calcext:value-type="string">
            <text:p>shopping</text:p>
          </table:table-cell>
          <table:table-cell office:value-type="string" calcext:value-type="string">
            <text:p>shopping</text:p>
          </table:table-cell>
          <table:table-cell/>
          <table:table-cell table:formula="of:=CONCATENATE([.B1383]; REPT(&quot; &quot;; 4); [.D1383])" office:value-type="string" office:string-value="shopping    shopping" calcext:value-type="string">
            <text:p>shopping <text:s text:c="3"/>shoppin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hop</text:p>
          </table:table-cell>
          <table:table-cell/>
          <table:table-cell table:formula="of:=IF([.C1384]=&quot;&quot;; [.B1384]; [.C1384])" office:value-type="string" office:string-value="shop" calcext:value-type="string">
            <text:p>shop</text:p>
          </table:table-cell>
          <table:table-cell office:value-type="string" calcext:value-type="string">
            <text:p>shop</text:p>
          </table:table-cell>
          <table:table-cell/>
          <table:table-cell table:formula="of:=CONCATENATE([.B1384]; REPT(&quot; &quot;; 4); [.D1384])" office:value-type="string" office:string-value="shop    shop" calcext:value-type="string">
            <text:p>shop <text:s text:c="3"/>sho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hortcut</text:p>
          </table:table-cell>
          <table:table-cell/>
          <table:table-cell table:formula="of:=IF([.C1385]=&quot;&quot;; [.B1385]; [.C1385])" office:value-type="string" office:string-value="shortcut" calcext:value-type="string">
            <text:p>shortcut</text:p>
          </table:table-cell>
          <table:table-cell office:value-type="string" calcext:value-type="string">
            <text:p>shortcut</text:p>
          </table:table-cell>
          <table:table-cell/>
          <table:table-cell table:formula="of:=CONCATENATE([.B1385]; REPT(&quot; &quot;; 4); [.D1385])" office:value-type="string" office:string-value="shortcut    shortcut" calcext:value-type="string">
            <text:p>shortcut <text:s text:c="3"/>shortcu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hort</text:p>
          </table:table-cell>
          <table:table-cell/>
          <table:table-cell table:formula="of:=IF([.C1386]=&quot;&quot;; [.B1386]; [.C1386])" office:value-type="string" office:string-value="short" calcext:value-type="string">
            <text:p>short</text:p>
          </table:table-cell>
          <table:table-cell office:value-type="string" calcext:value-type="string">
            <text:p>short</text:p>
          </table:table-cell>
          <table:table-cell/>
          <table:table-cell table:formula="of:=CONCATENATE([.B1386]; REPT(&quot; &quot;; 4); [.D1386])" office:value-type="string" office:string-value="short    short" calcext:value-type="string">
            <text:p>short <text:s text:c="3"/>shor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howbiz</text:p>
          </table:table-cell>
          <table:table-cell/>
          <table:table-cell table:formula="of:=IF([.C1387]=&quot;&quot;; [.B1387]; [.C1387])" office:value-type="string" office:string-value="showbiz" calcext:value-type="string">
            <text:p>showbiz</text:p>
          </table:table-cell>
          <table:table-cell office:value-type="string" calcext:value-type="string">
            <text:p>showbiz</text:p>
          </table:table-cell>
          <table:table-cell/>
          <table:table-cell table:formula="of:=CONCATENATE([.B1387]; REPT(&quot; &quot;; 4); [.D1387])" office:value-type="string" office:string-value="showbiz    showbiz" calcext:value-type="string">
            <text:p>showbiz <text:s text:c="3"/>showbiz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howroom</text:p>
          </table:table-cell>
          <table:table-cell/>
          <table:table-cell table:formula="of:=IF([.C1388]=&quot;&quot;; [.B1388]; [.C1388])" office:value-type="string" office:string-value="showroom" calcext:value-type="string">
            <text:p>showroom</text:p>
          </table:table-cell>
          <table:table-cell office:value-type="string" calcext:value-type="string">
            <text:p>showroom</text:p>
          </table:table-cell>
          <table:table-cell/>
          <table:table-cell table:formula="of:=CONCATENATE([.B1388]; REPT(&quot; &quot;; 4); [.D1388])" office:value-type="string" office:string-value="showroom    showroom" calcext:value-type="string">
            <text:p>showroom <text:s text:c="3"/>showroo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how</text:p>
          </table:table-cell>
          <table:table-cell/>
          <table:table-cell table:formula="of:=IF([.C1389]=&quot;&quot;; [.B1389]; [.C1389])" office:value-type="string" office:string-value="show" calcext:value-type="string">
            <text:p>show</text:p>
          </table:table-cell>
          <table:table-cell office:value-type="string" calcext:value-type="string">
            <text:p>show</text:p>
          </table:table-cell>
          <table:table-cell/>
          <table:table-cell table:formula="of:=CONCATENATE([.B1389]; REPT(&quot; &quot;; 4); [.D1389])" office:value-type="string" office:string-value="show    show" calcext:value-type="string">
            <text:p>show <text:s text:c="3"/>show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</text:p>
          </table:table-cell>
          <table:table-cell table:formula="of:=IF([.C1390]=&quot;&quot;; [.B1390]; [.C1390])" office:value-type="string" office:string-value="SH" calcext:value-type="string">
            <text:p>SH</text:p>
          </table:table-cell>
          <table:table-cell office:value-type="string" calcext:value-type="string">
            <text:p>SH</text:p>
          </table:table-cell>
          <table:table-cell/>
          <table:table-cell table:formula="of:=CONCATENATE([.B1390]; REPT(&quot; &quot;; 4); [.D1390])" office:value-type="string" office:string-value="sh    SH" calcext:value-type="string">
            <text:p>sh <text:s text:c="3"/>S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ign</text:p>
          </table:table-cell>
          <table:table-cell/>
          <table:table-cell table:formula="of:=IF([.C1391]=&quot;&quot;; [.B1391]; [.C1391])" office:value-type="string" office:string-value="sign" calcext:value-type="string">
            <text:p>sign</text:p>
          </table:table-cell>
          <table:table-cell office:value-type="string" calcext:value-type="string">
            <text:p>sign</text:p>
          </table:table-cell>
          <table:table-cell/>
          <table:table-cell table:formula="of:=CONCATENATE([.B1391]; REPT(&quot; &quot;; 4); [.D1391])" office:value-type="string" office:string-value="sign    sign" calcext:value-type="string">
            <text:p>sign <text:s text:c="3"/>sig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ilicon</text:p>
          </table:table-cell>
          <table:table-cell table:formula="of:=PROPER([.B1392])" office:value-type="string" office:string-value="Silicon" calcext:value-type="string">
            <text:p>Silicon</text:p>
          </table:table-cell>
          <table:table-cell table:formula="of:=IF([.C1392]=&quot;&quot;; [.B1392]; [.C1392])" office:value-type="string" office:string-value="Silicon" calcext:value-type="string">
            <text:p>Silicon</text:p>
          </table:table-cell>
          <table:table-cell office:value-type="string" calcext:value-type="string">
            <text:p>Silicon</text:p>
          </table:table-cell>
          <table:table-cell/>
          <table:table-cell table:formula="of:=CONCATENATE([.B1392]; REPT(&quot; &quot;; 4); [.D1392])" office:value-type="string" office:string-value="silicon    Silicon" calcext:value-type="string">
            <text:p>silicon <text:s text:c="3"/>Silic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ilva</text:p>
          </table:table-cell>
          <table:table-cell table:formula="of:=PROPER([.B1393])" office:value-type="string" office:string-value="Silva" calcext:value-type="string">
            <text:p>Silva</text:p>
          </table:table-cell>
          <table:table-cell table:formula="of:=IF([.C1393]=&quot;&quot;; [.B1393]; [.C1393])" office:value-type="string" office:string-value="Silva" calcext:value-type="string">
            <text:p>Silva</text:p>
          </table:table-cell>
          <table:table-cell office:value-type="string" calcext:value-type="string">
            <text:p>Silva</text:p>
          </table:table-cell>
          <table:table-cell/>
          <table:table-cell table:formula="of:=CONCATENATE([.B1393]; REPT(&quot; &quot;; 4); [.D1393])" office:value-type="string" office:string-value="silva    Silva" calcext:value-type="string">
            <text:p>silva <text:s text:c="3"/>Silv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imeone</text:p>
          </table:table-cell>
          <table:table-cell table:formula="of:=PROPER([.B1394])" office:value-type="string" office:string-value="Simeone" calcext:value-type="string">
            <text:p>Simeone</text:p>
          </table:table-cell>
          <table:table-cell table:formula="of:=IF([.C1394]=&quot;&quot;; [.B1394]; [.C1394])" office:value-type="string" office:string-value="Simeone" calcext:value-type="string">
            <text:p>Simeone</text:p>
          </table:table-cell>
          <table:table-cell office:value-type="string" calcext:value-type="string">
            <text:p>Simeone</text:p>
          </table:table-cell>
          <table:table-cell/>
          <table:table-cell table:formula="of:=CONCATENATE([.B1394]; REPT(&quot; &quot;; 4); [.D1394])" office:value-type="string" office:string-value="simeone    Simeone" calcext:value-type="string">
            <text:p>simeone <text:s text:c="3"/>Simeo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imon</text:p>
          </table:table-cell>
          <table:table-cell table:formula="of:=PROPER([.B1395])" office:value-type="string" office:string-value="Simon" calcext:value-type="string">
            <text:p>Simon</text:p>
          </table:table-cell>
          <table:table-cell table:formula="of:=IF([.C1395]=&quot;&quot;; [.B1395]; [.C1395])" office:value-type="string" office:string-value="Simon" calcext:value-type="string">
            <text:p>Simon</text:p>
          </table:table-cell>
          <table:table-cell office:value-type="string" calcext:value-type="string">
            <text:p>Simon</text:p>
          </table:table-cell>
          <table:table-cell/>
          <table:table-cell table:formula="of:=CONCATENATE([.B1395]; REPT(&quot; &quot;; 4); [.D1395])" office:value-type="string" office:string-value="simon    Simon" calcext:value-type="string">
            <text:p>simon <text:s text:c="3"/>Sim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ingapore</text:p>
          </table:table-cell>
          <table:table-cell table:formula="of:=PROPER([.B1396])" office:value-type="string" office:string-value="Singapore" calcext:value-type="string">
            <text:p>Singapore</text:p>
          </table:table-cell>
          <table:table-cell table:formula="of:=IF([.C1396]=&quot;&quot;; [.B1396]; [.C1396])" office:value-type="string" office:string-value="Singapore" calcext:value-type="string">
            <text:p>Singapore</text:p>
          </table:table-cell>
          <table:table-cell office:value-type="string" calcext:value-type="string">
            <text:p>Singapore</text:p>
          </table:table-cell>
          <table:table-cell/>
          <table:table-cell table:formula="of:=CONCATENATE([.B1396]; REPT(&quot; &quot;; 4); [.D1396])" office:value-type="string" office:string-value="singapore    Singapore" calcext:value-type="string">
            <text:p>singapore <text:s text:c="3"/>Singapor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ingle</text:p>
          </table:table-cell>
          <table:table-cell/>
          <table:table-cell table:formula="of:=IF([.C1397]=&quot;&quot;; [.B1397]; [.C1397])" office:value-type="string" office:string-value="single" calcext:value-type="string">
            <text:p>single</text:p>
          </table:table-cell>
          <table:table-cell office:value-type="string" calcext:value-type="string">
            <text:p>single</text:p>
          </table:table-cell>
          <table:table-cell/>
          <table:table-cell table:formula="of:=CONCATENATE([.B1397]; REPT(&quot; &quot;; 4); [.D1397])" office:value-type="string" office:string-value="single    single" calcext:value-type="string">
            <text:p>single <text:s text:c="3"/>sing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iri</text:p>
          </table:table-cell>
          <table:table-cell table:formula="of:=PROPER([.B1398])" office:value-type="string" office:string-value="Siri" calcext:value-type="string">
            <text:p>Siri</text:p>
          </table:table-cell>
          <table:table-cell table:formula="of:=IF([.C1398]=&quot;&quot;; [.B1398]; [.C1398])" office:value-type="string" office:string-value="Siri" calcext:value-type="string">
            <text:p>Siri</text:p>
          </table:table-cell>
          <table:table-cell office:value-type="string" calcext:value-type="string">
            <text:p>Siri</text:p>
          </table:table-cell>
          <table:table-cell/>
          <table:table-cell table:formula="of:=CONCATENATE([.B1398]; REPT(&quot; &quot;; 4); [.D1398])" office:value-type="string" office:string-value="siri    Siri" calcext:value-type="string">
            <text:p>siri <text:s text:c="3"/>Sir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iro</text:p>
          </table:table-cell>
          <table:table-cell table:formula="of:=PROPER([.B1399])" office:value-type="string" office:string-value="Siro" calcext:value-type="string">
            <text:p>Siro</text:p>
          </table:table-cell>
          <table:table-cell table:formula="of:=IF([.C1399]=&quot;&quot;; [.B1399]; [.C1399])" office:value-type="string" office:string-value="Siro" calcext:value-type="string">
            <text:p>Siro</text:p>
          </table:table-cell>
          <table:table-cell office:value-type="string" calcext:value-type="string">
            <text:p>Siro</text:p>
          </table:table-cell>
          <table:table-cell/>
          <table:table-cell table:formula="of:=CONCATENATE([.B1399]; REPT(&quot; &quot;; 4); [.D1399])" office:value-type="string" office:string-value="siro    Siro" calcext:value-type="string">
            <text:p>siro <text:s text:c="3"/>Sir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ir</text:p>
          </table:table-cell>
          <table:table-cell table:formula="of:=PROPER([.B1400])" office:value-type="string" office:string-value="Sir" calcext:value-type="string">
            <text:p>Sir</text:p>
          </table:table-cell>
          <table:table-cell table:formula="of:=IF([.C1400]=&quot;&quot;; [.B1400]; [.C1400])" office:value-type="string" office:string-value="Sir" calcext:value-type="string">
            <text:p>Sir</text:p>
          </table:table-cell>
          <table:table-cell office:value-type="string" calcext:value-type="string">
            <text:p>Sir</text:p>
          </table:table-cell>
          <table:table-cell/>
          <table:table-cell table:formula="of:=CONCATENATE([.B1400]; REPT(&quot; &quot;; 4); [.D1400])" office:value-type="string" office:string-value="sir    Sir" calcext:value-type="string">
            <text:p>sir <text:s text:c="3"/>Si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ite</text:p>
          </table:table-cell>
          <table:table-cell table:formula="of:=PROPER([.B1401])" office:value-type="string" office:string-value="Site" calcext:value-type="string">
            <text:p>Site</text:p>
          </table:table-cell>
          <table:table-cell table:formula="of:=IF([.C1401]=&quot;&quot;; [.B1401]; [.C1401])" office:value-type="string" office:string-value="Site" calcext:value-type="string">
            <text:p>Site</text:p>
          </table:table-cell>
          <table:table-cell office:value-type="string" calcext:value-type="string">
            <text:p>Site</text:p>
          </table:table-cell>
          <table:table-cell/>
          <table:table-cell table:formula="of:=CONCATENATE([.B1401]; REPT(&quot; &quot;; 4); [.D1401])" office:value-type="string" office:string-value="site    Site" calcext:value-type="string">
            <text:p>site <text:s text:c="3"/>Sit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ize</text:p>
          </table:table-cell>
          <table:table-cell/>
          <table:table-cell table:formula="of:=IF([.C1402]=&quot;&quot;; [.B1402]; [.C1402])" office:value-type="string" office:string-value="size" calcext:value-type="string">
            <text:p>size</text:p>
          </table:table-cell>
          <table:table-cell office:value-type="string" calcext:value-type="string">
            <text:p>size</text:p>
          </table:table-cell>
          <table:table-cell/>
          <table:table-cell table:formula="of:=CONCATENATE([.B1402]; REPT(&quot; &quot;; 4); [.D1402])" office:value-type="string" office:string-value="size    size" calcext:value-type="string">
            <text:p>size <text:s text:c="3"/>siz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kill</text:p>
          </table:table-cell>
          <table:table-cell/>
          <table:table-cell table:formula="of:=IF([.C1403]=&quot;&quot;; [.B1403]; [.C1403])" office:value-type="string" office:string-value="skill" calcext:value-type="string">
            <text:p>skill</text:p>
          </table:table-cell>
          <table:table-cell office:value-type="string" calcext:value-type="string">
            <text:p>skill</text:p>
          </table:table-cell>
          <table:table-cell/>
          <table:table-cell table:formula="of:=CONCATENATE([.B1403]; REPT(&quot; &quot;; 4); [.D1403])" office:value-type="string" office:string-value="skill    skill" calcext:value-type="string">
            <text:p>skill <text:s text:c="3"/>skil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kinny</text:p>
          </table:table-cell>
          <table:table-cell/>
          <table:table-cell table:formula="of:=IF([.C1404]=&quot;&quot;; [.B1404]; [.C1404])" office:value-type="string" office:string-value="skinny" calcext:value-type="string">
            <text:p>skinny</text:p>
          </table:table-cell>
          <table:table-cell office:value-type="string" calcext:value-type="string">
            <text:p>skinny</text:p>
          </table:table-cell>
          <table:table-cell/>
          <table:table-cell table:formula="of:=CONCATENATE([.B1404]; REPT(&quot; &quot;; 4); [.D1404])" office:value-type="string" office:string-value="skinny    skinny" calcext:value-type="string">
            <text:p>skinny <text:s text:c="3"/>skinn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kin</text:p>
          </table:table-cell>
          <table:table-cell/>
          <table:table-cell table:formula="of:=IF([.C1405]=&quot;&quot;; [.B1405]; [.C1405])" office:value-type="string" office:string-value="skin" calcext:value-type="string">
            <text:p>skin</text:p>
          </table:table-cell>
          <table:table-cell office:value-type="string" calcext:value-type="string">
            <text:p>skin</text:p>
          </table:table-cell>
          <table:table-cell/>
          <table:table-cell table:formula="of:=CONCATENATE([.B1405]; REPT(&quot; &quot;; 4); [.D1405])" office:value-type="string" office:string-value="skin    skin" calcext:value-type="string">
            <text:p>skin <text:s text:c="3"/>sk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kype</text:p>
          </table:table-cell>
          <table:table-cell table:formula="of:=PROPER([.B1406])" office:value-type="string" office:string-value="Skype" calcext:value-type="string">
            <text:p>Skype</text:p>
          </table:table-cell>
          <table:table-cell table:formula="of:=IF([.C1406]=&quot;&quot;; [.B1406]; [.C1406])" office:value-type="string" office:string-value="Skype" calcext:value-type="string">
            <text:p>Skype</text:p>
          </table:table-cell>
          <table:table-cell office:value-type="string" calcext:value-type="string">
            <text:p>Skype</text:p>
          </table:table-cell>
          <table:table-cell/>
          <table:table-cell table:formula="of:=CONCATENATE([.B1406]; REPT(&quot; &quot;; 4); [.D1406])" office:value-type="string" office:string-value="skype    Skype" calcext:value-type="string">
            <text:p>skype <text:s text:c="3"/>Skyp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ky</text:p>
          </table:table-cell>
          <table:table-cell table:formula="of:=PROPER([.B1407])" office:value-type="string" office:string-value="Sky" calcext:value-type="string">
            <text:p>Sky</text:p>
          </table:table-cell>
          <table:table-cell table:formula="of:=IF([.C1407]=&quot;&quot;; [.B1407]; [.C1407])" office:value-type="string" office:string-value="Sky" calcext:value-type="string">
            <text:p>Sky</text:p>
          </table:table-cell>
          <table:table-cell office:value-type="string" calcext:value-type="string">
            <text:p>Sky</text:p>
          </table:table-cell>
          <table:table-cell/>
          <table:table-cell table:formula="of:=CONCATENATE([.B1407]; REPT(&quot; &quot;; 4); [.D1407])" office:value-type="string" office:string-value="sky    Sky" calcext:value-type="string">
            <text:p>sky <text:s text:c="3"/>Sk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lam</text:p>
          </table:table-cell>
          <table:table-cell/>
          <table:table-cell table:formula="of:=IF([.C1408]=&quot;&quot;; [.B1408]; [.C1408])" office:value-type="string" office:string-value="slam" calcext:value-type="string">
            <text:p>slam</text:p>
          </table:table-cell>
          <table:table-cell office:value-type="string" calcext:value-type="string">
            <text:p>slam</text:p>
          </table:table-cell>
          <table:table-cell/>
          <table:table-cell table:formula="of:=CONCATENATE([.B1408]; REPT(&quot; &quot;; 4); [.D1408])" office:value-type="string" office:string-value="slam    slam" calcext:value-type="string">
            <text:p>slam <text:s text:c="3"/>sla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leep</text:p>
          </table:table-cell>
          <table:table-cell/>
          <table:table-cell table:formula="of:=IF([.C1409]=&quot;&quot;; [.B1409]; [.C1409])" office:value-type="string" office:string-value="sleep" calcext:value-type="string">
            <text:p>sleep</text:p>
          </table:table-cell>
          <table:table-cell office:value-type="string" calcext:value-type="string">
            <text:p>sleep</text:p>
          </table:table-cell>
          <table:table-cell/>
          <table:table-cell table:formula="of:=CONCATENATE([.B1409]; REPT(&quot; &quot;; 4); [.D1409])" office:value-type="string" office:string-value="sleep    sleep" calcext:value-type="string">
            <text:p>sleep <text:s text:c="3"/>slee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lide</text:p>
          </table:table-cell>
          <table:table-cell/>
          <table:table-cell table:formula="of:=IF([.C1410]=&quot;&quot;; [.B1410]; [.C1410])" office:value-type="string" office:string-value="slide" calcext:value-type="string">
            <text:p>slide</text:p>
          </table:table-cell>
          <table:table-cell office:value-type="string" calcext:value-type="string">
            <text:p>slide</text:p>
          </table:table-cell>
          <table:table-cell/>
          <table:table-cell table:formula="of:=CONCATENATE([.B1410]; REPT(&quot; &quot;; 4); [.D1410])" office:value-type="string" office:string-value="slide    slide" calcext:value-type="string">
            <text:p>slide <text:s text:c="3"/>slid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lim</text:p>
          </table:table-cell>
          <table:table-cell/>
          <table:table-cell table:formula="of:=IF([.C1411]=&quot;&quot;; [.B1411]; [.C1411])" office:value-type="string" office:string-value="slim" calcext:value-type="string">
            <text:p>slim</text:p>
          </table:table-cell>
          <table:table-cell office:value-type="string" calcext:value-type="string">
            <text:p>slim</text:p>
          </table:table-cell>
          <table:table-cell/>
          <table:table-cell table:formula="of:=CONCATENATE([.B1411]; REPT(&quot; &quot;; 4); [.D1411])" office:value-type="string" office:string-value="slim    slim" calcext:value-type="string">
            <text:p>slim <text:s text:c="3"/>sli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lna</text:p>
          </table:table-cell>
          <table:table-cell office:value-type="string" calcext:value-type="string">
            <text:p>Sông Lam Nghệ An</text:p>
          </table:table-cell>
          <table:table-cell table:formula="of:=IF([.C1412]=&quot;&quot;; [.B1412]; [.C1412])" office:value-type="string" office:string-value="Sông Lam Nghệ An" calcext:value-type="string">
            <text:p>Sông Lam Nghệ An</text:p>
          </table:table-cell>
          <table:table-cell office:value-type="string" calcext:value-type="string">
            <text:p>Sông Lam Nghệ An</text:p>
          </table:table-cell>
          <table:table-cell/>
          <table:table-cell table:formula="of:=CONCATENATE([.B1412]; REPT(&quot; &quot;; 4); [.D1412])" office:value-type="string" office:string-value="slna    Sông Lam Nghệ An" calcext:value-type="string">
            <text:p>slna <text:s text:c="3"/>Sông Lam Nghệ 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logan</text:p>
          </table:table-cell>
          <table:table-cell/>
          <table:table-cell table:formula="of:=IF([.C1413]=&quot;&quot;; [.B1413]; [.C1413])" office:value-type="string" office:string-value="slogan" calcext:value-type="string">
            <text:p>slogan</text:p>
          </table:table-cell>
          <table:table-cell office:value-type="string" calcext:value-type="string">
            <text:p>slogan</text:p>
          </table:table-cell>
          <table:table-cell/>
          <table:table-cell table:formula="of:=CONCATENATE([.B1413]; REPT(&quot; &quot;; 4); [.D1413])" office:value-type="string" office:string-value="slogan    slogan" calcext:value-type="string">
            <text:p>slogan <text:s text:c="3"/>slog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lovakia</text:p>
          </table:table-cell>
          <table:table-cell table:formula="of:=PROPER([.B1414])" office:value-type="string" office:string-value="Slovakia" calcext:value-type="string">
            <text:p>Slovakia</text:p>
          </table:table-cell>
          <table:table-cell table:formula="of:=IF([.C1414]=&quot;&quot;; [.B1414]; [.C1414])" office:value-type="string" office:string-value="Slovakia" calcext:value-type="string">
            <text:p>Slovakia</text:p>
          </table:table-cell>
          <table:table-cell office:value-type="string" calcext:value-type="string">
            <text:p>Slovakia</text:p>
          </table:table-cell>
          <table:table-cell/>
          <table:table-cell table:formula="of:=CONCATENATE([.B1414]; REPT(&quot; &quot;; 4); [.D1414])" office:value-type="string" office:string-value="slovakia    Slovakia" calcext:value-type="string">
            <text:p>slovakia <text:s text:c="3"/>Slovak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martphone</text:p>
          </table:table-cell>
          <table:table-cell/>
          <table:table-cell table:formula="of:=IF([.C1415]=&quot;&quot;; [.B1415]; [.C1415])" office:value-type="string" office:string-value="smartphone" calcext:value-type="string">
            <text:p>smartphone</text:p>
          </table:table-cell>
          <table:table-cell office:value-type="string" calcext:value-type="string">
            <text:p>smartphone</text:p>
          </table:table-cell>
          <table:table-cell/>
          <table:table-cell table:formula="of:=CONCATENATE([.B1415]; REPT(&quot; &quot;; 4); [.D1415])" office:value-type="string" office:string-value="smartphone    smartphone" calcext:value-type="string">
            <text:p>smartphone <text:s text:c="3"/>smartpho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mart</text:p>
          </table:table-cell>
          <table:table-cell/>
          <table:table-cell table:formula="of:=IF([.C1416]=&quot;&quot;; [.B1416]; [.C1416])" office:value-type="string" office:string-value="smart" calcext:value-type="string">
            <text:p>smart</text:p>
          </table:table-cell>
          <table:table-cell office:value-type="string" calcext:value-type="string">
            <text:p>smart</text:p>
          </table:table-cell>
          <table:table-cell/>
          <table:table-cell table:formula="of:=CONCATENATE([.B1416]; REPT(&quot; &quot;; 4); [.D1416])" office:value-type="string" office:string-value="smart    smart" calcext:value-type="string">
            <text:p>smart <text:s text:c="3"/>smar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mith</text:p>
          </table:table-cell>
          <table:table-cell table:formula="of:=PROPER([.B1417])" office:value-type="string" office:string-value="Smith" calcext:value-type="string">
            <text:p>Smith</text:p>
          </table:table-cell>
          <table:table-cell table:formula="of:=IF([.C1417]=&quot;&quot;; [.B1417]; [.C1417])" office:value-type="string" office:string-value="Smith" calcext:value-type="string">
            <text:p>Smith</text:p>
          </table:table-cell>
          <table:table-cell office:value-type="string" calcext:value-type="string">
            <text:p>Smith</text:p>
          </table:table-cell>
          <table:table-cell/>
          <table:table-cell table:formula="of:=CONCATENATE([.B1417]; REPT(&quot; &quot;; 4); [.D1417])" office:value-type="string" office:string-value="smith    Smith" calcext:value-type="string">
            <text:p>smith <text:s text:c="3"/>Smit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SMS</text:p>
          </table:table-cell>
          <table:table-cell table:formula="of:=IF([.C1418]=&quot;&quot;; [.B1418]; [.C1418])" office:value-type="string" office:string-value="SMS" calcext:value-type="string">
            <text:p>SMS</text:p>
          </table:table-cell>
          <table:table-cell office:value-type="string" calcext:value-type="string">
            <text:p>SMS</text:p>
          </table:table-cell>
          <table:table-cell/>
          <table:table-cell table:formula="of:=CONCATENATE([.B1418]; REPT(&quot; &quot;; 4); [.D1418])" office:value-type="string" office:string-value="sms    SMS" calcext:value-type="string">
            <text:p>sms <text:s text:c="3"/>SM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nowden</text:p>
          </table:table-cell>
          <table:table-cell/>
          <table:table-cell table:formula="of:=IF([.C1419]=&quot;&quot;; [.B1419]; [.C1419])" office:value-type="string" office:string-value="snowden" calcext:value-type="string">
            <text:p>snowden</text:p>
          </table:table-cell>
          <table:table-cell office:value-type="string" calcext:value-type="string">
            <text:p>snowden</text:p>
          </table:table-cell>
          <table:table-cell/>
          <table:table-cell table:formula="of:=CONCATENATE([.B1419]; REPT(&quot; &quot;; 4); [.D1419])" office:value-type="string" office:string-value="snowden    snowden" calcext:value-type="string">
            <text:p>snowden <text:s text:c="3"/>snowd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ocial</text:p>
          </table:table-cell>
          <table:table-cell/>
          <table:table-cell table:formula="of:=IF([.C1420]=&quot;&quot;; [.B1420]; [.C1420])" office:value-type="string" office:string-value="social" calcext:value-type="string">
            <text:p>social</text:p>
          </table:table-cell>
          <table:table-cell office:value-type="string" calcext:value-type="string">
            <text:p>social</text:p>
          </table:table-cell>
          <table:table-cell/>
          <table:table-cell table:formula="of:=CONCATENATE([.B1420]; REPT(&quot; &quot;; 4); [.D1420])" office:value-type="string" office:string-value="social    social" calcext:value-type="string">
            <text:p>social <text:s text:c="3"/>soci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oda</text:p>
          </table:table-cell>
          <table:table-cell/>
          <table:table-cell table:formula="of:=IF([.C1421]=&quot;&quot;; [.B1421]; [.C1421])" office:value-type="string" office:string-value="soda" calcext:value-type="string">
            <text:p>soda</text:p>
          </table:table-cell>
          <table:table-cell office:value-type="string" calcext:value-type="string">
            <text:p>soda</text:p>
          </table:table-cell>
          <table:table-cell/>
          <table:table-cell table:formula="of:=CONCATENATE([.B1421]; REPT(&quot; &quot;; 4); [.D1421])" office:value-type="string" office:string-value="soda    soda" calcext:value-type="string">
            <text:p>soda <text:s text:c="3"/>sod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ofa</text:p>
          </table:table-cell>
          <table:table-cell/>
          <table:table-cell table:formula="of:=IF([.C1422]=&quot;&quot;; [.B1422]; [.C1422])" office:value-type="string" office:string-value="sofa" calcext:value-type="string">
            <text:p>sofa</text:p>
          </table:table-cell>
          <table:table-cell office:value-type="string" calcext:value-type="string">
            <text:p>sofa</text:p>
          </table:table-cell>
          <table:table-cell/>
          <table:table-cell table:formula="of:=CONCATENATE([.B1422]; REPT(&quot; &quot;; 4); [.D1422])" office:value-type="string" office:string-value="sofa    sofa" calcext:value-type="string">
            <text:p>sofa <text:s text:c="3"/>sof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oftware</text:p>
          </table:table-cell>
          <table:table-cell/>
          <table:table-cell table:formula="of:=IF([.C1423]=&quot;&quot;; [.B1423]; [.C1423])" office:value-type="string" office:string-value="software" calcext:value-type="string">
            <text:p>software</text:p>
          </table:table-cell>
          <table:table-cell office:value-type="string" calcext:value-type="string">
            <text:p>software</text:p>
          </table:table-cell>
          <table:table-cell/>
          <table:table-cell table:formula="of:=CONCATENATE([.B1423]; REPT(&quot; &quot;; 4); [.D1423])" office:value-type="string" office:string-value="software    software" calcext:value-type="string">
            <text:p>software <text:s text:c="3"/>softwar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oft</text:p>
          </table:table-cell>
          <table:table-cell/>
          <table:table-cell table:formula="of:=IF([.C1424]=&quot;&quot;; [.B1424]; [.C1424])" office:value-type="string" office:string-value="soft" calcext:value-type="string">
            <text:p>soft</text:p>
          </table:table-cell>
          <table:table-cell office:value-type="string" calcext:value-type="string">
            <text:p>soft</text:p>
          </table:table-cell>
          <table:table-cell/>
          <table:table-cell table:formula="of:=CONCATENATE([.B1424]; REPT(&quot; &quot;; 4); [.D1424])" office:value-type="string" office:string-value="soft    soft" calcext:value-type="string">
            <text:p>soft <text:s text:c="3"/>sof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olo</text:p>
          </table:table-cell>
          <table:table-cell/>
          <table:table-cell table:formula="of:=IF([.C1425]=&quot;&quot;; [.B1425]; [.C1425])" office:value-type="string" office:string-value="solo" calcext:value-type="string">
            <text:p>solo</text:p>
          </table:table-cell>
          <table:table-cell office:value-type="string" calcext:value-type="string">
            <text:p>solo</text:p>
          </table:table-cell>
          <table:table-cell/>
          <table:table-cell table:formula="of:=CONCATENATE([.B1425]; REPT(&quot; &quot;; 4); [.D1425])" office:value-type="string" office:string-value="solo    solo" calcext:value-type="string">
            <text:p>solo <text:s text:c="3"/>sol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ol</text:p>
          </table:table-cell>
          <table:table-cell/>
          <table:table-cell table:formula="of:=IF([.C1426]=&quot;&quot;; [.B1426]; [.C1426])" office:value-type="string" office:string-value="sol" calcext:value-type="string">
            <text:p>sol</text:p>
          </table:table-cell>
          <table:table-cell office:value-type="string" calcext:value-type="string">
            <text:p>sol</text:p>
          </table:table-cell>
          <table:table-cell/>
          <table:table-cell table:formula="of:=CONCATENATE([.B1426]; REPT(&quot; &quot;; 4); [.D1426])" office:value-type="string" office:string-value="sol    sol" calcext:value-type="string">
            <text:p>sol <text:s text:c="3"/>so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omalia</text:p>
          </table:table-cell>
          <table:table-cell table:formula="of:=PROPER([.B1427])" office:value-type="string" office:string-value="Somalia" calcext:value-type="string">
            <text:p>Somalia</text:p>
          </table:table-cell>
          <table:table-cell table:formula="of:=IF([.C1427]=&quot;&quot;; [.B1427]; [.C1427])" office:value-type="string" office:string-value="Somalia" calcext:value-type="string">
            <text:p>Somalia</text:p>
          </table:table-cell>
          <table:table-cell office:value-type="string" calcext:value-type="string">
            <text:p>Somalia</text:p>
          </table:table-cell>
          <table:table-cell/>
          <table:table-cell table:formula="of:=CONCATENATE([.B1427]; REPT(&quot; &quot;; 4); [.D1427])" office:value-type="string" office:string-value="somalia    Somalia" calcext:value-type="string">
            <text:p>somalia <text:s text:c="3"/>Somal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ony</text:p>
          </table:table-cell>
          <table:table-cell table:formula="of:=PROPER([.B1428])" office:value-type="string" office:string-value="Sony" calcext:value-type="string">
            <text:p>Sony</text:p>
          </table:table-cell>
          <table:table-cell table:formula="of:=IF([.C1428]=&quot;&quot;; [.B1428]; [.C1428])" office:value-type="string" office:string-value="Sony" calcext:value-type="string">
            <text:p>Sony</text:p>
          </table:table-cell>
          <table:table-cell office:value-type="string" calcext:value-type="string">
            <text:p>Sony</text:p>
          </table:table-cell>
          <table:table-cell/>
          <table:table-cell table:formula="of:=CONCATENATE([.B1428]; REPT(&quot; &quot;; 4); [.D1428])" office:value-type="string" office:string-value="sony    Sony" calcext:value-type="string">
            <text:p>sony <text:s text:c="3"/>Son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ophie</text:p>
          </table:table-cell>
          <table:table-cell/>
          <table:table-cell table:formula="of:=IF([.C1429]=&quot;&quot;; [.B1429]; [.C1429])" office:value-type="string" office:string-value="sophie" calcext:value-type="string">
            <text:p>sophie</text:p>
          </table:table-cell>
          <table:table-cell office:value-type="string" calcext:value-type="string">
            <text:p>sophie</text:p>
          </table:table-cell>
          <table:table-cell/>
          <table:table-cell table:formula="of:=CONCATENATE([.B1429]; REPT(&quot; &quot;; 4); [.D1429])" office:value-type="string" office:string-value="sophie    sophie" calcext:value-type="string">
            <text:p>sophie <text:s text:c="3"/>sophi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orry</text:p>
          </table:table-cell>
          <table:table-cell/>
          <table:table-cell table:formula="of:=IF([.C1430]=&quot;&quot;; [.B1430]; [.C1430])" office:value-type="string" office:string-value="sorry" calcext:value-type="string">
            <text:p>sorry</text:p>
          </table:table-cell>
          <table:table-cell office:value-type="string" calcext:value-type="string">
            <text:p>sorry</text:p>
          </table:table-cell>
          <table:table-cell/>
          <table:table-cell table:formula="of:=CONCATENATE([.B1430]; REPT(&quot; &quot;; 4); [.D1430])" office:value-type="string" office:string-value="sorry    sorry" calcext:value-type="string">
            <text:p>sorry <text:s text:c="3"/>sor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ound</text:p>
          </table:table-cell>
          <table:table-cell/>
          <table:table-cell table:formula="of:=IF([.C1431]=&quot;&quot;; [.B1431]; [.C1431])" office:value-type="string" office:string-value="sound" calcext:value-type="string">
            <text:p>sound</text:p>
          </table:table-cell>
          <table:table-cell office:value-type="string" calcext:value-type="string">
            <text:p>sound</text:p>
          </table:table-cell>
          <table:table-cell/>
          <table:table-cell table:formula="of:=CONCATENATE([.B1431]; REPT(&quot; &quot;; 4); [.D1431])" office:value-type="string" office:string-value="sound    sound" calcext:value-type="string">
            <text:p>sound <text:s text:c="3"/>sou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ource</text:p>
          </table:table-cell>
          <table:table-cell/>
          <table:table-cell table:formula="of:=IF([.C1432]=&quot;&quot;; [.B1432]; [.C1432])" office:value-type="string" office:string-value="source" calcext:value-type="string">
            <text:p>source</text:p>
          </table:table-cell>
          <table:table-cell office:value-type="string" calcext:value-type="string">
            <text:p>source</text:p>
          </table:table-cell>
          <table:table-cell/>
          <table:table-cell table:formula="of:=CONCATENATE([.B1432]; REPT(&quot; &quot;; 4); [.D1432])" office:value-type="string" office:string-value="source    source" calcext:value-type="string">
            <text:p>source <text:s text:c="3"/>sourc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outhampton</text:p>
          </table:table-cell>
          <table:table-cell table:formula="of:=PROPER([.B1433])" office:value-type="string" office:string-value="Southampton" calcext:value-type="string">
            <text:p>Southampton</text:p>
          </table:table-cell>
          <table:table-cell table:formula="of:=IF([.C1433]=&quot;&quot;; [.B1433]; [.C1433])" office:value-type="string" office:string-value="Southampton" calcext:value-type="string">
            <text:p>Southampton</text:p>
          </table:table-cell>
          <table:table-cell office:value-type="string" calcext:value-type="string">
            <text:p>Southampton</text:p>
          </table:table-cell>
          <table:table-cell/>
          <table:table-cell table:formula="of:=CONCATENATE([.B1433]; REPT(&quot; &quot;; 4); [.D1433])" office:value-type="string" office:string-value="southampton    Southampton" calcext:value-type="string">
            <text:p>southampton <text:s text:c="3"/>Southampt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outhern</text:p>
          </table:table-cell>
          <table:table-cell/>
          <table:table-cell table:formula="of:=IF([.C1434]=&quot;&quot;; [.B1434]; [.C1434])" office:value-type="string" office:string-value="southern" calcext:value-type="string">
            <text:p>southern</text:p>
          </table:table-cell>
          <table:table-cell office:value-type="string" calcext:value-type="string">
            <text:p>southern</text:p>
          </table:table-cell>
          <table:table-cell/>
          <table:table-cell table:formula="of:=CONCATENATE([.B1434]; REPT(&quot; &quot;; 4); [.D1434])" office:value-type="string" office:string-value="southern    southern" calcext:value-type="string">
            <text:p>southern <text:s text:c="3"/>souther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outh</text:p>
          </table:table-cell>
          <table:table-cell/>
          <table:table-cell table:formula="of:=IF([.C1435]=&quot;&quot;; [.B1435]; [.C1435])" office:value-type="string" office:string-value="south" calcext:value-type="string">
            <text:p>south</text:p>
          </table:table-cell>
          <table:table-cell office:value-type="string" calcext:value-type="string">
            <text:p>south</text:p>
          </table:table-cell>
          <table:table-cell/>
          <table:table-cell table:formula="of:=CONCATENATE([.B1435]; REPT(&quot; &quot;; 4); [.D1435])" office:value-type="string" office:string-value="south    south" calcext:value-type="string">
            <text:p>south <text:s text:c="3"/>sout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pace</text:p>
          </table:table-cell>
          <table:table-cell/>
          <table:table-cell table:formula="of:=IF([.C1436]=&quot;&quot;; [.B1436]; [.C1436])" office:value-type="string" office:string-value="space" calcext:value-type="string">
            <text:p>space</text:p>
          </table:table-cell>
          <table:table-cell office:value-type="string" calcext:value-type="string">
            <text:p>space</text:p>
          </table:table-cell>
          <table:table-cell/>
          <table:table-cell table:formula="of:=CONCATENATE([.B1436]; REPT(&quot; &quot;; 4); [.D1436])" office:value-type="string" office:string-value="space    space" calcext:value-type="string">
            <text:p>space <text:s text:c="3"/>spac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pam</text:p>
          </table:table-cell>
          <table:table-cell/>
          <table:table-cell table:formula="of:=IF([.C1437]=&quot;&quot;; [.B1437]; [.C1437])" office:value-type="string" office:string-value="spam" calcext:value-type="string">
            <text:p>spam</text:p>
          </table:table-cell>
          <table:table-cell office:value-type="string" calcext:value-type="string">
            <text:p>spam</text:p>
          </table:table-cell>
          <table:table-cell/>
          <table:table-cell table:formula="of:=CONCATENATE([.B1437]; REPT(&quot; &quot;; 4); [.D1437])" office:value-type="string" office:string-value="spam    spam" calcext:value-type="string">
            <text:p>spam <text:s text:c="3"/>spa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pa</text:p>
          </table:table-cell>
          <table:table-cell table:formula="of:=PROPER([.B1438])" office:value-type="string" office:string-value="Spa" calcext:value-type="string">
            <text:p>Spa</text:p>
          </table:table-cell>
          <table:table-cell table:formula="of:=IF([.C1438]=&quot;&quot;; [.B1438]; [.C1438])" office:value-type="string" office:string-value="Spa" calcext:value-type="string">
            <text:p>Spa</text:p>
          </table:table-cell>
          <table:table-cell office:value-type="string" calcext:value-type="string">
            <text:p>Spa</text:p>
          </table:table-cell>
          <table:table-cell/>
          <table:table-cell table:formula="of:=CONCATENATE([.B1438]; REPT(&quot; &quot;; 4); [.D1438])" office:value-type="string" office:string-value="spa    Spa" calcext:value-type="string">
            <text:p>spa <text:s text:c="3"/>Sp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pears</text:p>
          </table:table-cell>
          <table:table-cell/>
          <table:table-cell table:formula="of:=IF([.C1439]=&quot;&quot;; [.B1439]; [.C1439])" office:value-type="string" office:string-value="spears" calcext:value-type="string">
            <text:p>spears</text:p>
          </table:table-cell>
          <table:table-cell office:value-type="string" calcext:value-type="string">
            <text:p>spears</text:p>
          </table:table-cell>
          <table:table-cell/>
          <table:table-cell table:formula="of:=CONCATENATE([.B1439]; REPT(&quot; &quot;; 4); [.D1439])" office:value-type="string" office:string-value="spears    spears" calcext:value-type="string">
            <text:p>spears <text:s text:c="3"/>spear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peed</text:p>
          </table:table-cell>
          <table:table-cell/>
          <table:table-cell table:formula="of:=IF([.C1440]=&quot;&quot;; [.B1440]; [.C1440])" office:value-type="string" office:string-value="speed" calcext:value-type="string">
            <text:p>speed</text:p>
          </table:table-cell>
          <table:table-cell office:value-type="string" calcext:value-type="string">
            <text:p>speed</text:p>
          </table:table-cell>
          <table:table-cell/>
          <table:table-cell table:formula="of:=CONCATENATE([.B1440]; REPT(&quot; &quot;; 4); [.D1440])" office:value-type="string" office:string-value="speed    speed" calcext:value-type="string">
            <text:p>speed <text:s text:c="3"/>spee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pencer</text:p>
          </table:table-cell>
          <table:table-cell/>
          <table:table-cell table:formula="of:=IF([.C1441]=&quot;&quot;; [.B1441]; [.C1441])" office:value-type="string" office:string-value="spencer" calcext:value-type="string">
            <text:p>spencer</text:p>
          </table:table-cell>
          <table:table-cell office:value-type="string" calcext:value-type="string">
            <text:p>spencer</text:p>
          </table:table-cell>
          <table:table-cell/>
          <table:table-cell table:formula="of:=CONCATENATE([.B1441]; REPT(&quot; &quot;; 4); [.D1441])" office:value-type="string" office:string-value="spencer    spencer" calcext:value-type="string">
            <text:p>spencer <text:s text:c="3"/>spenc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pice</text:p>
          </table:table-cell>
          <table:table-cell/>
          <table:table-cell table:formula="of:=IF([.C1442]=&quot;&quot;; [.B1442]; [.C1442])" office:value-type="string" office:string-value="spice" calcext:value-type="string">
            <text:p>spice</text:p>
          </table:table-cell>
          <table:table-cell office:value-type="string" calcext:value-type="string">
            <text:p>spice</text:p>
          </table:table-cell>
          <table:table-cell/>
          <table:table-cell table:formula="of:=CONCATENATE([.B1442]; REPT(&quot; &quot;; 4); [.D1442])" office:value-type="string" office:string-value="spice    spice" calcext:value-type="string">
            <text:p>spice <text:s text:c="3"/>spic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port</text:p>
          </table:table-cell>
          <table:table-cell/>
          <table:table-cell table:formula="of:=IF([.C1443]=&quot;&quot;; [.B1443]; [.C1443])" office:value-type="string" office:string-value="sport" calcext:value-type="string">
            <text:p>sport</text:p>
          </table:table-cell>
          <table:table-cell office:value-type="string" calcext:value-type="string">
            <text:p>sport</text:p>
          </table:table-cell>
          <table:table-cell/>
          <table:table-cell table:formula="of:=CONCATENATE([.B1443]; REPT(&quot; &quot;; 4); [.D1443])" office:value-type="string" office:string-value="sport    sport" calcext:value-type="string">
            <text:p>sport <text:s text:c="3"/>spor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ports</text:p>
          </table:table-cell>
          <table:table-cell/>
          <table:table-cell table:formula="of:=IF([.C1444]=&quot;&quot;; [.B1444]; [.C1444])" office:value-type="string" office:string-value="sports" calcext:value-type="string">
            <text:p>sports</text:p>
          </table:table-cell>
          <table:table-cell office:value-type="string" calcext:value-type="string">
            <text:p>sports</text:p>
          </table:table-cell>
          <table:table-cell/>
          <table:table-cell table:formula="of:=CONCATENATE([.B1444]; REPT(&quot; &quot;; 4); [.D1444])" office:value-type="string" office:string-value="sports    sports" calcext:value-type="string">
            <text:p>sports <text:s text:c="3"/>sport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port</text:p>
          </table:table-cell>
          <table:table-cell/>
          <table:table-cell table:formula="of:=IF([.C1445]=&quot;&quot;; [.B1445]; [.C1445])" office:value-type="string" office:string-value="sport" calcext:value-type="string">
            <text:p>sport</text:p>
          </table:table-cell>
          <table:table-cell office:value-type="string" calcext:value-type="string">
            <text:p>sport</text:p>
          </table:table-cell>
          <table:table-cell/>
          <table:table-cell table:formula="of:=CONCATENATE([.B1445]; REPT(&quot; &quot;; 4); [.D1445])" office:value-type="string" office:string-value="sport    sport" calcext:value-type="string">
            <text:p>sport <text:s text:c="3"/>spor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purs</text:p>
          </table:table-cell>
          <table:table-cell table:formula="of:=PROPER([.B1446])" office:value-type="string" office:string-value="Spurs" calcext:value-type="string">
            <text:p>Spurs</text:p>
          </table:table-cell>
          <table:table-cell table:formula="of:=IF([.C1446]=&quot;&quot;; [.B1446]; [.C1446])" office:value-type="string" office:string-value="Spurs" calcext:value-type="string">
            <text:p>Spurs</text:p>
          </table:table-cell>
          <table:table-cell office:value-type="string" calcext:value-type="string">
            <text:p>Spurs</text:p>
          </table:table-cell>
          <table:table-cell/>
          <table:table-cell table:formula="of:=CONCATENATE([.B1446]; REPT(&quot; &quot;; 4); [.D1446])" office:value-type="string" office:string-value="spurs    Spurs" calcext:value-type="string">
            <text:p>spurs <text:s text:c="3"/>Spur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pyware</text:p>
          </table:table-cell>
          <table:table-cell/>
          <table:table-cell table:formula="of:=IF([.C1447]=&quot;&quot;; [.B1447]; [.C1447])" office:value-type="string" office:string-value="spyware" calcext:value-type="string">
            <text:p>spyware</text:p>
          </table:table-cell>
          <table:table-cell office:value-type="string" calcext:value-type="string">
            <text:p>spyware</text:p>
          </table:table-cell>
          <table:table-cell/>
          <table:table-cell table:formula="of:=CONCATENATE([.B1447]; REPT(&quot; &quot;; 4); [.D1447])" office:value-type="string" office:string-value="spyware    spyware" calcext:value-type="string">
            <text:p>spyware <text:s text:c="3"/>spywar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ri</text:p>
          </table:table-cell>
          <table:table-cell table:formula="of:=PROPER([.B1448])" office:value-type="string" office:string-value="Sri" calcext:value-type="string">
            <text:p>Sri</text:p>
          </table:table-cell>
          <table:table-cell table:formula="of:=IF([.C1448]=&quot;&quot;; [.B1448]; [.C1448])" office:value-type="string" office:string-value="Sri" calcext:value-type="string">
            <text:p>Sri</text:p>
          </table:table-cell>
          <table:table-cell office:value-type="string" calcext:value-type="string">
            <text:p>Sri</text:p>
          </table:table-cell>
          <table:table-cell/>
          <table:table-cell table:formula="of:=CONCATENATE([.B1448]; REPT(&quot; &quot;; 4); [.D1448])" office:value-type="string" office:string-value="sri    Sri" calcext:value-type="string">
            <text:p>sri <text:s text:c="3"/>Sr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sd</text:p>
          </table:table-cell>
          <table:table-cell/>
          <table:table-cell table:formula="of:=IF([.C1449]=&quot;&quot;; [.B1449]; [.C1449])" office:value-type="string" office:string-value="ssd" calcext:value-type="string">
            <text:p>ssd</text:p>
          </table:table-cell>
          <table:table-cell office:value-type="string" calcext:value-type="string">
            <text:p>ssd</text:p>
          </table:table-cell>
          <table:table-cell/>
          <table:table-cell table:formula="of:=CONCATENATE([.B1449]; REPT(&quot; &quot;; 4); [.D1449])" office:value-type="string" office:string-value="ssd    ssd" calcext:value-type="string">
            <text:p>ssd <text:s text:c="3"/>ss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s</text:p>
          </table:table-cell>
          <table:table-cell/>
          <table:table-cell table:formula="of:=IF([.C1450]=&quot;&quot;; [.B1450]; [.C1450])" office:value-type="string" office:string-value="ss" calcext:value-type="string">
            <text:p>ss</text:p>
          </table:table-cell>
          <table:table-cell office:value-type="string" calcext:value-type="string">
            <text:p>ss</text:p>
          </table:table-cell>
          <table:table-cell/>
          <table:table-cell table:formula="of:=CONCATENATE([.B1450]; REPT(&quot; &quot;; 4); [.D1450])" office:value-type="string" office:string-value="ss    ss" calcext:value-type="string">
            <text:p>ss <text:s text:c="3"/>s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si</text:p>
          </table:table-cell>
          <table:table-cell/>
          <table:table-cell table:formula="of:=IF([.C1451]=&quot;&quot;; [.B1451]; [.C1451])" office:value-type="string" office:string-value="ssi" calcext:value-type="string">
            <text:p>ssi</text:p>
          </table:table-cell>
          <table:table-cell office:value-type="string" calcext:value-type="string">
            <text:p>ssi</text:p>
          </table:table-cell>
          <table:table-cell/>
          <table:table-cell table:formula="of:=CONCATENATE([.B1451]; REPT(&quot; &quot;; 4); [.D1451])" office:value-type="string" office:string-value="ssi    ssi" calcext:value-type="string">
            <text:p>ssi <text:s text:c="3"/>ss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alin</text:p>
          </table:table-cell>
          <table:table-cell table:formula="of:=PROPER([.B1452])" office:value-type="string" office:string-value="Stalin" calcext:value-type="string">
            <text:p>Stalin</text:p>
          </table:table-cell>
          <table:table-cell table:formula="of:=IF([.C1452]=&quot;&quot;; [.B1452]; [.C1452])" office:value-type="string" office:string-value="Stalin" calcext:value-type="string">
            <text:p>Stalin</text:p>
          </table:table-cell>
          <table:table-cell office:value-type="string" calcext:value-type="string">
            <text:p>Stalin</text:p>
          </table:table-cell>
          <table:table-cell/>
          <table:table-cell table:formula="of:=CONCATENATE([.B1452]; REPT(&quot; &quot;; 4); [.D1452])" office:value-type="string" office:string-value="stalin    Stalin" calcext:value-type="string">
            <text:p>stalin <text:s text:c="3"/>Stal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amford</text:p>
          </table:table-cell>
          <table:table-cell table:formula="of:=PROPER([.B1453])" office:value-type="string" office:string-value="Stamford" calcext:value-type="string">
            <text:p>Stamford</text:p>
          </table:table-cell>
          <table:table-cell table:formula="of:=IF([.C1453]=&quot;&quot;; [.B1453]; [.C1453])" office:value-type="string" office:string-value="Stamford" calcext:value-type="string">
            <text:p>Stamford</text:p>
          </table:table-cell>
          <table:table-cell office:value-type="string" calcext:value-type="string">
            <text:p>Stamford</text:p>
          </table:table-cell>
          <table:table-cell/>
          <table:table-cell table:formula="of:=CONCATENATE([.B1453]; REPT(&quot; &quot;; 4); [.D1453])" office:value-type="string" office:string-value="stamford    Stamford" calcext:value-type="string">
            <text:p>stamford <text:s text:c="3"/>Stamfor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andard</text:p>
          </table:table-cell>
          <table:table-cell/>
          <table:table-cell table:formula="of:=IF([.C1454]=&quot;&quot;; [.B1454]; [.C1454])" office:value-type="string" office:string-value="standard" calcext:value-type="string">
            <text:p>standard</text:p>
          </table:table-cell>
          <table:table-cell office:value-type="string" calcext:value-type="string">
            <text:p>standard</text:p>
          </table:table-cell>
          <table:table-cell/>
          <table:table-cell table:formula="of:=CONCATENATE([.B1454]; REPT(&quot; &quot;; 4); [.D1454])" office:value-type="string" office:string-value="standard    standard" calcext:value-type="string">
            <text:p>standard <text:s text:c="3"/>standar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anford</text:p>
          </table:table-cell>
          <table:table-cell table:formula="of:=PROPER([.B1455])" office:value-type="string" office:string-value="Stanford" calcext:value-type="string">
            <text:p>Stanford</text:p>
          </table:table-cell>
          <table:table-cell table:formula="of:=IF([.C1455]=&quot;&quot;; [.B1455]; [.C1455])" office:value-type="string" office:string-value="Stanford" calcext:value-type="string">
            <text:p>Stanford</text:p>
          </table:table-cell>
          <table:table-cell office:value-type="string" calcext:value-type="string">
            <text:p>Stanford</text:p>
          </table:table-cell>
          <table:table-cell/>
          <table:table-cell table:formula="of:=CONCATENATE([.B1455]; REPT(&quot; &quot;; 4); [.D1455])" office:value-type="string" office:string-value="stanford    Stanford" calcext:value-type="string">
            <text:p>stanford <text:s text:c="3"/>Stanfor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anley</text:p>
          </table:table-cell>
          <table:table-cell table:formula="of:=PROPER([.B1456])" office:value-type="string" office:string-value="Stanley" calcext:value-type="string">
            <text:p>Stanley</text:p>
          </table:table-cell>
          <table:table-cell table:formula="of:=IF([.C1456]=&quot;&quot;; [.B1456]; [.C1456])" office:value-type="string" office:string-value="Stanley" calcext:value-type="string">
            <text:p>Stanley</text:p>
          </table:table-cell>
          <table:table-cell office:value-type="string" calcext:value-type="string">
            <text:p>Stanley</text:p>
          </table:table-cell>
          <table:table-cell/>
          <table:table-cell table:formula="of:=CONCATENATE([.B1456]; REPT(&quot; &quot;; 4); [.D1456])" office:value-type="string" office:string-value="stanley    Stanley" calcext:value-type="string">
            <text:p>stanley <text:s text:c="3"/>Stanle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arbucks</text:p>
          </table:table-cell>
          <table:table-cell table:formula="of:=PROPER([.B1457])" office:value-type="string" office:string-value="Starbucks" calcext:value-type="string">
            <text:p>Starbucks</text:p>
          </table:table-cell>
          <table:table-cell table:formula="of:=IF([.C1457]=&quot;&quot;; [.B1457]; [.C1457])" office:value-type="string" office:string-value="Starbucks" calcext:value-type="string">
            <text:p>Starbucks</text:p>
          </table:table-cell>
          <table:table-cell office:value-type="string" calcext:value-type="string">
            <text:p>Starbucks</text:p>
          </table:table-cell>
          <table:table-cell/>
          <table:table-cell table:formula="of:=CONCATENATE([.B1457]; REPT(&quot; &quot;; 4); [.D1457])" office:value-type="string" office:string-value="starbucks    Starbucks" calcext:value-type="string">
            <text:p>starbucks <text:s text:c="3"/>Starbuck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ar</text:p>
          </table:table-cell>
          <table:table-cell/>
          <table:table-cell table:formula="of:=IF([.C1458]=&quot;&quot;; [.B1458]; [.C1458])" office:value-type="string" office:string-value="star" calcext:value-type="string">
            <text:p>star</text:p>
          </table:table-cell>
          <table:table-cell office:value-type="string" calcext:value-type="string">
            <text:p>star</text:p>
          </table:table-cell>
          <table:table-cell/>
          <table:table-cell table:formula="of:=CONCATENATE([.B1458]; REPT(&quot; &quot;; 4); [.D1458])" office:value-type="string" office:string-value="star    star" calcext:value-type="string">
            <text:p>star <text:s text:c="3"/>sta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artup</text:p>
          </table:table-cell>
          <table:table-cell/>
          <table:table-cell table:formula="of:=IF([.C1459]=&quot;&quot;; [.B1459]; [.C1459])" office:value-type="string" office:string-value="startup" calcext:value-type="string">
            <text:p>startup</text:p>
          </table:table-cell>
          <table:table-cell office:value-type="string" calcext:value-type="string">
            <text:p>startup</text:p>
          </table:table-cell>
          <table:table-cell/>
          <table:table-cell table:formula="of:=CONCATENATE([.B1459]; REPT(&quot; &quot;; 4); [.D1459])" office:value-type="string" office:string-value="startup    startup" calcext:value-type="string">
            <text:p>startup <text:s text:c="3"/>startu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art</text:p>
          </table:table-cell>
          <table:table-cell/>
          <table:table-cell table:formula="of:=IF([.C1460]=&quot;&quot;; [.B1460]; [.C1460])" office:value-type="string" office:string-value="start" calcext:value-type="string">
            <text:p>start</text:p>
          </table:table-cell>
          <table:table-cell office:value-type="string" calcext:value-type="string">
            <text:p>start</text:p>
          </table:table-cell>
          <table:table-cell/>
          <table:table-cell table:formula="of:=CONCATENATE([.B1460]; REPT(&quot; &quot;; 4); [.D1460])" office:value-type="string" office:string-value="start    start" calcext:value-type="string">
            <text:p>start <text:s text:c="3"/>star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ar</text:p>
          </table:table-cell>
          <table:table-cell/>
          <table:table-cell table:formula="of:=IF([.C1461]=&quot;&quot;; [.B1461]; [.C1461])" office:value-type="string" office:string-value="star" calcext:value-type="string">
            <text:p>star</text:p>
          </table:table-cell>
          <table:table-cell office:value-type="string" calcext:value-type="string">
            <text:p>star</text:p>
          </table:table-cell>
          <table:table-cell/>
          <table:table-cell table:formula="of:=CONCATENATE([.B1461]; REPT(&quot; &quot;; 4); [.D1461])" office:value-type="string" office:string-value="star    star" calcext:value-type="string">
            <text:p>star <text:s text:c="3"/>sta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ate</text:p>
          </table:table-cell>
          <table:table-cell/>
          <table:table-cell table:formula="of:=IF([.C1462]=&quot;&quot;; [.B1462]; [.C1462])" office:value-type="string" office:string-value="state" calcext:value-type="string">
            <text:p>state</text:p>
          </table:table-cell>
          <table:table-cell office:value-type="string" calcext:value-type="string">
            <text:p>state</text:p>
          </table:table-cell>
          <table:table-cell/>
          <table:table-cell table:formula="of:=CONCATENATE([.B1462]; REPT(&quot; &quot;; 4); [.D1462])" office:value-type="string" office:string-value="state    state" calcext:value-type="string">
            <text:p>state <text:s text:c="3"/>stat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atus</text:p>
          </table:table-cell>
          <table:table-cell/>
          <table:table-cell table:formula="of:=IF([.C1463]=&quot;&quot;; [.B1463]; [.C1463])" office:value-type="string" office:string-value="status" calcext:value-type="string">
            <text:p>status</text:p>
          </table:table-cell>
          <table:table-cell office:value-type="string" calcext:value-type="string">
            <text:p>status</text:p>
          </table:table-cell>
          <table:table-cell/>
          <table:table-cell table:formula="of:=CONCATENATE([.B1463]; REPT(&quot; &quot;; 4); [.D1463])" office:value-type="string" office:string-value="status    status" calcext:value-type="string">
            <text:p>status <text:s text:c="3"/>statu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</text:p>
          </table:table-cell>
          <table:table-cell table:formula="of:=PROPER([.B1464])" office:value-type="string" office:string-value="St" calcext:value-type="string">
            <text:p>St</text:p>
          </table:table-cell>
          <table:table-cell table:formula="of:=IF([.C1464]=&quot;&quot;; [.B1464]; [.C1464])" office:value-type="string" office:string-value="St" calcext:value-type="string">
            <text:p>St</text:p>
          </table:table-cell>
          <table:table-cell office:value-type="string" calcext:value-type="string">
            <text:p>St</text:p>
          </table:table-cell>
          <table:table-cell/>
          <table:table-cell table:formula="of:=CONCATENATE([.B1464]; REPT(&quot; &quot;; 4); [.D1464])" office:value-type="string" office:string-value="st    St" calcext:value-type="string">
            <text:p>st <text:s text:c="3"/>S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ephen</text:p>
          </table:table-cell>
          <table:table-cell table:formula="of:=PROPER([.B1465])" office:value-type="string" office:string-value="Stephen" calcext:value-type="string">
            <text:p>Stephen</text:p>
          </table:table-cell>
          <table:table-cell table:formula="of:=IF([.C1465]=&quot;&quot;; [.B1465]; [.C1465])" office:value-type="string" office:string-value="Stephen" calcext:value-type="string">
            <text:p>Stephen</text:p>
          </table:table-cell>
          <table:table-cell office:value-type="string" calcext:value-type="string">
            <text:p>Stephen</text:p>
          </table:table-cell>
          <table:table-cell/>
          <table:table-cell table:formula="of:=CONCATENATE([.B1465]; REPT(&quot; &quot;; 4); [.D1465])" office:value-type="string" office:string-value="stephen    Stephen" calcext:value-type="string">
            <text:p>stephen <text:s text:c="3"/>Steph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even</text:p>
          </table:table-cell>
          <table:table-cell table:formula="of:=PROPER([.B1466])" office:value-type="string" office:string-value="Steven" calcext:value-type="string">
            <text:p>Steven</text:p>
          </table:table-cell>
          <table:table-cell table:formula="of:=IF([.C1466]=&quot;&quot;; [.B1466]; [.C1466])" office:value-type="string" office:string-value="Steven" calcext:value-type="string">
            <text:p>Steven</text:p>
          </table:table-cell>
          <table:table-cell office:value-type="string" calcext:value-type="string">
            <text:p>Steven</text:p>
          </table:table-cell>
          <table:table-cell/>
          <table:table-cell table:formula="of:=CONCATENATE([.B1466]; REPT(&quot; &quot;; 4); [.D1466])" office:value-type="string" office:string-value="steven    Steven" calcext:value-type="string">
            <text:p>steven <text:s text:c="3"/>Stev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eve</text:p>
          </table:table-cell>
          <table:table-cell table:formula="of:=PROPER([.B1467])" office:value-type="string" office:string-value="Steve" calcext:value-type="string">
            <text:p>Steve</text:p>
          </table:table-cell>
          <table:table-cell table:formula="of:=IF([.C1467]=&quot;&quot;; [.B1467]; [.C1467])" office:value-type="string" office:string-value="Steve" calcext:value-type="string">
            <text:p>Steve</text:p>
          </table:table-cell>
          <table:table-cell office:value-type="string" calcext:value-type="string">
            <text:p>Steve</text:p>
          </table:table-cell>
          <table:table-cell/>
          <table:table-cell table:formula="of:=CONCATENATE([.B1467]; REPT(&quot; &quot;; 4); [.D1467])" office:value-type="string" office:string-value="steve    Steve" calcext:value-type="string">
            <text:p>steve <text:s text:c="3"/>Stev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ewart</text:p>
          </table:table-cell>
          <table:table-cell table:formula="of:=PROPER([.B1468])" office:value-type="string" office:string-value="Stewart" calcext:value-type="string">
            <text:p>Stewart</text:p>
          </table:table-cell>
          <table:table-cell table:formula="of:=IF([.C1468]=&quot;&quot;; [.B1468]; [.C1468])" office:value-type="string" office:string-value="Stewart" calcext:value-type="string">
            <text:p>Stewart</text:p>
          </table:table-cell>
          <table:table-cell office:value-type="string" calcext:value-type="string">
            <text:p>Stewart</text:p>
          </table:table-cell>
          <table:table-cell/>
          <table:table-cell table:formula="of:=CONCATENATE([.B1468]; REPT(&quot; &quot;; 4); [.D1468])" office:value-type="string" office:string-value="stewart    Stewart" calcext:value-type="string">
            <text:p>stewart <text:s text:c="3"/>Stewar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ock</text:p>
          </table:table-cell>
          <table:table-cell/>
          <table:table-cell table:formula="of:=IF([.C1469]=&quot;&quot;; [.B1469]; [.C1469])" office:value-type="string" office:string-value="stock" calcext:value-type="string">
            <text:p>stock</text:p>
          </table:table-cell>
          <table:table-cell office:value-type="string" calcext:value-type="string">
            <text:p>stock</text:p>
          </table:table-cell>
          <table:table-cell/>
          <table:table-cell table:formula="of:=CONCATENATE([.B1469]; REPT(&quot; &quot;; 4); [.D1469])" office:value-type="string" office:string-value="stock    stock" calcext:value-type="string">
            <text:p>stock <text:s text:c="3"/>sto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oke</text:p>
          </table:table-cell>
          <table:table-cell/>
          <table:table-cell table:formula="of:=IF([.C1470]=&quot;&quot;; [.B1470]; [.C1470])" office:value-type="string" office:string-value="stoke" calcext:value-type="string">
            <text:p>stoke</text:p>
          </table:table-cell>
          <table:table-cell office:value-type="string" calcext:value-type="string">
            <text:p>stoke</text:p>
          </table:table-cell>
          <table:table-cell/>
          <table:table-cell table:formula="of:=CONCATENATE([.B1470]; REPT(&quot; &quot;; 4); [.D1470])" office:value-type="string" office:string-value="stoke    stoke" calcext:value-type="string">
            <text:p>stoke <text:s text:c="3"/>stok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one</text:p>
          </table:table-cell>
          <table:table-cell/>
          <table:table-cell table:formula="of:=IF([.C1471]=&quot;&quot;; [.B1471]; [.C1471])" office:value-type="string" office:string-value="stone" calcext:value-type="string">
            <text:p>stone</text:p>
          </table:table-cell>
          <table:table-cell office:value-type="string" calcext:value-type="string">
            <text:p>stone</text:p>
          </table:table-cell>
          <table:table-cell/>
          <table:table-cell table:formula="of:=CONCATENATE([.B1471]; REPT(&quot; &quot;; 4); [.D1471])" office:value-type="string" office:string-value="stone    stone" calcext:value-type="string">
            <text:p>stone <text:s text:c="3"/>sto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op</text:p>
          </table:table-cell>
          <table:table-cell/>
          <table:table-cell table:formula="of:=IF([.C1472]=&quot;&quot;; [.B1472]; [.C1472])" office:value-type="string" office:string-value="stop" calcext:value-type="string">
            <text:p>stop</text:p>
          </table:table-cell>
          <table:table-cell office:value-type="string" calcext:value-type="string">
            <text:p>stop</text:p>
          </table:table-cell>
          <table:table-cell/>
          <table:table-cell table:formula="of:=CONCATENATE([.B1472]; REPT(&quot; &quot;; 4); [.D1472])" office:value-type="string" office:string-value="stop    stop" calcext:value-type="string">
            <text:p>stop <text:s text:c="3"/>sto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ore</text:p>
          </table:table-cell>
          <table:table-cell/>
          <table:table-cell table:formula="of:=IF([.C1473]=&quot;&quot;; [.B1473]; [.C1473])" office:value-type="string" office:string-value="store" calcext:value-type="string">
            <text:p>store</text:p>
          </table:table-cell>
          <table:table-cell office:value-type="string" calcext:value-type="string">
            <text:p>store</text:p>
          </table:table-cell>
          <table:table-cell/>
          <table:table-cell table:formula="of:=CONCATENATE([.B1473]; REPT(&quot; &quot;; 4); [.D1473])" office:value-type="string" office:string-value="store    store" calcext:value-type="string">
            <text:p>store <text:s text:c="3"/>stor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orm</text:p>
          </table:table-cell>
          <table:table-cell/>
          <table:table-cell table:formula="of:=IF([.C1474]=&quot;&quot;; [.B1474]; [.C1474])" office:value-type="string" office:string-value="storm" calcext:value-type="string">
            <text:p>storm</text:p>
          </table:table-cell>
          <table:table-cell office:value-type="string" calcext:value-type="string">
            <text:p>storm</text:p>
          </table:table-cell>
          <table:table-cell/>
          <table:table-cell table:formula="of:=CONCATENATE([.B1474]; REPT(&quot; &quot;; 4); [.D1474])" office:value-type="string" office:string-value="storm    storm" calcext:value-type="string">
            <text:p>storm <text:s text:c="3"/>stor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ream</text:p>
          </table:table-cell>
          <table:table-cell/>
          <table:table-cell table:formula="of:=IF([.C1475]=&quot;&quot;; [.B1475]; [.C1475])" office:value-type="string" office:string-value="stream" calcext:value-type="string">
            <text:p>stream</text:p>
          </table:table-cell>
          <table:table-cell office:value-type="string" calcext:value-type="string">
            <text:p>stream</text:p>
          </table:table-cell>
          <table:table-cell/>
          <table:table-cell table:formula="of:=CONCATENATE([.B1475]; REPT(&quot; &quot;; 4); [.D1475])" office:value-type="string" office:string-value="stream    stream" calcext:value-type="string">
            <text:p>stream <text:s text:c="3"/>strea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reet</text:p>
          </table:table-cell>
          <table:table-cell/>
          <table:table-cell table:formula="of:=IF([.C1476]=&quot;&quot;; [.B1476]; [.C1476])" office:value-type="string" office:string-value="street" calcext:value-type="string">
            <text:p>street</text:p>
          </table:table-cell>
          <table:table-cell office:value-type="string" calcext:value-type="string">
            <text:p>street</text:p>
          </table:table-cell>
          <table:table-cell/>
          <table:table-cell table:formula="of:=CONCATENATE([.B1476]; REPT(&quot; &quot;; 4); [.D1476])" office:value-type="string" office:string-value="street    street" calcext:value-type="string">
            <text:p>street <text:s text:c="3"/>stree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ress</text:p>
          </table:table-cell>
          <table:table-cell/>
          <table:table-cell table:formula="of:=IF([.C1477]=&quot;&quot;; [.B1477]; [.C1477])" office:value-type="string" office:string-value="stress" calcext:value-type="string">
            <text:p>stress</text:p>
          </table:table-cell>
          <table:table-cell office:value-type="string" calcext:value-type="string">
            <text:p>stress</text:p>
          </table:table-cell>
          <table:table-cell/>
          <table:table-cell table:formula="of:=CONCATENATE([.B1477]; REPT(&quot; &quot;; 4); [.D1477])" office:value-type="string" office:string-value="stress    stress" calcext:value-type="string">
            <text:p>stress <text:s text:c="3"/>stres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uart</text:p>
          </table:table-cell>
          <table:table-cell/>
          <table:table-cell table:formula="of:=IF([.C1478]=&quot;&quot;; [.B1478]; [.C1478])" office:value-type="string" office:string-value="stuart" calcext:value-type="string">
            <text:p>stuart</text:p>
          </table:table-cell>
          <table:table-cell office:value-type="string" calcext:value-type="string">
            <text:p>stuart</text:p>
          </table:table-cell>
          <table:table-cell/>
          <table:table-cell table:formula="of:=CONCATENATE([.B1478]; REPT(&quot; &quot;; 4); [.D1478])" office:value-type="string" office:string-value="stuart    stuart" calcext:value-type="string">
            <text:p>stuart <text:s text:c="3"/>stuar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udio</text:p>
          </table:table-cell>
          <table:table-cell/>
          <table:table-cell table:formula="of:=IF([.C1479]=&quot;&quot;; [.B1479]; [.C1479])" office:value-type="string" office:string-value="studio" calcext:value-type="string">
            <text:p>studio</text:p>
          </table:table-cell>
          <table:table-cell office:value-type="string" calcext:value-type="string">
            <text:p>studio</text:p>
          </table:table-cell>
          <table:table-cell/>
          <table:table-cell table:formula="of:=CONCATENATE([.B1479]; REPT(&quot; &quot;; 4); [.D1479])" office:value-type="string" office:string-value="studio    studio" calcext:value-type="string">
            <text:p>studio <text:s text:c="3"/>studi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yle</text:p>
          </table:table-cell>
          <table:table-cell/>
          <table:table-cell table:formula="of:=IF([.C1480]=&quot;&quot;; [.B1480]; [.C1480])" office:value-type="string" office:string-value="style" calcext:value-type="string">
            <text:p>style</text:p>
          </table:table-cell>
          <table:table-cell office:value-type="string" calcext:value-type="string">
            <text:p>style</text:p>
          </table:table-cell>
          <table:table-cell/>
          <table:table-cell table:formula="of:=CONCATENATE([.B1480]; REPT(&quot; &quot;; 4); [.D1480])" office:value-type="string" office:string-value="style    style" calcext:value-type="string">
            <text:p>style <text:s text:c="3"/>sty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tylist</text:p>
          </table:table-cell>
          <table:table-cell/>
          <table:table-cell table:formula="of:=IF([.C1481]=&quot;&quot;; [.B1481]; [.C1481])" office:value-type="string" office:string-value="stylist" calcext:value-type="string">
            <text:p>stylist</text:p>
          </table:table-cell>
          <table:table-cell office:value-type="string" calcext:value-type="string">
            <text:p>stylist</text:p>
          </table:table-cell>
          <table:table-cell/>
          <table:table-cell table:formula="of:=CONCATENATE([.B1481]; REPT(&quot; &quot;; 4); [.D1481])" office:value-type="string" office:string-value="stylist    stylist" calcext:value-type="string">
            <text:p>stylist <text:s text:c="3"/>stylis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uarez</text:p>
          </table:table-cell>
          <table:table-cell table:formula="of:=PROPER([.B1482])" office:value-type="string" office:string-value="Suarez" calcext:value-type="string">
            <text:p>Suarez</text:p>
          </table:table-cell>
          <table:table-cell table:formula="of:=IF([.C1482]=&quot;&quot;; [.B1482]; [.C1482])" office:value-type="string" office:string-value="Suarez" calcext:value-type="string">
            <text:p>Suarez</text:p>
          </table:table-cell>
          <table:table-cell office:value-type="string" calcext:value-type="string">
            <text:p>Suarez</text:p>
          </table:table-cell>
          <table:table-cell/>
          <table:table-cell table:formula="of:=CONCATENATE([.B1482]; REPT(&quot; &quot;; 4); [.D1482])" office:value-type="string" office:string-value="suarez    Suarez" calcext:value-type="string">
            <text:p>suarez <text:s text:c="3"/>Suarez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ub</text:p>
          </table:table-cell>
          <table:table-cell/>
          <table:table-cell table:formula="of:=IF([.C1483]=&quot;&quot;; [.B1483]; [.C1483])" office:value-type="string" office:string-value="sub" calcext:value-type="string">
            <text:p>sub</text:p>
          </table:table-cell>
          <table:table-cell office:value-type="string" calcext:value-type="string">
            <text:p>sub</text:p>
          </table:table-cell>
          <table:table-cell/>
          <table:table-cell table:formula="of:=CONCATENATE([.B1483]; REPT(&quot; &quot;; 4); [.D1483])" office:value-type="string" office:string-value="sub    sub" calcext:value-type="string">
            <text:p>sub <text:s text:c="3"/>sub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udan</text:p>
          </table:table-cell>
          <table:table-cell table:formula="of:=PROPER([.B1484])" office:value-type="string" office:string-value="Sudan" calcext:value-type="string">
            <text:p>Sudan</text:p>
          </table:table-cell>
          <table:table-cell table:formula="of:=IF([.C1484]=&quot;&quot;; [.B1484]; [.C1484])" office:value-type="string" office:string-value="Sudan" calcext:value-type="string">
            <text:p>Sudan</text:p>
          </table:table-cell>
          <table:table-cell office:value-type="string" calcext:value-type="string">
            <text:p>Sudan</text:p>
          </table:table-cell>
          <table:table-cell/>
          <table:table-cell table:formula="of:=CONCATENATE([.B1484]; REPT(&quot; &quot;; 4); [.D1484])" office:value-type="string" office:string-value="sudan    Sudan" calcext:value-type="string">
            <text:p>sudan <text:s text:c="3"/>Sud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unday</text:p>
          </table:table-cell>
          <table:table-cell table:formula="of:=PROPER([.B1485])" office:value-type="string" office:string-value="Sunday" calcext:value-type="string">
            <text:p>Sunday</text:p>
          </table:table-cell>
          <table:table-cell table:formula="of:=IF([.C1485]=&quot;&quot;; [.B1485]; [.C1485])" office:value-type="string" office:string-value="Sunday" calcext:value-type="string">
            <text:p>Sunday</text:p>
          </table:table-cell>
          <table:table-cell office:value-type="string" calcext:value-type="string">
            <text:p>Sunday</text:p>
          </table:table-cell>
          <table:table-cell/>
          <table:table-cell table:formula="of:=CONCATENATE([.B1485]; REPT(&quot; &quot;; 4); [.D1485])" office:value-type="string" office:string-value="sunday    Sunday" calcext:value-type="string">
            <text:p>sunday <text:s text:c="3"/>Sunda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underland</text:p>
          </table:table-cell>
          <table:table-cell table:formula="of:=PROPER([.B1486])" office:value-type="string" office:string-value="Sunderland" calcext:value-type="string">
            <text:p>Sunderland</text:p>
          </table:table-cell>
          <table:table-cell table:formula="of:=IF([.C1486]=&quot;&quot;; [.B1486]; [.C1486])" office:value-type="string" office:string-value="Sunderland" calcext:value-type="string">
            <text:p>Sunderland</text:p>
          </table:table-cell>
          <table:table-cell office:value-type="string" calcext:value-type="string">
            <text:p>Sunderland</text:p>
          </table:table-cell>
          <table:table-cell/>
          <table:table-cell table:formula="of:=CONCATENATE([.B1486]; REPT(&quot; &quot;; 4); [.D1486])" office:value-type="string" office:string-value="sunderland    Sunderland" calcext:value-type="string">
            <text:p>sunderland <text:s text:c="3"/>Sunderla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uper</text:p>
          </table:table-cell>
          <table:table-cell/>
          <table:table-cell table:formula="of:=IF([.C1487]=&quot;&quot;; [.B1487]; [.C1487])" office:value-type="string" office:string-value="super" calcext:value-type="string">
            <text:p>super</text:p>
          </table:table-cell>
          <table:table-cell office:value-type="string" calcext:value-type="string">
            <text:p>super</text:p>
          </table:table-cell>
          <table:table-cell/>
          <table:table-cell table:formula="of:=CONCATENATE([.B1487]; REPT(&quot; &quot;; 4); [.D1487])" office:value-type="string" office:string-value="super    super" calcext:value-type="string">
            <text:p>super <text:s text:c="3"/>sup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upport</text:p>
          </table:table-cell>
          <table:table-cell/>
          <table:table-cell table:formula="of:=IF([.C1488]=&quot;&quot;; [.B1488]; [.C1488])" office:value-type="string" office:string-value="support" calcext:value-type="string">
            <text:p>support</text:p>
          </table:table-cell>
          <table:table-cell office:value-type="string" calcext:value-type="string">
            <text:p>support</text:p>
          </table:table-cell>
          <table:table-cell/>
          <table:table-cell table:formula="of:=CONCATENATE([.B1488]; REPT(&quot; &quot;; 4); [.D1488])" office:value-type="string" office:string-value="support    support" calcext:value-type="string">
            <text:p>support <text:s text:c="3"/>suppor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urface</text:p>
          </table:table-cell>
          <table:table-cell/>
          <table:table-cell table:formula="of:=IF([.C1489]=&quot;&quot;; [.B1489]; [.C1489])" office:value-type="string" office:string-value="surface" calcext:value-type="string">
            <text:p>surface</text:p>
          </table:table-cell>
          <table:table-cell office:value-type="string" calcext:value-type="string">
            <text:p>surface</text:p>
          </table:table-cell>
          <table:table-cell/>
          <table:table-cell table:formula="of:=CONCATENATE([.B1489]; REPT(&quot; &quot;; 4); [.D1489])" office:value-type="string" office:string-value="surface    surface" calcext:value-type="string">
            <text:p>surface <text:s text:c="3"/>surfac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usan</text:p>
          </table:table-cell>
          <table:table-cell table:formula="of:=PROPER([.B1490])" office:value-type="string" office:string-value="Susan" calcext:value-type="string">
            <text:p>Susan</text:p>
          </table:table-cell>
          <table:table-cell table:formula="of:=IF([.C1490]=&quot;&quot;; [.B1490]; [.C1490])" office:value-type="string" office:string-value="Susan" calcext:value-type="string">
            <text:p>Susan</text:p>
          </table:table-cell>
          <table:table-cell office:value-type="string" calcext:value-type="string">
            <text:p>Susan</text:p>
          </table:table-cell>
          <table:table-cell/>
          <table:table-cell table:formula="of:=CONCATENATE([.B1490]; REPT(&quot; &quot;; 4); [.D1490])" office:value-type="string" office:string-value="susan    Susan" calcext:value-type="string">
            <text:p>susan <text:s text:c="3"/>Sus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SUV</text:p>
          </table:table-cell>
          <table:table-cell table:formula="of:=IF([.C1491]=&quot;&quot;; [.B1491]; [.C1491])" office:value-type="string" office:string-value="SUV" calcext:value-type="string">
            <text:p>SUV</text:p>
          </table:table-cell>
          <table:table-cell office:value-type="string" calcext:value-type="string">
            <text:p>SUV</text:p>
          </table:table-cell>
          <table:table-cell/>
          <table:table-cell table:formula="of:=CONCATENATE([.B1491]; REPT(&quot; &quot;; 4); [.D1491])" office:value-type="string" office:string-value="suv    SUV" calcext:value-type="string">
            <text:p>suv <text:s text:c="3"/>SUV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uzuki</text:p>
          </table:table-cell>
          <table:table-cell table:formula="of:=PROPER([.B1492])" office:value-type="string" office:string-value="Suzuki" calcext:value-type="string">
            <text:p>Suzuki</text:p>
          </table:table-cell>
          <table:table-cell table:formula="of:=IF([.C1492]=&quot;&quot;; [.B1492]; [.C1492])" office:value-type="string" office:string-value="Suzuki" calcext:value-type="string">
            <text:p>Suzuki</text:p>
          </table:table-cell>
          <table:table-cell office:value-type="string" calcext:value-type="string">
            <text:p>Suzuki</text:p>
          </table:table-cell>
          <table:table-cell/>
          <table:table-cell table:formula="of:=CONCATENATE([.B1492]; REPT(&quot; &quot;; 4); [.D1492])" office:value-type="string" office:string-value="suzuki    Suzuki" calcext:value-type="string">
            <text:p>suzuki <text:s text:c="3"/>Suzuk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wift</text:p>
          </table:table-cell>
          <table:table-cell table:formula="of:=PROPER([.B1493])" office:value-type="string" office:string-value="Swift" calcext:value-type="string">
            <text:p>Swift</text:p>
          </table:table-cell>
          <table:table-cell table:formula="of:=IF([.C1493]=&quot;&quot;; [.B1493]; [.C1493])" office:value-type="string" office:string-value="Swift" calcext:value-type="string">
            <text:p>Swift</text:p>
          </table:table-cell>
          <table:table-cell office:value-type="string" calcext:value-type="string">
            <text:p>Swift</text:p>
          </table:table-cell>
          <table:table-cell/>
          <table:table-cell table:formula="of:=CONCATENATE([.B1493]; REPT(&quot; &quot;; 4); [.D1493])" office:value-type="string" office:string-value="swift    Swift" calcext:value-type="string">
            <text:p>swift <text:s text:c="3"/>Swif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ydney</text:p>
          </table:table-cell>
          <table:table-cell table:formula="of:=PROPER([.B1494])" office:value-type="string" office:string-value="Sydney" calcext:value-type="string">
            <text:p>Sydney</text:p>
          </table:table-cell>
          <table:table-cell table:formula="of:=IF([.C1494]=&quot;&quot;; [.B1494]; [.C1494])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formula="of:=CONCATENATE([.B1494]; REPT(&quot; &quot;; 4); [.D1494])" office:value-type="string" office:string-value="sydney    Sydney" calcext:value-type="string">
            <text:p>sydney <text:s text:c="3"/>Sydne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ymantec</text:p>
          </table:table-cell>
          <table:table-cell/>
          <table:table-cell table:formula="of:=IF([.C1495]=&quot;&quot;; [.B1495]; [.C1495])" office:value-type="string" office:string-value="symantec" calcext:value-type="string">
            <text:p>symantec</text:p>
          </table:table-cell>
          <table:table-cell office:value-type="string" calcext:value-type="string">
            <text:p>symantec</text:p>
          </table:table-cell>
          <table:table-cell/>
          <table:table-cell table:formula="of:=CONCATENATE([.B1495]; REPT(&quot; &quot;; 4); [.D1495])" office:value-type="string" office:string-value="symantec    symantec" calcext:value-type="string">
            <text:p>symantec <text:s text:c="3"/>symante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ync</text:p>
          </table:table-cell>
          <table:table-cell/>
          <table:table-cell table:formula="of:=IF([.C1496]=&quot;&quot;; [.B1496]; [.C1496])" office:value-type="string" office:string-value="sync" calcext:value-type="string">
            <text:p>sync</text:p>
          </table:table-cell>
          <table:table-cell office:value-type="string" calcext:value-type="string">
            <text:p>sync</text:p>
          </table:table-cell>
          <table:table-cell/>
          <table:table-cell table:formula="of:=CONCATENATE([.B1496]; REPT(&quot; &quot;; 4); [.D1496])" office:value-type="string" office:string-value="sync    sync" calcext:value-type="string">
            <text:p>sync <text:s text:c="3"/>syn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yria</text:p>
          </table:table-cell>
          <table:table-cell table:formula="of:=PROPER([.B1497])" office:value-type="string" office:string-value="Syria" calcext:value-type="string">
            <text:p>Syria</text:p>
          </table:table-cell>
          <table:table-cell table:formula="of:=IF([.C1497]=&quot;&quot;; [.B1497]; [.C1497])" office:value-type="string" office:string-value="Syria" calcext:value-type="string">
            <text:p>Syria</text:p>
          </table:table-cell>
          <table:table-cell office:value-type="string" calcext:value-type="string">
            <text:p>Syria</text:p>
          </table:table-cell>
          <table:table-cell/>
          <table:table-cell table:formula="of:=CONCATENATE([.B1497]; REPT(&quot; &quot;; 4); [.D1497])" office:value-type="string" office:string-value="syria    Syria" calcext:value-type="string">
            <text:p>syria <text:s text:c="3"/>Syr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ystem</text:p>
          </table:table-cell>
          <table:table-cell/>
          <table:table-cell table:formula="of:=IF([.C1498]=&quot;&quot;; [.B1498]; [.C1498])" office:value-type="string" office:string-value="system" calcext:value-type="string">
            <text:p>system</text:p>
          </table:table-cell>
          <table:table-cell office:value-type="string" calcext:value-type="string">
            <text:p>system</text:p>
          </table:table-cell>
          <table:table-cell/>
          <table:table-cell table:formula="of:=CONCATENATE([.B1498]; REPT(&quot; &quot;; 4); [.D1498])" office:value-type="string" office:string-value="system    system" calcext:value-type="string">
            <text:p>system <text:s text:c="3"/>syste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ablet</text:p>
          </table:table-cell>
          <table:table-cell/>
          <table:table-cell table:formula="of:=IF([.C1499]=&quot;&quot;; [.B1499]; [.C1499])" office:value-type="string" office:string-value="tablet" calcext:value-type="string">
            <text:p>tablet</text:p>
          </table:table-cell>
          <table:table-cell office:value-type="string" calcext:value-type="string">
            <text:p>tablet</text:p>
          </table:table-cell>
          <table:table-cell/>
          <table:table-cell table:formula="of:=CONCATENATE([.B1499]; REPT(&quot; &quot;; 4); [.D1499])" office:value-type="string" office:string-value="tablet    tablet" calcext:value-type="string">
            <text:p>tablet <text:s text:c="3"/>table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ab</text:p>
          </table:table-cell>
          <table:table-cell/>
          <table:table-cell table:formula="of:=IF([.C1500]=&quot;&quot;; [.B1500]; [.C1500])" office:value-type="string" office:string-value="tab" calcext:value-type="string">
            <text:p>tab</text:p>
          </table:table-cell>
          <table:table-cell office:value-type="string" calcext:value-type="string">
            <text:p>tab</text:p>
          </table:table-cell>
          <table:table-cell/>
          <table:table-cell table:formula="of:=CONCATENATE([.B1500]; REPT(&quot; &quot;; 4); [.D1500])" office:value-type="string" office:string-value="tab    tab" calcext:value-type="string">
            <text:p>tab <text:s text:c="3"/>tab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aekwondo</text:p>
          </table:table-cell>
          <table:table-cell table:formula="of:=PROPER([.B1501])" office:value-type="string" office:string-value="Taekwondo" calcext:value-type="string">
            <text:p>Taekwondo</text:p>
          </table:table-cell>
          <table:table-cell table:formula="of:=IF([.C1501]=&quot;&quot;; [.B1501]; [.C1501])" office:value-type="string" office:string-value="Taekwondo" calcext:value-type="string">
            <text:p>Taekwondo</text:p>
          </table:table-cell>
          <table:table-cell office:value-type="string" calcext:value-type="string">
            <text:p>Taekwondo</text:p>
          </table:table-cell>
          <table:table-cell/>
          <table:table-cell table:formula="of:=CONCATENATE([.B1501]; REPT(&quot; &quot;; 4); [.D1501])" office:value-type="string" office:string-value="taekwondo    Taekwondo" calcext:value-type="string">
            <text:p>taekwondo <text:s text:c="3"/>Taekwond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ae</text:p>
          </table:table-cell>
          <table:table-cell/>
          <table:table-cell table:formula="of:=IF([.C1502]=&quot;&quot;; [.B1502]; [.C1502])" office:value-type="string" office:string-value="tae" calcext:value-type="string">
            <text:p>tae</text:p>
          </table:table-cell>
          <table:table-cell office:value-type="string" calcext:value-type="string">
            <text:p>tae</text:p>
          </table:table-cell>
          <table:table-cell/>
          <table:table-cell table:formula="of:=CONCATENATE([.B1502]; REPT(&quot; &quot;; 4); [.D1502])" office:value-type="string" office:string-value="tae    tae" calcext:value-type="string">
            <text:p>tae <text:s text:c="3"/>ta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ag</text:p>
          </table:table-cell>
          <table:table-cell/>
          <table:table-cell table:formula="of:=IF([.C1503]=&quot;&quot;; [.B1503]; [.C1503])" office:value-type="string" office:string-value="tag" calcext:value-type="string">
            <text:p>tag</text:p>
          </table:table-cell>
          <table:table-cell office:value-type="string" calcext:value-type="string">
            <text:p>tag</text:p>
          </table:table-cell>
          <table:table-cell/>
          <table:table-cell table:formula="of:=CONCATENATE([.B1503]; REPT(&quot; &quot;; 4); [.D1503])" office:value-type="string" office:string-value="tag    tag" calcext:value-type="string">
            <text:p>tag <text:s text:c="3"/>tag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aliban</text:p>
          </table:table-cell>
          <table:table-cell table:formula="of:=PROPER([.B1504])" office:value-type="string" office:string-value="Taliban" calcext:value-type="string">
            <text:p>Taliban</text:p>
          </table:table-cell>
          <table:table-cell table:formula="of:=IF([.C1504]=&quot;&quot;; [.B1504]; [.C1504])" office:value-type="string" office:string-value="Taliban" calcext:value-type="string">
            <text:p>Taliban</text:p>
          </table:table-cell>
          <table:table-cell office:value-type="string" calcext:value-type="string">
            <text:p>Taliban</text:p>
          </table:table-cell>
          <table:table-cell/>
          <table:table-cell table:formula="of:=CONCATENATE([.B1504]; REPT(&quot; &quot;; 4); [.D1504])" office:value-type="string" office:string-value="taliban    Taliban" calcext:value-type="string">
            <text:p>taliban <text:s text:c="3"/>Talib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alk</text:p>
          </table:table-cell>
          <table:table-cell/>
          <table:table-cell table:formula="of:=IF([.C1505]=&quot;&quot;; [.B1505]; [.C1505])" office:value-type="string" office:string-value="talk" calcext:value-type="string">
            <text:p>talk</text:p>
          </table:table-cell>
          <table:table-cell office:value-type="string" calcext:value-type="string">
            <text:p>talk</text:p>
          </table:table-cell>
          <table:table-cell/>
          <table:table-cell table:formula="of:=CONCATENATE([.B1505]; REPT(&quot; &quot;; 4); [.D1505])" office:value-type="string" office:string-value="talk    talk" calcext:value-type="string">
            <text:p>talk <text:s text:c="3"/>tal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ango</text:p>
          </table:table-cell>
          <table:table-cell/>
          <table:table-cell table:formula="of:=IF([.C1506]=&quot;&quot;; [.B1506]; [.C1506])" office:value-type="string" office:string-value="tango" calcext:value-type="string">
            <text:p>tango</text:p>
          </table:table-cell>
          <table:table-cell office:value-type="string" calcext:value-type="string">
            <text:p>tango</text:p>
          </table:table-cell>
          <table:table-cell/>
          <table:table-cell table:formula="of:=CONCATENATE([.B1506]; REPT(&quot; &quot;; 4); [.D1506])" office:value-type="string" office:string-value="tango    tango" calcext:value-type="string">
            <text:p>tango <text:s text:c="3"/>tang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ara</text:p>
          </table:table-cell>
          <table:table-cell/>
          <table:table-cell table:formula="of:=IF([.C1507]=&quot;&quot;; [.B1507]; [.C1507])" office:value-type="string" office:string-value="tara" calcext:value-type="string">
            <text:p>tara</text:p>
          </table:table-cell>
          <table:table-cell office:value-type="string" calcext:value-type="string">
            <text:p>tara</text:p>
          </table:table-cell>
          <table:table-cell/>
          <table:table-cell table:formula="of:=CONCATENATE([.B1507]; REPT(&quot; &quot;; 4); [.D1507])" office:value-type="string" office:string-value="tara    tara" calcext:value-type="string">
            <text:p>tara <text:s text:c="3"/>tar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arzan</text:p>
          </table:table-cell>
          <table:table-cell/>
          <table:table-cell table:formula="of:=IF([.C1508]=&quot;&quot;; [.B1508]; [.C1508])" office:value-type="string" office:string-value="tarzan" calcext:value-type="string">
            <text:p>tarzan</text:p>
          </table:table-cell>
          <table:table-cell office:value-type="string" calcext:value-type="string">
            <text:p>tarzan</text:p>
          </table:table-cell>
          <table:table-cell/>
          <table:table-cell table:formula="of:=CONCATENATE([.B1508]; REPT(&quot; &quot;; 4); [.D1508])" office:value-type="string" office:string-value="tarzan    tarzan" calcext:value-type="string">
            <text:p>tarzan <text:s text:c="3"/>tarz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ask</text:p>
          </table:table-cell>
          <table:table-cell/>
          <table:table-cell table:formula="of:=IF([.C1509]=&quot;&quot;; [.B1509]; [.C1509])" office:value-type="string" office:string-value="task" calcext:value-type="string">
            <text:p>task</text:p>
          </table:table-cell>
          <table:table-cell office:value-type="string" calcext:value-type="string">
            <text:p>task</text:p>
          </table:table-cell>
          <table:table-cell/>
          <table:table-cell table:formula="of:=CONCATENATE([.B1509]; REPT(&quot; &quot;; 4); [.D1509])" office:value-type="string" office:string-value="task    task" calcext:value-type="string">
            <text:p>task <text:s text:c="3"/>tas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ata</text:p>
          </table:table-cell>
          <table:table-cell/>
          <table:table-cell table:formula="of:=IF([.C1510]=&quot;&quot;; [.B1510]; [.C1510])" office:value-type="string" office:string-value="tata" calcext:value-type="string">
            <text:p>tata</text:p>
          </table:table-cell>
          <table:table-cell office:value-type="string" calcext:value-type="string">
            <text:p>tata</text:p>
          </table:table-cell>
          <table:table-cell/>
          <table:table-cell table:formula="of:=CONCATENATE([.B1510]; REPT(&quot; &quot;; 4); [.D1510])" office:value-type="string" office:string-value="tata    tata" calcext:value-type="string">
            <text:p>tata <text:s text:c="3"/>tat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axi</text:p>
          </table:table-cell>
          <table:table-cell/>
          <table:table-cell table:formula="of:=IF([.C1511]=&quot;&quot;; [.B1511]; [.C1511])" office:value-type="string" office:string-value="taxi" calcext:value-type="string">
            <text:p>taxi</text:p>
          </table:table-cell>
          <table:table-cell office:value-type="string" calcext:value-type="string">
            <text:p>taxi</text:p>
          </table:table-cell>
          <table:table-cell/>
          <table:table-cell table:formula="of:=CONCATENATE([.B1511]; REPT(&quot; &quot;; 4); [.D1511])" office:value-type="string" office:string-value="taxi    taxi" calcext:value-type="string">
            <text:p>taxi <text:s text:c="3"/>tax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aylor</text:p>
          </table:table-cell>
          <table:table-cell table:formula="of:=PROPER([.B1512])" office:value-type="string" office:string-value="Taylor" calcext:value-type="string">
            <text:p>Taylor</text:p>
          </table:table-cell>
          <table:table-cell table:formula="of:=IF([.C1512]=&quot;&quot;; [.B1512]; [.C1512])" office:value-type="string" office:string-value="Taylor" calcext:value-type="string">
            <text:p>Taylor</text:p>
          </table:table-cell>
          <table:table-cell office:value-type="string" calcext:value-type="string">
            <text:p>Taylor</text:p>
          </table:table-cell>
          <table:table-cell/>
          <table:table-cell table:formula="of:=CONCATENATE([.B1512]; REPT(&quot; &quot;; 4); [.D1512])" office:value-type="string" office:string-value="taylor    Taylor" calcext:value-type="string">
            <text:p>taylor <text:s text:c="3"/>Taylo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b</text:p>
          </table:table-cell>
          <table:table-cell/>
          <table:table-cell table:formula="of:=IF([.C1513]=&quot;&quot;; [.B1513]; [.C1513])" office:value-type="string" office:string-value="tb" calcext:value-type="string">
            <text:p>tb</text:p>
          </table:table-cell>
          <table:table-cell office:value-type="string" calcext:value-type="string">
            <text:p>tb</text:p>
          </table:table-cell>
          <table:table-cell/>
          <table:table-cell table:formula="of:=CONCATENATE([.B1513]; REPT(&quot; &quot;; 4); [.D1513])" office:value-type="string" office:string-value="tb    tb" calcext:value-type="string">
            <text:p>tb <text:s text:c="3"/>tb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eam</text:p>
          </table:table-cell>
          <table:table-cell/>
          <table:table-cell table:formula="of:=IF([.C1514]=&quot;&quot;; [.B1514]; [.C1514])" office:value-type="string" office:string-value="team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  <table:table-cell table:formula="of:=CONCATENATE([.B1514]; REPT(&quot; &quot;; 4); [.D1514])" office:value-type="string" office:string-value="team    team" calcext:value-type="string">
            <text:p>team <text:s text:c="3"/>tea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easer</text:p>
          </table:table-cell>
          <table:table-cell/>
          <table:table-cell table:formula="of:=IF([.C1515]=&quot;&quot;; [.B1515]; [.C1515])" office:value-type="string" office:string-value="teaser" calcext:value-type="string">
            <text:p>teaser</text:p>
          </table:table-cell>
          <table:table-cell office:value-type="string" calcext:value-type="string">
            <text:p>teaser</text:p>
          </table:table-cell>
          <table:table-cell/>
          <table:table-cell table:formula="of:=CONCATENATE([.B1515]; REPT(&quot; &quot;; 4); [.D1515])" office:value-type="string" office:string-value="teaser    teaser" calcext:value-type="string">
            <text:p>teaser <text:s text:c="3"/>teas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echcombank</text:p>
          </table:table-cell>
          <table:table-cell table:formula="of:=PROPER([.B1516])" office:value-type="string" office:string-value="Techcombank" calcext:value-type="string">
            <text:p>Techcombank</text:p>
          </table:table-cell>
          <table:table-cell table:formula="of:=IF([.C1516]=&quot;&quot;; [.B1516]; [.C1516])" office:value-type="string" office:string-value="Techcombank" calcext:value-type="string">
            <text:p>Techcombank</text:p>
          </table:table-cell>
          <table:table-cell office:value-type="string" calcext:value-type="string">
            <text:p>Techcombank</text:p>
          </table:table-cell>
          <table:table-cell/>
          <table:table-cell table:formula="of:=CONCATENATE([.B1516]; REPT(&quot; &quot;; 4); [.D1516])" office:value-type="string" office:string-value="techcombank    Techcombank" calcext:value-type="string">
            <text:p>techcombank <text:s text:c="3"/>Techcomban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TED</text:p>
          </table:table-cell>
          <table:table-cell table:formula="of:=IF([.C1517]=&quot;&quot;; [.B1517]; [.C1517])" office:value-type="string" office:string-value="TED" calcext:value-type="string">
            <text:p>TED</text:p>
          </table:table-cell>
          <table:table-cell office:value-type="string" calcext:value-type="string">
            <text:p>TED</text:p>
          </table:table-cell>
          <table:table-cell/>
          <table:table-cell table:formula="of:=CONCATENATE([.B1517]; REPT(&quot; &quot;; 4); [.D1517])" office:value-type="string" office:string-value="ted    TED" calcext:value-type="string">
            <text:p>ted <text:s text:c="3"/>TE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een</text:p>
          </table:table-cell>
          <table:table-cell/>
          <table:table-cell table:formula="of:=IF([.C1518]=&quot;&quot;; [.B1518]; [.C1518])" office:value-type="string" office:string-value="teen" calcext:value-type="string">
            <text:p>teen</text:p>
          </table:table-cell>
          <table:table-cell office:value-type="string" calcext:value-type="string">
            <text:p>teen</text:p>
          </table:table-cell>
          <table:table-cell/>
          <table:table-cell table:formula="of:=CONCATENATE([.B1518]; REPT(&quot; &quot;; 4); [.D1518])" office:value-type="string" office:string-value="teen    teen" calcext:value-type="string">
            <text:p>teen <text:s text:c="3"/>tee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ehran</text:p>
          </table:table-cell>
          <table:table-cell table:formula="of:=PROPER([.B1519])" office:value-type="string" office:string-value="Tehran" calcext:value-type="string">
            <text:p>Tehran</text:p>
          </table:table-cell>
          <table:table-cell table:formula="of:=IF([.C1519]=&quot;&quot;; [.B1519]; [.C1519])" office:value-type="string" office:string-value="Tehran" calcext:value-type="string">
            <text:p>Tehran</text:p>
          </table:table-cell>
          <table:table-cell office:value-type="string" calcext:value-type="string">
            <text:p>Tehran</text:p>
          </table:table-cell>
          <table:table-cell/>
          <table:table-cell table:formula="of:=CONCATENATE([.B1519]; REPT(&quot; &quot;; 4); [.D1519])" office:value-type="string" office:string-value="tehran    Tehran" calcext:value-type="string">
            <text:p>tehran <text:s text:c="3"/>Tehr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elecom</text:p>
          </table:table-cell>
          <table:table-cell table:formula="of:=PROPER([.B1520])" office:value-type="string" office:string-value="Telecom" calcext:value-type="string">
            <text:p>Telecom</text:p>
          </table:table-cell>
          <table:table-cell table:formula="of:=IF([.C1520]=&quot;&quot;; [.B1520]; [.C1520])" office:value-type="string" office:string-value="Telecom" calcext:value-type="string">
            <text:p>Telecom</text:p>
          </table:table-cell>
          <table:table-cell office:value-type="string" calcext:value-type="string">
            <text:p>Telecom</text:p>
          </table:table-cell>
          <table:table-cell/>
          <table:table-cell table:formula="of:=CONCATENATE([.B1520]; REPT(&quot; &quot;; 4); [.D1520])" office:value-type="string" office:string-value="telecom    Telecom" calcext:value-type="string">
            <text:p>telecom <text:s text:c="3"/>Teleco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elegraph</text:p>
          </table:table-cell>
          <table:table-cell/>
          <table:table-cell table:formula="of:=IF([.C1521]=&quot;&quot;; [.B1521]; [.C1521])" office:value-type="string" office:string-value="telegraph" calcext:value-type="string">
            <text:p>telegraph</text:p>
          </table:table-cell>
          <table:table-cell office:value-type="string" calcext:value-type="string">
            <text:p>telegraph</text:p>
          </table:table-cell>
          <table:table-cell/>
          <table:table-cell table:formula="of:=CONCATENATE([.B1521]; REPT(&quot; &quot;; 4); [.D1521])" office:value-type="string" office:string-value="telegraph    telegraph" calcext:value-type="string">
            <text:p>telegraph <text:s text:c="3"/>telegrap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el</text:p>
          </table:table-cell>
          <table:table-cell table:formula="of:=PROPER([.B1522])" office:value-type="string" office:string-value="Tel" calcext:value-type="string">
            <text:p>Tel</text:p>
          </table:table-cell>
          <table:table-cell table:formula="of:=IF([.C1522]=&quot;&quot;; [.B1522]; [.C1522])" office:value-type="string" office:string-value="Tel" calcext:value-type="string">
            <text:p>Tel</text:p>
          </table:table-cell>
          <table:table-cell office:value-type="string" calcext:value-type="string">
            <text:p>Tel</text:p>
          </table:table-cell>
          <table:table-cell/>
          <table:table-cell table:formula="of:=CONCATENATE([.B1522]; REPT(&quot; &quot;; 4); [.D1522])" office:value-type="string" office:string-value="tel    Tel" calcext:value-type="string">
            <text:p>tel <text:s text:c="3"/>T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ennis</text:p>
          </table:table-cell>
          <table:table-cell/>
          <table:table-cell table:formula="of:=IF([.C1523]=&quot;&quot;; [.B1523]; [.C1523])" office:value-type="string" office:string-value="tennis" calcext:value-type="string">
            <text:p>tennis</text:p>
          </table:table-cell>
          <table:table-cell office:value-type="string" calcext:value-type="string">
            <text:p>tennis</text:p>
          </table:table-cell>
          <table:table-cell/>
          <table:table-cell table:formula="of:=CONCATENATE([.B1523]; REPT(&quot; &quot;; 4); [.D1523])" office:value-type="string" office:string-value="tennis    tennis" calcext:value-type="string">
            <text:p>tennis <text:s text:c="3"/>tenni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erry</text:p>
          </table:table-cell>
          <table:table-cell table:formula="of:=PROPER([.B1524])" office:value-type="string" office:string-value="Terry" calcext:value-type="string">
            <text:p>Terry</text:p>
          </table:table-cell>
          <table:table-cell table:formula="of:=IF([.C1524]=&quot;&quot;; [.B1524]; [.C1524])" office:value-type="string" office:string-value="Terry" calcext:value-type="string">
            <text:p>Terry</text:p>
          </table:table-cell>
          <table:table-cell office:value-type="string" calcext:value-type="string">
            <text:p>Terry</text:p>
          </table:table-cell>
          <table:table-cell/>
          <table:table-cell table:formula="of:=CONCATENATE([.B1524]; REPT(&quot; &quot;; 4); [.D1524])" office:value-type="string" office:string-value="terry    Terry" calcext:value-type="string">
            <text:p>terry <text:s text:c="3"/>Terr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estosterone</text:p>
          </table:table-cell>
          <table:table-cell table:formula="of:=PROPER([.B1525])" office:value-type="string" office:string-value="Testosterone" calcext:value-type="string">
            <text:p>Testosterone</text:p>
          </table:table-cell>
          <table:table-cell table:formula="of:=IF([.C1525]=&quot;&quot;; [.B1525]; [.C1525])" office:value-type="string" office:string-value="Testosterone" calcext:value-type="string">
            <text:p>Testosterone</text:p>
          </table:table-cell>
          <table:table-cell office:value-type="string" calcext:value-type="string">
            <text:p>Testosterone</text:p>
          </table:table-cell>
          <table:table-cell/>
          <table:table-cell table:formula="of:=CONCATENATE([.B1525]; REPT(&quot; &quot;; 4); [.D1525])" office:value-type="string" office:string-value="testosterone    Testosterone" calcext:value-type="string">
            <text:p>testosterone <text:s text:c="3"/>Testostero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est</text:p>
          </table:table-cell>
          <table:table-cell/>
          <table:table-cell table:formula="of:=IF([.C1526]=&quot;&quot;; [.B1526]; [.C1526])" office:value-type="string" office:string-value="test" calcext:value-type="string">
            <text:p>test</text:p>
          </table:table-cell>
          <table:table-cell office:value-type="string" calcext:value-type="string">
            <text:p>test</text:p>
          </table:table-cell>
          <table:table-cell/>
          <table:table-cell table:formula="of:=CONCATENATE([.B1526]; REPT(&quot; &quot;; 4); [.D1526])" office:value-type="string" office:string-value="test    test" calcext:value-type="string">
            <text:p>test <text:s text:c="3"/>tes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exas</text:p>
          </table:table-cell>
          <table:table-cell table:formula="of:=PROPER([.B1527])" office:value-type="string" office:string-value="Texas" calcext:value-type="string">
            <text:p>Texas</text:p>
          </table:table-cell>
          <table:table-cell table:formula="of:=IF([.C1527]=&quot;&quot;; [.B1527]; [.C1527])" office:value-type="string" office:string-value="Texas" calcext:value-type="string">
            <text:p>Texas</text:p>
          </table:table-cell>
          <table:table-cell office:value-type="string" calcext:value-type="string">
            <text:p>Texas</text:p>
          </table:table-cell>
          <table:table-cell/>
          <table:table-cell table:formula="of:=CONCATENATE([.B1527]; REPT(&quot; &quot;; 4); [.D1527])" office:value-type="string" office:string-value="texas    Texas" calcext:value-type="string">
            <text:p>texas <text:s text:c="3"/>Texa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ext</text:p>
          </table:table-cell>
          <table:table-cell/>
          <table:table-cell table:formula="of:=IF([.C1528]=&quot;&quot;; [.B1528]; [.C1528])" office:value-type="string" office:string-value="text" calcext:value-type="string">
            <text:p>text</text:p>
          </table:table-cell>
          <table:table-cell office:value-type="string" calcext:value-type="string">
            <text:p>text</text:p>
          </table:table-cell>
          <table:table-cell/>
          <table:table-cell table:formula="of:=CONCATENATE([.B1528]; REPT(&quot; &quot;; 4); [.D1528])" office:value-type="string" office:string-value="text    text" calcext:value-type="string">
            <text:p>text <text:s text:c="3"/>tex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hanks</text:p>
          </table:table-cell>
          <table:table-cell/>
          <table:table-cell table:formula="of:=IF([.C1529]=&quot;&quot;; [.B1529]; [.C1529])" office:value-type="string" office:string-value="thanks" calcext:value-type="string">
            <text:p>thanks</text:p>
          </table:table-cell>
          <table:table-cell office:value-type="string" calcext:value-type="string">
            <text:p>thanks</text:p>
          </table:table-cell>
          <table:table-cell/>
          <table:table-cell table:formula="of:=CONCATENATE([.B1529]; REPT(&quot; &quot;; 4); [.D1529])" office:value-type="string" office:string-value="thanks    thanks" calcext:value-type="string">
            <text:p>thanks <text:s text:c="3"/>thank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hank</text:p>
          </table:table-cell>
          <table:table-cell/>
          <table:table-cell table:formula="of:=IF([.C1530]=&quot;&quot;; [.B1530]; [.C1530])" office:value-type="string" office:string-value="thank" calcext:value-type="string">
            <text:p>thank</text:p>
          </table:table-cell>
          <table:table-cell office:value-type="string" calcext:value-type="string">
            <text:p>thank</text:p>
          </table:table-cell>
          <table:table-cell/>
          <table:table-cell table:formula="of:=CONCATENATE([.B1530]; REPT(&quot; &quot;; 4); [.D1530])" office:value-type="string" office:string-value="thank    thank" calcext:value-type="string">
            <text:p>thank <text:s text:c="3"/>than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hcs</text:p>
          </table:table-cell>
          <table:table-cell office:value-type="string" calcext:value-type="string">
            <text:p>THCS</text:p>
          </table:table-cell>
          <table:table-cell table:formula="of:=IF([.C1531]=&quot;&quot;; [.B1531]; [.C1531])" office:value-type="string" office:string-value="THCS" calcext:value-type="string">
            <text:p>THCS</text:p>
          </table:table-cell>
          <table:table-cell office:value-type="string" calcext:value-type="string">
            <text:p>THCS</text:p>
          </table:table-cell>
          <table:table-cell/>
          <table:table-cell table:formula="of:=CONCATENATE([.B1531]; REPT(&quot; &quot;; 4); [.D1531])" office:value-type="string" office:string-value="thcs    THCS" calcext:value-type="string">
            <text:p>thcs <text:s text:c="3"/>THC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heme</text:p>
          </table:table-cell>
          <table:table-cell/>
          <table:table-cell table:formula="of:=IF([.C1532]=&quot;&quot;; [.B1532]; [.C1532])" office:value-type="string" office:string-value="theme" calcext:value-type="string">
            <text:p>theme</text:p>
          </table:table-cell>
          <table:table-cell office:value-type="string" calcext:value-type="string">
            <text:p>theme</text:p>
          </table:table-cell>
          <table:table-cell/>
          <table:table-cell table:formula="of:=CONCATENATE([.B1532]; REPT(&quot; &quot;; 4); [.D1532])" office:value-type="string" office:string-value="theme    theme" calcext:value-type="string">
            <text:p>theme <text:s text:c="3"/>them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hinkpad</text:p>
          </table:table-cell>
          <table:table-cell table:formula="of:=PROPER([.B1533])" office:value-type="string" office:string-value="Thinkpad" calcext:value-type="string">
            <text:p>Thinkpad</text:p>
          </table:table-cell>
          <table:table-cell table:formula="of:=IF([.C1533]=&quot;&quot;; [.B1533]; [.C1533])" office:value-type="string" office:string-value="Thinkpad" calcext:value-type="string">
            <text:p>Thinkpad</text:p>
          </table:table-cell>
          <table:table-cell office:value-type="string" calcext:value-type="string">
            <text:p>Thinkpad</text:p>
          </table:table-cell>
          <table:table-cell/>
          <table:table-cell table:formula="of:=CONCATENATE([.B1533]; REPT(&quot; &quot;; 4); [.D1533])" office:value-type="string" office:string-value="thinkpad    Thinkpad" calcext:value-type="string">
            <text:p>thinkpad <text:s text:c="3"/>Thinkpa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his</text:p>
          </table:table-cell>
          <table:table-cell/>
          <table:table-cell table:formula="of:=IF([.C1534]=&quot;&quot;; [.B1534]; [.C1534])" office:value-type="string" office:string-value="this" calcext:value-type="string">
            <text:p>this</text:p>
          </table:table-cell>
          <table:table-cell office:value-type="string" calcext:value-type="string">
            <text:p>this</text:p>
          </table:table-cell>
          <table:table-cell/>
          <table:table-cell table:formula="of:=CONCATENATE([.B1534]; REPT(&quot; &quot;; 4); [.D1534])" office:value-type="string" office:string-value="this    this" calcext:value-type="string">
            <text:p>this <text:s text:c="3"/>thi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homas</text:p>
          </table:table-cell>
          <table:table-cell table:formula="of:=PROPER([.B1535])" office:value-type="string" office:string-value="Thomas" calcext:value-type="string">
            <text:p>Thomas</text:p>
          </table:table-cell>
          <table:table-cell table:formula="of:=IF([.C1535]=&quot;&quot;; [.B1535]; [.C1535])" office:value-type="string" office:string-value="Thomas" calcext:value-type="string">
            <text:p>Thomas</text:p>
          </table:table-cell>
          <table:table-cell office:value-type="string" calcext:value-type="string">
            <text:p>Thomas</text:p>
          </table:table-cell>
          <table:table-cell/>
          <table:table-cell table:formula="of:=CONCATENATE([.B1535]; REPT(&quot; &quot;; 4); [.D1535])" office:value-type="string" office:string-value="thomas    Thomas" calcext:value-type="string">
            <text:p>thomas <text:s text:c="3"/>Thoma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hompson</text:p>
          </table:table-cell>
          <table:table-cell table:formula="of:=PROPER([.B1536])" office:value-type="string" office:string-value="Thompson" calcext:value-type="string">
            <text:p>Thompson</text:p>
          </table:table-cell>
          <table:table-cell table:formula="of:=IF([.C1536]=&quot;&quot;; [.B1536]; [.C1536])" office:value-type="string" office:string-value="Thompson" calcext:value-type="string">
            <text:p>Thompson</text:p>
          </table:table-cell>
          <table:table-cell office:value-type="string" calcext:value-type="string">
            <text:p>Thompson</text:p>
          </table:table-cell>
          <table:table-cell/>
          <table:table-cell table:formula="of:=CONCATENATE([.B1536]; REPT(&quot; &quot;; 4); [.D1536])" office:value-type="string" office:string-value="thompson    Thompson" calcext:value-type="string">
            <text:p>thompson <text:s text:c="3"/>Thomps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hread</text:p>
          </table:table-cell>
          <table:table-cell/>
          <table:table-cell table:formula="of:=IF([.C1537]=&quot;&quot;; [.B1537]; [.C1537])" office:value-type="string" office:string-value="thread" calcext:value-type="string">
            <text:p>thread</text:p>
          </table:table-cell>
          <table:table-cell office:value-type="string" calcext:value-type="string">
            <text:p>thread</text:p>
          </table:table-cell>
          <table:table-cell/>
          <table:table-cell table:formula="of:=CONCATENATE([.B1537]; REPT(&quot; &quot;; 4); [.D1537])" office:value-type="string" office:string-value="thread    thread" calcext:value-type="string">
            <text:p>thread <text:s text:c="3"/>threa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iger</text:p>
          </table:table-cell>
          <table:table-cell table:formula="of:=PROPER([.B1538])" office:value-type="string" office:string-value="Tiger" calcext:value-type="string">
            <text:p>Tiger</text:p>
          </table:table-cell>
          <table:table-cell table:formula="of:=IF([.C1538]=&quot;&quot;; [.B1538]; [.C1538])" office:value-type="string" office:string-value="Tiger" calcext:value-type="string">
            <text:p>Tiger</text:p>
          </table:table-cell>
          <table:table-cell office:value-type="string" calcext:value-type="string">
            <text:p>Tiger</text:p>
          </table:table-cell>
          <table:table-cell/>
          <table:table-cell table:formula="of:=CONCATENATE([.B1538]; REPT(&quot; &quot;; 4); [.D1538])" office:value-type="string" office:string-value="tiger    Tiger" calcext:value-type="string">
            <text:p>tiger <text:s text:c="3"/>Tig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imeline</text:p>
          </table:table-cell>
          <table:table-cell/>
          <table:table-cell table:formula="of:=IF([.C1539]=&quot;&quot;; [.B1539]; [.C1539])" office:value-type="string" office:string-value="timeline" calcext:value-type="string">
            <text:p>timeline</text:p>
          </table:table-cell>
          <table:table-cell office:value-type="string" calcext:value-type="string">
            <text:p>timeline</text:p>
          </table:table-cell>
          <table:table-cell/>
          <table:table-cell table:formula="of:=CONCATENATE([.B1539]; REPT(&quot; &quot;; 4); [.D1539])" office:value-type="string" office:string-value="timeline    timeline" calcext:value-type="string">
            <text:p>timeline <text:s text:c="3"/>timeli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imes</text:p>
          </table:table-cell>
          <table:table-cell/>
          <table:table-cell table:formula="of:=IF([.C1540]=&quot;&quot;; [.B1540]; [.C1540])" office:value-type="string" office:string-value="times" calcext:value-type="string">
            <text:p>times</text:p>
          </table:table-cell>
          <table:table-cell office:value-type="string" calcext:value-type="string">
            <text:p>times</text:p>
          </table:table-cell>
          <table:table-cell/>
          <table:table-cell table:formula="of:=CONCATENATE([.B1540]; REPT(&quot; &quot;; 4); [.D1540])" office:value-type="string" office:string-value="times    times" calcext:value-type="string">
            <text:p>times <text:s text:c="3"/>tim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ime</text:p>
          </table:table-cell>
          <table:table-cell/>
          <table:table-cell table:formula="of:=IF([.C1541]=&quot;&quot;; [.B1541]; [.C1541])" office:value-type="string" office:string-value="time" calcext:value-type="string">
            <text:p>time</text:p>
          </table:table-cell>
          <table:table-cell office:value-type="string" calcext:value-type="string">
            <text:p>time</text:p>
          </table:table-cell>
          <table:table-cell/>
          <table:table-cell table:formula="of:=CONCATENATE([.B1541]; REPT(&quot; &quot;; 4); [.D1541])" office:value-type="string" office:string-value="time    time" calcext:value-type="string">
            <text:p>time <text:s text:c="3"/>tim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imothy</text:p>
          </table:table-cell>
          <table:table-cell table:formula="of:=PROPER([.B1542])" office:value-type="string" office:string-value="Timothy" calcext:value-type="string">
            <text:p>Timothy</text:p>
          </table:table-cell>
          <table:table-cell table:formula="of:=IF([.C1542]=&quot;&quot;; [.B1542]; [.C1542])" office:value-type="string" office:string-value="Timothy" calcext:value-type="string">
            <text:p>Timothy</text:p>
          </table:table-cell>
          <table:table-cell office:value-type="string" calcext:value-type="string">
            <text:p>Timothy</text:p>
          </table:table-cell>
          <table:table-cell/>
          <table:table-cell table:formula="of:=CONCATENATE([.B1542]; REPT(&quot; &quot;; 4); [.D1542])" office:value-type="string" office:string-value="timothy    Timothy" calcext:value-type="string">
            <text:p>timothy <text:s text:c="3"/>Timoth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ina</text:p>
          </table:table-cell>
          <table:table-cell table:formula="of:=PROPER([.B1543])" office:value-type="string" office:string-value="Tina" calcext:value-type="string">
            <text:p>Tina</text:p>
          </table:table-cell>
          <table:table-cell table:formula="of:=IF([.C1543]=&quot;&quot;; [.B1543]; [.C1543])" office:value-type="string" office:string-value="Tina" calcext:value-type="string">
            <text:p>Tina</text:p>
          </table:table-cell>
          <table:table-cell office:value-type="string" calcext:value-type="string">
            <text:p>Tina</text:p>
          </table:table-cell>
          <table:table-cell/>
          <table:table-cell table:formula="of:=CONCATENATE([.B1543]; REPT(&quot; &quot;; 4); [.D1543])" office:value-type="string" office:string-value="tina    Tina" calcext:value-type="string">
            <text:p>tina <text:s text:c="3"/>Ti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itanic</text:p>
          </table:table-cell>
          <table:table-cell table:formula="of:=PROPER([.B1544])" office:value-type="string" office:string-value="Titanic" calcext:value-type="string">
            <text:p>Titanic</text:p>
          </table:table-cell>
          <table:table-cell table:formula="of:=IF([.C1544]=&quot;&quot;; [.B1544]; [.C1544])" office:value-type="string" office:string-value="Titanic" calcext:value-type="string">
            <text:p>Titanic</text:p>
          </table:table-cell>
          <table:table-cell office:value-type="string" calcext:value-type="string">
            <text:p>Titanic</text:p>
          </table:table-cell>
          <table:table-cell/>
          <table:table-cell table:formula="of:=CONCATENATE([.B1544]; REPT(&quot; &quot;; 4); [.D1544])" office:value-type="string" office:string-value="titanic    Titanic" calcext:value-type="string">
            <text:p>titanic <text:s text:c="3"/>Titani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itan</text:p>
          </table:table-cell>
          <table:table-cell table:formula="of:=PROPER([.B1545])" office:value-type="string" office:string-value="Titan" calcext:value-type="string">
            <text:p>Titan</text:p>
          </table:table-cell>
          <table:table-cell table:formula="of:=IF([.C1545]=&quot;&quot;; [.B1545]; [.C1545])" office:value-type="string" office:string-value="Titan" calcext:value-type="string">
            <text:p>Titan</text:p>
          </table:table-cell>
          <table:table-cell office:value-type="string" calcext:value-type="string">
            <text:p>Titan</text:p>
          </table:table-cell>
          <table:table-cell/>
          <table:table-cell table:formula="of:=CONCATENATE([.B1545]; REPT(&quot; &quot;; 4); [.D1545])" office:value-type="string" office:string-value="titan    Titan" calcext:value-type="string">
            <text:p>titan <text:s text:c="3"/>Tit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itle</text:p>
          </table:table-cell>
          <table:table-cell/>
          <table:table-cell table:formula="of:=IF([.C1546]=&quot;&quot;; [.B1546]; [.C1546])" office:value-type="string" office:string-value="title" calcext:value-type="string">
            <text:p>title</text:p>
          </table:table-cell>
          <table:table-cell office:value-type="string" calcext:value-type="string">
            <text:p>title</text:p>
          </table:table-cell>
          <table:table-cell/>
          <table:table-cell table:formula="of:=CONCATENATE([.B1546]; REPT(&quot; &quot;; 4); [.D1546])" office:value-type="string" office:string-value="title    title" calcext:value-type="string">
            <text:p>title <text:s text:c="3"/>titl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ivi</text:p>
          </table:table-cell>
          <table:table-cell table:formula="of:=PROPER([.B1547])" office:value-type="string" office:string-value="Tivi" calcext:value-type="string">
            <text:p>Tivi</text:p>
          </table:table-cell>
          <table:table-cell table:formula="of:=IF([.C1547]=&quot;&quot;; [.B1547]; [.C1547])" office:value-type="string" office:string-value="Tivi" calcext:value-type="string">
            <text:p>Tivi</text:p>
          </table:table-cell>
          <table:table-cell office:value-type="string" calcext:value-type="string">
            <text:p>Tivi</text:p>
          </table:table-cell>
          <table:table-cell/>
          <table:table-cell table:formula="of:=CONCATENATE([.B1547]; REPT(&quot; &quot;; 4); [.D1547])" office:value-type="string" office:string-value="tivi    Tivi" calcext:value-type="string">
            <text:p>tivi <text:s text:c="3"/>Tivi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oby</text:p>
          </table:table-cell>
          <table:table-cell/>
          <table:table-cell table:formula="of:=IF([.C1548]=&quot;&quot;; [.B1548]; [.C1548])" office:value-type="string" office:string-value="toby" calcext:value-type="string">
            <text:p>toby</text:p>
          </table:table-cell>
          <table:table-cell office:value-type="string" calcext:value-type="string">
            <text:p>toby</text:p>
          </table:table-cell>
          <table:table-cell/>
          <table:table-cell table:formula="of:=CONCATENATE([.B1548]; REPT(&quot; &quot;; 4); [.D1548])" office:value-type="string" office:string-value="toby    toby" calcext:value-type="string">
            <text:p>toby <text:s text:c="3"/>tob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oday</text:p>
          </table:table-cell>
          <table:table-cell/>
          <table:table-cell table:formula="of:=IF([.C1549]=&quot;&quot;; [.B1549]; [.C1549])" office:value-type="string" office:string-value="today" calcext:value-type="string">
            <text:p>today</text:p>
          </table:table-cell>
          <table:table-cell office:value-type="string" calcext:value-type="string">
            <text:p>today</text:p>
          </table:table-cell>
          <table:table-cell/>
          <table:table-cell table:formula="of:=CONCATENATE([.B1549]; REPT(&quot; &quot;; 4); [.D1549])" office:value-type="string" office:string-value="today    today" calcext:value-type="string">
            <text:p>today <text:s text:c="3"/>toda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oilet</text:p>
          </table:table-cell>
          <table:table-cell/>
          <table:table-cell table:formula="of:=IF([.C1550]=&quot;&quot;; [.B1550]; [.C1550])" office:value-type="string" office:string-value="toilet" calcext:value-type="string">
            <text:p>toilet</text:p>
          </table:table-cell>
          <table:table-cell office:value-type="string" calcext:value-type="string">
            <text:p>toilet</text:p>
          </table:table-cell>
          <table:table-cell/>
          <table:table-cell table:formula="of:=CONCATENATE([.B1550]; REPT(&quot; &quot;; 4); [.D1550])" office:value-type="string" office:string-value="toilet    toilet" calcext:value-type="string">
            <text:p>toilet <text:s text:c="3"/>toile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okyo</text:p>
          </table:table-cell>
          <table:table-cell table:formula="of:=PROPER([.B1551])" office:value-type="string" office:string-value="Tokyo" calcext:value-type="string">
            <text:p>Tokyo</text:p>
          </table:table-cell>
          <table:table-cell table:formula="of:=IF([.C1551]=&quot;&quot;; [.B1551]; [.C1551])" office:value-type="string" office:string-value="Tokyo" calcext:value-type="string">
            <text:p>Tokyo</text:p>
          </table:table-cell>
          <table:table-cell office:value-type="string" calcext:value-type="string">
            <text:p>Tokyo</text:p>
          </table:table-cell>
          <table:table-cell/>
          <table:table-cell table:formula="of:=CONCATENATE([.B1551]; REPT(&quot; &quot;; 4); [.D1551])" office:value-type="string" office:string-value="tokyo    Tokyo" calcext:value-type="string">
            <text:p>tokyo <text:s text:c="3"/>Toky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ommy</text:p>
          </table:table-cell>
          <table:table-cell table:formula="of:=PROPER([.B1552])" office:value-type="string" office:string-value="Tommy" calcext:value-type="string">
            <text:p>Tommy</text:p>
          </table:table-cell>
          <table:table-cell table:formula="of:=IF([.C1552]=&quot;&quot;; [.B1552]; [.C1552])" office:value-type="string" office:string-value="Tommy" calcext:value-type="string">
            <text:p>Tommy</text:p>
          </table:table-cell>
          <table:table-cell office:value-type="string" calcext:value-type="string">
            <text:p>Tommy</text:p>
          </table:table-cell>
          <table:table-cell/>
          <table:table-cell table:formula="of:=CONCATENATE([.B1552]; REPT(&quot; &quot;; 4); [.D1552])" office:value-type="string" office:string-value="tommy    Tommy" calcext:value-type="string">
            <text:p>tommy <text:s text:c="3"/>Tomm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one</text:p>
          </table:table-cell>
          <table:table-cell/>
          <table:table-cell table:formula="of:=IF([.C1553]=&quot;&quot;; [.B1553]; [.C1553])" office:value-type="string" office:string-value="tone" calcext:value-type="string">
            <text:p>tone</text:p>
          </table:table-cell>
          <table:table-cell office:value-type="string" calcext:value-type="string">
            <text:p>tone</text:p>
          </table:table-cell>
          <table:table-cell/>
          <table:table-cell table:formula="of:=CONCATENATE([.B1553]; REPT(&quot; &quot;; 4); [.D1553])" office:value-type="string" office:string-value="tone    tone" calcext:value-type="string">
            <text:p>tone <text:s text:c="3"/>to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ony</text:p>
          </table:table-cell>
          <table:table-cell table:formula="of:=PROPER([.B1554])" office:value-type="string" office:string-value="Tony" calcext:value-type="string">
            <text:p>Tony</text:p>
          </table:table-cell>
          <table:table-cell table:formula="of:=IF([.C1554]=&quot;&quot;; [.B1554]; [.C1554])" office:value-type="string" office:string-value="Tony" calcext:value-type="string">
            <text:p>Tony</text:p>
          </table:table-cell>
          <table:table-cell office:value-type="string" calcext:value-type="string">
            <text:p>Tony</text:p>
          </table:table-cell>
          <table:table-cell/>
          <table:table-cell table:formula="of:=CONCATENATE([.B1554]; REPT(&quot; &quot;; 4); [.D1554])" office:value-type="string" office:string-value="tony    Tony" calcext:value-type="string">
            <text:p>tony <text:s text:c="3"/>Ton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ools</text:p>
          </table:table-cell>
          <table:table-cell/>
          <table:table-cell table:formula="of:=IF([.C1555]=&quot;&quot;; [.B1555]; [.C1555])" office:value-type="string" office:string-value="tools" calcext:value-type="string">
            <text:p>tools</text:p>
          </table:table-cell>
          <table:table-cell office:value-type="string" calcext:value-type="string">
            <text:p>tools</text:p>
          </table:table-cell>
          <table:table-cell/>
          <table:table-cell table:formula="of:=CONCATENATE([.B1555]; REPT(&quot; &quot;; 4); [.D1555])" office:value-type="string" office:string-value="tools    tools" calcext:value-type="string">
            <text:p>tools <text:s text:c="3"/>tool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ool</text:p>
          </table:table-cell>
          <table:table-cell/>
          <table:table-cell table:formula="of:=IF([.C1556]=&quot;&quot;; [.B1556]; [.C1556])" office:value-type="string" office:string-value="tool" calcext:value-type="string">
            <text:p>tool</text:p>
          </table:table-cell>
          <table:table-cell office:value-type="string" calcext:value-type="string">
            <text:p>tool</text:p>
          </table:table-cell>
          <table:table-cell/>
          <table:table-cell table:formula="of:=CONCATENATE([.B1556]; REPT(&quot; &quot;; 4); [.D1556])" office:value-type="string" office:string-value="tool    tool" calcext:value-type="string">
            <text:p>tool <text:s text:c="3"/>too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opic</text:p>
          </table:table-cell>
          <table:table-cell/>
          <table:table-cell table:formula="of:=IF([.C1557]=&quot;&quot;; [.B1557]; [.C1557])" office:value-type="string" office:string-value="topic" calcext:value-type="string">
            <text:p>topic</text:p>
          </table:table-cell>
          <table:table-cell office:value-type="string" calcext:value-type="string">
            <text:p>topic</text:p>
          </table:table-cell>
          <table:table-cell/>
          <table:table-cell table:formula="of:=CONCATENATE([.B1557]; REPT(&quot; &quot;; 4); [.D1557])" office:value-type="string" office:string-value="topic    topic" calcext:value-type="string">
            <text:p>topic <text:s text:c="3"/>topi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oronto</text:p>
          </table:table-cell>
          <table:table-cell/>
          <table:table-cell table:formula="of:=IF([.C1558]=&quot;&quot;; [.B1558]; [.C1558])" office:value-type="string" office:string-value="toronto" calcext:value-type="string">
            <text:p>toronto</text:p>
          </table:table-cell>
          <table:table-cell office:value-type="string" calcext:value-type="string">
            <text:p>toronto</text:p>
          </table:table-cell>
          <table:table-cell/>
          <table:table-cell table:formula="of:=CONCATENATE([.B1558]; REPT(&quot; &quot;; 4); [.D1558])" office:value-type="string" office:string-value="toronto    toronto" calcext:value-type="string">
            <text:p>toronto <text:s text:c="3"/>toront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orres</text:p>
          </table:table-cell>
          <table:table-cell table:formula="of:=PROPER([.B1559])" office:value-type="string" office:string-value="Torres" calcext:value-type="string">
            <text:p>Torres</text:p>
          </table:table-cell>
          <table:table-cell table:formula="of:=IF([.C1559]=&quot;&quot;; [.B1559]; [.C1559])" office:value-type="string" office:string-value="Torres" calcext:value-type="string">
            <text:p>Torres</text:p>
          </table:table-cell>
          <table:table-cell office:value-type="string" calcext:value-type="string">
            <text:p>Torres</text:p>
          </table:table-cell>
          <table:table-cell/>
          <table:table-cell table:formula="of:=CONCATENATE([.B1559]; REPT(&quot; &quot;; 4); [.D1559])" office:value-type="string" office:string-value="torres    Torres" calcext:value-type="string">
            <text:p>torres <text:s text:c="3"/>Torr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oshiba</text:p>
          </table:table-cell>
          <table:table-cell table:formula="of:=PROPER([.B1560])" office:value-type="string" office:string-value="Toshiba" calcext:value-type="string">
            <text:p>Toshiba</text:p>
          </table:table-cell>
          <table:table-cell table:formula="of:=IF([.C1560]=&quot;&quot;; [.B1560]; [.C1560])" office:value-type="string" office:string-value="Toshiba" calcext:value-type="string">
            <text:p>Toshiba</text:p>
          </table:table-cell>
          <table:table-cell office:value-type="string" calcext:value-type="string">
            <text:p>Toshiba</text:p>
          </table:table-cell>
          <table:table-cell/>
          <table:table-cell table:formula="of:=CONCATENATE([.B1560]; REPT(&quot; &quot;; 4); [.D1560])" office:value-type="string" office:string-value="toshiba    Toshiba" calcext:value-type="string">
            <text:p>toshiba <text:s text:c="3"/>Toshib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ottenham</text:p>
          </table:table-cell>
          <table:table-cell table:formula="of:=PROPER([.B1561])" office:value-type="string" office:string-value="Tottenham" calcext:value-type="string">
            <text:p>Tottenham</text:p>
          </table:table-cell>
          <table:table-cell table:formula="of:=IF([.C1561]=&quot;&quot;; [.B1561]; [.C1561])" office:value-type="string" office:string-value="Tottenham" calcext:value-type="string">
            <text:p>Tottenham</text:p>
          </table:table-cell>
          <table:table-cell office:value-type="string" calcext:value-type="string">
            <text:p>Tottenham</text:p>
          </table:table-cell>
          <table:table-cell/>
          <table:table-cell table:formula="of:=CONCATENATE([.B1561]; REPT(&quot; &quot;; 4); [.D1561])" office:value-type="string" office:string-value="tottenham    Tottenham" calcext:value-type="string">
            <text:p>tottenham <text:s text:c="3"/>Tottenha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ouch</text:p>
          </table:table-cell>
          <table:table-cell/>
          <table:table-cell table:formula="of:=IF([.C1562]=&quot;&quot;; [.B1562]; [.C1562])" office:value-type="string" office:string-value="touch" calcext:value-type="string">
            <text:p>touch</text:p>
          </table:table-cell>
          <table:table-cell office:value-type="string" calcext:value-type="string">
            <text:p>touch</text:p>
          </table:table-cell>
          <table:table-cell/>
          <table:table-cell table:formula="of:=CONCATENATE([.B1562]; REPT(&quot; &quot;; 4); [.D1562])" office:value-type="string" office:string-value="touch    touch" calcext:value-type="string">
            <text:p>touch <text:s text:c="3"/>touc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our</text:p>
          </table:table-cell>
          <table:table-cell/>
          <table:table-cell table:formula="of:=IF([.C1563]=&quot;&quot;; [.B1563]; [.C1563])" office:value-type="string" office:string-value="tour" calcext:value-type="string">
            <text:p>tour</text:p>
          </table:table-cell>
          <table:table-cell office:value-type="string" calcext:value-type="string">
            <text:p>tour</text:p>
          </table:table-cell>
          <table:table-cell/>
          <table:table-cell table:formula="of:=CONCATENATE([.B1563]; REPT(&quot; &quot;; 4); [.D1563])" office:value-type="string" office:string-value="tour    tour" calcext:value-type="string">
            <text:p>tour <text:s text:c="3"/>tou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ower</text:p>
          </table:table-cell>
          <table:table-cell/>
          <table:table-cell table:formula="of:=IF([.C1564]=&quot;&quot;; [.B1564]; [.C1564])" office:value-type="string" office:string-value="tower" calcext:value-type="string">
            <text:p>tower</text:p>
          </table:table-cell>
          <table:table-cell office:value-type="string" calcext:value-type="string">
            <text:p>tower</text:p>
          </table:table-cell>
          <table:table-cell/>
          <table:table-cell table:formula="of:=CONCATENATE([.B1564]; REPT(&quot; &quot;; 4); [.D1564])" office:value-type="string" office:string-value="tower    tower" calcext:value-type="string">
            <text:p>tower <text:s text:c="3"/>tow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own</text:p>
          </table:table-cell>
          <table:table-cell/>
          <table:table-cell table:formula="of:=IF([.C1565]=&quot;&quot;; [.B1565]; [.C1565])" office:value-type="string" office:string-value="town" calcext:value-type="string">
            <text:p>town</text:p>
          </table:table-cell>
          <table:table-cell office:value-type="string" calcext:value-type="string">
            <text:p>town</text:p>
          </table:table-cell>
          <table:table-cell/>
          <table:table-cell table:formula="of:=CONCATENATE([.B1565]; REPT(&quot; &quot;; 4); [.D1565])" office:value-type="string" office:string-value="town    town" calcext:value-type="string">
            <text:p>town <text:s text:c="3"/>tow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oyota</text:p>
          </table:table-cell>
          <table:table-cell table:formula="of:=PROPER([.B1566])" office:value-type="string" office:string-value="Toyota" calcext:value-type="string">
            <text:p>Toyota</text:p>
          </table:table-cell>
          <table:table-cell table:formula="of:=IF([.C1566]=&quot;&quot;; [.B1566]; [.C1566])" office:value-type="string" office:string-value="Toyota" calcext:value-type="string">
            <text:p>Toyota</text:p>
          </table:table-cell>
          <table:table-cell office:value-type="string" calcext:value-type="string">
            <text:p>Toyota</text:p>
          </table:table-cell>
          <table:table-cell/>
          <table:table-cell table:formula="of:=CONCATENATE([.B1566]; REPT(&quot; &quot;; 4); [.D1566])" office:value-type="string" office:string-value="toyota    Toyota" calcext:value-type="string">
            <text:p>toyota <text:s text:c="3"/>Toyot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oy</text:p>
          </table:table-cell>
          <table:table-cell/>
          <table:table-cell table:formula="of:=IF([.C1567]=&quot;&quot;; [.B1567]; [.C1567])" office:value-type="string" office:string-value="toy" calcext:value-type="string">
            <text:p>toy</text:p>
          </table:table-cell>
          <table:table-cell office:value-type="string" calcext:value-type="string">
            <text:p>toy</text:p>
          </table:table-cell>
          <table:table-cell/>
          <table:table-cell table:formula="of:=CONCATENATE([.B1567]; REPT(&quot; &quot;; 4); [.D1567])" office:value-type="string" office:string-value="toy    toy" calcext:value-type="string">
            <text:p>toy <text:s text:c="3"/>to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P</text:p>
          </table:table-cell>
          <table:table-cell table:formula="of:=IF([.C1568]=&quot;&quot;; [.B1568]; [.C1568])" office:value-type="string" office:string-value="TP" calcext:value-type="string">
            <text:p>TP</text:p>
          </table:table-cell>
          <table:table-cell office:value-type="string" calcext:value-type="string">
            <text:p>TP</text:p>
          </table:table-cell>
          <table:table-cell/>
          <table:table-cell table:formula="of:=CONCATENATE([.B1568]; REPT(&quot; &quot;; 4); [.D1568])" office:value-type="string" office:string-value="tp    TP" calcext:value-type="string">
            <text:p>tp <text:s text:c="3"/>T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racy</text:p>
          </table:table-cell>
          <table:table-cell table:formula="of:=PROPER([.B1569])" office:value-type="string" office:string-value="Tracy" calcext:value-type="string">
            <text:p>Tracy</text:p>
          </table:table-cell>
          <table:table-cell table:formula="of:=IF([.C1569]=&quot;&quot;; [.B1569]; [.C1569])" office:value-type="string" office:string-value="Tracy" calcext:value-type="string">
            <text:p>Tracy</text:p>
          </table:table-cell>
          <table:table-cell office:value-type="string" calcext:value-type="string">
            <text:p>Tracy</text:p>
          </table:table-cell>
          <table:table-cell/>
          <table:table-cell table:formula="of:=CONCATENATE([.B1569]; REPT(&quot; &quot;; 4); [.D1569])" office:value-type="string" office:string-value="tracy    Tracy" calcext:value-type="string">
            <text:p>tracy <text:s text:c="3"/>Trac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rafford</text:p>
          </table:table-cell>
          <table:table-cell table:formula="of:=PROPER([.B1570])" office:value-type="string" office:string-value="Trafford" calcext:value-type="string">
            <text:p>Trafford</text:p>
          </table:table-cell>
          <table:table-cell table:formula="of:=IF([.C1570]=&quot;&quot;; [.B1570]; [.C1570])" office:value-type="string" office:string-value="Trafford" calcext:value-type="string">
            <text:p>Trafford</text:p>
          </table:table-cell>
          <table:table-cell office:value-type="string" calcext:value-type="string">
            <text:p>Trafford</text:p>
          </table:table-cell>
          <table:table-cell/>
          <table:table-cell table:formula="of:=CONCATENATE([.B1570]; REPT(&quot; &quot;; 4); [.D1570])" office:value-type="string" office:string-value="trafford    Trafford" calcext:value-type="string">
            <text:p>trafford <text:s text:c="3"/>Traffor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railer</text:p>
          </table:table-cell>
          <table:table-cell/>
          <table:table-cell table:formula="of:=IF([.C1571]=&quot;&quot;; [.B1571]; [.C1571])" office:value-type="string" office:string-value="trailer" calcext:value-type="string">
            <text:p>trailer</text:p>
          </table:table-cell>
          <table:table-cell office:value-type="string" calcext:value-type="string">
            <text:p>trailer</text:p>
          </table:table-cell>
          <table:table-cell/>
          <table:table-cell table:formula="of:=CONCATENATE([.B1571]; REPT(&quot; &quot;; 4); [.D1571])" office:value-type="string" office:string-value="trailer    trailer" calcext:value-type="string">
            <text:p>trailer <text:s text:c="3"/>trail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rend</text:p>
          </table:table-cell>
          <table:table-cell/>
          <table:table-cell table:formula="of:=IF([.C1572]=&quot;&quot;; [.B1572]; [.C1572])" office:value-type="string" office:string-value="trend" calcext:value-type="string">
            <text:p>trend</text:p>
          </table:table-cell>
          <table:table-cell office:value-type="string" calcext:value-type="string">
            <text:p>trend</text:p>
          </table:table-cell>
          <table:table-cell/>
          <table:table-cell table:formula="of:=CONCATENATE([.B1572]; REPT(&quot; &quot;; 4); [.D1572])" office:value-type="string" office:string-value="trend    trend" calcext:value-type="string">
            <text:p>trend <text:s text:c="3"/>tre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rojan</text:p>
          </table:table-cell>
          <table:table-cell/>
          <table:table-cell table:formula="of:=IF([.C1573]=&quot;&quot;; [.B1573]; [.C1573])" office:value-type="string" office:string-value="trojan" calcext:value-type="string">
            <text:p>trojan</text:p>
          </table:table-cell>
          <table:table-cell office:value-type="string" calcext:value-type="string">
            <text:p>trojan</text:p>
          </table:table-cell>
          <table:table-cell/>
          <table:table-cell table:formula="of:=CONCATENATE([.B1573]; REPT(&quot; &quot;; 4); [.D1573])" office:value-type="string" office:string-value="trojan    trojan" calcext:value-type="string">
            <text:p>trojan <text:s text:c="3"/>troj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roll</text:p>
          </table:table-cell>
          <table:table-cell/>
          <table:table-cell table:formula="of:=IF([.C1574]=&quot;&quot;; [.B1574]; [.C1574])" office:value-type="string" office:string-value="troll" calcext:value-type="string">
            <text:p>troll</text:p>
          </table:table-cell>
          <table:table-cell office:value-type="string" calcext:value-type="string">
            <text:p>troll</text:p>
          </table:table-cell>
          <table:table-cell/>
          <table:table-cell table:formula="of:=CONCATENATE([.B1574]; REPT(&quot; &quot;; 4); [.D1574])" office:value-type="string" office:string-value="troll    troll" calcext:value-type="string">
            <text:p>troll <text:s text:c="3"/>trol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table:number-columns-repeated="2"/>
          <table:table-cell table:formula="of:=IF([.C1575]=&quot;&quot;; [.B1575]; [.C1575])" office:value-type="float" office:value="0" calcext:value-type="float">
            <text:p>0</text:p>
          </table:table-cell>
          <table:table-cell table:number-columns-repeated="2"/>
          <table:table-cell table:formula="of:=CONCATENATE([.B1575]; REPT(&quot; &quot;; 4); [.D1575])" office:value-type="string" office:string-value="    0" calcext:value-type="string">
            <text:p><text:s text:c="4"/>0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rump</text:p>
          </table:table-cell>
          <table:table-cell table:formula="of:=PROPER([.B1576])" office:value-type="string" office:string-value="Trump" calcext:value-type="string">
            <text:p>Trump</text:p>
          </table:table-cell>
          <table:table-cell table:formula="of:=IF([.C1576]=&quot;&quot;; [.B1576]; [.C1576])" office:value-type="string" office:string-value="Trump" calcext:value-type="string">
            <text:p>Trump</text:p>
          </table:table-cell>
          <table:table-cell office:value-type="string" calcext:value-type="string">
            <text:p>Trump</text:p>
          </table:table-cell>
          <table:table-cell/>
          <table:table-cell table:formula="of:=CONCATENATE([.B1576]; REPT(&quot; &quot;; 4); [.D1576])" office:value-type="string" office:string-value="trump    Trump" calcext:value-type="string">
            <text:p>trump <text:s text:c="3"/>Trum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ulip</text:p>
          </table:table-cell>
          <table:table-cell/>
          <table:table-cell table:formula="of:=IF([.C1577]=&quot;&quot;; [.B1577]; [.C1577])" office:value-type="string" office:string-value="tulip" calcext:value-type="string">
            <text:p>tulip</text:p>
          </table:table-cell>
          <table:table-cell office:value-type="string" calcext:value-type="string">
            <text:p>tulip</text:p>
          </table:table-cell>
          <table:table-cell/>
          <table:table-cell table:formula="of:=CONCATENATE([.B1577]; REPT(&quot; &quot;; 4); [.D1577])" office:value-type="string" office:string-value="tulip    tulip" calcext:value-type="string">
            <text:p>tulip <text:s text:c="3"/>tuli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unisia</text:p>
          </table:table-cell>
          <table:table-cell table:formula="of:=PROPER([.B1578])" office:value-type="string" office:string-value="Tunisia" calcext:value-type="string">
            <text:p>Tunisia</text:p>
          </table:table-cell>
          <table:table-cell table:formula="of:=IF([.C1578]=&quot;&quot;; [.B1578]; [.C1578])" office:value-type="string" office:string-value="Tunisia" calcext:value-type="string">
            <text:p>Tunisia</text:p>
          </table:table-cell>
          <table:table-cell office:value-type="string" calcext:value-type="string">
            <text:p>Tunisia</text:p>
          </table:table-cell>
          <table:table-cell/>
          <table:table-cell table:formula="of:=CONCATENATE([.B1578]; REPT(&quot; &quot;; 4); [.D1578])" office:value-type="string" office:string-value="tunisia    Tunisia" calcext:value-type="string">
            <text:p>tunisia <text:s text:c="3"/>Tunis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V</text:p>
          </table:table-cell>
          <table:table-cell table:formula="of:=IF([.C1579]=&quot;&quot;; [.B1579]; [.C1579])" office:value-type="string" office:string-value="TV" calcext:value-type="string">
            <text:p>TV</text:p>
          </table:table-cell>
          <table:table-cell office:value-type="string" calcext:value-type="string">
            <text:p>TV</text:p>
          </table:table-cell>
          <table:table-cell/>
          <table:table-cell table:formula="of:=CONCATENATE([.B1579]; REPT(&quot; &quot;; 4); [.D1579])" office:value-type="string" office:string-value="tv    TV" calcext:value-type="string">
            <text:p>tv <text:s text:c="3"/>TV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witter</text:p>
          </table:table-cell>
          <table:table-cell table:formula="of:=PROPER([.B1580])" office:value-type="string" office:string-value="Twitter" calcext:value-type="string">
            <text:p>Twitter</text:p>
          </table:table-cell>
          <table:table-cell table:formula="of:=IF([.C1580]=&quot;&quot;; [.B1580]; [.C1580])" office:value-type="string" office:string-value="Twitter" calcext:value-type="string">
            <text:p>Twitter</text:p>
          </table:table-cell>
          <table:table-cell office:value-type="string" calcext:value-type="string">
            <text:p>Twitter</text:p>
          </table:table-cell>
          <table:table-cell/>
          <table:table-cell table:formula="of:=CONCATENATE([.B1580]; REPT(&quot; &quot;; 4); [.D1580])" office:value-type="string" office:string-value="twitter    Twitter" calcext:value-type="string">
            <text:p>twitter <text:s text:c="3"/>Twitt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yler</text:p>
          </table:table-cell>
          <table:table-cell/>
          <table:table-cell table:formula="of:=IF([.C1581]=&quot;&quot;; [.B1581]; [.C1581])" office:value-type="string" office:string-value="tyler" calcext:value-type="string">
            <text:p>tyler</text:p>
          </table:table-cell>
          <table:table-cell office:value-type="string" calcext:value-type="string">
            <text:p>tyler</text:p>
          </table:table-cell>
          <table:table-cell/>
          <table:table-cell table:formula="of:=CONCATENATE([.B1581]; REPT(&quot; &quot;; 4); [.D1581])" office:value-type="string" office:string-value="tyler    tyler" calcext:value-type="string">
            <text:p>tyler <text:s text:c="3"/>tyl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type</text:p>
          </table:table-cell>
          <table:table-cell/>
          <table:table-cell table:formula="of:=IF([.C1582]=&quot;&quot;; [.B1582]; [.C1582])" office:value-type="string" office:string-value="type" calcext:value-type="string">
            <text:p>type</text:p>
          </table:table-cell>
          <table:table-cell office:value-type="string" calcext:value-type="string">
            <text:p>type</text:p>
          </table:table-cell>
          <table:table-cell/>
          <table:table-cell table:formula="of:=CONCATENATE([.B1582]; REPT(&quot; &quot;; 4); [.D1582])" office:value-type="string" office:string-value="type    type" calcext:value-type="string">
            <text:p>type <text:s text:c="3"/>typ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ber</text:p>
          </table:table-cell>
          <table:table-cell table:formula="of:=PROPER([.B1583])" office:value-type="string" office:string-value="Uber" calcext:value-type="string">
            <text:p>Uber</text:p>
          </table:table-cell>
          <table:table-cell table:formula="of:=IF([.C1583]=&quot;&quot;; [.B1583]; [.C1583])" office:value-type="string" office:string-value="Uber" calcext:value-type="string">
            <text:p>Uber</text:p>
          </table:table-cell>
          <table:table-cell office:value-type="string" calcext:value-type="string">
            <text:p>Uber</text:p>
          </table:table-cell>
          <table:table-cell/>
          <table:table-cell table:formula="of:=CONCATENATE([.B1583]; REPT(&quot; &quot;; 4); [.D1583])" office:value-type="string" office:string-value="uber    Uber" calcext:value-type="string">
            <text:p>uber <text:s text:c="3"/>Ub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bnd</text:p>
          </table:table-cell>
          <table:table-cell office:value-type="string" calcext:value-type="string">
            <text:p>UBND</text:p>
          </table:table-cell>
          <table:table-cell table:formula="of:=IF([.C1584]=&quot;&quot;; [.B1584]; [.C1584])" office:value-type="string" office:string-value="UBND" calcext:value-type="string">
            <text:p>UBND</text:p>
          </table:table-cell>
          <table:table-cell office:value-type="string" calcext:value-type="string">
            <text:p>UBND</text:p>
          </table:table-cell>
          <table:table-cell/>
          <table:table-cell table:formula="of:=CONCATENATE([.B1584]; REPT(&quot; &quot;; 4); [.D1584])" office:value-type="string" office:string-value="ubnd    UBND" calcext:value-type="string">
            <text:p>ubnd <text:s text:c="3"/>UB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buntu</text:p>
          </table:table-cell>
          <table:table-cell/>
          <table:table-cell table:formula="of:=IF([.C1585]=&quot;&quot;; [.B1585]; [.C1585])" office:value-type="string" office:string-value="ubuntu" calcext:value-type="string">
            <text:p>ubuntu</text:p>
          </table:table-cell>
          <table:table-cell office:value-type="string" calcext:value-type="string">
            <text:p>ubuntu</text:p>
          </table:table-cell>
          <table:table-cell/>
          <table:table-cell table:formula="of:=CONCATENATE([.B1585]; REPT(&quot; &quot;; 4); [.D1585])" office:value-type="string" office:string-value="ubuntu    ubuntu" calcext:value-type="string">
            <text:p>ubuntu <text:s text:c="3"/>ubuntu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UEFA</text:p>
          </table:table-cell>
          <table:table-cell table:formula="of:=IF([.C1586]=&quot;&quot;; [.B1586]; [.C1586])" office:value-type="string" office:string-value="UEFA" calcext:value-type="string">
            <text:p>UEFA</text:p>
          </table:table-cell>
          <table:table-cell office:value-type="string" calcext:value-type="string">
            <text:p>UEFA</text:p>
          </table:table-cell>
          <table:table-cell/>
          <table:table-cell table:formula="of:=CONCATENATE([.B1586]; REPT(&quot; &quot;; 4); [.D1586])" office:value-type="string" office:string-value="uefa    UEFA" calcext:value-type="string">
            <text:p>uefa <text:s text:c="3"/>UEF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h</text:p>
          </table:table-cell>
          <table:table-cell/>
          <table:table-cell table:formula="of:=IF([.C1587]=&quot;&quot;; [.B1587]; [.C1587])" office:value-type="string" office:string-value="uh" calcext:value-type="string">
            <text:p>uh</text:p>
          </table:table-cell>
          <table:table-cell office:value-type="string" calcext:value-type="string">
            <text:p>uh</text:p>
          </table:table-cell>
          <table:table-cell/>
          <table:table-cell table:formula="of:=CONCATENATE([.B1587]; REPT(&quot; &quot;; 4); [.D1587])" office:value-type="string" office:string-value="uh    uh" calcext:value-type="string">
            <text:p>uh <text:s text:c="3"/>uh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</text:p>
          </table:table-cell>
          <table:table-cell table:formula="of:=IF([.C1588]=&quot;&quot;; [.B1588]; [.C1588])" office:value-type="string" office:string-value="UK" calcext:value-type="string">
            <text:p>UK</text:p>
          </table:table-cell>
          <table:table-cell office:value-type="string" calcext:value-type="string">
            <text:p>UK</text:p>
          </table:table-cell>
          <table:table-cell/>
          <table:table-cell table:formula="of:=CONCATENATE([.B1588]; REPT(&quot; &quot;; 4); [.D1588])" office:value-type="string" office:string-value="uk    UK" calcext:value-type="string">
            <text:p>uk <text:s text:c="3"/>U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kraine</text:p>
          </table:table-cell>
          <table:table-cell table:formula="of:=PROPER([.B1589])" office:value-type="string" office:string-value="Ukraine" calcext:value-type="string">
            <text:p>Ukraine</text:p>
          </table:table-cell>
          <table:table-cell table:formula="of:=IF([.C1589]=&quot;&quot;; [.B1589]; [.C1589])" office:value-type="string" office:string-value="Ukraine" calcext:value-type="string">
            <text:p>Ukraine</text:p>
          </table:table-cell>
          <table:table-cell office:value-type="string" calcext:value-type="string">
            <text:p>Ukraine</text:p>
          </table:table-cell>
          <table:table-cell/>
          <table:table-cell table:formula="of:=CONCATENATE([.B1589]; REPT(&quot; &quot;; 4); [.D1589])" office:value-type="string" office:string-value="ukraine    Ukraine" calcext:value-type="string">
            <text:p>ukraine <text:s text:c="3"/>Ukrai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</text:p>
          </table:table-cell>
          <table:table-cell table:formula="of:=IF([.C1590]=&quot;&quot;; [.B1590]; [.C1590])" office:value-type="string" office:string-value="UK" calcext:value-type="string">
            <text:p>UK</text:p>
          </table:table-cell>
          <table:table-cell office:value-type="string" calcext:value-type="string">
            <text:p>UK</text:p>
          </table:table-cell>
          <table:table-cell/>
          <table:table-cell table:formula="of:=CONCATENATE([.B1590]; REPT(&quot; &quot;; 4); [.D1590])" office:value-type="string" office:string-value="uk    UK" calcext:value-type="string">
            <text:p>uk <text:s text:c="3"/>U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ltra</text:p>
          </table:table-cell>
          <table:table-cell/>
          <table:table-cell table:formula="of:=IF([.C1591]=&quot;&quot;; [.B1591]; [.C1591])" office:value-type="string" office:string-value="ultra" calcext:value-type="string">
            <text:p>ultra</text:p>
          </table:table-cell>
          <table:table-cell office:value-type="string" calcext:value-type="string">
            <text:p>ultra</text:p>
          </table:table-cell>
          <table:table-cell/>
          <table:table-cell table:formula="of:=CONCATENATE([.B1591]; REPT(&quot; &quot;; 4); [.D1591])" office:value-type="string" office:string-value="ultra    ultra" calcext:value-type="string">
            <text:p>ultra <text:s text:c="3"/>ultr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nesco</text:p>
          </table:table-cell>
          <table:table-cell office:value-type="string" calcext:value-type="string">
            <text:p>UNESCO</text:p>
          </table:table-cell>
          <table:table-cell table:formula="of:=IF([.C1592]=&quot;&quot;; [.B1592]; [.C1592])" office:value-type="string" office:string-value="UNESCO" calcext:value-type="string">
            <text:p>UNESCO</text:p>
          </table:table-cell>
          <table:table-cell office:value-type="string" calcext:value-type="string">
            <text:p>UNESCO</text:p>
          </table:table-cell>
          <table:table-cell/>
          <table:table-cell table:formula="of:=CONCATENATE([.B1592]; REPT(&quot; &quot;; 4); [.D1592])" office:value-type="string" office:string-value="unesco    UNESCO" calcext:value-type="string">
            <text:p>unesco <text:s text:c="3"/>UNESC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nited</text:p>
          </table:table-cell>
          <table:table-cell table:formula="of:=PROPER([.B1593])" office:value-type="string" office:string-value="United" calcext:value-type="string">
            <text:p>United</text:p>
          </table:table-cell>
          <table:table-cell table:formula="of:=IF([.C1593]=&quot;&quot;; [.B1593]; [.C1593])" office:value-type="string" office:string-value="United" calcext:value-type="string">
            <text:p>United</text:p>
          </table:table-cell>
          <table:table-cell office:value-type="string" calcext:value-type="string">
            <text:p>United</text:p>
          </table:table-cell>
          <table:table-cell/>
          <table:table-cell table:formula="of:=CONCATENATE([.B1593]; REPT(&quot; &quot;; 4); [.D1593])" office:value-type="string" office:string-value="united    United" calcext:value-type="string">
            <text:p>united <text:s text:c="3"/>Unite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niverse</text:p>
          </table:table-cell>
          <table:table-cell table:formula="of:=PROPER([.B1594])" office:value-type="string" office:string-value="Universe" calcext:value-type="string">
            <text:p>Universe</text:p>
          </table:table-cell>
          <table:table-cell table:formula="of:=IF([.C1594]=&quot;&quot;; [.B1594]; [.C1594])" office:value-type="string" office:string-value="Universe" calcext:value-type="string">
            <text:p>Universe</text:p>
          </table:table-cell>
          <table:table-cell office:value-type="string" calcext:value-type="string">
            <text:p>Universe</text:p>
          </table:table-cell>
          <table:table-cell/>
          <table:table-cell table:formula="of:=CONCATENATE([.B1594]; REPT(&quot; &quot;; 4); [.D1594])" office:value-type="string" office:string-value="universe    Universe" calcext:value-type="string">
            <text:p>universe <text:s text:c="3"/>Univers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niversity</text:p>
          </table:table-cell>
          <table:table-cell table:formula="of:=PROPER([.B1595])" office:value-type="string" office:string-value="University" calcext:value-type="string">
            <text:p>University</text:p>
          </table:table-cell>
          <table:table-cell table:formula="of:=IF([.C1595]=&quot;&quot;; [.B1595]; [.C1595])" office:value-type="string" office:string-value="University" calcext:value-type="string">
            <text:p>University</text:p>
          </table:table-cell>
          <table:table-cell office:value-type="string" calcext:value-type="string">
            <text:p>University</text:p>
          </table:table-cell>
          <table:table-cell/>
          <table:table-cell table:formula="of:=CONCATENATE([.B1595]; REPT(&quot; &quot;; 4); [.D1595])" office:value-type="string" office:string-value="university    University" calcext:value-type="string">
            <text:p>university <text:s text:c="3"/>Universit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nlock</text:p>
          </table:table-cell>
          <table:table-cell/>
          <table:table-cell table:formula="of:=IF([.C1596]=&quot;&quot;; [.B1596]; [.C1596])" office:value-type="string" office:string-value="unlock" calcext:value-type="string">
            <text:p>unlock</text:p>
          </table:table-cell>
          <table:table-cell office:value-type="string" calcext:value-type="string">
            <text:p>unlock</text:p>
          </table:table-cell>
          <table:table-cell/>
          <table:table-cell table:formula="of:=CONCATENATE([.B1596]; REPT(&quot; &quot;; 4); [.D1596])" office:value-type="string" office:string-value="unlock    unlock" calcext:value-type="string">
            <text:p>unlock <text:s text:c="3"/>unloc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pdate</text:p>
          </table:table-cell>
          <table:table-cell/>
          <table:table-cell table:formula="of:=IF([.C1597]=&quot;&quot;; [.B1597]; [.C1597])" office:value-type="string" office:string-value="update" calcext:value-type="string">
            <text:p>update</text:p>
          </table:table-cell>
          <table:table-cell office:value-type="string" calcext:value-type="string">
            <text:p>update</text:p>
          </table:table-cell>
          <table:table-cell/>
          <table:table-cell table:formula="of:=CONCATENATE([.B1597]; REPT(&quot; &quot;; 4); [.D1597])" office:value-type="string" office:string-value="update    update" calcext:value-type="string">
            <text:p>update <text:s text:c="3"/>updat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pload</text:p>
          </table:table-cell>
          <table:table-cell/>
          <table:table-cell table:formula="of:=IF([.C1598]=&quot;&quot;; [.B1598]; [.C1598])" office:value-type="string" office:string-value="upload" calcext:value-type="string">
            <text:p>upload</text:p>
          </table:table-cell>
          <table:table-cell office:value-type="string" calcext:value-type="string">
            <text:p>upload</text:p>
          </table:table-cell>
          <table:table-cell/>
          <table:table-cell table:formula="of:=CONCATENATE([.B1598]; REPT(&quot; &quot;; 4); [.D1598])" office:value-type="string" office:string-value="upload    upload" calcext:value-type="string">
            <text:p>upload <text:s text:c="3"/>uploa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ranium</text:p>
          </table:table-cell>
          <table:table-cell table:formula="of:=PROPER([.B1599])" office:value-type="string" office:string-value="Uranium" calcext:value-type="string">
            <text:p>Uranium</text:p>
          </table:table-cell>
          <table:table-cell table:formula="of:=IF([.C1599]=&quot;&quot;; [.B1599]; [.C1599])" office:value-type="string" office:string-value="Uranium" calcext:value-type="string">
            <text:p>Uranium</text:p>
          </table:table-cell>
          <table:table-cell office:value-type="string" calcext:value-type="string">
            <text:p>Uranium</text:p>
          </table:table-cell>
          <table:table-cell/>
          <table:table-cell table:formula="of:=CONCATENATE([.B1599]; REPT(&quot; &quot;; 4); [.D1599])" office:value-type="string" office:string-value="uranium    Uranium" calcext:value-type="string">
            <text:p>uranium <text:s text:c="3"/>Uraniu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ric</text:p>
          </table:table-cell>
          <table:table-cell table:formula="of:=PROPER([.B1600])" office:value-type="string" office:string-value="Uric" calcext:value-type="string">
            <text:p>Uric</text:p>
          </table:table-cell>
          <table:table-cell table:formula="of:=IF([.C1600]=&quot;&quot;; [.B1600]; [.C1600])" office:value-type="string" office:string-value="Uric" calcext:value-type="string">
            <text:p>Uric</text:p>
          </table:table-cell>
          <table:table-cell office:value-type="string" calcext:value-type="string">
            <text:p>Uric</text:p>
          </table:table-cell>
          <table:table-cell/>
          <table:table-cell table:formula="of:=CONCATENATE([.B1600]; REPT(&quot; &quot;; 4); [.D1600])" office:value-type="string" office:string-value="uric    Uric" calcext:value-type="string">
            <text:p>uric <text:s text:c="3"/>Uric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ruguay</text:p>
          </table:table-cell>
          <table:table-cell table:formula="of:=PROPER([.B1601])" office:value-type="string" office:string-value="Uruguay" calcext:value-type="string">
            <text:p>Uruguay</text:p>
          </table:table-cell>
          <table:table-cell table:formula="of:=IF([.C1601]=&quot;&quot;; [.B1601]; [.C1601])" office:value-type="string" office:string-value="Uruguay" calcext:value-type="string">
            <text:p>Uruguay</text:p>
          </table:table-cell>
          <table:table-cell office:value-type="string" calcext:value-type="string">
            <text:p>Uruguay</text:p>
          </table:table-cell>
          <table:table-cell/>
          <table:table-cell table:formula="of:=CONCATENATE([.B1601]; REPT(&quot; &quot;; 4); [.D1601])" office:value-type="string" office:string-value="uruguay    Uruguay" calcext:value-type="string">
            <text:p>uruguay <text:s text:c="3"/>Uruguay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A</text:p>
          </table:table-cell>
          <table:table-cell table:formula="of:=IF([.C1602]=&quot;&quot;; [.B1602]; [.C1602])" office:value-type="string" office:string-value="USA" calcext:value-type="string">
            <text:p>USA</text:p>
          </table:table-cell>
          <table:table-cell office:value-type="string" calcext:value-type="string">
            <text:p>USA</text:p>
          </table:table-cell>
          <table:table-cell/>
          <table:table-cell table:formula="of:=CONCATENATE([.B1602]; REPT(&quot; &quot;; 4); [.D1602])" office:value-type="string" office:string-value="usa    USA" calcext:value-type="string">
            <text:p>usa <text:s text:c="3"/>US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</text:p>
          </table:table-cell>
          <table:table-cell table:formula="of:=IF([.C1603]=&quot;&quot;; [.B1603]; [.C1603])" office:value-type="string" office:string-value="USB" calcext:value-type="string">
            <text:p>USB</text:p>
          </table:table-cell>
          <table:table-cell office:value-type="string" calcext:value-type="string">
            <text:p>USB</text:p>
          </table:table-cell>
          <table:table-cell/>
          <table:table-cell table:formula="of:=CONCATENATE([.B1603]; REPT(&quot; &quot;; 4); [.D1603])" office:value-type="string" office:string-value="usb    USB" calcext:value-type="string">
            <text:p>usb <text:s text:c="3"/>USB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sd</text:p>
          </table:table-cell>
          <table:table-cell/>
          <table:table-cell table:formula="of:=IF([.C1604]=&quot;&quot;; [.B1604]; [.C1604])" office:value-type="string" office:string-value="usd" calcext:value-type="string">
            <text:p>usd</text:p>
          </table:table-cell>
          <table:table-cell office:value-type="string" calcext:value-type="string">
            <text:p>usd</text:p>
          </table:table-cell>
          <table:table-cell/>
          <table:table-cell table:formula="of:=CONCATENATE([.B1604]; REPT(&quot; &quot;; 4); [.D1604])" office:value-type="string" office:string-value="usd    usd" calcext:value-type="string">
            <text:p>usd <text:s text:c="3"/>us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ser</text:p>
          </table:table-cell>
          <table:table-cell/>
          <table:table-cell table:formula="of:=IF([.C1605]=&quot;&quot;; [.B1605]; [.C1605])" office:value-type="string" office:string-value="user" calcext:value-type="string">
            <text:p>user</text:p>
          </table:table-cell>
          <table:table-cell office:value-type="string" calcext:value-type="string">
            <text:p>user</text:p>
          </table:table-cell>
          <table:table-cell/>
          <table:table-cell table:formula="of:=CONCATENATE([.B1605]; REPT(&quot; &quot;; 4); [.D1605])" office:value-type="string" office:string-value="user    user" calcext:value-type="string">
            <text:p>user <text:s text:c="3"/>use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</text:p>
          </table:table-cell>
          <table:table-cell table:formula="of:=IF([.C1606]=&quot;&quot;; [.B1606]; [.C1606])" office:value-type="string" office:string-value="US" calcext:value-type="string">
            <text:p>US</text:p>
          </table:table-cell>
          <table:table-cell office:value-type="string" calcext:value-type="string">
            <text:p>USA</text:p>
          </table:table-cell>
          <table:table-cell/>
          <table:table-cell table:formula="of:=CONCATENATE([.B1606]; REPT(&quot; &quot;; 4); [.D1606])" office:value-type="string" office:string-value="us    US" calcext:value-type="string">
            <text:p>us <text:s text:c="3"/>U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ss</text:p>
          </table:table-cell>
          <table:table-cell/>
          <table:table-cell table:formula="of:=IF([.C1607]=&quot;&quot;; [.B1607]; [.C1607])" office:value-type="string" office:string-value="uss" calcext:value-type="string">
            <text:p>uss</text:p>
          </table:table-cell>
          <table:table-cell office:value-type="string" calcext:value-type="string">
            <text:p>uss</text:p>
          </table:table-cell>
          <table:table-cell/>
          <table:table-cell table:formula="of:=CONCATENATE([.B1607]; REPT(&quot; &quot;; 4); [.D1607])" office:value-type="string" office:string-value="uss    uss" calcext:value-type="string">
            <text:p>uss <text:s text:c="3"/>us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td</text:p>
          </table:table-cell>
          <table:table-cell/>
          <table:table-cell table:formula="of:=IF([.C1608]=&quot;&quot;; [.B1608]; [.C1608])" office:value-type="string" office:string-value="utd" calcext:value-type="string">
            <text:p>utd</text:p>
          </table:table-cell>
          <table:table-cell office:value-type="string" calcext:value-type="string">
            <text:p>utd</text:p>
          </table:table-cell>
          <table:table-cell/>
          <table:table-cell table:formula="of:=CONCATENATE([.B1608]; REPT(&quot; &quot;; 4); [.D1608])" office:value-type="string" office:string-value="utd    utd" calcext:value-type="string">
            <text:p>utd <text:s text:c="3"/>ut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UV</text:p>
          </table:table-cell>
          <table:table-cell table:formula="of:=IF([.C1609]=&quot;&quot;; [.B1609]; [.C1609])" office:value-type="string" office:string-value="UV" calcext:value-type="string">
            <text:p>UV</text:p>
          </table:table-cell>
          <table:table-cell office:value-type="string" calcext:value-type="string">
            <text:p>UV</text:p>
          </table:table-cell>
          <table:table-cell/>
          <table:table-cell table:formula="of:=CONCATENATE([.B1609]; REPT(&quot; &quot;; 4); [.D1609])" office:value-type="string" office:string-value="uv    UV" calcext:value-type="string">
            <text:p>uv <text:s text:c="3"/>UV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accine</text:p>
          </table:table-cell>
          <table:table-cell/>
          <table:table-cell table:formula="of:=IF([.C1610]=&quot;&quot;; [.B1610]; [.C1610])" office:value-type="string" office:string-value="vaccine" calcext:value-type="string">
            <text:p>vaccine</text:p>
          </table:table-cell>
          <table:table-cell office:value-type="string" calcext:value-type="string">
            <text:p>vaccine</text:p>
          </table:table-cell>
          <table:table-cell/>
          <table:table-cell table:formula="of:=CONCATENATE([.B1610]; REPT(&quot; &quot;; 4); [.D1610])" office:value-type="string" office:string-value="vaccine    vaccine" calcext:value-type="string">
            <text:p>vaccine <text:s text:c="3"/>vacci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aldes</text:p>
          </table:table-cell>
          <table:table-cell table:formula="of:=PROPER([.B1611])" office:value-type="string" office:string-value="Valdes" calcext:value-type="string">
            <text:p>Valdes</text:p>
          </table:table-cell>
          <table:table-cell table:formula="of:=IF([.C1611]=&quot;&quot;; [.B1611]; [.C1611])" office:value-type="string" office:string-value="Valdes" calcext:value-type="string">
            <text:p>Valdes</text:p>
          </table:table-cell>
          <table:table-cell office:value-type="string" calcext:value-type="string">
            <text:p>Valdes</text:p>
          </table:table-cell>
          <table:table-cell/>
          <table:table-cell table:formula="of:=CONCATENATE([.B1611]; REPT(&quot; &quot;; 4); [.D1611])" office:value-type="string" office:string-value="valdes    Valdes" calcext:value-type="string">
            <text:p>valdes <text:s text:c="3"/>Valde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alencia</text:p>
          </table:table-cell>
          <table:table-cell table:formula="of:=PROPER([.B1612])" office:value-type="string" office:string-value="Valencia" calcext:value-type="string">
            <text:p>Valencia</text:p>
          </table:table-cell>
          <table:table-cell table:formula="of:=IF([.C1612]=&quot;&quot;; [.B1612]; [.C1612])" office:value-type="string" office:string-value="Valencia" calcext:value-type="string">
            <text:p>Valencia</text:p>
          </table:table-cell>
          <table:table-cell office:value-type="string" calcext:value-type="string">
            <text:p>Valencia</text:p>
          </table:table-cell>
          <table:table-cell/>
          <table:table-cell table:formula="of:=CONCATENATE([.B1612]; REPT(&quot; &quot;; 4); [.D1612])" office:value-type="string" office:string-value="valencia    Valencia" calcext:value-type="string">
            <text:p>valencia <text:s text:c="3"/>Valenc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alentine</text:p>
          </table:table-cell>
          <table:table-cell table:formula="of:=PROPER([.B1613])" office:value-type="string" office:string-value="Valentine" calcext:value-type="string">
            <text:p>Valentine</text:p>
          </table:table-cell>
          <table:table-cell table:formula="of:=IF([.C1613]=&quot;&quot;; [.B1613]; [.C1613])" office:value-type="string" office:string-value="Valentine" calcext:value-type="string">
            <text:p>Valentine</text:p>
          </table:table-cell>
          <table:table-cell office:value-type="string" calcext:value-type="string">
            <text:p>Valentine</text:p>
          </table:table-cell>
          <table:table-cell/>
          <table:table-cell table:formula="of:=CONCATENATE([.B1613]; REPT(&quot; &quot;; 4); [.D1613])" office:value-type="string" office:string-value="valentine    Valentine" calcext:value-type="string">
            <text:p>valentine <text:s text:c="3"/>Valenti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anessa</text:p>
          </table:table-cell>
          <table:table-cell/>
          <table:table-cell table:formula="of:=IF([.C1614]=&quot;&quot;; [.B1614]; [.C1614])" office:value-type="string" office:string-value="vanessa" calcext:value-type="string">
            <text:p>vanessa</text:p>
          </table:table-cell>
          <table:table-cell office:value-type="string" calcext:value-type="string">
            <text:p>vanessa</text:p>
          </table:table-cell>
          <table:table-cell/>
          <table:table-cell table:formula="of:=CONCATENATE([.B1614]; REPT(&quot; &quot;; 4); [.D1614])" office:value-type="string" office:string-value="vanessa    vanessa" calcext:value-type="string">
            <text:p>vanessa <text:s text:c="3"/>vaness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atican</text:p>
          </table:table-cell>
          <table:table-cell table:formula="of:=PROPER([.B1615])" office:value-type="string" office:string-value="Vatican" calcext:value-type="string">
            <text:p>Vatican</text:p>
          </table:table-cell>
          <table:table-cell table:formula="of:=IF([.C1615]=&quot;&quot;; [.B1615]; [.C1615])" office:value-type="string" office:string-value="Vatican" calcext:value-type="string">
            <text:p>Vatican</text:p>
          </table:table-cell>
          <table:table-cell office:value-type="string" calcext:value-type="string">
            <text:p>Vatican</text:p>
          </table:table-cell>
          <table:table-cell/>
          <table:table-cell table:formula="of:=CONCATENATE([.B1615]; REPT(&quot; &quot;; 4); [.D1615])" office:value-type="string" office:string-value="vatican    Vatican" calcext:value-type="string">
            <text:p>vatican <text:s text:c="3"/>Vatica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edette</text:p>
          </table:table-cell>
          <table:table-cell/>
          <table:table-cell table:formula="of:=IF([.C1616]=&quot;&quot;; [.B1616]; [.C1616])" office:value-type="string" office:string-value="vedette" calcext:value-type="string">
            <text:p>vedette</text:p>
          </table:table-cell>
          <table:table-cell office:value-type="string" calcext:value-type="string">
            <text:p>vedette</text:p>
          </table:table-cell>
          <table:table-cell/>
          <table:table-cell table:formula="of:=CONCATENATE([.B1616]; REPT(&quot; &quot;; 4); [.D1616])" office:value-type="string" office:string-value="vedette    vedette" calcext:value-type="string">
            <text:p>vedette <text:s text:c="3"/>vedett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egas</text:p>
          </table:table-cell>
          <table:table-cell table:formula="of:=PROPER([.B1617])" office:value-type="string" office:string-value="Vegas" calcext:value-type="string">
            <text:p>Vegas</text:p>
          </table:table-cell>
          <table:table-cell table:formula="of:=IF([.C1617]=&quot;&quot;; [.B1617]; [.C1617])" office:value-type="string" office:string-value="Vegas" calcext:value-type="string">
            <text:p>Vegas</text:p>
          </table:table-cell>
          <table:table-cell office:value-type="string" calcext:value-type="string">
            <text:p>Vegas</text:p>
          </table:table-cell>
          <table:table-cell/>
          <table:table-cell table:formula="of:=CONCATENATE([.B1617]; REPT(&quot; &quot;; 4); [.D1617])" office:value-type="string" office:string-value="vegas    Vegas" calcext:value-type="string">
            <text:p>vegas <text:s text:c="3"/>Vega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enezuela</text:p>
          </table:table-cell>
          <table:table-cell table:formula="of:=PROPER([.B1618])" office:value-type="string" office:string-value="Venezuela" calcext:value-type="string">
            <text:p>Venezuela</text:p>
          </table:table-cell>
          <table:table-cell table:formula="of:=IF([.C1618]=&quot;&quot;; [.B1618]; [.C1618])" office:value-type="string" office:string-value="Venezuela" calcext:value-type="string">
            <text:p>Venezuela</text:p>
          </table:table-cell>
          <table:table-cell office:value-type="string" calcext:value-type="string">
            <text:p>Venezuela</text:p>
          </table:table-cell>
          <table:table-cell/>
          <table:table-cell table:formula="of:=CONCATENATE([.B1618]; REPT(&quot; &quot;; 4); [.D1618])" office:value-type="string" office:string-value="venezuela    Venezuela" calcext:value-type="string">
            <text:p>venezuela <text:s text:c="3"/>Venezuel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enice</text:p>
          </table:table-cell>
          <table:table-cell/>
          <table:table-cell table:formula="of:=IF([.C1619]=&quot;&quot;; [.B1619]; [.C1619])" office:value-type="string" office:string-value="venice" calcext:value-type="string">
            <text:p>venice</text:p>
          </table:table-cell>
          <table:table-cell office:value-type="string" calcext:value-type="string">
            <text:p>venice</text:p>
          </table:table-cell>
          <table:table-cell/>
          <table:table-cell table:formula="of:=CONCATENATE([.B1619]; REPT(&quot; &quot;; 4); [.D1619])" office:value-type="string" office:string-value="venice    venice" calcext:value-type="string">
            <text:p>venice <text:s text:c="3"/>venic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enus</text:p>
          </table:table-cell>
          <table:table-cell table:formula="of:=PROPER([.B1620])" office:value-type="string" office:string-value="Venus" calcext:value-type="string">
            <text:p>Venus</text:p>
          </table:table-cell>
          <table:table-cell table:formula="of:=IF([.C1620]=&quot;&quot;; [.B1620]; [.C1620])" office:value-type="string" office:string-value="Venus" calcext:value-type="string">
            <text:p>Venus</text:p>
          </table:table-cell>
          <table:table-cell office:value-type="string" calcext:value-type="string">
            <text:p>Venus</text:p>
          </table:table-cell>
          <table:table-cell/>
          <table:table-cell table:formula="of:=CONCATENATE([.B1620]; REPT(&quot; &quot;; 4); [.D1620])" office:value-type="string" office:string-value="venus    Venus" calcext:value-type="string">
            <text:p>venus <text:s text:c="3"/>Venu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erizon</text:p>
          </table:table-cell>
          <table:table-cell/>
          <table:table-cell table:formula="of:=IF([.C1621]=&quot;&quot;; [.B1621]; [.C1621])" office:value-type="string" office:string-value="verizon" calcext:value-type="string">
            <text:p>verizon</text:p>
          </table:table-cell>
          <table:table-cell office:value-type="string" calcext:value-type="string">
            <text:p>verizon</text:p>
          </table:table-cell>
          <table:table-cell/>
          <table:table-cell table:formula="of:=CONCATENATE([.B1621]; REPT(&quot; &quot;; 4); [.D1621])" office:value-type="string" office:string-value="verizon    verizon" calcext:value-type="string">
            <text:p>verizon <text:s text:c="3"/>veriz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ersion</text:p>
          </table:table-cell>
          <table:table-cell/>
          <table:table-cell table:formula="of:=IF([.C1622]=&quot;&quot;; [.B1622]; [.C1622])" office:value-type="string" office:string-value="version" calcext:value-type="string">
            <text:p>version</text:p>
          </table:table-cell>
          <table:table-cell office:value-type="string" calcext:value-type="string">
            <text:p>version</text:p>
          </table:table-cell>
          <table:table-cell/>
          <table:table-cell table:formula="of:=CONCATENATE([.B1622]; REPT(&quot; &quot;; 4); [.D1622])" office:value-type="string" office:string-value="version    version" calcext:value-type="string">
            <text:p>version <text:s text:c="3"/>versi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ertu</text:p>
          </table:table-cell>
          <table:table-cell table:formula="of:=PROPER([.B1623])" office:value-type="string" office:string-value="Vertu" calcext:value-type="string">
            <text:p>Vertu</text:p>
          </table:table-cell>
          <table:table-cell table:formula="of:=IF([.C1623]=&quot;&quot;; [.B1623]; [.C1623])" office:value-type="string" office:string-value="Vertu" calcext:value-type="string">
            <text:p>Vertu</text:p>
          </table:table-cell>
          <table:table-cell office:value-type="string" calcext:value-type="string">
            <text:p>Vertu</text:p>
          </table:table-cell>
          <table:table-cell/>
          <table:table-cell table:formula="of:=CONCATENATE([.B1623]; REPT(&quot; &quot;; 4); [.D1623])" office:value-type="string" office:string-value="vertu    Vertu" calcext:value-type="string">
            <text:p>vertu <text:s text:c="3"/>Vertu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espa</text:p>
          </table:table-cell>
          <table:table-cell table:formula="of:=PROPER([.B1624])" office:value-type="string" office:string-value="Vespa" calcext:value-type="string">
            <text:p>Vespa</text:p>
          </table:table-cell>
          <table:table-cell table:formula="of:=IF([.C1624]=&quot;&quot;; [.B1624]; [.C1624])" office:value-type="string" office:string-value="Vespa" calcext:value-type="string">
            <text:p>Vespa</text:p>
          </table:table-cell>
          <table:table-cell office:value-type="string" calcext:value-type="string">
            <text:p>Vespa</text:p>
          </table:table-cell>
          <table:table-cell/>
          <table:table-cell table:formula="of:=CONCATENATE([.B1624]; REPT(&quot; &quot;; 4); [.D1624])" office:value-type="string" office:string-value="vespa    Vespa" calcext:value-type="string">
            <text:p>vespa <text:s text:c="3"/>Vesp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est</text:p>
          </table:table-cell>
          <table:table-cell/>
          <table:table-cell table:formula="of:=IF([.C1625]=&quot;&quot;; [.B1625]; [.C1625])" office:value-type="string" office:string-value="vest" calcext:value-type="string">
            <text:p>vest</text:p>
          </table:table-cell>
          <table:table-cell office:value-type="string" calcext:value-type="string">
            <text:p>vest</text:p>
          </table:table-cell>
          <table:table-cell/>
          <table:table-cell table:formula="of:=CONCATENATE([.B1625]; REPT(&quot; &quot;; 4); [.D1625])" office:value-type="string" office:string-value="vest    vest" calcext:value-type="string">
            <text:p>vest <text:s text:c="3"/>ves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ff</text:p>
          </table:table-cell>
          <table:table-cell office:value-type="string" calcext:value-type="string">
            <text:p>VFF</text:p>
          </table:table-cell>
          <table:table-cell table:formula="of:=IF([.C1626]=&quot;&quot;; [.B1626]; [.C1626])" office:value-type="string" office:string-value="VFF" calcext:value-type="string">
            <text:p>VFF</text:p>
          </table:table-cell>
          <table:table-cell office:value-type="string" calcext:value-type="string">
            <text:p>VFF</text:p>
          </table:table-cell>
          <table:table-cell/>
          <table:table-cell table:formula="of:=CONCATENATE([.B1626]; REPT(&quot; &quot;; 4); [.D1626])" office:value-type="string" office:string-value="vff    VFF" calcext:value-type="string">
            <text:p>vff <text:s text:c="3"/>VFF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VGA</text:p>
          </table:table-cell>
          <table:table-cell table:formula="of:=IF([.C1627]=&quot;&quot;; [.B1627]; [.C1627])" office:value-type="string" office:string-value="VGA" calcext:value-type="string">
            <text:p>VGA</text:p>
          </table:table-cell>
          <table:table-cell office:value-type="string" calcext:value-type="string">
            <text:p>VGA</text:p>
          </table:table-cell>
          <table:table-cell/>
          <table:table-cell table:formula="of:=CONCATENATE([.B1627]; REPT(&quot; &quot;; 4); [.D1627])" office:value-type="string" office:string-value="vga    VGA" calcext:value-type="string">
            <text:p>vga <text:s text:c="3"/>VG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agra</text:p>
          </table:table-cell>
          <table:table-cell/>
          <table:table-cell table:formula="of:=IF([.C1628]=&quot;&quot;; [.B1628]; [.C1628])" office:value-type="string" office:string-value="viagra" calcext:value-type="string">
            <text:p>viagra</text:p>
          </table:table-cell>
          <table:table-cell office:value-type="string" calcext:value-type="string">
            <text:p>viagra</text:p>
          </table:table-cell>
          <table:table-cell/>
          <table:table-cell table:formula="of:=CONCATENATE([.B1628]; REPT(&quot; &quot;; 4); [.D1628])" office:value-type="string" office:string-value="viagra    viagra" calcext:value-type="string">
            <text:p>viagra <text:s text:c="3"/>viagr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ctoria</text:p>
          </table:table-cell>
          <table:table-cell table:formula="of:=PROPER([.B1629])" office:value-type="string" office:string-value="Victoria" calcext:value-type="string">
            <text:p>Victoria</text:p>
          </table:table-cell>
          <table:table-cell table:formula="of:=IF([.C1629]=&quot;&quot;; [.B1629]; [.C1629])" office:value-type="string" office:string-value="Victoria" calcext:value-type="string">
            <text:p>Victoria</text:p>
          </table:table-cell>
          <table:table-cell office:value-type="string" calcext:value-type="string">
            <text:p>Victoria</text:p>
          </table:table-cell>
          <table:table-cell/>
          <table:table-cell table:formula="of:=CONCATENATE([.B1629]; REPT(&quot; &quot;; 4); [.D1629])" office:value-type="string" office:string-value="victoria    Victoria" calcext:value-type="string">
            <text:p>victoria <text:s text:c="3"/>Victor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ctor</text:p>
          </table:table-cell>
          <table:table-cell table:formula="of:=PROPER([.B1630])" office:value-type="string" office:string-value="Victor" calcext:value-type="string">
            <text:p>Victor</text:p>
          </table:table-cell>
          <table:table-cell table:formula="of:=IF([.C1630]=&quot;&quot;; [.B1630]; [.C1630])" office:value-type="string" office:string-value="Victor" calcext:value-type="string">
            <text:p>Victor</text:p>
          </table:table-cell>
          <table:table-cell office:value-type="string" calcext:value-type="string">
            <text:p>Victor</text:p>
          </table:table-cell>
          <table:table-cell/>
          <table:table-cell table:formula="of:=CONCATENATE([.B1630]; REPT(&quot; &quot;; 4); [.D1630])" office:value-type="string" office:string-value="victor    Victor" calcext:value-type="string">
            <text:p>victor <text:s text:c="3"/>Victo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deo</text:p>
          </table:table-cell>
          <table:table-cell/>
          <table:table-cell table:formula="of:=IF([.C1631]=&quot;&quot;; [.B1631]; [.C1631])" office:value-type="string" office:string-value="video" calcext:value-type="string">
            <text:p>video</text:p>
          </table:table-cell>
          <table:table-cell office:value-type="string" calcext:value-type="string">
            <text:p>video</text:p>
          </table:table-cell>
          <table:table-cell/>
          <table:table-cell table:formula="of:=CONCATENATE([.B1631]; REPT(&quot; &quot;; 4); [.D1631])" office:value-type="string" office:string-value="video    video" calcext:value-type="string">
            <text:p>video <text:s text:c="3"/>video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etjet</text:p>
          </table:table-cell>
          <table:table-cell table:formula="of:=PROPER([.B1632])" office:value-type="string" office:string-value="Vietjet" calcext:value-type="string">
            <text:p>Vietjet</text:p>
          </table:table-cell>
          <table:table-cell table:formula="of:=IF([.C1632]=&quot;&quot;; [.B1632]; [.C1632])" office:value-type="string" office:string-value="Vietjet" calcext:value-type="string">
            <text:p>Vietjet</text:p>
          </table:table-cell>
          <table:table-cell office:value-type="string" calcext:value-type="string">
            <text:p>Vietjet</text:p>
          </table:table-cell>
          <table:table-cell/>
          <table:table-cell table:formula="of:=CONCATENATE([.B1632]; REPT(&quot; &quot;; 4); [.D1632])" office:value-type="string" office:string-value="vietjet    Vietjet" calcext:value-type="string">
            <text:p>vietjet <text:s text:c="3"/>Vietje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formula="of:=IF([.C1633]=&quot;&quot;; [.B1633]; [.C1633])" office:value-type="string" office:string-value="VietNam" calcext:value-type="string">
            <text:p>VietNam</text:p>
          </table:table-cell>
          <table:table-cell office:value-type="string" calcext:value-type="string">
            <text:p>VietNam</text:p>
          </table:table-cell>
          <table:table-cell/>
          <table:table-cell table:formula="of:=CONCATENATE([.B1633]; REPT(&quot; &quot;; 4); [.D1633])" office:value-type="string" office:string-value="vietnam    VietNam" calcext:value-type="string">
            <text:p>vietnam <text:s text:c="3"/>VietNam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ettel</text:p>
          </table:table-cell>
          <table:table-cell table:formula="of:=PROPER([.B1634])" office:value-type="string" office:string-value="Viettel" calcext:value-type="string">
            <text:p>Viettel</text:p>
          </table:table-cell>
          <table:table-cell table:formula="of:=IF([.C1634]=&quot;&quot;; [.B1634]; [.C1634])" office:value-type="string" office:string-value="Viettel" calcext:value-type="string">
            <text:p>Viettel</text:p>
          </table:table-cell>
          <table:table-cell office:value-type="string" calcext:value-type="string">
            <text:p>Viettel</text:p>
          </table:table-cell>
          <table:table-cell/>
          <table:table-cell table:formula="of:=CONCATENATE([.B1634]; REPT(&quot; &quot;; 4); [.D1634])" office:value-type="string" office:string-value="viettel    Viettel" calcext:value-type="string">
            <text:p>viettel <text:s text:c="3"/>Viette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et</text:p>
          </table:table-cell>
          <table:table-cell/>
          <table:table-cell table:formula="of:=IF([.C1635]=&quot;&quot;; [.B1635]; [.C1635])" office:value-type="string" office:string-value="viet" calcext:value-type="string">
            <text:p>viet</text:p>
          </table:table-cell>
          <table:table-cell office:value-type="string" calcext:value-type="string">
            <text:p>viet</text:p>
          </table:table-cell>
          <table:table-cell/>
          <table:table-cell table:formula="of:=CONCATENATE([.B1635]; REPT(&quot; &quot;; 4); [.D1635])" office:value-type="string" office:string-value="viet    viet" calcext:value-type="string">
            <text:p>viet <text:s text:c="3"/>vie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ew</text:p>
          </table:table-cell>
          <table:table-cell/>
          <table:table-cell table:formula="of:=IF([.C1636]=&quot;&quot;; [.B1636]; [.C1636])" office:value-type="string" office:string-value="view" calcext:value-type="string">
            <text:p>view</text:p>
          </table:table-cell>
          <table:table-cell office:value-type="string" calcext:value-type="string">
            <text:p>view</text:p>
          </table:table-cell>
          <table:table-cell/>
          <table:table-cell table:formula="of:=CONCATENATE([.B1636]; REPT(&quot; &quot;; 4); [.D1636])" office:value-type="string" office:string-value="view    view" calcext:value-type="string">
            <text:p>view <text:s text:c="3"/>view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glacera</text:p>
          </table:table-cell>
          <table:table-cell table:formula="of:=PROPER([.B1637])" office:value-type="string" office:string-value="Viglacera" calcext:value-type="string">
            <text:p>Viglacera</text:p>
          </table:table-cell>
          <table:table-cell table:formula="of:=IF([.C1637]=&quot;&quot;; [.B1637]; [.C1637])" office:value-type="string" office:string-value="Viglacera" calcext:value-type="string">
            <text:p>Viglacera</text:p>
          </table:table-cell>
          <table:table-cell office:value-type="string" calcext:value-type="string">
            <text:p>Viglacera</text:p>
          </table:table-cell>
          <table:table-cell/>
          <table:table-cell table:formula="of:=CONCATENATE([.B1637]; REPT(&quot; &quot;; 4); [.D1637])" office:value-type="string" office:string-value="viglacera    Viglacera" calcext:value-type="string">
            <text:p>viglacera <text:s text:c="3"/>Viglacer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llarreal</text:p>
          </table:table-cell>
          <table:table-cell table:formula="of:=PROPER([.B1638])" office:value-type="string" office:string-value="Villarreal" calcext:value-type="string">
            <text:p>Villarreal</text:p>
          </table:table-cell>
          <table:table-cell table:formula="of:=IF([.C1638]=&quot;&quot;; [.B1638]; [.C1638])" office:value-type="string" office:string-value="Villarreal" calcext:value-type="string">
            <text:p>Villarreal</text:p>
          </table:table-cell>
          <table:table-cell office:value-type="string" calcext:value-type="string">
            <text:p>Villarreal</text:p>
          </table:table-cell>
          <table:table-cell/>
          <table:table-cell table:formula="of:=CONCATENATE([.B1638]; REPT(&quot; &quot;; 4); [.D1638])" office:value-type="string" office:string-value="villarreal    Villarreal" calcext:value-type="string">
            <text:p>villarreal <text:s text:c="3"/>Villarreal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lla</text:p>
          </table:table-cell>
          <table:table-cell/>
          <table:table-cell table:formula="of:=IF([.C1639]=&quot;&quot;; [.B1639]; [.C1639])" office:value-type="string" office:string-value="villa" calcext:value-type="string">
            <text:p>villa</text:p>
          </table:table-cell>
          <table:table-cell office:value-type="string" calcext:value-type="string">
            <text:p>villa</text:p>
          </table:table-cell>
          <table:table-cell/>
          <table:table-cell table:formula="of:=CONCATENATE([.B1639]; REPT(&quot; &quot;; 4); [.D1639])" office:value-type="string" office:string-value="villa    villa" calcext:value-type="string">
            <text:p>villa <text:s text:c="3"/>vill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namilk</text:p>
          </table:table-cell>
          <table:table-cell table:formula="of:=PROPER([.B1640])" office:value-type="string" office:string-value="Vinamilk" calcext:value-type="string">
            <text:p>Vinamilk</text:p>
          </table:table-cell>
          <table:table-cell table:formula="of:=IF([.C1640]=&quot;&quot;; [.B1640]; [.C1640])" office:value-type="string" office:string-value="Vinamilk" calcext:value-type="string">
            <text:p>Vinamilk</text:p>
          </table:table-cell>
          <table:table-cell office:value-type="string" calcext:value-type="string">
            <text:p>Vinamilk</text:p>
          </table:table-cell>
          <table:table-cell/>
          <table:table-cell table:formula="of:=CONCATENATE([.B1640]; REPT(&quot; &quot;; 4); [.D1640])" office:value-type="string" office:string-value="vinamilk    Vinamilk" calcext:value-type="string">
            <text:p>vinamilk <text:s text:c="3"/>Vinamilk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naphone</text:p>
          </table:table-cell>
          <table:table-cell table:formula="of:=PROPER([.B1641])" office:value-type="string" office:string-value="Vinaphone" calcext:value-type="string">
            <text:p>Vinaphone</text:p>
          </table:table-cell>
          <table:table-cell table:formula="of:=IF([.C1641]=&quot;&quot;; [.B1641]; [.C1641])" office:value-type="string" office:string-value="Vinaphone" calcext:value-type="string">
            <text:p>Vinaphone</text:p>
          </table:table-cell>
          <table:table-cell office:value-type="string" calcext:value-type="string">
            <text:p>Vinaphone</text:p>
          </table:table-cell>
          <table:table-cell/>
          <table:table-cell table:formula="of:=CONCATENATE([.B1641]; REPT(&quot; &quot;; 4); [.D1641])" office:value-type="string" office:string-value="vinaphone    Vinaphone" calcext:value-type="string">
            <text:p>vinaphone <text:s text:c="3"/>Vinaphon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na</text:p>
          </table:table-cell>
          <table:table-cell table:formula="of:=PROPER([.B1642])" office:value-type="string" office:string-value="Vina" calcext:value-type="string">
            <text:p>Vina</text:p>
          </table:table-cell>
          <table:table-cell table:formula="of:=IF([.C1642]=&quot;&quot;; [.B1642]; [.C1642])" office:value-type="string" office:string-value="Vina" calcext:value-type="string">
            <text:p>Vina</text:p>
          </table:table-cell>
          <table:table-cell office:value-type="string" calcext:value-type="string">
            <text:p>Vina</text:p>
          </table:table-cell>
          <table:table-cell/>
          <table:table-cell table:formula="of:=CONCATENATE([.B1642]; REPT(&quot; &quot;; 4); [.D1642])" office:value-type="string" office:string-value="vina    Vina" calcext:value-type="string">
            <text:p>vina <text:s text:c="3"/>Vin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ngroup</text:p>
          </table:table-cell>
          <table:table-cell table:formula="of:=PROPER([.B1643])" office:value-type="string" office:string-value="Vingroup" calcext:value-type="string">
            <text:p>Vingroup</text:p>
          </table:table-cell>
          <table:table-cell table:formula="of:=IF([.C1643]=&quot;&quot;; [.B1643]; [.C1643])" office:value-type="string" office:string-value="Vingroup" calcext:value-type="string">
            <text:p>Vingroup</text:p>
          </table:table-cell>
          <table:table-cell office:value-type="string" calcext:value-type="string">
            <text:p>Vingroup</text:p>
          </table:table-cell>
          <table:table-cell/>
          <table:table-cell table:formula="of:=CONCATENATE([.B1643]; REPT(&quot; &quot;; 4); [.D1643])" office:value-type="string" office:string-value="vingroup    Vingroup" calcext:value-type="string">
            <text:p>vingroup <text:s text:c="3"/>Vingroup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ntage</text:p>
          </table:table-cell>
          <table:table-cell/>
          <table:table-cell table:formula="of:=IF([.C1644]=&quot;&quot;; [.B1644]; [.C1644])" office:value-type="string" office:string-value="vintage" calcext:value-type="string">
            <text:p>vintage</text:p>
          </table:table-cell>
          <table:table-cell office:value-type="string" calcext:value-type="string">
            <text:p>vintage</text:p>
          </table:table-cell>
          <table:table-cell/>
          <table:table-cell table:formula="of:=CONCATENATE([.B1644]; REPT(&quot; &quot;; 4); [.D1644])" office:value-type="string" office:string-value="vintage    vintage" calcext:value-type="string">
            <text:p>vintage <text:s text:c="3"/>vintag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rginia</text:p>
          </table:table-cell>
          <table:table-cell table:formula="of:=PROPER([.B1645])" office:value-type="string" office:string-value="Virginia" calcext:value-type="string">
            <text:p>Virginia</text:p>
          </table:table-cell>
          <table:table-cell table:formula="of:=IF([.C1645]=&quot;&quot;; [.B1645]; [.C1645])" office:value-type="string" office:string-value="Virginia" calcext:value-type="string">
            <text:p>Virginia</text:p>
          </table:table-cell>
          <table:table-cell office:value-type="string" calcext:value-type="string">
            <text:p>Virginia</text:p>
          </table:table-cell>
          <table:table-cell/>
          <table:table-cell table:formula="of:=CONCATENATE([.B1645]; REPT(&quot; &quot;; 4); [.D1645])" office:value-type="string" office:string-value="virginia    Virginia" calcext:value-type="string">
            <text:p>virginia <text:s text:c="3"/>Virgini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rus</text:p>
          </table:table-cell>
          <table:table-cell table:formula="of:=PROPER([.B1646])" office:value-type="string" office:string-value="Virus" calcext:value-type="string">
            <text:p>Virus</text:p>
          </table:table-cell>
          <table:table-cell table:formula="of:=IF([.C1646]=&quot;&quot;; [.B1646]; [.C1646])" office:value-type="string" office:string-value="Virus" calcext:value-type="string">
            <text:p>Virus</text:p>
          </table:table-cell>
          <table:table-cell office:value-type="string" calcext:value-type="string">
            <text:p>Virus</text:p>
          </table:table-cell>
          <table:table-cell/>
          <table:table-cell table:formula="of:=CONCATENATE([.B1646]; REPT(&quot; &quot;; 4); [.D1646])" office:value-type="string" office:string-value="virus    Virus" calcext:value-type="string">
            <text:p>virus <text:s text:c="3"/>Viru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sa</text:p>
          </table:table-cell>
          <table:table-cell/>
          <table:table-cell table:formula="of:=IF([.C1647]=&quot;&quot;; [.B1647]; [.C1647])" office:value-type="string" office:string-value="visa" calcext:value-type="string">
            <text:p>visa</text:p>
          </table:table-cell>
          <table:table-cell office:value-type="string" calcext:value-type="string">
            <text:p>visa</text:p>
          </table:table-cell>
          <table:table-cell/>
          <table:table-cell table:formula="of:=CONCATENATE([.B1647]; REPT(&quot; &quot;; 4); [.D1647])" office:value-type="string" office:string-value="visa    visa" calcext:value-type="string">
            <text:p>visa <text:s text:c="3"/>vis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sion</text:p>
          </table:table-cell>
          <table:table-cell table:formula="of:=PROPER([.B1648])" office:value-type="string" office:string-value="Vision" calcext:value-type="string">
            <text:p>Vision</text:p>
          </table:table-cell>
          <table:table-cell table:formula="of:=IF([.C1648]=&quot;&quot;; [.B1648]; [.C1648])" office:value-type="string" office:string-value="Vision" calcext:value-type="string">
            <text:p>Vision</text:p>
          </table:table-cell>
          <table:table-cell office:value-type="string" calcext:value-type="string">
            <text:p>Vision</text:p>
          </table:table-cell>
          <table:table-cell/>
          <table:table-cell table:formula="of:=CONCATENATE([.B1648]; REPT(&quot; &quot;; 4); [.D1648])" office:value-type="string" office:string-value="vision    Vision" calcext:value-type="string">
            <text:p>vision <text:s text:c="3"/>Visio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sta</text:p>
          </table:table-cell>
          <table:table-cell table:formula="of:=PROPER([.B1649])" office:value-type="string" office:string-value="Vista" calcext:value-type="string">
            <text:p>Vista</text:p>
          </table:table-cell>
          <table:table-cell table:formula="of:=IF([.C1649]=&quot;&quot;; [.B1649]; [.C1649])" office:value-type="string" office:string-value="Vista" calcext:value-type="string">
            <text:p>Vista</text:p>
          </table:table-cell>
          <table:table-cell office:value-type="string" calcext:value-type="string">
            <text:p>Vista</text:p>
          </table:table-cell>
          <table:table-cell/>
          <table:table-cell table:formula="of:=CONCATENATE([.B1649]; REPT(&quot; &quot;; 4); [.D1649])" office:value-type="string" office:string-value="vista    Vista" calcext:value-type="string">
            <text:p>vista <text:s text:c="3"/>Vist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itamin</text:p>
          </table:table-cell>
          <table:table-cell/>
          <table:table-cell table:formula="of:=IF([.C1650]=&quot;&quot;; [.B1650]; [.C1650])" office:value-type="string" office:string-value="vitamin" calcext:value-type="string">
            <text:p>vitamin</text:p>
          </table:table-cell>
          <table:table-cell office:value-type="string" calcext:value-type="string">
            <text:p>vitamin</text:p>
          </table:table-cell>
          <table:table-cell/>
          <table:table-cell table:formula="of:=CONCATENATE([.B1650]; REPT(&quot; &quot;; 4); [.D1650])" office:value-type="string" office:string-value="vitamin    vitamin" calcext:value-type="string">
            <text:p>vitamin <text:s text:c="3"/>vitamin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ladimir</text:p>
          </table:table-cell>
          <table:table-cell table:formula="of:=PROPER([.B1651])" office:value-type="string" office:string-value="Vladimir" calcext:value-type="string">
            <text:p>Vladimir</text:p>
          </table:table-cell>
          <table:table-cell table:formula="of:=IF([.C1651]=&quot;&quot;; [.B1651]; [.C1651])" office:value-type="string" office:string-value="Vladimir" calcext:value-type="string">
            <text:p>Vladimir</text:p>
          </table:table-cell>
          <table:table-cell office:value-type="string" calcext:value-type="string">
            <text:p>Vladimir</text:p>
          </table:table-cell>
          <table:table-cell/>
          <table:table-cell table:formula="of:=CONCATENATE([.B1651]; REPT(&quot; &quot;; 4); [.D1651])" office:value-type="string" office:string-value="vladimir    Vladimir" calcext:value-type="string">
            <text:p>vladimir <text:s text:c="3"/>Vladimir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nd</text:p>
          </table:table-cell>
          <table:table-cell office:value-type="string" calcext:value-type="string">
            <text:p>VND</text:p>
          </table:table-cell>
          <table:table-cell table:formula="of:=IF([.C1652]=&quot;&quot;; [.B1652]; [.C1652])" office:value-type="string" office:string-value="VND" calcext:value-type="string">
            <text:p>VND</text:p>
          </table:table-cell>
          <table:table-cell office:value-type="string" calcext:value-type="string">
            <text:p>VND</text:p>
          </table:table-cell>
          <table:table-cell/>
          <table:table-cell table:formula="of:=CONCATENATE([.B1652]; REPT(&quot; &quot;; 4); [.D1652])" office:value-type="string" office:string-value="vnd    VND" calcext:value-type="string">
            <text:p>vnd <text:s text:c="3"/>VND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nexpress</text:p>
          </table:table-cell>
          <table:table-cell office:value-type="string" calcext:value-type="string">
            <text:p>VnExpress</text:p>
          </table:table-cell>
          <table:table-cell table:formula="of:=IF([.C1653]=&quot;&quot;; [.B1653]; [.C1653])" office:value-type="string" office:string-value="VnExpress" calcext:value-type="string">
            <text:p>VnExpress</text:p>
          </table:table-cell>
          <table:table-cell office:value-type="string" calcext:value-type="string">
            <text:p>VnExpress</text:p>
          </table:table-cell>
          <table:table-cell/>
          <table:table-cell table:formula="of:=CONCATENATE([.B1653]; REPT(&quot; &quot;; 4); [.D1653])" office:value-type="string" office:string-value="vnexpress    VnExpress" calcext:value-type="string">
            <text:p>vnexpress <text:s text:c="3"/>VnExpress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npt</text:p>
          </table:table-cell>
          <table:table-cell office:value-type="string" calcext:value-type="string">
            <text:p>VNPT</text:p>
          </table:table-cell>
          <table:table-cell table:formula="of:=IF([.C1654]=&quot;&quot;; [.B1654]; [.C1654])" office:value-type="string" office:string-value="VNPT" calcext:value-type="string">
            <text:p>VNPT</text:p>
          </table:table-cell>
          <table:table-cell office:value-type="string" calcext:value-type="string">
            <text:p>VNPT</text:p>
          </table:table-cell>
          <table:table-cell/>
          <table:table-cell table:formula="of:=CONCATENATE([.B1654]; REPT(&quot; &quot;; 4); [.D1654])" office:value-type="string" office:string-value="vnpt    VNPT" calcext:value-type="string">
            <text:p>vnpt <text:s text:c="3"/>VNPT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IF([.C1655]=&quot;&quot;; [.B1655]; [.C1655])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/>
          <table:table-cell table:formula="of:=CONCATENATE([.B1655]; REPT(&quot; &quot;; 4); [.D1655])" office:value-type="string" office:string-value="vn    VN" calcext:value-type="string">
            <text:p>vn <text:s text:c="3"/>VN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vogue</text:p>
          </table:table-cell>
          <table:table-cell/>
          <table:table-cell table:formula="of:=IF([.C1656]=&quot;&quot;; [.B1656]; [.C1656])" office:value-type="string" office:string-value="vogue" calcext:value-type="string">
            <text:p>vogue</text:p>
          </table:table-cell>
          <table:table-cell office:value-type="string" calcext:value-type="string">
            <text:p>vogue</text:p>
          </table:table-cell>
          <table:table-cell/>
          <table:table-cell table:formula="of:=CONCATENATE([.B1656]; REPT(&quot; &quot;; 4); [.D1656])" office:value-type="string" office:string-value="vogue    vogue" calcext:value-type="string">
            <text:p>vogue <text:s text:c="3"/>vogue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voice</text:p>
          </table:table-cell>
          <table:table-cell/>
          <table:table-cell table:formula="of:=IF([.C1657]=&quot;&quot;; [.B1657]; [.C1657])" office:value-type="string" office:string-value="voice" calcext:value-type="string">
            <text:p>voice</text:p>
          </table:table-cell>
          <table:table-cell office:value-type="string" calcext:value-type="string">
            <text:p>voice</text:p>
          </table:table-cell>
          <table:table-cell/>
          <table:table-cell table:formula="of:=CONCATENATE([.B1657]; REPT(&quot; &quot;; 4); [.D1657])" office:value-type="string" office:string-value="voice    voice" calcext:value-type="string">
            <text:p>voice <text:s text:c="3"/>voice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volkswagen</text:p>
          </table:table-cell>
          <table:table-cell table:formula="of:=PROPER([.B1658])" office:value-type="string" office:string-value="Volkswagen" calcext:value-type="string">
            <text:p>Volkswagen</text:p>
          </table:table-cell>
          <table:table-cell table:formula="of:=IF([.C1658]=&quot;&quot;; [.B1658]; [.C1658])" office:value-type="string" office:string-value="Volkswagen" calcext:value-type="string">
            <text:p>Volkswagen</text:p>
          </table:table-cell>
          <table:table-cell office:value-type="string" calcext:value-type="string">
            <text:p>Volkswagen</text:p>
          </table:table-cell>
          <table:table-cell/>
          <table:table-cell table:formula="of:=CONCATENATE([.B1658]; REPT(&quot; &quot;; 4); [.D1658])" office:value-type="string" office:string-value="volkswagen    Volkswagen" calcext:value-type="string">
            <text:p>volkswagen <text:s text:c="3"/>Volkswagen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volume</text:p>
          </table:table-cell>
          <table:table-cell/>
          <table:table-cell table:formula="of:=IF([.C1659]=&quot;&quot;; [.B1659]; [.C1659])" office:value-type="string" office:string-value="volume" calcext:value-type="string">
            <text:p>volume</text:p>
          </table:table-cell>
          <table:table-cell office:value-type="string" calcext:value-type="string">
            <text:p>volume</text:p>
          </table:table-cell>
          <table:table-cell/>
          <table:table-cell table:formula="of:=CONCATENATE([.B1659]; REPT(&quot; &quot;; 4); [.D1659])" office:value-type="string" office:string-value="volume    volume" calcext:value-type="string">
            <text:p>volume <text:s text:c="3"/>volume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vote</text:p>
          </table:table-cell>
          <table:table-cell/>
          <table:table-cell table:formula="of:=IF([.C1660]=&quot;&quot;; [.B1660]; [.C1660])" office:value-type="string" office:string-value="vote" calcext:value-type="string">
            <text:p>vote</text:p>
          </table:table-cell>
          <table:table-cell office:value-type="string" calcext:value-type="string">
            <text:p>vote</text:p>
          </table:table-cell>
          <table:table-cell/>
          <table:table-cell table:formula="of:=CONCATENATE([.B1660]; REPT(&quot; &quot;; 4); [.D1660])" office:value-type="string" office:string-value="vote    vote" calcext:value-type="string">
            <text:p>vote <text:s text:c="3"/>vote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voucher</text:p>
          </table:table-cell>
          <table:table-cell/>
          <table:table-cell table:formula="of:=IF([.C1661]=&quot;&quot;; [.B1661]; [.C1661])" office:value-type="string" office:string-value="voucher" calcext:value-type="string">
            <text:p>voucher</text:p>
          </table:table-cell>
          <table:table-cell office:value-type="string" calcext:value-type="string">
            <text:p>voucher</text:p>
          </table:table-cell>
          <table:table-cell/>
          <table:table-cell table:formula="of:=CONCATENATE([.B1661]; REPT(&quot; &quot;; 4); [.D1661])" office:value-type="string" office:string-value="voucher    voucher" calcext:value-type="string">
            <text:p>voucher <text:s text:c="3"/>voucher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vpbank</text:p>
          </table:table-cell>
          <table:table-cell office:value-type="string" calcext:value-type="string">
            <text:p>Vpbank</text:p>
          </table:table-cell>
          <table:table-cell table:formula="of:=IF([.C1662]=&quot;&quot;; [.B1662]; [.C1662])" office:value-type="string" office:string-value="Vpbank" calcext:value-type="string">
            <text:p>Vpbank</text:p>
          </table:table-cell>
          <table:table-cell office:value-type="string" calcext:value-type="string">
            <text:p>Vpbank</text:p>
          </table:table-cell>
          <table:table-cell/>
          <table:table-cell table:formula="of:=CONCATENATE([.B1662]; REPT(&quot; &quot;; 4); [.D1662])" office:value-type="string" office:string-value="vpbank    Vpbank" calcext:value-type="string">
            <text:p>vpbank <text:s text:c="3"/>Vpbank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VP</text:p>
          </table:table-cell>
          <table:table-cell table:formula="of:=IF([.C1663]=&quot;&quot;; [.B1663]; [.C1663])" office:value-type="string" office:string-value="VP" calcext:value-type="string">
            <text:p>VP</text:p>
          </table:table-cell>
          <table:table-cell office:value-type="string" calcext:value-type="string">
            <text:p>VP</text:p>
          </table:table-cell>
          <table:table-cell/>
          <table:table-cell table:formula="of:=CONCATENATE([.B1663]; REPT(&quot; &quot;; 4); [.D1663])" office:value-type="string" office:string-value="vp    VP" calcext:value-type="string">
            <text:p>vp <text:s text:c="3"/>VP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S</text:p>
          </table:table-cell>
          <table:table-cell table:formula="of:=IF([.C1664]=&quot;&quot;; [.B1664]; [.C1664])" office:value-type="string" office:string-value="VS" calcext:value-type="string">
            <text:p>VS</text:p>
          </table:table-cell>
          <table:table-cell office:value-type="string" calcext:value-type="string">
            <text:p>VS</text:p>
          </table:table-cell>
          <table:table-cell/>
          <table:table-cell table:formula="of:=CONCATENATE([.B1664]; REPT(&quot; &quot;; 4); [.D1664])" office:value-type="string" office:string-value="vs    VS" calcext:value-type="string">
            <text:p>vs <text:s text:c="3"/>VS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vtv</text:p>
          </table:table-cell>
          <table:table-cell office:value-type="string" calcext:value-type="string">
            <text:p>VTV</text:p>
          </table:table-cell>
          <table:table-cell table:formula="of:=IF([.C1665]=&quot;&quot;; [.B1665]; [.C1665])" office:value-type="string" office:string-value="VTV" calcext:value-type="string">
            <text:p>VTV</text:p>
          </table:table-cell>
          <table:table-cell office:value-type="string" calcext:value-type="string">
            <text:p>VTV</text:p>
          </table:table-cell>
          <table:table-cell/>
          <table:table-cell table:formula="of:=CONCATENATE([.B1665]; REPT(&quot; &quot;; 4); [.D1665])" office:value-type="string" office:string-value="vtv    VTV" calcext:value-type="string">
            <text:p>vtv <text:s text:c="3"/>VTV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alcott</text:p>
          </table:table-cell>
          <table:table-cell table:formula="of:=PROPER([.B1666])" office:value-type="string" office:string-value="Walcott" calcext:value-type="string">
            <text:p>Walcott</text:p>
          </table:table-cell>
          <table:table-cell table:formula="of:=IF([.C1666]=&quot;&quot;; [.B1666]; [.C1666])" office:value-type="string" office:string-value="Walcott" calcext:value-type="string">
            <text:p>Walcott</text:p>
          </table:table-cell>
          <table:table-cell office:value-type="string" calcext:value-type="string">
            <text:p>Walcott</text:p>
          </table:table-cell>
          <table:table-cell/>
          <table:table-cell table:formula="of:=CONCATENATE([.B1666]; REPT(&quot; &quot;; 4); [.D1666])" office:value-type="string" office:string-value="walcott    Walcott" calcext:value-type="string">
            <text:p>walcott <text:s text:c="3"/>Walcott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ales</text:p>
          </table:table-cell>
          <table:table-cell table:formula="of:=PROPER([.B1667])" office:value-type="string" office:string-value="Wales" calcext:value-type="string">
            <text:p>Wales</text:p>
          </table:table-cell>
          <table:table-cell table:formula="of:=IF([.C1667]=&quot;&quot;; [.B1667]; [.C1667])" office:value-type="string" office:string-value="Wales" calcext:value-type="string">
            <text:p>Wales</text:p>
          </table:table-cell>
          <table:table-cell office:value-type="string" calcext:value-type="string">
            <text:p>Wales</text:p>
          </table:table-cell>
          <table:table-cell/>
          <table:table-cell table:formula="of:=CONCATENATE([.B1667]; REPT(&quot; &quot;; 4); [.D1667])" office:value-type="string" office:string-value="wales    Wales" calcext:value-type="string">
            <text:p>wales <text:s text:c="3"/>Wales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alker</text:p>
          </table:table-cell>
          <table:table-cell table:formula="of:=PROPER([.B1668])" office:value-type="string" office:string-value="Walker" calcext:value-type="string">
            <text:p>Walker</text:p>
          </table:table-cell>
          <table:table-cell table:formula="of:=IF([.C1668]=&quot;&quot;; [.B1668]; [.C1668])" office:value-type="string" office:string-value="Walker" calcext:value-type="string">
            <text:p>Walker</text:p>
          </table:table-cell>
          <table:table-cell office:value-type="string" calcext:value-type="string">
            <text:p>Walker</text:p>
          </table:table-cell>
          <table:table-cell/>
          <table:table-cell table:formula="of:=CONCATENATE([.B1668]; REPT(&quot; &quot;; 4); [.D1668])" office:value-type="string" office:string-value="walker    Walker" calcext:value-type="string">
            <text:p>walker <text:s text:c="3"/>Walker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all</text:p>
          </table:table-cell>
          <table:table-cell/>
          <table:table-cell table:formula="of:=IF([.C1669]=&quot;&quot;; [.B1669]; [.C1669])" office:value-type="string" office:string-value="wall" calcext:value-type="string">
            <text:p>wall</text:p>
          </table:table-cell>
          <table:table-cell office:value-type="string" calcext:value-type="string">
            <text:p>wall</text:p>
          </table:table-cell>
          <table:table-cell/>
          <table:table-cell table:formula="of:=CONCATENATE([.B1669]; REPT(&quot; &quot;; 4); [.D1669])" office:value-type="string" office:string-value="wall    wall" calcext:value-type="string">
            <text:p>wall <text:s text:c="3"/>wall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ang</text:p>
          </table:table-cell>
          <table:table-cell table:formula="of:=PROPER([.B1670])" office:value-type="string" office:string-value="Wang" calcext:value-type="string">
            <text:p>Wang</text:p>
          </table:table-cell>
          <table:table-cell table:formula="of:=IF([.C1670]=&quot;&quot;; [.B1670]; [.C1670])" office:value-type="string" office:string-value="Wang" calcext:value-type="string">
            <text:p>Wang</text:p>
          </table:table-cell>
          <table:table-cell office:value-type="string" calcext:value-type="string">
            <text:p>Wang</text:p>
          </table:table-cell>
          <table:table-cell/>
          <table:table-cell table:formula="of:=CONCATENATE([.B1670]; REPT(&quot; &quot;; 4); [.D1670])" office:value-type="string" office:string-value="wang    Wang" calcext:value-type="string">
            <text:p>wang <text:s text:c="3"/>Wang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an</text:p>
          </table:table-cell>
          <table:table-cell/>
          <table:table-cell table:formula="of:=IF([.C1671]=&quot;&quot;; [.B1671]; [.C1671])" office:value-type="string" office:string-value="wan" calcext:value-type="string">
            <text:p>wan</text:p>
          </table:table-cell>
          <table:table-cell office:value-type="string" calcext:value-type="string">
            <text:p>wan</text:p>
          </table:table-cell>
          <table:table-cell/>
          <table:table-cell table:formula="of:=CONCATENATE([.B1671]; REPT(&quot; &quot;; 4); [.D1671])" office:value-type="string" office:string-value="wan    wan" calcext:value-type="string">
            <text:p>wan <text:s text:c="3"/>wan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ar</text:p>
          </table:table-cell>
          <table:table-cell/>
          <table:table-cell table:formula="of:=IF([.C1672]=&quot;&quot;; [.B1672]; [.C1672])" office:value-type="string" office:string-value="war" calcext:value-type="string">
            <text:p>war</text:p>
          </table:table-cell>
          <table:table-cell office:value-type="string" calcext:value-type="string">
            <text:p>war</text:p>
          </table:table-cell>
          <table:table-cell/>
          <table:table-cell table:formula="of:=CONCATENATE([.B1672]; REPT(&quot; &quot;; 4); [.D1672])" office:value-type="string" office:string-value="war    war" calcext:value-type="string">
            <text:p>war <text:s text:c="3"/>war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arren</text:p>
          </table:table-cell>
          <table:table-cell table:formula="of:=PROPER([.B1673])" office:value-type="string" office:string-value="Warren" calcext:value-type="string">
            <text:p>Warren</text:p>
          </table:table-cell>
          <table:table-cell table:formula="of:=IF([.C1673]=&quot;&quot;; [.B1673]; [.C1673])" office:value-type="string" office:string-value="Warren" calcext:value-type="string">
            <text:p>Warren</text:p>
          </table:table-cell>
          <table:table-cell office:value-type="string" calcext:value-type="string">
            <text:p>Warren</text:p>
          </table:table-cell>
          <table:table-cell/>
          <table:table-cell table:formula="of:=CONCATENATE([.B1673]; REPT(&quot; &quot;; 4); [.D1673])" office:value-type="string" office:string-value="warren    Warren" calcext:value-type="string">
            <text:p>warren <text:s text:c="3"/>Warren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ar</text:p>
          </table:table-cell>
          <table:table-cell/>
          <table:table-cell table:formula="of:=IF([.C1674]=&quot;&quot;; [.B1674]; [.C1674])" office:value-type="string" office:string-value="war" calcext:value-type="string">
            <text:p>war</text:p>
          </table:table-cell>
          <table:table-cell office:value-type="string" calcext:value-type="string">
            <text:p>war</text:p>
          </table:table-cell>
          <table:table-cell/>
          <table:table-cell table:formula="of:=CONCATENATE([.B1674]; REPT(&quot; &quot;; 4); [.D1674])" office:value-type="string" office:string-value="war    war" calcext:value-type="string">
            <text:p>war <text:s text:c="3"/>war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ashington</text:p>
          </table:table-cell>
          <table:table-cell table:formula="of:=PROPER([.B1675])" office:value-type="string" office:string-value="Washington" calcext:value-type="string">
            <text:p>Washington</text:p>
          </table:table-cell>
          <table:table-cell table:formula="of:=IF([.C1675]=&quot;&quot;; [.B1675]; [.C1675])" office:value-type="string" office:string-value="Washington" calcext:value-type="string">
            <text:p>Washington</text:p>
          </table:table-cell>
          <table:table-cell office:value-type="string" calcext:value-type="string">
            <text:p>Washington</text:p>
          </table:table-cell>
          <table:table-cell/>
          <table:table-cell table:formula="of:=CONCATENATE([.B1675]; REPT(&quot; &quot;; 4); [.D1675])" office:value-type="string" office:string-value="washington    Washington" calcext:value-type="string">
            <text:p>washington <text:s text:c="3"/>Washington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atch</text:p>
          </table:table-cell>
          <table:table-cell/>
          <table:table-cell table:formula="of:=IF([.C1676]=&quot;&quot;; [.B1676]; [.C1676])" office:value-type="string" office:string-value="watch" calcext:value-type="string">
            <text:p>watch</text:p>
          </table:table-cell>
          <table:table-cell office:value-type="string" calcext:value-type="string">
            <text:p>watch</text:p>
          </table:table-cell>
          <table:table-cell/>
          <table:table-cell table:formula="of:=CONCATENATE([.B1676]; REPT(&quot; &quot;; 4); [.D1676])" office:value-type="string" office:string-value="watch    watch" calcext:value-type="string">
            <text:p>watch <text:s text:c="3"/>watch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atson</text:p>
          </table:table-cell>
          <table:table-cell table:formula="of:=PROPER([.B1677])" office:value-type="string" office:string-value="Watson" calcext:value-type="string">
            <text:p>Watson</text:p>
          </table:table-cell>
          <table:table-cell table:formula="of:=IF([.C1677]=&quot;&quot;; [.B1677]; [.C1677])" office:value-type="string" office:string-value="Watson" calcext:value-type="string">
            <text:p>Watson</text:p>
          </table:table-cell>
          <table:table-cell office:value-type="string" calcext:value-type="string">
            <text:p>Watson</text:p>
          </table:table-cell>
          <table:table-cell/>
          <table:table-cell table:formula="of:=CONCATENATE([.B1677]; REPT(&quot; &quot;; 4); [.D1677])" office:value-type="string" office:string-value="watson    Watson" calcext:value-type="string">
            <text:p>watson <text:s text:c="3"/>Watson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ave</text:p>
          </table:table-cell>
          <table:table-cell/>
          <table:table-cell table:formula="of:=IF([.C1678]=&quot;&quot;; [.B1678]; [.C1678])" office:value-type="string" office:string-value="wave" calcext:value-type="string">
            <text:p>wave</text:p>
          </table:table-cell>
          <table:table-cell office:value-type="string" calcext:value-type="string">
            <text:p>wave</text:p>
          </table:table-cell>
          <table:table-cell/>
          <table:table-cell table:formula="of:=CONCATENATE([.B1678]; REPT(&quot; &quot;; 4); [.D1678])" office:value-type="string" office:string-value="wave    wave" calcext:value-type="string">
            <text:p>wave <text:s text:c="3"/>wave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ax</text:p>
          </table:table-cell>
          <table:table-cell/>
          <table:table-cell table:formula="of:=IF([.C1679]=&quot;&quot;; [.B1679]; [.C1679])" office:value-type="string" office:string-value="wax" calcext:value-type="string">
            <text:p>wax</text:p>
          </table:table-cell>
          <table:table-cell office:value-type="string" calcext:value-type="string">
            <text:p>wax</text:p>
          </table:table-cell>
          <table:table-cell/>
          <table:table-cell table:formula="of:=CONCATENATE([.B1679]; REPT(&quot; &quot;; 4); [.D1679])" office:value-type="string" office:string-value="wax    wax" calcext:value-type="string">
            <text:p>wax <text:s text:c="3"/>wax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ay</text:p>
          </table:table-cell>
          <table:table-cell/>
          <table:table-cell table:formula="of:=IF([.C1680]=&quot;&quot;; [.B1680]; [.C1680])" office:value-type="string" office:string-value="way" calcext:value-type="string">
            <text:p>way</text:p>
          </table:table-cell>
          <table:table-cell office:value-type="string" calcext:value-type="string">
            <text:p>way</text:p>
          </table:table-cell>
          <table:table-cell/>
          <table:table-cell table:formula="of:=CONCATENATE([.B1680]; REPT(&quot; &quot;; 4); [.D1680])" office:value-type="string" office:string-value="way    way" calcext:value-type="string">
            <text:p>way <text:s text:c="3"/>way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ayne</text:p>
          </table:table-cell>
          <table:table-cell/>
          <table:table-cell table:formula="of:=IF([.C1681]=&quot;&quot;; [.B1681]; [.C1681])" office:value-type="string" office:string-value="wayne" calcext:value-type="string">
            <text:p>wayne</text:p>
          </table:table-cell>
          <table:table-cell office:value-type="string" calcext:value-type="string">
            <text:p>wayne</text:p>
          </table:table-cell>
          <table:table-cell/>
          <table:table-cell table:formula="of:=CONCATENATE([.B1681]; REPT(&quot; &quot;; 4); [.D1681])" office:value-type="string" office:string-value="wayne    wayne" calcext:value-type="string">
            <text:p>wayne <text:s text:c="3"/>wayne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ay</text:p>
          </table:table-cell>
          <table:table-cell/>
          <table:table-cell table:formula="of:=IF([.C1682]=&quot;&quot;; [.B1682]; [.C1682])" office:value-type="string" office:string-value="way" calcext:value-type="string">
            <text:p>way</text:p>
          </table:table-cell>
          <table:table-cell office:value-type="string" calcext:value-type="string">
            <text:p>way</text:p>
          </table:table-cell>
          <table:table-cell/>
          <table:table-cell table:formula="of:=CONCATENATE([.B1682]; REPT(&quot; &quot;; 4); [.D1682])" office:value-type="string" office:string-value="way    way" calcext:value-type="string">
            <text:p>way <text:s text:c="3"/>way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WC</text:p>
          </table:table-cell>
          <table:table-cell table:formula="of:=IF([.C1683]=&quot;&quot;; [.B1683]; [.C1683])" office:value-type="string" office:string-value="WC" calcext:value-type="string">
            <text:p>WC</text:p>
          </table:table-cell>
          <table:table-cell office:value-type="string" calcext:value-type="string">
            <text:p>WC</text:p>
          </table:table-cell>
          <table:table-cell/>
          <table:table-cell table:formula="of:=CONCATENATE([.B1683]; REPT(&quot; &quot;; 4); [.D1683])" office:value-type="string" office:string-value="wc    WC" calcext:value-type="string">
            <text:p>wc <text:s text:c="3"/>WC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ebsite</text:p>
          </table:table-cell>
          <table:table-cell/>
          <table:table-cell table:formula="of:=IF([.C1684]=&quot;&quot;; [.B1684]; [.C1684])" office:value-type="string" office:string-value="website" calcext:value-type="string">
            <text:p>website</text:p>
          </table:table-cell>
          <table:table-cell office:value-type="string" calcext:value-type="string">
            <text:p>website</text:p>
          </table:table-cell>
          <table:table-cell/>
          <table:table-cell table:formula="of:=CONCATENATE([.B1684]; REPT(&quot; &quot;; 4); [.D1684])" office:value-type="string" office:string-value="website    website" calcext:value-type="string">
            <text:p>website <text:s text:c="3"/>website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eb</text:p>
          </table:table-cell>
          <table:table-cell/>
          <table:table-cell table:formula="of:=IF([.C1685]=&quot;&quot;; [.B1685]; [.C1685])" office:value-type="string" office:string-value="web" calcext:value-type="string">
            <text:p>web</text:p>
          </table:table-cell>
          <table:table-cell office:value-type="string" calcext:value-type="string">
            <text:p>web</text:p>
          </table:table-cell>
          <table:table-cell/>
          <table:table-cell table:formula="of:=CONCATENATE([.B1685]; REPT(&quot; &quot;; 4); [.D1685])" office:value-type="string" office:string-value="web    web" calcext:value-type="string">
            <text:p>web <text:s text:c="3"/>web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eek</text:p>
          </table:table-cell>
          <table:table-cell/>
          <table:table-cell table:formula="of:=IF([.C1686]=&quot;&quot;; [.B1686]; [.C1686])" office:value-type="string" office:string-value="week" calcext:value-type="string">
            <text:p>week</text:p>
          </table:table-cell>
          <table:table-cell office:value-type="string" calcext:value-type="string">
            <text:p>week</text:p>
          </table:table-cell>
          <table:table-cell/>
          <table:table-cell table:formula="of:=CONCATENATE([.B1686]; REPT(&quot; &quot;; 4); [.D1686])" office:value-type="string" office:string-value="week    week" calcext:value-type="string">
            <text:p>week <text:s text:c="3"/>week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e</text:p>
          </table:table-cell>
          <table:table-cell/>
          <table:table-cell table:formula="of:=IF([.C1687]=&quot;&quot;; [.B1687]; [.C1687])" office:value-type="string" office:string-value="we" calcext:value-type="string">
            <text:p>we</text:p>
          </table:table-cell>
          <table:table-cell office:value-type="string" calcext:value-type="string">
            <text:p>we</text:p>
          </table:table-cell>
          <table:table-cell/>
          <table:table-cell table:formula="of:=CONCATENATE([.B1687]; REPT(&quot; &quot;; 4); [.D1687])" office:value-type="string" office:string-value="we    we" calcext:value-type="string">
            <text:p>we <text:s text:c="3"/>we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elbeck</text:p>
          </table:table-cell>
          <table:table-cell table:formula="of:=PROPER([.B1688])" office:value-type="string" office:string-value="Welbeck" calcext:value-type="string">
            <text:p>Welbeck</text:p>
          </table:table-cell>
          <table:table-cell table:formula="of:=IF([.C1688]=&quot;&quot;; [.B1688]; [.C1688])" office:value-type="string" office:string-value="Welbeck" calcext:value-type="string">
            <text:p>Welbeck</text:p>
          </table:table-cell>
          <table:table-cell office:value-type="string" calcext:value-type="string">
            <text:p>Welbeck</text:p>
          </table:table-cell>
          <table:table-cell/>
          <table:table-cell table:formula="of:=CONCATENATE([.B1688]; REPT(&quot; &quot;; 4); [.D1688])" office:value-type="string" office:string-value="welbeck    Welbeck" calcext:value-type="string">
            <text:p>welbeck <text:s text:c="3"/>Welbeck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embley</text:p>
          </table:table-cell>
          <table:table-cell table:formula="of:=PROPER([.B1689])" office:value-type="string" office:string-value="Wembley" calcext:value-type="string">
            <text:p>Wembley</text:p>
          </table:table-cell>
          <table:table-cell table:formula="of:=IF([.C1689]=&quot;&quot;; [.B1689]; [.C1689])" office:value-type="string" office:string-value="Wembley" calcext:value-type="string">
            <text:p>Wembley</text:p>
          </table:table-cell>
          <table:table-cell office:value-type="string" calcext:value-type="string">
            <text:p>Wembley</text:p>
          </table:table-cell>
          <table:table-cell/>
          <table:table-cell table:formula="of:=CONCATENATE([.B1689]; REPT(&quot; &quot;; 4); [.D1689])" office:value-type="string" office:string-value="wembley    Wembley" calcext:value-type="string">
            <text:p>wembley <text:s text:c="3"/>Wembley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endy</text:p>
          </table:table-cell>
          <table:table-cell/>
          <table:table-cell table:formula="of:=IF([.C1690]=&quot;&quot;; [.B1690]; [.C1690])" office:value-type="string" office:string-value="wendy" calcext:value-type="string">
            <text:p>wendy</text:p>
          </table:table-cell>
          <table:table-cell office:value-type="string" calcext:value-type="string">
            <text:p>wendy</text:p>
          </table:table-cell>
          <table:table-cell/>
          <table:table-cell table:formula="of:=CONCATENATE([.B1690]; REPT(&quot; &quot;; 4); [.D1690])" office:value-type="string" office:string-value="wendy    wendy" calcext:value-type="string">
            <text:p>wendy <text:s text:c="3"/>wendy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enger</text:p>
          </table:table-cell>
          <table:table-cell table:formula="of:=PROPER([.B1691])" office:value-type="string" office:string-value="Wenger" calcext:value-type="string">
            <text:p>Wenger</text:p>
          </table:table-cell>
          <table:table-cell table:formula="of:=IF([.C1691]=&quot;&quot;; [.B1691]; [.C1691])" office:value-type="string" office:string-value="Wenger" calcext:value-type="string">
            <text:p>Wenger</text:p>
          </table:table-cell>
          <table:table-cell office:value-type="string" calcext:value-type="string">
            <text:p>Wenger</text:p>
          </table:table-cell>
          <table:table-cell/>
          <table:table-cell table:formula="of:=CONCATENATE([.B1691]; REPT(&quot; &quot;; 4); [.D1691])" office:value-type="string" office:string-value="wenger    Wenger" calcext:value-type="string">
            <text:p>wenger <text:s text:c="3"/>Wenger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estern</text:p>
          </table:table-cell>
          <table:table-cell table:formula="of:=PROPER([.B1692])" office:value-type="string" office:string-value="Western" calcext:value-type="string">
            <text:p>Western</text:p>
          </table:table-cell>
          <table:table-cell table:formula="of:=IF([.C1692]=&quot;&quot;; [.B1692]; [.C1692])" office:value-type="string" office:string-value="Western" calcext:value-type="string">
            <text:p>Western</text:p>
          </table:table-cell>
          <table:table-cell office:value-type="string" calcext:value-type="string">
            <text:p>Western</text:p>
          </table:table-cell>
          <table:table-cell/>
          <table:table-cell table:formula="of:=CONCATENATE([.B1692]; REPT(&quot; &quot;; 4); [.D1692])" office:value-type="string" office:string-value="western    Western" calcext:value-type="string">
            <text:p>western <text:s text:c="3"/>Western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est</text:p>
          </table:table-cell>
          <table:table-cell/>
          <table:table-cell table:formula="of:=IF([.C1693]=&quot;&quot;; [.B1693]; [.C1693])" office:value-type="string" office:string-value="west" calcext:value-type="string">
            <text:p>west</text:p>
          </table:table-cell>
          <table:table-cell office:value-type="string" calcext:value-type="string">
            <text:p>west</text:p>
          </table:table-cell>
          <table:table-cell/>
          <table:table-cell table:formula="of:=CONCATENATE([.B1693]; REPT(&quot; &quot;; 4); [.D1693])" office:value-type="string" office:string-value="west    west" calcext:value-type="string">
            <text:p>west <text:s text:c="3"/>west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hite</text:p>
          </table:table-cell>
          <table:table-cell/>
          <table:table-cell table:formula="of:=IF([.C1694]=&quot;&quot;; [.B1694]; [.C1694])" office:value-type="string" office:string-value="white" calcext:value-type="string">
            <text:p>white</text:p>
          </table:table-cell>
          <table:table-cell office:value-type="string" calcext:value-type="string">
            <text:p>white</text:p>
          </table:table-cell>
          <table:table-cell/>
          <table:table-cell table:formula="of:=CONCATENATE([.B1694]; REPT(&quot; &quot;; 4); [.D1694])" office:value-type="string" office:string-value="white    white" calcext:value-type="string">
            <text:p>white <text:s text:c="3"/>white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hitney</text:p>
          </table:table-cell>
          <table:table-cell table:formula="of:=PROPER([.B1695])" office:value-type="string" office:string-value="Whitney" calcext:value-type="string">
            <text:p>Whitney</text:p>
          </table:table-cell>
          <table:table-cell table:formula="of:=IF([.C1695]=&quot;&quot;; [.B1695]; [.C1695])" office:value-type="string" office:string-value="Whitney" calcext:value-type="string">
            <text:p>Whitney</text:p>
          </table:table-cell>
          <table:table-cell office:value-type="string" calcext:value-type="string">
            <text:p>Whitney</text:p>
          </table:table-cell>
          <table:table-cell/>
          <table:table-cell table:formula="of:=CONCATENATE([.B1695]; REPT(&quot; &quot;; 4); [.D1695])" office:value-type="string" office:string-value="whitney    Whitney" calcext:value-type="string">
            <text:p>whitney <text:s text:c="3"/>Whitney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O</text:p>
          </table:table-cell>
          <table:table-cell table:formula="of:=IF([.C1696]=&quot;&quot;; [.B1696]; [.C1696])" office:value-type="string" office:string-value="WHO" calcext:value-type="string">
            <text:p>WHO</text:p>
          </table:table-cell>
          <table:table-cell office:value-type="string" calcext:value-type="string">
            <text:p>WHO</text:p>
          </table:table-cell>
          <table:table-cell/>
          <table:table-cell table:formula="of:=CONCATENATE([.B1696]; REPT(&quot; &quot;; 4); [.D1696])" office:value-type="string" office:string-value="who    WHO" calcext:value-type="string">
            <text:p>who <text:s text:c="3"/>WHO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idget</text:p>
          </table:table-cell>
          <table:table-cell table:formula="of:=PROPER([.B1697])" office:value-type="string" office:string-value="Widget" calcext:value-type="string">
            <text:p>Widget</text:p>
          </table:table-cell>
          <table:table-cell table:formula="of:=IF([.C1697]=&quot;&quot;; [.B1697]; [.C1697])" office:value-type="string" office:string-value="Widget" calcext:value-type="string">
            <text:p>Widget</text:p>
          </table:table-cell>
          <table:table-cell office:value-type="string" calcext:value-type="string">
            <text:p>Widget</text:p>
          </table:table-cell>
          <table:table-cell/>
          <table:table-cell table:formula="of:=CONCATENATE([.B1697]; REPT(&quot; &quot;; 4); [.D1697])" office:value-type="string" office:string-value="widget    Widget" calcext:value-type="string">
            <text:p>widget <text:s text:c="3"/>Widget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ifi</text:p>
          </table:table-cell>
          <table:table-cell table:formula="of:=PROPER([.B1698])" office:value-type="string" office:string-value="Wifi" calcext:value-type="string">
            <text:p>Wifi</text:p>
          </table:table-cell>
          <table:table-cell table:formula="of:=IF([.C1698]=&quot;&quot;; [.B1698]; [.C1698])" office:value-type="string" office:string-value="Wifi" calcext:value-type="string">
            <text:p>Wifi</text:p>
          </table:table-cell>
          <table:table-cell office:value-type="string" calcext:value-type="string">
            <text:p>Wifi</text:p>
          </table:table-cell>
          <table:table-cell/>
          <table:table-cell table:formula="of:=CONCATENATE([.B1698]; REPT(&quot; &quot;; 4); [.D1698])" office:value-type="string" office:string-value="wifi    Wifi" calcext:value-type="string">
            <text:p>wifi <text:s text:c="3"/>Wifi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ikipedia</text:p>
          </table:table-cell>
          <table:table-cell table:formula="of:=PROPER([.B1699])" office:value-type="string" office:string-value="Wikipedia" calcext:value-type="string">
            <text:p>Wikipedia</text:p>
          </table:table-cell>
          <table:table-cell table:formula="of:=IF([.C1699]=&quot;&quot;; [.B1699]; [.C1699])" office:value-type="string" office:string-value="Wikipedia" calcext:value-type="string">
            <text:p>Wikipedia</text:p>
          </table:table-cell>
          <table:table-cell office:value-type="string" calcext:value-type="string">
            <text:p>Wikipedia</text:p>
          </table:table-cell>
          <table:table-cell/>
          <table:table-cell table:formula="of:=CONCATENATE([.B1699]; REPT(&quot; &quot;; 4); [.D1699])" office:value-type="string" office:string-value="wikipedia    Wikipedia" calcext:value-type="string">
            <text:p>wikipedia <text:s text:c="3"/>Wikipedia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ill</text:p>
          </table:table-cell>
          <table:table-cell/>
          <table:table-cell table:formula="of:=IF([.C1700]=&quot;&quot;; [.B1700]; [.C1700])" office:value-type="string" office:string-value="will" calcext:value-type="string">
            <text:p>will</text:p>
          </table:table-cell>
          <table:table-cell office:value-type="string" calcext:value-type="string">
            <text:p>will</text:p>
          </table:table-cell>
          <table:table-cell/>
          <table:table-cell table:formula="of:=CONCATENATE([.B1700]; REPT(&quot; &quot;; 4); [.D1700])" office:value-type="string" office:string-value="will    will" calcext:value-type="string">
            <text:p>will <text:s text:c="3"/>will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illiam</text:p>
          </table:table-cell>
          <table:table-cell table:formula="of:=PROPER([.B1701])" office:value-type="string" office:string-value="William" calcext:value-type="string">
            <text:p>William</text:p>
          </table:table-cell>
          <table:table-cell table:formula="of:=IF([.C1701]=&quot;&quot;; [.B1701]; [.C1701])" office:value-type="string" office:string-value="William" calcext:value-type="string">
            <text:p>William</text:p>
          </table:table-cell>
          <table:table-cell office:value-type="string" calcext:value-type="string">
            <text:p>William</text:p>
          </table:table-cell>
          <table:table-cell/>
          <table:table-cell table:formula="of:=CONCATENATE([.B1701]; REPT(&quot; &quot;; 4); [.D1701])" office:value-type="string" office:string-value="william    William" calcext:value-type="string">
            <text:p>william <text:s text:c="3"/>William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illiams</text:p>
          </table:table-cell>
          <table:table-cell table:formula="of:=PROPER([.B1702])" office:value-type="string" office:string-value="Williams" calcext:value-type="string">
            <text:p>Williams</text:p>
          </table:table-cell>
          <table:table-cell table:formula="of:=IF([.C1702]=&quot;&quot;; [.B1702]; [.C1702])" office:value-type="string" office:string-value="Williams" calcext:value-type="string">
            <text:p>Williams</text:p>
          </table:table-cell>
          <table:table-cell office:value-type="string" calcext:value-type="string">
            <text:p>Williams</text:p>
          </table:table-cell>
          <table:table-cell/>
          <table:table-cell table:formula="of:=CONCATENATE([.B1702]; REPT(&quot; &quot;; 4); [.D1702])" office:value-type="string" office:string-value="williams    Williams" calcext:value-type="string">
            <text:p>williams <text:s text:c="3"/>Williams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illiam</text:p>
          </table:table-cell>
          <table:table-cell table:formula="of:=PROPER([.B1703])" office:value-type="string" office:string-value="William" calcext:value-type="string">
            <text:p>William</text:p>
          </table:table-cell>
          <table:table-cell table:formula="of:=IF([.C1703]=&quot;&quot;; [.B1703]; [.C1703])" office:value-type="string" office:string-value="William" calcext:value-type="string">
            <text:p>William</text:p>
          </table:table-cell>
          <table:table-cell office:value-type="string" calcext:value-type="string">
            <text:p>William</text:p>
          </table:table-cell>
          <table:table-cell/>
          <table:table-cell table:formula="of:=CONCATENATE([.B1703]; REPT(&quot; &quot;; 4); [.D1703])" office:value-type="string" office:string-value="william    William" calcext:value-type="string">
            <text:p>william <text:s text:c="3"/>William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ill</text:p>
          </table:table-cell>
          <table:table-cell/>
          <table:table-cell table:formula="of:=IF([.C1704]=&quot;&quot;; [.B1704]; [.C1704])" office:value-type="string" office:string-value="will" calcext:value-type="string">
            <text:p>will</text:p>
          </table:table-cell>
          <table:table-cell office:value-type="string" calcext:value-type="string">
            <text:p>will</text:p>
          </table:table-cell>
          <table:table-cell/>
          <table:table-cell table:formula="of:=CONCATENATE([.B1704]; REPT(&quot; &quot;; 4); [.D1704])" office:value-type="string" office:string-value="will    will" calcext:value-type="string">
            <text:p>will <text:s text:c="3"/>will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ilson</text:p>
          </table:table-cell>
          <table:table-cell table:formula="of:=PROPER([.B1705])" office:value-type="string" office:string-value="Wilson" calcext:value-type="string">
            <text:p>Wilson</text:p>
          </table:table-cell>
          <table:table-cell table:formula="of:=IF([.C1705]=&quot;&quot;; [.B1705]; [.C1705])" office:value-type="string" office:string-value="Wilson" calcext:value-type="string">
            <text:p>Wilson</text:p>
          </table:table-cell>
          <table:table-cell office:value-type="string" calcext:value-type="string">
            <text:p>Wilson</text:p>
          </table:table-cell>
          <table:table-cell/>
          <table:table-cell table:formula="of:=CONCATENATE([.B1705]; REPT(&quot; &quot;; 4); [.D1705])" office:value-type="string" office:string-value="wilson    Wilson" calcext:value-type="string">
            <text:p>wilson <text:s text:c="3"/>Wilson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imbledon</text:p>
          </table:table-cell>
          <table:table-cell table:formula="of:=PROPER([.B1706])" office:value-type="string" office:string-value="Wimbledon" calcext:value-type="string">
            <text:p>Wimbledon</text:p>
          </table:table-cell>
          <table:table-cell table:formula="of:=IF([.C1706]=&quot;&quot;; [.B1706]; [.C1706])" office:value-type="string" office:string-value="Wimbledon" calcext:value-type="string">
            <text:p>Wimbledon</text:p>
          </table:table-cell>
          <table:table-cell office:value-type="string" calcext:value-type="string">
            <text:p>Wimbledon</text:p>
          </table:table-cell>
          <table:table-cell/>
          <table:table-cell table:formula="of:=CONCATENATE([.B1706]; REPT(&quot; &quot;; 4); [.D1706])" office:value-type="string" office:string-value="wimbledon    Wimbledon" calcext:value-type="string">
            <text:p>wimbledon <text:s text:c="3"/>Wimbledon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indow</text:p>
          </table:table-cell>
          <table:table-cell table:formula="of:=PROPER([.B1707])" office:value-type="string" office:string-value="Window" calcext:value-type="string">
            <text:p>Window</text:p>
          </table:table-cell>
          <table:table-cell table:formula="of:=IF([.C1707]=&quot;&quot;; [.B1707]; [.C1707])" office:value-type="string" office:string-value="Window" calcext:value-type="string">
            <text:p>Window</text:p>
          </table:table-cell>
          <table:table-cell office:value-type="string" calcext:value-type="string">
            <text:p>Window</text:p>
          </table:table-cell>
          <table:table-cell/>
          <table:table-cell table:formula="of:=CONCATENATE([.B1707]; REPT(&quot; &quot;; 4); [.D1707])" office:value-type="string" office:string-value="window    Window" calcext:value-type="string">
            <text:p>window <text:s text:c="3"/>Window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indows</text:p>
          </table:table-cell>
          <table:table-cell table:formula="of:=PROPER([.B1708])" office:value-type="string" office:string-value="Windows" calcext:value-type="string">
            <text:p>Windows</text:p>
          </table:table-cell>
          <table:table-cell table:formula="of:=IF([.C1708]=&quot;&quot;; [.B1708]; [.C1708])" office:value-type="string" office:string-value="Windows" calcext:value-type="string">
            <text:p>Windows</text:p>
          </table:table-cell>
          <table:table-cell office:value-type="string" calcext:value-type="string">
            <text:p>Windows</text:p>
          </table:table-cell>
          <table:table-cell/>
          <table:table-cell table:formula="of:=CONCATENATE([.B1708]; REPT(&quot; &quot;; 4); [.D1708])" office:value-type="string" office:string-value="windows    Windows" calcext:value-type="string">
            <text:p>windows <text:s text:c="3"/>Windows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in</text:p>
          </table:table-cell>
          <table:table-cell/>
          <table:table-cell table:formula="of:=IF([.C1709]=&quot;&quot;; [.B1709]; [.C1709])" office:value-type="string" office:string-value="win" calcext:value-type="string">
            <text:p>win</text:p>
          </table:table-cell>
          <table:table-cell office:value-type="string" calcext:value-type="string">
            <text:p>win</text:p>
          </table:table-cell>
          <table:table-cell/>
          <table:table-cell table:formula="of:=CONCATENATE([.B1709]; REPT(&quot; &quot;; 4); [.D1709])" office:value-type="string" office:string-value="win    win" calcext:value-type="string">
            <text:p>win <text:s text:c="3"/>win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inner</text:p>
          </table:table-cell>
          <table:table-cell/>
          <table:table-cell table:formula="of:=IF([.C1710]=&quot;&quot;; [.B1710]; [.C1710])" office:value-type="string" office:string-value="winner" calcext:value-type="string">
            <text:p>winner</text:p>
          </table:table-cell>
          <table:table-cell office:value-type="string" calcext:value-type="string">
            <text:p>winner</text:p>
          </table:table-cell>
          <table:table-cell/>
          <table:table-cell table:formula="of:=CONCATENATE([.B1710]; REPT(&quot; &quot;; 4); [.D1710])" office:value-type="string" office:string-value="winner    winner" calcext:value-type="string">
            <text:p>winner <text:s text:c="3"/>winner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in</text:p>
          </table:table-cell>
          <table:table-cell/>
          <table:table-cell table:formula="of:=IF([.C1711]=&quot;&quot;; [.B1711]; [.C1711])" office:value-type="string" office:string-value="win" calcext:value-type="string">
            <text:p>win</text:p>
          </table:table-cell>
          <table:table-cell office:value-type="string" calcext:value-type="string">
            <text:p>win</text:p>
          </table:table-cell>
          <table:table-cell/>
          <table:table-cell table:formula="of:=CONCATENATE([.B1711]; REPT(&quot; &quot;; 4); [.D1711])" office:value-type="string" office:string-value="win    win" calcext:value-type="string">
            <text:p>win <text:s text:c="3"/>win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ipe</text:p>
          </table:table-cell>
          <table:table-cell/>
          <table:table-cell table:formula="of:=IF([.C1712]=&quot;&quot;; [.B1712]; [.C1712])" office:value-type="string" office:string-value="wipe" calcext:value-type="string">
            <text:p>wipe</text:p>
          </table:table-cell>
          <table:table-cell office:value-type="string" calcext:value-type="string">
            <text:p>wipe</text:p>
          </table:table-cell>
          <table:table-cell/>
          <table:table-cell table:formula="of:=CONCATENATE([.B1712]; REPT(&quot; &quot;; 4); [.D1712])" office:value-type="string" office:string-value="wipe    wipe" calcext:value-type="string">
            <text:p>wipe <text:s text:c="3"/>wipe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ireless</text:p>
          </table:table-cell>
          <table:table-cell/>
          <table:table-cell table:formula="of:=IF([.C1713]=&quot;&quot;; [.B1713]; [.C1713])" office:value-type="string" office:string-value="wireless" calcext:value-type="string">
            <text:p>wireless</text:p>
          </table:table-cell>
          <table:table-cell office:value-type="string" calcext:value-type="string">
            <text:p>wireless</text:p>
          </table:table-cell>
          <table:table-cell/>
          <table:table-cell table:formula="of:=CONCATENATE([.B1713]; REPT(&quot; &quot;; 4); [.D1713])" office:value-type="string" office:string-value="wireless    wireless" calcext:value-type="string">
            <text:p>wireless <text:s text:c="3"/>wireless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ith</text:p>
          </table:table-cell>
          <table:table-cell/>
          <table:table-cell table:formula="of:=IF([.C1714]=&quot;&quot;; [.B1714]; [.C1714])" office:value-type="string" office:string-value="with" calcext:value-type="string">
            <text:p>with</text:p>
          </table:table-cell>
          <table:table-cell office:value-type="string" calcext:value-type="string">
            <text:p>with</text:p>
          </table:table-cell>
          <table:table-cell/>
          <table:table-cell table:formula="of:=CONCATENATE([.B1714]; REPT(&quot; &quot;; 4); [.D1714])" office:value-type="string" office:string-value="with    with" calcext:value-type="string">
            <text:p>with <text:s text:c="3"/>with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on</text:p>
          </table:table-cell>
          <table:table-cell/>
          <table:table-cell table:formula="of:=IF([.C1715]=&quot;&quot;; [.B1715]; [.C1715])" office:value-type="string" office:string-value="won" calcext:value-type="string">
            <text:p>won</text:p>
          </table:table-cell>
          <table:table-cell office:value-type="string" calcext:value-type="string">
            <text:p>won</text:p>
          </table:table-cell>
          <table:table-cell/>
          <table:table-cell table:formula="of:=CONCATENATE([.B1715]; REPT(&quot; &quot;; 4); [.D1715])" office:value-type="string" office:string-value="won    won" calcext:value-type="string">
            <text:p>won <text:s text:c="3"/>won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oods</text:p>
          </table:table-cell>
          <table:table-cell/>
          <table:table-cell table:formula="of:=IF([.C1716]=&quot;&quot;; [.B1716]; [.C1716])" office:value-type="string" office:string-value="woods" calcext:value-type="string">
            <text:p>woods</text:p>
          </table:table-cell>
          <table:table-cell office:value-type="string" calcext:value-type="string">
            <text:p>woods</text:p>
          </table:table-cell>
          <table:table-cell/>
          <table:table-cell table:formula="of:=CONCATENATE([.B1716]; REPT(&quot; &quot;; 4); [.D1716])" office:value-type="string" office:string-value="woods    woods" calcext:value-type="string">
            <text:p>woods <text:s text:c="3"/>woods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oo</text:p>
          </table:table-cell>
          <table:table-cell/>
          <table:table-cell table:formula="of:=IF([.C1717]=&quot;&quot;; [.B1717]; [.C1717])" office:value-type="string" office:string-value="woo" calcext:value-type="string">
            <text:p>woo</text:p>
          </table:table-cell>
          <table:table-cell office:value-type="string" calcext:value-type="string">
            <text:p>woo</text:p>
          </table:table-cell>
          <table:table-cell/>
          <table:table-cell table:formula="of:=CONCATENATE([.B1717]; REPT(&quot; &quot;; 4); [.D1717])" office:value-type="string" office:string-value="woo    woo" calcext:value-type="string">
            <text:p>woo <text:s text:c="3"/>woo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ord</text:p>
          </table:table-cell>
          <table:table-cell/>
          <table:table-cell table:formula="of:=IF([.C1718]=&quot;&quot;; [.B1718]; [.C1718])" office:value-type="string" office:string-value="word" calcext:value-type="string">
            <text:p>word</text:p>
          </table:table-cell>
          <table:table-cell office:value-type="string" calcext:value-type="string">
            <text:p>word</text:p>
          </table:table-cell>
          <table:table-cell/>
          <table:table-cell table:formula="of:=CONCATENATE([.B1718]; REPT(&quot; &quot;; 4); [.D1718])" office:value-type="string" office:string-value="word    word" calcext:value-type="string">
            <text:p>word <text:s text:c="3"/>word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orld</text:p>
          </table:table-cell>
          <table:table-cell/>
          <table:table-cell table:formula="of:=IF([.C1719]=&quot;&quot;; [.B1719]; [.C1719])" office:value-type="string" office:string-value="world" calcext:value-type="string">
            <text:p>world</text:p>
          </table:table-cell>
          <table:table-cell office:value-type="string" calcext:value-type="string">
            <text:p>world</text:p>
          </table:table-cell>
          <table:table-cell/>
          <table:table-cell table:formula="of:=CONCATENATE([.B1719]; REPT(&quot; &quot;; 4); [.D1719])" office:value-type="string" office:string-value="world    world" calcext:value-type="string">
            <text:p>world <text:s text:c="3"/>world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wow</text:p>
          </table:table-cell>
          <table:table-cell/>
          <table:table-cell table:formula="of:=IF([.C1720]=&quot;&quot;; [.B1720]; [.C1720])" office:value-type="string" office:string-value="wow" calcext:value-type="string">
            <text:p>wow</text:p>
          </table:table-cell>
          <table:table-cell office:value-type="string" calcext:value-type="string">
            <text:p>wow</text:p>
          </table:table-cell>
          <table:table-cell/>
          <table:table-cell table:formula="of:=CONCATENATE([.B1720]; REPT(&quot; &quot;; 4); [.D1720])" office:value-type="string" office:string-value="wow    wow" calcext:value-type="string">
            <text:p>wow <text:s text:c="3"/>wow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xenon</text:p>
          </table:table-cell>
          <table:table-cell table:formula="of:=PROPER([.B1721])" office:value-type="string" office:string-value="Xenon" calcext:value-type="string">
            <text:p>Xenon</text:p>
          </table:table-cell>
          <table:table-cell table:formula="of:=IF([.C1721]=&quot;&quot;; [.B1721]; [.C1721])" office:value-type="string" office:string-value="Xenon" calcext:value-type="string">
            <text:p>Xenon</text:p>
          </table:table-cell>
          <table:table-cell office:value-type="string" calcext:value-type="string">
            <text:p>Xenon</text:p>
          </table:table-cell>
          <table:table-cell/>
          <table:table-cell table:formula="of:=CONCATENATE([.B1721]; REPT(&quot; &quot;; 4); [.D1721])" office:value-type="string" office:string-value="xenon    Xenon" calcext:value-type="string">
            <text:p>xenon <text:s text:c="3"/>Xenon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xinhua</text:p>
          </table:table-cell>
          <table:table-cell table:formula="of:=PROPER([.B1722])" office:value-type="string" office:string-value="Xinhua" calcext:value-type="string">
            <text:p>Xinhua</text:p>
          </table:table-cell>
          <table:table-cell table:formula="of:=IF([.C1722]=&quot;&quot;; [.B1722]; [.C1722])" office:value-type="string" office:string-value="Xinhua" calcext:value-type="string">
            <text:p>Xinhua</text:p>
          </table:table-cell>
          <table:table-cell office:value-type="string" calcext:value-type="string">
            <text:p>Xinhua</text:p>
          </table:table-cell>
          <table:table-cell/>
          <table:table-cell table:formula="of:=CONCATENATE([.B1722]; REPT(&quot; &quot;; 4); [.D1722])" office:value-type="string" office:string-value="xinhua    Xinhua" calcext:value-type="string">
            <text:p>xinhua <text:s text:c="3"/>Xinhua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yahoo</text:p>
          </table:table-cell>
          <table:table-cell table:formula="of:=PROPER([.B1723])" office:value-type="string" office:string-value="Yahoo" calcext:value-type="string">
            <text:p>Yahoo</text:p>
          </table:table-cell>
          <table:table-cell table:formula="of:=IF([.C1723]=&quot;&quot;; [.B1723]; [.C1723])" office:value-type="string" office:string-value="Yahoo" calcext:value-type="string">
            <text:p>Yahoo</text:p>
          </table:table-cell>
          <table:table-cell office:value-type="string" calcext:value-type="string">
            <text:p>Yahoo</text:p>
          </table:table-cell>
          <table:table-cell/>
          <table:table-cell table:formula="of:=CONCATENATE([.B1723]; REPT(&quot; &quot;; 4); [.D1723])" office:value-type="string" office:string-value="yahoo    Yahoo" calcext:value-type="string">
            <text:p>yahoo <text:s text:c="3"/>Yahoo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yamaha</text:p>
          </table:table-cell>
          <table:table-cell table:formula="of:=PROPER([.B1724])" office:value-type="string" office:string-value="Yamaha" calcext:value-type="string">
            <text:p>Yamaha</text:p>
          </table:table-cell>
          <table:table-cell table:formula="of:=IF([.C1724]=&quot;&quot;; [.B1724]; [.C1724])" office:value-type="string" office:string-value="Yamaha" calcext:value-type="string">
            <text:p>Yamaha</text:p>
          </table:table-cell>
          <table:table-cell office:value-type="string" calcext:value-type="string">
            <text:p>Yamaha</text:p>
          </table:table-cell>
          <table:table-cell/>
          <table:table-cell table:formula="of:=CONCATENATE([.B1724]; REPT(&quot; &quot;; 4); [.D1724])" office:value-type="string" office:string-value="yamaha    Yamaha" calcext:value-type="string">
            <text:p>yamaha <text:s text:c="3"/>Yamaha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yang</text:p>
          </table:table-cell>
          <table:table-cell table:formula="of:=PROPER([.B1725])" office:value-type="string" office:string-value="Yang" calcext:value-type="string">
            <text:p>Yang</text:p>
          </table:table-cell>
          <table:table-cell table:formula="of:=IF([.C1725]=&quot;&quot;; [.B1725]; [.C1725])" office:value-type="string" office:string-value="Yang" calcext:value-type="string">
            <text:p>Yang</text:p>
          </table:table-cell>
          <table:table-cell office:value-type="string" calcext:value-type="string">
            <text:p>Yang</text:p>
          </table:table-cell>
          <table:table-cell/>
          <table:table-cell table:formula="of:=CONCATENATE([.B1725]; REPT(&quot; &quot;; 4); [.D1725])" office:value-type="string" office:string-value="yang    Yang" calcext:value-type="string">
            <text:p>yang <text:s text:c="3"/>Yang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yemen</text:p>
          </table:table-cell>
          <table:table-cell table:formula="of:=PROPER([.B1726])" office:value-type="string" office:string-value="Yemen" calcext:value-type="string">
            <text:p>Yemen</text:p>
          </table:table-cell>
          <table:table-cell table:formula="of:=IF([.C1726]=&quot;&quot;; [.B1726]; [.C1726])" office:value-type="string" office:string-value="Yemen" calcext:value-type="string">
            <text:p>Yemen</text:p>
          </table:table-cell>
          <table:table-cell office:value-type="string" calcext:value-type="string">
            <text:p>Yemen</text:p>
          </table:table-cell>
          <table:table-cell/>
          <table:table-cell table:formula="of:=CONCATENATE([.B1726]; REPT(&quot; &quot;; 4); [.D1726])" office:value-type="string" office:string-value="yemen    Yemen" calcext:value-type="string">
            <text:p>yemen <text:s text:c="3"/>Yemen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Yen</text:p>
          </table:table-cell>
          <table:table-cell table:formula="of:=IF([.C1727]=&quot;&quot;; [.B1727]; [.C1727])" office:value-type="string" office:string-value="Yen" calcext:value-type="string">
            <text:p>Yen</text:p>
          </table:table-cell>
          <table:table-cell office:value-type="string" calcext:value-type="string">
            <text:p>Yen</text:p>
          </table:table-cell>
          <table:table-cell/>
          <table:table-cell table:formula="of:=CONCATENATE([.B1727]; REPT(&quot; &quot;; 4); [.D1727])" office:value-type="string" office:string-value="yen    Yen" calcext:value-type="string">
            <text:p>yen <text:s text:c="3"/>Yen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/>
          <table:table-cell table:formula="of:=IF([.C1728]=&quot;&quot;; [.B1728]; [.C1728])" office:value-type="string" office:string-value="yes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formula="of:=CONCATENATE([.B1728]; REPT(&quot; &quot;; 4); [.D1728])" office:value-type="string" office:string-value="yes    yes" calcext:value-type="string">
            <text:p>yes <text:s text:c="3"/>yes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yoga</text:p>
          </table:table-cell>
          <table:table-cell/>
          <table:table-cell table:formula="of:=IF([.C1729]=&quot;&quot;; [.B1729]; [.C1729])" office:value-type="string" office:string-value="yoga" calcext:value-type="string">
            <text:p>yoga</text:p>
          </table:table-cell>
          <table:table-cell office:value-type="string" calcext:value-type="string">
            <text:p>yoga</text:p>
          </table:table-cell>
          <table:table-cell/>
          <table:table-cell table:formula="of:=CONCATENATE([.B1729]; REPT(&quot; &quot;; 4); [.D1729])" office:value-type="string" office:string-value="yoga    yoga" calcext:value-type="string">
            <text:p>yoga <text:s text:c="3"/>yoga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yong</text:p>
          </table:table-cell>
          <table:table-cell table:formula="of:=PROPER([.B1730])" office:value-type="string" office:string-value="Yong" calcext:value-type="string">
            <text:p>Yong</text:p>
          </table:table-cell>
          <table:table-cell table:formula="of:=IF([.C1730]=&quot;&quot;; [.B1730]; [.C1730])" office:value-type="string" office:string-value="Yong" calcext:value-type="string">
            <text:p>Yong</text:p>
          </table:table-cell>
          <table:table-cell office:value-type="string" calcext:value-type="string">
            <text:p>Yong</text:p>
          </table:table-cell>
          <table:table-cell/>
          <table:table-cell table:formula="of:=CONCATENATE([.B1730]; REPT(&quot; &quot;; 4); [.D1730])" office:value-type="string" office:string-value="yong    Yong" calcext:value-type="string">
            <text:p>yong <text:s text:c="3"/>Yong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yonhap</text:p>
          </table:table-cell>
          <table:table-cell table:formula="of:=PROPER([.B1731])" office:value-type="string" office:string-value="Yonhap" calcext:value-type="string">
            <text:p>Yonhap</text:p>
          </table:table-cell>
          <table:table-cell table:formula="of:=IF([.C1731]=&quot;&quot;; [.B1731]; [.C1731])" office:value-type="string" office:string-value="Yonhap" calcext:value-type="string">
            <text:p>Yonhap</text:p>
          </table:table-cell>
          <table:table-cell office:value-type="string" calcext:value-type="string">
            <text:p>Yonhap</text:p>
          </table:table-cell>
          <table:table-cell/>
          <table:table-cell table:formula="of:=CONCATENATE([.B1731]; REPT(&quot; &quot;; 4); [.D1731])" office:value-type="string" office:string-value="yonhap    Yonhap" calcext:value-type="string">
            <text:p>yonhap <text:s text:c="3"/>Yonhap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yoo</text:p>
          </table:table-cell>
          <table:table-cell table:formula="of:=PROPER([.B1732])" office:value-type="string" office:string-value="Yoo" calcext:value-type="string">
            <text:p>Yoo</text:p>
          </table:table-cell>
          <table:table-cell table:formula="of:=IF([.C1732]=&quot;&quot;; [.B1732]; [.C1732])" office:value-type="string" office:string-value="Yoo" calcext:value-type="string">
            <text:p>Yoo</text:p>
          </table:table-cell>
          <table:table-cell office:value-type="string" calcext:value-type="string">
            <text:p>Yoo</text:p>
          </table:table-cell>
          <table:table-cell/>
          <table:table-cell table:formula="of:=CONCATENATE([.B1732]; REPT(&quot; &quot;; 4); [.D1732])" office:value-type="string" office:string-value="yoo    Yoo" calcext:value-type="string">
            <text:p>yoo <text:s text:c="3"/>Yoo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yoon</text:p>
          </table:table-cell>
          <table:table-cell/>
          <table:table-cell table:formula="of:=IF([.C1733]=&quot;&quot;; [.B1733]; [.C1733])" office:value-type="string" office:string-value="yoon" calcext:value-type="string">
            <text:p>yoon</text:p>
          </table:table-cell>
          <table:table-cell office:value-type="string" calcext:value-type="string">
            <text:p>yoon</text:p>
          </table:table-cell>
          <table:table-cell/>
          <table:table-cell table:formula="of:=CONCATENATE([.B1733]; REPT(&quot; &quot;; 4); [.D1733])" office:value-type="string" office:string-value="yoon    yoon" calcext:value-type="string">
            <text:p>yoon <text:s text:c="3"/>yoon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york</text:p>
          </table:table-cell>
          <table:table-cell table:formula="of:=PROPER([.B1734])" office:value-type="string" office:string-value="York" calcext:value-type="string">
            <text:p>York</text:p>
          </table:table-cell>
          <table:table-cell table:formula="of:=IF([.C1734]=&quot;&quot;; [.B1734]; [.C1734])" office:value-type="string" office:string-value="York" calcext:value-type="string">
            <text:p>York</text:p>
          </table:table-cell>
          <table:table-cell office:value-type="string" calcext:value-type="string">
            <text:p>York</text:p>
          </table:table-cell>
          <table:table-cell/>
          <table:table-cell table:formula="of:=CONCATENATE([.B1734]; REPT(&quot; &quot;; 4); [.D1734])" office:value-type="string" office:string-value="york    York" calcext:value-type="string">
            <text:p>york <text:s text:c="3"/>York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you</text:p>
          </table:table-cell>
          <table:table-cell/>
          <table:table-cell table:formula="of:=IF([.C1735]=&quot;&quot;; [.B1735]; [.C1735])" office:value-type="string" office:string-value="you" calcext:value-type="string">
            <text:p>you</text:p>
          </table:table-cell>
          <table:table-cell office:value-type="string" calcext:value-type="string">
            <text:p>you</text:p>
          </table:table-cell>
          <table:table-cell/>
          <table:table-cell table:formula="of:=CONCATENATE([.B1735]; REPT(&quot; &quot;; 4); [.D1735])" office:value-type="string" office:string-value="you    you" calcext:value-type="string">
            <text:p>you <text:s text:c="3"/>you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young</text:p>
          </table:table-cell>
          <table:table-cell/>
          <table:table-cell table:formula="of:=IF([.C1736]=&quot;&quot;; [.B1736]; [.C1736])" office:value-type="string" office:string-value="young" calcext:value-type="string">
            <text:p>young</text:p>
          </table:table-cell>
          <table:table-cell office:value-type="string" calcext:value-type="string">
            <text:p>young</text:p>
          </table:table-cell>
          <table:table-cell/>
          <table:table-cell table:formula="of:=CONCATENATE([.B1736]; REPT(&quot; &quot;; 4); [.D1736])" office:value-type="string" office:string-value="young    young" calcext:value-type="string">
            <text:p>young <text:s text:c="3"/>young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your</text:p>
          </table:table-cell>
          <table:table-cell/>
          <table:table-cell table:formula="of:=IF([.C1737]=&quot;&quot;; [.B1737]; [.C1737])" office:value-type="string" office:string-value="your" calcext:value-type="string">
            <text:p>your</text:p>
          </table:table-cell>
          <table:table-cell office:value-type="string" calcext:value-type="string">
            <text:p>your</text:p>
          </table:table-cell>
          <table:table-cell/>
          <table:table-cell table:formula="of:=CONCATENATE([.B1737]; REPT(&quot; &quot;; 4); [.D1737])" office:value-type="string" office:string-value="your    your" calcext:value-type="string">
            <text:p>your <text:s text:c="3"/>your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youtube</text:p>
          </table:table-cell>
          <table:table-cell table:formula="of:=PROPER([.B1738])" office:value-type="string" office:string-value="Youtube" calcext:value-type="string">
            <text:p>Youtube</text:p>
          </table:table-cell>
          <table:table-cell table:formula="of:=IF([.C1738]=&quot;&quot;; [.B1738]; [.C1738])" office:value-type="string" office:string-value="Youtube" calcext:value-type="string">
            <text:p>Youtube</text:p>
          </table:table-cell>
          <table:table-cell office:value-type="string" calcext:value-type="string">
            <text:p>Youtube</text:p>
          </table:table-cell>
          <table:table-cell/>
          <table:table-cell table:formula="of:=CONCATENATE([.B1738]; REPT(&quot; &quot;; 4); [.D1738])" office:value-type="string" office:string-value="youtube    Youtube" calcext:value-type="string">
            <text:p>youtube <text:s text:c="3"/>Youtube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yu</text:p>
          </table:table-cell>
          <table:table-cell/>
          <table:table-cell table:formula="of:=IF([.C1739]=&quot;&quot;; [.B1739]; [.C1739])" office:value-type="string" office:string-value="yu" calcext:value-type="string">
            <text:p>yu</text:p>
          </table:table-cell>
          <table:table-cell office:value-type="string" calcext:value-type="string">
            <text:p>yu</text:p>
          </table:table-cell>
          <table:table-cell/>
          <table:table-cell table:formula="of:=CONCATENATE([.B1739]; REPT(&quot; &quot;; 4); [.D1739])" office:value-type="string" office:string-value="yu    yu" calcext:value-type="string">
            <text:p>yu <text:s text:c="3"/>yu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zealand</text:p>
          </table:table-cell>
          <table:table-cell table:formula="of:=PROPER([.B1740])" office:value-type="string" office:string-value="Zealand" calcext:value-type="string">
            <text:p>Zealand</text:p>
          </table:table-cell>
          <table:table-cell table:formula="of:=IF([.C1740]=&quot;&quot;; [.B1740]; [.C1740])" office:value-type="string" office:string-value="Zealand" calcext:value-type="string">
            <text:p>Zealand</text:p>
          </table:table-cell>
          <table:table-cell office:value-type="string" calcext:value-type="string">
            <text:p>Zealand</text:p>
          </table:table-cell>
          <table:table-cell/>
          <table:table-cell table:formula="of:=CONCATENATE([.B1740]; REPT(&quot; &quot;; 4); [.D1740])" office:value-type="string" office:string-value="zealand    Zealand" calcext:value-type="string">
            <text:p>zealand <text:s text:c="3"/>Zealand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zero</text:p>
          </table:table-cell>
          <table:table-cell/>
          <table:table-cell table:formula="of:=IF([.C1741]=&quot;&quot;; [.B1741]; [.C1741])" office:value-type="string" office:string-value="zero" calcext:value-type="string">
            <text:p>zero</text:p>
          </table:table-cell>
          <table:table-cell office:value-type="string" calcext:value-type="string">
            <text:p>zero</text:p>
          </table:table-cell>
          <table:table-cell/>
          <table:table-cell table:formula="of:=CONCATENATE([.B1741]; REPT(&quot; &quot;; 4); [.D1741])" office:value-type="string" office:string-value="zero    zero" calcext:value-type="string">
            <text:p>zero <text:s text:c="3"/>zero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zhang</text:p>
          </table:table-cell>
          <table:table-cell table:formula="of:=PROPER([.B1742])" office:value-type="string" office:string-value="Zhang" calcext:value-type="string">
            <text:p>Zhang</text:p>
          </table:table-cell>
          <table:table-cell table:formula="of:=IF([.C1742]=&quot;&quot;; [.B1742]; [.C1742])" office:value-type="string" office:string-value="Zhang" calcext:value-type="string">
            <text:p>Zhang</text:p>
          </table:table-cell>
          <table:table-cell office:value-type="string" calcext:value-type="string">
            <text:p>Zhang</text:p>
          </table:table-cell>
          <table:table-cell/>
          <table:table-cell table:formula="of:=CONCATENATE([.B1742]; REPT(&quot; &quot;; 4); [.D1742])" office:value-type="string" office:string-value="zhang    Zhang" calcext:value-type="string">
            <text:p>zhang <text:s text:c="3"/>Zhang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zidane</text:p>
          </table:table-cell>
          <table:table-cell table:formula="of:=PROPER([.B1743])" office:value-type="string" office:string-value="Zidane" calcext:value-type="string">
            <text:p>Zidane</text:p>
          </table:table-cell>
          <table:table-cell table:formula="of:=IF([.C1743]=&quot;&quot;; [.B1743]; [.C1743])" office:value-type="string" office:string-value="Zidane" calcext:value-type="string">
            <text:p>Zidane</text:p>
          </table:table-cell>
          <table:table-cell office:value-type="string" calcext:value-type="string">
            <text:p>Zidane</text:p>
          </table:table-cell>
          <table:table-cell/>
          <table:table-cell table:formula="of:=CONCATENATE([.B1743]; REPT(&quot; &quot;; 4); [.D1743])" office:value-type="string" office:string-value="zidane    Zidane" calcext:value-type="string">
            <text:p>zidane <text:s text:c="3"/>Zidane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zika</text:p>
          </table:table-cell>
          <table:table-cell table:formula="of:=PROPER([.B1744])" office:value-type="string" office:string-value="Zika" calcext:value-type="string">
            <text:p>Zika</text:p>
          </table:table-cell>
          <table:table-cell table:formula="of:=IF([.C1744]=&quot;&quot;; [.B1744]; [.C1744])" office:value-type="string" office:string-value="Zika" calcext:value-type="string">
            <text:p>Zika</text:p>
          </table:table-cell>
          <table:table-cell office:value-type="string" calcext:value-type="string">
            <text:p>Zika</text:p>
          </table:table-cell>
          <table:table-cell/>
          <table:table-cell table:formula="of:=CONCATENATE([.B1744]; REPT(&quot; &quot;; 4); [.D1744])" office:value-type="string" office:string-value="zika    Zika" calcext:value-type="string">
            <text:p>zika <text:s text:c="3"/>Zika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zing</text:p>
          </table:table-cell>
          <table:table-cell table:formula="of:=PROPER([.B1745])" office:value-type="string" office:string-value="Zing" calcext:value-type="string">
            <text:p>Zing</text:p>
          </table:table-cell>
          <table:table-cell table:formula="of:=IF([.C1745]=&quot;&quot;; [.B1745]; [.C1745])" office:value-type="string" office:string-value="Zing" calcext:value-type="string">
            <text:p>Zing</text:p>
          </table:table-cell>
          <table:table-cell office:value-type="string" calcext:value-type="string">
            <text:p>Zing</text:p>
          </table:table-cell>
          <table:table-cell/>
          <table:table-cell table:formula="of:=CONCATENATE([.B1745]; REPT(&quot; &quot;; 4); [.D1745])" office:value-type="string" office:string-value="zing    Zing" calcext:value-type="string">
            <text:p>zing <text:s text:c="3"/>Zing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zip</text:p>
          </table:table-cell>
          <table:table-cell/>
          <table:table-cell table:formula="of:=IF([.C1746]=&quot;&quot;; [.B1746]; [.C1746])" office:value-type="string" office:string-value="zip" calcext:value-type="string">
            <text:p>zip</text:p>
          </table:table-cell>
          <table:table-cell office:value-type="string" calcext:value-type="string">
            <text:p>zip</text:p>
          </table:table-cell>
          <table:table-cell/>
          <table:table-cell table:formula="of:=CONCATENATE([.B1746]; REPT(&quot; &quot;; 4); [.D1746])" office:value-type="string" office:string-value="zip    zip" calcext:value-type="string">
            <text:p>zip <text:s text:c="3"/>zip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zombie</text:p>
          </table:table-cell>
          <table:table-cell/>
          <table:table-cell table:formula="of:=IF([.C1747]=&quot;&quot;; [.B1747]; [.C1747])" office:value-type="string" office:string-value="zombie" calcext:value-type="string">
            <text:p>zombie</text:p>
          </table:table-cell>
          <table:table-cell office:value-type="string" calcext:value-type="string">
            <text:p>zombie</text:p>
          </table:table-cell>
          <table:table-cell/>
          <table:table-cell table:formula="of:=CONCATENATE([.B1747]; REPT(&quot; &quot;; 4); [.D1747])" office:value-type="string" office:string-value="zombie    zombie" calcext:value-type="string">
            <text:p>zombie <text:s text:c="3"/>zombie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zoom</text:p>
          </table:table-cell>
          <table:table-cell/>
          <table:table-cell table:formula="of:=IF([.C1748]=&quot;&quot;; [.B1748]; [.C1748])" office:value-type="string" office:string-value="zoom" calcext:value-type="string">
            <text:p>zoom</text:p>
          </table:table-cell>
          <table:table-cell office:value-type="string" calcext:value-type="string">
            <text:p>zoom</text:p>
          </table:table-cell>
          <table:table-cell/>
          <table:table-cell table:formula="of:=CONCATENATE([.B1748]; REPT(&quot; &quot;; 4); [.D1748])" office:value-type="string" office:string-value="zoom    zoom" calcext:value-type="string">
            <text:p>zoom <text:s text:c="3"/>zoom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zuckerberg</text:p>
          </table:table-cell>
          <table:table-cell table:formula="of:=PROPER([.B1749])" office:value-type="string" office:string-value="Zuckerberg" calcext:value-type="string">
            <text:p>Zuckerberg</text:p>
          </table:table-cell>
          <table:table-cell table:formula="of:=IF([.C1749]=&quot;&quot;; [.B1749]; [.C1749])" office:value-type="string" office:string-value="Zuckerberg" calcext:value-type="string">
            <text:p>Zuckerberg</text:p>
          </table:table-cell>
          <table:table-cell office:value-type="string" calcext:value-type="string">
            <text:p>Zuckerberg</text:p>
          </table:table-cell>
          <table:table-cell/>
          <table:table-cell table:formula="of:=CONCATENATE([.B1749]; REPT(&quot; &quot;; 4); [.D1749])" office:value-type="string" office:string-value="zuckerberg    Zuckerberg" calcext:value-type="string">
            <text:p>zuckerberg <text:s text:c="3"/>Zuckerberg</text:p>
          </table:table-cell>
        </table:table-row>
        <table:table-row table:style-name="ro1">
          <table:table-cell table:number-columns-repeated="6"/>
          <table:table-cell table:formula="of:=CONCATENATE([.B1750]; REPT(&quot; &quot;; 4); [.D1750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51]; REPT(&quot; &quot;; 4); [.D1751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52]; REPT(&quot; &quot;; 4); [.D1752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53]; REPT(&quot; &quot;; 4); [.D1753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54]; REPT(&quot; &quot;; 4); [.D1754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55]; REPT(&quot; &quot;; 4); [.D1755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56]; REPT(&quot; &quot;; 4); [.D1756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57]; REPT(&quot; &quot;; 4); [.D1757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58]; REPT(&quot; &quot;; 4); [.D1758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59]; REPT(&quot; &quot;; 4); [.D1759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60]; REPT(&quot; &quot;; 4); [.D1760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61]; REPT(&quot; &quot;; 4); [.D1761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62]; REPT(&quot; &quot;; 4); [.D1762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63]; REPT(&quot; &quot;; 4); [.D1763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64]; REPT(&quot; &quot;; 4); [.D1764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65]; REPT(&quot; &quot;; 4); [.D1765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66]; REPT(&quot; &quot;; 4); [.D1766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67]; REPT(&quot; &quot;; 4); [.D1767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68]; REPT(&quot; &quot;; 4); [.D1768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69]; REPT(&quot; &quot;; 4); [.D1769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70]; REPT(&quot; &quot;; 4); [.D1770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71]; REPT(&quot; &quot;; 4); [.D1771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72]; REPT(&quot; &quot;; 4); [.D1772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73]; REPT(&quot; &quot;; 4); [.D1773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74]; REPT(&quot; &quot;; 4); [.D1774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75]; REPT(&quot; &quot;; 4); [.D1775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76]; REPT(&quot; &quot;; 4); [.D1776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77]; REPT(&quot; &quot;; 4); [.D1777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78]; REPT(&quot; &quot;; 4); [.D1778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79]; REPT(&quot; &quot;; 4); [.D1779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80]; REPT(&quot; &quot;; 4); [.D1780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81]; REPT(&quot; &quot;; 4); [.D1781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82]; REPT(&quot; &quot;; 4); [.D1782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83]; REPT(&quot; &quot;; 4); [.D1783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84]; REPT(&quot; &quot;; 4); [.D1784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85]; REPT(&quot; &quot;; 4); [.D1785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86]; REPT(&quot; &quot;; 4); [.D1786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87]; REPT(&quot; &quot;; 4); [.D1787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88]; REPT(&quot; &quot;; 4); [.D1788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89]; REPT(&quot; &quot;; 4); [.D1789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90]; REPT(&quot; &quot;; 4); [.D1790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91]; REPT(&quot; &quot;; 4); [.D1791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92]; REPT(&quot; &quot;; 4); [.D1792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93]; REPT(&quot; &quot;; 4); [.D1793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94]; REPT(&quot; &quot;; 4); [.D1794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95]; REPT(&quot; &quot;; 4); [.D1795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96]; REPT(&quot; &quot;; 4); [.D1796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97]; REPT(&quot; &quot;; 4); [.D1797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98]; REPT(&quot; &quot;; 4); [.D1798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799]; REPT(&quot; &quot;; 4); [.D1799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00]; REPT(&quot; &quot;; 4); [.D1800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01]; REPT(&quot; &quot;; 4); [.D1801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02]; REPT(&quot; &quot;; 4); [.D1802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03]; REPT(&quot; &quot;; 4); [.D1803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04]; REPT(&quot; &quot;; 4); [.D1804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05]; REPT(&quot; &quot;; 4); [.D1805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06]; REPT(&quot; &quot;; 4); [.D1806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07]; REPT(&quot; &quot;; 4); [.D1807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08]; REPT(&quot; &quot;; 4); [.D1808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09]; REPT(&quot; &quot;; 4); [.D1809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10]; REPT(&quot; &quot;; 4); [.D1810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11]; REPT(&quot; &quot;; 4); [.D1811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12]; REPT(&quot; &quot;; 4); [.D1812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13]; REPT(&quot; &quot;; 4); [.D1813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14]; REPT(&quot; &quot;; 4); [.D1814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15]; REPT(&quot; &quot;; 4); [.D1815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16]; REPT(&quot; &quot;; 4); [.D1816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17]; REPT(&quot; &quot;; 4); [.D1817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18]; REPT(&quot; &quot;; 4); [.D1818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19]; REPT(&quot; &quot;; 4); [.D1819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20]; REPT(&quot; &quot;; 4); [.D1820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21]; REPT(&quot; &quot;; 4); [.D1821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22]; REPT(&quot; &quot;; 4); [.D1822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23]; REPT(&quot; &quot;; 4); [.D1823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24]; REPT(&quot; &quot;; 4); [.D1824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25]; REPT(&quot; &quot;; 4); [.D1825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26]; REPT(&quot; &quot;; 4); [.D1826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27]; REPT(&quot; &quot;; 4); [.D1827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28]; REPT(&quot; &quot;; 4); [.D1828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29]; REPT(&quot; &quot;; 4); [.D1829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30]; REPT(&quot; &quot;; 4); [.D1830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31]; REPT(&quot; &quot;; 4); [.D1831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32]; REPT(&quot; &quot;; 4); [.D1832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33]; REPT(&quot; &quot;; 4); [.D1833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34]; REPT(&quot; &quot;; 4); [.D1834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35]; REPT(&quot; &quot;; 4); [.D1835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36]; REPT(&quot; &quot;; 4); [.D1836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37]; REPT(&quot; &quot;; 4); [.D1837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38]; REPT(&quot; &quot;; 4); [.D1838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39]; REPT(&quot; &quot;; 4); [.D1839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40]; REPT(&quot; &quot;; 4); [.D1840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41]; REPT(&quot; &quot;; 4); [.D1841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42]; REPT(&quot; &quot;; 4); [.D1842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43]; REPT(&quot; &quot;; 4); [.D1843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44]; REPT(&quot; &quot;; 4); [.D1844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45]; REPT(&quot; &quot;; 4); [.D1845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46]; REPT(&quot; &quot;; 4); [.D1846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47]; REPT(&quot; &quot;; 4); [.D1847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48]; REPT(&quot; &quot;; 4); [.D1848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49]; REPT(&quot; &quot;; 4); [.D1849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50]; REPT(&quot; &quot;; 4); [.D1850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51]; REPT(&quot; &quot;; 4); [.D1851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52]; REPT(&quot; &quot;; 4); [.D1852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53]; REPT(&quot; &quot;; 4); [.D1853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54]; REPT(&quot; &quot;; 4); [.D1854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55]; REPT(&quot; &quot;; 4); [.D1855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56]; REPT(&quot; &quot;; 4); [.D1856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57]; REPT(&quot; &quot;; 4); [.D1857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58]; REPT(&quot; &quot;; 4); [.D1858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59]; REPT(&quot; &quot;; 4); [.D1859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60]; REPT(&quot; &quot;; 4); [.D1860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61]; REPT(&quot; &quot;; 4); [.D1861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62]; REPT(&quot; &quot;; 4); [.D1862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63]; REPT(&quot; &quot;; 4); [.D1863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64]; REPT(&quot; &quot;; 4); [.D1864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65]; REPT(&quot; &quot;; 4); [.D1865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66]; REPT(&quot; &quot;; 4); [.D1866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67]; REPT(&quot; &quot;; 4); [.D1867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68]; REPT(&quot; &quot;; 4); [.D1868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69]; REPT(&quot; &quot;; 4); [.D1869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70]; REPT(&quot; &quot;; 4); [.D1870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71]; REPT(&quot; &quot;; 4); [.D1871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72]; REPT(&quot; &quot;; 4); [.D1872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73]; REPT(&quot; &quot;; 4); [.D1873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74]; REPT(&quot; &quot;; 4); [.D1874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75]; REPT(&quot; &quot;; 4); [.D1875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76]; REPT(&quot; &quot;; 4); [.D1876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77]; REPT(&quot; &quot;; 4); [.D1877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78]; REPT(&quot; &quot;; 4); [.D1878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79]; REPT(&quot; &quot;; 4); [.D1879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80]; REPT(&quot; &quot;; 4); [.D1880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81]; REPT(&quot; &quot;; 4); [.D1881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82]; REPT(&quot; &quot;; 4); [.D1882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83]; REPT(&quot; &quot;; 4); [.D1883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84]; REPT(&quot; &quot;; 4); [.D1884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85]; REPT(&quot; &quot;; 4); [.D1885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86]; REPT(&quot; &quot;; 4); [.D1886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87]; REPT(&quot; &quot;; 4); [.D1887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88]; REPT(&quot; &quot;; 4); [.D1888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89]; REPT(&quot; &quot;; 4); [.D1889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90]; REPT(&quot; &quot;; 4); [.D1890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91]; REPT(&quot; &quot;; 4); [.D1891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92]; REPT(&quot; &quot;; 4); [.D1892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93]; REPT(&quot; &quot;; 4); [.D1893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94]; REPT(&quot; &quot;; 4); [.D1894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95]; REPT(&quot; &quot;; 4); [.D1895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96]; REPT(&quot; &quot;; 4); [.D1896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97]; REPT(&quot; &quot;; 4); [.D1897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98]; REPT(&quot; &quot;; 4); [.D1898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899]; REPT(&quot; &quot;; 4); [.D1899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00]; REPT(&quot; &quot;; 4); [.D1900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01]; REPT(&quot; &quot;; 4); [.D1901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02]; REPT(&quot; &quot;; 4); [.D1902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03]; REPT(&quot; &quot;; 4); [.D1903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04]; REPT(&quot; &quot;; 4); [.D1904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05]; REPT(&quot; &quot;; 4); [.D1905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06]; REPT(&quot; &quot;; 4); [.D1906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07]; REPT(&quot; &quot;; 4); [.D1907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08]; REPT(&quot; &quot;; 4); [.D1908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09]; REPT(&quot; &quot;; 4); [.D1909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10]; REPT(&quot; &quot;; 4); [.D1910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11]; REPT(&quot; &quot;; 4); [.D1911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12]; REPT(&quot; &quot;; 4); [.D1912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13]; REPT(&quot; &quot;; 4); [.D1913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14]; REPT(&quot; &quot;; 4); [.D1914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15]; REPT(&quot; &quot;; 4); [.D1915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16]; REPT(&quot; &quot;; 4); [.D1916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17]; REPT(&quot; &quot;; 4); [.D1917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18]; REPT(&quot; &quot;; 4); [.D1918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19]; REPT(&quot; &quot;; 4); [.D1919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20]; REPT(&quot; &quot;; 4); [.D1920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21]; REPT(&quot; &quot;; 4); [.D1921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22]; REPT(&quot; &quot;; 4); [.D1922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23]; REPT(&quot; &quot;; 4); [.D1923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24]; REPT(&quot; &quot;; 4); [.D1924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25]; REPT(&quot; &quot;; 4); [.D1925])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6"/>
          <table:table-cell table:formula="of:=CONCATENATE([.B1926]; REPT(&quot; &quot;; 4); [.D1926])" office:value-type="string" office:string-value="    " calcext:value-type="string">
            <text:p><text:s text:c="4"/></text:p>
          </table:table-cell>
        </table:table-row>
        <table:table-row table:style-name="ro1" table:number-rows-repeated="1853"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 style:data-style-name="N2" text:time-value="10:59:23.844211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59:25.336428247</meta:creation-date>
    <meta:editing-duration>PT24M35S</meta:editing-duration>
    <meta:editing-cycles>7</meta:editing-cycles>
    <meta:generator>LibreOffice/5.1.6.2$Linux_X86_64 LibreOffice_project/10m0$Build-2</meta:generator>
    <dc:date>2018-12-07T11:36:34.666929947</dc:date>
    <meta:document-statistic meta:table-count="1" meta:cell-count="9631" meta:object-count="0"/>
  </office:meta>
</office:document-meta>
</file>